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124cm"/>
    </style:style>
    <style:style style:name="co2" style:family="table-column">
      <style:table-column-properties fo:break-before="auto" style:column-width="2.187cm"/>
    </style:style>
    <style:style style:name="co3" style:family="table-column">
      <style:table-column-properties fo:break-before="auto" style:column-width="5.046cm"/>
    </style:style>
    <style:style style:name="co4" style:family="table-column">
      <style:table-column-properties fo:break-before="auto" style:column-width="6.98cm"/>
    </style:style>
    <style:style style:name="co5" style:family="table-column">
      <style:table-column-properties fo:break-before="auto" style:column-width="20.297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cell-protect="none" style:print-content="true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id</text:p>
          </table:table-cell>
          <table:table-cell table:style-name="Default" office:value-type="string" calcext:value-type="string">
            <text:p>id_cargo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email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Abel Murphy</text:p>
          </table:table-cell>
          <table:table-cell table:formula="of:=LOWER(SUBSTITUTE([.C2];&quot; &quot;;&quot;.&quot;))&amp;&quot;@yahoo.com&quot;" office:value-type="string" office:string-value="abel.murphy@yahoo.com" calcext:value-type="string">
            <text:p>abel.murphy@yahoo.com</text:p>
          </table:table-cell>
          <table:table-cell table:formula="of:=&quot;INSERT INTO testedb.customer VALUES(&quot; &amp; [.A2] &amp; &quot;, &quot; &amp; [.B2] &amp; &quot;, '&quot; &amp; [.C2] &amp; &quot;', '&quot; &amp; [.D2] &amp; &quot;');&quot;" office:value-type="string" office:string-value="INSERT INTO testedb.customer VALUES(1, 1, 'Abel Murphy', 'abel.murphy@yahoo.com');" calcext:value-type="string">
            <text:p>INSERT INTO testedb.customer VALUES(1, 1, 'Abel Murphy', 'abel.murphy@yahoo.com');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office:value-type="string" calcext:value-type="string">
            <text:p>Abel Stone</text:p>
          </table:table-cell>
          <table:table-cell table:formula="of:=LOWER(SUBSTITUTE([.C3];&quot; &quot;;&quot;.&quot;))&amp;&quot;@yahoo.com&quot;" office:value-type="string" office:string-value="abel.stone@yahoo.com" calcext:value-type="string">
            <text:p>abel.stone@yahoo.com</text:p>
          </table:table-cell>
          <table:table-cell table:formula="of:=&quot;INSERT INTO testedb.customer VALUES(&quot; &amp; [.A3] &amp; &quot;, &quot; &amp; [.B3] &amp; &quot;, '&quot; &amp; [.C3] &amp; &quot;', '&quot; &amp; [.D3] &amp; &quot;');&quot;" office:value-type="string" office:string-value="INSERT INTO testedb.customer VALUES(2, 3, 'Abel Stone', 'abel.stone@yahoo.com');" calcext:value-type="string">
            <text:p>INSERT INTO testedb.customer VALUES(2, 3, 'Abel Stone', 'abel.stone@yahoo.com');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bigail Fowler</text:p>
          </table:table-cell>
          <table:table-cell table:formula="of:=LOWER(SUBSTITUTE([.C4];&quot; &quot;;&quot;.&quot;))&amp;&quot;@yahoo.com&quot;" office:value-type="string" office:string-value="abigail.fowler@yahoo.com" calcext:value-type="string">
            <text:p>abigail.fowler@yahoo.com</text:p>
          </table:table-cell>
          <table:table-cell table:formula="of:=&quot;INSERT INTO testedb.customer VALUES(&quot; &amp; [.A4] &amp; &quot;, &quot; &amp; [.B4] &amp; &quot;, '&quot; &amp; [.C4] &amp; &quot;', '&quot; &amp; [.D4] &amp; &quot;');&quot;" office:value-type="string" office:string-value="INSERT INTO testedb.customer VALUES(3, 2, 'Abigail Fowler', 'abigail.fowler@yahoo.com');" calcext:value-type="string">
            <text:p>INSERT INTO testedb.customer VALUES(3, 2, 'Abigail Fowler', 'abigail.fowler@yahoo.com');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bigail Sutton</text:p>
          </table:table-cell>
          <table:table-cell table:formula="of:=LOWER(SUBSTITUTE([.C5];&quot; &quot;;&quot;.&quot;))&amp;&quot;@yahoo.com&quot;" office:value-type="string" office:string-value="abigail.sutton@yahoo.com" calcext:value-type="string">
            <text:p>abigail.sutton@yahoo.com</text:p>
          </table:table-cell>
          <table:table-cell table:formula="of:=&quot;INSERT INTO testedb.customer VALUES(&quot; &amp; [.A5] &amp; &quot;, &quot; &amp; [.B5] &amp; &quot;, '&quot; &amp; [.C5] &amp; &quot;', '&quot; &amp; [.D5] &amp; &quot;');&quot;" office:value-type="string" office:string-value="INSERT INTO testedb.customer VALUES(4, 2, 'Abigail Sutton', 'abigail.sutton@yahoo.com');" calcext:value-type="string">
            <text:p>INSERT INTO testedb.customer VALUES(4, 2, 'Abigail Sutton', 'abigail.sutton@yahoo.com');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bra Padilla</text:p>
          </table:table-cell>
          <table:table-cell table:formula="of:=LOWER(SUBSTITUTE([.C6];&quot; &quot;;&quot;.&quot;))&amp;&quot;@yahoo.com&quot;" office:value-type="string" office:string-value="abra.padilla@yahoo.com" calcext:value-type="string">
            <text:p>abra.padilla@yahoo.com</text:p>
          </table:table-cell>
          <table:table-cell table:formula="of:=&quot;INSERT INTO testedb.customer VALUES(&quot; &amp; [.A6] &amp; &quot;, &quot; &amp; [.B6] &amp; &quot;, '&quot; &amp; [.C6] &amp; &quot;', '&quot; &amp; [.D6] &amp; &quot;');&quot;" office:value-type="string" office:string-value="INSERT INTO testedb.customer VALUES(5, 2, 'Abra Padilla', 'abra.padilla@yahoo.com');" calcext:value-type="string">
            <text:p>INSERT INTO testedb.customer VALUES(5, 2, 'Abra Padilla', 'abra.padilla@yahoo.com');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bra Sweet</text:p>
          </table:table-cell>
          <table:table-cell table:formula="of:=LOWER(SUBSTITUTE([.C7];&quot; &quot;;&quot;.&quot;))&amp;&quot;@yahoo.com&quot;" office:value-type="string" office:string-value="abra.sweet@yahoo.com" calcext:value-type="string">
            <text:p>abra.sweet@yahoo.com</text:p>
          </table:table-cell>
          <table:table-cell table:formula="of:=&quot;INSERT INTO testedb.customer VALUES(&quot; &amp; [.A7] &amp; &quot;, &quot; &amp; [.B7] &amp; &quot;, '&quot; &amp; [.C7] &amp; &quot;', '&quot; &amp; [.D7] &amp; &quot;');&quot;" office:value-type="string" office:string-value="INSERT INTO testedb.customer VALUES(6, 2, 'Abra Sweet', 'abra.sweet@yahoo.com');" calcext:value-type="string">
            <text:p>INSERT INTO testedb.customer VALUES(6, 2, 'Abra Sweet', 'abra.sweet@yahoo.com');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ara Nunez</text:p>
          </table:table-cell>
          <table:table-cell table:formula="of:=LOWER(SUBSTITUTE([.C8];&quot; &quot;;&quot;.&quot;))&amp;&quot;@yahoo.com&quot;" office:value-type="string" office:string-value="adara.nunez@yahoo.com" calcext:value-type="string">
            <text:p>adara.nunez@yahoo.com</text:p>
          </table:table-cell>
          <table:table-cell table:formula="of:=&quot;INSERT INTO testedb.customer VALUES(&quot; &amp; [.A8] &amp; &quot;, &quot; &amp; [.B8] &amp; &quot;, '&quot; &amp; [.C8] &amp; &quot;', '&quot; &amp; [.D8] &amp; &quot;');&quot;" office:value-type="string" office:string-value="INSERT INTO testedb.customer VALUES(7, 2, 'Adara Nunez', 'adara.nunez@yahoo.com');" calcext:value-type="string">
            <text:p>INSERT INTO testedb.customer VALUES(7, 2, 'Adara Nunez', 'adara.nunez@yahoo.com');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ara William</text:p>
          </table:table-cell>
          <table:table-cell table:formula="of:=LOWER(SUBSTITUTE([.C9];&quot; &quot;;&quot;.&quot;))&amp;&quot;@yahoo.com&quot;" office:value-type="string" office:string-value="adara.william@yahoo.com" calcext:value-type="string">
            <text:p>adara.william@yahoo.com</text:p>
          </table:table-cell>
          <table:table-cell table:formula="of:=&quot;INSERT INTO testedb.customer VALUES(&quot; &amp; [.A9] &amp; &quot;, &quot; &amp; [.B9] &amp; &quot;, '&quot; &amp; [.C9] &amp; &quot;', '&quot; &amp; [.D9] &amp; &quot;');&quot;" office:value-type="string" office:string-value="INSERT INTO testedb.customer VALUES(8, 2, 'Adara William', 'adara.william@yahoo.com');" calcext:value-type="string">
            <text:p>INSERT INTO testedb.customer VALUES(8, 2, 'Adara William', 'adara.william@yahoo.com');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dison Ortega</text:p>
          </table:table-cell>
          <table:table-cell table:formula="of:=LOWER(SUBSTITUTE([.C10];&quot; &quot;;&quot;.&quot;))&amp;&quot;@yahoo.com&quot;" office:value-type="string" office:string-value="addison.ortega@yahoo.com" calcext:value-type="string">
            <text:p>addison.ortega@yahoo.com</text:p>
          </table:table-cell>
          <table:table-cell table:formula="of:=&quot;INSERT INTO testedb.customer VALUES(&quot; &amp; [.A10] &amp; &quot;, &quot; &amp; [.B10] &amp; &quot;, '&quot; &amp; [.C10] &amp; &quot;', '&quot; &amp; [.D10] &amp; &quot;');&quot;" office:value-type="string" office:string-value="INSERT INTO testedb.customer VALUES(9, 2, 'Addison Ortega', 'addison.ortega@yahoo.com');" calcext:value-type="string">
            <text:p>INSERT INTO testedb.customer VALUES(9, 2, 'Addison Ortega', 'addison.ortega@yahoo.com');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ele Becker</text:p>
          </table:table-cell>
          <table:table-cell table:formula="of:=LOWER(SUBSTITUTE([.C11];&quot; &quot;;&quot;.&quot;))&amp;&quot;@yahoo.com&quot;" office:value-type="string" office:string-value="adele.becker@yahoo.com" calcext:value-type="string">
            <text:p>adele.becker@yahoo.com</text:p>
          </table:table-cell>
          <table:table-cell table:formula="of:=&quot;INSERT INTO testedb.customer VALUES(&quot; &amp; [.A11] &amp; &quot;, &quot; &amp; [.B11] &amp; &quot;, '&quot; &amp; [.C11] &amp; &quot;', '&quot; &amp; [.D11] &amp; &quot;');&quot;" office:value-type="string" office:string-value="INSERT INTO testedb.customer VALUES(10, 2, 'Adele Becker', 'adele.becker@yahoo.com');" calcext:value-type="string">
            <text:p>INSERT INTO testedb.customer VALUES(10, 2, 'Adele Becker', 'adele.becker@yahoo.com');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ele Erickson</text:p>
          </table:table-cell>
          <table:table-cell table:formula="of:=LOWER(SUBSTITUTE([.C12];&quot; &quot;;&quot;.&quot;))&amp;&quot;@yahoo.com&quot;" office:value-type="string" office:string-value="adele.erickson@yahoo.com" calcext:value-type="string">
            <text:p>adele.erickson@yahoo.com</text:p>
          </table:table-cell>
          <table:table-cell table:formula="of:=&quot;INSERT INTO testedb.customer VALUES(&quot; &amp; [.A12] &amp; &quot;, &quot; &amp; [.B12] &amp; &quot;, '&quot; &amp; [.C12] &amp; &quot;', '&quot; &amp; [.D12] &amp; &quot;');&quot;" office:value-type="string" office:string-value="INSERT INTO testedb.customer VALUES(11, 2, 'Adele Erickson', 'adele.erickson@yahoo.com');" calcext:value-type="string">
            <text:p>INSERT INTO testedb.customer VALUES(11, 2, 'Adele Erickson', 'adele.erickson@yahoo.com');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ele Oconnor</text:p>
          </table:table-cell>
          <table:table-cell table:formula="of:=LOWER(SUBSTITUTE([.C13];&quot; &quot;;&quot;.&quot;))&amp;&quot;@yahoo.com&quot;" office:value-type="string" office:string-value="adele.oconnor@yahoo.com" calcext:value-type="string">
            <text:p>adele.oconnor@yahoo.com</text:p>
          </table:table-cell>
          <table:table-cell table:formula="of:=&quot;INSERT INTO testedb.customer VALUES(&quot; &amp; [.A13] &amp; &quot;, &quot; &amp; [.B13] &amp; &quot;, '&quot; &amp; [.C13] &amp; &quot;', '&quot; &amp; [.D13] &amp; &quot;');&quot;" office:value-type="string" office:string-value="INSERT INTO testedb.customer VALUES(12, 2, 'Adele Oconnor', 'adele.oconnor@yahoo.com');" calcext:value-type="string">
            <text:p>INSERT INTO testedb.customer VALUES(12, 2, 'Adele Oconnor', 'adele.oconnor@yahoo.com');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ena Garrison</text:p>
          </table:table-cell>
          <table:table-cell table:formula="of:=LOWER(SUBSTITUTE([.C14];&quot; &quot;;&quot;.&quot;))&amp;&quot;@yahoo.com&quot;" office:value-type="string" office:string-value="adena.garrison@yahoo.com" calcext:value-type="string">
            <text:p>adena.garrison@yahoo.com</text:p>
          </table:table-cell>
          <table:table-cell table:formula="of:=&quot;INSERT INTO testedb.customer VALUES(&quot; &amp; [.A14] &amp; &quot;, &quot; &amp; [.B14] &amp; &quot;, '&quot; &amp; [.C14] &amp; &quot;', '&quot; &amp; [.D14] &amp; &quot;');&quot;" office:value-type="string" office:string-value="INSERT INTO testedb.customer VALUES(13, 2, 'Adena Garrison', 'adena.garrison@yahoo.com');" calcext:value-type="string">
            <text:p>INSERT INTO testedb.customer VALUES(13, 2, 'Adena Garrison', 'adena.garrison@yahoo.com');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ria Ayala</text:p>
          </table:table-cell>
          <table:table-cell table:formula="of:=LOWER(SUBSTITUTE([.C15];&quot; &quot;;&quot;.&quot;))&amp;&quot;@yahoo.com&quot;" office:value-type="string" office:string-value="adria.ayala@yahoo.com" calcext:value-type="string">
            <text:p>adria.ayala@yahoo.com</text:p>
          </table:table-cell>
          <table:table-cell table:formula="of:=&quot;INSERT INTO testedb.customer VALUES(&quot; &amp; [.A15] &amp; &quot;, &quot; &amp; [.B15] &amp; &quot;, '&quot; &amp; [.C15] &amp; &quot;', '&quot; &amp; [.D15] &amp; &quot;');&quot;" office:value-type="string" office:string-value="INSERT INTO testedb.customer VALUES(14, 2, 'Adria Ayala', 'adria.ayala@yahoo.com');" calcext:value-type="string">
            <text:p>INSERT INTO testedb.customer VALUES(14, 2, 'Adria Ayala', 'adria.ayala@yahoo.com');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ria Morales</text:p>
          </table:table-cell>
          <table:table-cell table:formula="of:=LOWER(SUBSTITUTE([.C16];&quot; &quot;;&quot;.&quot;))&amp;&quot;@yahoo.com&quot;" office:value-type="string" office:string-value="adria.morales@yahoo.com" calcext:value-type="string">
            <text:p>adria.morales@yahoo.com</text:p>
          </table:table-cell>
          <table:table-cell table:formula="of:=&quot;INSERT INTO testedb.customer VALUES(&quot; &amp; [.A16] &amp; &quot;, &quot; &amp; [.B16] &amp; &quot;, '&quot; &amp; [.C16] &amp; &quot;', '&quot; &amp; [.D16] &amp; &quot;');&quot;" office:value-type="string" office:string-value="INSERT INTO testedb.customer VALUES(15, 2, 'Adria Morales', 'adria.morales@yahoo.com');" calcext:value-type="string">
            <text:p>INSERT INTO testedb.customer VALUES(15, 2, 'Adria Morales', 'adria.morales@yahoo.com');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rian Miller</text:p>
          </table:table-cell>
          <table:table-cell table:formula="of:=LOWER(SUBSTITUTE([.C17];&quot; &quot;;&quot;.&quot;))&amp;&quot;@yahoo.com&quot;" office:value-type="string" office:string-value="adrian.miller@yahoo.com" calcext:value-type="string">
            <text:p>adrian.miller@yahoo.com</text:p>
          </table:table-cell>
          <table:table-cell table:formula="of:=&quot;INSERT INTO testedb.customer VALUES(&quot; &amp; [.A17] &amp; &quot;, &quot; &amp; [.B17] &amp; &quot;, '&quot; &amp; [.C17] &amp; &quot;', '&quot; &amp; [.D17] &amp; &quot;');&quot;" office:value-type="string" office:string-value="INSERT INTO testedb.customer VALUES(16, 2, 'Adrian Miller', 'adrian.miller@yahoo.com');" calcext:value-type="string">
            <text:p>INSERT INTO testedb.customer VALUES(16, 2, 'Adrian Miller', 'adrian.miller@yahoo.com');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rian Pruitt</text:p>
          </table:table-cell>
          <table:table-cell table:formula="of:=LOWER(SUBSTITUTE([.C18];&quot; &quot;;&quot;.&quot;))&amp;&quot;@yahoo.com&quot;" office:value-type="string" office:string-value="adrian.pruitt@yahoo.com" calcext:value-type="string">
            <text:p>adrian.pruitt@yahoo.com</text:p>
          </table:table-cell>
          <table:table-cell table:formula="of:=&quot;INSERT INTO testedb.customer VALUES(&quot; &amp; [.A18] &amp; &quot;, &quot; &amp; [.B18] &amp; &quot;, '&quot; &amp; [.C18] &amp; &quot;', '&quot; &amp; [.D18] &amp; &quot;');&quot;" office:value-type="string" office:string-value="INSERT INTO testedb.customer VALUES(17, 2, 'Adrian Pruitt', 'adrian.pruitt@yahoo.com');" calcext:value-type="string">
            <text:p>INSERT INTO testedb.customer VALUES(17, 2, 'Adrian Pruitt', 'adrian.pruitt@yahoo.com');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rienne Vaughan</text:p>
          </table:table-cell>
          <table:table-cell table:formula="of:=LOWER(SUBSTITUTE([.C19];&quot; &quot;;&quot;.&quot;))&amp;&quot;@yahoo.com&quot;" office:value-type="string" office:string-value="adrienne.vaughan@yahoo.com" calcext:value-type="string">
            <text:p>adrienne.vaughan@yahoo.com</text:p>
          </table:table-cell>
          <table:table-cell table:formula="of:=&quot;INSERT INTO testedb.customer VALUES(&quot; &amp; [.A19] &amp; &quot;, &quot; &amp; [.B19] &amp; &quot;, '&quot; &amp; [.C19] &amp; &quot;', '&quot; &amp; [.D19] &amp; &quot;');&quot;" office:value-type="string" office:string-value="INSERT INTO testedb.customer VALUES(18, 2, 'Adrienne Vaughan', 'adrienne.vaughan@yahoo.com');" calcext:value-type="string">
            <text:p>INSERT INTO testedb.customer VALUES(18, 2, 'Adrienne Vaughan', 'adrienne.vaughan@yahoo.com');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hmed Albert</text:p>
          </table:table-cell>
          <table:table-cell table:formula="of:=LOWER(SUBSTITUTE([.C20];&quot; &quot;;&quot;.&quot;))&amp;&quot;@yahoo.com&quot;" office:value-type="string" office:string-value="ahmed.albert@yahoo.com" calcext:value-type="string">
            <text:p>ahmed.albert@yahoo.com</text:p>
          </table:table-cell>
          <table:table-cell table:formula="of:=&quot;INSERT INTO testedb.customer VALUES(&quot; &amp; [.A20] &amp; &quot;, &quot; &amp; [.B20] &amp; &quot;, '&quot; &amp; [.C20] &amp; &quot;', '&quot; &amp; [.D20] &amp; &quot;');&quot;" office:value-type="string" office:string-value="INSERT INTO testedb.customer VALUES(19, 2, 'Ahmed Albert', 'ahmed.albert@yahoo.com');" calcext:value-type="string">
            <text:p>INSERT INTO testedb.customer VALUES(19, 2, 'Ahmed Albert', 'ahmed.albert@yahoo.com');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hmed Pittman</text:p>
          </table:table-cell>
          <table:table-cell table:formula="of:=LOWER(SUBSTITUTE([.C21];&quot; &quot;;&quot;.&quot;))&amp;&quot;@yahoo.com&quot;" office:value-type="string" office:string-value="ahmed.pittman@yahoo.com" calcext:value-type="string">
            <text:p>ahmed.pittman@yahoo.com</text:p>
          </table:table-cell>
          <table:table-cell table:formula="of:=&quot;INSERT INTO testedb.customer VALUES(&quot; &amp; [.A21] &amp; &quot;, &quot; &amp; [.B21] &amp; &quot;, '&quot; &amp; [.C21] &amp; &quot;', '&quot; &amp; [.D21] &amp; &quot;');&quot;" office:value-type="string" office:string-value="INSERT INTO testedb.customer VALUES(20, 2, 'Ahmed Pittman', 'ahmed.pittman@yahoo.com');" calcext:value-type="string">
            <text:p>INSERT INTO testedb.customer VALUES(20, 2, 'Ahmed Pittman', 'ahmed.pittman@yahoo.com');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hmed Wells</text:p>
          </table:table-cell>
          <table:table-cell table:formula="of:=LOWER(SUBSTITUTE([.C22];&quot; &quot;;&quot;.&quot;))&amp;&quot;@yahoo.com&quot;" office:value-type="string" office:string-value="ahmed.wells@yahoo.com" calcext:value-type="string">
            <text:p>ahmed.wells@yahoo.com</text:p>
          </table:table-cell>
          <table:table-cell table:formula="of:=&quot;INSERT INTO testedb.customer VALUES(&quot; &amp; [.A22] &amp; &quot;, &quot; &amp; [.B22] &amp; &quot;, '&quot; &amp; [.C22] &amp; &quot;', '&quot; &amp; [.D22] &amp; &quot;');&quot;" office:value-type="string" office:string-value="INSERT INTO testedb.customer VALUES(21, 2, 'Ahmed Wells', 'ahmed.wells@yahoo.com');" calcext:value-type="string">
            <text:p>INSERT INTO testedb.customer VALUES(21, 2, 'Ahmed Wells', 'ahmed.wells@yahoo.com');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iko Randolph</text:p>
          </table:table-cell>
          <table:table-cell table:formula="of:=LOWER(SUBSTITUTE([.C23];&quot; &quot;;&quot;.&quot;))&amp;&quot;@yahoo.com&quot;" office:value-type="string" office:string-value="aiko.randolph@yahoo.com" calcext:value-type="string">
            <text:p>aiko.randolph@yahoo.com</text:p>
          </table:table-cell>
          <table:table-cell table:formula="of:=&quot;INSERT INTO testedb.customer VALUES(&quot; &amp; [.A23] &amp; &quot;, &quot; &amp; [.B23] &amp; &quot;, '&quot; &amp; [.C23] &amp; &quot;', '&quot; &amp; [.D23] &amp; &quot;');&quot;" office:value-type="string" office:string-value="INSERT INTO testedb.customer VALUES(22, 2, 'Aiko Randolph', 'aiko.randolph@yahoo.com');" calcext:value-type="string">
            <text:p>INSERT INTO testedb.customer VALUES(22, 2, 'Aiko Randolph', 'aiko.randolph@yahoo.com');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ileen Stout</text:p>
          </table:table-cell>
          <table:table-cell table:formula="of:=LOWER(SUBSTITUTE([.C24];&quot; &quot;;&quot;.&quot;))&amp;&quot;@yahoo.com&quot;" office:value-type="string" office:string-value="aileen.stout@yahoo.com" calcext:value-type="string">
            <text:p>aileen.stout@yahoo.com</text:p>
          </table:table-cell>
          <table:table-cell table:formula="of:=&quot;INSERT INTO testedb.customer VALUES(&quot; &amp; [.A24] &amp; &quot;, &quot; &amp; [.B24] &amp; &quot;, '&quot; &amp; [.C24] &amp; &quot;', '&quot; &amp; [.D24] &amp; &quot;');&quot;" office:value-type="string" office:string-value="INSERT INTO testedb.customer VALUES(23, 2, 'Aileen Stout', 'aileen.stout@yahoo.com');" calcext:value-type="string">
            <text:p>INSERT INTO testedb.customer VALUES(23, 2, 'Aileen Stout', 'aileen.stout@yahoo.com');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imee Ferrell</text:p>
          </table:table-cell>
          <table:table-cell table:formula="of:=LOWER(SUBSTITUTE([.C25];&quot; &quot;;&quot;.&quot;))&amp;&quot;@yahoo.com&quot;" office:value-type="string" office:string-value="aimee.ferrell@yahoo.com" calcext:value-type="string">
            <text:p>aimee.ferrell@yahoo.com</text:p>
          </table:table-cell>
          <table:table-cell table:formula="of:=&quot;INSERT INTO testedb.customer VALUES(&quot; &amp; [.A25] &amp; &quot;, &quot; &amp; [.B25] &amp; &quot;, '&quot; &amp; [.C25] &amp; &quot;', '&quot; &amp; [.D25] &amp; &quot;');&quot;" office:value-type="string" office:string-value="INSERT INTO testedb.customer VALUES(24, 2, 'Aimee Ferrell', 'aimee.ferrell@yahoo.com');" calcext:value-type="string">
            <text:p>INSERT INTO testedb.customer VALUES(24, 2, 'Aimee Ferrell', 'aimee.ferrell@yahoo.com');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imee Gentry</text:p>
          </table:table-cell>
          <table:table-cell table:formula="of:=LOWER(SUBSTITUTE([.C26];&quot; &quot;;&quot;.&quot;))&amp;&quot;@yahoo.com&quot;" office:value-type="string" office:string-value="aimee.gentry@yahoo.com" calcext:value-type="string">
            <text:p>aimee.gentry@yahoo.com</text:p>
          </table:table-cell>
          <table:table-cell table:formula="of:=&quot;INSERT INTO testedb.customer VALUES(&quot; &amp; [.A26] &amp; &quot;, &quot; &amp; [.B26] &amp; &quot;, '&quot; &amp; [.C26] &amp; &quot;', '&quot; &amp; [.D26] &amp; &quot;');&quot;" office:value-type="string" office:string-value="INSERT INTO testedb.customer VALUES(25, 2, 'Aimee Gentry', 'aimee.gentry@yahoo.com');" calcext:value-type="string">
            <text:p>INSERT INTO testedb.customer VALUES(25, 2, 'Aimee Gentry', 'aimee.gentry@yahoo.com');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imee Langley</text:p>
          </table:table-cell>
          <table:table-cell table:formula="of:=LOWER(SUBSTITUTE([.C27];&quot; &quot;;&quot;.&quot;))&amp;&quot;@yahoo.com&quot;" office:value-type="string" office:string-value="aimee.langley@yahoo.com" calcext:value-type="string">
            <text:p>aimee.langley@yahoo.com</text:p>
          </table:table-cell>
          <table:table-cell table:formula="of:=&quot;INSERT INTO testedb.customer VALUES(&quot; &amp; [.A27] &amp; &quot;, &quot; &amp; [.B27] &amp; &quot;, '&quot; &amp; [.C27] &amp; &quot;', '&quot; &amp; [.D27] &amp; &quot;');&quot;" office:value-type="string" office:string-value="INSERT INTO testedb.customer VALUES(26, 2, 'Aimee Langley', 'aimee.langley@yahoo.com');" calcext:value-type="string">
            <text:p>INSERT INTO testedb.customer VALUES(26, 2, 'Aimee Langley', 'aimee.langley@yahoo.com');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imee Sharpe</text:p>
          </table:table-cell>
          <table:table-cell table:formula="of:=LOWER(SUBSTITUTE([.C28];&quot; &quot;;&quot;.&quot;))&amp;&quot;@yahoo.com&quot;" office:value-type="string" office:string-value="aimee.sharpe@yahoo.com" calcext:value-type="string">
            <text:p>aimee.sharpe@yahoo.com</text:p>
          </table:table-cell>
          <table:table-cell table:formula="of:=&quot;INSERT INTO testedb.customer VALUES(&quot; &amp; [.A28] &amp; &quot;, &quot; &amp; [.B28] &amp; &quot;, '&quot; &amp; [.C28] &amp; &quot;', '&quot; &amp; [.D28] &amp; &quot;');&quot;" office:value-type="string" office:string-value="INSERT INTO testedb.customer VALUES(27, 2, 'Aimee Sharpe', 'aimee.sharpe@yahoo.com');" calcext:value-type="string">
            <text:p>INSERT INTO testedb.customer VALUES(27, 2, 'Aimee Sharpe', 'aimee.sharpe@yahoo.com');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insley Hendricks</text:p>
          </table:table-cell>
          <table:table-cell table:formula="of:=LOWER(SUBSTITUTE([.C29];&quot; &quot;;&quot;.&quot;))&amp;&quot;@yahoo.com&quot;" office:value-type="string" office:string-value="ainsley.hendricks@yahoo.com" calcext:value-type="string">
            <text:p>ainsley.hendricks@yahoo.com</text:p>
          </table:table-cell>
          <table:table-cell table:formula="of:=&quot;INSERT INTO testedb.customer VALUES(&quot; &amp; [.A29] &amp; &quot;, &quot; &amp; [.B29] &amp; &quot;, '&quot; &amp; [.C29] &amp; &quot;', '&quot; &amp; [.D29] &amp; &quot;');&quot;" office:value-type="string" office:string-value="INSERT INTO testedb.customer VALUES(28, 2, 'Ainsley Hendricks', 'ainsley.hendricks@yahoo.com');" calcext:value-type="string">
            <text:p>INSERT INTO testedb.customer VALUES(28, 2, 'Ainsley Hendricks', 'ainsley.hendricks@yahoo.com');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insley Oconnor</text:p>
          </table:table-cell>
          <table:table-cell table:formula="of:=LOWER(SUBSTITUTE([.C30];&quot; &quot;;&quot;.&quot;))&amp;&quot;@yahoo.com&quot;" office:value-type="string" office:string-value="ainsley.oconnor@yahoo.com" calcext:value-type="string">
            <text:p>ainsley.oconnor@yahoo.com</text:p>
          </table:table-cell>
          <table:table-cell table:formula="of:=&quot;INSERT INTO testedb.customer VALUES(&quot; &amp; [.A30] &amp; &quot;, &quot; &amp; [.B30] &amp; &quot;, '&quot; &amp; [.C30] &amp; &quot;', '&quot; &amp; [.D30] &amp; &quot;');&quot;" office:value-type="string" office:string-value="INSERT INTO testedb.customer VALUES(29, 2, 'Ainsley Oconnor', 'ainsley.oconnor@yahoo.com');" calcext:value-type="string">
            <text:p>INSERT INTO testedb.customer VALUES(29, 2, 'Ainsley Oconnor', 'ainsley.oconnor@yahoo.com');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Default" office:value-type="float" office:value="3" calcext:value-type="float">
            <text:p>3</text:p>
          </table:table-cell>
          <table:table-cell office:value-type="string" calcext:value-type="string">
            <text:p>Ainsley Osborne</text:p>
          </table:table-cell>
          <table:table-cell table:formula="of:=LOWER(SUBSTITUTE([.C31];&quot; &quot;;&quot;.&quot;))&amp;&quot;@yahoo.com&quot;" office:value-type="string" office:string-value="ainsley.osborne@yahoo.com" calcext:value-type="string">
            <text:p>ainsley.osborne@yahoo.com</text:p>
          </table:table-cell>
          <table:table-cell table:formula="of:=&quot;INSERT INTO testedb.customer VALUES(&quot; &amp; [.A31] &amp; &quot;, &quot; &amp; [.B31] &amp; &quot;, '&quot; &amp; [.C31] &amp; &quot;', '&quot; &amp; [.D31] &amp; &quot;');&quot;" office:value-type="string" office:string-value="INSERT INTO testedb.customer VALUES(30, 3, 'Ainsley Osborne', 'ainsley.osborne@yahoo.com');" calcext:value-type="string">
            <text:p>INSERT INTO testedb.customer VALUES(30, 3, 'Ainsley Osborne', 'ainsley.osborne@yahoo.com');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insley Pollard</text:p>
          </table:table-cell>
          <table:table-cell table:formula="of:=LOWER(SUBSTITUTE([.C32];&quot; &quot;;&quot;.&quot;))&amp;&quot;@yahoo.com&quot;" office:value-type="string" office:string-value="ainsley.pollard@yahoo.com" calcext:value-type="string">
            <text:p>ainsley.pollard@yahoo.com</text:p>
          </table:table-cell>
          <table:table-cell table:formula="of:=&quot;INSERT INTO testedb.customer VALUES(&quot; &amp; [.A32] &amp; &quot;, &quot; &amp; [.B32] &amp; &quot;, '&quot; &amp; [.C32] &amp; &quot;', '&quot; &amp; [.D32] &amp; &quot;');&quot;" office:value-type="string" office:string-value="INSERT INTO testedb.customer VALUES(31, 2, 'Ainsley Pollard', 'ainsley.pollard@yahoo.com');" calcext:value-type="string">
            <text:p>INSERT INTO testedb.customer VALUES(31, 2, 'Ainsley Pollard', 'ainsley.pollard@yahoo.com');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insley Rosa</text:p>
          </table:table-cell>
          <table:table-cell table:formula="of:=LOWER(SUBSTITUTE([.C33];&quot; &quot;;&quot;.&quot;))&amp;&quot;@yahoo.com&quot;" office:value-type="string" office:string-value="ainsley.rosa@yahoo.com" calcext:value-type="string">
            <text:p>ainsley.rosa@yahoo.com</text:p>
          </table:table-cell>
          <table:table-cell table:formula="of:=&quot;INSERT INTO testedb.customer VALUES(&quot; &amp; [.A33] &amp; &quot;, &quot; &amp; [.B33] &amp; &quot;, '&quot; &amp; [.C33] &amp; &quot;', '&quot; &amp; [.D33] &amp; &quot;');&quot;" office:value-type="string" office:string-value="INSERT INTO testedb.customer VALUES(32, 2, 'Ainsley Rosa', 'ainsley.rosa@yahoo.com');" calcext:value-type="string">
            <text:p>INSERT INTO testedb.customer VALUES(32, 2, 'Ainsley Rosa', 'ainsley.rosa@yahoo.com');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keem Guthrie</text:p>
          </table:table-cell>
          <table:table-cell table:formula="of:=LOWER(SUBSTITUTE([.C34];&quot; &quot;;&quot;.&quot;))&amp;&quot;@yahoo.com&quot;" office:value-type="string" office:string-value="akeem.guthrie@yahoo.com" calcext:value-type="string">
            <text:p>akeem.guthrie@yahoo.com</text:p>
          </table:table-cell>
          <table:table-cell table:formula="of:=&quot;INSERT INTO testedb.customer VALUES(&quot; &amp; [.A34] &amp; &quot;, &quot; &amp; [.B34] &amp; &quot;, '&quot; &amp; [.C34] &amp; &quot;', '&quot; &amp; [.D34] &amp; &quot;');&quot;" office:value-type="string" office:string-value="INSERT INTO testedb.customer VALUES(33, 2, 'Akeem Guthrie', 'akeem.guthrie@yahoo.com');" calcext:value-type="string">
            <text:p>INSERT INTO testedb.customer VALUES(33, 2, 'Akeem Guthrie', 'akeem.guthrie@yahoo.com');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addin Contreras</text:p>
          </table:table-cell>
          <table:table-cell table:formula="of:=LOWER(SUBSTITUTE([.C35];&quot; &quot;;&quot;.&quot;))&amp;&quot;@yahoo.com&quot;" office:value-type="string" office:string-value="aladdin.contreras@yahoo.com" calcext:value-type="string">
            <text:p>aladdin.contreras@yahoo.com</text:p>
          </table:table-cell>
          <table:table-cell table:formula="of:=&quot;INSERT INTO testedb.customer VALUES(&quot; &amp; [.A35] &amp; &quot;, &quot; &amp; [.B35] &amp; &quot;, '&quot; &amp; [.C35] &amp; &quot;', '&quot; &amp; [.D35] &amp; &quot;');&quot;" office:value-type="string" office:string-value="INSERT INTO testedb.customer VALUES(34, 2, 'Aladdin Contreras', 'aladdin.contreras@yahoo.com');" calcext:value-type="string">
            <text:p>INSERT INTO testedb.customer VALUES(34, 2, 'Aladdin Contreras', 'aladdin.contreras@yahoo.com');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addin Dyer</text:p>
          </table:table-cell>
          <table:table-cell table:formula="of:=LOWER(SUBSTITUTE([.C36];&quot; &quot;;&quot;.&quot;))&amp;&quot;@yahoo.com&quot;" office:value-type="string" office:string-value="aladdin.dyer@yahoo.com" calcext:value-type="string">
            <text:p>aladdin.dyer@yahoo.com</text:p>
          </table:table-cell>
          <table:table-cell table:formula="of:=&quot;INSERT INTO testedb.customer VALUES(&quot; &amp; [.A36] &amp; &quot;, &quot; &amp; [.B36] &amp; &quot;, '&quot; &amp; [.C36] &amp; &quot;', '&quot; &amp; [.D36] &amp; &quot;');&quot;" office:value-type="string" office:string-value="INSERT INTO testedb.customer VALUES(35, 2, 'Aladdin Dyer', 'aladdin.dyer@yahoo.com');" calcext:value-type="string">
            <text:p>INSERT INTO testedb.customer VALUES(35, 2, 'Aladdin Dyer', 'aladdin.dyer@yahoo.com');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addin Roberson</text:p>
          </table:table-cell>
          <table:table-cell table:formula="of:=LOWER(SUBSTITUTE([.C37];&quot; &quot;;&quot;.&quot;))&amp;&quot;@yahoo.com&quot;" office:value-type="string" office:string-value="aladdin.roberson@yahoo.com" calcext:value-type="string">
            <text:p>aladdin.roberson@yahoo.com</text:p>
          </table:table-cell>
          <table:table-cell table:formula="of:=&quot;INSERT INTO testedb.customer VALUES(&quot; &amp; [.A37] &amp; &quot;, &quot; &amp; [.B37] &amp; &quot;, '&quot; &amp; [.C37] &amp; &quot;', '&quot; &amp; [.D37] &amp; &quot;');&quot;" office:value-type="string" office:string-value="INSERT INTO testedb.customer VALUES(36, 2, 'Aladdin Roberson', 'aladdin.roberson@yahoo.com');" calcext:value-type="string">
            <text:p>INSERT INTO testedb.customer VALUES(36, 2, 'Aladdin Roberson', 'aladdin.roberson@yahoo.com');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den Owen</text:p>
          </table:table-cell>
          <table:table-cell table:formula="of:=LOWER(SUBSTITUTE([.C38];&quot; &quot;;&quot;.&quot;))&amp;&quot;@yahoo.com&quot;" office:value-type="string" office:string-value="alden.owen@yahoo.com" calcext:value-type="string">
            <text:p>alden.owen@yahoo.com</text:p>
          </table:table-cell>
          <table:table-cell table:formula="of:=&quot;INSERT INTO testedb.customer VALUES(&quot; &amp; [.A38] &amp; &quot;, &quot; &amp; [.B38] &amp; &quot;, '&quot; &amp; [.C38] &amp; &quot;', '&quot; &amp; [.D38] &amp; &quot;');&quot;" office:value-type="string" office:string-value="INSERT INTO testedb.customer VALUES(37, 2, 'Alden Owen', 'alden.owen@yahoo.com');" calcext:value-type="string">
            <text:p>INSERT INTO testedb.customer VALUES(37, 2, 'Alden Owen', 'alden.owen@yahoo.com');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essandra Cazale Fernandes</text:p>
          </table:table-cell>
          <table:table-cell table:formula="of:=LOWER(SUBSTITUTE([.C39];&quot; &quot;;&quot;.&quot;))&amp;&quot;@yahoo.com&quot;" office:value-type="string" office:string-value="alessandra.cazale.fernandes@yahoo.com" calcext:value-type="string">
            <text:p>alessandra.cazale.fernandes@yahoo.com</text:p>
          </table:table-cell>
          <table:table-cell table:formula="of:=&quot;INSERT INTO testedb.customer VALUES(&quot; &amp; [.A39] &amp; &quot;, &quot; &amp; [.B39] &amp; &quot;, '&quot; &amp; [.C39] &amp; &quot;', '&quot; &amp; [.D39] &amp; &quot;');&quot;" office:value-type="string" office:string-value="INSERT INTO testedb.customer VALUES(38, 2, 'Alessandra Cazale Fernandes', 'alessandra.cazale.fernandes@yahoo.com');" calcext:value-type="string">
            <text:p>INSERT INTO testedb.customer VALUES(38, 2, 'Alessandra Cazale Fernandes', 'alessandra.cazale.fernandes@yahoo.com');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ex Carlos da Silva</text:p>
          </table:table-cell>
          <table:table-cell table:formula="of:=LOWER(SUBSTITUTE([.C40];&quot; &quot;;&quot;.&quot;))&amp;&quot;@yahoo.com&quot;" office:value-type="string" office:string-value="alex.carlos.da.silva@yahoo.com" calcext:value-type="string">
            <text:p>alex.carlos.da.silva@yahoo.com</text:p>
          </table:table-cell>
          <table:table-cell table:formula="of:=&quot;INSERT INTO testedb.customer VALUES(&quot; &amp; [.A40] &amp; &quot;, &quot; &amp; [.B40] &amp; &quot;, '&quot; &amp; [.C40] &amp; &quot;', '&quot; &amp; [.D40] &amp; &quot;');&quot;" office:value-type="string" office:string-value="INSERT INTO testedb.customer VALUES(39, 2, 'Alex Carlos da Silva', 'alex.carlos.da.silva@yahoo.com');" calcext:value-type="string">
            <text:p>INSERT INTO testedb.customer VALUES(39, 2, 'Alex Carlos da Silva', 'alex.carlos.da.silva@yahoo.com');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exa Gregory</text:p>
          </table:table-cell>
          <table:table-cell table:formula="of:=LOWER(SUBSTITUTE([.C41];&quot; &quot;;&quot;.&quot;))&amp;&quot;@yahoo.com&quot;" office:value-type="string" office:string-value="alexa.gregory@yahoo.com" calcext:value-type="string">
            <text:p>alexa.gregory@yahoo.com</text:p>
          </table:table-cell>
          <table:table-cell table:formula="of:=&quot;INSERT INTO testedb.customer VALUES(&quot; &amp; [.A41] &amp; &quot;, &quot; &amp; [.B41] &amp; &quot;, '&quot; &amp; [.C41] &amp; &quot;', '&quot; &amp; [.D41] &amp; &quot;');&quot;" office:value-type="string" office:string-value="INSERT INTO testedb.customer VALUES(40, 2, 'Alexa Gregory', 'alexa.gregory@yahoo.com');" calcext:value-type="string">
            <text:p>INSERT INTO testedb.customer VALUES(40, 2, 'Alexa Gregory', 'alexa.gregory@yahoo.com');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exander Hardy</text:p>
          </table:table-cell>
          <table:table-cell table:formula="of:=LOWER(SUBSTITUTE([.C42];&quot; &quot;;&quot;.&quot;))&amp;&quot;@yahoo.com&quot;" office:value-type="string" office:string-value="alexander.hardy@yahoo.com" calcext:value-type="string">
            <text:p>alexander.hardy@yahoo.com</text:p>
          </table:table-cell>
          <table:table-cell table:formula="of:=&quot;INSERT INTO testedb.customer VALUES(&quot; &amp; [.A42] &amp; &quot;, &quot; &amp; [.B42] &amp; &quot;, '&quot; &amp; [.C42] &amp; &quot;', '&quot; &amp; [.D42] &amp; &quot;');&quot;" office:value-type="string" office:string-value="INSERT INTO testedb.customer VALUES(41, 2, 'Alexander Hardy', 'alexander.hardy@yahoo.com');" calcext:value-type="string">
            <text:p>INSERT INTO testedb.customer VALUES(41, 2, 'Alexander Hardy', 'alexander.hardy@yahoo.com');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exandra Pittman</text:p>
          </table:table-cell>
          <table:table-cell table:formula="of:=LOWER(SUBSTITUTE([.C43];&quot; &quot;;&quot;.&quot;))&amp;&quot;@yahoo.com&quot;" office:value-type="string" office:string-value="alexandra.pittman@yahoo.com" calcext:value-type="string">
            <text:p>alexandra.pittman@yahoo.com</text:p>
          </table:table-cell>
          <table:table-cell table:formula="of:=&quot;INSERT INTO testedb.customer VALUES(&quot; &amp; [.A43] &amp; &quot;, &quot; &amp; [.B43] &amp; &quot;, '&quot; &amp; [.C43] &amp; &quot;', '&quot; &amp; [.D43] &amp; &quot;');&quot;" office:value-type="string" office:string-value="INSERT INTO testedb.customer VALUES(42, 2, 'Alexandra Pittman', 'alexandra.pittman@yahoo.com');" calcext:value-type="string">
            <text:p>INSERT INTO testedb.customer VALUES(42, 2, 'Alexandra Pittman', 'alexandra.pittman@yahoo.com');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exis Hogan</text:p>
          </table:table-cell>
          <table:table-cell table:formula="of:=LOWER(SUBSTITUTE([.C44];&quot; &quot;;&quot;.&quot;))&amp;&quot;@yahoo.com&quot;" office:value-type="string" office:string-value="alexis.hogan@yahoo.com" calcext:value-type="string">
            <text:p>alexis.hogan@yahoo.com</text:p>
          </table:table-cell>
          <table:table-cell table:formula="of:=&quot;INSERT INTO testedb.customer VALUES(&quot; &amp; [.A44] &amp; &quot;, &quot; &amp; [.B44] &amp; &quot;, '&quot; &amp; [.C44] &amp; &quot;', '&quot; &amp; [.D44] &amp; &quot;');&quot;" office:value-type="string" office:string-value="INSERT INTO testedb.customer VALUES(43, 2, 'Alexis Hogan', 'alexis.hogan@yahoo.com');" calcext:value-type="string">
            <text:p>INSERT INTO testedb.customer VALUES(43, 2, 'Alexis Hogan', 'alexis.hogan@yahoo.com');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fonso Clay</text:p>
          </table:table-cell>
          <table:table-cell table:formula="of:=LOWER(SUBSTITUTE([.C45];&quot; &quot;;&quot;.&quot;))&amp;&quot;@yahoo.com&quot;" office:value-type="string" office:string-value="alfonso.clay@yahoo.com" calcext:value-type="string">
            <text:p>alfonso.clay@yahoo.com</text:p>
          </table:table-cell>
          <table:table-cell table:formula="of:=&quot;INSERT INTO testedb.customer VALUES(&quot; &amp; [.A45] &amp; &quot;, &quot; &amp; [.B45] &amp; &quot;, '&quot; &amp; [.C45] &amp; &quot;', '&quot; &amp; [.D45] &amp; &quot;');&quot;" office:value-type="string" office:string-value="INSERT INTO testedb.customer VALUES(44, 2, 'Alfonso Clay', 'alfonso.clay@yahoo.com');" calcext:value-type="string">
            <text:p>INSERT INTO testedb.customer VALUES(44, 2, 'Alfonso Clay', 'alfonso.clay@yahoo.com');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i Snider</text:p>
          </table:table-cell>
          <table:table-cell table:formula="of:=LOWER(SUBSTITUTE([.C46];&quot; &quot;;&quot;.&quot;))&amp;&quot;@yahoo.com&quot;" office:value-type="string" office:string-value="ali.snider@yahoo.com" calcext:value-type="string">
            <text:p>ali.snider@yahoo.com</text:p>
          </table:table-cell>
          <table:table-cell table:formula="of:=&quot;INSERT INTO testedb.customer VALUES(&quot; &amp; [.A46] &amp; &quot;, &quot; &amp; [.B46] &amp; &quot;, '&quot; &amp; [.C46] &amp; &quot;', '&quot; &amp; [.D46] &amp; &quot;');&quot;" office:value-type="string" office:string-value="INSERT INTO testedb.customer VALUES(45, 2, 'Ali Snider', 'ali.snider@yahoo.com');" calcext:value-type="string">
            <text:p>INSERT INTO testedb.customer VALUES(45, 2, 'Ali Snider', 'ali.snider@yahoo.com');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ika Emerson</text:p>
          </table:table-cell>
          <table:table-cell table:formula="of:=LOWER(SUBSTITUTE([.C47];&quot; &quot;;&quot;.&quot;))&amp;&quot;@yahoo.com&quot;" office:value-type="string" office:string-value="alika.emerson@yahoo.com" calcext:value-type="string">
            <text:p>alika.emerson@yahoo.com</text:p>
          </table:table-cell>
          <table:table-cell table:formula="of:=&quot;INSERT INTO testedb.customer VALUES(&quot; &amp; [.A47] &amp; &quot;, &quot; &amp; [.B47] &amp; &quot;, '&quot; &amp; [.C47] &amp; &quot;', '&quot; &amp; [.D47] &amp; &quot;');&quot;" office:value-type="string" office:string-value="INSERT INTO testedb.customer VALUES(46, 2, 'Alika Emerson', 'alika.emerson@yahoo.com');" calcext:value-type="string">
            <text:p>INSERT INTO testedb.customer VALUES(46, 2, 'Alika Emerson', 'alika.emerson@yahoo.com');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isa Acevedo</text:p>
          </table:table-cell>
          <table:table-cell table:formula="of:=LOWER(SUBSTITUTE([.C48];&quot; &quot;;&quot;.&quot;))&amp;&quot;@yahoo.com&quot;" office:value-type="string" office:string-value="alisa.acevedo@yahoo.com" calcext:value-type="string">
            <text:p>alisa.acevedo@yahoo.com</text:p>
          </table:table-cell>
          <table:table-cell table:formula="of:=&quot;INSERT INTO testedb.customer VALUES(&quot; &amp; [.A48] &amp; &quot;, &quot; &amp; [.B48] &amp; &quot;, '&quot; &amp; [.C48] &amp; &quot;', '&quot; &amp; [.D48] &amp; &quot;');&quot;" office:value-type="string" office:string-value="INSERT INTO testedb.customer VALUES(47, 2, 'Alisa Acevedo', 'alisa.acevedo@yahoo.com');" calcext:value-type="string">
            <text:p>INSERT INTO testedb.customer VALUES(47, 2, 'Alisa Acevedo', 'alisa.acevedo@yahoo.com');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isa Oneal</text:p>
          </table:table-cell>
          <table:table-cell table:formula="of:=LOWER(SUBSTITUTE([.C49];&quot; &quot;;&quot;.&quot;))&amp;&quot;@yahoo.com&quot;" office:value-type="string" office:string-value="alisa.oneal@yahoo.com" calcext:value-type="string">
            <text:p>alisa.oneal@yahoo.com</text:p>
          </table:table-cell>
          <table:table-cell table:formula="of:=&quot;INSERT INTO testedb.customer VALUES(&quot; &amp; [.A49] &amp; &quot;, &quot; &amp; [.B49] &amp; &quot;, '&quot; &amp; [.C49] &amp; &quot;', '&quot; &amp; [.D49] &amp; &quot;');&quot;" office:value-type="string" office:string-value="INSERT INTO testedb.customer VALUES(48, 2, 'Alisa Oneal', 'alisa.oneal@yahoo.com');" calcext:value-type="string">
            <text:p>INSERT INTO testedb.customer VALUES(48, 2, 'Alisa Oneal', 'alisa.oneal@yahoo.com');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ma Burch</text:p>
          </table:table-cell>
          <table:table-cell table:formula="of:=LOWER(SUBSTITUTE([.C50];&quot; &quot;;&quot;.&quot;))&amp;&quot;@yahoo.com&quot;" office:value-type="string" office:string-value="alma.burch@yahoo.com" calcext:value-type="string">
            <text:p>alma.burch@yahoo.com</text:p>
          </table:table-cell>
          <table:table-cell table:formula="of:=&quot;INSERT INTO testedb.customer VALUES(&quot; &amp; [.A50] &amp; &quot;, &quot; &amp; [.B50] &amp; &quot;, '&quot; &amp; [.C50] &amp; &quot;', '&quot; &amp; [.D50] &amp; &quot;');&quot;" office:value-type="string" office:string-value="INSERT INTO testedb.customer VALUES(49, 2, 'Alma Burch', 'alma.burch@yahoo.com');" calcext:value-type="string">
            <text:p>INSERT INTO testedb.customer VALUES(49, 2, 'Alma Burch', 'alma.burch@yahoo.com');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ma Hobbs</text:p>
          </table:table-cell>
          <table:table-cell table:formula="of:=LOWER(SUBSTITUTE([.C51];&quot; &quot;;&quot;.&quot;))&amp;&quot;@yahoo.com&quot;" office:value-type="string" office:string-value="alma.hobbs@yahoo.com" calcext:value-type="string">
            <text:p>alma.hobbs@yahoo.com</text:p>
          </table:table-cell>
          <table:table-cell table:formula="of:=&quot;INSERT INTO testedb.customer VALUES(&quot; &amp; [.A51] &amp; &quot;, &quot; &amp; [.B51] &amp; &quot;, '&quot; &amp; [.C51] &amp; &quot;', '&quot; &amp; [.D51] &amp; &quot;');&quot;" office:value-type="string" office:string-value="INSERT INTO testedb.customer VALUES(50, 2, 'Alma Hobbs', 'alma.hobbs@yahoo.com');" calcext:value-type="string">
            <text:p>INSERT INTO testedb.customer VALUES(50, 2, 'Alma Hobbs', 'alma.hobbs@yahoo.com');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ma Weiss</text:p>
          </table:table-cell>
          <table:table-cell table:formula="of:=LOWER(SUBSTITUTE([.C52];&quot; &quot;;&quot;.&quot;))&amp;&quot;@yahoo.com&quot;" office:value-type="string" office:string-value="alma.weiss@yahoo.com" calcext:value-type="string">
            <text:p>alma.weiss@yahoo.com</text:p>
          </table:table-cell>
          <table:table-cell table:formula="of:=&quot;INSERT INTO testedb.customer VALUES(&quot; &amp; [.A52] &amp; &quot;, &quot; &amp; [.B52] &amp; &quot;, '&quot; &amp; [.C52] &amp; &quot;', '&quot; &amp; [.D52] &amp; &quot;');&quot;" office:value-type="string" office:string-value="INSERT INTO testedb.customer VALUES(51, 2, 'Alma Weiss', 'alma.weiss@yahoo.com');" calcext:value-type="string">
            <text:p>INSERT INTO testedb.customer VALUES(51, 2, 'Alma Weiss', 'alma.weiss@yahoo.com');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ma West</text:p>
          </table:table-cell>
          <table:table-cell table:formula="of:=LOWER(SUBSTITUTE([.C53];&quot; &quot;;&quot;.&quot;))&amp;&quot;@yahoo.com&quot;" office:value-type="string" office:string-value="alma.west@yahoo.com" calcext:value-type="string">
            <text:p>alma.west@yahoo.com</text:p>
          </table:table-cell>
          <table:table-cell table:formula="of:=&quot;INSERT INTO testedb.customer VALUES(&quot; &amp; [.A53] &amp; &quot;, &quot; &amp; [.B53] &amp; &quot;, '&quot; &amp; [.C53] &amp; &quot;', '&quot; &amp; [.D53] &amp; &quot;');&quot;" office:value-type="string" office:string-value="INSERT INTO testedb.customer VALUES(52, 2, 'Alma West', 'alma.west@yahoo.com');" calcext:value-type="string">
            <text:p>INSERT INTO testedb.customer VALUES(52, 2, 'Alma West', 'alma.west@yahoo.com');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thea Holden</text:p>
          </table:table-cell>
          <table:table-cell table:formula="of:=LOWER(SUBSTITUTE([.C54];&quot; &quot;;&quot;.&quot;))&amp;&quot;@yahoo.com&quot;" office:value-type="string" office:string-value="althea.holden@yahoo.com" calcext:value-type="string">
            <text:p>althea.holden@yahoo.com</text:p>
          </table:table-cell>
          <table:table-cell table:formula="of:=&quot;INSERT INTO testedb.customer VALUES(&quot; &amp; [.A54] &amp; &quot;, &quot; &amp; [.B54] &amp; &quot;, '&quot; &amp; [.C54] &amp; &quot;', '&quot; &amp; [.D54] &amp; &quot;');&quot;" office:value-type="string" office:string-value="INSERT INTO testedb.customer VALUES(53, 2, 'Althea Holden', 'althea.holden@yahoo.com');" calcext:value-type="string">
            <text:p>INSERT INTO testedb.customer VALUES(53, 2, 'Althea Holden', 'althea.holden@yahoo.com');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vin Le</text:p>
          </table:table-cell>
          <table:table-cell table:formula="of:=LOWER(SUBSTITUTE([.C55];&quot; &quot;;&quot;.&quot;))&amp;&quot;@yahoo.com&quot;" office:value-type="string" office:string-value="alvin.le@yahoo.com" calcext:value-type="string">
            <text:p>alvin.le@yahoo.com</text:p>
          </table:table-cell>
          <table:table-cell table:formula="of:=&quot;INSERT INTO testedb.customer VALUES(&quot; &amp; [.A55] &amp; &quot;, &quot; &amp; [.B55] &amp; &quot;, '&quot; &amp; [.C55] &amp; &quot;', '&quot; &amp; [.D55] &amp; &quot;');&quot;" office:value-type="string" office:string-value="INSERT INTO testedb.customer VALUES(54, 2, 'Alvin Le', 'alvin.le@yahoo.com');" calcext:value-type="string">
            <text:p>INSERT INTO testedb.customer VALUES(54, 2, 'Alvin Le', 'alvin.le@yahoo.com');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yssa Clemons</text:p>
          </table:table-cell>
          <table:table-cell table:formula="of:=LOWER(SUBSTITUTE([.C56];&quot; &quot;;&quot;.&quot;))&amp;&quot;@yahoo.com&quot;" office:value-type="string" office:string-value="alyssa.clemons@yahoo.com" calcext:value-type="string">
            <text:p>alyssa.clemons@yahoo.com</text:p>
          </table:table-cell>
          <table:table-cell table:formula="of:=&quot;INSERT INTO testedb.customer VALUES(&quot; &amp; [.A56] &amp; &quot;, &quot; &amp; [.B56] &amp; &quot;, '&quot; &amp; [.C56] &amp; &quot;', '&quot; &amp; [.D56] &amp; &quot;');&quot;" office:value-type="string" office:string-value="INSERT INTO testedb.customer VALUES(55, 2, 'Alyssa Clemons', 'alyssa.clemons@yahoo.com');" calcext:value-type="string">
            <text:p>INSERT INTO testedb.customer VALUES(55, 2, 'Alyssa Clemons', 'alyssa.clemons@yahoo.com');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yssa Livingston</text:p>
          </table:table-cell>
          <table:table-cell table:formula="of:=LOWER(SUBSTITUTE([.C57];&quot; &quot;;&quot;.&quot;))&amp;&quot;@yahoo.com&quot;" office:value-type="string" office:string-value="alyssa.livingston@yahoo.com" calcext:value-type="string">
            <text:p>alyssa.livingston@yahoo.com</text:p>
          </table:table-cell>
          <table:table-cell table:formula="of:=&quot;INSERT INTO testedb.customer VALUES(&quot; &amp; [.A57] &amp; &quot;, &quot; &amp; [.B57] &amp; &quot;, '&quot; &amp; [.C57] &amp; &quot;', '&quot; &amp; [.D57] &amp; &quot;');&quot;" office:value-type="string" office:string-value="INSERT INTO testedb.customer VALUES(56, 2, 'Alyssa Livingston', 'alyssa.livingston@yahoo.com');" calcext:value-type="string">
            <text:p>INSERT INTO testedb.customer VALUES(56, 2, 'Alyssa Livingston', 'alyssa.livingston@yahoo.com');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mal Ortiz</text:p>
          </table:table-cell>
          <table:table-cell table:formula="of:=LOWER(SUBSTITUTE([.C58];&quot; &quot;;&quot;.&quot;))&amp;&quot;@yahoo.com&quot;" office:value-type="string" office:string-value="amal.ortiz@yahoo.com" calcext:value-type="string">
            <text:p>amal.ortiz@yahoo.com</text:p>
          </table:table-cell>
          <table:table-cell table:formula="of:=&quot;INSERT INTO testedb.customer VALUES(&quot; &amp; [.A58] &amp; &quot;, &quot; &amp; [.B58] &amp; &quot;, '&quot; &amp; [.C58] &amp; &quot;', '&quot; &amp; [.D58] &amp; &quot;');&quot;" office:value-type="string" office:string-value="INSERT INTO testedb.customer VALUES(57, 2, 'Amal Ortiz', 'amal.ortiz@yahoo.com');" calcext:value-type="string">
            <text:p>INSERT INTO testedb.customer VALUES(57, 2, 'Amal Ortiz', 'amal.ortiz@yahoo.com');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manda Rivas</text:p>
          </table:table-cell>
          <table:table-cell table:formula="of:=LOWER(SUBSTITUTE([.C59];&quot; &quot;;&quot;.&quot;))&amp;&quot;@yahoo.com&quot;" office:value-type="string" office:string-value="amanda.rivas@yahoo.com" calcext:value-type="string">
            <text:p>amanda.rivas@yahoo.com</text:p>
          </table:table-cell>
          <table:table-cell table:formula="of:=&quot;INSERT INTO testedb.customer VALUES(&quot; &amp; [.A59] &amp; &quot;, &quot; &amp; [.B59] &amp; &quot;, '&quot; &amp; [.C59] &amp; &quot;', '&quot; &amp; [.D59] &amp; &quot;');&quot;" office:value-type="string" office:string-value="INSERT INTO testedb.customer VALUES(58, 2, 'Amanda Rivas', 'amanda.rivas@yahoo.com');" calcext:value-type="string">
            <text:p>INSERT INTO testedb.customer VALUES(58, 2, 'Amanda Rivas', 'amanda.rivas@yahoo.com');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mber Bolton</text:p>
          </table:table-cell>
          <table:table-cell table:formula="of:=LOWER(SUBSTITUTE([.C60];&quot; &quot;;&quot;.&quot;))&amp;&quot;@yahoo.com&quot;" office:value-type="string" office:string-value="amber.bolton@yahoo.com" calcext:value-type="string">
            <text:p>amber.bolton@yahoo.com</text:p>
          </table:table-cell>
          <table:table-cell table:formula="of:=&quot;INSERT INTO testedb.customer VALUES(&quot; &amp; [.A60] &amp; &quot;, &quot; &amp; [.B60] &amp; &quot;, '&quot; &amp; [.C60] &amp; &quot;', '&quot; &amp; [.D60] &amp; &quot;');&quot;" office:value-type="string" office:string-value="INSERT INTO testedb.customer VALUES(59, 2, 'Amber Bolton', 'amber.bolton@yahoo.com');" calcext:value-type="string">
            <text:p>INSERT INTO testedb.customer VALUES(59, 2, 'Amber Bolton', 'amber.bolton@yahoo.com');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Default" office:value-type="float" office:value="3" calcext:value-type="float">
            <text:p>3</text:p>
          </table:table-cell>
          <table:table-cell office:value-type="string" calcext:value-type="string">
            <text:p>Amena Alvarez</text:p>
          </table:table-cell>
          <table:table-cell table:formula="of:=LOWER(SUBSTITUTE([.C61];&quot; &quot;;&quot;.&quot;))&amp;&quot;@yahoo.com&quot;" office:value-type="string" office:string-value="amena.alvarez@yahoo.com" calcext:value-type="string">
            <text:p>amena.alvarez@yahoo.com</text:p>
          </table:table-cell>
          <table:table-cell table:formula="of:=&quot;INSERT INTO testedb.customer VALUES(&quot; &amp; [.A61] &amp; &quot;, &quot; &amp; [.B61] &amp; &quot;, '&quot; &amp; [.C61] &amp; &quot;', '&quot; &amp; [.D61] &amp; &quot;');&quot;" office:value-type="string" office:string-value="INSERT INTO testedb.customer VALUES(60, 3, 'Amena Alvarez', 'amena.alvarez@yahoo.com');" calcext:value-type="string">
            <text:p>INSERT INTO testedb.customer VALUES(60, 3, 'Amena Alvarez', 'amena.alvarez@yahoo.com');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mery Oneil</text:p>
          </table:table-cell>
          <table:table-cell table:formula="of:=LOWER(SUBSTITUTE([.C62];&quot; &quot;;&quot;.&quot;))&amp;&quot;@yahoo.com&quot;" office:value-type="string" office:string-value="amery.oneil@yahoo.com" calcext:value-type="string">
            <text:p>amery.oneil@yahoo.com</text:p>
          </table:table-cell>
          <table:table-cell table:formula="of:=&quot;INSERT INTO testedb.customer VALUES(&quot; &amp; [.A62] &amp; &quot;, &quot; &amp; [.B62] &amp; &quot;, '&quot; &amp; [.C62] &amp; &quot;', '&quot; &amp; [.D62] &amp; &quot;');&quot;" office:value-type="string" office:string-value="INSERT INTO testedb.customer VALUES(61, 2, 'Amery Oneil', 'amery.oneil@yahoo.com');" calcext:value-type="string">
            <text:p>INSERT INTO testedb.customer VALUES(61, 2, 'Amery Oneil', 'amery.oneil@yahoo.com');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mery Powers</text:p>
          </table:table-cell>
          <table:table-cell table:formula="of:=LOWER(SUBSTITUTE([.C63];&quot; &quot;;&quot;.&quot;))&amp;&quot;@yahoo.com&quot;" office:value-type="string" office:string-value="amery.powers@yahoo.com" calcext:value-type="string">
            <text:p>amery.powers@yahoo.com</text:p>
          </table:table-cell>
          <table:table-cell table:formula="of:=&quot;INSERT INTO testedb.customer VALUES(&quot; &amp; [.A63] &amp; &quot;, &quot; &amp; [.B63] &amp; &quot;, '&quot; &amp; [.C63] &amp; &quot;', '&quot; &amp; [.D63] &amp; &quot;');&quot;" office:value-type="string" office:string-value="INSERT INTO testedb.customer VALUES(62, 2, 'Amery Powers', 'amery.powers@yahoo.com');" calcext:value-type="string">
            <text:p>INSERT INTO testedb.customer VALUES(62, 2, 'Amery Powers', 'amery.powers@yahoo.com');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mir Stokes</text:p>
          </table:table-cell>
          <table:table-cell table:formula="of:=LOWER(SUBSTITUTE([.C64];&quot; &quot;;&quot;.&quot;))&amp;&quot;@yahoo.com&quot;" office:value-type="string" office:string-value="amir.stokes@yahoo.com" calcext:value-type="string">
            <text:p>amir.stokes@yahoo.com</text:p>
          </table:table-cell>
          <table:table-cell table:formula="of:=&quot;INSERT INTO testedb.customer VALUES(&quot; &amp; [.A64] &amp; &quot;, &quot; &amp; [.B64] &amp; &quot;, '&quot; &amp; [.C64] &amp; &quot;', '&quot; &amp; [.D64] &amp; &quot;');&quot;" office:value-type="string" office:string-value="INSERT INTO testedb.customer VALUES(63, 2, 'Amir Stokes', 'amir.stokes@yahoo.com');" calcext:value-type="string">
            <text:p>INSERT INTO testedb.customer VALUES(63, 2, 'Amir Stokes', 'amir.stokes@yahoo.com');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mity Dennis</text:p>
          </table:table-cell>
          <table:table-cell table:formula="of:=LOWER(SUBSTITUTE([.C65];&quot; &quot;;&quot;.&quot;))&amp;&quot;@yahoo.com&quot;" office:value-type="string" office:string-value="amity.dennis@yahoo.com" calcext:value-type="string">
            <text:p>amity.dennis@yahoo.com</text:p>
          </table:table-cell>
          <table:table-cell table:formula="of:=&quot;INSERT INTO testedb.customer VALUES(&quot; &amp; [.A65] &amp; &quot;, &quot; &amp; [.B65] &amp; &quot;, '&quot; &amp; [.C65] &amp; &quot;', '&quot; &amp; [.D65] &amp; &quot;');&quot;" office:value-type="string" office:string-value="INSERT INTO testedb.customer VALUES(64, 2, 'Amity Dennis', 'amity.dennis@yahoo.com');" calcext:value-type="string">
            <text:p>INSERT INTO testedb.customer VALUES(64, 2, 'Amity Dennis', 'amity.dennis@yahoo.com');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astasia Stewart</text:p>
          </table:table-cell>
          <table:table-cell table:formula="of:=LOWER(SUBSTITUTE([.C66];&quot; &quot;;&quot;.&quot;))&amp;&quot;@yahoo.com&quot;" office:value-type="string" office:string-value="anastasia.stewart@yahoo.com" calcext:value-type="string">
            <text:p>anastasia.stewart@yahoo.com</text:p>
          </table:table-cell>
          <table:table-cell table:formula="of:=&quot;INSERT INTO testedb.customer VALUES(&quot; &amp; [.A66] &amp; &quot;, &quot; &amp; [.B66] &amp; &quot;, '&quot; &amp; [.C66] &amp; &quot;', '&quot; &amp; [.D66] &amp; &quot;');&quot;" office:value-type="string" office:string-value="INSERT INTO testedb.customer VALUES(65, 2, 'Anastasia Stewart', 'anastasia.stewart@yahoo.com');" calcext:value-type="string">
            <text:p>INSERT INTO testedb.customer VALUES(65, 2, 'Anastasia Stewart', 'anastasia.stewart@yahoo.com');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gela Boyer</text:p>
          </table:table-cell>
          <table:table-cell table:formula="of:=LOWER(SUBSTITUTE([.C67];&quot; &quot;;&quot;.&quot;))&amp;&quot;@yahoo.com&quot;" office:value-type="string" office:string-value="angela.boyer@yahoo.com" calcext:value-type="string">
            <text:p>angela.boyer@yahoo.com</text:p>
          </table:table-cell>
          <table:table-cell table:formula="of:=&quot;INSERT INTO testedb.customer VALUES(&quot; &amp; [.A67] &amp; &quot;, &quot; &amp; [.B67] &amp; &quot;, '&quot; &amp; [.C67] &amp; &quot;', '&quot; &amp; [.D67] &amp; &quot;');&quot;" office:value-type="string" office:string-value="INSERT INTO testedb.customer VALUES(66, 2, 'Angela Boyer', 'angela.boyer@yahoo.com');" calcext:value-type="string">
            <text:p>INSERT INTO testedb.customer VALUES(66, 2, 'Angela Boyer', 'angela.boyer@yahoo.com');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gela Hebert</text:p>
          </table:table-cell>
          <table:table-cell table:formula="of:=LOWER(SUBSTITUTE([.C68];&quot; &quot;;&quot;.&quot;))&amp;&quot;@yahoo.com&quot;" office:value-type="string" office:string-value="angela.hebert@yahoo.com" calcext:value-type="string">
            <text:p>angela.hebert@yahoo.com</text:p>
          </table:table-cell>
          <table:table-cell table:formula="of:=&quot;INSERT INTO testedb.customer VALUES(&quot; &amp; [.A68] &amp; &quot;, &quot; &amp; [.B68] &amp; &quot;, '&quot; &amp; [.C68] &amp; &quot;', '&quot; &amp; [.D68] &amp; &quot;');&quot;" office:value-type="string" office:string-value="INSERT INTO testedb.customer VALUES(67, 2, 'Angela Hebert', 'angela.hebert@yahoo.com');" calcext:value-type="string">
            <text:p>INSERT INTO testedb.customer VALUES(67, 2, 'Angela Hebert', 'angela.hebert@yahoo.com');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gelica Flynn</text:p>
          </table:table-cell>
          <table:table-cell table:formula="of:=LOWER(SUBSTITUTE([.C69];&quot; &quot;;&quot;.&quot;))&amp;&quot;@yahoo.com&quot;" office:value-type="string" office:string-value="angelica.flynn@yahoo.com" calcext:value-type="string">
            <text:p>angelica.flynn@yahoo.com</text:p>
          </table:table-cell>
          <table:table-cell table:formula="of:=&quot;INSERT INTO testedb.customer VALUES(&quot; &amp; [.A69] &amp; &quot;, &quot; &amp; [.B69] &amp; &quot;, '&quot; &amp; [.C69] &amp; &quot;', '&quot; &amp; [.D69] &amp; &quot;');&quot;" office:value-type="string" office:string-value="INSERT INTO testedb.customer VALUES(68, 2, 'Angelica Flynn', 'angelica.flynn@yahoo.com');" calcext:value-type="string">
            <text:p>INSERT INTO testedb.customer VALUES(68, 2, 'Angelica Flynn', 'angelica.flynn@yahoo.com');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gelina Saladino</text:p>
          </table:table-cell>
          <table:table-cell table:formula="of:=LOWER(SUBSTITUTE([.C70];&quot; &quot;;&quot;.&quot;))&amp;&quot;@yahoo.com&quot;" office:value-type="string" office:string-value="angelina.saladino@yahoo.com" calcext:value-type="string">
            <text:p>angelina.saladino@yahoo.com</text:p>
          </table:table-cell>
          <table:table-cell table:formula="of:=&quot;INSERT INTO testedb.customer VALUES(&quot; &amp; [.A70] &amp; &quot;, &quot; &amp; [.B70] &amp; &quot;, '&quot; &amp; [.C70] &amp; &quot;', '&quot; &amp; [.D70] &amp; &quot;');&quot;" office:value-type="string" office:string-value="INSERT INTO testedb.customer VALUES(69, 2, 'Angelina Saladino', 'angelina.saladino@yahoo.com');" calcext:value-type="string">
            <text:p>INSERT INTO testedb.customer VALUES(69, 2, 'Angelina Saladino', 'angelina.saladino@yahoo.com');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n Acevedo</text:p>
          </table:table-cell>
          <table:table-cell table:formula="of:=LOWER(SUBSTITUTE([.C71];&quot; &quot;;&quot;.&quot;))&amp;&quot;@yahoo.com&quot;" office:value-type="string" office:string-value="ann.acevedo@yahoo.com" calcext:value-type="string">
            <text:p>ann.acevedo@yahoo.com</text:p>
          </table:table-cell>
          <table:table-cell table:formula="of:=&quot;INSERT INTO testedb.customer VALUES(&quot; &amp; [.A71] &amp; &quot;, &quot; &amp; [.B71] &amp; &quot;, '&quot; &amp; [.C71] &amp; &quot;', '&quot; &amp; [.D71] &amp; &quot;');&quot;" office:value-type="string" office:string-value="INSERT INTO testedb.customer VALUES(70, 2, 'Ann Acevedo', 'ann.acevedo@yahoo.com');" calcext:value-type="string">
            <text:p>INSERT INTO testedb.customer VALUES(70, 2, 'Ann Acevedo', 'ann.acevedo@yahoo.com');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ne Boone</text:p>
          </table:table-cell>
          <table:table-cell table:formula="of:=LOWER(SUBSTITUTE([.C72];&quot; &quot;;&quot;.&quot;))&amp;&quot;@yahoo.com&quot;" office:value-type="string" office:string-value="anne.boone@yahoo.com" calcext:value-type="string">
            <text:p>anne.boone@yahoo.com</text:p>
          </table:table-cell>
          <table:table-cell table:formula="of:=&quot;INSERT INTO testedb.customer VALUES(&quot; &amp; [.A72] &amp; &quot;, &quot; &amp; [.B72] &amp; &quot;, '&quot; &amp; [.C72] &amp; &quot;', '&quot; &amp; [.D72] &amp; &quot;');&quot;" office:value-type="string" office:string-value="INSERT INTO testedb.customer VALUES(71, 2, 'Anne Boone', 'anne.boone@yahoo.com');" calcext:value-type="string">
            <text:p>INSERT INTO testedb.customer VALUES(71, 2, 'Anne Boone', 'anne.boone@yahoo.com');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pril Cox</text:p>
          </table:table-cell>
          <table:table-cell table:formula="of:=LOWER(SUBSTITUTE([.C73];&quot; &quot;;&quot;.&quot;))&amp;&quot;@yahoo.com&quot;" office:value-type="string" office:string-value="april.cox@yahoo.com" calcext:value-type="string">
            <text:p>april.cox@yahoo.com</text:p>
          </table:table-cell>
          <table:table-cell table:formula="of:=&quot;INSERT INTO testedb.customer VALUES(&quot; &amp; [.A73] &amp; &quot;, &quot; &amp; [.B73] &amp; &quot;, '&quot; &amp; [.C73] &amp; &quot;', '&quot; &amp; [.D73] &amp; &quot;');&quot;" office:value-type="string" office:string-value="INSERT INTO testedb.customer VALUES(72, 2, 'April Cox', 'april.cox@yahoo.com');" calcext:value-type="string">
            <text:p>INSERT INTO testedb.customer VALUES(72, 2, 'April Cox', 'april.cox@yahoo.com');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quila Shaffer</text:p>
          </table:table-cell>
          <table:table-cell table:formula="of:=LOWER(SUBSTITUTE([.C74];&quot; &quot;;&quot;.&quot;))&amp;&quot;@yahoo.com&quot;" office:value-type="string" office:string-value="aquila.shaffer@yahoo.com" calcext:value-type="string">
            <text:p>aquila.shaffer@yahoo.com</text:p>
          </table:table-cell>
          <table:table-cell table:formula="of:=&quot;INSERT INTO testedb.customer VALUES(&quot; &amp; [.A74] &amp; &quot;, &quot; &amp; [.B74] &amp; &quot;, '&quot; &amp; [.C74] &amp; &quot;', '&quot; &amp; [.D74] &amp; &quot;');&quot;" office:value-type="string" office:string-value="INSERT INTO testedb.customer VALUES(73, 2, 'Aquila Shaffer', 'aquila.shaffer@yahoo.com');" calcext:value-type="string">
            <text:p>INSERT INTO testedb.customer VALUES(73, 2, 'Aquila Shaffer', 'aquila.shaffer@yahoo.com');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iana Jordan</text:p>
          </table:table-cell>
          <table:table-cell table:formula="of:=LOWER(SUBSTITUTE([.C75];&quot; &quot;;&quot;.&quot;))&amp;&quot;@yahoo.com&quot;" office:value-type="string" office:string-value="ariana.jordan@yahoo.com" calcext:value-type="string">
            <text:p>ariana.jordan@yahoo.com</text:p>
          </table:table-cell>
          <table:table-cell table:formula="of:=&quot;INSERT INTO testedb.customer VALUES(&quot; &amp; [.A75] &amp; &quot;, &quot; &amp; [.B75] &amp; &quot;, '&quot; &amp; [.C75] &amp; &quot;', '&quot; &amp; [.D75] &amp; &quot;');&quot;" office:value-type="string" office:string-value="INSERT INTO testedb.customer VALUES(74, 2, 'Ariana Jordan', 'ariana.jordan@yahoo.com');" calcext:value-type="string">
            <text:p>INSERT INTO testedb.customer VALUES(74, 2, 'Ariana Jordan', 'ariana.jordan@yahoo.com');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iel Hogan</text:p>
          </table:table-cell>
          <table:table-cell table:formula="of:=LOWER(SUBSTITUTE([.C76];&quot; &quot;;&quot;.&quot;))&amp;&quot;@yahoo.com&quot;" office:value-type="string" office:string-value="ariel.hogan@yahoo.com" calcext:value-type="string">
            <text:p>ariel.hogan@yahoo.com</text:p>
          </table:table-cell>
          <table:table-cell table:formula="of:=&quot;INSERT INTO testedb.customer VALUES(&quot; &amp; [.A76] &amp; &quot;, &quot; &amp; [.B76] &amp; &quot;, '&quot; &amp; [.C76] &amp; &quot;', '&quot; &amp; [.D76] &amp; &quot;');&quot;" office:value-type="string" office:string-value="INSERT INTO testedb.customer VALUES(75, 2, 'Ariel Hogan', 'ariel.hogan@yahoo.com');" calcext:value-type="string">
            <text:p>INSERT INTO testedb.customer VALUES(75, 2, 'Ariel Hogan', 'ariel.hogan@yahoo.com');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iel Holmes</text:p>
          </table:table-cell>
          <table:table-cell table:formula="of:=LOWER(SUBSTITUTE([.C77];&quot; &quot;;&quot;.&quot;))&amp;&quot;@yahoo.com&quot;" office:value-type="string" office:string-value="ariel.holmes@yahoo.com" calcext:value-type="string">
            <text:p>ariel.holmes@yahoo.com</text:p>
          </table:table-cell>
          <table:table-cell table:formula="of:=&quot;INSERT INTO testedb.customer VALUES(&quot; &amp; [.A77] &amp; &quot;, &quot; &amp; [.B77] &amp; &quot;, '&quot; &amp; [.C77] &amp; &quot;', '&quot; &amp; [.D77] &amp; &quot;');&quot;" office:value-type="string" office:string-value="INSERT INTO testedb.customer VALUES(76, 2, 'Ariel Holmes', 'ariel.holmes@yahoo.com');" calcext:value-type="string">
            <text:p>INSERT INTO testedb.customer VALUES(76, 2, 'Ariel Holmes', 'ariel.holmes@yahoo.com');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istotle Bowen</text:p>
          </table:table-cell>
          <table:table-cell table:formula="of:=LOWER(SUBSTITUTE([.C78];&quot; &quot;;&quot;.&quot;))&amp;&quot;@yahoo.com&quot;" office:value-type="string" office:string-value="aristotle.bowen@yahoo.com" calcext:value-type="string">
            <text:p>aristotle.bowen@yahoo.com</text:p>
          </table:table-cell>
          <table:table-cell table:formula="of:=&quot;INSERT INTO testedb.customer VALUES(&quot; &amp; [.A78] &amp; &quot;, &quot; &amp; [.B78] &amp; &quot;, '&quot; &amp; [.C78] &amp; &quot;', '&quot; &amp; [.D78] &amp; &quot;');&quot;" office:value-type="string" office:string-value="INSERT INTO testedb.customer VALUES(77, 2, 'Aristotle Bowen', 'aristotle.bowen@yahoo.com');" calcext:value-type="string">
            <text:p>INSERT INTO testedb.customer VALUES(77, 2, 'Aristotle Bowen', 'aristotle.bowen@yahoo.com');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istotle Finch</text:p>
          </table:table-cell>
          <table:table-cell table:formula="of:=LOWER(SUBSTITUTE([.C79];&quot; &quot;;&quot;.&quot;))&amp;&quot;@yahoo.com&quot;" office:value-type="string" office:string-value="aristotle.finch@yahoo.com" calcext:value-type="string">
            <text:p>aristotle.finch@yahoo.com</text:p>
          </table:table-cell>
          <table:table-cell table:formula="of:=&quot;INSERT INTO testedb.customer VALUES(&quot; &amp; [.A79] &amp; &quot;, &quot; &amp; [.B79] &amp; &quot;, '&quot; &amp; [.C79] &amp; &quot;', '&quot; &amp; [.D79] &amp; &quot;');&quot;" office:value-type="string" office:string-value="INSERT INTO testedb.customer VALUES(78, 2, 'Aristotle Finch', 'aristotle.finch@yahoo.com');" calcext:value-type="string">
            <text:p>INSERT INTO testedb.customer VALUES(78, 2, 'Aristotle Finch', 'aristotle.finch@yahoo.com');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istotle Tyler</text:p>
          </table:table-cell>
          <table:table-cell table:formula="of:=LOWER(SUBSTITUTE([.C80];&quot; &quot;;&quot;.&quot;))&amp;&quot;@yahoo.com&quot;" office:value-type="string" office:string-value="aristotle.tyler@yahoo.com" calcext:value-type="string">
            <text:p>aristotle.tyler@yahoo.com</text:p>
          </table:table-cell>
          <table:table-cell table:formula="of:=&quot;INSERT INTO testedb.customer VALUES(&quot; &amp; [.A80] &amp; &quot;, &quot; &amp; [.B80] &amp; &quot;, '&quot; &amp; [.C80] &amp; &quot;', '&quot; &amp; [.D80] &amp; &quot;');&quot;" office:value-type="string" office:string-value="INSERT INTO testedb.customer VALUES(79, 2, 'Aristotle Tyler', 'aristotle.tyler@yahoo.com');" calcext:value-type="string">
            <text:p>INSERT INTO testedb.customer VALUES(79, 2, 'Aristotle Tyler', 'aristotle.tyler@yahoo.com');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mand Emerson</text:p>
          </table:table-cell>
          <table:table-cell table:formula="of:=LOWER(SUBSTITUTE([.C81];&quot; &quot;;&quot;.&quot;))&amp;&quot;@yahoo.com&quot;" office:value-type="string" office:string-value="armand.emerson@yahoo.com" calcext:value-type="string">
            <text:p>armand.emerson@yahoo.com</text:p>
          </table:table-cell>
          <table:table-cell table:formula="of:=&quot;INSERT INTO testedb.customer VALUES(&quot; &amp; [.A81] &amp; &quot;, &quot; &amp; [.B81] &amp; &quot;, '&quot; &amp; [.C81] &amp; &quot;', '&quot; &amp; [.D81] &amp; &quot;');&quot;" office:value-type="string" office:string-value="INSERT INTO testedb.customer VALUES(80, 2, 'Armand Emerson', 'armand.emerson@yahoo.com');" calcext:value-type="string">
            <text:p>INSERT INTO testedb.customer VALUES(80, 2, 'Armand Emerson', 'armand.emerson@yahoo.com');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mand Morgan</text:p>
          </table:table-cell>
          <table:table-cell table:formula="of:=LOWER(SUBSTITUTE([.C82];&quot; &quot;;&quot;.&quot;))&amp;&quot;@yahoo.com&quot;" office:value-type="string" office:string-value="armand.morgan@yahoo.com" calcext:value-type="string">
            <text:p>armand.morgan@yahoo.com</text:p>
          </table:table-cell>
          <table:table-cell table:formula="of:=&quot;INSERT INTO testedb.customer VALUES(&quot; &amp; [.A82] &amp; &quot;, &quot; &amp; [.B82] &amp; &quot;, '&quot; &amp; [.C82] &amp; &quot;', '&quot; &amp; [.D82] &amp; &quot;');&quot;" office:value-type="string" office:string-value="INSERT INTO testedb.customer VALUES(81, 2, 'Armand Morgan', 'armand.morgan@yahoo.com');" calcext:value-type="string">
            <text:p>INSERT INTO testedb.customer VALUES(81, 2, 'Armand Morgan', 'armand.morgan@yahoo.com');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mando Salazar</text:p>
          </table:table-cell>
          <table:table-cell table:formula="of:=LOWER(SUBSTITUTE([.C83];&quot; &quot;;&quot;.&quot;))&amp;&quot;@yahoo.com&quot;" office:value-type="string" office:string-value="armando.salazar@yahoo.com" calcext:value-type="string">
            <text:p>armando.salazar@yahoo.com</text:p>
          </table:table-cell>
          <table:table-cell table:formula="of:=&quot;INSERT INTO testedb.customer VALUES(&quot; &amp; [.A83] &amp; &quot;, &quot; &amp; [.B83] &amp; &quot;, '&quot; &amp; [.C83] &amp; &quot;', '&quot; &amp; [.D83] &amp; &quot;');&quot;" office:value-type="string" office:string-value="INSERT INTO testedb.customer VALUES(82, 2, 'Armando Salazar', 'armando.salazar@yahoo.com');" calcext:value-type="string">
            <text:p>INSERT INTO testedb.customer VALUES(82, 2, 'Armando Salazar', 'armando.salazar@yahoo.com');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senio Lamb</text:p>
          </table:table-cell>
          <table:table-cell table:formula="of:=LOWER(SUBSTITUTE([.C84];&quot; &quot;;&quot;.&quot;))&amp;&quot;@yahoo.com&quot;" office:value-type="string" office:string-value="arsenio.lamb@yahoo.com" calcext:value-type="string">
            <text:p>arsenio.lamb@yahoo.com</text:p>
          </table:table-cell>
          <table:table-cell table:formula="of:=&quot;INSERT INTO testedb.customer VALUES(&quot; &amp; [.A84] &amp; &quot;, &quot; &amp; [.B84] &amp; &quot;, '&quot; &amp; [.C84] &amp; &quot;', '&quot; &amp; [.D84] &amp; &quot;');&quot;" office:value-type="string" office:string-value="INSERT INTO testedb.customer VALUES(83, 2, 'Arsenio Lamb', 'arsenio.lamb@yahoo.com');" calcext:value-type="string">
            <text:p>INSERT INTO testedb.customer VALUES(83, 2, 'Arsenio Lamb', 'arsenio.lamb@yahoo.com');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senio Murray</text:p>
          </table:table-cell>
          <table:table-cell table:formula="of:=LOWER(SUBSTITUTE([.C85];&quot; &quot;;&quot;.&quot;))&amp;&quot;@yahoo.com&quot;" office:value-type="string" office:string-value="arsenio.murray@yahoo.com" calcext:value-type="string">
            <text:p>arsenio.murray@yahoo.com</text:p>
          </table:table-cell>
          <table:table-cell table:formula="of:=&quot;INSERT INTO testedb.customer VALUES(&quot; &amp; [.A85] &amp; &quot;, &quot; &amp; [.B85] &amp; &quot;, '&quot; &amp; [.C85] &amp; &quot;', '&quot; &amp; [.D85] &amp; &quot;');&quot;" office:value-type="string" office:string-value="INSERT INTO testedb.customer VALUES(84, 2, 'Arsenio Murray', 'arsenio.murray@yahoo.com');" calcext:value-type="string">
            <text:p>INSERT INTO testedb.customer VALUES(84, 2, 'Arsenio Murray', 'arsenio.murray@yahoo.com');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spen Estes</text:p>
          </table:table-cell>
          <table:table-cell table:formula="of:=LOWER(SUBSTITUTE([.C86];&quot; &quot;;&quot;.&quot;))&amp;&quot;@yahoo.com&quot;" office:value-type="string" office:string-value="aspen.estes@yahoo.com" calcext:value-type="string">
            <text:p>aspen.estes@yahoo.com</text:p>
          </table:table-cell>
          <table:table-cell table:formula="of:=&quot;INSERT INTO testedb.customer VALUES(&quot; &amp; [.A86] &amp; &quot;, &quot; &amp; [.B86] &amp; &quot;, '&quot; &amp; [.C86] &amp; &quot;', '&quot; &amp; [.D86] &amp; &quot;');&quot;" office:value-type="string" office:string-value="INSERT INTO testedb.customer VALUES(85, 2, 'Aspen Estes', 'aspen.estes@yahoo.com');" calcext:value-type="string">
            <text:p>INSERT INTO testedb.customer VALUES(85, 2, 'Aspen Estes', 'aspen.estes@yahoo.com');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spen Whitney</text:p>
          </table:table-cell>
          <table:table-cell table:formula="of:=LOWER(SUBSTITUTE([.C87];&quot; &quot;;&quot;.&quot;))&amp;&quot;@yahoo.com&quot;" office:value-type="string" office:string-value="aspen.whitney@yahoo.com" calcext:value-type="string">
            <text:p>aspen.whitney@yahoo.com</text:p>
          </table:table-cell>
          <table:table-cell table:formula="of:=&quot;INSERT INTO testedb.customer VALUES(&quot; &amp; [.A87] &amp; &quot;, &quot; &amp; [.B87] &amp; &quot;, '&quot; &amp; [.C87] &amp; &quot;', '&quot; &amp; [.D87] &amp; &quot;');&quot;" office:value-type="string" office:string-value="INSERT INTO testedb.customer VALUES(86, 2, 'Aspen Whitney', 'aspen.whitney@yahoo.com');" calcext:value-type="string">
            <text:p>INSERT INTO testedb.customer VALUES(86, 2, 'Aspen Whitney', 'aspen.whitney@yahoo.com');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stra House</text:p>
          </table:table-cell>
          <table:table-cell table:formula="of:=LOWER(SUBSTITUTE([.C88];&quot; &quot;;&quot;.&quot;))&amp;&quot;@yahoo.com&quot;" office:value-type="string" office:string-value="astra.house@yahoo.com" calcext:value-type="string">
            <text:p>astra.house@yahoo.com</text:p>
          </table:table-cell>
          <table:table-cell table:formula="of:=&quot;INSERT INTO testedb.customer VALUES(&quot; &amp; [.A88] &amp; &quot;, &quot; &amp; [.B88] &amp; &quot;, '&quot; &amp; [.C88] &amp; &quot;', '&quot; &amp; [.D88] &amp; &quot;');&quot;" office:value-type="string" office:string-value="INSERT INTO testedb.customer VALUES(87, 2, 'Astra House', 'astra.house@yahoo.com');" calcext:value-type="string">
            <text:p>INSERT INTO testedb.customer VALUES(87, 2, 'Astra House', 'astra.house@yahoo.com');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hena Dejesus</text:p>
          </table:table-cell>
          <table:table-cell table:formula="of:=LOWER(SUBSTITUTE([.C89];&quot; &quot;;&quot;.&quot;))&amp;&quot;@yahoo.com&quot;" office:value-type="string" office:string-value="athena.dejesus@yahoo.com" calcext:value-type="string">
            <text:p>athena.dejesus@yahoo.com</text:p>
          </table:table-cell>
          <table:table-cell table:formula="of:=&quot;INSERT INTO testedb.customer VALUES(&quot; &amp; [.A89] &amp; &quot;, &quot; &amp; [.B89] &amp; &quot;, '&quot; &amp; [.C89] &amp; &quot;', '&quot; &amp; [.D89] &amp; &quot;');&quot;" office:value-type="string" office:string-value="INSERT INTO testedb.customer VALUES(88, 2, 'Athena Dejesus', 'athena.dejesus@yahoo.com');" calcext:value-type="string">
            <text:p>INSERT INTO testedb.customer VALUES(88, 2, 'Athena Dejesus', 'athena.dejesus@yahoo.com');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hena Owens</text:p>
          </table:table-cell>
          <table:table-cell table:formula="of:=LOWER(SUBSTITUTE([.C90];&quot; &quot;;&quot;.&quot;))&amp;&quot;@yahoo.com&quot;" office:value-type="string" office:string-value="athena.owens@yahoo.com" calcext:value-type="string">
            <text:p>athena.owens@yahoo.com</text:p>
          </table:table-cell>
          <table:table-cell table:formula="of:=&quot;INSERT INTO testedb.customer VALUES(&quot; &amp; [.A90] &amp; &quot;, &quot; &amp; [.B90] &amp; &quot;, '&quot; &amp; [.C90] &amp; &quot;', '&quot; &amp; [.D90] &amp; &quot;');&quot;" office:value-type="string" office:string-value="INSERT INTO testedb.customer VALUES(89, 2, 'Athena Owens', 'athena.owens@yahoo.com');" calcext:value-type="string">
            <text:p>INSERT INTO testedb.customer VALUES(89, 2, 'Athena Owens', 'athena.owens@yahoo.com');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Default" office:value-type="float" office:value="3" calcext:value-type="float">
            <text:p>3</text:p>
          </table:table-cell>
          <table:table-cell office:value-type="string" calcext:value-type="string">
            <text:p>Audrey Lott</text:p>
          </table:table-cell>
          <table:table-cell table:formula="of:=LOWER(SUBSTITUTE([.C91];&quot; &quot;;&quot;.&quot;))&amp;&quot;@yahoo.com&quot;" office:value-type="string" office:string-value="audrey.lott@yahoo.com" calcext:value-type="string">
            <text:p>audrey.lott@yahoo.com</text:p>
          </table:table-cell>
          <table:table-cell table:formula="of:=&quot;INSERT INTO testedb.customer VALUES(&quot; &amp; [.A91] &amp; &quot;, &quot; &amp; [.B91] &amp; &quot;, '&quot; &amp; [.C91] &amp; &quot;', '&quot; &amp; [.D91] &amp; &quot;');&quot;" office:value-type="string" office:string-value="INSERT INTO testedb.customer VALUES(90, 3, 'Audrey Lott', 'audrey.lott@yahoo.com');" calcext:value-type="string">
            <text:p>INSERT INTO testedb.customer VALUES(90, 3, 'Audrey Lott', 'audrey.lott@yahoo.com');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udrey Rios</text:p>
          </table:table-cell>
          <table:table-cell table:formula="of:=LOWER(SUBSTITUTE([.C92];&quot; &quot;;&quot;.&quot;))&amp;&quot;@yahoo.com&quot;" office:value-type="string" office:string-value="audrey.rios@yahoo.com" calcext:value-type="string">
            <text:p>audrey.rios@yahoo.com</text:p>
          </table:table-cell>
          <table:table-cell table:formula="of:=&quot;INSERT INTO testedb.customer VALUES(&quot; &amp; [.A92] &amp; &quot;, &quot; &amp; [.B92] &amp; &quot;, '&quot; &amp; [.C92] &amp; &quot;', '&quot; &amp; [.D92] &amp; &quot;');&quot;" office:value-type="string" office:string-value="INSERT INTO testedb.customer VALUES(91, 2, 'Audrey Rios', 'audrey.rios@yahoo.com');" calcext:value-type="string">
            <text:p>INSERT INTO testedb.customer VALUES(91, 2, 'Audrey Rios', 'audrey.rios@yahoo.com');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ugust Branch</text:p>
          </table:table-cell>
          <table:table-cell table:formula="of:=LOWER(SUBSTITUTE([.C93];&quot; &quot;;&quot;.&quot;))&amp;&quot;@yahoo.com&quot;" office:value-type="string" office:string-value="august.branch@yahoo.com" calcext:value-type="string">
            <text:p>august.branch@yahoo.com</text:p>
          </table:table-cell>
          <table:table-cell table:formula="of:=&quot;INSERT INTO testedb.customer VALUES(&quot; &amp; [.A93] &amp; &quot;, &quot; &amp; [.B93] &amp; &quot;, '&quot; &amp; [.C93] &amp; &quot;', '&quot; &amp; [.D93] &amp; &quot;');&quot;" office:value-type="string" office:string-value="INSERT INTO testedb.customer VALUES(92, 2, 'August Branch', 'august.branch@yahoo.com');" calcext:value-type="string">
            <text:p>INSERT INTO testedb.customer VALUES(92, 2, 'August Branch', 'august.branch@yahoo.com');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ugust Ruiz</text:p>
          </table:table-cell>
          <table:table-cell table:formula="of:=LOWER(SUBSTITUTE([.C94];&quot; &quot;;&quot;.&quot;))&amp;&quot;@yahoo.com&quot;" office:value-type="string" office:string-value="august.ruiz@yahoo.com" calcext:value-type="string">
            <text:p>august.ruiz@yahoo.com</text:p>
          </table:table-cell>
          <table:table-cell table:formula="of:=&quot;INSERT INTO testedb.customer VALUES(&quot; &amp; [.A94] &amp; &quot;, &quot; &amp; [.B94] &amp; &quot;, '&quot; &amp; [.C94] &amp; &quot;', '&quot; &amp; [.D94] &amp; &quot;');&quot;" office:value-type="string" office:string-value="INSERT INTO testedb.customer VALUES(93, 2, 'August Ruiz', 'august.ruiz@yahoo.com');" calcext:value-type="string">
            <text:p>INSERT INTO testedb.customer VALUES(93, 2, 'August Ruiz', 'august.ruiz@yahoo.com');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urelia Livingston</text:p>
          </table:table-cell>
          <table:table-cell table:formula="of:=LOWER(SUBSTITUTE([.C95];&quot; &quot;;&quot;.&quot;))&amp;&quot;@yahoo.com&quot;" office:value-type="string" office:string-value="aurelia.livingston@yahoo.com" calcext:value-type="string">
            <text:p>aurelia.livingston@yahoo.com</text:p>
          </table:table-cell>
          <table:table-cell table:formula="of:=&quot;INSERT INTO testedb.customer VALUES(&quot; &amp; [.A95] &amp; &quot;, &quot; &amp; [.B95] &amp; &quot;, '&quot; &amp; [.C95] &amp; &quot;', '&quot; &amp; [.D95] &amp; &quot;');&quot;" office:value-type="string" office:string-value="INSERT INTO testedb.customer VALUES(94, 2, 'Aurelia Livingston', 'aurelia.livingston@yahoo.com');" calcext:value-type="string">
            <text:p>INSERT INTO testedb.customer VALUES(94, 2, 'Aurelia Livingston', 'aurelia.livingston@yahoo.com');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utumn Miller</text:p>
          </table:table-cell>
          <table:table-cell table:formula="of:=LOWER(SUBSTITUTE([.C96];&quot; &quot;;&quot;.&quot;))&amp;&quot;@yahoo.com&quot;" office:value-type="string" office:string-value="autumn.miller@yahoo.com" calcext:value-type="string">
            <text:p>autumn.miller@yahoo.com</text:p>
          </table:table-cell>
          <table:table-cell table:formula="of:=&quot;INSERT INTO testedb.customer VALUES(&quot; &amp; [.A96] &amp; &quot;, &quot; &amp; [.B96] &amp; &quot;, '&quot; &amp; [.C96] &amp; &quot;', '&quot; &amp; [.D96] &amp; &quot;');&quot;" office:value-type="string" office:string-value="INSERT INTO testedb.customer VALUES(95, 2, 'Autumn Miller', 'autumn.miller@yahoo.com');" calcext:value-type="string">
            <text:p>INSERT INTO testedb.customer VALUES(95, 2, 'Autumn Miller', 'autumn.miller@yahoo.com');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utumn Wilkinson</text:p>
          </table:table-cell>
          <table:table-cell table:formula="of:=LOWER(SUBSTITUTE([.C97];&quot; &quot;;&quot;.&quot;))&amp;&quot;@yahoo.com&quot;" office:value-type="string" office:string-value="autumn.wilkinson@yahoo.com" calcext:value-type="string">
            <text:p>autumn.wilkinson@yahoo.com</text:p>
          </table:table-cell>
          <table:table-cell table:formula="of:=&quot;INSERT INTO testedb.customer VALUES(&quot; &amp; [.A97] &amp; &quot;, &quot; &amp; [.B97] &amp; &quot;, '&quot; &amp; [.C97] &amp; &quot;', '&quot; &amp; [.D97] &amp; &quot;');&quot;" office:value-type="string" office:string-value="INSERT INTO testedb.customer VALUES(96, 2, 'Autumn Wilkinson', 'autumn.wilkinson@yahoo.com');" calcext:value-type="string">
            <text:p>INSERT INTO testedb.customer VALUES(96, 2, 'Autumn Wilkinson', 'autumn.wilkinson@yahoo.com');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va Grimes</text:p>
          </table:table-cell>
          <table:table-cell table:formula="of:=LOWER(SUBSTITUTE([.C98];&quot; &quot;;&quot;.&quot;))&amp;&quot;@yahoo.com&quot;" office:value-type="string" office:string-value="ava.grimes@yahoo.com" calcext:value-type="string">
            <text:p>ava.grimes@yahoo.com</text:p>
          </table:table-cell>
          <table:table-cell table:formula="of:=&quot;INSERT INTO testedb.customer VALUES(&quot; &amp; [.A98] &amp; &quot;, &quot; &amp; [.B98] &amp; &quot;, '&quot; &amp; [.C98] &amp; &quot;', '&quot; &amp; [.D98] &amp; &quot;');&quot;" office:value-type="string" office:string-value="INSERT INTO testedb.customer VALUES(97, 2, 'Ava Grimes', 'ava.grimes@yahoo.com');" calcext:value-type="string">
            <text:p>INSERT INTO testedb.customer VALUES(97, 2, 'Ava Grimes', 'ava.grimes@yahoo.com');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va Keith</text:p>
          </table:table-cell>
          <table:table-cell table:formula="of:=LOWER(SUBSTITUTE([.C99];&quot; &quot;;&quot;.&quot;))&amp;&quot;@yahoo.com&quot;" office:value-type="string" office:string-value="ava.keith@yahoo.com" calcext:value-type="string">
            <text:p>ava.keith@yahoo.com</text:p>
          </table:table-cell>
          <table:table-cell table:formula="of:=&quot;INSERT INTO testedb.customer VALUES(&quot; &amp; [.A99] &amp; &quot;, &quot; &amp; [.B99] &amp; &quot;, '&quot; &amp; [.C99] &amp; &quot;', '&quot; &amp; [.D99] &amp; &quot;');&quot;" office:value-type="string" office:string-value="INSERT INTO testedb.customer VALUES(98, 2, 'Ava Keith', 'ava.keith@yahoo.com');" calcext:value-type="string">
            <text:p>INSERT INTO testedb.customer VALUES(98, 2, 'Ava Keith', 'ava.keith@yahoo.com');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va Melton</text:p>
          </table:table-cell>
          <table:table-cell table:formula="of:=LOWER(SUBSTITUTE([.C100];&quot; &quot;;&quot;.&quot;))&amp;&quot;@yahoo.com&quot;" office:value-type="string" office:string-value="ava.melton@yahoo.com" calcext:value-type="string">
            <text:p>ava.melton@yahoo.com</text:p>
          </table:table-cell>
          <table:table-cell table:formula="of:=&quot;INSERT INTO testedb.customer VALUES(&quot; &amp; [.A100] &amp; &quot;, &quot; &amp; [.B100] &amp; &quot;, '&quot; &amp; [.C100] &amp; &quot;', '&quot; &amp; [.D100] &amp; &quot;');&quot;" office:value-type="string" office:string-value="INSERT INTO testedb.customer VALUES(99, 2, 'Ava Melton', 'ava.melton@yahoo.com');" calcext:value-type="string">
            <text:p>INSERT INTO testedb.customer VALUES(99, 2, 'Ava Melton', 'ava.melton@yahoo.com');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Avelino Eugenio de Souza</text:p>
          </table:table-cell>
          <table:table-cell table:formula="of:=LOWER(SUBSTITUTE([.C101];&quot; &quot;;&quot;.&quot;))&amp;&quot;@yahoo.com&quot;" office:value-type="string" office:string-value="avelino.eugenio.de.souza@yahoo.com" calcext:value-type="string">
            <text:p>avelino.eugenio.de.souza@yahoo.com</text:p>
          </table:table-cell>
          <table:table-cell table:formula="of:=&quot;INSERT INTO testedb.customer VALUES(&quot; &amp; [.A101] &amp; &quot;, &quot; &amp; [.B101] &amp; &quot;, '&quot; &amp; [.C101] &amp; &quot;', '&quot; &amp; [.D101] &amp; &quot;');&quot;" office:value-type="string" office:string-value="INSERT INTO testedb.customer VALUES(100, 1, 'Avelino Eugenio de Souza', 'avelino.eugenio.de.souza@yahoo.com');" calcext:value-type="string">
            <text:p>INSERT INTO testedb.customer VALUES(100, 1, 'Avelino Eugenio de Souza', 'avelino.eugenio.de.souza@yahoo.com');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vye Bauer</text:p>
          </table:table-cell>
          <table:table-cell table:formula="of:=LOWER(SUBSTITUTE([.C102];&quot; &quot;;&quot;.&quot;))&amp;&quot;@yahoo.com&quot;" office:value-type="string" office:string-value="avye.bauer@yahoo.com" calcext:value-type="string">
            <text:p>avye.bauer@yahoo.com</text:p>
          </table:table-cell>
          <table:table-cell table:formula="of:=&quot;INSERT INTO testedb.customer VALUES(&quot; &amp; [.A102] &amp; &quot;, &quot; &amp; [.B102] &amp; &quot;, '&quot; &amp; [.C102] &amp; &quot;', '&quot; &amp; [.D102] &amp; &quot;');&quot;" office:value-type="string" office:string-value="INSERT INTO testedb.customer VALUES(101, 2, 'Avye Bauer', 'avye.bauer@yahoo.com');" calcext:value-type="string">
            <text:p>INSERT INTO testedb.customer VALUES(101, 2, 'Avye Bauer', 'avye.bauer@yahoo.com');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xel Burt</text:p>
          </table:table-cell>
          <table:table-cell table:formula="of:=LOWER(SUBSTITUTE([.C103];&quot; &quot;;&quot;.&quot;))&amp;&quot;@yahoo.com&quot;" office:value-type="string" office:string-value="axel.burt@yahoo.com" calcext:value-type="string">
            <text:p>axel.burt@yahoo.com</text:p>
          </table:table-cell>
          <table:table-cell table:formula="of:=&quot;INSERT INTO testedb.customer VALUES(&quot; &amp; [.A103] &amp; &quot;, &quot; &amp; [.B103] &amp; &quot;, '&quot; &amp; [.C103] &amp; &quot;', '&quot; &amp; [.D103] &amp; &quot;');&quot;" office:value-type="string" office:string-value="INSERT INTO testedb.customer VALUES(102, 2, 'Axel Burt', 'axel.burt@yahoo.com');" calcext:value-type="string">
            <text:p>INSERT INTO testedb.customer VALUES(102, 2, 'Axel Burt', 'axel.burt@yahoo.com');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xel Dorsey</text:p>
          </table:table-cell>
          <table:table-cell table:formula="of:=LOWER(SUBSTITUTE([.C104];&quot; &quot;;&quot;.&quot;))&amp;&quot;@yahoo.com&quot;" office:value-type="string" office:string-value="axel.dorsey@yahoo.com" calcext:value-type="string">
            <text:p>axel.dorsey@yahoo.com</text:p>
          </table:table-cell>
          <table:table-cell table:formula="of:=&quot;INSERT INTO testedb.customer VALUES(&quot; &amp; [.A104] &amp; &quot;, &quot; &amp; [.B104] &amp; &quot;, '&quot; &amp; [.C104] &amp; &quot;', '&quot; &amp; [.D104] &amp; &quot;');&quot;" office:value-type="string" office:string-value="INSERT INTO testedb.customer VALUES(103, 2, 'Axel Dorsey', 'axel.dorsey@yahoo.com');" calcext:value-type="string">
            <text:p>INSERT INTO testedb.customer VALUES(103, 2, 'Axel Dorsey', 'axel.dorsey@yahoo.com');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xel Osborne</text:p>
          </table:table-cell>
          <table:table-cell table:formula="of:=LOWER(SUBSTITUTE([.C105];&quot; &quot;;&quot;.&quot;))&amp;&quot;@yahoo.com&quot;" office:value-type="string" office:string-value="axel.osborne@yahoo.com" calcext:value-type="string">
            <text:p>axel.osborne@yahoo.com</text:p>
          </table:table-cell>
          <table:table-cell table:formula="of:=&quot;INSERT INTO testedb.customer VALUES(&quot; &amp; [.A105] &amp; &quot;, &quot; &amp; [.B105] &amp; &quot;, '&quot; &amp; [.C105] &amp; &quot;', '&quot; &amp; [.D105] &amp; &quot;');&quot;" office:value-type="string" office:string-value="INSERT INTO testedb.customer VALUES(104, 2, 'Axel Osborne', 'axel.osborne@yahoo.com');" calcext:value-type="string">
            <text:p>INSERT INTO testedb.customer VALUES(104, 2, 'Axel Osborne', 'axel.osborne@yahoo.com');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yanna Morales</text:p>
          </table:table-cell>
          <table:table-cell table:formula="of:=LOWER(SUBSTITUTE([.C106];&quot; &quot;;&quot;.&quot;))&amp;&quot;@yahoo.com&quot;" office:value-type="string" office:string-value="ayanna.morales@yahoo.com" calcext:value-type="string">
            <text:p>ayanna.morales@yahoo.com</text:p>
          </table:table-cell>
          <table:table-cell table:formula="of:=&quot;INSERT INTO testedb.customer VALUES(&quot; &amp; [.A106] &amp; &quot;, &quot; &amp; [.B106] &amp; &quot;, '&quot; &amp; [.C106] &amp; &quot;', '&quot; &amp; [.D106] &amp; &quot;');&quot;" office:value-type="string" office:string-value="INSERT INTO testedb.customer VALUES(105, 2, 'Ayanna Morales', 'ayanna.morales@yahoo.com');" calcext:value-type="string">
            <text:p>INSERT INTO testedb.customer VALUES(105, 2, 'Ayanna Morales', 'ayanna.morales@yahoo.com');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ker Morrow</text:p>
          </table:table-cell>
          <table:table-cell table:formula="of:=LOWER(SUBSTITUTE([.C107];&quot; &quot;;&quot;.&quot;))&amp;&quot;@yahoo.com&quot;" office:value-type="string" office:string-value="baker.morrow@yahoo.com" calcext:value-type="string">
            <text:p>baker.morrow@yahoo.com</text:p>
          </table:table-cell>
          <table:table-cell table:formula="of:=&quot;INSERT INTO testedb.customer VALUES(&quot; &amp; [.A107] &amp; &quot;, &quot; &amp; [.B107] &amp; &quot;, '&quot; &amp; [.C107] &amp; &quot;', '&quot; &amp; [.D107] &amp; &quot;');&quot;" office:value-type="string" office:string-value="INSERT INTO testedb.customer VALUES(106, 2, 'Baker Morrow', 'baker.morrow@yahoo.com');" calcext:value-type="string">
            <text:p>INSERT INTO testedb.customer VALUES(106, 2, 'Baker Morrow', 'baker.morrow@yahoo.com');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rbara Burch</text:p>
          </table:table-cell>
          <table:table-cell table:formula="of:=LOWER(SUBSTITUTE([.C108];&quot; &quot;;&quot;.&quot;))&amp;&quot;@yahoo.com&quot;" office:value-type="string" office:string-value="barbara.burch@yahoo.com" calcext:value-type="string">
            <text:p>barbara.burch@yahoo.com</text:p>
          </table:table-cell>
          <table:table-cell table:formula="of:=&quot;INSERT INTO testedb.customer VALUES(&quot; &amp; [.A108] &amp; &quot;, &quot; &amp; [.B108] &amp; &quot;, '&quot; &amp; [.C108] &amp; &quot;', '&quot; &amp; [.D108] &amp; &quot;');&quot;" office:value-type="string" office:string-value="INSERT INTO testedb.customer VALUES(107, 2, 'Barbara Burch', 'barbara.burch@yahoo.com');" calcext:value-type="string">
            <text:p>INSERT INTO testedb.customer VALUES(107, 2, 'Barbara Burch', 'barbara.burch@yahoo.com');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rbara Olson</text:p>
          </table:table-cell>
          <table:table-cell table:formula="of:=LOWER(SUBSTITUTE([.C109];&quot; &quot;;&quot;.&quot;))&amp;&quot;@yahoo.com&quot;" office:value-type="string" office:string-value="barbara.olson@yahoo.com" calcext:value-type="string">
            <text:p>barbara.olson@yahoo.com</text:p>
          </table:table-cell>
          <table:table-cell table:formula="of:=&quot;INSERT INTO testedb.customer VALUES(&quot; &amp; [.A109] &amp; &quot;, &quot; &amp; [.B109] &amp; &quot;, '&quot; &amp; [.C109] &amp; &quot;', '&quot; &amp; [.D109] &amp; &quot;');&quot;" office:value-type="string" office:string-value="INSERT INTO testedb.customer VALUES(108, 2, 'Barbara Olson', 'barbara.olson@yahoo.com');" calcext:value-type="string">
            <text:p>INSERT INTO testedb.customer VALUES(108, 2, 'Barbara Olson', 'barbara.olson@yahoo.com');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rclay David</text:p>
          </table:table-cell>
          <table:table-cell table:formula="of:=LOWER(SUBSTITUTE([.C110];&quot; &quot;;&quot;.&quot;))&amp;&quot;@yahoo.com&quot;" office:value-type="string" office:string-value="barclay.david@yahoo.com" calcext:value-type="string">
            <text:p>barclay.david@yahoo.com</text:p>
          </table:table-cell>
          <table:table-cell table:formula="of:=&quot;INSERT INTO testedb.customer VALUES(&quot; &amp; [.A110] &amp; &quot;, &quot; &amp; [.B110] &amp; &quot;, '&quot; &amp; [.C110] &amp; &quot;', '&quot; &amp; [.D110] &amp; &quot;');&quot;" office:value-type="string" office:string-value="INSERT INTO testedb.customer VALUES(109, 2, 'Barclay David', 'barclay.david@yahoo.com');" calcext:value-type="string">
            <text:p>INSERT INTO testedb.customer VALUES(109, 2, 'Barclay David', 'barclay.david@yahoo.com');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rrett Franco</text:p>
          </table:table-cell>
          <table:table-cell table:formula="of:=LOWER(SUBSTITUTE([.C111];&quot; &quot;;&quot;.&quot;))&amp;&quot;@yahoo.com&quot;" office:value-type="string" office:string-value="barrett.franco@yahoo.com" calcext:value-type="string">
            <text:p>barrett.franco@yahoo.com</text:p>
          </table:table-cell>
          <table:table-cell table:formula="of:=&quot;INSERT INTO testedb.customer VALUES(&quot; &amp; [.A111] &amp; &quot;, &quot; &amp; [.B111] &amp; &quot;, '&quot; &amp; [.C111] &amp; &quot;', '&quot; &amp; [.D111] &amp; &quot;');&quot;" office:value-type="string" office:string-value="INSERT INTO testedb.customer VALUES(110, 2, 'Barrett Franco', 'barrett.franco@yahoo.com');" calcext:value-type="string">
            <text:p>INSERT INTO testedb.customer VALUES(110, 2, 'Barrett Franco', 'barrett.franco@yahoo.com');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rry Castaneda</text:p>
          </table:table-cell>
          <table:table-cell table:formula="of:=LOWER(SUBSTITUTE([.C112];&quot; &quot;;&quot;.&quot;))&amp;&quot;@yahoo.com&quot;" office:value-type="string" office:string-value="barry.castaneda@yahoo.com" calcext:value-type="string">
            <text:p>barry.castaneda@yahoo.com</text:p>
          </table:table-cell>
          <table:table-cell table:formula="of:=&quot;INSERT INTO testedb.customer VALUES(&quot; &amp; [.A112] &amp; &quot;, &quot; &amp; [.B112] &amp; &quot;, '&quot; &amp; [.C112] &amp; &quot;', '&quot; &amp; [.D112] &amp; &quot;');&quot;" office:value-type="string" office:string-value="INSERT INTO testedb.customer VALUES(111, 2, 'Barry Castaneda', 'barry.castaneda@yahoo.com');" calcext:value-type="string">
            <text:p>INSERT INTO testedb.customer VALUES(111, 2, 'Barry Castaneda', 'barry.castaneda@yahoo.com');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rry Dorsey</text:p>
          </table:table-cell>
          <table:table-cell table:formula="of:=LOWER(SUBSTITUTE([.C113];&quot; &quot;;&quot;.&quot;))&amp;&quot;@yahoo.com&quot;" office:value-type="string" office:string-value="barry.dorsey@yahoo.com" calcext:value-type="string">
            <text:p>barry.dorsey@yahoo.com</text:p>
          </table:table-cell>
          <table:table-cell table:formula="of:=&quot;INSERT INTO testedb.customer VALUES(&quot; &amp; [.A113] &amp; &quot;, &quot; &amp; [.B113] &amp; &quot;, '&quot; &amp; [.C113] &amp; &quot;', '&quot; &amp; [.D113] &amp; &quot;');&quot;" office:value-type="string" office:string-value="INSERT INTO testedb.customer VALUES(112, 2, 'Barry Dorsey', 'barry.dorsey@yahoo.com');" calcext:value-type="string">
            <text:p>INSERT INTO testedb.customer VALUES(112, 2, 'Barry Dorsey', 'barry.dorsey@yahoo.com');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rry Mullen</text:p>
          </table:table-cell>
          <table:table-cell table:formula="of:=LOWER(SUBSTITUTE([.C114];&quot; &quot;;&quot;.&quot;))&amp;&quot;@yahoo.com&quot;" office:value-type="string" office:string-value="barry.mullen@yahoo.com" calcext:value-type="string">
            <text:p>barry.mullen@yahoo.com</text:p>
          </table:table-cell>
          <table:table-cell table:formula="of:=&quot;INSERT INTO testedb.customer VALUES(&quot; &amp; [.A114] &amp; &quot;, &quot; &amp; [.B114] &amp; &quot;, '&quot; &amp; [.C114] &amp; &quot;', '&quot; &amp; [.D114] &amp; &quot;');&quot;" office:value-type="string" office:string-value="INSERT INTO testedb.customer VALUES(113, 2, 'Barry Mullen', 'barry.mullen@yahoo.com');" calcext:value-type="string">
            <text:p>INSERT INTO testedb.customer VALUES(113, 2, 'Barry Mullen', 'barry.mullen@yahoo.com');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sia Clements</text:p>
          </table:table-cell>
          <table:table-cell table:formula="of:=LOWER(SUBSTITUTE([.C115];&quot; &quot;;&quot;.&quot;))&amp;&quot;@yahoo.com&quot;" office:value-type="string" office:string-value="basia.clements@yahoo.com" calcext:value-type="string">
            <text:p>basia.clements@yahoo.com</text:p>
          </table:table-cell>
          <table:table-cell table:formula="of:=&quot;INSERT INTO testedb.customer VALUES(&quot; &amp; [.A115] &amp; &quot;, &quot; &amp; [.B115] &amp; &quot;, '&quot; &amp; [.C115] &amp; &quot;', '&quot; &amp; [.D115] &amp; &quot;');&quot;" office:value-type="string" office:string-value="INSERT INTO testedb.customer VALUES(114, 2, 'Basia Clements', 'basia.clements@yahoo.com');" calcext:value-type="string">
            <text:p>INSERT INTO testedb.customer VALUES(114, 2, 'Basia Clements', 'basia.clements@yahoo.com');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sia Crosby</text:p>
          </table:table-cell>
          <table:table-cell table:formula="of:=LOWER(SUBSTITUTE([.C116];&quot; &quot;;&quot;.&quot;))&amp;&quot;@yahoo.com&quot;" office:value-type="string" office:string-value="basia.crosby@yahoo.com" calcext:value-type="string">
            <text:p>basia.crosby@yahoo.com</text:p>
          </table:table-cell>
          <table:table-cell table:formula="of:=&quot;INSERT INTO testedb.customer VALUES(&quot; &amp; [.A116] &amp; &quot;, &quot; &amp; [.B116] &amp; &quot;, '&quot; &amp; [.C116] &amp; &quot;', '&quot; &amp; [.D116] &amp; &quot;');&quot;" office:value-type="string" office:string-value="INSERT INTO testedb.customer VALUES(115, 2, 'Basia Crosby', 'basia.crosby@yahoo.com');" calcext:value-type="string">
            <text:p>INSERT INTO testedb.customer VALUES(115, 2, 'Basia Crosby', 'basia.crosby@yahoo.com');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sia Mcfadden</text:p>
          </table:table-cell>
          <table:table-cell table:formula="of:=LOWER(SUBSTITUTE([.C117];&quot; &quot;;&quot;.&quot;))&amp;&quot;@yahoo.com&quot;" office:value-type="string" office:string-value="basia.mcfadden@yahoo.com" calcext:value-type="string">
            <text:p>basia.mcfadden@yahoo.com</text:p>
          </table:table-cell>
          <table:table-cell table:formula="of:=&quot;INSERT INTO testedb.customer VALUES(&quot; &amp; [.A117] &amp; &quot;, &quot; &amp; [.B117] &amp; &quot;, '&quot; &amp; [.C117] &amp; &quot;', '&quot; &amp; [.D117] &amp; &quot;');&quot;" office:value-type="string" office:string-value="INSERT INTO testedb.customer VALUES(116, 2, 'Basia Mcfadden', 'basia.mcfadden@yahoo.com');" calcext:value-type="string">
            <text:p>INSERT INTO testedb.customer VALUES(116, 2, 'Basia Mcfadden', 'basia.mcfadden@yahoo.com');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sia Newman</text:p>
          </table:table-cell>
          <table:table-cell table:formula="of:=LOWER(SUBSTITUTE([.C118];&quot; &quot;;&quot;.&quot;))&amp;&quot;@yahoo.com&quot;" office:value-type="string" office:string-value="basia.newman@yahoo.com" calcext:value-type="string">
            <text:p>basia.newman@yahoo.com</text:p>
          </table:table-cell>
          <table:table-cell table:formula="of:=&quot;INSERT INTO testedb.customer VALUES(&quot; &amp; [.A118] &amp; &quot;, &quot; &amp; [.B118] &amp; &quot;, '&quot; &amp; [.C118] &amp; &quot;', '&quot; &amp; [.D118] &amp; &quot;');&quot;" office:value-type="string" office:string-value="INSERT INTO testedb.customer VALUES(117, 2, 'Basia Newman', 'basia.newman@yahoo.com');" calcext:value-type="string">
            <text:p>INSERT INTO testedb.customer VALUES(117, 2, 'Basia Newman', 'basia.newman@yahoo.com');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sil Landry</text:p>
          </table:table-cell>
          <table:table-cell table:formula="of:=LOWER(SUBSTITUTE([.C119];&quot; &quot;;&quot;.&quot;))&amp;&quot;@yahoo.com&quot;" office:value-type="string" office:string-value="basil.landry@yahoo.com" calcext:value-type="string">
            <text:p>basil.landry@yahoo.com</text:p>
          </table:table-cell>
          <table:table-cell table:formula="of:=&quot;INSERT INTO testedb.customer VALUES(&quot; &amp; [.A119] &amp; &quot;, &quot; &amp; [.B119] &amp; &quot;, '&quot; &amp; [.C119] &amp; &quot;', '&quot; &amp; [.D119] &amp; &quot;');&quot;" office:value-type="string" office:string-value="INSERT INTO testedb.customer VALUES(118, 2, 'Basil Landry', 'basil.landry@yahoo.com');" calcext:value-type="string">
            <text:p>INSERT INTO testedb.customer VALUES(118, 2, 'Basil Landry', 'basil.landry@yahoo.com');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xter Hansen</text:p>
          </table:table-cell>
          <table:table-cell table:formula="of:=LOWER(SUBSTITUTE([.C120];&quot; &quot;;&quot;.&quot;))&amp;&quot;@yahoo.com&quot;" office:value-type="string" office:string-value="baxter.hansen@yahoo.com" calcext:value-type="string">
            <text:p>baxter.hansen@yahoo.com</text:p>
          </table:table-cell>
          <table:table-cell table:formula="of:=&quot;INSERT INTO testedb.customer VALUES(&quot; &amp; [.A120] &amp; &quot;, &quot; &amp; [.B120] &amp; &quot;, '&quot; &amp; [.C120] &amp; &quot;', '&quot; &amp; [.D120] &amp; &quot;');&quot;" office:value-type="string" office:string-value="INSERT INTO testedb.customer VALUES(119, 2, 'Baxter Hansen', 'baxter.hansen@yahoo.com');" calcext:value-type="string">
            <text:p>INSERT INTO testedb.customer VALUES(119, 2, 'Baxter Hansen', 'baxter.hansen@yahoo.com');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style-name="Default" office:value-type="float" office:value="3" calcext:value-type="float">
            <text:p>3</text:p>
          </table:table-cell>
          <table:table-cell office:value-type="string" calcext:value-type="string">
            <text:p>Baxter Savage</text:p>
          </table:table-cell>
          <table:table-cell table:formula="of:=LOWER(SUBSTITUTE([.C121];&quot; &quot;;&quot;.&quot;))&amp;&quot;@yahoo.com&quot;" office:value-type="string" office:string-value="baxter.savage@yahoo.com" calcext:value-type="string">
            <text:p>baxter.savage@yahoo.com</text:p>
          </table:table-cell>
          <table:table-cell table:formula="of:=&quot;INSERT INTO testedb.customer VALUES(&quot; &amp; [.A121] &amp; &quot;, &quot; &amp; [.B121] &amp; &quot;, '&quot; &amp; [.C121] &amp; &quot;', '&quot; &amp; [.D121] &amp; &quot;');&quot;" office:value-type="string" office:string-value="INSERT INTO testedb.customer VALUES(120, 3, 'Baxter Savage', 'baxter.savage@yahoo.com');" calcext:value-type="string">
            <text:p>INSERT INTO testedb.customer VALUES(120, 3, 'Baxter Savage', 'baxter.savage@yahoo.com');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au Shepard</text:p>
          </table:table-cell>
          <table:table-cell table:formula="of:=LOWER(SUBSTITUTE([.C122];&quot; &quot;;&quot;.&quot;))&amp;&quot;@yahoo.com&quot;" office:value-type="string" office:string-value="beau.shepard@yahoo.com" calcext:value-type="string">
            <text:p>beau.shepard@yahoo.com</text:p>
          </table:table-cell>
          <table:table-cell table:formula="of:=&quot;INSERT INTO testedb.customer VALUES(&quot; &amp; [.A122] &amp; &quot;, &quot; &amp; [.B122] &amp; &quot;, '&quot; &amp; [.C122] &amp; &quot;', '&quot; &amp; [.D122] &amp; &quot;');&quot;" office:value-type="string" office:string-value="INSERT INTO testedb.customer VALUES(121, 2, 'Beau Shepard', 'beau.shepard@yahoo.com');" calcext:value-type="string">
            <text:p>INSERT INTO testedb.customer VALUES(121, 2, 'Beau Shepard', 'beau.shepard@yahoo.com');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au Stout</text:p>
          </table:table-cell>
          <table:table-cell table:formula="of:=LOWER(SUBSTITUTE([.C123];&quot; &quot;;&quot;.&quot;))&amp;&quot;@yahoo.com&quot;" office:value-type="string" office:string-value="beau.stout@yahoo.com" calcext:value-type="string">
            <text:p>beau.stout@yahoo.com</text:p>
          </table:table-cell>
          <table:table-cell table:formula="of:=&quot;INSERT INTO testedb.customer VALUES(&quot; &amp; [.A123] &amp; &quot;, &quot; &amp; [.B123] &amp; &quot;, '&quot; &amp; [.C123] &amp; &quot;', '&quot; &amp; [.D123] &amp; &quot;');&quot;" office:value-type="string" office:string-value="INSERT INTO testedb.customer VALUES(122, 2, 'Beau Stout', 'beau.stout@yahoo.com');" calcext:value-type="string">
            <text:p>INSERT INTO testedb.customer VALUES(122, 2, 'Beau Stout', 'beau.stout@yahoo.com');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ll Steele</text:p>
          </table:table-cell>
          <table:table-cell table:formula="of:=LOWER(SUBSTITUTE([.C124];&quot; &quot;;&quot;.&quot;))&amp;&quot;@yahoo.com&quot;" office:value-type="string" office:string-value="bell.steele@yahoo.com" calcext:value-type="string">
            <text:p>bell.steele@yahoo.com</text:p>
          </table:table-cell>
          <table:table-cell table:formula="of:=&quot;INSERT INTO testedb.customer VALUES(&quot; &amp; [.A124] &amp; &quot;, &quot; &amp; [.B124] &amp; &quot;, '&quot; &amp; [.C124] &amp; &quot;', '&quot; &amp; [.D124] &amp; &quot;');&quot;" office:value-type="string" office:string-value="INSERT INTO testedb.customer VALUES(123, 2, 'Bell Steele', 'bell.steele@yahoo.com');" calcext:value-type="string">
            <text:p>INSERT INTO testedb.customer VALUES(123, 2, 'Bell Steele', 'bell.steele@yahoo.com');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lle Allen</text:p>
          </table:table-cell>
          <table:table-cell table:formula="of:=LOWER(SUBSTITUTE([.C125];&quot; &quot;;&quot;.&quot;))&amp;&quot;@yahoo.com&quot;" office:value-type="string" office:string-value="belle.allen@yahoo.com" calcext:value-type="string">
            <text:p>belle.allen@yahoo.com</text:p>
          </table:table-cell>
          <table:table-cell table:formula="of:=&quot;INSERT INTO testedb.customer VALUES(&quot; &amp; [.A125] &amp; &quot;, &quot; &amp; [.B125] &amp; &quot;, '&quot; &amp; [.C125] &amp; &quot;', '&quot; &amp; [.D125] &amp; &quot;');&quot;" office:value-type="string" office:string-value="INSERT INTO testedb.customer VALUES(124, 2, 'Belle Allen', 'belle.allen@yahoo.com');" calcext:value-type="string">
            <text:p>INSERT INTO testedb.customer VALUES(124, 2, 'Belle Allen', 'belle.allen@yahoo.com');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nedict French</text:p>
          </table:table-cell>
          <table:table-cell table:formula="of:=LOWER(SUBSTITUTE([.C126];&quot; &quot;;&quot;.&quot;))&amp;&quot;@yahoo.com&quot;" office:value-type="string" office:string-value="benedict.french@yahoo.com" calcext:value-type="string">
            <text:p>benedict.french@yahoo.com</text:p>
          </table:table-cell>
          <table:table-cell table:formula="of:=&quot;INSERT INTO testedb.customer VALUES(&quot; &amp; [.A126] &amp; &quot;, &quot; &amp; [.B126] &amp; &quot;, '&quot; &amp; [.C126] &amp; &quot;', '&quot; &amp; [.D126] &amp; &quot;');&quot;" office:value-type="string" office:string-value="INSERT INTO testedb.customer VALUES(125, 2, 'Benedict French', 'benedict.french@yahoo.com');" calcext:value-type="string">
            <text:p>INSERT INTO testedb.customer VALUES(125, 2, 'Benedict French', 'benedict.french@yahoo.com');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njamin Aguirre</text:p>
          </table:table-cell>
          <table:table-cell table:formula="of:=LOWER(SUBSTITUTE([.C127];&quot; &quot;;&quot;.&quot;))&amp;&quot;@yahoo.com&quot;" office:value-type="string" office:string-value="benjamin.aguirre@yahoo.com" calcext:value-type="string">
            <text:p>benjamin.aguirre@yahoo.com</text:p>
          </table:table-cell>
          <table:table-cell table:formula="of:=&quot;INSERT INTO testedb.customer VALUES(&quot; &amp; [.A127] &amp; &quot;, &quot; &amp; [.B127] &amp; &quot;, '&quot; &amp; [.C127] &amp; &quot;', '&quot; &amp; [.D127] &amp; &quot;');&quot;" office:value-type="string" office:string-value="INSERT INTO testedb.customer VALUES(126, 2, 'Benjamin Aguirre', 'benjamin.aguirre@yahoo.com');" calcext:value-type="string">
            <text:p>INSERT INTO testedb.customer VALUES(126, 2, 'Benjamin Aguirre', 'benjamin.aguirre@yahoo.com');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njamin Roberson</text:p>
          </table:table-cell>
          <table:table-cell table:formula="of:=LOWER(SUBSTITUTE([.C128];&quot; &quot;;&quot;.&quot;))&amp;&quot;@yahoo.com&quot;" office:value-type="string" office:string-value="benjamin.roberson@yahoo.com" calcext:value-type="string">
            <text:p>benjamin.roberson@yahoo.com</text:p>
          </table:table-cell>
          <table:table-cell table:formula="of:=&quot;INSERT INTO testedb.customer VALUES(&quot; &amp; [.A128] &amp; &quot;, &quot; &amp; [.B128] &amp; &quot;, '&quot; &amp; [.C128] &amp; &quot;', '&quot; &amp; [.D128] &amp; &quot;');&quot;" office:value-type="string" office:string-value="INSERT INTO testedb.customer VALUES(127, 2, 'Benjamin Roberson', 'benjamin.roberson@yahoo.com');" calcext:value-type="string">
            <text:p>INSERT INTO testedb.customer VALUES(127, 2, 'Benjamin Roberson', 'benjamin.roberson@yahoo.com');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rk Cooper</text:p>
          </table:table-cell>
          <table:table-cell table:formula="of:=LOWER(SUBSTITUTE([.C129];&quot; &quot;;&quot;.&quot;))&amp;&quot;@yahoo.com&quot;" office:value-type="string" office:string-value="berk.cooper@yahoo.com" calcext:value-type="string">
            <text:p>berk.cooper@yahoo.com</text:p>
          </table:table-cell>
          <table:table-cell table:formula="of:=&quot;INSERT INTO testedb.customer VALUES(&quot; &amp; [.A129] &amp; &quot;, &quot; &amp; [.B129] &amp; &quot;, '&quot; &amp; [.C129] &amp; &quot;', '&quot; &amp; [.D129] &amp; &quot;');&quot;" office:value-type="string" office:string-value="INSERT INTO testedb.customer VALUES(128, 2, 'Berk Cooper', 'berk.cooper@yahoo.com');" calcext:value-type="string">
            <text:p>INSERT INTO testedb.customer VALUES(128, 2, 'Berk Cooper', 'berk.cooper@yahoo.com');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rk James</text:p>
          </table:table-cell>
          <table:table-cell table:formula="of:=LOWER(SUBSTITUTE([.C130];&quot; &quot;;&quot;.&quot;))&amp;&quot;@yahoo.com&quot;" office:value-type="string" office:string-value="berk.james@yahoo.com" calcext:value-type="string">
            <text:p>berk.james@yahoo.com</text:p>
          </table:table-cell>
          <table:table-cell table:formula="of:=&quot;INSERT INTO testedb.customer VALUES(&quot; &amp; [.A130] &amp; &quot;, &quot; &amp; [.B130] &amp; &quot;, '&quot; &amp; [.C130] &amp; &quot;', '&quot; &amp; [.D130] &amp; &quot;');&quot;" office:value-type="string" office:string-value="INSERT INTO testedb.customer VALUES(129, 2, 'Berk James', 'berk.james@yahoo.com');" calcext:value-type="string">
            <text:p>INSERT INTO testedb.customer VALUES(129, 2, 'Berk James', 'berk.james@yahoo.com');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rk Wilcox</text:p>
          </table:table-cell>
          <table:table-cell table:formula="of:=LOWER(SUBSTITUTE([.C131];&quot; &quot;;&quot;.&quot;))&amp;&quot;@yahoo.com&quot;" office:value-type="string" office:string-value="berk.wilcox@yahoo.com" calcext:value-type="string">
            <text:p>berk.wilcox@yahoo.com</text:p>
          </table:table-cell>
          <table:table-cell table:formula="of:=&quot;INSERT INTO testedb.customer VALUES(&quot; &amp; [.A131] &amp; &quot;, &quot; &amp; [.B131] &amp; &quot;, '&quot; &amp; [.C131] &amp; &quot;', '&quot; &amp; [.D131] &amp; &quot;');&quot;" office:value-type="string" office:string-value="INSERT INTO testedb.customer VALUES(130, 2, 'Berk Wilcox', 'berk.wilcox@yahoo.com');" calcext:value-type="string">
            <text:p>INSERT INTO testedb.customer VALUES(130, 2, 'Berk Wilcox', 'berk.wilcox@yahoo.com');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rnard Garrison</text:p>
          </table:table-cell>
          <table:table-cell table:formula="of:=LOWER(SUBSTITUTE([.C132];&quot; &quot;;&quot;.&quot;))&amp;&quot;@yahoo.com&quot;" office:value-type="string" office:string-value="bernard.garrison@yahoo.com" calcext:value-type="string">
            <text:p>bernard.garrison@yahoo.com</text:p>
          </table:table-cell>
          <table:table-cell table:formula="of:=&quot;INSERT INTO testedb.customer VALUES(&quot; &amp; [.A132] &amp; &quot;, &quot; &amp; [.B132] &amp; &quot;, '&quot; &amp; [.C132] &amp; &quot;', '&quot; &amp; [.D132] &amp; &quot;');&quot;" office:value-type="string" office:string-value="INSERT INTO testedb.customer VALUES(131, 2, 'Bernard Garrison', 'bernard.garrison@yahoo.com');" calcext:value-type="string">
            <text:p>INSERT INTO testedb.customer VALUES(131, 2, 'Bernard Garrison', 'bernard.garrison@yahoo.com');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rt Mayer</text:p>
          </table:table-cell>
          <table:table-cell table:formula="of:=LOWER(SUBSTITUTE([.C133];&quot; &quot;;&quot;.&quot;))&amp;&quot;@yahoo.com&quot;" office:value-type="string" office:string-value="bert.mayer@yahoo.com" calcext:value-type="string">
            <text:p>bert.mayer@yahoo.com</text:p>
          </table:table-cell>
          <table:table-cell table:formula="of:=&quot;INSERT INTO testedb.customer VALUES(&quot; &amp; [.A133] &amp; &quot;, &quot; &amp; [.B133] &amp; &quot;, '&quot; &amp; [.C133] &amp; &quot;', '&quot; &amp; [.D133] &amp; &quot;');&quot;" office:value-type="string" office:string-value="INSERT INTO testedb.customer VALUES(132, 2, 'Bert Mayer', 'bert.mayer@yahoo.com');" calcext:value-type="string">
            <text:p>INSERT INTO testedb.customer VALUES(132, 2, 'Bert Mayer', 'bert.mayer@yahoo.com');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thany Melton</text:p>
          </table:table-cell>
          <table:table-cell table:formula="of:=LOWER(SUBSTITUTE([.C134];&quot; &quot;;&quot;.&quot;))&amp;&quot;@yahoo.com&quot;" office:value-type="string" office:string-value="bethany.melton@yahoo.com" calcext:value-type="string">
            <text:p>bethany.melton@yahoo.com</text:p>
          </table:table-cell>
          <table:table-cell table:formula="of:=&quot;INSERT INTO testedb.customer VALUES(&quot; &amp; [.A134] &amp; &quot;, &quot; &amp; [.B134] &amp; &quot;, '&quot; &amp; [.C134] &amp; &quot;', '&quot; &amp; [.D134] &amp; &quot;');&quot;" office:value-type="string" office:string-value="INSERT INTO testedb.customer VALUES(133, 2, 'Bethany Melton', 'bethany.melton@yahoo.com');" calcext:value-type="string">
            <text:p>INSERT INTO testedb.customer VALUES(133, 2, 'Bethany Melton', 'bethany.melton@yahoo.com');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verly Harmon</text:p>
          </table:table-cell>
          <table:table-cell table:formula="of:=LOWER(SUBSTITUTE([.C135];&quot; &quot;;&quot;.&quot;))&amp;&quot;@yahoo.com&quot;" office:value-type="string" office:string-value="beverly.harmon@yahoo.com" calcext:value-type="string">
            <text:p>beverly.harmon@yahoo.com</text:p>
          </table:table-cell>
          <table:table-cell table:formula="of:=&quot;INSERT INTO testedb.customer VALUES(&quot; &amp; [.A135] &amp; &quot;, &quot; &amp; [.B135] &amp; &quot;, '&quot; &amp; [.C135] &amp; &quot;', '&quot; &amp; [.D135] &amp; &quot;');&quot;" office:value-type="string" office:string-value="INSERT INTO testedb.customer VALUES(134, 2, 'Beverly Harmon', 'beverly.harmon@yahoo.com');" calcext:value-type="string">
            <text:p>INSERT INTO testedb.customer VALUES(134, 2, 'Beverly Harmon', 'beverly.harmon@yahoo.com');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vis Bentley</text:p>
          </table:table-cell>
          <table:table-cell table:formula="of:=LOWER(SUBSTITUTE([.C136];&quot; &quot;;&quot;.&quot;))&amp;&quot;@yahoo.com&quot;" office:value-type="string" office:string-value="bevis.bentley@yahoo.com" calcext:value-type="string">
            <text:p>bevis.bentley@yahoo.com</text:p>
          </table:table-cell>
          <table:table-cell table:formula="of:=&quot;INSERT INTO testedb.customer VALUES(&quot; &amp; [.A136] &amp; &quot;, &quot; &amp; [.B136] &amp; &quot;, '&quot; &amp; [.C136] &amp; &quot;', '&quot; &amp; [.D136] &amp; &quot;');&quot;" office:value-type="string" office:string-value="INSERT INTO testedb.customer VALUES(135, 2, 'Bevis Bentley', 'bevis.bentley@yahoo.com');" calcext:value-type="string">
            <text:p>INSERT INTO testedb.customer VALUES(135, 2, 'Bevis Bentley', 'bevis.bentley@yahoo.com');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aze Carter</text:p>
          </table:table-cell>
          <table:table-cell table:formula="of:=LOWER(SUBSTITUTE([.C137];&quot; &quot;;&quot;.&quot;))&amp;&quot;@yahoo.com&quot;" office:value-type="string" office:string-value="blaze.carter@yahoo.com" calcext:value-type="string">
            <text:p>blaze.carter@yahoo.com</text:p>
          </table:table-cell>
          <table:table-cell table:formula="of:=&quot;INSERT INTO testedb.customer VALUES(&quot; &amp; [.A137] &amp; &quot;, &quot; &amp; [.B137] &amp; &quot;, '&quot; &amp; [.C137] &amp; &quot;', '&quot; &amp; [.D137] &amp; &quot;');&quot;" office:value-type="string" office:string-value="INSERT INTO testedb.customer VALUES(136, 2, 'Blaze Carter', 'blaze.carter@yahoo.com');" calcext:value-type="string">
            <text:p>INSERT INTO testedb.customer VALUES(136, 2, 'Blaze Carter', 'blaze.carter@yahoo.com');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aze Guthrie</text:p>
          </table:table-cell>
          <table:table-cell table:formula="of:=LOWER(SUBSTITUTE([.C138];&quot; &quot;;&quot;.&quot;))&amp;&quot;@yahoo.com&quot;" office:value-type="string" office:string-value="blaze.guthrie@yahoo.com" calcext:value-type="string">
            <text:p>blaze.guthrie@yahoo.com</text:p>
          </table:table-cell>
          <table:table-cell table:formula="of:=&quot;INSERT INTO testedb.customer VALUES(&quot; &amp; [.A138] &amp; &quot;, &quot; &amp; [.B138] &amp; &quot;, '&quot; &amp; [.C138] &amp; &quot;', '&quot; &amp; [.D138] &amp; &quot;');&quot;" office:value-type="string" office:string-value="INSERT INTO testedb.customer VALUES(137, 2, 'Blaze Guthrie', 'blaze.guthrie@yahoo.com');" calcext:value-type="string">
            <text:p>INSERT INTO testedb.customer VALUES(137, 2, 'Blaze Guthrie', 'blaze.guthrie@yahoo.com');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ossom Davis</text:p>
          </table:table-cell>
          <table:table-cell table:formula="of:=LOWER(SUBSTITUTE([.C139];&quot; &quot;;&quot;.&quot;))&amp;&quot;@yahoo.com&quot;" office:value-type="string" office:string-value="blossom.davis@yahoo.com" calcext:value-type="string">
            <text:p>blossom.davis@yahoo.com</text:p>
          </table:table-cell>
          <table:table-cell table:formula="of:=&quot;INSERT INTO testedb.customer VALUES(&quot; &amp; [.A139] &amp; &quot;, &quot; &amp; [.B139] &amp; &quot;, '&quot; &amp; [.C139] &amp; &quot;', '&quot; &amp; [.D139] &amp; &quot;');&quot;" office:value-type="string" office:string-value="INSERT INTO testedb.customer VALUES(138, 2, 'Blossom Davis', 'blossom.davis@yahoo.com');" calcext:value-type="string">
            <text:p>INSERT INTO testedb.customer VALUES(138, 2, 'Blossom Davis', 'blossom.davis@yahoo.com');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ythe Brock</text:p>
          </table:table-cell>
          <table:table-cell table:formula="of:=LOWER(SUBSTITUTE([.C140];&quot; &quot;;&quot;.&quot;))&amp;&quot;@yahoo.com&quot;" office:value-type="string" office:string-value="blythe.brock@yahoo.com" calcext:value-type="string">
            <text:p>blythe.brock@yahoo.com</text:p>
          </table:table-cell>
          <table:table-cell table:formula="of:=&quot;INSERT INTO testedb.customer VALUES(&quot; &amp; [.A140] &amp; &quot;, &quot; &amp; [.B140] &amp; &quot;, '&quot; &amp; [.C140] &amp; &quot;', '&quot; &amp; [.D140] &amp; &quot;');&quot;" office:value-type="string" office:string-value="INSERT INTO testedb.customer VALUES(139, 2, 'Blythe Brock', 'blythe.brock@yahoo.com');" calcext:value-type="string">
            <text:p>INSERT INTO testedb.customer VALUES(139, 2, 'Blythe Brock', 'blythe.brock@yahoo.com');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oris Meyers</text:p>
          </table:table-cell>
          <table:table-cell table:formula="of:=LOWER(SUBSTITUTE([.C141];&quot; &quot;;&quot;.&quot;))&amp;&quot;@yahoo.com&quot;" office:value-type="string" office:string-value="boris.meyers@yahoo.com" calcext:value-type="string">
            <text:p>boris.meyers@yahoo.com</text:p>
          </table:table-cell>
          <table:table-cell table:formula="of:=&quot;INSERT INTO testedb.customer VALUES(&quot; &amp; [.A141] &amp; &quot;, &quot; &amp; [.B141] &amp; &quot;, '&quot; &amp; [.C141] &amp; &quot;', '&quot; &amp; [.D141] &amp; &quot;');&quot;" office:value-type="string" office:string-value="INSERT INTO testedb.customer VALUES(140, 2, 'Boris Meyers', 'boris.meyers@yahoo.com');" calcext:value-type="string">
            <text:p>INSERT INTO testedb.customer VALUES(140, 2, 'Boris Meyers', 'boris.meyers@yahoo.com');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adley Ellis</text:p>
          </table:table-cell>
          <table:table-cell table:formula="of:=LOWER(SUBSTITUTE([.C142];&quot; &quot;;&quot;.&quot;))&amp;&quot;@yahoo.com&quot;" office:value-type="string" office:string-value="bradley.ellis@yahoo.com" calcext:value-type="string">
            <text:p>bradley.ellis@yahoo.com</text:p>
          </table:table-cell>
          <table:table-cell table:formula="of:=&quot;INSERT INTO testedb.customer VALUES(&quot; &amp; [.A142] &amp; &quot;, &quot; &amp; [.B142] &amp; &quot;, '&quot; &amp; [.C142] &amp; &quot;', '&quot; &amp; [.D142] &amp; &quot;');&quot;" office:value-type="string" office:string-value="INSERT INTO testedb.customer VALUES(141, 2, 'Bradley Ellis', 'bradley.ellis@yahoo.com');" calcext:value-type="string">
            <text:p>INSERT INTO testedb.customer VALUES(141, 2, 'Bradley Ellis', 'bradley.ellis@yahoo.com');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ady Woods</text:p>
          </table:table-cell>
          <table:table-cell table:formula="of:=LOWER(SUBSTITUTE([.C143];&quot; &quot;;&quot;.&quot;))&amp;&quot;@yahoo.com&quot;" office:value-type="string" office:string-value="brady.woods@yahoo.com" calcext:value-type="string">
            <text:p>brady.woods@yahoo.com</text:p>
          </table:table-cell>
          <table:table-cell table:formula="of:=&quot;INSERT INTO testedb.customer VALUES(&quot; &amp; [.A143] &amp; &quot;, &quot; &amp; [.B143] &amp; &quot;, '&quot; &amp; [.C143] &amp; &quot;', '&quot; &amp; [.D143] &amp; &quot;');&quot;" office:value-type="string" office:string-value="INSERT INTO testedb.customer VALUES(142, 2, 'Brady Woods', 'brady.woods@yahoo.com');" calcext:value-type="string">
            <text:p>INSERT INTO testedb.customer VALUES(142, 2, 'Brady Woods', 'brady.woods@yahoo.com');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eanna Hicks</text:p>
          </table:table-cell>
          <table:table-cell table:formula="of:=LOWER(SUBSTITUTE([.C144];&quot; &quot;;&quot;.&quot;))&amp;&quot;@yahoo.com&quot;" office:value-type="string" office:string-value="breanna.hicks@yahoo.com" calcext:value-type="string">
            <text:p>breanna.hicks@yahoo.com</text:p>
          </table:table-cell>
          <table:table-cell table:formula="of:=&quot;INSERT INTO testedb.customer VALUES(&quot; &amp; [.A144] &amp; &quot;, &quot; &amp; [.B144] &amp; &quot;, '&quot; &amp; [.C144] &amp; &quot;', '&quot; &amp; [.D144] &amp; &quot;');&quot;" office:value-type="string" office:string-value="INSERT INTO testedb.customer VALUES(143, 2, 'Breanna Hicks', 'breanna.hicks@yahoo.com');" calcext:value-type="string">
            <text:p>INSERT INTO testedb.customer VALUES(143, 2, 'Breanna Hicks', 'breanna.hicks@yahoo.com');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ee Ramos</text:p>
          </table:table-cell>
          <table:table-cell table:formula="of:=LOWER(SUBSTITUTE([.C145];&quot; &quot;;&quot;.&quot;))&amp;&quot;@yahoo.com&quot;" office:value-type="string" office:string-value="bree.ramos@yahoo.com" calcext:value-type="string">
            <text:p>bree.ramos@yahoo.com</text:p>
          </table:table-cell>
          <table:table-cell table:formula="of:=&quot;INSERT INTO testedb.customer VALUES(&quot; &amp; [.A145] &amp; &quot;, &quot; &amp; [.B145] &amp; &quot;, '&quot; &amp; [.C145] &amp; &quot;', '&quot; &amp; [.D145] &amp; &quot;');&quot;" office:value-type="string" office:string-value="INSERT INTO testedb.customer VALUES(144, 2, 'Bree Ramos', 'bree.ramos@yahoo.com');" calcext:value-type="string">
            <text:p>INSERT INTO testedb.customer VALUES(144, 2, 'Bree Ramos', 'bree.ramos@yahoo.com');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endan Gillespie</text:p>
          </table:table-cell>
          <table:table-cell table:formula="of:=LOWER(SUBSTITUTE([.C146];&quot; &quot;;&quot;.&quot;))&amp;&quot;@yahoo.com&quot;" office:value-type="string" office:string-value="brendan.gillespie@yahoo.com" calcext:value-type="string">
            <text:p>brendan.gillespie@yahoo.com</text:p>
          </table:table-cell>
          <table:table-cell table:formula="of:=&quot;INSERT INTO testedb.customer VALUES(&quot; &amp; [.A146] &amp; &quot;, &quot; &amp; [.B146] &amp; &quot;, '&quot; &amp; [.C146] &amp; &quot;', '&quot; &amp; [.D146] &amp; &quot;');&quot;" office:value-type="string" office:string-value="INSERT INTO testedb.customer VALUES(145, 2, 'Brendan Gillespie', 'brendan.gillespie@yahoo.com');" calcext:value-type="string">
            <text:p>INSERT INTO testedb.customer VALUES(145, 2, 'Brendan Gillespie', 'brendan.gillespie@yahoo.com');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endan Lott</text:p>
          </table:table-cell>
          <table:table-cell table:formula="of:=LOWER(SUBSTITUTE([.C147];&quot; &quot;;&quot;.&quot;))&amp;&quot;@yahoo.com&quot;" office:value-type="string" office:string-value="brendan.lott@yahoo.com" calcext:value-type="string">
            <text:p>brendan.lott@yahoo.com</text:p>
          </table:table-cell>
          <table:table-cell table:formula="of:=&quot;INSERT INTO testedb.customer VALUES(&quot; &amp; [.A147] &amp; &quot;, &quot; &amp; [.B147] &amp; &quot;, '&quot; &amp; [.C147] &amp; &quot;', '&quot; &amp; [.D147] &amp; &quot;');&quot;" office:value-type="string" office:string-value="INSERT INTO testedb.customer VALUES(146, 2, 'Brendan Lott', 'brendan.lott@yahoo.com');" calcext:value-type="string">
            <text:p>INSERT INTO testedb.customer VALUES(146, 2, 'Brendan Lott', 'brendan.lott@yahoo.com');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endan Patrick</text:p>
          </table:table-cell>
          <table:table-cell table:formula="of:=LOWER(SUBSTITUTE([.C148];&quot; &quot;;&quot;.&quot;))&amp;&quot;@yahoo.com&quot;" office:value-type="string" office:string-value="brendan.patrick@yahoo.com" calcext:value-type="string">
            <text:p>brendan.patrick@yahoo.com</text:p>
          </table:table-cell>
          <table:table-cell table:formula="of:=&quot;INSERT INTO testedb.customer VALUES(&quot; &amp; [.A148] &amp; &quot;, &quot; &amp; [.B148] &amp; &quot;, '&quot; &amp; [.C148] &amp; &quot;', '&quot; &amp; [.D148] &amp; &quot;');&quot;" office:value-type="string" office:string-value="INSERT INTO testedb.customer VALUES(147, 2, 'Brendan Patrick', 'brendan.patrick@yahoo.com');" calcext:value-type="string">
            <text:p>INSERT INTO testedb.customer VALUES(147, 2, 'Brendan Patrick', 'brendan.patrick@yahoo.com');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enden Summers</text:p>
          </table:table-cell>
          <table:table-cell table:formula="of:=LOWER(SUBSTITUTE([.C149];&quot; &quot;;&quot;.&quot;))&amp;&quot;@yahoo.com&quot;" office:value-type="string" office:string-value="brenden.summers@yahoo.com" calcext:value-type="string">
            <text:p>brenden.summers@yahoo.com</text:p>
          </table:table-cell>
          <table:table-cell table:formula="of:=&quot;INSERT INTO testedb.customer VALUES(&quot; &amp; [.A149] &amp; &quot;, &quot; &amp; [.B149] &amp; &quot;, '&quot; &amp; [.C149] &amp; &quot;', '&quot; &amp; [.D149] &amp; &quot;');&quot;" office:value-type="string" office:string-value="INSERT INTO testedb.customer VALUES(148, 2, 'Brenden Summers', 'brenden.summers@yahoo.com');" calcext:value-type="string">
            <text:p>INSERT INTO testedb.customer VALUES(148, 2, 'Brenden Summers', 'brenden.summers@yahoo.com');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enden Valentine</text:p>
          </table:table-cell>
          <table:table-cell table:formula="of:=LOWER(SUBSTITUTE([.C150];&quot; &quot;;&quot;.&quot;))&amp;&quot;@yahoo.com&quot;" office:value-type="string" office:string-value="brenden.valentine@yahoo.com" calcext:value-type="string">
            <text:p>brenden.valentine@yahoo.com</text:p>
          </table:table-cell>
          <table:table-cell table:formula="of:=&quot;INSERT INTO testedb.customer VALUES(&quot; &amp; [.A150] &amp; &quot;, &quot; &amp; [.B150] &amp; &quot;, '&quot; &amp; [.C150] &amp; &quot;', '&quot; &amp; [.D150] &amp; &quot;');&quot;" office:value-type="string" office:string-value="INSERT INTO testedb.customer VALUES(149, 2, 'Brenden Valentine', 'brenden.valentine@yahoo.com');" calcext:value-type="string">
            <text:p>INSERT INTO testedb.customer VALUES(149, 2, 'Brenden Valentine', 'brenden.valentine@yahoo.com');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style-name="Default" office:value-type="float" office:value="3" calcext:value-type="float">
            <text:p>3</text:p>
          </table:table-cell>
          <table:table-cell office:value-type="string" calcext:value-type="string">
            <text:p>Brenna Cote</text:p>
          </table:table-cell>
          <table:table-cell table:formula="of:=LOWER(SUBSTITUTE([.C151];&quot; &quot;;&quot;.&quot;))&amp;&quot;@yahoo.com&quot;" office:value-type="string" office:string-value="brenna.cote@yahoo.com" calcext:value-type="string">
            <text:p>brenna.cote@yahoo.com</text:p>
          </table:table-cell>
          <table:table-cell table:formula="of:=&quot;INSERT INTO testedb.customer VALUES(&quot; &amp; [.A151] &amp; &quot;, &quot; &amp; [.B151] &amp; &quot;, '&quot; &amp; [.C151] &amp; &quot;', '&quot; &amp; [.D151] &amp; &quot;');&quot;" office:value-type="string" office:string-value="INSERT INTO testedb.customer VALUES(150, 3, 'Brenna Cote', 'brenna.cote@yahoo.com');" calcext:value-type="string">
            <text:p>INSERT INTO testedb.customer VALUES(150, 3, 'Brenna Cote', 'brenna.cote@yahoo.com');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iar Goodman</text:p>
          </table:table-cell>
          <table:table-cell table:formula="of:=LOWER(SUBSTITUTE([.C152];&quot; &quot;;&quot;.&quot;))&amp;&quot;@yahoo.com&quot;" office:value-type="string" office:string-value="briar.goodman@yahoo.com" calcext:value-type="string">
            <text:p>briar.goodman@yahoo.com</text:p>
          </table:table-cell>
          <table:table-cell table:formula="of:=&quot;INSERT INTO testedb.customer VALUES(&quot; &amp; [.A152] &amp; &quot;, &quot; &amp; [.B152] &amp; &quot;, '&quot; &amp; [.C152] &amp; &quot;', '&quot; &amp; [.D152] &amp; &quot;');&quot;" office:value-type="string" office:string-value="INSERT INTO testedb.customer VALUES(151, 2, 'Briar Goodman', 'briar.goodman@yahoo.com');" calcext:value-type="string">
            <text:p>INSERT INTO testedb.customer VALUES(151, 2, 'Briar Goodman', 'briar.goodman@yahoo.com');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ielle Acosta</text:p>
          </table:table-cell>
          <table:table-cell table:formula="of:=LOWER(SUBSTITUTE([.C153];&quot; &quot;;&quot;.&quot;))&amp;&quot;@yahoo.com&quot;" office:value-type="string" office:string-value="brielle.acosta@yahoo.com" calcext:value-type="string">
            <text:p>brielle.acosta@yahoo.com</text:p>
          </table:table-cell>
          <table:table-cell table:formula="of:=&quot;INSERT INTO testedb.customer VALUES(&quot; &amp; [.A153] &amp; &quot;, &quot; &amp; [.B153] &amp; &quot;, '&quot; &amp; [.C153] &amp; &quot;', '&quot; &amp; [.D153] &amp; &quot;');&quot;" office:value-type="string" office:string-value="INSERT INTO testedb.customer VALUES(152, 2, 'Brielle Acosta', 'brielle.acosta@yahoo.com');" calcext:value-type="string">
            <text:p>INSERT INTO testedb.customer VALUES(152, 2, 'Brielle Acosta', 'brielle.acosta@yahoo.com');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ielle Logan</text:p>
          </table:table-cell>
          <table:table-cell table:formula="of:=LOWER(SUBSTITUTE([.C154];&quot; &quot;;&quot;.&quot;))&amp;&quot;@yahoo.com&quot;" office:value-type="string" office:string-value="brielle.logan@yahoo.com" calcext:value-type="string">
            <text:p>brielle.logan@yahoo.com</text:p>
          </table:table-cell>
          <table:table-cell table:formula="of:=&quot;INSERT INTO testedb.customer VALUES(&quot; &amp; [.A154] &amp; &quot;, &quot; &amp; [.B154] &amp; &quot;, '&quot; &amp; [.C154] &amp; &quot;', '&quot; &amp; [.D154] &amp; &quot;');&quot;" office:value-type="string" office:string-value="INSERT INTO testedb.customer VALUES(153, 2, 'Brielle Logan', 'brielle.logan@yahoo.com');" calcext:value-type="string">
            <text:p>INSERT INTO testedb.customer VALUES(153, 2, 'Brielle Logan', 'brielle.logan@yahoo.com');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itanney Blake</text:p>
          </table:table-cell>
          <table:table-cell table:formula="of:=LOWER(SUBSTITUTE([.C155];&quot; &quot;;&quot;.&quot;))&amp;&quot;@yahoo.com&quot;" office:value-type="string" office:string-value="britanney.blake@yahoo.com" calcext:value-type="string">
            <text:p>britanney.blake@yahoo.com</text:p>
          </table:table-cell>
          <table:table-cell table:formula="of:=&quot;INSERT INTO testedb.customer VALUES(&quot; &amp; [.A155] &amp; &quot;, &quot; &amp; [.B155] &amp; &quot;, '&quot; &amp; [.C155] &amp; &quot;', '&quot; &amp; [.D155] &amp; &quot;');&quot;" office:value-type="string" office:string-value="INSERT INTO testedb.customer VALUES(154, 2, 'Britanney Blake', 'britanney.blake@yahoo.com');" calcext:value-type="string">
            <text:p>INSERT INTO testedb.customer VALUES(154, 2, 'Britanney Blake', 'britanney.blake@yahoo.com');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itanney Bradford</text:p>
          </table:table-cell>
          <table:table-cell table:formula="of:=LOWER(SUBSTITUTE([.C156];&quot; &quot;;&quot;.&quot;))&amp;&quot;@yahoo.com&quot;" office:value-type="string" office:string-value="britanney.bradford@yahoo.com" calcext:value-type="string">
            <text:p>britanney.bradford@yahoo.com</text:p>
          </table:table-cell>
          <table:table-cell table:formula="of:=&quot;INSERT INTO testedb.customer VALUES(&quot; &amp; [.A156] &amp; &quot;, &quot; &amp; [.B156] &amp; &quot;, '&quot; &amp; [.C156] &amp; &quot;', '&quot; &amp; [.D156] &amp; &quot;');&quot;" office:value-type="string" office:string-value="INSERT INTO testedb.customer VALUES(155, 2, 'Britanney Bradford', 'britanney.bradford@yahoo.com');" calcext:value-type="string">
            <text:p>INSERT INTO testedb.customer VALUES(155, 2, 'Britanney Bradford', 'britanney.bradford@yahoo.com');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itanney Sparks</text:p>
          </table:table-cell>
          <table:table-cell table:formula="of:=LOWER(SUBSTITUTE([.C157];&quot; &quot;;&quot;.&quot;))&amp;&quot;@yahoo.com&quot;" office:value-type="string" office:string-value="britanney.sparks@yahoo.com" calcext:value-type="string">
            <text:p>britanney.sparks@yahoo.com</text:p>
          </table:table-cell>
          <table:table-cell table:formula="of:=&quot;INSERT INTO testedb.customer VALUES(&quot; &amp; [.A157] &amp; &quot;, &quot; &amp; [.B157] &amp; &quot;, '&quot; &amp; [.C157] &amp; &quot;', '&quot; &amp; [.D157] &amp; &quot;');&quot;" office:value-type="string" office:string-value="INSERT INTO testedb.customer VALUES(156, 2, 'Britanney Sparks', 'britanney.sparks@yahoo.com');" calcext:value-type="string">
            <text:p>INSERT INTO testedb.customer VALUES(156, 2, 'Britanney Sparks', 'britanney.sparks@yahoo.com');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itanni Tyson</text:p>
          </table:table-cell>
          <table:table-cell table:formula="of:=LOWER(SUBSTITUTE([.C158];&quot; &quot;;&quot;.&quot;))&amp;&quot;@yahoo.com&quot;" office:value-type="string" office:string-value="britanni.tyson@yahoo.com" calcext:value-type="string">
            <text:p>britanni.tyson@yahoo.com</text:p>
          </table:table-cell>
          <table:table-cell table:formula="of:=&quot;INSERT INTO testedb.customer VALUES(&quot; &amp; [.A158] &amp; &quot;, &quot; &amp; [.B158] &amp; &quot;, '&quot; &amp; [.C158] &amp; &quot;', '&quot; &amp; [.D158] &amp; &quot;');&quot;" office:value-type="string" office:string-value="INSERT INTO testedb.customer VALUES(157, 2, 'Britanni Tyson', 'britanni.tyson@yahoo.com');" calcext:value-type="string">
            <text:p>INSERT INTO testedb.customer VALUES(157, 2, 'Britanni Tyson', 'britanni.tyson@yahoo.com');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ock Bradley</text:p>
          </table:table-cell>
          <table:table-cell table:formula="of:=LOWER(SUBSTITUTE([.C159];&quot; &quot;;&quot;.&quot;))&amp;&quot;@yahoo.com&quot;" office:value-type="string" office:string-value="brock.bradley@yahoo.com" calcext:value-type="string">
            <text:p>brock.bradley@yahoo.com</text:p>
          </table:table-cell>
          <table:table-cell table:formula="of:=&quot;INSERT INTO testedb.customer VALUES(&quot; &amp; [.A159] &amp; &quot;, &quot; &amp; [.B159] &amp; &quot;, '&quot; &amp; [.C159] &amp; &quot;', '&quot; &amp; [.D159] &amp; &quot;');&quot;" office:value-type="string" office:string-value="INSERT INTO testedb.customer VALUES(158, 2, 'Brock Bradley', 'brock.bradley@yahoo.com');" calcext:value-type="string">
            <text:p>INSERT INTO testedb.customer VALUES(158, 2, 'Brock Bradley', 'brock.bradley@yahoo.com');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yar Walter</text:p>
          </table:table-cell>
          <table:table-cell table:formula="of:=LOWER(SUBSTITUTE([.C160];&quot; &quot;;&quot;.&quot;))&amp;&quot;@yahoo.com&quot;" office:value-type="string" office:string-value="bryar.walter@yahoo.com" calcext:value-type="string">
            <text:p>bryar.walter@yahoo.com</text:p>
          </table:table-cell>
          <table:table-cell table:formula="of:=&quot;INSERT INTO testedb.customer VALUES(&quot; &amp; [.A160] &amp; &quot;, &quot; &amp; [.B160] &amp; &quot;, '&quot; &amp; [.C160] &amp; &quot;', '&quot; &amp; [.D160] &amp; &quot;');&quot;" office:value-type="string" office:string-value="INSERT INTO testedb.customer VALUES(159, 2, 'Bryar Walter', 'bryar.walter@yahoo.com');" calcext:value-type="string">
            <text:p>INSERT INTO testedb.customer VALUES(159, 2, 'Bryar Walter', 'bryar.walter@yahoo.com');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ckminster Conley</text:p>
          </table:table-cell>
          <table:table-cell table:formula="of:=LOWER(SUBSTITUTE([.C161];&quot; &quot;;&quot;.&quot;))&amp;&quot;@yahoo.com&quot;" office:value-type="string" office:string-value="buckminster.conley@yahoo.com" calcext:value-type="string">
            <text:p>buckminster.conley@yahoo.com</text:p>
          </table:table-cell>
          <table:table-cell table:formula="of:=&quot;INSERT INTO testedb.customer VALUES(&quot; &amp; [.A161] &amp; &quot;, &quot; &amp; [.B161] &amp; &quot;, '&quot; &amp; [.C161] &amp; &quot;', '&quot; &amp; [.D161] &amp; &quot;');&quot;" office:value-type="string" office:string-value="INSERT INTO testedb.customer VALUES(160, 2, 'Buckminster Conley', 'buckminster.conley@yahoo.com');" calcext:value-type="string">
            <text:p>INSERT INTO testedb.customer VALUES(160, 2, 'Buckminster Conley', 'buckminster.conley@yahoo.com');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ckminster Head</text:p>
          </table:table-cell>
          <table:table-cell table:formula="of:=LOWER(SUBSTITUTE([.C162];&quot; &quot;;&quot;.&quot;))&amp;&quot;@yahoo.com&quot;" office:value-type="string" office:string-value="buckminster.head@yahoo.com" calcext:value-type="string">
            <text:p>buckminster.head@yahoo.com</text:p>
          </table:table-cell>
          <table:table-cell table:formula="of:=&quot;INSERT INTO testedb.customer VALUES(&quot; &amp; [.A162] &amp; &quot;, &quot; &amp; [.B162] &amp; &quot;, '&quot; &amp; [.C162] &amp; &quot;', '&quot; &amp; [.D162] &amp; &quot;');&quot;" office:value-type="string" office:string-value="INSERT INTO testedb.customer VALUES(161, 2, 'Buckminster Head', 'buckminster.head@yahoo.com');" calcext:value-type="string">
            <text:p>INSERT INTO testedb.customer VALUES(161, 2, 'Buckminster Head', 'buckminster.head@yahoo.com');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rton Brewer</text:p>
          </table:table-cell>
          <table:table-cell table:formula="of:=LOWER(SUBSTITUTE([.C163];&quot; &quot;;&quot;.&quot;))&amp;&quot;@yahoo.com&quot;" office:value-type="string" office:string-value="burton.brewer@yahoo.com" calcext:value-type="string">
            <text:p>burton.brewer@yahoo.com</text:p>
          </table:table-cell>
          <table:table-cell table:formula="of:=&quot;INSERT INTO testedb.customer VALUES(&quot; &amp; [.A163] &amp; &quot;, &quot; &amp; [.B163] &amp; &quot;, '&quot; &amp; [.C163] &amp; &quot;', '&quot; &amp; [.D163] &amp; &quot;');&quot;" office:value-type="string" office:string-value="INSERT INTO testedb.customer VALUES(162, 2, 'Burton Brewer', 'burton.brewer@yahoo.com');" calcext:value-type="string">
            <text:p>INSERT INTO testedb.customer VALUES(162, 2, 'Burton Brewer', 'burton.brewer@yahoo.com');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yron Barr</text:p>
          </table:table-cell>
          <table:table-cell table:formula="of:=LOWER(SUBSTITUTE([.C164];&quot; &quot;;&quot;.&quot;))&amp;&quot;@yahoo.com&quot;" office:value-type="string" office:string-value="byron.barr@yahoo.com" calcext:value-type="string">
            <text:p>byron.barr@yahoo.com</text:p>
          </table:table-cell>
          <table:table-cell table:formula="of:=&quot;INSERT INTO testedb.customer VALUES(&quot; &amp; [.A164] &amp; &quot;, &quot; &amp; [.B164] &amp; &quot;, '&quot; &amp; [.C164] &amp; &quot;', '&quot; &amp; [.D164] &amp; &quot;');&quot;" office:value-type="string" office:string-value="INSERT INTO testedb.customer VALUES(163, 2, 'Byron Barr', 'byron.barr@yahoo.com');" calcext:value-type="string">
            <text:p>INSERT INTO testedb.customer VALUES(163, 2, 'Byron Barr', 'byron.barr@yahoo.com');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de Guerra</text:p>
          </table:table-cell>
          <table:table-cell table:formula="of:=LOWER(SUBSTITUTE([.C165];&quot; &quot;;&quot;.&quot;))&amp;&quot;@yahoo.com&quot;" office:value-type="string" office:string-value="cade.guerra@yahoo.com" calcext:value-type="string">
            <text:p>cade.guerra@yahoo.com</text:p>
          </table:table-cell>
          <table:table-cell table:formula="of:=&quot;INSERT INTO testedb.customer VALUES(&quot; &amp; [.A165] &amp; &quot;, &quot; &amp; [.B165] &amp; &quot;, '&quot; &amp; [.C165] &amp; &quot;', '&quot; &amp; [.D165] &amp; &quot;');&quot;" office:value-type="string" office:string-value="INSERT INTO testedb.customer VALUES(164, 2, 'Cade Guerra', 'cade.guerra@yahoo.com');" calcext:value-type="string">
            <text:p>INSERT INTO testedb.customer VALUES(164, 2, 'Cade Guerra', 'cade.guerra@yahoo.com');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de Horton</text:p>
          </table:table-cell>
          <table:table-cell table:formula="of:=LOWER(SUBSTITUTE([.C166];&quot; &quot;;&quot;.&quot;))&amp;&quot;@yahoo.com&quot;" office:value-type="string" office:string-value="cade.horton@yahoo.com" calcext:value-type="string">
            <text:p>cade.horton@yahoo.com</text:p>
          </table:table-cell>
          <table:table-cell table:formula="of:=&quot;INSERT INTO testedb.customer VALUES(&quot; &amp; [.A166] &amp; &quot;, &quot; &amp; [.B166] &amp; &quot;, '&quot; &amp; [.C166] &amp; &quot;', '&quot; &amp; [.D166] &amp; &quot;');&quot;" office:value-type="string" office:string-value="INSERT INTO testedb.customer VALUES(165, 2, 'Cade Horton', 'cade.horton@yahoo.com');" calcext:value-type="string">
            <text:p>INSERT INTO testedb.customer VALUES(165, 2, 'Cade Horton', 'cade.horton@yahoo.com');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dman Malone</text:p>
          </table:table-cell>
          <table:table-cell table:formula="of:=LOWER(SUBSTITUTE([.C167];&quot; &quot;;&quot;.&quot;))&amp;&quot;@yahoo.com&quot;" office:value-type="string" office:string-value="cadman.malone@yahoo.com" calcext:value-type="string">
            <text:p>cadman.malone@yahoo.com</text:p>
          </table:table-cell>
          <table:table-cell table:formula="of:=&quot;INSERT INTO testedb.customer VALUES(&quot; &amp; [.A167] &amp; &quot;, &quot; &amp; [.B167] &amp; &quot;, '&quot; &amp; [.C167] &amp; &quot;', '&quot; &amp; [.D167] &amp; &quot;');&quot;" office:value-type="string" office:string-value="INSERT INTO testedb.customer VALUES(166, 2, 'Cadman Malone', 'cadman.malone@yahoo.com');" calcext:value-type="string">
            <text:p>INSERT INTO testedb.customer VALUES(166, 2, 'Cadman Malone', 'cadman.malone@yahoo.com');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iro Larson</text:p>
          </table:table-cell>
          <table:table-cell table:formula="of:=LOWER(SUBSTITUTE([.C168];&quot; &quot;;&quot;.&quot;))&amp;&quot;@yahoo.com&quot;" office:value-type="string" office:string-value="cairo.larson@yahoo.com" calcext:value-type="string">
            <text:p>cairo.larson@yahoo.com</text:p>
          </table:table-cell>
          <table:table-cell table:formula="of:=&quot;INSERT INTO testedb.customer VALUES(&quot; &amp; [.A168] &amp; &quot;, &quot; &amp; [.B168] &amp; &quot;, '&quot; &amp; [.C168] &amp; &quot;', '&quot; &amp; [.D168] &amp; &quot;');&quot;" office:value-type="string" office:string-value="INSERT INTO testedb.customer VALUES(167, 2, 'Cairo Larson', 'cairo.larson@yahoo.com');" calcext:value-type="string">
            <text:p>INSERT INTO testedb.customer VALUES(167, 2, 'Cairo Larson', 'cairo.larson@yahoo.com');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iro Thompson</text:p>
          </table:table-cell>
          <table:table-cell table:formula="of:=LOWER(SUBSTITUTE([.C169];&quot; &quot;;&quot;.&quot;))&amp;&quot;@yahoo.com&quot;" office:value-type="string" office:string-value="cairo.thompson@yahoo.com" calcext:value-type="string">
            <text:p>cairo.thompson@yahoo.com</text:p>
          </table:table-cell>
          <table:table-cell table:formula="of:=&quot;INSERT INTO testedb.customer VALUES(&quot; &amp; [.A169] &amp; &quot;, &quot; &amp; [.B169] &amp; &quot;, '&quot; &amp; [.C169] &amp; &quot;', '&quot; &amp; [.D169] &amp; &quot;');&quot;" office:value-type="string" office:string-value="INSERT INTO testedb.customer VALUES(168, 2, 'Cairo Thompson', 'cairo.thompson@yahoo.com');" calcext:value-type="string">
            <text:p>INSERT INTO testedb.customer VALUES(168, 2, 'Cairo Thompson', 'cairo.thompson@yahoo.com');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leb Mccall</text:p>
          </table:table-cell>
          <table:table-cell table:formula="of:=LOWER(SUBSTITUTE([.C170];&quot; &quot;;&quot;.&quot;))&amp;&quot;@yahoo.com&quot;" office:value-type="string" office:string-value="caleb.mccall@yahoo.com" calcext:value-type="string">
            <text:p>caleb.mccall@yahoo.com</text:p>
          </table:table-cell>
          <table:table-cell table:formula="of:=&quot;INSERT INTO testedb.customer VALUES(&quot; &amp; [.A170] &amp; &quot;, &quot; &amp; [.B170] &amp; &quot;, '&quot; &amp; [.C170] &amp; &quot;', '&quot; &amp; [.D170] &amp; &quot;');&quot;" office:value-type="string" office:string-value="INSERT INTO testedb.customer VALUES(169, 2, 'Caleb Mccall', 'caleb.mccall@yahoo.com');" calcext:value-type="string">
            <text:p>INSERT INTO testedb.customer VALUES(169, 2, 'Caleb Mccall', 'caleb.mccall@yahoo.com');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lista Cash</text:p>
          </table:table-cell>
          <table:table-cell table:formula="of:=LOWER(SUBSTITUTE([.C171];&quot; &quot;;&quot;.&quot;))&amp;&quot;@yahoo.com&quot;" office:value-type="string" office:string-value="calista.cash@yahoo.com" calcext:value-type="string">
            <text:p>calista.cash@yahoo.com</text:p>
          </table:table-cell>
          <table:table-cell table:formula="of:=&quot;INSERT INTO testedb.customer VALUES(&quot; &amp; [.A171] &amp; &quot;, &quot; &amp; [.B171] &amp; &quot;, '&quot; &amp; [.C171] &amp; &quot;', '&quot; &amp; [.D171] &amp; &quot;');&quot;" office:value-type="string" office:string-value="INSERT INTO testedb.customer VALUES(170, 2, 'Calista Cash', 'calista.cash@yahoo.com');" calcext:value-type="string">
            <text:p>INSERT INTO testedb.customer VALUES(170, 2, 'Calista Cash', 'calista.cash@yahoo.com');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lista Vega</text:p>
          </table:table-cell>
          <table:table-cell table:formula="of:=LOWER(SUBSTITUTE([.C172];&quot; &quot;;&quot;.&quot;))&amp;&quot;@yahoo.com&quot;" office:value-type="string" office:string-value="calista.vega@yahoo.com" calcext:value-type="string">
            <text:p>calista.vega@yahoo.com</text:p>
          </table:table-cell>
          <table:table-cell table:formula="of:=&quot;INSERT INTO testedb.customer VALUES(&quot; &amp; [.A172] &amp; &quot;, &quot; &amp; [.B172] &amp; &quot;, '&quot; &amp; [.C172] &amp; &quot;', '&quot; &amp; [.D172] &amp; &quot;');&quot;" office:value-type="string" office:string-value="INSERT INTO testedb.customer VALUES(171, 2, 'Calista Vega', 'calista.vega@yahoo.com');" calcext:value-type="string">
            <text:p>INSERT INTO testedb.customer VALUES(171, 2, 'Calista Vega', 'calista.vega@yahoo.com');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lly Hill</text:p>
          </table:table-cell>
          <table:table-cell table:formula="of:=LOWER(SUBSTITUTE([.C173];&quot; &quot;;&quot;.&quot;))&amp;&quot;@yahoo.com&quot;" office:value-type="string" office:string-value="cally.hill@yahoo.com" calcext:value-type="string">
            <text:p>cally.hill@yahoo.com</text:p>
          </table:table-cell>
          <table:table-cell table:formula="of:=&quot;INSERT INTO testedb.customer VALUES(&quot; &amp; [.A173] &amp; &quot;, &quot; &amp; [.B173] &amp; &quot;, '&quot; &amp; [.C173] &amp; &quot;', '&quot; &amp; [.D173] &amp; &quot;');&quot;" office:value-type="string" office:string-value="INSERT INTO testedb.customer VALUES(172, 2, 'Cally Hill', 'cally.hill@yahoo.com');" calcext:value-type="string">
            <text:p>INSERT INTO testedb.customer VALUES(172, 2, 'Cally Hill', 'cally.hill@yahoo.com');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lly Rowe</text:p>
          </table:table-cell>
          <table:table-cell table:formula="of:=LOWER(SUBSTITUTE([.C174];&quot; &quot;;&quot;.&quot;))&amp;&quot;@yahoo.com&quot;" office:value-type="string" office:string-value="cally.rowe@yahoo.com" calcext:value-type="string">
            <text:p>cally.rowe@yahoo.com</text:p>
          </table:table-cell>
          <table:table-cell table:formula="of:=&quot;INSERT INTO testedb.customer VALUES(&quot; &amp; [.A174] &amp; &quot;, &quot; &amp; [.B174] &amp; &quot;, '&quot; &amp; [.C174] &amp; &quot;', '&quot; &amp; [.D174] &amp; &quot;');&quot;" office:value-type="string" office:string-value="INSERT INTO testedb.customer VALUES(173, 2, 'Cally Rowe', 'cally.rowe@yahoo.com');" calcext:value-type="string">
            <text:p>INSERT INTO testedb.customer VALUES(173, 2, 'Cally Rowe', 'cally.rowe@yahoo.com');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lvin Mccormick</text:p>
          </table:table-cell>
          <table:table-cell table:formula="of:=LOWER(SUBSTITUTE([.C175];&quot; &quot;;&quot;.&quot;))&amp;&quot;@yahoo.com&quot;" office:value-type="string" office:string-value="calvin.mccormick@yahoo.com" calcext:value-type="string">
            <text:p>calvin.mccormick@yahoo.com</text:p>
          </table:table-cell>
          <table:table-cell table:formula="of:=&quot;INSERT INTO testedb.customer VALUES(&quot; &amp; [.A175] &amp; &quot;, &quot; &amp; [.B175] &amp; &quot;, '&quot; &amp; [.C175] &amp; &quot;', '&quot; &amp; [.D175] &amp; &quot;');&quot;" office:value-type="string" office:string-value="INSERT INTO testedb.customer VALUES(174, 2, 'Calvin Mccormick', 'calvin.mccormick@yahoo.com');" calcext:value-type="string">
            <text:p>INSERT INTO testedb.customer VALUES(174, 2, 'Calvin Mccormick', 'calvin.mccormick@yahoo.com');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mden Sanford</text:p>
          </table:table-cell>
          <table:table-cell table:formula="of:=LOWER(SUBSTITUTE([.C176];&quot; &quot;;&quot;.&quot;))&amp;&quot;@yahoo.com&quot;" office:value-type="string" office:string-value="camden.sanford@yahoo.com" calcext:value-type="string">
            <text:p>camden.sanford@yahoo.com</text:p>
          </table:table-cell>
          <table:table-cell table:formula="of:=&quot;INSERT INTO testedb.customer VALUES(&quot; &amp; [.A176] &amp; &quot;, &quot; &amp; [.B176] &amp; &quot;, '&quot; &amp; [.C176] &amp; &quot;', '&quot; &amp; [.D176] &amp; &quot;');&quot;" office:value-type="string" office:string-value="INSERT INTO testedb.customer VALUES(175, 2, 'Camden Sanford', 'camden.sanford@yahoo.com');" calcext:value-type="string">
            <text:p>INSERT INTO testedb.customer VALUES(175, 2, 'Camden Sanford', 'camden.sanford@yahoo.com');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meran Buchanan</text:p>
          </table:table-cell>
          <table:table-cell table:formula="of:=LOWER(SUBSTITUTE([.C177];&quot; &quot;;&quot;.&quot;))&amp;&quot;@yahoo.com&quot;" office:value-type="string" office:string-value="cameran.buchanan@yahoo.com" calcext:value-type="string">
            <text:p>cameran.buchanan@yahoo.com</text:p>
          </table:table-cell>
          <table:table-cell table:formula="of:=&quot;INSERT INTO testedb.customer VALUES(&quot; &amp; [.A177] &amp; &quot;, &quot; &amp; [.B177] &amp; &quot;, '&quot; &amp; [.C177] &amp; &quot;', '&quot; &amp; [.D177] &amp; &quot;');&quot;" office:value-type="string" office:string-value="INSERT INTO testedb.customer VALUES(176, 2, 'Cameran Buchanan', 'cameran.buchanan@yahoo.com');" calcext:value-type="string">
            <text:p>INSERT INTO testedb.customer VALUES(176, 2, 'Cameran Buchanan', 'cameran.buchanan@yahoo.com');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meron Hester</text:p>
          </table:table-cell>
          <table:table-cell table:formula="of:=LOWER(SUBSTITUTE([.C178];&quot; &quot;;&quot;.&quot;))&amp;&quot;@yahoo.com&quot;" office:value-type="string" office:string-value="cameron.hester@yahoo.com" calcext:value-type="string">
            <text:p>cameron.hester@yahoo.com</text:p>
          </table:table-cell>
          <table:table-cell table:formula="of:=&quot;INSERT INTO testedb.customer VALUES(&quot; &amp; [.A178] &amp; &quot;, &quot; &amp; [.B178] &amp; &quot;, '&quot; &amp; [.C178] &amp; &quot;', '&quot; &amp; [.D178] &amp; &quot;');&quot;" office:value-type="string" office:string-value="INSERT INTO testedb.customer VALUES(177, 2, 'Cameron Hester', 'cameron.hester@yahoo.com');" calcext:value-type="string">
            <text:p>INSERT INTO testedb.customer VALUES(177, 2, 'Cameron Hester', 'cameron.hester@yahoo.com');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meron Norton</text:p>
          </table:table-cell>
          <table:table-cell table:formula="of:=LOWER(SUBSTITUTE([.C179];&quot; &quot;;&quot;.&quot;))&amp;&quot;@yahoo.com&quot;" office:value-type="string" office:string-value="cameron.norton@yahoo.com" calcext:value-type="string">
            <text:p>cameron.norton@yahoo.com</text:p>
          </table:table-cell>
          <table:table-cell table:formula="of:=&quot;INSERT INTO testedb.customer VALUES(&quot; &amp; [.A179] &amp; &quot;, &quot; &amp; [.B179] &amp; &quot;, '&quot; &amp; [.C179] &amp; &quot;', '&quot; &amp; [.D179] &amp; &quot;');&quot;" office:value-type="string" office:string-value="INSERT INTO testedb.customer VALUES(178, 2, 'Cameron Norton', 'cameron.norton@yahoo.com');" calcext:value-type="string">
            <text:p>INSERT INTO testedb.customer VALUES(178, 2, 'Cameron Norton', 'cameron.norton@yahoo.com');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milla Diaz</text:p>
          </table:table-cell>
          <table:table-cell table:formula="of:=LOWER(SUBSTITUTE([.C180];&quot; &quot;;&quot;.&quot;))&amp;&quot;@yahoo.com&quot;" office:value-type="string" office:string-value="camilla.diaz@yahoo.com" calcext:value-type="string">
            <text:p>camilla.diaz@yahoo.com</text:p>
          </table:table-cell>
          <table:table-cell table:formula="of:=&quot;INSERT INTO testedb.customer VALUES(&quot; &amp; [.A180] &amp; &quot;, &quot; &amp; [.B180] &amp; &quot;, '&quot; &amp; [.C180] &amp; &quot;', '&quot; &amp; [.D180] &amp; &quot;');&quot;" office:value-type="string" office:string-value="INSERT INTO testedb.customer VALUES(179, 2, 'Camilla Diaz', 'camilla.diaz@yahoo.com');" calcext:value-type="string">
            <text:p>INSERT INTO testedb.customer VALUES(179, 2, 'Camilla Diaz', 'camilla.diaz@yahoo.com');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table:style-name="Default" office:value-type="float" office:value="3" calcext:value-type="float">
            <text:p>3</text:p>
          </table:table-cell>
          <table:table-cell office:value-type="string" calcext:value-type="string">
            <text:p>Camille Benson</text:p>
          </table:table-cell>
          <table:table-cell table:formula="of:=LOWER(SUBSTITUTE([.C181];&quot; &quot;;&quot;.&quot;))&amp;&quot;@yahoo.com&quot;" office:value-type="string" office:string-value="camille.benson@yahoo.com" calcext:value-type="string">
            <text:p>camille.benson@yahoo.com</text:p>
          </table:table-cell>
          <table:table-cell table:formula="of:=&quot;INSERT INTO testedb.customer VALUES(&quot; &amp; [.A181] &amp; &quot;, &quot; &amp; [.B181] &amp; &quot;, '&quot; &amp; [.C181] &amp; &quot;', '&quot; &amp; [.D181] &amp; &quot;');&quot;" office:value-type="string" office:string-value="INSERT INTO testedb.customer VALUES(180, 3, 'Camille Benson', 'camille.benson@yahoo.com');" calcext:value-type="string">
            <text:p>INSERT INTO testedb.customer VALUES(180, 3, 'Camille Benson', 'camille.benson@yahoo.com');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ndace Mcfadden</text:p>
          </table:table-cell>
          <table:table-cell table:formula="of:=LOWER(SUBSTITUTE([.C182];&quot; &quot;;&quot;.&quot;))&amp;&quot;@yahoo.com&quot;" office:value-type="string" office:string-value="candace.mcfadden@yahoo.com" calcext:value-type="string">
            <text:p>candace.mcfadden@yahoo.com</text:p>
          </table:table-cell>
          <table:table-cell table:formula="of:=&quot;INSERT INTO testedb.customer VALUES(&quot; &amp; [.A182] &amp; &quot;, &quot; &amp; [.B182] &amp; &quot;, '&quot; &amp; [.C182] &amp; &quot;', '&quot; &amp; [.D182] &amp; &quot;');&quot;" office:value-type="string" office:string-value="INSERT INTO testedb.customer VALUES(181, 2, 'Candace Mcfadden', 'candace.mcfadden@yahoo.com');" calcext:value-type="string">
            <text:p>INSERT INTO testedb.customer VALUES(181, 2, 'Candace Mcfadden', 'candace.mcfadden@yahoo.com');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ndice Carter</text:p>
          </table:table-cell>
          <table:table-cell table:formula="of:=LOWER(SUBSTITUTE([.C183];&quot; &quot;;&quot;.&quot;))&amp;&quot;@yahoo.com&quot;" office:value-type="string" office:string-value="candice.carter@yahoo.com" calcext:value-type="string">
            <text:p>candice.carter@yahoo.com</text:p>
          </table:table-cell>
          <table:table-cell table:formula="of:=&quot;INSERT INTO testedb.customer VALUES(&quot; &amp; [.A183] &amp; &quot;, &quot; &amp; [.B183] &amp; &quot;, '&quot; &amp; [.C183] &amp; &quot;', '&quot; &amp; [.D183] &amp; &quot;');&quot;" office:value-type="string" office:string-value="INSERT INTO testedb.customer VALUES(182, 2, 'Candice Carter', 'candice.carter@yahoo.com');" calcext:value-type="string">
            <text:p>INSERT INTO testedb.customer VALUES(182, 2, 'Candice Carter', 'candice.carter@yahoo.com');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ndice Merrill</text:p>
          </table:table-cell>
          <table:table-cell table:formula="of:=LOWER(SUBSTITUTE([.C184];&quot; &quot;;&quot;.&quot;))&amp;&quot;@yahoo.com&quot;" office:value-type="string" office:string-value="candice.merrill@yahoo.com" calcext:value-type="string">
            <text:p>candice.merrill@yahoo.com</text:p>
          </table:table-cell>
          <table:table-cell table:formula="of:=&quot;INSERT INTO testedb.customer VALUES(&quot; &amp; [.A184] &amp; &quot;, &quot; &amp; [.B184] &amp; &quot;, '&quot; &amp; [.C184] &amp; &quot;', '&quot; &amp; [.D184] &amp; &quot;');&quot;" office:value-type="string" office:string-value="INSERT INTO testedb.customer VALUES(183, 2, 'Candice Merrill', 'candice.merrill@yahoo.com');" calcext:value-type="string">
            <text:p>INSERT INTO testedb.customer VALUES(183, 2, 'Candice Merrill', 'candice.merrill@yahoo.com');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ra Koch</text:p>
          </table:table-cell>
          <table:table-cell table:formula="of:=LOWER(SUBSTITUTE([.C185];&quot; &quot;;&quot;.&quot;))&amp;&quot;@yahoo.com&quot;" office:value-type="string" office:string-value="cara.koch@yahoo.com" calcext:value-type="string">
            <text:p>cara.koch@yahoo.com</text:p>
          </table:table-cell>
          <table:table-cell table:formula="of:=&quot;INSERT INTO testedb.customer VALUES(&quot; &amp; [.A185] &amp; &quot;, &quot; &amp; [.B185] &amp; &quot;, '&quot; &amp; [.C185] &amp; &quot;', '&quot; &amp; [.D185] &amp; &quot;');&quot;" office:value-type="string" office:string-value="INSERT INTO testedb.customer VALUES(184, 2, 'Cara Koch', 'cara.koch@yahoo.com');" calcext:value-type="string">
            <text:p>INSERT INTO testedb.customer VALUES(184, 2, 'Cara Koch', 'cara.koch@yahoo.com');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rissa Buckley</text:p>
          </table:table-cell>
          <table:table-cell table:formula="of:=LOWER(SUBSTITUTE([.C186];&quot; &quot;;&quot;.&quot;))&amp;&quot;@yahoo.com&quot;" office:value-type="string" office:string-value="carissa.buckley@yahoo.com" calcext:value-type="string">
            <text:p>carissa.buckley@yahoo.com</text:p>
          </table:table-cell>
          <table:table-cell table:formula="of:=&quot;INSERT INTO testedb.customer VALUES(&quot; &amp; [.A186] &amp; &quot;, &quot; &amp; [.B186] &amp; &quot;, '&quot; &amp; [.C186] &amp; &quot;', '&quot; &amp; [.D186] &amp; &quot;');&quot;" office:value-type="string" office:string-value="INSERT INTO testedb.customer VALUES(185, 2, 'Carissa Buckley', 'carissa.buckley@yahoo.com');" calcext:value-type="string">
            <text:p>INSERT INTO testedb.customer VALUES(185, 2, 'Carissa Buckley', 'carissa.buckley@yahoo.com');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rl Black</text:p>
          </table:table-cell>
          <table:table-cell table:formula="of:=LOWER(SUBSTITUTE([.C187];&quot; &quot;;&quot;.&quot;))&amp;&quot;@yahoo.com&quot;" office:value-type="string" office:string-value="carl.black@yahoo.com" calcext:value-type="string">
            <text:p>carl.black@yahoo.com</text:p>
          </table:table-cell>
          <table:table-cell table:formula="of:=&quot;INSERT INTO testedb.customer VALUES(&quot; &amp; [.A187] &amp; &quot;, &quot; &amp; [.B187] &amp; &quot;, '&quot; &amp; [.C187] &amp; &quot;', '&quot; &amp; [.D187] &amp; &quot;');&quot;" office:value-type="string" office:string-value="INSERT INTO testedb.customer VALUES(186, 2, 'Carl Black', 'carl.black@yahoo.com');" calcext:value-type="string">
            <text:p>INSERT INTO testedb.customer VALUES(186, 2, 'Carl Black', 'carl.black@yahoo.com');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rlos Berger</text:p>
          </table:table-cell>
          <table:table-cell table:formula="of:=LOWER(SUBSTITUTE([.C188];&quot; &quot;;&quot;.&quot;))&amp;&quot;@yahoo.com&quot;" office:value-type="string" office:string-value="carlos.berger@yahoo.com" calcext:value-type="string">
            <text:p>carlos.berger@yahoo.com</text:p>
          </table:table-cell>
          <table:table-cell table:formula="of:=&quot;INSERT INTO testedb.customer VALUES(&quot; &amp; [.A188] &amp; &quot;, &quot; &amp; [.B188] &amp; &quot;, '&quot; &amp; [.C188] &amp; &quot;', '&quot; &amp; [.D188] &amp; &quot;');&quot;" office:value-type="string" office:string-value="INSERT INTO testedb.customer VALUES(187, 2, 'Carlos Berger', 'carlos.berger@yahoo.com');" calcext:value-type="string">
            <text:p>INSERT INTO testedb.customer VALUES(187, 2, 'Carlos Berger', 'carlos.berger@yahoo.com');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rlos Hinton</text:p>
          </table:table-cell>
          <table:table-cell table:formula="of:=LOWER(SUBSTITUTE([.C189];&quot; &quot;;&quot;.&quot;))&amp;&quot;@yahoo.com&quot;" office:value-type="string" office:string-value="carlos.hinton@yahoo.com" calcext:value-type="string">
            <text:p>carlos.hinton@yahoo.com</text:p>
          </table:table-cell>
          <table:table-cell table:formula="of:=&quot;INSERT INTO testedb.customer VALUES(&quot; &amp; [.A189] &amp; &quot;, &quot; &amp; [.B189] &amp; &quot;, '&quot; &amp; [.C189] &amp; &quot;', '&quot; &amp; [.D189] &amp; &quot;');&quot;" office:value-type="string" office:string-value="INSERT INTO testedb.customer VALUES(188, 2, 'Carlos Hinton', 'carlos.hinton@yahoo.com');" calcext:value-type="string">
            <text:p>INSERT INTO testedb.customer VALUES(188, 2, 'Carlos Hinton', 'carlos.hinton@yahoo.com');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rly Leonard</text:p>
          </table:table-cell>
          <table:table-cell table:formula="of:=LOWER(SUBSTITUTE([.C190];&quot; &quot;;&quot;.&quot;))&amp;&quot;@yahoo.com&quot;" office:value-type="string" office:string-value="carly.leonard@yahoo.com" calcext:value-type="string">
            <text:p>carly.leonard@yahoo.com</text:p>
          </table:table-cell>
          <table:table-cell table:formula="of:=&quot;INSERT INTO testedb.customer VALUES(&quot; &amp; [.A190] &amp; &quot;, &quot; &amp; [.B190] &amp; &quot;, '&quot; &amp; [.C190] &amp; &quot;', '&quot; &amp; [.D190] &amp; &quot;');&quot;" office:value-type="string" office:string-value="INSERT INTO testedb.customer VALUES(189, 2, 'Carly Leonard', 'carly.leonard@yahoo.com');" calcext:value-type="string">
            <text:p>INSERT INTO testedb.customer VALUES(189, 2, 'Carly Leonard', 'carly.leonard@yahoo.com');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rolyn Cruz</text:p>
          </table:table-cell>
          <table:table-cell table:formula="of:=LOWER(SUBSTITUTE([.C191];&quot; &quot;;&quot;.&quot;))&amp;&quot;@yahoo.com&quot;" office:value-type="string" office:string-value="carolyn.cruz@yahoo.com" calcext:value-type="string">
            <text:p>carolyn.cruz@yahoo.com</text:p>
          </table:table-cell>
          <table:table-cell table:formula="of:=&quot;INSERT INTO testedb.customer VALUES(&quot; &amp; [.A191] &amp; &quot;, &quot; &amp; [.B191] &amp; &quot;, '&quot; &amp; [.C191] &amp; &quot;', '&quot; &amp; [.D191] &amp; &quot;');&quot;" office:value-type="string" office:string-value="INSERT INTO testedb.customer VALUES(190, 2, 'Carolyn Cruz', 'carolyn.cruz@yahoo.com');" calcext:value-type="string">
            <text:p>INSERT INTO testedb.customer VALUES(190, 2, 'Carolyn Cruz', 'carolyn.cruz@yahoo.com');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rson Whitehead</text:p>
          </table:table-cell>
          <table:table-cell table:formula="of:=LOWER(SUBSTITUTE([.C192];&quot; &quot;;&quot;.&quot;))&amp;&quot;@yahoo.com&quot;" office:value-type="string" office:string-value="carson.whitehead@yahoo.com" calcext:value-type="string">
            <text:p>carson.whitehead@yahoo.com</text:p>
          </table:table-cell>
          <table:table-cell table:formula="of:=&quot;INSERT INTO testedb.customer VALUES(&quot; &amp; [.A192] &amp; &quot;, &quot; &amp; [.B192] &amp; &quot;, '&quot; &amp; [.C192] &amp; &quot;', '&quot; &amp; [.D192] &amp; &quot;');&quot;" office:value-type="string" office:string-value="INSERT INTO testedb.customer VALUES(191, 2, 'Carson Whitehead', 'carson.whitehead@yahoo.com');" calcext:value-type="string">
            <text:p>INSERT INTO testedb.customer VALUES(191, 2, 'Carson Whitehead', 'carson.whitehead@yahoo.com');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rter Dawson</text:p>
          </table:table-cell>
          <table:table-cell table:formula="of:=LOWER(SUBSTITUTE([.C193];&quot; &quot;;&quot;.&quot;))&amp;&quot;@yahoo.com&quot;" office:value-type="string" office:string-value="carter.dawson@yahoo.com" calcext:value-type="string">
            <text:p>carter.dawson@yahoo.com</text:p>
          </table:table-cell>
          <table:table-cell table:formula="of:=&quot;INSERT INTO testedb.customer VALUES(&quot; &amp; [.A193] &amp; &quot;, &quot; &amp; [.B193] &amp; &quot;, '&quot; &amp; [.C193] &amp; &quot;', '&quot; &amp; [.D193] &amp; &quot;');&quot;" office:value-type="string" office:string-value="INSERT INTO testedb.customer VALUES(192, 2, 'Carter Dawson', 'carter.dawson@yahoo.com');" calcext:value-type="string">
            <text:p>INSERT INTO testedb.customer VALUES(192, 2, 'Carter Dawson', 'carter.dawson@yahoo.com');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rter Randolph</text:p>
          </table:table-cell>
          <table:table-cell table:formula="of:=LOWER(SUBSTITUTE([.C194];&quot; &quot;;&quot;.&quot;))&amp;&quot;@yahoo.com&quot;" office:value-type="string" office:string-value="carter.randolph@yahoo.com" calcext:value-type="string">
            <text:p>carter.randolph@yahoo.com</text:p>
          </table:table-cell>
          <table:table-cell table:formula="of:=&quot;INSERT INTO testedb.customer VALUES(&quot; &amp; [.A194] &amp; &quot;, &quot; &amp; [.B194] &amp; &quot;, '&quot; &amp; [.C194] &amp; &quot;', '&quot; &amp; [.D194] &amp; &quot;');&quot;" office:value-type="string" office:string-value="INSERT INTO testedb.customer VALUES(193, 2, 'Carter Randolph', 'carter.randolph@yahoo.com');" calcext:value-type="string">
            <text:p>INSERT INTO testedb.customer VALUES(193, 2, 'Carter Randolph', 'carter.randolph@yahoo.com');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ssandra Pena</text:p>
          </table:table-cell>
          <table:table-cell table:formula="of:=LOWER(SUBSTITUTE([.C195];&quot; &quot;;&quot;.&quot;))&amp;&quot;@yahoo.com&quot;" office:value-type="string" office:string-value="cassandra.pena@yahoo.com" calcext:value-type="string">
            <text:p>cassandra.pena@yahoo.com</text:p>
          </table:table-cell>
          <table:table-cell table:formula="of:=&quot;INSERT INTO testedb.customer VALUES(&quot; &amp; [.A195] &amp; &quot;, &quot; &amp; [.B195] &amp; &quot;, '&quot; &amp; [.C195] &amp; &quot;', '&quot; &amp; [.D195] &amp; &quot;');&quot;" office:value-type="string" office:string-value="INSERT INTO testedb.customer VALUES(194, 2, 'Cassandra Pena', 'cassandra.pena@yahoo.com');" calcext:value-type="string">
            <text:p>INSERT INTO testedb.customer VALUES(194, 2, 'Cassandra Pena', 'cassandra.pena@yahoo.com');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thleen Harding</text:p>
          </table:table-cell>
          <table:table-cell table:formula="of:=LOWER(SUBSTITUTE([.C196];&quot; &quot;;&quot;.&quot;))&amp;&quot;@yahoo.com&quot;" office:value-type="string" office:string-value="cathleen.harding@yahoo.com" calcext:value-type="string">
            <text:p>cathleen.harding@yahoo.com</text:p>
          </table:table-cell>
          <table:table-cell table:formula="of:=&quot;INSERT INTO testedb.customer VALUES(&quot; &amp; [.A196] &amp; &quot;, &quot; &amp; [.B196] &amp; &quot;, '&quot; &amp; [.C196] &amp; &quot;', '&quot; &amp; [.D196] &amp; &quot;');&quot;" office:value-type="string" office:string-value="INSERT INTO testedb.customer VALUES(195, 2, 'Cathleen Harding', 'cathleen.harding@yahoo.com');" calcext:value-type="string">
            <text:p>INSERT INTO testedb.customer VALUES(195, 2, 'Cathleen Harding', 'cathleen.harding@yahoo.com');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ecilia Logan</text:p>
          </table:table-cell>
          <table:table-cell table:formula="of:=LOWER(SUBSTITUTE([.C197];&quot; &quot;;&quot;.&quot;))&amp;&quot;@yahoo.com&quot;" office:value-type="string" office:string-value="cecilia.logan@yahoo.com" calcext:value-type="string">
            <text:p>cecilia.logan@yahoo.com</text:p>
          </table:table-cell>
          <table:table-cell table:formula="of:=&quot;INSERT INTO testedb.customer VALUES(&quot; &amp; [.A197] &amp; &quot;, &quot; &amp; [.B197] &amp; &quot;, '&quot; &amp; [.C197] &amp; &quot;', '&quot; &amp; [.D197] &amp; &quot;');&quot;" office:value-type="string" office:string-value="INSERT INTO testedb.customer VALUES(196, 2, 'Cecilia Logan', 'cecilia.logan@yahoo.com');" calcext:value-type="string">
            <text:p>INSERT INTO testedb.customer VALUES(196, 2, 'Cecilia Logan', 'cecilia.logan@yahoo.com');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ecilia Ray</text:p>
          </table:table-cell>
          <table:table-cell table:formula="of:=LOWER(SUBSTITUTE([.C198];&quot; &quot;;&quot;.&quot;))&amp;&quot;@yahoo.com&quot;" office:value-type="string" office:string-value="cecilia.ray@yahoo.com" calcext:value-type="string">
            <text:p>cecilia.ray@yahoo.com</text:p>
          </table:table-cell>
          <table:table-cell table:formula="of:=&quot;INSERT INTO testedb.customer VALUES(&quot; &amp; [.A198] &amp; &quot;, &quot; &amp; [.B198] &amp; &quot;, '&quot; &amp; [.C198] &amp; &quot;', '&quot; &amp; [.D198] &amp; &quot;');&quot;" office:value-type="string" office:string-value="INSERT INTO testedb.customer VALUES(197, 2, 'Cecilia Ray', 'cecilia.ray@yahoo.com');" calcext:value-type="string">
            <text:p>INSERT INTO testedb.customer VALUES(197, 2, 'Cecilia Ray', 'cecilia.ray@yahoo.com');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eleste Miranda</text:p>
          </table:table-cell>
          <table:table-cell table:formula="of:=LOWER(SUBSTITUTE([.C199];&quot; &quot;;&quot;.&quot;))&amp;&quot;@yahoo.com&quot;" office:value-type="string" office:string-value="celeste.miranda@yahoo.com" calcext:value-type="string">
            <text:p>celeste.miranda@yahoo.com</text:p>
          </table:table-cell>
          <table:table-cell table:formula="of:=&quot;INSERT INTO testedb.customer VALUES(&quot; &amp; [.A199] &amp; &quot;, &quot; &amp; [.B199] &amp; &quot;, '&quot; &amp; [.C199] &amp; &quot;', '&quot; &amp; [.D199] &amp; &quot;');&quot;" office:value-type="string" office:string-value="INSERT INTO testedb.customer VALUES(198, 2, 'Celeste Miranda', 'celeste.miranda@yahoo.com');" calcext:value-type="string">
            <text:p>INSERT INTO testedb.customer VALUES(198, 2, 'Celeste Miranda', 'celeste.miranda@yahoo.com');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adwick Davidson</text:p>
          </table:table-cell>
          <table:table-cell table:formula="of:=LOWER(SUBSTITUTE([.C200];&quot; &quot;;&quot;.&quot;))&amp;&quot;@yahoo.com&quot;" office:value-type="string" office:string-value="chadwick.davidson@yahoo.com" calcext:value-type="string">
            <text:p>chadwick.davidson@yahoo.com</text:p>
          </table:table-cell>
          <table:table-cell table:formula="of:=&quot;INSERT INTO testedb.customer VALUES(&quot; &amp; [.A200] &amp; &quot;, &quot; &amp; [.B200] &amp; &quot;, '&quot; &amp; [.C200] &amp; &quot;', '&quot; &amp; [.D200] &amp; &quot;');&quot;" office:value-type="string" office:string-value="INSERT INTO testedb.customer VALUES(199, 2, 'Chadwick Davidson', 'chadwick.davidson@yahoo.com');" calcext:value-type="string">
            <text:p>INSERT INTO testedb.customer VALUES(199, 2, 'Chadwick Davidson', 'chadwick.davidson@yahoo.com');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Chaim Irwin</text:p>
          </table:table-cell>
          <table:table-cell table:formula="of:=LOWER(SUBSTITUTE([.C201];&quot; &quot;;&quot;.&quot;))&amp;&quot;@yahoo.com&quot;" office:value-type="string" office:string-value="chaim.irwin@yahoo.com" calcext:value-type="string">
            <text:p>chaim.irwin@yahoo.com</text:p>
          </table:table-cell>
          <table:table-cell table:formula="of:=&quot;INSERT INTO testedb.customer VALUES(&quot; &amp; [.A201] &amp; &quot;, &quot; &amp; [.B201] &amp; &quot;, '&quot; &amp; [.C201] &amp; &quot;', '&quot; &amp; [.D201] &amp; &quot;');&quot;" office:value-type="string" office:string-value="INSERT INTO testedb.customer VALUES(200, 1, 'Chaim Irwin', 'chaim.irwin@yahoo.com');" calcext:value-type="string">
            <text:p>INSERT INTO testedb.customer VALUES(200, 1, 'Chaim Irwin', 'chaim.irwin@yahoo.com');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aim Mcintosh</text:p>
          </table:table-cell>
          <table:table-cell table:formula="of:=LOWER(SUBSTITUTE([.C202];&quot; &quot;;&quot;.&quot;))&amp;&quot;@yahoo.com&quot;" office:value-type="string" office:string-value="chaim.mcintosh@yahoo.com" calcext:value-type="string">
            <text:p>chaim.mcintosh@yahoo.com</text:p>
          </table:table-cell>
          <table:table-cell table:formula="of:=&quot;INSERT INTO testedb.customer VALUES(&quot; &amp; [.A202] &amp; &quot;, &quot; &amp; [.B202] &amp; &quot;, '&quot; &amp; [.C202] &amp; &quot;', '&quot; &amp; [.D202] &amp; &quot;');&quot;" office:value-type="string" office:string-value="INSERT INTO testedb.customer VALUES(201, 2, 'Chaim Mcintosh', 'chaim.mcintosh@yahoo.com');" calcext:value-type="string">
            <text:p>INSERT INTO testedb.customer VALUES(201, 2, 'Chaim Mcintosh', 'chaim.mcintosh@yahoo.com');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andler Hays</text:p>
          </table:table-cell>
          <table:table-cell table:formula="of:=LOWER(SUBSTITUTE([.C203];&quot; &quot;;&quot;.&quot;))&amp;&quot;@yahoo.com&quot;" office:value-type="string" office:string-value="chandler.hays@yahoo.com" calcext:value-type="string">
            <text:p>chandler.hays@yahoo.com</text:p>
          </table:table-cell>
          <table:table-cell table:formula="of:=&quot;INSERT INTO testedb.customer VALUES(&quot; &amp; [.A203] &amp; &quot;, &quot; &amp; [.B203] &amp; &quot;, '&quot; &amp; [.C203] &amp; &quot;', '&quot; &amp; [.D203] &amp; &quot;');&quot;" office:value-type="string" office:string-value="INSERT INTO testedb.customer VALUES(202, 2, 'Chandler Hays', 'chandler.hays@yahoo.com');" calcext:value-type="string">
            <text:p>INSERT INTO testedb.customer VALUES(202, 2, 'Chandler Hays', 'chandler.hays@yahoo.com');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aney Fitzgerald</text:p>
          </table:table-cell>
          <table:table-cell table:formula="of:=LOWER(SUBSTITUTE([.C204];&quot; &quot;;&quot;.&quot;))&amp;&quot;@yahoo.com&quot;" office:value-type="string" office:string-value="chaney.fitzgerald@yahoo.com" calcext:value-type="string">
            <text:p>chaney.fitzgerald@yahoo.com</text:p>
          </table:table-cell>
          <table:table-cell table:formula="of:=&quot;INSERT INTO testedb.customer VALUES(&quot; &amp; [.A204] &amp; &quot;, &quot; &amp; [.B204] &amp; &quot;, '&quot; &amp; [.C204] &amp; &quot;', '&quot; &amp; [.D204] &amp; &quot;');&quot;" office:value-type="string" office:string-value="INSERT INTO testedb.customer VALUES(203, 2, 'Chaney Fitzgerald', 'chaney.fitzgerald@yahoo.com');" calcext:value-type="string">
            <text:p>INSERT INTO testedb.customer VALUES(203, 2, 'Chaney Fitzgerald', 'chaney.fitzgerald@yahoo.com');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anning Hart</text:p>
          </table:table-cell>
          <table:table-cell table:formula="of:=LOWER(SUBSTITUTE([.C205];&quot; &quot;;&quot;.&quot;))&amp;&quot;@yahoo.com&quot;" office:value-type="string" office:string-value="channing.hart@yahoo.com" calcext:value-type="string">
            <text:p>channing.hart@yahoo.com</text:p>
          </table:table-cell>
          <table:table-cell table:formula="of:=&quot;INSERT INTO testedb.customer VALUES(&quot; &amp; [.A205] &amp; &quot;, &quot; &amp; [.B205] &amp; &quot;, '&quot; &amp; [.C205] &amp; &quot;', '&quot; &amp; [.D205] &amp; &quot;');&quot;" office:value-type="string" office:string-value="INSERT INTO testedb.customer VALUES(204, 2, 'Channing Hart', 'channing.hart@yahoo.com');" calcext:value-type="string">
            <text:p>INSERT INTO testedb.customer VALUES(204, 2, 'Channing Hart', 'channing.hart@yahoo.com');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anning Weaver</text:p>
          </table:table-cell>
          <table:table-cell table:formula="of:=LOWER(SUBSTITUTE([.C206];&quot; &quot;;&quot;.&quot;))&amp;&quot;@yahoo.com&quot;" office:value-type="string" office:string-value="channing.weaver@yahoo.com" calcext:value-type="string">
            <text:p>channing.weaver@yahoo.com</text:p>
          </table:table-cell>
          <table:table-cell table:formula="of:=&quot;INSERT INTO testedb.customer VALUES(&quot; &amp; [.A206] &amp; &quot;, &quot; &amp; [.B206] &amp; &quot;, '&quot; &amp; [.C206] &amp; &quot;', '&quot; &amp; [.D206] &amp; &quot;');&quot;" office:value-type="string" office:string-value="INSERT INTO testedb.customer VALUES(205, 2, 'Channing Weaver', 'channing.weaver@yahoo.com');" calcext:value-type="string">
            <text:p>INSERT INTO testedb.customer VALUES(205, 2, 'Channing Weaver', 'channing.weaver@yahoo.com');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arity Sampson</text:p>
          </table:table-cell>
          <table:table-cell table:formula="of:=LOWER(SUBSTITUTE([.C207];&quot; &quot;;&quot;.&quot;))&amp;&quot;@yahoo.com&quot;" office:value-type="string" office:string-value="charity.sampson@yahoo.com" calcext:value-type="string">
            <text:p>charity.sampson@yahoo.com</text:p>
          </table:table-cell>
          <table:table-cell table:formula="of:=&quot;INSERT INTO testedb.customer VALUES(&quot; &amp; [.A207] &amp; &quot;, &quot; &amp; [.B207] &amp; &quot;, '&quot; &amp; [.C207] &amp; &quot;', '&quot; &amp; [.D207] &amp; &quot;');&quot;" office:value-type="string" office:string-value="INSERT INTO testedb.customer VALUES(206, 2, 'Charity Sampson', 'charity.sampson@yahoo.com');" calcext:value-type="string">
            <text:p>INSERT INTO testedb.customer VALUES(206, 2, 'Charity Sampson', 'charity.sampson@yahoo.com');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arles Branch</text:p>
          </table:table-cell>
          <table:table-cell table:formula="of:=LOWER(SUBSTITUTE([.C208];&quot; &quot;;&quot;.&quot;))&amp;&quot;@yahoo.com&quot;" office:value-type="string" office:string-value="charles.branch@yahoo.com" calcext:value-type="string">
            <text:p>charles.branch@yahoo.com</text:p>
          </table:table-cell>
          <table:table-cell table:formula="of:=&quot;INSERT INTO testedb.customer VALUES(&quot; &amp; [.A208] &amp; &quot;, &quot; &amp; [.B208] &amp; &quot;, '&quot; &amp; [.C208] &amp; &quot;', '&quot; &amp; [.D208] &amp; &quot;');&quot;" office:value-type="string" office:string-value="INSERT INTO testedb.customer VALUES(207, 2, 'Charles Branch', 'charles.branch@yahoo.com');" calcext:value-type="string">
            <text:p>INSERT INTO testedb.customer VALUES(207, 2, 'Charles Branch', 'charles.branch@yahoo.com');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arlotte Justice</text:p>
          </table:table-cell>
          <table:table-cell table:formula="of:=LOWER(SUBSTITUTE([.C209];&quot; &quot;;&quot;.&quot;))&amp;&quot;@yahoo.com&quot;" office:value-type="string" office:string-value="charlotte.justice@yahoo.com" calcext:value-type="string">
            <text:p>charlotte.justice@yahoo.com</text:p>
          </table:table-cell>
          <table:table-cell table:formula="of:=&quot;INSERT INTO testedb.customer VALUES(&quot; &amp; [.A209] &amp; &quot;, &quot; &amp; [.B209] &amp; &quot;, '&quot; &amp; [.C209] &amp; &quot;', '&quot; &amp; [.D209] &amp; &quot;');&quot;" office:value-type="string" office:string-value="INSERT INTO testedb.customer VALUES(208, 2, 'Charlotte Justice', 'charlotte.justice@yahoo.com');" calcext:value-type="string">
            <text:p>INSERT INTO testedb.customer VALUES(208, 2, 'Charlotte Justice', 'charlotte.justice@yahoo.com');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astity Frazier</text:p>
          </table:table-cell>
          <table:table-cell table:formula="of:=LOWER(SUBSTITUTE([.C210];&quot; &quot;;&quot;.&quot;))&amp;&quot;@yahoo.com&quot;" office:value-type="string" office:string-value="chastity.frazier@yahoo.com" calcext:value-type="string">
            <text:p>chastity.frazier@yahoo.com</text:p>
          </table:table-cell>
          <table:table-cell table:formula="of:=&quot;INSERT INTO testedb.customer VALUES(&quot; &amp; [.A210] &amp; &quot;, &quot; &amp; [.B210] &amp; &quot;, '&quot; &amp; [.C210] &amp; &quot;', '&quot; &amp; [.D210] &amp; &quot;');&quot;" office:value-type="string" office:string-value="INSERT INTO testedb.customer VALUES(209, 2, 'Chastity Frazier', 'chastity.frazier@yahoo.com');" calcext:value-type="string">
            <text:p>INSERT INTO testedb.customer VALUES(209, 2, 'Chastity Frazier', 'chastity.frazier@yahoo.com');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table:style-name="Default" office:value-type="float" office:value="3" calcext:value-type="float">
            <text:p>3</text:p>
          </table:table-cell>
          <table:table-cell office:value-type="string" calcext:value-type="string">
            <text:p>Chastity Jarvis</text:p>
          </table:table-cell>
          <table:table-cell table:formula="of:=LOWER(SUBSTITUTE([.C211];&quot; &quot;;&quot;.&quot;))&amp;&quot;@yahoo.com&quot;" office:value-type="string" office:string-value="chastity.jarvis@yahoo.com" calcext:value-type="string">
            <text:p>chastity.jarvis@yahoo.com</text:p>
          </table:table-cell>
          <table:table-cell table:formula="of:=&quot;INSERT INTO testedb.customer VALUES(&quot; &amp; [.A211] &amp; &quot;, &quot; &amp; [.B211] &amp; &quot;, '&quot; &amp; [.C211] &amp; &quot;', '&quot; &amp; [.D211] &amp; &quot;');&quot;" office:value-type="string" office:string-value="INSERT INTO testedb.customer VALUES(210, 3, 'Chastity Jarvis', 'chastity.jarvis@yahoo.com');" calcext:value-type="string">
            <text:p>INSERT INTO testedb.customer VALUES(210, 3, 'Chastity Jarvis', 'chastity.jarvis@yahoo.com');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astity Nielsen</text:p>
          </table:table-cell>
          <table:table-cell table:formula="of:=LOWER(SUBSTITUTE([.C212];&quot; &quot;;&quot;.&quot;))&amp;&quot;@yahoo.com&quot;" office:value-type="string" office:string-value="chastity.nielsen@yahoo.com" calcext:value-type="string">
            <text:p>chastity.nielsen@yahoo.com</text:p>
          </table:table-cell>
          <table:table-cell table:formula="of:=&quot;INSERT INTO testedb.customer VALUES(&quot; &amp; [.A212] &amp; &quot;, &quot; &amp; [.B212] &amp; &quot;, '&quot; &amp; [.C212] &amp; &quot;', '&quot; &amp; [.D212] &amp; &quot;');&quot;" office:value-type="string" office:string-value="INSERT INTO testedb.customer VALUES(211, 2, 'Chastity Nielsen', 'chastity.nielsen@yahoo.com');" calcext:value-type="string">
            <text:p>INSERT INTO testedb.customer VALUES(211, 2, 'Chastity Nielsen', 'chastity.nielsen@yahoo.com');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eryl Craft</text:p>
          </table:table-cell>
          <table:table-cell table:formula="of:=LOWER(SUBSTITUTE([.C213];&quot; &quot;;&quot;.&quot;))&amp;&quot;@yahoo.com&quot;" office:value-type="string" office:string-value="cheryl.craft@yahoo.com" calcext:value-type="string">
            <text:p>cheryl.craft@yahoo.com</text:p>
          </table:table-cell>
          <table:table-cell table:formula="of:=&quot;INSERT INTO testedb.customer VALUES(&quot; &amp; [.A213] &amp; &quot;, &quot; &amp; [.B213] &amp; &quot;, '&quot; &amp; [.C213] &amp; &quot;', '&quot; &amp; [.D213] &amp; &quot;');&quot;" office:value-type="string" office:string-value="INSERT INTO testedb.customer VALUES(212, 2, 'Cheryl Craft', 'cheryl.craft@yahoo.com');" calcext:value-type="string">
            <text:p>INSERT INTO testedb.customer VALUES(212, 2, 'Cheryl Craft', 'cheryl.craft@yahoo.com');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eryl Hebert</text:p>
          </table:table-cell>
          <table:table-cell table:formula="of:=LOWER(SUBSTITUTE([.C214];&quot; &quot;;&quot;.&quot;))&amp;&quot;@yahoo.com&quot;" office:value-type="string" office:string-value="cheryl.hebert@yahoo.com" calcext:value-type="string">
            <text:p>cheryl.hebert@yahoo.com</text:p>
          </table:table-cell>
          <table:table-cell table:formula="of:=&quot;INSERT INTO testedb.customer VALUES(&quot; &amp; [.A214] &amp; &quot;, &quot; &amp; [.B214] &amp; &quot;, '&quot; &amp; [.C214] &amp; &quot;', '&quot; &amp; [.D214] &amp; &quot;');&quot;" office:value-type="string" office:string-value="INSERT INTO testedb.customer VALUES(213, 2, 'Cheryl Hebert', 'cheryl.hebert@yahoo.com');" calcext:value-type="string">
            <text:p>INSERT INTO testedb.customer VALUES(213, 2, 'Cheryl Hebert', 'cheryl.hebert@yahoo.com');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eryl Mccray</text:p>
          </table:table-cell>
          <table:table-cell table:formula="of:=LOWER(SUBSTITUTE([.C215];&quot; &quot;;&quot;.&quot;))&amp;&quot;@yahoo.com&quot;" office:value-type="string" office:string-value="cheryl.mccray@yahoo.com" calcext:value-type="string">
            <text:p>cheryl.mccray@yahoo.com</text:p>
          </table:table-cell>
          <table:table-cell table:formula="of:=&quot;INSERT INTO testedb.customer VALUES(&quot; &amp; [.A215] &amp; &quot;, &quot; &amp; [.B215] &amp; &quot;, '&quot; &amp; [.C215] &amp; &quot;', '&quot; &amp; [.D215] &amp; &quot;');&quot;" office:value-type="string" office:string-value="INSERT INTO testedb.customer VALUES(214, 2, 'Cheryl Mccray', 'cheryl.mccray@yahoo.com');" calcext:value-type="string">
            <text:p>INSERT INTO testedb.customer VALUES(214, 2, 'Cheryl Mccray', 'cheryl.mccray@yahoo.com');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ester Maldonado</text:p>
          </table:table-cell>
          <table:table-cell table:formula="of:=LOWER(SUBSTITUTE([.C216];&quot; &quot;;&quot;.&quot;))&amp;&quot;@yahoo.com&quot;" office:value-type="string" office:string-value="chester.maldonado@yahoo.com" calcext:value-type="string">
            <text:p>chester.maldonado@yahoo.com</text:p>
          </table:table-cell>
          <table:table-cell table:formula="of:=&quot;INSERT INTO testedb.customer VALUES(&quot; &amp; [.A216] &amp; &quot;, &quot; &amp; [.B216] &amp; &quot;, '&quot; &amp; [.C216] &amp; &quot;', '&quot; &amp; [.D216] &amp; &quot;');&quot;" office:value-type="string" office:string-value="INSERT INTO testedb.customer VALUES(215, 2, 'Chester Maldonado', 'chester.maldonado@yahoo.com');" calcext:value-type="string">
            <text:p>INSERT INTO testedb.customer VALUES(215, 2, 'Chester Maldonado', 'chester.maldonado@yahoo.com');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eyenne Mclean</text:p>
          </table:table-cell>
          <table:table-cell table:formula="of:=LOWER(SUBSTITUTE([.C217];&quot; &quot;;&quot;.&quot;))&amp;&quot;@yahoo.com&quot;" office:value-type="string" office:string-value="cheyenne.mclean@yahoo.com" calcext:value-type="string">
            <text:p>cheyenne.mclean@yahoo.com</text:p>
          </table:table-cell>
          <table:table-cell table:formula="of:=&quot;INSERT INTO testedb.customer VALUES(&quot; &amp; [.A217] &amp; &quot;, &quot; &amp; [.B217] &amp; &quot;, '&quot; &amp; [.C217] &amp; &quot;', '&quot; &amp; [.D217] &amp; &quot;');&quot;" office:value-type="string" office:string-value="INSERT INTO testedb.customer VALUES(216, 2, 'Cheyenne Mclean', 'cheyenne.mclean@yahoo.com');" calcext:value-type="string">
            <text:p>INSERT INTO testedb.customer VALUES(216, 2, 'Cheyenne Mclean', 'cheyenne.mclean@yahoo.com');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iquita Chase</text:p>
          </table:table-cell>
          <table:table-cell table:formula="of:=LOWER(SUBSTITUTE([.C218];&quot; &quot;;&quot;.&quot;))&amp;&quot;@yahoo.com&quot;" office:value-type="string" office:string-value="chiquita.chase@yahoo.com" calcext:value-type="string">
            <text:p>chiquita.chase@yahoo.com</text:p>
          </table:table-cell>
          <table:table-cell table:formula="of:=&quot;INSERT INTO testedb.customer VALUES(&quot; &amp; [.A218] &amp; &quot;, &quot; &amp; [.B218] &amp; &quot;, '&quot; &amp; [.C218] &amp; &quot;', '&quot; &amp; [.D218] &amp; &quot;');&quot;" office:value-type="string" office:string-value="INSERT INTO testedb.customer VALUES(217, 2, 'Chiquita Chase', 'chiquita.chase@yahoo.com');" calcext:value-type="string">
            <text:p>INSERT INTO testedb.customer VALUES(217, 2, 'Chiquita Chase', 'chiquita.chase@yahoo.com');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iquita Mercado</text:p>
          </table:table-cell>
          <table:table-cell table:formula="of:=LOWER(SUBSTITUTE([.C219];&quot; &quot;;&quot;.&quot;))&amp;&quot;@yahoo.com&quot;" office:value-type="string" office:string-value="chiquita.mercado@yahoo.com" calcext:value-type="string">
            <text:p>chiquita.mercado@yahoo.com</text:p>
          </table:table-cell>
          <table:table-cell table:formula="of:=&quot;INSERT INTO testedb.customer VALUES(&quot; &amp; [.A219] &amp; &quot;, &quot; &amp; [.B219] &amp; &quot;, '&quot; &amp; [.C219] &amp; &quot;', '&quot; &amp; [.D219] &amp; &quot;');&quot;" office:value-type="string" office:string-value="INSERT INTO testedb.customer VALUES(218, 2, 'Chiquita Mercado', 'chiquita.mercado@yahoo.com');" calcext:value-type="string">
            <text:p>INSERT INTO testedb.customer VALUES(218, 2, 'Chiquita Mercado', 'chiquita.mercado@yahoo.com');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risten Duncan</text:p>
          </table:table-cell>
          <table:table-cell table:formula="of:=LOWER(SUBSTITUTE([.C220];&quot; &quot;;&quot;.&quot;))&amp;&quot;@yahoo.com&quot;" office:value-type="string" office:string-value="christen.duncan@yahoo.com" calcext:value-type="string">
            <text:p>christen.duncan@yahoo.com</text:p>
          </table:table-cell>
          <table:table-cell table:formula="of:=&quot;INSERT INTO testedb.customer VALUES(&quot; &amp; [.A220] &amp; &quot;, &quot; &amp; [.B220] &amp; &quot;, '&quot; &amp; [.C220] &amp; &quot;', '&quot; &amp; [.D220] &amp; &quot;');&quot;" office:value-type="string" office:string-value="INSERT INTO testedb.customer VALUES(219, 2, 'Christen Duncan', 'christen.duncan@yahoo.com');" calcext:value-type="string">
            <text:p>INSERT INTO testedb.customer VALUES(219, 2, 'Christen Duncan', 'christen.duncan@yahoo.com');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iaran Livingston</text:p>
          </table:table-cell>
          <table:table-cell table:formula="of:=LOWER(SUBSTITUTE([.C221];&quot; &quot;;&quot;.&quot;))&amp;&quot;@yahoo.com&quot;" office:value-type="string" office:string-value="ciaran.livingston@yahoo.com" calcext:value-type="string">
            <text:p>ciaran.livingston@yahoo.com</text:p>
          </table:table-cell>
          <table:table-cell table:formula="of:=&quot;INSERT INTO testedb.customer VALUES(&quot; &amp; [.A221] &amp; &quot;, &quot; &amp; [.B221] &amp; &quot;, '&quot; &amp; [.C221] &amp; &quot;', '&quot; &amp; [.D221] &amp; &quot;');&quot;" office:value-type="string" office:string-value="INSERT INTO testedb.customer VALUES(220, 2, 'Ciaran Livingston', 'ciaran.livingston@yahoo.com');" calcext:value-type="string">
            <text:p>INSERT INTO testedb.customer VALUES(220, 2, 'Ciaran Livingston', 'ciaran.livingston@yahoo.com');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aire Hobbs</text:p>
          </table:table-cell>
          <table:table-cell table:formula="of:=LOWER(SUBSTITUTE([.C222];&quot; &quot;;&quot;.&quot;))&amp;&quot;@yahoo.com&quot;" office:value-type="string" office:string-value="claire.hobbs@yahoo.com" calcext:value-type="string">
            <text:p>claire.hobbs@yahoo.com</text:p>
          </table:table-cell>
          <table:table-cell table:formula="of:=&quot;INSERT INTO testedb.customer VALUES(&quot; &amp; [.A222] &amp; &quot;, &quot; &amp; [.B222] &amp; &quot;, '&quot; &amp; [.C222] &amp; &quot;', '&quot; &amp; [.D222] &amp; &quot;');&quot;" office:value-type="string" office:string-value="INSERT INTO testedb.customer VALUES(221, 2, 'Claire Hobbs', 'claire.hobbs@yahoo.com');" calcext:value-type="string">
            <text:p>INSERT INTO testedb.customer VALUES(221, 2, 'Claire Hobbs', 'claire.hobbs@yahoo.com');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aire Petty</text:p>
          </table:table-cell>
          <table:table-cell table:formula="of:=LOWER(SUBSTITUTE([.C223];&quot; &quot;;&quot;.&quot;))&amp;&quot;@yahoo.com&quot;" office:value-type="string" office:string-value="claire.petty@yahoo.com" calcext:value-type="string">
            <text:p>claire.petty@yahoo.com</text:p>
          </table:table-cell>
          <table:table-cell table:formula="of:=&quot;INSERT INTO testedb.customer VALUES(&quot; &amp; [.A223] &amp; &quot;, &quot; &amp; [.B223] &amp; &quot;, '&quot; &amp; [.C223] &amp; &quot;', '&quot; &amp; [.D223] &amp; &quot;');&quot;" office:value-type="string" office:string-value="INSERT INTO testedb.customer VALUES(222, 2, 'Claire Petty', 'claire.petty@yahoo.com');" calcext:value-type="string">
            <text:p>INSERT INTO testedb.customer VALUES(222, 2, 'Claire Petty', 'claire.petty@yahoo.com');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aire Todd</text:p>
          </table:table-cell>
          <table:table-cell table:formula="of:=LOWER(SUBSTITUTE([.C224];&quot; &quot;;&quot;.&quot;))&amp;&quot;@yahoo.com&quot;" office:value-type="string" office:string-value="claire.todd@yahoo.com" calcext:value-type="string">
            <text:p>claire.todd@yahoo.com</text:p>
          </table:table-cell>
          <table:table-cell table:formula="of:=&quot;INSERT INTO testedb.customer VALUES(&quot; &amp; [.A224] &amp; &quot;, &quot; &amp; [.B224] &amp; &quot;, '&quot; &amp; [.C224] &amp; &quot;', '&quot; &amp; [.D224] &amp; &quot;');&quot;" office:value-type="string" office:string-value="INSERT INTO testedb.customer VALUES(223, 2, 'Claire Todd', 'claire.todd@yahoo.com');" calcext:value-type="string">
            <text:p>INSERT INTO testedb.customer VALUES(223, 2, 'Claire Todd', 'claire.todd@yahoo.com');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ark Glenn</text:p>
          </table:table-cell>
          <table:table-cell table:formula="of:=LOWER(SUBSTITUTE([.C225];&quot; &quot;;&quot;.&quot;))&amp;&quot;@yahoo.com&quot;" office:value-type="string" office:string-value="clark.glenn@yahoo.com" calcext:value-type="string">
            <text:p>clark.glenn@yahoo.com</text:p>
          </table:table-cell>
          <table:table-cell table:formula="of:=&quot;INSERT INTO testedb.customer VALUES(&quot; &amp; [.A225] &amp; &quot;, &quot; &amp; [.B225] &amp; &quot;, '&quot; &amp; [.C225] &amp; &quot;', '&quot; &amp; [.D225] &amp; &quot;');&quot;" office:value-type="string" office:string-value="INSERT INTO testedb.customer VALUES(224, 2, 'Clark Glenn', 'clark.glenn@yahoo.com');" calcext:value-type="string">
            <text:p>INSERT INTO testedb.customer VALUES(224, 2, 'Clark Glenn', 'clark.glenn@yahoo.com');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arke Carey</text:p>
          </table:table-cell>
          <table:table-cell table:formula="of:=LOWER(SUBSTITUTE([.C226];&quot; &quot;;&quot;.&quot;))&amp;&quot;@yahoo.com&quot;" office:value-type="string" office:string-value="clarke.carey@yahoo.com" calcext:value-type="string">
            <text:p>clarke.carey@yahoo.com</text:p>
          </table:table-cell>
          <table:table-cell table:formula="of:=&quot;INSERT INTO testedb.customer VALUES(&quot; &amp; [.A226] &amp; &quot;, &quot; &amp; [.B226] &amp; &quot;, '&quot; &amp; [.C226] &amp; &quot;', '&quot; &amp; [.D226] &amp; &quot;');&quot;" office:value-type="string" office:string-value="INSERT INTO testedb.customer VALUES(225, 2, 'Clarke Carey', 'clarke.carey@yahoo.com');" calcext:value-type="string">
            <text:p>INSERT INTO testedb.customer VALUES(225, 2, 'Clarke Carey', 'clarke.carey@yahoo.com');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audia Gonzales</text:p>
          </table:table-cell>
          <table:table-cell table:formula="of:=LOWER(SUBSTITUTE([.C227];&quot; &quot;;&quot;.&quot;))&amp;&quot;@yahoo.com&quot;" office:value-type="string" office:string-value="claudia.gonzales@yahoo.com" calcext:value-type="string">
            <text:p>claudia.gonzales@yahoo.com</text:p>
          </table:table-cell>
          <table:table-cell table:formula="of:=&quot;INSERT INTO testedb.customer VALUES(&quot; &amp; [.A227] &amp; &quot;, &quot; &amp; [.B227] &amp; &quot;, '&quot; &amp; [.C227] &amp; &quot;', '&quot; &amp; [.D227] &amp; &quot;');&quot;" office:value-type="string" office:string-value="INSERT INTO testedb.customer VALUES(226, 2, 'Claudia Gonzales', 'claudia.gonzales@yahoo.com');" calcext:value-type="string">
            <text:p>INSERT INTO testedb.customer VALUES(226, 2, 'Claudia Gonzales', 'claudia.gonzales@yahoo.com');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ementine Cote</text:p>
          </table:table-cell>
          <table:table-cell table:formula="of:=LOWER(SUBSTITUTE([.C228];&quot; &quot;;&quot;.&quot;))&amp;&quot;@yahoo.com&quot;" office:value-type="string" office:string-value="clementine.cote@yahoo.com" calcext:value-type="string">
            <text:p>clementine.cote@yahoo.com</text:p>
          </table:table-cell>
          <table:table-cell table:formula="of:=&quot;INSERT INTO testedb.customer VALUES(&quot; &amp; [.A228] &amp; &quot;, &quot; &amp; [.B228] &amp; &quot;, '&quot; &amp; [.C228] &amp; &quot;', '&quot; &amp; [.D228] &amp; &quot;');&quot;" office:value-type="string" office:string-value="INSERT INTO testedb.customer VALUES(227, 2, 'Clementine Cote', 'clementine.cote@yahoo.com');" calcext:value-type="string">
            <text:p>INSERT INTO testedb.customer VALUES(227, 2, 'Clementine Cote', 'clementine.cote@yahoo.com');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dy Mcconnell</text:p>
          </table:table-cell>
          <table:table-cell table:formula="of:=LOWER(SUBSTITUTE([.C229];&quot; &quot;;&quot;.&quot;))&amp;&quot;@yahoo.com&quot;" office:value-type="string" office:string-value="cody.mcconnell@yahoo.com" calcext:value-type="string">
            <text:p>cody.mcconnell@yahoo.com</text:p>
          </table:table-cell>
          <table:table-cell table:formula="of:=&quot;INSERT INTO testedb.customer VALUES(&quot; &amp; [.A229] &amp; &quot;, &quot; &amp; [.B229] &amp; &quot;, '&quot; &amp; [.C229] &amp; &quot;', '&quot; &amp; [.D229] &amp; &quot;');&quot;" office:value-type="string" office:string-value="INSERT INTO testedb.customer VALUES(228, 2, 'Cody Mcconnell', 'cody.mcconnell@yahoo.com');" calcext:value-type="string">
            <text:p>INSERT INTO testedb.customer VALUES(228, 2, 'Cody Mcconnell', 'cody.mcconnell@yahoo.com');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lin Bentley</text:p>
          </table:table-cell>
          <table:table-cell table:formula="of:=LOWER(SUBSTITUTE([.C230];&quot; &quot;;&quot;.&quot;))&amp;&quot;@yahoo.com&quot;" office:value-type="string" office:string-value="colin.bentley@yahoo.com" calcext:value-type="string">
            <text:p>colin.bentley@yahoo.com</text:p>
          </table:table-cell>
          <table:table-cell table:formula="of:=&quot;INSERT INTO testedb.customer VALUES(&quot; &amp; [.A230] &amp; &quot;, &quot; &amp; [.B230] &amp; &quot;, '&quot; &amp; [.C230] &amp; &quot;', '&quot; &amp; [.D230] &amp; &quot;');&quot;" office:value-type="string" office:string-value="INSERT INTO testedb.customer VALUES(229, 2, 'Colin Bentley', 'colin.bentley@yahoo.com');" calcext:value-type="string">
            <text:p>INSERT INTO testedb.customer VALUES(229, 2, 'Colin Bentley', 'colin.bentley@yahoo.com');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lorado Moses</text:p>
          </table:table-cell>
          <table:table-cell table:formula="of:=LOWER(SUBSTITUTE([.C231];&quot; &quot;;&quot;.&quot;))&amp;&quot;@yahoo.com&quot;" office:value-type="string" office:string-value="colorado.moses@yahoo.com" calcext:value-type="string">
            <text:p>colorado.moses@yahoo.com</text:p>
          </table:table-cell>
          <table:table-cell table:formula="of:=&quot;INSERT INTO testedb.customer VALUES(&quot; &amp; [.A231] &amp; &quot;, &quot; &amp; [.B231] &amp; &quot;, '&quot; &amp; [.C231] &amp; &quot;', '&quot; &amp; [.D231] &amp; &quot;');&quot;" office:value-type="string" office:string-value="INSERT INTO testedb.customer VALUES(230, 2, 'Colorado Moses', 'colorado.moses@yahoo.com');" calcext:value-type="string">
            <text:p>INSERT INTO testedb.customer VALUES(230, 2, 'Colorado Moses', 'colorado.moses@yahoo.com');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lton Burgess</text:p>
          </table:table-cell>
          <table:table-cell table:formula="of:=LOWER(SUBSTITUTE([.C232];&quot; &quot;;&quot;.&quot;))&amp;&quot;@yahoo.com&quot;" office:value-type="string" office:string-value="colton.burgess@yahoo.com" calcext:value-type="string">
            <text:p>colton.burgess@yahoo.com</text:p>
          </table:table-cell>
          <table:table-cell table:formula="of:=&quot;INSERT INTO testedb.customer VALUES(&quot; &amp; [.A232] &amp; &quot;, &quot; &amp; [.B232] &amp; &quot;, '&quot; &amp; [.C232] &amp; &quot;', '&quot; &amp; [.D232] &amp; &quot;');&quot;" office:value-type="string" office:string-value="INSERT INTO testedb.customer VALUES(231, 2, 'Colton Burgess', 'colton.burgess@yahoo.com');" calcext:value-type="string">
            <text:p>INSERT INTO testedb.customer VALUES(231, 2, 'Colton Burgess', 'colton.burgess@yahoo.com');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lton Conner</text:p>
          </table:table-cell>
          <table:table-cell table:formula="of:=LOWER(SUBSTITUTE([.C233];&quot; &quot;;&quot;.&quot;))&amp;&quot;@yahoo.com&quot;" office:value-type="string" office:string-value="colton.conner@yahoo.com" calcext:value-type="string">
            <text:p>colton.conner@yahoo.com</text:p>
          </table:table-cell>
          <table:table-cell table:formula="of:=&quot;INSERT INTO testedb.customer VALUES(&quot; &amp; [.A233] &amp; &quot;, &quot; &amp; [.B233] &amp; &quot;, '&quot; &amp; [.C233] &amp; &quot;', '&quot; &amp; [.D233] &amp; &quot;');&quot;" office:value-type="string" office:string-value="INSERT INTO testedb.customer VALUES(232, 2, 'Colton Conner', 'colton.conner@yahoo.com');" calcext:value-type="string">
            <text:p>INSERT INTO testedb.customer VALUES(232, 2, 'Colton Conner', 'colton.conner@yahoo.com');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lton Knight</text:p>
          </table:table-cell>
          <table:table-cell table:formula="of:=LOWER(SUBSTITUTE([.C234];&quot; &quot;;&quot;.&quot;))&amp;&quot;@yahoo.com&quot;" office:value-type="string" office:string-value="colton.knight@yahoo.com" calcext:value-type="string">
            <text:p>colton.knight@yahoo.com</text:p>
          </table:table-cell>
          <table:table-cell table:formula="of:=&quot;INSERT INTO testedb.customer VALUES(&quot; &amp; [.A234] &amp; &quot;, &quot; &amp; [.B234] &amp; &quot;, '&quot; &amp; [.C234] &amp; &quot;', '&quot; &amp; [.D234] &amp; &quot;');&quot;" office:value-type="string" office:string-value="INSERT INTO testedb.customer VALUES(233, 2, 'Colton Knight', 'colton.knight@yahoo.com');" calcext:value-type="string">
            <text:p>INSERT INTO testedb.customer VALUES(233, 2, 'Colton Knight', 'colton.knight@yahoo.com');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an Gibson</text:p>
          </table:table-cell>
          <table:table-cell table:formula="of:=LOWER(SUBSTITUTE([.C235];&quot; &quot;;&quot;.&quot;))&amp;&quot;@yahoo.com&quot;" office:value-type="string" office:string-value="conan.gibson@yahoo.com" calcext:value-type="string">
            <text:p>conan.gibson@yahoo.com</text:p>
          </table:table-cell>
          <table:table-cell table:formula="of:=&quot;INSERT INTO testedb.customer VALUES(&quot; &amp; [.A235] &amp; &quot;, &quot; &amp; [.B235] &amp; &quot;, '&quot; &amp; [.C235] &amp; &quot;', '&quot; &amp; [.D235] &amp; &quot;');&quot;" office:value-type="string" office:string-value="INSERT INTO testedb.customer VALUES(234, 2, 'Conan Gibson', 'conan.gibson@yahoo.com');" calcext:value-type="string">
            <text:p>INSERT INTO testedb.customer VALUES(234, 2, 'Conan Gibson', 'conan.gibson@yahoo.com');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nor Petersen</text:p>
          </table:table-cell>
          <table:table-cell table:formula="of:=LOWER(SUBSTITUTE([.C236];&quot; &quot;;&quot;.&quot;))&amp;&quot;@yahoo.com&quot;" office:value-type="string" office:string-value="connor.petersen@yahoo.com" calcext:value-type="string">
            <text:p>connor.petersen@yahoo.com</text:p>
          </table:table-cell>
          <table:table-cell table:formula="of:=&quot;INSERT INTO testedb.customer VALUES(&quot; &amp; [.A236] &amp; &quot;, &quot; &amp; [.B236] &amp; &quot;, '&quot; &amp; [.C236] &amp; &quot;', '&quot; &amp; [.D236] &amp; &quot;');&quot;" office:value-type="string" office:string-value="INSERT INTO testedb.customer VALUES(235, 2, 'Connor Petersen', 'connor.petersen@yahoo.com');" calcext:value-type="string">
            <text:p>INSERT INTO testedb.customer VALUES(235, 2, 'Connor Petersen', 'connor.petersen@yahoo.com');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oper Potts</text:p>
          </table:table-cell>
          <table:table-cell table:formula="of:=LOWER(SUBSTITUTE([.C237];&quot; &quot;;&quot;.&quot;))&amp;&quot;@yahoo.com&quot;" office:value-type="string" office:string-value="cooper.potts@yahoo.com" calcext:value-type="string">
            <text:p>cooper.potts@yahoo.com</text:p>
          </table:table-cell>
          <table:table-cell table:formula="of:=&quot;INSERT INTO testedb.customer VALUES(&quot; &amp; [.A237] &amp; &quot;, &quot; &amp; [.B237] &amp; &quot;, '&quot; &amp; [.C237] &amp; &quot;', '&quot; &amp; [.D237] &amp; &quot;');&quot;" office:value-type="string" office:string-value="INSERT INTO testedb.customer VALUES(236, 2, 'Cooper Potts', 'cooper.potts@yahoo.com');" calcext:value-type="string">
            <text:p>INSERT INTO testedb.customer VALUES(236, 2, 'Cooper Potts', 'cooper.potts@yahoo.com');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ra Patterson</text:p>
          </table:table-cell>
          <table:table-cell table:formula="of:=LOWER(SUBSTITUTE([.C238];&quot; &quot;;&quot;.&quot;))&amp;&quot;@yahoo.com&quot;" office:value-type="string" office:string-value="cora.patterson@yahoo.com" calcext:value-type="string">
            <text:p>cora.patterson@yahoo.com</text:p>
          </table:table-cell>
          <table:table-cell table:formula="of:=&quot;INSERT INTO testedb.customer VALUES(&quot; &amp; [.A238] &amp; &quot;, &quot; &amp; [.B238] &amp; &quot;, '&quot; &amp; [.C238] &amp; &quot;', '&quot; &amp; [.D238] &amp; &quot;');&quot;" office:value-type="string" office:string-value="INSERT INTO testedb.customer VALUES(237, 2, 'Cora Patterson', 'cora.patterson@yahoo.com');" calcext:value-type="string">
            <text:p>INSERT INTO testedb.customer VALUES(237, 2, 'Cora Patterson', 'cora.patterson@yahoo.com');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urtney Romero</text:p>
          </table:table-cell>
          <table:table-cell table:formula="of:=LOWER(SUBSTITUTE([.C239];&quot; &quot;;&quot;.&quot;))&amp;&quot;@yahoo.com&quot;" office:value-type="string" office:string-value="courtney.romero@yahoo.com" calcext:value-type="string">
            <text:p>courtney.romero@yahoo.com</text:p>
          </table:table-cell>
          <table:table-cell table:formula="of:=&quot;INSERT INTO testedb.customer VALUES(&quot; &amp; [.A239] &amp; &quot;, &quot; &amp; [.B239] &amp; &quot;, '&quot; &amp; [.C239] &amp; &quot;', '&quot; &amp; [.D239] &amp; &quot;');&quot;" office:value-type="string" office:string-value="INSERT INTO testedb.customer VALUES(238, 2, 'Courtney Romero', 'courtney.romero@yahoo.com');" calcext:value-type="string">
            <text:p>INSERT INTO testedb.customer VALUES(238, 2, 'Courtney Romero', 'courtney.romero@yahoo.com');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raig Hood</text:p>
          </table:table-cell>
          <table:table-cell table:formula="of:=LOWER(SUBSTITUTE([.C240];&quot; &quot;;&quot;.&quot;))&amp;&quot;@yahoo.com&quot;" office:value-type="string" office:string-value="craig.hood@yahoo.com" calcext:value-type="string">
            <text:p>craig.hood@yahoo.com</text:p>
          </table:table-cell>
          <table:table-cell table:formula="of:=&quot;INSERT INTO testedb.customer VALUES(&quot; &amp; [.A240] &amp; &quot;, &quot; &amp; [.B240] &amp; &quot;, '&quot; &amp; [.C240] &amp; &quot;', '&quot; &amp; [.D240] &amp; &quot;');&quot;" office:value-type="string" office:string-value="INSERT INTO testedb.customer VALUES(239, 2, 'Craig Hood', 'craig.hood@yahoo.com');" calcext:value-type="string">
            <text:p>INSERT INTO testedb.customer VALUES(239, 2, 'Craig Hood', 'craig.hood@yahoo.com');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table:style-name="Default" office:value-type="float" office:value="3" calcext:value-type="float">
            <text:p>3</text:p>
          </table:table-cell>
          <table:table-cell office:value-type="string" calcext:value-type="string">
            <text:p>Cruz Griffin</text:p>
          </table:table-cell>
          <table:table-cell table:formula="of:=LOWER(SUBSTITUTE([.C241];&quot; &quot;;&quot;.&quot;))&amp;&quot;@yahoo.com&quot;" office:value-type="string" office:string-value="cruz.griffin@yahoo.com" calcext:value-type="string">
            <text:p>cruz.griffin@yahoo.com</text:p>
          </table:table-cell>
          <table:table-cell table:formula="of:=&quot;INSERT INTO testedb.customer VALUES(&quot; &amp; [.A241] &amp; &quot;, &quot; &amp; [.B241] &amp; &quot;, '&quot; &amp; [.C241] &amp; &quot;', '&quot; &amp; [.D241] &amp; &quot;');&quot;" office:value-type="string" office:string-value="INSERT INTO testedb.customer VALUES(240, 3, 'Cruz Griffin', 'cruz.griffin@yahoo.com');" calcext:value-type="string">
            <text:p>INSERT INTO testedb.customer VALUES(240, 3, 'Cruz Griffin', 'cruz.griffin@yahoo.com');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ullen Hughes</text:p>
          </table:table-cell>
          <table:table-cell table:formula="of:=LOWER(SUBSTITUTE([.C242];&quot; &quot;;&quot;.&quot;))&amp;&quot;@yahoo.com&quot;" office:value-type="string" office:string-value="cullen.hughes@yahoo.com" calcext:value-type="string">
            <text:p>cullen.hughes@yahoo.com</text:p>
          </table:table-cell>
          <table:table-cell table:formula="of:=&quot;INSERT INTO testedb.customer VALUES(&quot; &amp; [.A242] &amp; &quot;, &quot; &amp; [.B242] &amp; &quot;, '&quot; &amp; [.C242] &amp; &quot;', '&quot; &amp; [.D242] &amp; &quot;');&quot;" office:value-type="string" office:string-value="INSERT INTO testedb.customer VALUES(241, 2, 'Cullen Hughes', 'cullen.hughes@yahoo.com');" calcext:value-type="string">
            <text:p>INSERT INTO testedb.customer VALUES(241, 2, 'Cullen Hughes', 'cullen.hughes@yahoo.com');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ullen Ortiz</text:p>
          </table:table-cell>
          <table:table-cell table:formula="of:=LOWER(SUBSTITUTE([.C243];&quot; &quot;;&quot;.&quot;))&amp;&quot;@yahoo.com&quot;" office:value-type="string" office:string-value="cullen.ortiz@yahoo.com" calcext:value-type="string">
            <text:p>cullen.ortiz@yahoo.com</text:p>
          </table:table-cell>
          <table:table-cell table:formula="of:=&quot;INSERT INTO testedb.customer VALUES(&quot; &amp; [.A243] &amp; &quot;, &quot; &amp; [.B243] &amp; &quot;, '&quot; &amp; [.C243] &amp; &quot;', '&quot; &amp; [.D243] &amp; &quot;');&quot;" office:value-type="string" office:string-value="INSERT INTO testedb.customer VALUES(242, 2, 'Cullen Ortiz', 'cullen.ortiz@yahoo.com');" calcext:value-type="string">
            <text:p>INSERT INTO testedb.customer VALUES(242, 2, 'Cullen Ortiz', 'cullen.ortiz@yahoo.com');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urran Workman</text:p>
          </table:table-cell>
          <table:table-cell table:formula="of:=LOWER(SUBSTITUTE([.C244];&quot; &quot;;&quot;.&quot;))&amp;&quot;@yahoo.com&quot;" office:value-type="string" office:string-value="curran.workman@yahoo.com" calcext:value-type="string">
            <text:p>curran.workman@yahoo.com</text:p>
          </table:table-cell>
          <table:table-cell table:formula="of:=&quot;INSERT INTO testedb.customer VALUES(&quot; &amp; [.A244] &amp; &quot;, &quot; &amp; [.B244] &amp; &quot;, '&quot; &amp; [.C244] &amp; &quot;', '&quot; &amp; [.D244] &amp; &quot;');&quot;" office:value-type="string" office:string-value="INSERT INTO testedb.customer VALUES(243, 2, 'Curran Workman', 'curran.workman@yahoo.com');" calcext:value-type="string">
            <text:p>INSERT INTO testedb.customer VALUES(243, 2, 'Curran Workman', 'curran.workman@yahoo.com');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yrus Franks</text:p>
          </table:table-cell>
          <table:table-cell table:formula="of:=LOWER(SUBSTITUTE([.C245];&quot; &quot;;&quot;.&quot;))&amp;&quot;@yahoo.com&quot;" office:value-type="string" office:string-value="cyrus.franks@yahoo.com" calcext:value-type="string">
            <text:p>cyrus.franks@yahoo.com</text:p>
          </table:table-cell>
          <table:table-cell table:formula="of:=&quot;INSERT INTO testedb.customer VALUES(&quot; &amp; [.A245] &amp; &quot;, &quot; &amp; [.B245] &amp; &quot;, '&quot; &amp; [.C245] &amp; &quot;', '&quot; &amp; [.D245] &amp; &quot;');&quot;" office:value-type="string" office:string-value="INSERT INTO testedb.customer VALUES(244, 2, 'Cyrus Franks', 'cyrus.franks@yahoo.com');" calcext:value-type="string">
            <text:p>INSERT INTO testedb.customer VALUES(244, 2, 'Cyrus Franks', 'cyrus.franks@yahoo.com');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cey Downs</text:p>
          </table:table-cell>
          <table:table-cell table:formula="of:=LOWER(SUBSTITUTE([.C246];&quot; &quot;;&quot;.&quot;))&amp;&quot;@yahoo.com&quot;" office:value-type="string" office:string-value="dacey.downs@yahoo.com" calcext:value-type="string">
            <text:p>dacey.downs@yahoo.com</text:p>
          </table:table-cell>
          <table:table-cell table:formula="of:=&quot;INSERT INTO testedb.customer VALUES(&quot; &amp; [.A246] &amp; &quot;, &quot; &amp; [.B246] &amp; &quot;, '&quot; &amp; [.C246] &amp; &quot;', '&quot; &amp; [.D246] &amp; &quot;');&quot;" office:value-type="string" office:string-value="INSERT INTO testedb.customer VALUES(245, 2, 'Dacey Downs', 'dacey.downs@yahoo.com');" calcext:value-type="string">
            <text:p>INSERT INTO testedb.customer VALUES(245, 2, 'Dacey Downs', 'dacey.downs@yahoo.com');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hlia Patton</text:p>
          </table:table-cell>
          <table:table-cell table:formula="of:=LOWER(SUBSTITUTE([.C247];&quot; &quot;;&quot;.&quot;))&amp;&quot;@yahoo.com&quot;" office:value-type="string" office:string-value="dahlia.patton@yahoo.com" calcext:value-type="string">
            <text:p>dahlia.patton@yahoo.com</text:p>
          </table:table-cell>
          <table:table-cell table:formula="of:=&quot;INSERT INTO testedb.customer VALUES(&quot; &amp; [.A247] &amp; &quot;, &quot; &amp; [.B247] &amp; &quot;, '&quot; &amp; [.C247] &amp; &quot;', '&quot; &amp; [.D247] &amp; &quot;');&quot;" office:value-type="string" office:string-value="INSERT INTO testedb.customer VALUES(246, 2, 'Dahlia Patton', 'dahlia.patton@yahoo.com');" calcext:value-type="string">
            <text:p>INSERT INTO testedb.customer VALUES(246, 2, 'Dahlia Patton', 'dahlia.patton@yahoo.com');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i Nielsen</text:p>
          </table:table-cell>
          <table:table-cell table:formula="of:=LOWER(SUBSTITUTE([.C248];&quot; &quot;;&quot;.&quot;))&amp;&quot;@yahoo.com&quot;" office:value-type="string" office:string-value="dai.nielsen@yahoo.com" calcext:value-type="string">
            <text:p>dai.nielsen@yahoo.com</text:p>
          </table:table-cell>
          <table:table-cell table:formula="of:=&quot;INSERT INTO testedb.customer VALUES(&quot; &amp; [.A248] &amp; &quot;, &quot; &amp; [.B248] &amp; &quot;, '&quot; &amp; [.C248] &amp; &quot;', '&quot; &amp; [.D248] &amp; &quot;');&quot;" office:value-type="string" office:string-value="INSERT INTO testedb.customer VALUES(247, 2, 'Dai Nielsen', 'dai.nielsen@yahoo.com');" calcext:value-type="string">
            <text:p>INSERT INTO testedb.customer VALUES(247, 2, 'Dai Nielsen', 'dai.nielsen@yahoo.com');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lton Hoffman</text:p>
          </table:table-cell>
          <table:table-cell table:formula="of:=LOWER(SUBSTITUTE([.C249];&quot; &quot;;&quot;.&quot;))&amp;&quot;@yahoo.com&quot;" office:value-type="string" office:string-value="dalton.hoffman@yahoo.com" calcext:value-type="string">
            <text:p>dalton.hoffman@yahoo.com</text:p>
          </table:table-cell>
          <table:table-cell table:formula="of:=&quot;INSERT INTO testedb.customer VALUES(&quot; &amp; [.A249] &amp; &quot;, &quot; &amp; [.B249] &amp; &quot;, '&quot; &amp; [.C249] &amp; &quot;', '&quot; &amp; [.D249] &amp; &quot;');&quot;" office:value-type="string" office:string-value="INSERT INTO testedb.customer VALUES(248, 2, 'Dalton Hoffman', 'dalton.hoffman@yahoo.com');" calcext:value-type="string">
            <text:p>INSERT INTO testedb.customer VALUES(248, 2, 'Dalton Hoffman', 'dalton.hoffman@yahoo.com');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mian Hampton</text:p>
          </table:table-cell>
          <table:table-cell table:formula="of:=LOWER(SUBSTITUTE([.C250];&quot; &quot;;&quot;.&quot;))&amp;&quot;@yahoo.com&quot;" office:value-type="string" office:string-value="damian.hampton@yahoo.com" calcext:value-type="string">
            <text:p>damian.hampton@yahoo.com</text:p>
          </table:table-cell>
          <table:table-cell table:formula="of:=&quot;INSERT INTO testedb.customer VALUES(&quot; &amp; [.A250] &amp; &quot;, &quot; &amp; [.B250] &amp; &quot;, '&quot; &amp; [.C250] &amp; &quot;', '&quot; &amp; [.D250] &amp; &quot;');&quot;" office:value-type="string" office:string-value="INSERT INTO testedb.customer VALUES(249, 2, 'Damian Hampton', 'damian.hampton@yahoo.com');" calcext:value-type="string">
            <text:p>INSERT INTO testedb.customer VALUES(249, 2, 'Damian Hampton', 'damian.hampton@yahoo.com');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ne Ford</text:p>
          </table:table-cell>
          <table:table-cell table:formula="of:=LOWER(SUBSTITUTE([.C251];&quot; &quot;;&quot;.&quot;))&amp;&quot;@yahoo.com&quot;" office:value-type="string" office:string-value="dane.ford@yahoo.com" calcext:value-type="string">
            <text:p>dane.ford@yahoo.com</text:p>
          </table:table-cell>
          <table:table-cell table:formula="of:=&quot;INSERT INTO testedb.customer VALUES(&quot; &amp; [.A251] &amp; &quot;, &quot; &amp; [.B251] &amp; &quot;, '&quot; &amp; [.C251] &amp; &quot;', '&quot; &amp; [.D251] &amp; &quot;');&quot;" office:value-type="string" office:string-value="INSERT INTO testedb.customer VALUES(250, 2, 'Dane Ford', 'dane.ford@yahoo.com');" calcext:value-type="string">
            <text:p>INSERT INTO testedb.customer VALUES(250, 2, 'Dane Ford', 'dane.ford@yahoo.com');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niel Leach</text:p>
          </table:table-cell>
          <table:table-cell table:formula="of:=LOWER(SUBSTITUTE([.C252];&quot; &quot;;&quot;.&quot;))&amp;&quot;@yahoo.com&quot;" office:value-type="string" office:string-value="daniel.leach@yahoo.com" calcext:value-type="string">
            <text:p>daniel.leach@yahoo.com</text:p>
          </table:table-cell>
          <table:table-cell table:formula="of:=&quot;INSERT INTO testedb.customer VALUES(&quot; &amp; [.A252] &amp; &quot;, &quot; &amp; [.B252] &amp; &quot;, '&quot; &amp; [.C252] &amp; &quot;', '&quot; &amp; [.D252] &amp; &quot;');&quot;" office:value-type="string" office:string-value="INSERT INTO testedb.customer VALUES(251, 2, 'Daniel Leach', 'daniel.leach@yahoo.com');" calcext:value-type="string">
            <text:p>INSERT INTO testedb.customer VALUES(251, 2, 'Daniel Leach', 'daniel.leach@yahoo.com');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niel Maxwell</text:p>
          </table:table-cell>
          <table:table-cell table:formula="of:=LOWER(SUBSTITUTE([.C253];&quot; &quot;;&quot;.&quot;))&amp;&quot;@yahoo.com&quot;" office:value-type="string" office:string-value="daniel.maxwell@yahoo.com" calcext:value-type="string">
            <text:p>daniel.maxwell@yahoo.com</text:p>
          </table:table-cell>
          <table:table-cell table:formula="of:=&quot;INSERT INTO testedb.customer VALUES(&quot; &amp; [.A253] &amp; &quot;, &quot; &amp; [.B253] &amp; &quot;, '&quot; &amp; [.C253] &amp; &quot;', '&quot; &amp; [.D253] &amp; &quot;');&quot;" office:value-type="string" office:string-value="INSERT INTO testedb.customer VALUES(252, 2, 'Daniel Maxwell', 'daniel.maxwell@yahoo.com');" calcext:value-type="string">
            <text:p>INSERT INTO testedb.customer VALUES(252, 2, 'Daniel Maxwell', 'daniel.maxwell@yahoo.com');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niel Mills</text:p>
          </table:table-cell>
          <table:table-cell table:formula="of:=LOWER(SUBSTITUTE([.C254];&quot; &quot;;&quot;.&quot;))&amp;&quot;@yahoo.com&quot;" office:value-type="string" office:string-value="daniel.mills@yahoo.com" calcext:value-type="string">
            <text:p>daniel.mills@yahoo.com</text:p>
          </table:table-cell>
          <table:table-cell table:formula="of:=&quot;INSERT INTO testedb.customer VALUES(&quot; &amp; [.A254] &amp; &quot;, &quot; &amp; [.B254] &amp; &quot;, '&quot; &amp; [.C254] &amp; &quot;', '&quot; &amp; [.D254] &amp; &quot;');&quot;" office:value-type="string" office:string-value="INSERT INTO testedb.customer VALUES(253, 2, 'Daniel Mills', 'daniel.mills@yahoo.com');" calcext:value-type="string">
            <text:p>INSERT INTO testedb.customer VALUES(253, 2, 'Daniel Mills', 'daniel.mills@yahoo.com');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nte Barr</text:p>
          </table:table-cell>
          <table:table-cell table:formula="of:=LOWER(SUBSTITUTE([.C255];&quot; &quot;;&quot;.&quot;))&amp;&quot;@yahoo.com&quot;" office:value-type="string" office:string-value="dante.barr@yahoo.com" calcext:value-type="string">
            <text:p>dante.barr@yahoo.com</text:p>
          </table:table-cell>
          <table:table-cell table:formula="of:=&quot;INSERT INTO testedb.customer VALUES(&quot; &amp; [.A255] &amp; &quot;, &quot; &amp; [.B255] &amp; &quot;, '&quot; &amp; [.C255] &amp; &quot;', '&quot; &amp; [.D255] &amp; &quot;');&quot;" office:value-type="string" office:string-value="INSERT INTO testedb.customer VALUES(254, 2, 'Dante Barr', 'dante.barr@yahoo.com');" calcext:value-type="string">
            <text:p>INSERT INTO testedb.customer VALUES(254, 2, 'Dante Barr', 'dante.barr@yahoo.com');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nte Blevins</text:p>
          </table:table-cell>
          <table:table-cell table:formula="of:=LOWER(SUBSTITUTE([.C256];&quot; &quot;;&quot;.&quot;))&amp;&quot;@yahoo.com&quot;" office:value-type="string" office:string-value="dante.blevins@yahoo.com" calcext:value-type="string">
            <text:p>dante.blevins@yahoo.com</text:p>
          </table:table-cell>
          <table:table-cell table:formula="of:=&quot;INSERT INTO testedb.customer VALUES(&quot; &amp; [.A256] &amp; &quot;, &quot; &amp; [.B256] &amp; &quot;, '&quot; &amp; [.C256] &amp; &quot;', '&quot; &amp; [.D256] &amp; &quot;');&quot;" office:value-type="string" office:string-value="INSERT INTO testedb.customer VALUES(255, 2, 'Dante Blevins', 'dante.blevins@yahoo.com');" calcext:value-type="string">
            <text:p>INSERT INTO testedb.customer VALUES(255, 2, 'Dante Blevins', 'dante.blevins@yahoo.com');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nte Nash</text:p>
          </table:table-cell>
          <table:table-cell table:formula="of:=LOWER(SUBSTITUTE([.C257];&quot; &quot;;&quot;.&quot;))&amp;&quot;@yahoo.com&quot;" office:value-type="string" office:string-value="dante.nash@yahoo.com" calcext:value-type="string">
            <text:p>dante.nash@yahoo.com</text:p>
          </table:table-cell>
          <table:table-cell table:formula="of:=&quot;INSERT INTO testedb.customer VALUES(&quot; &amp; [.A257] &amp; &quot;, &quot; &amp; [.B257] &amp; &quot;, '&quot; &amp; [.C257] &amp; &quot;', '&quot; &amp; [.D257] &amp; &quot;');&quot;" office:value-type="string" office:string-value="INSERT INTO testedb.customer VALUES(256, 2, 'Dante Nash', 'dante.nash@yahoo.com');" calcext:value-type="string">
            <text:p>INSERT INTO testedb.customer VALUES(256, 2, 'Dante Nash', 'dante.nash@yahoo.com');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rrel Crosby</text:p>
          </table:table-cell>
          <table:table-cell table:formula="of:=LOWER(SUBSTITUTE([.C258];&quot; &quot;;&quot;.&quot;))&amp;&quot;@yahoo.com&quot;" office:value-type="string" office:string-value="darrel.crosby@yahoo.com" calcext:value-type="string">
            <text:p>darrel.crosby@yahoo.com</text:p>
          </table:table-cell>
          <table:table-cell table:formula="of:=&quot;INSERT INTO testedb.customer VALUES(&quot; &amp; [.A258] &amp; &quot;, &quot; &amp; [.B258] &amp; &quot;, '&quot; &amp; [.C258] &amp; &quot;', '&quot; &amp; [.D258] &amp; &quot;');&quot;" office:value-type="string" office:string-value="INSERT INTO testedb.customer VALUES(257, 2, 'Darrel Crosby', 'darrel.crosby@yahoo.com');" calcext:value-type="string">
            <text:p>INSERT INTO testedb.customer VALUES(257, 2, 'Darrel Crosby', 'darrel.crosby@yahoo.com');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rrel Leach</text:p>
          </table:table-cell>
          <table:table-cell table:formula="of:=LOWER(SUBSTITUTE([.C259];&quot; &quot;;&quot;.&quot;))&amp;&quot;@yahoo.com&quot;" office:value-type="string" office:string-value="darrel.leach@yahoo.com" calcext:value-type="string">
            <text:p>darrel.leach@yahoo.com</text:p>
          </table:table-cell>
          <table:table-cell table:formula="of:=&quot;INSERT INTO testedb.customer VALUES(&quot; &amp; [.A259] &amp; &quot;, &quot; &amp; [.B259] &amp; &quot;, '&quot; &amp; [.C259] &amp; &quot;', '&quot; &amp; [.D259] &amp; &quot;');&quot;" office:value-type="string" office:string-value="INSERT INTO testedb.customer VALUES(258, 2, 'Darrel Leach', 'darrel.leach@yahoo.com');" calcext:value-type="string">
            <text:p>INSERT INTO testedb.customer VALUES(258, 2, 'Darrel Leach', 'darrel.leach@yahoo.com');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vis Woods</text:p>
          </table:table-cell>
          <table:table-cell table:formula="of:=LOWER(SUBSTITUTE([.C260];&quot; &quot;;&quot;.&quot;))&amp;&quot;@yahoo.com&quot;" office:value-type="string" office:string-value="davis.woods@yahoo.com" calcext:value-type="string">
            <text:p>davis.woods@yahoo.com</text:p>
          </table:table-cell>
          <table:table-cell table:formula="of:=&quot;INSERT INTO testedb.customer VALUES(&quot; &amp; [.A260] &amp; &quot;, &quot; &amp; [.B260] &amp; &quot;, '&quot; &amp; [.C260] &amp; &quot;', '&quot; &amp; [.D260] &amp; &quot;');&quot;" office:value-type="string" office:string-value="INSERT INTO testedb.customer VALUES(259, 2, 'Davis Woods', 'davis.woods@yahoo.com');" calcext:value-type="string">
            <text:p>INSERT INTO testedb.customer VALUES(259, 2, 'Davis Woods', 'davis.woods@yahoo.com');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wn Gross</text:p>
          </table:table-cell>
          <table:table-cell table:formula="of:=LOWER(SUBSTITUTE([.C261];&quot; &quot;;&quot;.&quot;))&amp;&quot;@yahoo.com&quot;" office:value-type="string" office:string-value="dawn.gross@yahoo.com" calcext:value-type="string">
            <text:p>dawn.gross@yahoo.com</text:p>
          </table:table-cell>
          <table:table-cell table:formula="of:=&quot;INSERT INTO testedb.customer VALUES(&quot; &amp; [.A261] &amp; &quot;, &quot; &amp; [.B261] &amp; &quot;, '&quot; &amp; [.C261] &amp; &quot;', '&quot; &amp; [.D261] &amp; &quot;');&quot;" office:value-type="string" office:string-value="INSERT INTO testedb.customer VALUES(260, 2, 'Dawn Gross', 'dawn.gross@yahoo.com');" calcext:value-type="string">
            <text:p>INSERT INTO testedb.customer VALUES(260, 2, 'Dawn Gross', 'dawn.gross@yahoo.com');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anna Buckley</text:p>
          </table:table-cell>
          <table:table-cell table:formula="of:=LOWER(SUBSTITUTE([.C262];&quot; &quot;;&quot;.&quot;))&amp;&quot;@yahoo.com&quot;" office:value-type="string" office:string-value="deanna.buckley@yahoo.com" calcext:value-type="string">
            <text:p>deanna.buckley@yahoo.com</text:p>
          </table:table-cell>
          <table:table-cell table:formula="of:=&quot;INSERT INTO testedb.customer VALUES(&quot; &amp; [.A262] &amp; &quot;, &quot; &amp; [.B262] &amp; &quot;, '&quot; &amp; [.C262] &amp; &quot;', '&quot; &amp; [.D262] &amp; &quot;');&quot;" office:value-type="string" office:string-value="INSERT INTO testedb.customer VALUES(261, 2, 'Deanna Buckley', 'deanna.buckley@yahoo.com');" calcext:value-type="string">
            <text:p>INSERT INTO testedb.customer VALUES(261, 2, 'Deanna Buckley', 'deanna.buckley@yahoo.com');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borah Horne</text:p>
          </table:table-cell>
          <table:table-cell table:formula="of:=LOWER(SUBSTITUTE([.C263];&quot; &quot;;&quot;.&quot;))&amp;&quot;@yahoo.com&quot;" office:value-type="string" office:string-value="deborah.horne@yahoo.com" calcext:value-type="string">
            <text:p>deborah.horne@yahoo.com</text:p>
          </table:table-cell>
          <table:table-cell table:formula="of:=&quot;INSERT INTO testedb.customer VALUES(&quot; &amp; [.A263] &amp; &quot;, &quot; &amp; [.B263] &amp; &quot;, '&quot; &amp; [.C263] &amp; &quot;', '&quot; &amp; [.D263] &amp; &quot;');&quot;" office:value-type="string" office:string-value="INSERT INTO testedb.customer VALUES(262, 2, 'Deborah Horne', 'deborah.horne@yahoo.com');" calcext:value-type="string">
            <text:p>INSERT INTO testedb.customer VALUES(262, 2, 'Deborah Horne', 'deborah.horne@yahoo.com');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borah Snow</text:p>
          </table:table-cell>
          <table:table-cell table:formula="of:=LOWER(SUBSTITUTE([.C264];&quot; &quot;;&quot;.&quot;))&amp;&quot;@yahoo.com&quot;" office:value-type="string" office:string-value="deborah.snow@yahoo.com" calcext:value-type="string">
            <text:p>deborah.snow@yahoo.com</text:p>
          </table:table-cell>
          <table:table-cell table:formula="of:=&quot;INSERT INTO testedb.customer VALUES(&quot; &amp; [.A264] &amp; &quot;, &quot; &amp; [.B264] &amp; &quot;, '&quot; &amp; [.C264] &amp; &quot;', '&quot; &amp; [.D264] &amp; &quot;');&quot;" office:value-type="string" office:string-value="INSERT INTO testedb.customer VALUES(263, 2, 'Deborah Snow', 'deborah.snow@yahoo.com');" calcext:value-type="string">
            <text:p>INSERT INTO testedb.customer VALUES(263, 2, 'Deborah Snow', 'deborah.snow@yahoo.com');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bra Kramer</text:p>
          </table:table-cell>
          <table:table-cell table:formula="of:=LOWER(SUBSTITUTE([.C265];&quot; &quot;;&quot;.&quot;))&amp;&quot;@yahoo.com&quot;" office:value-type="string" office:string-value="debra.kramer@yahoo.com" calcext:value-type="string">
            <text:p>debra.kramer@yahoo.com</text:p>
          </table:table-cell>
          <table:table-cell table:formula="of:=&quot;INSERT INTO testedb.customer VALUES(&quot; &amp; [.A265] &amp; &quot;, &quot; &amp; [.B265] &amp; &quot;, '&quot; &amp; [.C265] &amp; &quot;', '&quot; &amp; [.D265] &amp; &quot;');&quot;" office:value-type="string" office:string-value="INSERT INTO testedb.customer VALUES(264, 2, 'Debra Kramer', 'debra.kramer@yahoo.com');" calcext:value-type="string">
            <text:p>INSERT INTO testedb.customer VALUES(264, 2, 'Debra Kramer', 'debra.kramer@yahoo.com');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bra Rasmussen</text:p>
          </table:table-cell>
          <table:table-cell table:formula="of:=LOWER(SUBSTITUTE([.C266];&quot; &quot;;&quot;.&quot;))&amp;&quot;@yahoo.com&quot;" office:value-type="string" office:string-value="debra.rasmussen@yahoo.com" calcext:value-type="string">
            <text:p>debra.rasmussen@yahoo.com</text:p>
          </table:table-cell>
          <table:table-cell table:formula="of:=&quot;INSERT INTO testedb.customer VALUES(&quot; &amp; [.A266] &amp; &quot;, &quot; &amp; [.B266] &amp; &quot;, '&quot; &amp; [.C266] &amp; &quot;', '&quot; &amp; [.D266] &amp; &quot;');&quot;" office:value-type="string" office:string-value="INSERT INTO testedb.customer VALUES(265, 2, 'Debra Rasmussen', 'debra.rasmussen@yahoo.com');" calcext:value-type="string">
            <text:p>INSERT INTO testedb.customer VALUES(265, 2, 'Debra Rasmussen', 'debra.rasmussen@yahoo.com');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irdre Klein</text:p>
          </table:table-cell>
          <table:table-cell table:formula="of:=LOWER(SUBSTITUTE([.C267];&quot; &quot;;&quot;.&quot;))&amp;&quot;@yahoo.com&quot;" office:value-type="string" office:string-value="deirdre.klein@yahoo.com" calcext:value-type="string">
            <text:p>deirdre.klein@yahoo.com</text:p>
          </table:table-cell>
          <table:table-cell table:formula="of:=&quot;INSERT INTO testedb.customer VALUES(&quot; &amp; [.A267] &amp; &quot;, &quot; &amp; [.B267] &amp; &quot;, '&quot; &amp; [.C267] &amp; &quot;', '&quot; &amp; [.D267] &amp; &quot;');&quot;" office:value-type="string" office:string-value="INSERT INTO testedb.customer VALUES(266, 2, 'Deirdre Klein', 'deirdre.klein@yahoo.com');" calcext:value-type="string">
            <text:p>INSERT INTO testedb.customer VALUES(266, 2, 'Deirdre Klein', 'deirdre.klein@yahoo.com');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irdre Riddle</text:p>
          </table:table-cell>
          <table:table-cell table:formula="of:=LOWER(SUBSTITUTE([.C268];&quot; &quot;;&quot;.&quot;))&amp;&quot;@yahoo.com&quot;" office:value-type="string" office:string-value="deirdre.riddle@yahoo.com" calcext:value-type="string">
            <text:p>deirdre.riddle@yahoo.com</text:p>
          </table:table-cell>
          <table:table-cell table:formula="of:=&quot;INSERT INTO testedb.customer VALUES(&quot; &amp; [.A268] &amp; &quot;, &quot; &amp; [.B268] &amp; &quot;, '&quot; &amp; [.C268] &amp; &quot;', '&quot; &amp; [.D268] &amp; &quot;');&quot;" office:value-type="string" office:string-value="INSERT INTO testedb.customer VALUES(267, 2, 'Deirdre Riddle', 'deirdre.riddle@yahoo.com');" calcext:value-type="string">
            <text:p>INSERT INTO testedb.customer VALUES(267, 2, 'Deirdre Riddle', 'deirdre.riddle@yahoo.com');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irdre Walsh</text:p>
          </table:table-cell>
          <table:table-cell table:formula="of:=LOWER(SUBSTITUTE([.C269];&quot; &quot;;&quot;.&quot;))&amp;&quot;@yahoo.com&quot;" office:value-type="string" office:string-value="deirdre.walsh@yahoo.com" calcext:value-type="string">
            <text:p>deirdre.walsh@yahoo.com</text:p>
          </table:table-cell>
          <table:table-cell table:formula="of:=&quot;INSERT INTO testedb.customer VALUES(&quot; &amp; [.A269] &amp; &quot;, &quot; &amp; [.B269] &amp; &quot;, '&quot; &amp; [.C269] &amp; &quot;', '&quot; &amp; [.D269] &amp; &quot;');&quot;" office:value-type="string" office:string-value="INSERT INTO testedb.customer VALUES(268, 2, 'Deirdre Walsh', 'deirdre.walsh@yahoo.com');" calcext:value-type="string">
            <text:p>INSERT INTO testedb.customer VALUES(268, 2, 'Deirdre Walsh', 'deirdre.walsh@yahoo.com');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metrius Davenport</text:p>
          </table:table-cell>
          <table:table-cell table:formula="of:=LOWER(SUBSTITUTE([.C270];&quot; &quot;;&quot;.&quot;))&amp;&quot;@yahoo.com&quot;" office:value-type="string" office:string-value="demetrius.davenport@yahoo.com" calcext:value-type="string">
            <text:p>demetrius.davenport@yahoo.com</text:p>
          </table:table-cell>
          <table:table-cell table:formula="of:=&quot;INSERT INTO testedb.customer VALUES(&quot; &amp; [.A270] &amp; &quot;, &quot; &amp; [.B270] &amp; &quot;, '&quot; &amp; [.C270] &amp; &quot;', '&quot; &amp; [.D270] &amp; &quot;');&quot;" office:value-type="string" office:string-value="INSERT INTO testedb.customer VALUES(269, 2, 'Demetrius Davenport', 'demetrius.davenport@yahoo.com');" calcext:value-type="string">
            <text:p>INSERT INTO testedb.customer VALUES(269, 2, 'Demetrius Davenport', 'demetrius.davenport@yahoo.com');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table:style-name="Default" office:value-type="float" office:value="3" calcext:value-type="float">
            <text:p>3</text:p>
          </table:table-cell>
          <table:table-cell office:value-type="string" calcext:value-type="string">
            <text:p>Demetrius Sawyer</text:p>
          </table:table-cell>
          <table:table-cell table:formula="of:=LOWER(SUBSTITUTE([.C271];&quot; &quot;;&quot;.&quot;))&amp;&quot;@yahoo.com&quot;" office:value-type="string" office:string-value="demetrius.sawyer@yahoo.com" calcext:value-type="string">
            <text:p>demetrius.sawyer@yahoo.com</text:p>
          </table:table-cell>
          <table:table-cell table:formula="of:=&quot;INSERT INTO testedb.customer VALUES(&quot; &amp; [.A271] &amp; &quot;, &quot; &amp; [.B271] &amp; &quot;, '&quot; &amp; [.C271] &amp; &quot;', '&quot; &amp; [.D271] &amp; &quot;');&quot;" office:value-type="string" office:string-value="INSERT INTO testedb.customer VALUES(270, 3, 'Demetrius Sawyer', 'demetrius.sawyer@yahoo.com');" calcext:value-type="string">
            <text:p>INSERT INTO testedb.customer VALUES(270, 3, 'Demetrius Sawyer', 'demetrius.sawyer@yahoo.com');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nnis Camacho</text:p>
          </table:table-cell>
          <table:table-cell table:formula="of:=LOWER(SUBSTITUTE([.C272];&quot; &quot;;&quot;.&quot;))&amp;&quot;@yahoo.com&quot;" office:value-type="string" office:string-value="dennis.camacho@yahoo.com" calcext:value-type="string">
            <text:p>dennis.camacho@yahoo.com</text:p>
          </table:table-cell>
          <table:table-cell table:formula="of:=&quot;INSERT INTO testedb.customer VALUES(&quot; &amp; [.A272] &amp; &quot;, &quot; &amp; [.B272] &amp; &quot;, '&quot; &amp; [.C272] &amp; &quot;', '&quot; &amp; [.D272] &amp; &quot;');&quot;" office:value-type="string" office:string-value="INSERT INTO testedb.customer VALUES(271, 2, 'Dennis Camacho', 'dennis.camacho@yahoo.com');" calcext:value-type="string">
            <text:p>INSERT INTO testedb.customer VALUES(271, 2, 'Dennis Camacho', 'dennis.camacho@yahoo.com');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nnis Henderson</text:p>
          </table:table-cell>
          <table:table-cell table:formula="of:=LOWER(SUBSTITUTE([.C273];&quot; &quot;;&quot;.&quot;))&amp;&quot;@yahoo.com&quot;" office:value-type="string" office:string-value="dennis.henderson@yahoo.com" calcext:value-type="string">
            <text:p>dennis.henderson@yahoo.com</text:p>
          </table:table-cell>
          <table:table-cell table:formula="of:=&quot;INSERT INTO testedb.customer VALUES(&quot; &amp; [.A273] &amp; &quot;, &quot; &amp; [.B273] &amp; &quot;, '&quot; &amp; [.C273] &amp; &quot;', '&quot; &amp; [.D273] &amp; &quot;');&quot;" office:value-type="string" office:string-value="INSERT INTO testedb.customer VALUES(272, 2, 'Dennis Henderson', 'dennis.henderson@yahoo.com');" calcext:value-type="string">
            <text:p>INSERT INTO testedb.customer VALUES(272, 2, 'Dennis Henderson', 'dennis.henderson@yahoo.com');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nton Rosario</text:p>
          </table:table-cell>
          <table:table-cell table:formula="of:=LOWER(SUBSTITUTE([.C274];&quot; &quot;;&quot;.&quot;))&amp;&quot;@yahoo.com&quot;" office:value-type="string" office:string-value="denton.rosario@yahoo.com" calcext:value-type="string">
            <text:p>denton.rosario@yahoo.com</text:p>
          </table:table-cell>
          <table:table-cell table:formula="of:=&quot;INSERT INTO testedb.customer VALUES(&quot; &amp; [.A274] &amp; &quot;, &quot; &amp; [.B274] &amp; &quot;, '&quot; &amp; [.C274] &amp; &quot;', '&quot; &amp; [.D274] &amp; &quot;');&quot;" office:value-type="string" office:string-value="INSERT INTO testedb.customer VALUES(273, 2, 'Denton Rosario', 'denton.rosario@yahoo.com');" calcext:value-type="string">
            <text:p>INSERT INTO testedb.customer VALUES(273, 2, 'Denton Rosario', 'denton.rosario@yahoo.com');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irae Jones</text:p>
          </table:table-cell>
          <table:table-cell table:formula="of:=LOWER(SUBSTITUTE([.C275];&quot; &quot;;&quot;.&quot;))&amp;&quot;@yahoo.com&quot;" office:value-type="string" office:string-value="desirae.jones@yahoo.com" calcext:value-type="string">
            <text:p>desirae.jones@yahoo.com</text:p>
          </table:table-cell>
          <table:table-cell table:formula="of:=&quot;INSERT INTO testedb.customer VALUES(&quot; &amp; [.A275] &amp; &quot;, &quot; &amp; [.B275] &amp; &quot;, '&quot; &amp; [.C275] &amp; &quot;', '&quot; &amp; [.D275] &amp; &quot;');&quot;" office:value-type="string" office:string-value="INSERT INTO testedb.customer VALUES(274, 2, 'Desirae Jones', 'desirae.jones@yahoo.com');" calcext:value-type="string">
            <text:p>INSERT INTO testedb.customer VALUES(274, 2, 'Desirae Jones', 'desirae.jones@yahoo.com');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irae Tate</text:p>
          </table:table-cell>
          <table:table-cell table:formula="of:=LOWER(SUBSTITUTE([.C276];&quot; &quot;;&quot;.&quot;))&amp;&quot;@yahoo.com&quot;" office:value-type="string" office:string-value="desirae.tate@yahoo.com" calcext:value-type="string">
            <text:p>desirae.tate@yahoo.com</text:p>
          </table:table-cell>
          <table:table-cell table:formula="of:=&quot;INSERT INTO testedb.customer VALUES(&quot; &amp; [.A276] &amp; &quot;, &quot; &amp; [.B276] &amp; &quot;, '&quot; &amp; [.C276] &amp; &quot;', '&quot; &amp; [.D276] &amp; &quot;');&quot;" office:value-type="string" office:string-value="INSERT INTO testedb.customer VALUES(275, 2, 'Desirae Tate', 'desirae.tate@yahoo.com');" calcext:value-type="string">
            <text:p>INSERT INTO testedb.customer VALUES(275, 2, 'Desirae Tate', 'desirae.tate@yahoo.com');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vin Carrillo</text:p>
          </table:table-cell>
          <table:table-cell table:formula="of:=LOWER(SUBSTITUTE([.C277];&quot; &quot;;&quot;.&quot;))&amp;&quot;@yahoo.com&quot;" office:value-type="string" office:string-value="devin.carrillo@yahoo.com" calcext:value-type="string">
            <text:p>devin.carrillo@yahoo.com</text:p>
          </table:table-cell>
          <table:table-cell table:formula="of:=&quot;INSERT INTO testedb.customer VALUES(&quot; &amp; [.A277] &amp; &quot;, &quot; &amp; [.B277] &amp; &quot;, '&quot; &amp; [.C277] &amp; &quot;', '&quot; &amp; [.D277] &amp; &quot;');&quot;" office:value-type="string" office:string-value="INSERT INTO testedb.customer VALUES(276, 2, 'Devin Carrillo', 'devin.carrillo@yahoo.com');" calcext:value-type="string">
            <text:p>INSERT INTO testedb.customer VALUES(276, 2, 'Devin Carrillo', 'devin.carrillo@yahoo.com');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vin Nelson</text:p>
          </table:table-cell>
          <table:table-cell table:formula="of:=LOWER(SUBSTITUTE([.C278];&quot; &quot;;&quot;.&quot;))&amp;&quot;@yahoo.com&quot;" office:value-type="string" office:string-value="devin.nelson@yahoo.com" calcext:value-type="string">
            <text:p>devin.nelson@yahoo.com</text:p>
          </table:table-cell>
          <table:table-cell table:formula="of:=&quot;INSERT INTO testedb.customer VALUES(&quot; &amp; [.A278] &amp; &quot;, &quot; &amp; [.B278] &amp; &quot;, '&quot; &amp; [.C278] &amp; &quot;', '&quot; &amp; [.D278] &amp; &quot;');&quot;" office:value-type="string" office:string-value="INSERT INTO testedb.customer VALUES(277, 2, 'Devin Nelson', 'devin.nelson@yahoo.com');" calcext:value-type="string">
            <text:p>INSERT INTO testedb.customer VALUES(277, 2, 'Devin Nelson', 'devin.nelson@yahoo.com');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xter Cook</text:p>
          </table:table-cell>
          <table:table-cell table:formula="of:=LOWER(SUBSTITUTE([.C279];&quot; &quot;;&quot;.&quot;))&amp;&quot;@yahoo.com&quot;" office:value-type="string" office:string-value="dexter.cook@yahoo.com" calcext:value-type="string">
            <text:p>dexter.cook@yahoo.com</text:p>
          </table:table-cell>
          <table:table-cell table:formula="of:=&quot;INSERT INTO testedb.customer VALUES(&quot; &amp; [.A279] &amp; &quot;, &quot; &amp; [.B279] &amp; &quot;, '&quot; &amp; [.C279] &amp; &quot;', '&quot; &amp; [.D279] &amp; &quot;');&quot;" office:value-type="string" office:string-value="INSERT INTO testedb.customer VALUES(278, 2, 'Dexter Cook', 'dexter.cook@yahoo.com');" calcext:value-type="string">
            <text:p>INSERT INTO testedb.customer VALUES(278, 2, 'Dexter Cook', 'dexter.cook@yahoo.com');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ana Harrell</text:p>
          </table:table-cell>
          <table:table-cell table:formula="of:=LOWER(SUBSTITUTE([.C280];&quot; &quot;;&quot;.&quot;))&amp;&quot;@yahoo.com&quot;" office:value-type="string" office:string-value="diana.harrell@yahoo.com" calcext:value-type="string">
            <text:p>diana.harrell@yahoo.com</text:p>
          </table:table-cell>
          <table:table-cell table:formula="of:=&quot;INSERT INTO testedb.customer VALUES(&quot; &amp; [.A280] &amp; &quot;, &quot; &amp; [.B280] &amp; &quot;, '&quot; &amp; [.C280] &amp; &quot;', '&quot; &amp; [.D280] &amp; &quot;');&quot;" office:value-type="string" office:string-value="INSERT INTO testedb.customer VALUES(279, 2, 'Diana Harrell', 'diana.harrell@yahoo.com');" calcext:value-type="string">
            <text:p>INSERT INTO testedb.customer VALUES(279, 2, 'Diana Harrell', 'diana.harrell@yahoo.com');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eter Burton</text:p>
          </table:table-cell>
          <table:table-cell table:formula="of:=LOWER(SUBSTITUTE([.C281];&quot; &quot;;&quot;.&quot;))&amp;&quot;@yahoo.com&quot;" office:value-type="string" office:string-value="dieter.burton@yahoo.com" calcext:value-type="string">
            <text:p>dieter.burton@yahoo.com</text:p>
          </table:table-cell>
          <table:table-cell table:formula="of:=&quot;INSERT INTO testedb.customer VALUES(&quot; &amp; [.A281] &amp; &quot;, &quot; &amp; [.B281] &amp; &quot;, '&quot; &amp; [.C281] &amp; &quot;', '&quot; &amp; [.D281] &amp; &quot;');&quot;" office:value-type="string" office:string-value="INSERT INTO testedb.customer VALUES(280, 2, 'Dieter Burton', 'dieter.burton@yahoo.com');" calcext:value-type="string">
            <text:p>INSERT INTO testedb.customer VALUES(280, 2, 'Dieter Burton', 'dieter.burton@yahoo.com');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lan Beasley</text:p>
          </table:table-cell>
          <table:table-cell table:formula="of:=LOWER(SUBSTITUTE([.C282];&quot; &quot;;&quot;.&quot;))&amp;&quot;@yahoo.com&quot;" office:value-type="string" office:string-value="dolan.beasley@yahoo.com" calcext:value-type="string">
            <text:p>dolan.beasley@yahoo.com</text:p>
          </table:table-cell>
          <table:table-cell table:formula="of:=&quot;INSERT INTO testedb.customer VALUES(&quot; &amp; [.A282] &amp; &quot;, &quot; &amp; [.B282] &amp; &quot;, '&quot; &amp; [.C282] &amp; &quot;', '&quot; &amp; [.D282] &amp; &quot;');&quot;" office:value-type="string" office:string-value="INSERT INTO testedb.customer VALUES(281, 2, 'Dolan Beasley', 'dolan.beasley@yahoo.com');" calcext:value-type="string">
            <text:p>INSERT INTO testedb.customer VALUES(281, 2, 'Dolan Beasley', 'dolan.beasley@yahoo.com');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lan Lucas</text:p>
          </table:table-cell>
          <table:table-cell table:formula="of:=LOWER(SUBSTITUTE([.C283];&quot; &quot;;&quot;.&quot;))&amp;&quot;@yahoo.com&quot;" office:value-type="string" office:string-value="dolan.lucas@yahoo.com" calcext:value-type="string">
            <text:p>dolan.lucas@yahoo.com</text:p>
          </table:table-cell>
          <table:table-cell table:formula="of:=&quot;INSERT INTO testedb.customer VALUES(&quot; &amp; [.A283] &amp; &quot;, &quot; &amp; [.B283] &amp; &quot;, '&quot; &amp; [.C283] &amp; &quot;', '&quot; &amp; [.D283] &amp; &quot;');&quot;" office:value-type="string" office:string-value="INSERT INTO testedb.customer VALUES(282, 2, 'Dolan Lucas', 'dolan.lucas@yahoo.com');" calcext:value-type="string">
            <text:p>INSERT INTO testedb.customer VALUES(282, 2, 'Dolan Lucas', 'dolan.lucas@yahoo.com');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minic Brown</text:p>
          </table:table-cell>
          <table:table-cell table:formula="of:=LOWER(SUBSTITUTE([.C284];&quot; &quot;;&quot;.&quot;))&amp;&quot;@yahoo.com&quot;" office:value-type="string" office:string-value="dominic.brown@yahoo.com" calcext:value-type="string">
            <text:p>dominic.brown@yahoo.com</text:p>
          </table:table-cell>
          <table:table-cell table:formula="of:=&quot;INSERT INTO testedb.customer VALUES(&quot; &amp; [.A284] &amp; &quot;, &quot; &amp; [.B284] &amp; &quot;, '&quot; &amp; [.C284] &amp; &quot;', '&quot; &amp; [.D284] &amp; &quot;');&quot;" office:value-type="string" office:string-value="INSERT INTO testedb.customer VALUES(283, 2, 'Dominic Brown', 'dominic.brown@yahoo.com');" calcext:value-type="string">
            <text:p>INSERT INTO testedb.customer VALUES(283, 2, 'Dominic Brown', 'dominic.brown@yahoo.com');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minic Hinton</text:p>
          </table:table-cell>
          <table:table-cell table:formula="of:=LOWER(SUBSTITUTE([.C285];&quot; &quot;;&quot;.&quot;))&amp;&quot;@yahoo.com&quot;" office:value-type="string" office:string-value="dominic.hinton@yahoo.com" calcext:value-type="string">
            <text:p>dominic.hinton@yahoo.com</text:p>
          </table:table-cell>
          <table:table-cell table:formula="of:=&quot;INSERT INTO testedb.customer VALUES(&quot; &amp; [.A285] &amp; &quot;, &quot; &amp; [.B285] &amp; &quot;, '&quot; &amp; [.C285] &amp; &quot;', '&quot; &amp; [.D285] &amp; &quot;');&quot;" office:value-type="string" office:string-value="INSERT INTO testedb.customer VALUES(284, 2, 'Dominic Hinton', 'dominic.hinton@yahoo.com');" calcext:value-type="string">
            <text:p>INSERT INTO testedb.customer VALUES(284, 2, 'Dominic Hinton', 'dominic.hinton@yahoo.com');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minique Briggs</text:p>
          </table:table-cell>
          <table:table-cell table:formula="of:=LOWER(SUBSTITUTE([.C286];&quot; &quot;;&quot;.&quot;))&amp;&quot;@yahoo.com&quot;" office:value-type="string" office:string-value="dominique.briggs@yahoo.com" calcext:value-type="string">
            <text:p>dominique.briggs@yahoo.com</text:p>
          </table:table-cell>
          <table:table-cell table:formula="of:=&quot;INSERT INTO testedb.customer VALUES(&quot; &amp; [.A286] &amp; &quot;, &quot; &amp; [.B286] &amp; &quot;, '&quot; &amp; [.C286] &amp; &quot;', '&quot; &amp; [.D286] &amp; &quot;');&quot;" office:value-type="string" office:string-value="INSERT INTO testedb.customer VALUES(285, 2, 'Dominique Briggs', 'dominique.briggs@yahoo.com');" calcext:value-type="string">
            <text:p>INSERT INTO testedb.customer VALUES(285, 2, 'Dominique Briggs', 'dominique.briggs@yahoo.com');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nna Finch</text:p>
          </table:table-cell>
          <table:table-cell table:formula="of:=LOWER(SUBSTITUTE([.C287];&quot; &quot;;&quot;.&quot;))&amp;&quot;@yahoo.com&quot;" office:value-type="string" office:string-value="donna.finch@yahoo.com" calcext:value-type="string">
            <text:p>donna.finch@yahoo.com</text:p>
          </table:table-cell>
          <table:table-cell table:formula="of:=&quot;INSERT INTO testedb.customer VALUES(&quot; &amp; [.A287] &amp; &quot;, &quot; &amp; [.B287] &amp; &quot;, '&quot; &amp; [.C287] &amp; &quot;', '&quot; &amp; [.D287] &amp; &quot;');&quot;" office:value-type="string" office:string-value="INSERT INTO testedb.customer VALUES(286, 2, 'Donna Finch', 'donna.finch@yahoo.com');" calcext:value-type="string">
            <text:p>INSERT INTO testedb.customer VALUES(286, 2, 'Donna Finch', 'donna.finch@yahoo.com');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novan Berg</text:p>
          </table:table-cell>
          <table:table-cell table:formula="of:=LOWER(SUBSTITUTE([.C288];&quot; &quot;;&quot;.&quot;))&amp;&quot;@yahoo.com&quot;" office:value-type="string" office:string-value="donovan.berg@yahoo.com" calcext:value-type="string">
            <text:p>donovan.berg@yahoo.com</text:p>
          </table:table-cell>
          <table:table-cell table:formula="of:=&quot;INSERT INTO testedb.customer VALUES(&quot; &amp; [.A288] &amp; &quot;, &quot; &amp; [.B288] &amp; &quot;, '&quot; &amp; [.C288] &amp; &quot;', '&quot; &amp; [.D288] &amp; &quot;');&quot;" office:value-type="string" office:string-value="INSERT INTO testedb.customer VALUES(287, 2, 'Donovan Berg', 'donovan.berg@yahoo.com');" calcext:value-type="string">
            <text:p>INSERT INTO testedb.customer VALUES(287, 2, 'Donovan Berg', 'donovan.berg@yahoo.com');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ris Dodson</text:p>
          </table:table-cell>
          <table:table-cell table:formula="of:=LOWER(SUBSTITUTE([.C289];&quot; &quot;;&quot;.&quot;))&amp;&quot;@yahoo.com&quot;" office:value-type="string" office:string-value="doris.dodson@yahoo.com" calcext:value-type="string">
            <text:p>doris.dodson@yahoo.com</text:p>
          </table:table-cell>
          <table:table-cell table:formula="of:=&quot;INSERT INTO testedb.customer VALUES(&quot; &amp; [.A289] &amp; &quot;, &quot; &amp; [.B289] &amp; &quot;, '&quot; &amp; [.C289] &amp; &quot;', '&quot; &amp; [.D289] &amp; &quot;');&quot;" office:value-type="string" office:string-value="INSERT INTO testedb.customer VALUES(288, 2, 'Doris Dodson', 'doris.dodson@yahoo.com');" calcext:value-type="string">
            <text:p>INSERT INTO testedb.customer VALUES(288, 2, 'Doris Dodson', 'doris.dodson@yahoo.com');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rothy Burnett</text:p>
          </table:table-cell>
          <table:table-cell table:formula="of:=LOWER(SUBSTITUTE([.C290];&quot; &quot;;&quot;.&quot;))&amp;&quot;@yahoo.com&quot;" office:value-type="string" office:string-value="dorothy.burnett@yahoo.com" calcext:value-type="string">
            <text:p>dorothy.burnett@yahoo.com</text:p>
          </table:table-cell>
          <table:table-cell table:formula="of:=&quot;INSERT INTO testedb.customer VALUES(&quot; &amp; [.A290] &amp; &quot;, &quot; &amp; [.B290] &amp; &quot;, '&quot; &amp; [.C290] &amp; &quot;', '&quot; &amp; [.D290] &amp; &quot;');&quot;" office:value-type="string" office:string-value="INSERT INTO testedb.customer VALUES(289, 2, 'Dorothy Burnett', 'dorothy.burnett@yahoo.com');" calcext:value-type="string">
            <text:p>INSERT INTO testedb.customer VALUES(289, 2, 'Dorothy Burnett', 'dorothy.burnett@yahoo.com');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rothy Dorsey</text:p>
          </table:table-cell>
          <table:table-cell table:formula="of:=LOWER(SUBSTITUTE([.C291];&quot; &quot;;&quot;.&quot;))&amp;&quot;@yahoo.com&quot;" office:value-type="string" office:string-value="dorothy.dorsey@yahoo.com" calcext:value-type="string">
            <text:p>dorothy.dorsey@yahoo.com</text:p>
          </table:table-cell>
          <table:table-cell table:formula="of:=&quot;INSERT INTO testedb.customer VALUES(&quot; &amp; [.A291] &amp; &quot;, &quot; &amp; [.B291] &amp; &quot;, '&quot; &amp; [.C291] &amp; &quot;', '&quot; &amp; [.D291] &amp; &quot;');&quot;" office:value-type="string" office:string-value="INSERT INTO testedb.customer VALUES(290, 2, 'Dorothy Dorsey', 'dorothy.dorsey@yahoo.com');" calcext:value-type="string">
            <text:p>INSERT INTO testedb.customer VALUES(290, 2, 'Dorothy Dorsey', 'dorothy.dorsey@yahoo.com');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rothy Payne</text:p>
          </table:table-cell>
          <table:table-cell table:formula="of:=LOWER(SUBSTITUTE([.C292];&quot; &quot;;&quot;.&quot;))&amp;&quot;@yahoo.com&quot;" office:value-type="string" office:string-value="dorothy.payne@yahoo.com" calcext:value-type="string">
            <text:p>dorothy.payne@yahoo.com</text:p>
          </table:table-cell>
          <table:table-cell table:formula="of:=&quot;INSERT INTO testedb.customer VALUES(&quot; &amp; [.A292] &amp; &quot;, &quot; &amp; [.B292] &amp; &quot;, '&quot; &amp; [.C292] &amp; &quot;', '&quot; &amp; [.D292] &amp; &quot;');&quot;" office:value-type="string" office:string-value="INSERT INTO testedb.customer VALUES(291, 2, 'Dorothy Payne', 'dorothy.payne@yahoo.com');" calcext:value-type="string">
            <text:p>INSERT INTO testedb.customer VALUES(291, 2, 'Dorothy Payne', 'dorothy.payne@yahoo.com');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rake Maldonado</text:p>
          </table:table-cell>
          <table:table-cell table:formula="of:=LOWER(SUBSTITUTE([.C293];&quot; &quot;;&quot;.&quot;))&amp;&quot;@yahoo.com&quot;" office:value-type="string" office:string-value="drake.maldonado@yahoo.com" calcext:value-type="string">
            <text:p>drake.maldonado@yahoo.com</text:p>
          </table:table-cell>
          <table:table-cell table:formula="of:=&quot;INSERT INTO testedb.customer VALUES(&quot; &amp; [.A293] &amp; &quot;, &quot; &amp; [.B293] &amp; &quot;, '&quot; &amp; [.C293] &amp; &quot;', '&quot; &amp; [.D293] &amp; &quot;');&quot;" office:value-type="string" office:string-value="INSERT INTO testedb.customer VALUES(292, 2, 'Drake Maldonado', 'drake.maldonado@yahoo.com');" calcext:value-type="string">
            <text:p>INSERT INTO testedb.customer VALUES(292, 2, 'Drake Maldonado', 'drake.maldonado@yahoo.com');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rew Leblanc</text:p>
          </table:table-cell>
          <table:table-cell table:formula="of:=LOWER(SUBSTITUTE([.C294];&quot; &quot;;&quot;.&quot;))&amp;&quot;@yahoo.com&quot;" office:value-type="string" office:string-value="drew.leblanc@yahoo.com" calcext:value-type="string">
            <text:p>drew.leblanc@yahoo.com</text:p>
          </table:table-cell>
          <table:table-cell table:formula="of:=&quot;INSERT INTO testedb.customer VALUES(&quot; &amp; [.A294] &amp; &quot;, &quot; &amp; [.B294] &amp; &quot;, '&quot; &amp; [.C294] &amp; &quot;', '&quot; &amp; [.D294] &amp; &quot;');&quot;" office:value-type="string" office:string-value="INSERT INTO testedb.customer VALUES(293, 2, 'Drew Leblanc', 'drew.leblanc@yahoo.com');" calcext:value-type="string">
            <text:p>INSERT INTO testedb.customer VALUES(293, 2, 'Drew Leblanc', 'drew.leblanc@yahoo.com');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riscoll Fitzpatrick</text:p>
          </table:table-cell>
          <table:table-cell table:formula="of:=LOWER(SUBSTITUTE([.C295];&quot; &quot;;&quot;.&quot;))&amp;&quot;@yahoo.com&quot;" office:value-type="string" office:string-value="driscoll.fitzpatrick@yahoo.com" calcext:value-type="string">
            <text:p>driscoll.fitzpatrick@yahoo.com</text:p>
          </table:table-cell>
          <table:table-cell table:formula="of:=&quot;INSERT INTO testedb.customer VALUES(&quot; &amp; [.A295] &amp; &quot;, &quot; &amp; [.B295] &amp; &quot;, '&quot; &amp; [.C295] &amp; &quot;', '&quot; &amp; [.D295] &amp; &quot;');&quot;" office:value-type="string" office:string-value="INSERT INTO testedb.customer VALUES(294, 2, 'Driscoll Fitzpatrick', 'driscoll.fitzpatrick@yahoo.com');" calcext:value-type="string">
            <text:p>INSERT INTO testedb.customer VALUES(294, 2, 'Driscoll Fitzpatrick', 'driscoll.fitzpatrick@yahoo.com');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riscoll Houston</text:p>
          </table:table-cell>
          <table:table-cell table:formula="of:=LOWER(SUBSTITUTE([.C296];&quot; &quot;;&quot;.&quot;))&amp;&quot;@yahoo.com&quot;" office:value-type="string" office:string-value="driscoll.houston@yahoo.com" calcext:value-type="string">
            <text:p>driscoll.houston@yahoo.com</text:p>
          </table:table-cell>
          <table:table-cell table:formula="of:=&quot;INSERT INTO testedb.customer VALUES(&quot; &amp; [.A296] &amp; &quot;, &quot; &amp; [.B296] &amp; &quot;, '&quot; &amp; [.C296] &amp; &quot;', '&quot; &amp; [.D296] &amp; &quot;');&quot;" office:value-type="string" office:string-value="INSERT INTO testedb.customer VALUES(295, 2, 'Driscoll Houston', 'driscoll.houston@yahoo.com');" calcext:value-type="string">
            <text:p>INSERT INTO testedb.customer VALUES(295, 2, 'Driscoll Houston', 'driscoll.houston@yahoo.com');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riscoll Powers</text:p>
          </table:table-cell>
          <table:table-cell table:formula="of:=LOWER(SUBSTITUTE([.C297];&quot; &quot;;&quot;.&quot;))&amp;&quot;@yahoo.com&quot;" office:value-type="string" office:string-value="driscoll.powers@yahoo.com" calcext:value-type="string">
            <text:p>driscoll.powers@yahoo.com</text:p>
          </table:table-cell>
          <table:table-cell table:formula="of:=&quot;INSERT INTO testedb.customer VALUES(&quot; &amp; [.A297] &amp; &quot;, &quot; &amp; [.B297] &amp; &quot;, '&quot; &amp; [.C297] &amp; &quot;', '&quot; &amp; [.D297] &amp; &quot;');&quot;" office:value-type="string" office:string-value="INSERT INTO testedb.customer VALUES(296, 2, 'Driscoll Powers', 'driscoll.powers@yahoo.com');" calcext:value-type="string">
            <text:p>INSERT INTO testedb.customer VALUES(296, 2, 'Driscoll Powers', 'driscoll.powers@yahoo.com');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uncan Abbott</text:p>
          </table:table-cell>
          <table:table-cell table:formula="of:=LOWER(SUBSTITUTE([.C298];&quot; &quot;;&quot;.&quot;))&amp;&quot;@yahoo.com&quot;" office:value-type="string" office:string-value="duncan.abbott@yahoo.com" calcext:value-type="string">
            <text:p>duncan.abbott@yahoo.com</text:p>
          </table:table-cell>
          <table:table-cell table:formula="of:=&quot;INSERT INTO testedb.customer VALUES(&quot; &amp; [.A298] &amp; &quot;, &quot; &amp; [.B298] &amp; &quot;, '&quot; &amp; [.C298] &amp; &quot;', '&quot; &amp; [.D298] &amp; &quot;');&quot;" office:value-type="string" office:string-value="INSERT INTO testedb.customer VALUES(297, 2, 'Duncan Abbott', 'duncan.abbott@yahoo.com');" calcext:value-type="string">
            <text:p>INSERT INTO testedb.customer VALUES(297, 2, 'Duncan Abbott', 'duncan.abbott@yahoo.com');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uncan Decker</text:p>
          </table:table-cell>
          <table:table-cell table:formula="of:=LOWER(SUBSTITUTE([.C299];&quot; &quot;;&quot;.&quot;))&amp;&quot;@yahoo.com&quot;" office:value-type="string" office:string-value="duncan.decker@yahoo.com" calcext:value-type="string">
            <text:p>duncan.decker@yahoo.com</text:p>
          </table:table-cell>
          <table:table-cell table:formula="of:=&quot;INSERT INTO testedb.customer VALUES(&quot; &amp; [.A299] &amp; &quot;, &quot; &amp; [.B299] &amp; &quot;, '&quot; &amp; [.C299] &amp; &quot;', '&quot; &amp; [.D299] &amp; &quot;');&quot;" office:value-type="string" office:string-value="INSERT INTO testedb.customer VALUES(298, 2, 'Duncan Decker', 'duncan.decker@yahoo.com');" calcext:value-type="string">
            <text:p>INSERT INTO testedb.customer VALUES(298, 2, 'Duncan Decker', 'duncan.decker@yahoo.com');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ustin Daugherty</text:p>
          </table:table-cell>
          <table:table-cell table:formula="of:=LOWER(SUBSTITUTE([.C300];&quot; &quot;;&quot;.&quot;))&amp;&quot;@yahoo.com&quot;" office:value-type="string" office:string-value="dustin.daugherty@yahoo.com" calcext:value-type="string">
            <text:p>dustin.daugherty@yahoo.com</text:p>
          </table:table-cell>
          <table:table-cell table:formula="of:=&quot;INSERT INTO testedb.customer VALUES(&quot; &amp; [.A300] &amp; &quot;, &quot; &amp; [.B300] &amp; &quot;, '&quot; &amp; [.C300] &amp; &quot;', '&quot; &amp; [.D300] &amp; &quot;');&quot;" office:value-type="string" office:string-value="INSERT INTO testedb.customer VALUES(299, 2, 'Dustin Daugherty', 'dustin.daugherty@yahoo.com');" calcext:value-type="string">
            <text:p>INSERT INTO testedb.customer VALUES(299, 2, 'Dustin Daugherty', 'dustin.daugherty@yahoo.com');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Dustin Dotson</text:p>
          </table:table-cell>
          <table:table-cell table:formula="of:=LOWER(SUBSTITUTE([.C301];&quot; &quot;;&quot;.&quot;))&amp;&quot;@yahoo.com&quot;" office:value-type="string" office:string-value="dustin.dotson@yahoo.com" calcext:value-type="string">
            <text:p>dustin.dotson@yahoo.com</text:p>
          </table:table-cell>
          <table:table-cell table:formula="of:=&quot;INSERT INTO testedb.customer VALUES(&quot; &amp; [.A301] &amp; &quot;, &quot; &amp; [.B301] &amp; &quot;, '&quot; &amp; [.C301] &amp; &quot;', '&quot; &amp; [.D301] &amp; &quot;');&quot;" office:value-type="string" office:string-value="INSERT INTO testedb.customer VALUES(300, 1, 'Dustin Dotson', 'dustin.dotson@yahoo.com');" calcext:value-type="string">
            <text:p>INSERT INTO testedb.customer VALUES(300, 1, 'Dustin Dotson', 'dustin.dotson@yahoo.com');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table:style-name="Default" office:value-type="float" office:value="3" calcext:value-type="float">
            <text:p>3</text:p>
          </table:table-cell>
          <table:table-cell office:value-type="string" calcext:value-type="string">
            <text:p>Dustin Macias</text:p>
          </table:table-cell>
          <table:table-cell table:formula="of:=LOWER(SUBSTITUTE([.C302];&quot; &quot;;&quot;.&quot;))&amp;&quot;@yahoo.com&quot;" office:value-type="string" office:string-value="dustin.macias@yahoo.com" calcext:value-type="string">
            <text:p>dustin.macias@yahoo.com</text:p>
          </table:table-cell>
          <table:table-cell table:formula="of:=&quot;INSERT INTO testedb.customer VALUES(&quot; &amp; [.A302] &amp; &quot;, &quot; &amp; [.B302] &amp; &quot;, '&quot; &amp; [.C302] &amp; &quot;', '&quot; &amp; [.D302] &amp; &quot;');&quot;" office:value-type="string" office:string-value="INSERT INTO testedb.customer VALUES(301, 3, 'Dustin Macias', 'dustin.macias@yahoo.com');" calcext:value-type="string">
            <text:p>INSERT INTO testedb.customer VALUES(301, 3, 'Dustin Macias', 'dustin.macias@yahoo.com');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ustin Osborne</text:p>
          </table:table-cell>
          <table:table-cell table:formula="of:=LOWER(SUBSTITUTE([.C303];&quot; &quot;;&quot;.&quot;))&amp;&quot;@yahoo.com&quot;" office:value-type="string" office:string-value="dustin.osborne@yahoo.com" calcext:value-type="string">
            <text:p>dustin.osborne@yahoo.com</text:p>
          </table:table-cell>
          <table:table-cell table:formula="of:=&quot;INSERT INTO testedb.customer VALUES(&quot; &amp; [.A303] &amp; &quot;, &quot; &amp; [.B303] &amp; &quot;, '&quot; &amp; [.C303] &amp; &quot;', '&quot; &amp; [.D303] &amp; &quot;');&quot;" office:value-type="string" office:string-value="INSERT INTO testedb.customer VALUES(302, 2, 'Dustin Osborne', 'dustin.osborne@yahoo.com');" calcext:value-type="string">
            <text:p>INSERT INTO testedb.customer VALUES(302, 2, 'Dustin Osborne', 'dustin.osborne@yahoo.com');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ylan Fuentes</text:p>
          </table:table-cell>
          <table:table-cell table:formula="of:=LOWER(SUBSTITUTE([.C304];&quot; &quot;;&quot;.&quot;))&amp;&quot;@yahoo.com&quot;" office:value-type="string" office:string-value="dylan.fuentes@yahoo.com" calcext:value-type="string">
            <text:p>dylan.fuentes@yahoo.com</text:p>
          </table:table-cell>
          <table:table-cell table:formula="of:=&quot;INSERT INTO testedb.customer VALUES(&quot; &amp; [.A304] &amp; &quot;, &quot; &amp; [.B304] &amp; &quot;, '&quot; &amp; [.C304] &amp; &quot;', '&quot; &amp; [.D304] &amp; &quot;');&quot;" office:value-type="string" office:string-value="INSERT INTO testedb.customer VALUES(303, 2, 'Dylan Fuentes', 'dylan.fuentes@yahoo.com');" calcext:value-type="string">
            <text:p>INSERT INTO testedb.customer VALUES(303, 2, 'Dylan Fuentes', 'dylan.fuentes@yahoo.com');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gan Kemp</text:p>
          </table:table-cell>
          <table:table-cell table:formula="of:=LOWER(SUBSTITUTE([.C305];&quot; &quot;;&quot;.&quot;))&amp;&quot;@yahoo.com&quot;" office:value-type="string" office:string-value="eagan.kemp@yahoo.com" calcext:value-type="string">
            <text:p>eagan.kemp@yahoo.com</text:p>
          </table:table-cell>
          <table:table-cell table:formula="of:=&quot;INSERT INTO testedb.customer VALUES(&quot; &amp; [.A305] &amp; &quot;, &quot; &amp; [.B305] &amp; &quot;, '&quot; &amp; [.C305] &amp; &quot;', '&quot; &amp; [.D305] &amp; &quot;');&quot;" office:value-type="string" office:string-value="INSERT INTO testedb.customer VALUES(304, 2, 'Eagan Kemp', 'eagan.kemp@yahoo.com');" calcext:value-type="string">
            <text:p>INSERT INTO testedb.customer VALUES(304, 2, 'Eagan Kemp', 'eagan.kemp@yahoo.com');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ton Raymond</text:p>
          </table:table-cell>
          <table:table-cell table:formula="of:=LOWER(SUBSTITUTE([.C306];&quot; &quot;;&quot;.&quot;))&amp;&quot;@yahoo.com&quot;" office:value-type="string" office:string-value="eaton.raymond@yahoo.com" calcext:value-type="string">
            <text:p>eaton.raymond@yahoo.com</text:p>
          </table:table-cell>
          <table:table-cell table:formula="of:=&quot;INSERT INTO testedb.customer VALUES(&quot; &amp; [.A306] &amp; &quot;, &quot; &amp; [.B306] &amp; &quot;, '&quot; &amp; [.C306] &amp; &quot;', '&quot; &amp; [.D306] &amp; &quot;');&quot;" office:value-type="string" office:string-value="INSERT INTO testedb.customer VALUES(305, 2, 'Eaton Raymond', 'eaton.raymond@yahoo.com');" calcext:value-type="string">
            <text:p>INSERT INTO testedb.customer VALUES(305, 2, 'Eaton Raymond', 'eaton.raymond@yahoo.com');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cho Ayers</text:p>
          </table:table-cell>
          <table:table-cell table:formula="of:=LOWER(SUBSTITUTE([.C307];&quot; &quot;;&quot;.&quot;))&amp;&quot;@yahoo.com&quot;" office:value-type="string" office:string-value="echo.ayers@yahoo.com" calcext:value-type="string">
            <text:p>echo.ayers@yahoo.com</text:p>
          </table:table-cell>
          <table:table-cell table:formula="of:=&quot;INSERT INTO testedb.customer VALUES(&quot; &amp; [.A307] &amp; &quot;, &quot; &amp; [.B307] &amp; &quot;, '&quot; &amp; [.C307] &amp; &quot;', '&quot; &amp; [.D307] &amp; &quot;');&quot;" office:value-type="string" office:string-value="INSERT INTO testedb.customer VALUES(306, 2, 'Echo Ayers', 'echo.ayers@yahoo.com');" calcext:value-type="string">
            <text:p>INSERT INTO testedb.customer VALUES(306, 2, 'Echo Ayers', 'echo.ayers@yahoo.com');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dson Bortolatto</text:p>
          </table:table-cell>
          <table:table-cell table:formula="of:=LOWER(SUBSTITUTE([.C308];&quot; &quot;;&quot;.&quot;))&amp;&quot;@yahoo.com&quot;" office:value-type="string" office:string-value="edson.bortolatto@yahoo.com" calcext:value-type="string">
            <text:p>edson.bortolatto@yahoo.com</text:p>
          </table:table-cell>
          <table:table-cell table:formula="of:=&quot;INSERT INTO testedb.customer VALUES(&quot; &amp; [.A308] &amp; &quot;, &quot; &amp; [.B308] &amp; &quot;, '&quot; &amp; [.C308] &amp; &quot;', '&quot; &amp; [.D308] &amp; &quot;');&quot;" office:value-type="string" office:string-value="INSERT INTO testedb.customer VALUES(307, 2, 'Edson Bortolatto', 'edson.bortolatto@yahoo.com');" calcext:value-type="string">
            <text:p>INSERT INTO testedb.customer VALUES(307, 2, 'Edson Bortolatto', 'edson.bortolatto@yahoo.com');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dward Cantu</text:p>
          </table:table-cell>
          <table:table-cell table:formula="of:=LOWER(SUBSTITUTE([.C309];&quot; &quot;;&quot;.&quot;))&amp;&quot;@yahoo.com&quot;" office:value-type="string" office:string-value="edward.cantu@yahoo.com" calcext:value-type="string">
            <text:p>edward.cantu@yahoo.com</text:p>
          </table:table-cell>
          <table:table-cell table:formula="of:=&quot;INSERT INTO testedb.customer VALUES(&quot; &amp; [.A309] &amp; &quot;, &quot; &amp; [.B309] &amp; &quot;, '&quot; &amp; [.C309] &amp; &quot;', '&quot; &amp; [.D309] &amp; &quot;');&quot;" office:value-type="string" office:string-value="INSERT INTO testedb.customer VALUES(308, 2, 'Edward Cantu', 'edward.cantu@yahoo.com');" calcext:value-type="string">
            <text:p>INSERT INTO testedb.customer VALUES(308, 2, 'Edward Cantu', 'edward.cantu@yahoo.com');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dward Carlson</text:p>
          </table:table-cell>
          <table:table-cell table:formula="of:=LOWER(SUBSTITUTE([.C310];&quot; &quot;;&quot;.&quot;))&amp;&quot;@yahoo.com&quot;" office:value-type="string" office:string-value="edward.carlson@yahoo.com" calcext:value-type="string">
            <text:p>edward.carlson@yahoo.com</text:p>
          </table:table-cell>
          <table:table-cell table:formula="of:=&quot;INSERT INTO testedb.customer VALUES(&quot; &amp; [.A310] &amp; &quot;, &quot; &amp; [.B310] &amp; &quot;, '&quot; &amp; [.C310] &amp; &quot;', '&quot; &amp; [.D310] &amp; &quot;');&quot;" office:value-type="string" office:string-value="INSERT INTO testedb.customer VALUES(309, 2, 'Edward Carlson', 'edward.carlson@yahoo.com');" calcext:value-type="string">
            <text:p>INSERT INTO testedb.customer VALUES(309, 2, 'Edward Carlson', 'edward.carlson@yahoo.com');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dward Fulton</text:p>
          </table:table-cell>
          <table:table-cell table:formula="of:=LOWER(SUBSTITUTE([.C311];&quot; &quot;;&quot;.&quot;))&amp;&quot;@yahoo.com&quot;" office:value-type="string" office:string-value="edward.fulton@yahoo.com" calcext:value-type="string">
            <text:p>edward.fulton@yahoo.com</text:p>
          </table:table-cell>
          <table:table-cell table:formula="of:=&quot;INSERT INTO testedb.customer VALUES(&quot; &amp; [.A311] &amp; &quot;, &quot; &amp; [.B311] &amp; &quot;, '&quot; &amp; [.C311] &amp; &quot;', '&quot; &amp; [.D311] &amp; &quot;');&quot;" office:value-type="string" office:string-value="INSERT INTO testedb.customer VALUES(310, 2, 'Edward Fulton', 'edward.fulton@yahoo.com');" calcext:value-type="string">
            <text:p>INSERT INTO testedb.customer VALUES(310, 2, 'Edward Fulton', 'edward.fulton@yahoo.com');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aine Cristina Santos Barros</text:p>
          </table:table-cell>
          <table:table-cell table:formula="of:=LOWER(SUBSTITUTE([.C312];&quot; &quot;;&quot;.&quot;))&amp;&quot;@yahoo.com&quot;" office:value-type="string" office:string-value="elaine.cristina.santos.barros@yahoo.com" calcext:value-type="string">
            <text:p>elaine.cristina.santos.barros@yahoo.com</text:p>
          </table:table-cell>
          <table:table-cell table:formula="of:=&quot;INSERT INTO testedb.customer VALUES(&quot; &amp; [.A312] &amp; &quot;, &quot; &amp; [.B312] &amp; &quot;, '&quot; &amp; [.C312] &amp; &quot;', '&quot; &amp; [.D312] &amp; &quot;');&quot;" office:value-type="string" office:string-value="INSERT INTO testedb.customer VALUES(311, 2, 'Elaine Cristina Santos Barros', 'elaine.cristina.santos.barros@yahoo.com');" calcext:value-type="string">
            <text:p>INSERT INTO testedb.customer VALUES(311, 2, 'Elaine Cristina Santos Barros', 'elaine.cristina.santos.barros@yahoo.com');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iana Ellis</text:p>
          </table:table-cell>
          <table:table-cell table:formula="of:=LOWER(SUBSTITUTE([.C313];&quot; &quot;;&quot;.&quot;))&amp;&quot;@yahoo.com&quot;" office:value-type="string" office:string-value="eliana.ellis@yahoo.com" calcext:value-type="string">
            <text:p>eliana.ellis@yahoo.com</text:p>
          </table:table-cell>
          <table:table-cell table:formula="of:=&quot;INSERT INTO testedb.customer VALUES(&quot; &amp; [.A313] &amp; &quot;, &quot; &amp; [.B313] &amp; &quot;, '&quot; &amp; [.C313] &amp; &quot;', '&quot; &amp; [.D313] &amp; &quot;');&quot;" office:value-type="string" office:string-value="INSERT INTO testedb.customer VALUES(312, 2, 'Eliana Ellis', 'eliana.ellis@yahoo.com');" calcext:value-type="string">
            <text:p>INSERT INTO testedb.customer VALUES(312, 2, 'Eliana Ellis', 'eliana.ellis@yahoo.com');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ijah Caldwell</text:p>
          </table:table-cell>
          <table:table-cell table:formula="of:=LOWER(SUBSTITUTE([.C314];&quot; &quot;;&quot;.&quot;))&amp;&quot;@yahoo.com&quot;" office:value-type="string" office:string-value="elijah.caldwell@yahoo.com" calcext:value-type="string">
            <text:p>elijah.caldwell@yahoo.com</text:p>
          </table:table-cell>
          <table:table-cell table:formula="of:=&quot;INSERT INTO testedb.customer VALUES(&quot; &amp; [.A314] &amp; &quot;, &quot; &amp; [.B314] &amp; &quot;, '&quot; &amp; [.C314] &amp; &quot;', '&quot; &amp; [.D314] &amp; &quot;');&quot;" office:value-type="string" office:string-value="INSERT INTO testedb.customer VALUES(313, 2, 'Elijah Caldwell', 'elijah.caldwell@yahoo.com');" calcext:value-type="string">
            <text:p>INSERT INTO testedb.customer VALUES(313, 2, 'Elijah Caldwell', 'elijah.caldwell@yahoo.com');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ijah Powers</text:p>
          </table:table-cell>
          <table:table-cell table:formula="of:=LOWER(SUBSTITUTE([.C315];&quot; &quot;;&quot;.&quot;))&amp;&quot;@yahoo.com&quot;" office:value-type="string" office:string-value="elijah.powers@yahoo.com" calcext:value-type="string">
            <text:p>elijah.powers@yahoo.com</text:p>
          </table:table-cell>
          <table:table-cell table:formula="of:=&quot;INSERT INTO testedb.customer VALUES(&quot; &amp; [.A315] &amp; &quot;, &quot; &amp; [.B315] &amp; &quot;, '&quot; &amp; [.C315] &amp; &quot;', '&quot; &amp; [.D315] &amp; &quot;');&quot;" office:value-type="string" office:string-value="INSERT INTO testedb.customer VALUES(314, 2, 'Elijah Powers', 'elijah.powers@yahoo.com');" calcext:value-type="string">
            <text:p>INSERT INTO testedb.customer VALUES(314, 2, 'Elijah Powers', 'elijah.powers@yahoo.com');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izabeth Mcguire</text:p>
          </table:table-cell>
          <table:table-cell table:formula="of:=LOWER(SUBSTITUTE([.C316];&quot; &quot;;&quot;.&quot;))&amp;&quot;@yahoo.com&quot;" office:value-type="string" office:string-value="elizabeth.mcguire@yahoo.com" calcext:value-type="string">
            <text:p>elizabeth.mcguire@yahoo.com</text:p>
          </table:table-cell>
          <table:table-cell table:formula="of:=&quot;INSERT INTO testedb.customer VALUES(&quot; &amp; [.A316] &amp; &quot;, &quot; &amp; [.B316] &amp; &quot;, '&quot; &amp; [.C316] &amp; &quot;', '&quot; &amp; [.D316] &amp; &quot;');&quot;" office:value-type="string" office:string-value="INSERT INTO testedb.customer VALUES(315, 2, 'Elizabeth Mcguire', 'elizabeth.mcguire@yahoo.com');" calcext:value-type="string">
            <text:p>INSERT INTO testedb.customer VALUES(315, 2, 'Elizabeth Mcguire', 'elizabeth.mcguire@yahoo.com');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la Duncan</text:p>
          </table:table-cell>
          <table:table-cell table:formula="of:=LOWER(SUBSTITUTE([.C317];&quot; &quot;;&quot;.&quot;))&amp;&quot;@yahoo.com&quot;" office:value-type="string" office:string-value="ella.duncan@yahoo.com" calcext:value-type="string">
            <text:p>ella.duncan@yahoo.com</text:p>
          </table:table-cell>
          <table:table-cell table:formula="of:=&quot;INSERT INTO testedb.customer VALUES(&quot; &amp; [.A317] &amp; &quot;, &quot; &amp; [.B317] &amp; &quot;, '&quot; &amp; [.C317] &amp; &quot;', '&quot; &amp; [.D317] &amp; &quot;');&quot;" office:value-type="string" office:string-value="INSERT INTO testedb.customer VALUES(316, 2, 'Ella Duncan', 'ella.duncan@yahoo.com');" calcext:value-type="string">
            <text:p>INSERT INTO testedb.customer VALUES(316, 2, 'Ella Duncan', 'ella.duncan@yahoo.com');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la Roberson</text:p>
          </table:table-cell>
          <table:table-cell table:formula="of:=LOWER(SUBSTITUTE([.C318];&quot; &quot;;&quot;.&quot;))&amp;&quot;@yahoo.com&quot;" office:value-type="string" office:string-value="ella.roberson@yahoo.com" calcext:value-type="string">
            <text:p>ella.roberson@yahoo.com</text:p>
          </table:table-cell>
          <table:table-cell table:formula="of:=&quot;INSERT INTO testedb.customer VALUES(&quot; &amp; [.A318] &amp; &quot;, &quot; &amp; [.B318] &amp; &quot;, '&quot; &amp; [.C318] &amp; &quot;', '&quot; &amp; [.D318] &amp; &quot;');&quot;" office:value-type="string" office:string-value="INSERT INTO testedb.customer VALUES(317, 2, 'Ella Roberson', 'ella.roberson@yahoo.com');" calcext:value-type="string">
            <text:p>INSERT INTO testedb.customer VALUES(317, 2, 'Ella Roberson', 'ella.roberson@yahoo.com');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mo Carey</text:p>
          </table:table-cell>
          <table:table-cell table:formula="of:=LOWER(SUBSTITUTE([.C319];&quot; &quot;;&quot;.&quot;))&amp;&quot;@yahoo.com&quot;" office:value-type="string" office:string-value="elmo.carey@yahoo.com" calcext:value-type="string">
            <text:p>elmo.carey@yahoo.com</text:p>
          </table:table-cell>
          <table:table-cell table:formula="of:=&quot;INSERT INTO testedb.customer VALUES(&quot; &amp; [.A319] &amp; &quot;, &quot; &amp; [.B319] &amp; &quot;, '&quot; &amp; [.C319] &amp; &quot;', '&quot; &amp; [.D319] &amp; &quot;');&quot;" office:value-type="string" office:string-value="INSERT INTO testedb.customer VALUES(318, 2, 'Elmo Carey', 'elmo.carey@yahoo.com');" calcext:value-type="string">
            <text:p>INSERT INTO testedb.customer VALUES(318, 2, 'Elmo Carey', 'elmo.carey@yahoo.com');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ton Horn</text:p>
          </table:table-cell>
          <table:table-cell table:formula="of:=LOWER(SUBSTITUTE([.C320];&quot; &quot;;&quot;.&quot;))&amp;&quot;@yahoo.com&quot;" office:value-type="string" office:string-value="elton.horn@yahoo.com" calcext:value-type="string">
            <text:p>elton.horn@yahoo.com</text:p>
          </table:table-cell>
          <table:table-cell table:formula="of:=&quot;INSERT INTO testedb.customer VALUES(&quot; &amp; [.A320] &amp; &quot;, &quot; &amp; [.B320] &amp; &quot;, '&quot; &amp; [.C320] &amp; &quot;', '&quot; &amp; [.D320] &amp; &quot;');&quot;" office:value-type="string" office:string-value="INSERT INTO testedb.customer VALUES(319, 2, 'Elton Horn', 'elton.horn@yahoo.com');" calcext:value-type="string">
            <text:p>INSERT INTO testedb.customer VALUES(319, 2, 'Elton Horn', 'elton.horn@yahoo.com');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merson Brennan</text:p>
          </table:table-cell>
          <table:table-cell table:formula="of:=LOWER(SUBSTITUTE([.C321];&quot; &quot;;&quot;.&quot;))&amp;&quot;@yahoo.com&quot;" office:value-type="string" office:string-value="emerson.brennan@yahoo.com" calcext:value-type="string">
            <text:p>emerson.brennan@yahoo.com</text:p>
          </table:table-cell>
          <table:table-cell table:formula="of:=&quot;INSERT INTO testedb.customer VALUES(&quot; &amp; [.A321] &amp; &quot;, &quot; &amp; [.B321] &amp; &quot;, '&quot; &amp; [.C321] &amp; &quot;', '&quot; &amp; [.D321] &amp; &quot;');&quot;" office:value-type="string" office:string-value="INSERT INTO testedb.customer VALUES(320, 2, 'Emerson Brennan', 'emerson.brennan@yahoo.com');" calcext:value-type="string">
            <text:p>INSERT INTO testedb.customer VALUES(320, 2, 'Emerson Brennan', 'emerson.brennan@yahoo.com');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merson Wolf</text:p>
          </table:table-cell>
          <table:table-cell table:formula="of:=LOWER(SUBSTITUTE([.C322];&quot; &quot;;&quot;.&quot;))&amp;&quot;@yahoo.com&quot;" office:value-type="string" office:string-value="emerson.wolf@yahoo.com" calcext:value-type="string">
            <text:p>emerson.wolf@yahoo.com</text:p>
          </table:table-cell>
          <table:table-cell table:formula="of:=&quot;INSERT INTO testedb.customer VALUES(&quot; &amp; [.A322] &amp; &quot;, &quot; &amp; [.B322] &amp; &quot;, '&quot; &amp; [.C322] &amp; &quot;', '&quot; &amp; [.D322] &amp; &quot;');&quot;" office:value-type="string" office:string-value="INSERT INTO testedb.customer VALUES(321, 2, 'Emerson Wolf', 'emerson.wolf@yahoo.com');" calcext:value-type="string">
            <text:p>INSERT INTO testedb.customer VALUES(321, 2, 'Emerson Wolf', 'emerson.wolf@yahoo.com');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mi Anderson</text:p>
          </table:table-cell>
          <table:table-cell table:formula="of:=LOWER(SUBSTITUTE([.C323];&quot; &quot;;&quot;.&quot;))&amp;&quot;@yahoo.com&quot;" office:value-type="string" office:string-value="emi.anderson@yahoo.com" calcext:value-type="string">
            <text:p>emi.anderson@yahoo.com</text:p>
          </table:table-cell>
          <table:table-cell table:formula="of:=&quot;INSERT INTO testedb.customer VALUES(&quot; &amp; [.A323] &amp; &quot;, &quot; &amp; [.B323] &amp; &quot;, '&quot; &amp; [.C323] &amp; &quot;', '&quot; &amp; [.D323] &amp; &quot;');&quot;" office:value-type="string" office:string-value="INSERT INTO testedb.customer VALUES(322, 2, 'Emi Anderson', 'emi.anderson@yahoo.com');" calcext:value-type="string">
            <text:p>INSERT INTO testedb.customer VALUES(322, 2, 'Emi Anderson', 'emi.anderson@yahoo.com');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mi Bender</text:p>
          </table:table-cell>
          <table:table-cell table:formula="of:=LOWER(SUBSTITUTE([.C324];&quot; &quot;;&quot;.&quot;))&amp;&quot;@yahoo.com&quot;" office:value-type="string" office:string-value="emi.bender@yahoo.com" calcext:value-type="string">
            <text:p>emi.bender@yahoo.com</text:p>
          </table:table-cell>
          <table:table-cell table:formula="of:=&quot;INSERT INTO testedb.customer VALUES(&quot; &amp; [.A324] &amp; &quot;, &quot; &amp; [.B324] &amp; &quot;, '&quot; &amp; [.C324] &amp; &quot;', '&quot; &amp; [.D324] &amp; &quot;');&quot;" office:value-type="string" office:string-value="INSERT INTO testedb.customer VALUES(323, 2, 'Emi Bender', 'emi.bender@yahoo.com');" calcext:value-type="string">
            <text:p>INSERT INTO testedb.customer VALUES(323, 2, 'Emi Bender', 'emi.bender@yahoo.com');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mily Pope</text:p>
          </table:table-cell>
          <table:table-cell table:formula="of:=LOWER(SUBSTITUTE([.C325];&quot; &quot;;&quot;.&quot;))&amp;&quot;@yahoo.com&quot;" office:value-type="string" office:string-value="emily.pope@yahoo.com" calcext:value-type="string">
            <text:p>emily.pope@yahoo.com</text:p>
          </table:table-cell>
          <table:table-cell table:formula="of:=&quot;INSERT INTO testedb.customer VALUES(&quot; &amp; [.A325] &amp; &quot;, &quot; &amp; [.B325] &amp; &quot;, '&quot; &amp; [.C325] &amp; &quot;', '&quot; &amp; [.D325] &amp; &quot;');&quot;" office:value-type="string" office:string-value="INSERT INTO testedb.customer VALUES(324, 2, 'Emily Pope', 'emily.pope@yahoo.com');" calcext:value-type="string">
            <text:p>INSERT INTO testedb.customer VALUES(324, 2, 'Emily Pope', 'emily.pope@yahoo.com');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mma Mccarthy</text:p>
          </table:table-cell>
          <table:table-cell table:formula="of:=LOWER(SUBSTITUTE([.C326];&quot; &quot;;&quot;.&quot;))&amp;&quot;@yahoo.com&quot;" office:value-type="string" office:string-value="emma.mccarthy@yahoo.com" calcext:value-type="string">
            <text:p>emma.mccarthy@yahoo.com</text:p>
          </table:table-cell>
          <table:table-cell table:formula="of:=&quot;INSERT INTO testedb.customer VALUES(&quot; &amp; [.A326] &amp; &quot;, &quot; &amp; [.B326] &amp; &quot;, '&quot; &amp; [.C326] &amp; &quot;', '&quot; &amp; [.D326] &amp; &quot;');&quot;" office:value-type="string" office:string-value="INSERT INTO testedb.customer VALUES(325, 2, 'Emma Mccarthy', 'emma.mccarthy@yahoo.com');" calcext:value-type="string">
            <text:p>INSERT INTO testedb.customer VALUES(325, 2, 'Emma Mccarthy', 'emma.mccarthy@yahoo.com');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mma Murray</text:p>
          </table:table-cell>
          <table:table-cell table:formula="of:=LOWER(SUBSTITUTE([.C327];&quot; &quot;;&quot;.&quot;))&amp;&quot;@yahoo.com&quot;" office:value-type="string" office:string-value="emma.murray@yahoo.com" calcext:value-type="string">
            <text:p>emma.murray@yahoo.com</text:p>
          </table:table-cell>
          <table:table-cell table:formula="of:=&quot;INSERT INTO testedb.customer VALUES(&quot; &amp; [.A327] &amp; &quot;, &quot; &amp; [.B327] &amp; &quot;, '&quot; &amp; [.C327] &amp; &quot;', '&quot; &amp; [.D327] &amp; &quot;');&quot;" office:value-type="string" office:string-value="INSERT INTO testedb.customer VALUES(326, 2, 'Emma Murray', 'emma.murray@yahoo.com');" calcext:value-type="string">
            <text:p>INSERT INTO testedb.customer VALUES(326, 2, 'Emma Murray', 'emma.murray@yahoo.com');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mma Rutledge</text:p>
          </table:table-cell>
          <table:table-cell table:formula="of:=LOWER(SUBSTITUTE([.C328];&quot; &quot;;&quot;.&quot;))&amp;&quot;@yahoo.com&quot;" office:value-type="string" office:string-value="emma.rutledge@yahoo.com" calcext:value-type="string">
            <text:p>emma.rutledge@yahoo.com</text:p>
          </table:table-cell>
          <table:table-cell table:formula="of:=&quot;INSERT INTO testedb.customer VALUES(&quot; &amp; [.A328] &amp; &quot;, &quot; &amp; [.B328] &amp; &quot;, '&quot; &amp; [.C328] &amp; &quot;', '&quot; &amp; [.D328] &amp; &quot;');&quot;" office:value-type="string" office:string-value="INSERT INTO testedb.customer VALUES(327, 2, 'Emma Rutledge', 'emma.rutledge@yahoo.com');" calcext:value-type="string">
            <text:p>INSERT INTO testedb.customer VALUES(327, 2, 'Emma Rutledge', 'emma.rutledge@yahoo.com');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rasmus Mathis</text:p>
          </table:table-cell>
          <table:table-cell table:formula="of:=LOWER(SUBSTITUTE([.C329];&quot; &quot;;&quot;.&quot;))&amp;&quot;@yahoo.com&quot;" office:value-type="string" office:string-value="erasmus.mathis@yahoo.com" calcext:value-type="string">
            <text:p>erasmus.mathis@yahoo.com</text:p>
          </table:table-cell>
          <table:table-cell table:formula="of:=&quot;INSERT INTO testedb.customer VALUES(&quot; &amp; [.A329] &amp; &quot;, &quot; &amp; [.B329] &amp; &quot;, '&quot; &amp; [.C329] &amp; &quot;', '&quot; &amp; [.D329] &amp; &quot;');&quot;" office:value-type="string" office:string-value="INSERT INTO testedb.customer VALUES(328, 2, 'Erasmus Mathis', 'erasmus.mathis@yahoo.com');" calcext:value-type="string">
            <text:p>INSERT INTO testedb.customer VALUES(328, 2, 'Erasmus Mathis', 'erasmus.mathis@yahoo.com');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rasmus Montoya</text:p>
          </table:table-cell>
          <table:table-cell table:formula="of:=LOWER(SUBSTITUTE([.C330];&quot; &quot;;&quot;.&quot;))&amp;&quot;@yahoo.com&quot;" office:value-type="string" office:string-value="erasmus.montoya@yahoo.com" calcext:value-type="string">
            <text:p>erasmus.montoya@yahoo.com</text:p>
          </table:table-cell>
          <table:table-cell table:formula="of:=&quot;INSERT INTO testedb.customer VALUES(&quot; &amp; [.A330] &amp; &quot;, &quot; &amp; [.B330] &amp; &quot;, '&quot; &amp; [.C330] &amp; &quot;', '&quot; &amp; [.D330] &amp; &quot;');&quot;" office:value-type="string" office:string-value="INSERT INTO testedb.customer VALUES(329, 2, 'Erasmus Montoya', 'erasmus.montoya@yahoo.com');" calcext:value-type="string">
            <text:p>INSERT INTO testedb.customer VALUES(329, 2, 'Erasmus Montoya', 'erasmus.montoya@yahoo.com');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table:style-name="Default" office:value-type="float" office:value="3" calcext:value-type="float">
            <text:p>3</text:p>
          </table:table-cell>
          <table:table-cell office:value-type="string" calcext:value-type="string">
            <text:p>Eric Heath</text:p>
          </table:table-cell>
          <table:table-cell table:formula="of:=LOWER(SUBSTITUTE([.C331];&quot; &quot;;&quot;.&quot;))&amp;&quot;@yahoo.com&quot;" office:value-type="string" office:string-value="eric.heath@yahoo.com" calcext:value-type="string">
            <text:p>eric.heath@yahoo.com</text:p>
          </table:table-cell>
          <table:table-cell table:formula="of:=&quot;INSERT INTO testedb.customer VALUES(&quot; &amp; [.A331] &amp; &quot;, &quot; &amp; [.B331] &amp; &quot;, '&quot; &amp; [.C331] &amp; &quot;', '&quot; &amp; [.D331] &amp; &quot;');&quot;" office:value-type="string" office:string-value="INSERT INTO testedb.customer VALUES(330, 3, 'Eric Heath', 'eric.heath@yahoo.com');" calcext:value-type="string">
            <text:p>INSERT INTO testedb.customer VALUES(330, 3, 'Eric Heath', 'eric.heath@yahoo.com');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ric Mann</text:p>
          </table:table-cell>
          <table:table-cell table:formula="of:=LOWER(SUBSTITUTE([.C332];&quot; &quot;;&quot;.&quot;))&amp;&quot;@yahoo.com&quot;" office:value-type="string" office:string-value="eric.mann@yahoo.com" calcext:value-type="string">
            <text:p>eric.mann@yahoo.com</text:p>
          </table:table-cell>
          <table:table-cell table:formula="of:=&quot;INSERT INTO testedb.customer VALUES(&quot; &amp; [.A332] &amp; &quot;, &quot; &amp; [.B332] &amp; &quot;, '&quot; &amp; [.C332] &amp; &quot;', '&quot; &amp; [.D332] &amp; &quot;');&quot;" office:value-type="string" office:string-value="INSERT INTO testedb.customer VALUES(331, 2, 'Eric Mann', 'eric.mann@yahoo.com');" calcext:value-type="string">
            <text:p>INSERT INTO testedb.customer VALUES(331, 2, 'Eric Mann', 'eric.mann@yahoo.com');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ric Merritt</text:p>
          </table:table-cell>
          <table:table-cell table:formula="of:=LOWER(SUBSTITUTE([.C333];&quot; &quot;;&quot;.&quot;))&amp;&quot;@yahoo.com&quot;" office:value-type="string" office:string-value="eric.merritt@yahoo.com" calcext:value-type="string">
            <text:p>eric.merritt@yahoo.com</text:p>
          </table:table-cell>
          <table:table-cell table:formula="of:=&quot;INSERT INTO testedb.customer VALUES(&quot; &amp; [.A333] &amp; &quot;, &quot; &amp; [.B333] &amp; &quot;, '&quot; &amp; [.C333] &amp; &quot;', '&quot; &amp; [.D333] &amp; &quot;');&quot;" office:value-type="string" office:string-value="INSERT INTO testedb.customer VALUES(332, 2, 'Eric Merritt', 'eric.merritt@yahoo.com');" calcext:value-type="string">
            <text:p>INSERT INTO testedb.customer VALUES(332, 2, 'Eric Merritt', 'eric.merritt@yahoo.com');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ric Perez</text:p>
          </table:table-cell>
          <table:table-cell table:formula="of:=LOWER(SUBSTITUTE([.C334];&quot; &quot;;&quot;.&quot;))&amp;&quot;@yahoo.com&quot;" office:value-type="string" office:string-value="eric.perez@yahoo.com" calcext:value-type="string">
            <text:p>eric.perez@yahoo.com</text:p>
          </table:table-cell>
          <table:table-cell table:formula="of:=&quot;INSERT INTO testedb.customer VALUES(&quot; &amp; [.A334] &amp; &quot;, &quot; &amp; [.B334] &amp; &quot;, '&quot; &amp; [.C334] &amp; &quot;', '&quot; &amp; [.D334] &amp; &quot;');&quot;" office:value-type="string" office:string-value="INSERT INTO testedb.customer VALUES(333, 2, 'Eric Perez', 'eric.perez@yahoo.com');" calcext:value-type="string">
            <text:p>INSERT INTO testedb.customer VALUES(333, 2, 'Eric Perez', 'eric.perez@yahoo.com');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rin Gay</text:p>
          </table:table-cell>
          <table:table-cell table:formula="of:=LOWER(SUBSTITUTE([.C335];&quot; &quot;;&quot;.&quot;))&amp;&quot;@yahoo.com&quot;" office:value-type="string" office:string-value="erin.gay@yahoo.com" calcext:value-type="string">
            <text:p>erin.gay@yahoo.com</text:p>
          </table:table-cell>
          <table:table-cell table:formula="of:=&quot;INSERT INTO testedb.customer VALUES(&quot; &amp; [.A335] &amp; &quot;, &quot; &amp; [.B335] &amp; &quot;, '&quot; &amp; [.C335] &amp; &quot;', '&quot; &amp; [.D335] &amp; &quot;');&quot;" office:value-type="string" office:string-value="INSERT INTO testedb.customer VALUES(334, 2, 'Erin Gay', 'erin.gay@yahoo.com');" calcext:value-type="string">
            <text:p>INSERT INTO testedb.customer VALUES(334, 2, 'Erin Gay', 'erin.gay@yahoo.com');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rin Hood</text:p>
          </table:table-cell>
          <table:table-cell table:formula="of:=LOWER(SUBSTITUTE([.C336];&quot; &quot;;&quot;.&quot;))&amp;&quot;@yahoo.com&quot;" office:value-type="string" office:string-value="erin.hood@yahoo.com" calcext:value-type="string">
            <text:p>erin.hood@yahoo.com</text:p>
          </table:table-cell>
          <table:table-cell table:formula="of:=&quot;INSERT INTO testedb.customer VALUES(&quot; &amp; [.A336] &amp; &quot;, &quot; &amp; [.B336] &amp; &quot;, '&quot; &amp; [.C336] &amp; &quot;', '&quot; &amp; [.D336] &amp; &quot;');&quot;" office:value-type="string" office:string-value="INSERT INTO testedb.customer VALUES(335, 2, 'Erin Hood', 'erin.hood@yahoo.com');" calcext:value-type="string">
            <text:p>INSERT INTO testedb.customer VALUES(335, 2, 'Erin Hood', 'erin.hood@yahoo.com');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genia Briggs</text:p>
          </table:table-cell>
          <table:table-cell table:formula="of:=LOWER(SUBSTITUTE([.C337];&quot; &quot;;&quot;.&quot;))&amp;&quot;@yahoo.com&quot;" office:value-type="string" office:string-value="eugenia.briggs@yahoo.com" calcext:value-type="string">
            <text:p>eugenia.briggs@yahoo.com</text:p>
          </table:table-cell>
          <table:table-cell table:formula="of:=&quot;INSERT INTO testedb.customer VALUES(&quot; &amp; [.A337] &amp; &quot;, &quot; &amp; [.B337] &amp; &quot;, '&quot; &amp; [.C337] &amp; &quot;', '&quot; &amp; [.D337] &amp; &quot;');&quot;" office:value-type="string" office:string-value="INSERT INTO testedb.customer VALUES(336, 2, 'Eugenia Briggs', 'eugenia.briggs@yahoo.com');" calcext:value-type="string">
            <text:p>INSERT INTO testedb.customer VALUES(336, 2, 'Eugenia Briggs', 'eugenia.briggs@yahoo.com');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genia Simmons</text:p>
          </table:table-cell>
          <table:table-cell table:formula="of:=LOWER(SUBSTITUTE([.C338];&quot; &quot;;&quot;.&quot;))&amp;&quot;@yahoo.com&quot;" office:value-type="string" office:string-value="eugenia.simmons@yahoo.com" calcext:value-type="string">
            <text:p>eugenia.simmons@yahoo.com</text:p>
          </table:table-cell>
          <table:table-cell table:formula="of:=&quot;INSERT INTO testedb.customer VALUES(&quot; &amp; [.A338] &amp; &quot;, &quot; &amp; [.B338] &amp; &quot;, '&quot; &amp; [.C338] &amp; &quot;', '&quot; &amp; [.D338] &amp; &quot;');&quot;" office:value-type="string" office:string-value="INSERT INTO testedb.customer VALUES(337, 2, 'Eugenia Simmons', 'eugenia.simmons@yahoo.com');" calcext:value-type="string">
            <text:p>INSERT INTO testedb.customer VALUES(337, 2, 'Eugenia Simmons', 'eugenia.simmons@yahoo.com');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ve Dickson</text:p>
          </table:table-cell>
          <table:table-cell table:formula="of:=LOWER(SUBSTITUTE([.C339];&quot; &quot;;&quot;.&quot;))&amp;&quot;@yahoo.com&quot;" office:value-type="string" office:string-value="eve.dickson@yahoo.com" calcext:value-type="string">
            <text:p>eve.dickson@yahoo.com</text:p>
          </table:table-cell>
          <table:table-cell table:formula="of:=&quot;INSERT INTO testedb.customer VALUES(&quot; &amp; [.A339] &amp; &quot;, &quot; &amp; [.B339] &amp; &quot;, '&quot; &amp; [.C339] &amp; &quot;', '&quot; &amp; [.D339] &amp; &quot;');&quot;" office:value-type="string" office:string-value="INSERT INTO testedb.customer VALUES(338, 2, 'Eve Dickson', 'eve.dickson@yahoo.com');" calcext:value-type="string">
            <text:p>INSERT INTO testedb.customer VALUES(338, 2, 'Eve Dickson', 'eve.dickson@yahoo.com');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ve Perkins</text:p>
          </table:table-cell>
          <table:table-cell table:formula="of:=LOWER(SUBSTITUTE([.C340];&quot; &quot;;&quot;.&quot;))&amp;&quot;@yahoo.com&quot;" office:value-type="string" office:string-value="eve.perkins@yahoo.com" calcext:value-type="string">
            <text:p>eve.perkins@yahoo.com</text:p>
          </table:table-cell>
          <table:table-cell table:formula="of:=&quot;INSERT INTO testedb.customer VALUES(&quot; &amp; [.A340] &amp; &quot;, &quot; &amp; [.B340] &amp; &quot;, '&quot; &amp; [.C340] &amp; &quot;', '&quot; &amp; [.D340] &amp; &quot;');&quot;" office:value-type="string" office:string-value="INSERT INTO testedb.customer VALUES(339, 2, 'Eve Perkins', 'eve.perkins@yahoo.com');" calcext:value-type="string">
            <text:p>INSERT INTO testedb.customer VALUES(339, 2, 'Eve Perkins', 'eve.perkins@yahoo.com');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ve Rodriguez</text:p>
          </table:table-cell>
          <table:table-cell table:formula="of:=LOWER(SUBSTITUTE([.C341];&quot; &quot;;&quot;.&quot;))&amp;&quot;@yahoo.com&quot;" office:value-type="string" office:string-value="eve.rodriguez@yahoo.com" calcext:value-type="string">
            <text:p>eve.rodriguez@yahoo.com</text:p>
          </table:table-cell>
          <table:table-cell table:formula="of:=&quot;INSERT INTO testedb.customer VALUES(&quot; &amp; [.A341] &amp; &quot;, &quot; &amp; [.B341] &amp; &quot;, '&quot; &amp; [.C341] &amp; &quot;', '&quot; &amp; [.D341] &amp; &quot;');&quot;" office:value-type="string" office:string-value="INSERT INTO testedb.customer VALUES(340, 2, 'Eve Rodriguez', 'eve.rodriguez@yahoo.com');" calcext:value-type="string">
            <text:p>INSERT INTO testedb.customer VALUES(340, 2, 'Eve Rodriguez', 'eve.rodriguez@yahoo.com');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zekiel Camacho</text:p>
          </table:table-cell>
          <table:table-cell table:formula="of:=LOWER(SUBSTITUTE([.C342];&quot; &quot;;&quot;.&quot;))&amp;&quot;@yahoo.com&quot;" office:value-type="string" office:string-value="ezekiel.camacho@yahoo.com" calcext:value-type="string">
            <text:p>ezekiel.camacho@yahoo.com</text:p>
          </table:table-cell>
          <table:table-cell table:formula="of:=&quot;INSERT INTO testedb.customer VALUES(&quot; &amp; [.A342] &amp; &quot;, &quot; &amp; [.B342] &amp; &quot;, '&quot; &amp; [.C342] &amp; &quot;', '&quot; &amp; [.D342] &amp; &quot;');&quot;" office:value-type="string" office:string-value="INSERT INTO testedb.customer VALUES(341, 2, 'Ezekiel Camacho', 'ezekiel.camacho@yahoo.com');" calcext:value-type="string">
            <text:p>INSERT INTO testedb.customer VALUES(341, 2, 'Ezekiel Camacho', 'ezekiel.camacho@yahoo.com');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zekiel Hammond</text:p>
          </table:table-cell>
          <table:table-cell table:formula="of:=LOWER(SUBSTITUTE([.C343];&quot; &quot;;&quot;.&quot;))&amp;&quot;@yahoo.com&quot;" office:value-type="string" office:string-value="ezekiel.hammond@yahoo.com" calcext:value-type="string">
            <text:p>ezekiel.hammond@yahoo.com</text:p>
          </table:table-cell>
          <table:table-cell table:formula="of:=&quot;INSERT INTO testedb.customer VALUES(&quot; &amp; [.A343] &amp; &quot;, &quot; &amp; [.B343] &amp; &quot;, '&quot; &amp; [.C343] &amp; &quot;', '&quot; &amp; [.D343] &amp; &quot;');&quot;" office:value-type="string" office:string-value="INSERT INTO testedb.customer VALUES(342, 2, 'Ezekiel Hammond', 'ezekiel.hammond@yahoo.com');" calcext:value-type="string">
            <text:p>INSERT INTO testedb.customer VALUES(342, 2, 'Ezekiel Hammond', 'ezekiel.hammond@yahoo.com');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zekiel Romero</text:p>
          </table:table-cell>
          <table:table-cell table:formula="of:=LOWER(SUBSTITUTE([.C344];&quot; &quot;;&quot;.&quot;))&amp;&quot;@yahoo.com&quot;" office:value-type="string" office:string-value="ezekiel.romero@yahoo.com" calcext:value-type="string">
            <text:p>ezekiel.romero@yahoo.com</text:p>
          </table:table-cell>
          <table:table-cell table:formula="of:=&quot;INSERT INTO testedb.customer VALUES(&quot; &amp; [.A344] &amp; &quot;, &quot; &amp; [.B344] &amp; &quot;, '&quot; &amp; [.C344] &amp; &quot;', '&quot; &amp; [.D344] &amp; &quot;');&quot;" office:value-type="string" office:string-value="INSERT INTO testedb.customer VALUES(343, 2, 'Ezekiel Romero', 'ezekiel.romero@yahoo.com');" calcext:value-type="string">
            <text:p>INSERT INTO testedb.customer VALUES(343, 2, 'Ezekiel Romero', 'ezekiel.romero@yahoo.com');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zra Witt</text:p>
          </table:table-cell>
          <table:table-cell table:formula="of:=LOWER(SUBSTITUTE([.C345];&quot; &quot;;&quot;.&quot;))&amp;&quot;@yahoo.com&quot;" office:value-type="string" office:string-value="ezra.witt@yahoo.com" calcext:value-type="string">
            <text:p>ezra.witt@yahoo.com</text:p>
          </table:table-cell>
          <table:table-cell table:formula="of:=&quot;INSERT INTO testedb.customer VALUES(&quot; &amp; [.A345] &amp; &quot;, &quot; &amp; [.B345] &amp; &quot;, '&quot; &amp; [.C345] &amp; &quot;', '&quot; &amp; [.D345] &amp; &quot;');&quot;" office:value-type="string" office:string-value="INSERT INTO testedb.customer VALUES(344, 2, 'Ezra Witt', 'ezra.witt@yahoo.com');" calcext:value-type="string">
            <text:p>INSERT INTO testedb.customer VALUES(344, 2, 'Ezra Witt', 'ezra.witt@yahoo.com');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bio Luiz Bisordi</text:p>
          </table:table-cell>
          <table:table-cell table:formula="of:=LOWER(SUBSTITUTE([.C346];&quot; &quot;;&quot;.&quot;))&amp;&quot;@yahoo.com&quot;" office:value-type="string" office:string-value="fabio.luiz.bisordi@yahoo.com" calcext:value-type="string">
            <text:p>fabio.luiz.bisordi@yahoo.com</text:p>
          </table:table-cell>
          <table:table-cell table:formula="of:=&quot;INSERT INTO testedb.customer VALUES(&quot; &amp; [.A346] &amp; &quot;, &quot; &amp; [.B346] &amp; &quot;, '&quot; &amp; [.C346] &amp; &quot;', '&quot; &amp; [.D346] &amp; &quot;');&quot;" office:value-type="string" office:string-value="INSERT INTO testedb.customer VALUES(345, 2, 'Fabio Luiz Bisordi', 'fabio.luiz.bisordi@yahoo.com');" calcext:value-type="string">
            <text:p>INSERT INTO testedb.customer VALUES(345, 2, 'Fabio Luiz Bisordi', 'fabio.luiz.bisordi@yahoo.com');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lon Fox</text:p>
          </table:table-cell>
          <table:table-cell table:formula="of:=LOWER(SUBSTITUTE([.C347];&quot; &quot;;&quot;.&quot;))&amp;&quot;@yahoo.com&quot;" office:value-type="string" office:string-value="fallon.fox@yahoo.com" calcext:value-type="string">
            <text:p>fallon.fox@yahoo.com</text:p>
          </table:table-cell>
          <table:table-cell table:formula="of:=&quot;INSERT INTO testedb.customer VALUES(&quot; &amp; [.A347] &amp; &quot;, &quot; &amp; [.B347] &amp; &quot;, '&quot; &amp; [.C347] &amp; &quot;', '&quot; &amp; [.D347] &amp; &quot;');&quot;" office:value-type="string" office:string-value="INSERT INTO testedb.customer VALUES(346, 2, 'Fallon Fox', 'fallon.fox@yahoo.com');" calcext:value-type="string">
            <text:p>INSERT INTO testedb.customer VALUES(346, 2, 'Fallon Fox', 'fallon.fox@yahoo.com');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lon Powell</text:p>
          </table:table-cell>
          <table:table-cell table:formula="of:=LOWER(SUBSTITUTE([.C348];&quot; &quot;;&quot;.&quot;))&amp;&quot;@yahoo.com&quot;" office:value-type="string" office:string-value="fallon.powell@yahoo.com" calcext:value-type="string">
            <text:p>fallon.powell@yahoo.com</text:p>
          </table:table-cell>
          <table:table-cell table:formula="of:=&quot;INSERT INTO testedb.customer VALUES(&quot; &amp; [.A348] &amp; &quot;, &quot; &amp; [.B348] &amp; &quot;, '&quot; &amp; [.C348] &amp; &quot;', '&quot; &amp; [.D348] &amp; &quot;');&quot;" office:value-type="string" office:string-value="INSERT INTO testedb.customer VALUES(347, 2, 'Fallon Powell', 'fallon.powell@yahoo.com');" calcext:value-type="string">
            <text:p>INSERT INTO testedb.customer VALUES(347, 2, 'Fallon Powell', 'fallon.powell@yahoo.com');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rrah Kemp</text:p>
          </table:table-cell>
          <table:table-cell table:formula="of:=LOWER(SUBSTITUTE([.C349];&quot; &quot;;&quot;.&quot;))&amp;&quot;@yahoo.com&quot;" office:value-type="string" office:string-value="farrah.kemp@yahoo.com" calcext:value-type="string">
            <text:p>farrah.kemp@yahoo.com</text:p>
          </table:table-cell>
          <table:table-cell table:formula="of:=&quot;INSERT INTO testedb.customer VALUES(&quot; &amp; [.A349] &amp; &quot;, &quot; &amp; [.B349] &amp; &quot;, '&quot; &amp; [.C349] &amp; &quot;', '&quot; &amp; [.D349] &amp; &quot;');&quot;" office:value-type="string" office:string-value="INSERT INTO testedb.customer VALUES(348, 2, 'Farrah Kemp', 'farrah.kemp@yahoo.com');" calcext:value-type="string">
            <text:p>INSERT INTO testedb.customer VALUES(348, 2, 'Farrah Kemp', 'farrah.kemp@yahoo.com');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tima Ayers</text:p>
          </table:table-cell>
          <table:table-cell table:formula="of:=LOWER(SUBSTITUTE([.C350];&quot; &quot;;&quot;.&quot;))&amp;&quot;@yahoo.com&quot;" office:value-type="string" office:string-value="fatima.ayers@yahoo.com" calcext:value-type="string">
            <text:p>fatima.ayers@yahoo.com</text:p>
          </table:table-cell>
          <table:table-cell table:formula="of:=&quot;INSERT INTO testedb.customer VALUES(&quot; &amp; [.A350] &amp; &quot;, &quot; &amp; [.B350] &amp; &quot;, '&quot; &amp; [.C350] &amp; &quot;', '&quot; &amp; [.D350] &amp; &quot;');&quot;" office:value-type="string" office:string-value="INSERT INTO testedb.customer VALUES(349, 2, 'Fatima Ayers', 'fatima.ayers@yahoo.com');" calcext:value-type="string">
            <text:p>INSERT INTO testedb.customer VALUES(349, 2, 'Fatima Ayers', 'fatima.ayers@yahoo.com');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tima Slater</text:p>
          </table:table-cell>
          <table:table-cell table:formula="of:=LOWER(SUBSTITUTE([.C351];&quot; &quot;;&quot;.&quot;))&amp;&quot;@yahoo.com&quot;" office:value-type="string" office:string-value="fatima.slater@yahoo.com" calcext:value-type="string">
            <text:p>fatima.slater@yahoo.com</text:p>
          </table:table-cell>
          <table:table-cell table:formula="of:=&quot;INSERT INTO testedb.customer VALUES(&quot; &amp; [.A351] &amp; &quot;, &quot; &amp; [.B351] &amp; &quot;, '&quot; &amp; [.C351] &amp; &quot;', '&quot; &amp; [.D351] &amp; &quot;');&quot;" office:value-type="string" office:string-value="INSERT INTO testedb.customer VALUES(350, 2, 'Fatima Slater', 'fatima.slater@yahoo.com');" calcext:value-type="string">
            <text:p>INSERT INTO testedb.customer VALUES(350, 2, 'Fatima Slater', 'fatima.slater@yahoo.com');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elicia Murray</text:p>
          </table:table-cell>
          <table:table-cell table:formula="of:=LOWER(SUBSTITUTE([.C352];&quot; &quot;;&quot;.&quot;))&amp;&quot;@yahoo.com&quot;" office:value-type="string" office:string-value="felicia.murray@yahoo.com" calcext:value-type="string">
            <text:p>felicia.murray@yahoo.com</text:p>
          </table:table-cell>
          <table:table-cell table:formula="of:=&quot;INSERT INTO testedb.customer VALUES(&quot; &amp; [.A352] &amp; &quot;, &quot; &amp; [.B352] &amp; &quot;, '&quot; &amp; [.C352] &amp; &quot;', '&quot; &amp; [.D352] &amp; &quot;');&quot;" office:value-type="string" office:string-value="INSERT INTO testedb.customer VALUES(351, 2, 'Felicia Murray', 'felicia.murray@yahoo.com');" calcext:value-type="string">
            <text:p>INSERT INTO testedb.customer VALUES(351, 2, 'Felicia Murray', 'felicia.murray@yahoo.com');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elix Cook</text:p>
          </table:table-cell>
          <table:table-cell table:formula="of:=LOWER(SUBSTITUTE([.C353];&quot; &quot;;&quot;.&quot;))&amp;&quot;@yahoo.com&quot;" office:value-type="string" office:string-value="felix.cook@yahoo.com" calcext:value-type="string">
            <text:p>felix.cook@yahoo.com</text:p>
          </table:table-cell>
          <table:table-cell table:formula="of:=&quot;INSERT INTO testedb.customer VALUES(&quot; &amp; [.A353] &amp; &quot;, &quot; &amp; [.B353] &amp; &quot;, '&quot; &amp; [.C353] &amp; &quot;', '&quot; &amp; [.D353] &amp; &quot;');&quot;" office:value-type="string" office:string-value="INSERT INTO testedb.customer VALUES(352, 2, 'Felix Cook', 'felix.cook@yahoo.com');" calcext:value-type="string">
            <text:p>INSERT INTO testedb.customer VALUES(352, 2, 'Felix Cook', 'felix.cook@yahoo.com');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erdinand Bradford</text:p>
          </table:table-cell>
          <table:table-cell table:formula="of:=LOWER(SUBSTITUTE([.C354];&quot; &quot;;&quot;.&quot;))&amp;&quot;@yahoo.com&quot;" office:value-type="string" office:string-value="ferdinand.bradford@yahoo.com" calcext:value-type="string">
            <text:p>ferdinand.bradford@yahoo.com</text:p>
          </table:table-cell>
          <table:table-cell table:formula="of:=&quot;INSERT INTO testedb.customer VALUES(&quot; &amp; [.A354] &amp; &quot;, &quot; &amp; [.B354] &amp; &quot;, '&quot; &amp; [.C354] &amp; &quot;', '&quot; &amp; [.D354] &amp; &quot;');&quot;" office:value-type="string" office:string-value="INSERT INTO testedb.customer VALUES(353, 2, 'Ferdinand Bradford', 'ferdinand.bradford@yahoo.com');" calcext:value-type="string">
            <text:p>INSERT INTO testedb.customer VALUES(353, 2, 'Ferdinand Bradford', 'ferdinand.bradford@yahoo.com');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erdinand Bray</text:p>
          </table:table-cell>
          <table:table-cell table:formula="of:=LOWER(SUBSTITUTE([.C355];&quot; &quot;;&quot;.&quot;))&amp;&quot;@yahoo.com&quot;" office:value-type="string" office:string-value="ferdinand.bray@yahoo.com" calcext:value-type="string">
            <text:p>ferdinand.bray@yahoo.com</text:p>
          </table:table-cell>
          <table:table-cell table:formula="of:=&quot;INSERT INTO testedb.customer VALUES(&quot; &amp; [.A355] &amp; &quot;, &quot; &amp; [.B355] &amp; &quot;, '&quot; &amp; [.C355] &amp; &quot;', '&quot; &amp; [.D355] &amp; &quot;');&quot;" office:value-type="string" office:string-value="INSERT INTO testedb.customer VALUES(354, 2, 'Ferdinand Bray', 'ferdinand.bray@yahoo.com');" calcext:value-type="string">
            <text:p>INSERT INTO testedb.customer VALUES(354, 2, 'Ferdinand Bray', 'ferdinand.bray@yahoo.com');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erdinand Porter</text:p>
          </table:table-cell>
          <table:table-cell table:formula="of:=LOWER(SUBSTITUTE([.C356];&quot; &quot;;&quot;.&quot;))&amp;&quot;@yahoo.com&quot;" office:value-type="string" office:string-value="ferdinand.porter@yahoo.com" calcext:value-type="string">
            <text:p>ferdinand.porter@yahoo.com</text:p>
          </table:table-cell>
          <table:table-cell table:formula="of:=&quot;INSERT INTO testedb.customer VALUES(&quot; &amp; [.A356] &amp; &quot;, &quot; &amp; [.B356] &amp; &quot;, '&quot; &amp; [.C356] &amp; &quot;', '&quot; &amp; [.D356] &amp; &quot;');&quot;" office:value-type="string" office:string-value="INSERT INTO testedb.customer VALUES(355, 2, 'Ferdinand Porter', 'ferdinand.porter@yahoo.com');" calcext:value-type="string">
            <text:p>INSERT INTO testedb.customer VALUES(355, 2, 'Ferdinand Porter', 'ferdinand.porter@yahoo.com');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nn Pennington</text:p>
          </table:table-cell>
          <table:table-cell table:formula="of:=LOWER(SUBSTITUTE([.C357];&quot; &quot;;&quot;.&quot;))&amp;&quot;@yahoo.com&quot;" office:value-type="string" office:string-value="finn.pennington@yahoo.com" calcext:value-type="string">
            <text:p>finn.pennington@yahoo.com</text:p>
          </table:table-cell>
          <table:table-cell table:formula="of:=&quot;INSERT INTO testedb.customer VALUES(&quot; &amp; [.A357] &amp; &quot;, &quot; &amp; [.B357] &amp; &quot;, '&quot; &amp; [.C357] &amp; &quot;', '&quot; &amp; [.D357] &amp; &quot;');&quot;" office:value-type="string" office:string-value="INSERT INTO testedb.customer VALUES(356, 2, 'Finn Pennington', 'finn.pennington@yahoo.com');" calcext:value-type="string">
            <text:p>INSERT INTO testedb.customer VALUES(356, 2, 'Finn Pennington', 'finn.pennington@yahoo.com');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ona Malone</text:p>
          </table:table-cell>
          <table:table-cell table:formula="of:=LOWER(SUBSTITUTE([.C358];&quot; &quot;;&quot;.&quot;))&amp;&quot;@yahoo.com&quot;" office:value-type="string" office:string-value="fiona.malone@yahoo.com" calcext:value-type="string">
            <text:p>fiona.malone@yahoo.com</text:p>
          </table:table-cell>
          <table:table-cell table:formula="of:=&quot;INSERT INTO testedb.customer VALUES(&quot; &amp; [.A358] &amp; &quot;, &quot; &amp; [.B358] &amp; &quot;, '&quot; &amp; [.C358] &amp; &quot;', '&quot; &amp; [.D358] &amp; &quot;');&quot;" office:value-type="string" office:string-value="INSERT INTO testedb.customer VALUES(357, 2, 'Fiona Malone', 'fiona.malone@yahoo.com');" calcext:value-type="string">
            <text:p>INSERT INTO testedb.customer VALUES(357, 2, 'Fiona Malone', 'fiona.malone@yahoo.com');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tzgerald Avila</text:p>
          </table:table-cell>
          <table:table-cell table:formula="of:=LOWER(SUBSTITUTE([.C359];&quot; &quot;;&quot;.&quot;))&amp;&quot;@yahoo.com&quot;" office:value-type="string" office:string-value="fitzgerald.avila@yahoo.com" calcext:value-type="string">
            <text:p>fitzgerald.avila@yahoo.com</text:p>
          </table:table-cell>
          <table:table-cell table:formula="of:=&quot;INSERT INTO testedb.customer VALUES(&quot; &amp; [.A359] &amp; &quot;, &quot; &amp; [.B359] &amp; &quot;, '&quot; &amp; [.C359] &amp; &quot;', '&quot; &amp; [.D359] &amp; &quot;');&quot;" office:value-type="string" office:string-value="INSERT INTO testedb.customer VALUES(358, 2, 'Fitzgerald Avila', 'fitzgerald.avila@yahoo.com');" calcext:value-type="string">
            <text:p>INSERT INTO testedb.customer VALUES(358, 2, 'Fitzgerald Avila', 'fitzgerald.avila@yahoo.com');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lavio Ansanelli</text:p>
          </table:table-cell>
          <table:table-cell table:formula="of:=LOWER(SUBSTITUTE([.C360];&quot; &quot;;&quot;.&quot;))&amp;&quot;@yahoo.com&quot;" office:value-type="string" office:string-value="flavio.ansanelli@yahoo.com" calcext:value-type="string">
            <text:p>flavio.ansanelli@yahoo.com</text:p>
          </table:table-cell>
          <table:table-cell table:formula="of:=&quot;INSERT INTO testedb.customer VALUES(&quot; &amp; [.A360] &amp; &quot;, &quot; &amp; [.B360] &amp; &quot;, '&quot; &amp; [.C360] &amp; &quot;', '&quot; &amp; [.D360] &amp; &quot;');&quot;" office:value-type="string" office:string-value="INSERT INTO testedb.customer VALUES(359, 2, 'Flavio Ansanelli', 'flavio.ansanelli@yahoo.com');" calcext:value-type="string">
            <text:p>INSERT INTO testedb.customer VALUES(359, 2, 'Flavio Ansanelli', 'flavio.ansanelli@yahoo.com');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table:style-name="Default" office:value-type="float" office:value="3" calcext:value-type="float">
            <text:p>3</text:p>
          </table:table-cell>
          <table:table-cell office:value-type="string" calcext:value-type="string">
            <text:p>Flynn Abbott</text:p>
          </table:table-cell>
          <table:table-cell table:formula="of:=LOWER(SUBSTITUTE([.C361];&quot; &quot;;&quot;.&quot;))&amp;&quot;@yahoo.com&quot;" office:value-type="string" office:string-value="flynn.abbott@yahoo.com" calcext:value-type="string">
            <text:p>flynn.abbott@yahoo.com</text:p>
          </table:table-cell>
          <table:table-cell table:formula="of:=&quot;INSERT INTO testedb.customer VALUES(&quot; &amp; [.A361] &amp; &quot;, &quot; &amp; [.B361] &amp; &quot;, '&quot; &amp; [.C361] &amp; &quot;', '&quot; &amp; [.D361] &amp; &quot;');&quot;" office:value-type="string" office:string-value="INSERT INTO testedb.customer VALUES(360, 3, 'Flynn Abbott', 'flynn.abbott@yahoo.com');" calcext:value-type="string">
            <text:p>INSERT INTO testedb.customer VALUES(360, 3, 'Flynn Abbott', 'flynn.abbott@yahoo.com');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orrest Reed</text:p>
          </table:table-cell>
          <table:table-cell table:formula="of:=LOWER(SUBSTITUTE([.C362];&quot; &quot;;&quot;.&quot;))&amp;&quot;@yahoo.com&quot;" office:value-type="string" office:string-value="forrest.reed@yahoo.com" calcext:value-type="string">
            <text:p>forrest.reed@yahoo.com</text:p>
          </table:table-cell>
          <table:table-cell table:formula="of:=&quot;INSERT INTO testedb.customer VALUES(&quot; &amp; [.A362] &amp; &quot;, &quot; &amp; [.B362] &amp; &quot;, '&quot; &amp; [.C362] &amp; &quot;', '&quot; &amp; [.D362] &amp; &quot;');&quot;" office:value-type="string" office:string-value="INSERT INTO testedb.customer VALUES(361, 2, 'Forrest Reed', 'forrest.reed@yahoo.com');" calcext:value-type="string">
            <text:p>INSERT INTO testedb.customer VALUES(361, 2, 'Forrest Reed', 'forrest.reed@yahoo.com');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ances Brady</text:p>
          </table:table-cell>
          <table:table-cell table:formula="of:=LOWER(SUBSTITUTE([.C363];&quot; &quot;;&quot;.&quot;))&amp;&quot;@yahoo.com&quot;" office:value-type="string" office:string-value="frances.brady@yahoo.com" calcext:value-type="string">
            <text:p>frances.brady@yahoo.com</text:p>
          </table:table-cell>
          <table:table-cell table:formula="of:=&quot;INSERT INTO testedb.customer VALUES(&quot; &amp; [.A363] &amp; &quot;, &quot; &amp; [.B363] &amp; &quot;, '&quot; &amp; [.C363] &amp; &quot;', '&quot; &amp; [.D363] &amp; &quot;');&quot;" office:value-type="string" office:string-value="INSERT INTO testedb.customer VALUES(362, 2, 'Frances Brady', 'frances.brady@yahoo.com');" calcext:value-type="string">
            <text:p>INSERT INTO testedb.customer VALUES(362, 2, 'Frances Brady', 'frances.brady@yahoo.com');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ancis Diaz</text:p>
          </table:table-cell>
          <table:table-cell table:formula="of:=LOWER(SUBSTITUTE([.C364];&quot; &quot;;&quot;.&quot;))&amp;&quot;@yahoo.com&quot;" office:value-type="string" office:string-value="francis.diaz@yahoo.com" calcext:value-type="string">
            <text:p>francis.diaz@yahoo.com</text:p>
          </table:table-cell>
          <table:table-cell table:formula="of:=&quot;INSERT INTO testedb.customer VALUES(&quot; &amp; [.A364] &amp; &quot;, &quot; &amp; [.B364] &amp; &quot;, '&quot; &amp; [.C364] &amp; &quot;', '&quot; &amp; [.D364] &amp; &quot;');&quot;" office:value-type="string" office:string-value="INSERT INTO testedb.customer VALUES(363, 2, 'Francis Diaz', 'francis.diaz@yahoo.com');" calcext:value-type="string">
            <text:p>INSERT INTO testedb.customer VALUES(363, 2, 'Francis Diaz', 'francis.diaz@yahoo.com');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ancis Mcdaniel</text:p>
          </table:table-cell>
          <table:table-cell table:formula="of:=LOWER(SUBSTITUTE([.C365];&quot; &quot;;&quot;.&quot;))&amp;&quot;@yahoo.com&quot;" office:value-type="string" office:string-value="francis.mcdaniel@yahoo.com" calcext:value-type="string">
            <text:p>francis.mcdaniel@yahoo.com</text:p>
          </table:table-cell>
          <table:table-cell table:formula="of:=&quot;INSERT INTO testedb.customer VALUES(&quot; &amp; [.A365] &amp; &quot;, &quot; &amp; [.B365] &amp; &quot;, '&quot; &amp; [.C365] &amp; &quot;', '&quot; &amp; [.D365] &amp; &quot;');&quot;" office:value-type="string" office:string-value="INSERT INTO testedb.customer VALUES(364, 2, 'Francis Mcdaniel', 'francis.mcdaniel@yahoo.com');" calcext:value-type="string">
            <text:p>INSERT INTO testedb.customer VALUES(364, 2, 'Francis Mcdaniel', 'francis.mcdaniel@yahoo.com');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edericka Fleming</text:p>
          </table:table-cell>
          <table:table-cell table:formula="of:=LOWER(SUBSTITUTE([.C366];&quot; &quot;;&quot;.&quot;))&amp;&quot;@yahoo.com&quot;" office:value-type="string" office:string-value="fredericka.fleming@yahoo.com" calcext:value-type="string">
            <text:p>fredericka.fleming@yahoo.com</text:p>
          </table:table-cell>
          <table:table-cell table:formula="of:=&quot;INSERT INTO testedb.customer VALUES(&quot; &amp; [.A366] &amp; &quot;, &quot; &amp; [.B366] &amp; &quot;, '&quot; &amp; [.C366] &amp; &quot;', '&quot; &amp; [.D366] &amp; &quot;');&quot;" office:value-type="string" office:string-value="INSERT INTO testedb.customer VALUES(365, 2, 'Fredericka Fleming', 'fredericka.fleming@yahoo.com');" calcext:value-type="string">
            <text:p>INSERT INTO testedb.customer VALUES(365, 2, 'Fredericka Fleming', 'fredericka.fleming@yahoo.com');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er Shelton</text:p>
          </table:table-cell>
          <table:table-cell table:formula="of:=LOWER(SUBSTITUTE([.C367];&quot; &quot;;&quot;.&quot;))&amp;&quot;@yahoo.com&quot;" office:value-type="string" office:string-value="fuller.shelton@yahoo.com" calcext:value-type="string">
            <text:p>fuller.shelton@yahoo.com</text:p>
          </table:table-cell>
          <table:table-cell table:formula="of:=&quot;INSERT INTO testedb.customer VALUES(&quot; &amp; [.A367] &amp; &quot;, &quot; &amp; [.B367] &amp; &quot;, '&quot; &amp; [.C367] &amp; &quot;', '&quot; &amp; [.D367] &amp; &quot;');&quot;" office:value-type="string" office:string-value="INSERT INTO testedb.customer VALUES(366, 2, 'Fuller Shelton', 'fuller.shelton@yahoo.com');" calcext:value-type="string">
            <text:p>INSERT INTO testedb.customer VALUES(366, 2, 'Fuller Shelton', 'fuller.shelton@yahoo.com');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er Stokes</text:p>
          </table:table-cell>
          <table:table-cell table:formula="of:=LOWER(SUBSTITUTE([.C368];&quot; &quot;;&quot;.&quot;))&amp;&quot;@yahoo.com&quot;" office:value-type="string" office:string-value="fuller.stokes@yahoo.com" calcext:value-type="string">
            <text:p>fuller.stokes@yahoo.com</text:p>
          </table:table-cell>
          <table:table-cell table:formula="of:=&quot;INSERT INTO testedb.customer VALUES(&quot; &amp; [.A368] &amp; &quot;, &quot; &amp; [.B368] &amp; &quot;, '&quot; &amp; [.C368] &amp; &quot;', '&quot; &amp; [.D368] &amp; &quot;');&quot;" office:value-type="string" office:string-value="INSERT INTO testedb.customer VALUES(367, 2, 'Fuller Stokes', 'fuller.stokes@yahoo.com');" calcext:value-type="string">
            <text:p>INSERT INTO testedb.customer VALUES(367, 2, 'Fuller Stokes', 'fuller.stokes@yahoo.com');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ton Chang</text:p>
          </table:table-cell>
          <table:table-cell table:formula="of:=LOWER(SUBSTITUTE([.C369];&quot; &quot;;&quot;.&quot;))&amp;&quot;@yahoo.com&quot;" office:value-type="string" office:string-value="fulton.chang@yahoo.com" calcext:value-type="string">
            <text:p>fulton.chang@yahoo.com</text:p>
          </table:table-cell>
          <table:table-cell table:formula="of:=&quot;INSERT INTO testedb.customer VALUES(&quot; &amp; [.A369] &amp; &quot;, &quot; &amp; [.B369] &amp; &quot;, '&quot; &amp; [.C369] &amp; &quot;', '&quot; &amp; [.D369] &amp; &quot;');&quot;" office:value-type="string" office:string-value="INSERT INTO testedb.customer VALUES(368, 2, 'Fulton Chang', 'fulton.chang@yahoo.com');" calcext:value-type="string">
            <text:p>INSERT INTO testedb.customer VALUES(368, 2, 'Fulton Chang', 'fulton.chang@yahoo.com');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abriel Flynn</text:p>
          </table:table-cell>
          <table:table-cell table:formula="of:=LOWER(SUBSTITUTE([.C370];&quot; &quot;;&quot;.&quot;))&amp;&quot;@yahoo.com&quot;" office:value-type="string" office:string-value="gabriel.flynn@yahoo.com" calcext:value-type="string">
            <text:p>gabriel.flynn@yahoo.com</text:p>
          </table:table-cell>
          <table:table-cell table:formula="of:=&quot;INSERT INTO testedb.customer VALUES(&quot; &amp; [.A370] &amp; &quot;, &quot; &amp; [.B370] &amp; &quot;, '&quot; &amp; [.C370] &amp; &quot;', '&quot; &amp; [.D370] &amp; &quot;');&quot;" office:value-type="string" office:string-value="INSERT INTO testedb.customer VALUES(369, 2, 'Gabriel Flynn', 'gabriel.flynn@yahoo.com');" calcext:value-type="string">
            <text:p>INSERT INTO testedb.customer VALUES(369, 2, 'Gabriel Flynn', 'gabriel.flynn@yahoo.com');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alena Baxter</text:p>
          </table:table-cell>
          <table:table-cell table:formula="of:=LOWER(SUBSTITUTE([.C371];&quot; &quot;;&quot;.&quot;))&amp;&quot;@yahoo.com&quot;" office:value-type="string" office:string-value="galena.baxter@yahoo.com" calcext:value-type="string">
            <text:p>galena.baxter@yahoo.com</text:p>
          </table:table-cell>
          <table:table-cell table:formula="of:=&quot;INSERT INTO testedb.customer VALUES(&quot; &amp; [.A371] &amp; &quot;, &quot; &amp; [.B371] &amp; &quot;, '&quot; &amp; [.C371] &amp; &quot;', '&quot; &amp; [.D371] &amp; &quot;');&quot;" office:value-type="string" office:string-value="INSERT INTO testedb.customer VALUES(370, 2, 'Galena Baxter', 'galena.baxter@yahoo.com');" calcext:value-type="string">
            <text:p>INSERT INTO testedb.customer VALUES(370, 2, 'Galena Baxter', 'galena.baxter@yahoo.com');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areth Downs</text:p>
          </table:table-cell>
          <table:table-cell table:formula="of:=LOWER(SUBSTITUTE([.C372];&quot; &quot;;&quot;.&quot;))&amp;&quot;@yahoo.com&quot;" office:value-type="string" office:string-value="gareth.downs@yahoo.com" calcext:value-type="string">
            <text:p>gareth.downs@yahoo.com</text:p>
          </table:table-cell>
          <table:table-cell table:formula="of:=&quot;INSERT INTO testedb.customer VALUES(&quot; &amp; [.A372] &amp; &quot;, &quot; &amp; [.B372] &amp; &quot;, '&quot; &amp; [.C372] &amp; &quot;', '&quot; &amp; [.D372] &amp; &quot;');&quot;" office:value-type="string" office:string-value="INSERT INTO testedb.customer VALUES(371, 2, 'Gareth Downs', 'gareth.downs@yahoo.com');" calcext:value-type="string">
            <text:p>INSERT INTO testedb.customer VALUES(371, 2, 'Gareth Downs', 'gareth.downs@yahoo.com');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areth Obrien</text:p>
          </table:table-cell>
          <table:table-cell table:formula="of:=LOWER(SUBSTITUTE([.C373];&quot; &quot;;&quot;.&quot;))&amp;&quot;@yahoo.com&quot;" office:value-type="string" office:string-value="gareth.obrien@yahoo.com" calcext:value-type="string">
            <text:p>gareth.obrien@yahoo.com</text:p>
          </table:table-cell>
          <table:table-cell table:formula="of:=&quot;INSERT INTO testedb.customer VALUES(&quot; &amp; [.A373] &amp; &quot;, &quot; &amp; [.B373] &amp; &quot;, '&quot; &amp; [.C373] &amp; &quot;', '&quot; &amp; [.D373] &amp; &quot;');&quot;" office:value-type="string" office:string-value="INSERT INTO testedb.customer VALUES(372, 2, 'Gareth Obrien', 'gareth.obrien@yahoo.com');" calcext:value-type="string">
            <text:p>INSERT INTO testedb.customer VALUES(372, 2, 'Gareth Obrien', 'gareth.obrien@yahoo.com');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arrison Osborn</text:p>
          </table:table-cell>
          <table:table-cell table:formula="of:=LOWER(SUBSTITUTE([.C374];&quot; &quot;;&quot;.&quot;))&amp;&quot;@yahoo.com&quot;" office:value-type="string" office:string-value="garrison.osborn@yahoo.com" calcext:value-type="string">
            <text:p>garrison.osborn@yahoo.com</text:p>
          </table:table-cell>
          <table:table-cell table:formula="of:=&quot;INSERT INTO testedb.customer VALUES(&quot; &amp; [.A374] &amp; &quot;, &quot; &amp; [.B374] &amp; &quot;, '&quot; &amp; [.C374] &amp; &quot;', '&quot; &amp; [.D374] &amp; &quot;');&quot;" office:value-type="string" office:string-value="INSERT INTO testedb.customer VALUES(373, 2, 'Garrison Osborn', 'garrison.osborn@yahoo.com');" calcext:value-type="string">
            <text:p>INSERT INTO testedb.customer VALUES(373, 2, 'Garrison Osborn', 'garrison.osborn@yahoo.com');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ary Savage</text:p>
          </table:table-cell>
          <table:table-cell table:formula="of:=LOWER(SUBSTITUTE([.C375];&quot; &quot;;&quot;.&quot;))&amp;&quot;@yahoo.com&quot;" office:value-type="string" office:string-value="gary.savage@yahoo.com" calcext:value-type="string">
            <text:p>gary.savage@yahoo.com</text:p>
          </table:table-cell>
          <table:table-cell table:formula="of:=&quot;INSERT INTO testedb.customer VALUES(&quot; &amp; [.A375] &amp; &quot;, &quot; &amp; [.B375] &amp; &quot;, '&quot; &amp; [.C375] &amp; &quot;', '&quot; &amp; [.D375] &amp; &quot;');&quot;" office:value-type="string" office:string-value="INSERT INTO testedb.customer VALUES(374, 2, 'Gary Savage', 'gary.savage@yahoo.com');" calcext:value-type="string">
            <text:p>INSERT INTO testedb.customer VALUES(374, 2, 'Gary Savage', 'gary.savage@yahoo.com');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ary Waters</text:p>
          </table:table-cell>
          <table:table-cell table:formula="of:=LOWER(SUBSTITUTE([.C376];&quot; &quot;;&quot;.&quot;))&amp;&quot;@yahoo.com&quot;" office:value-type="string" office:string-value="gary.waters@yahoo.com" calcext:value-type="string">
            <text:p>gary.waters@yahoo.com</text:p>
          </table:table-cell>
          <table:table-cell table:formula="of:=&quot;INSERT INTO testedb.customer VALUES(&quot; &amp; [.A376] &amp; &quot;, &quot; &amp; [.B376] &amp; &quot;, '&quot; &amp; [.C376] &amp; &quot;', '&quot; &amp; [.D376] &amp; &quot;');&quot;" office:value-type="string" office:string-value="INSERT INTO testedb.customer VALUES(375, 2, 'Gary Waters', 'gary.waters@yahoo.com');" calcext:value-type="string">
            <text:p>INSERT INTO testedb.customer VALUES(375, 2, 'Gary Waters', 'gary.waters@yahoo.com');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ary Workman</text:p>
          </table:table-cell>
          <table:table-cell table:formula="of:=LOWER(SUBSTITUTE([.C377];&quot; &quot;;&quot;.&quot;))&amp;&quot;@yahoo.com&quot;" office:value-type="string" office:string-value="gary.workman@yahoo.com" calcext:value-type="string">
            <text:p>gary.workman@yahoo.com</text:p>
          </table:table-cell>
          <table:table-cell table:formula="of:=&quot;INSERT INTO testedb.customer VALUES(&quot; &amp; [.A377] &amp; &quot;, &quot; &amp; [.B377] &amp; &quot;, '&quot; &amp; [.C377] &amp; &quot;', '&quot; &amp; [.D377] &amp; &quot;');&quot;" office:value-type="string" office:string-value="INSERT INTO testedb.customer VALUES(376, 2, 'Gary Workman', 'gary.workman@yahoo.com');" calcext:value-type="string">
            <text:p>INSERT INTO testedb.customer VALUES(376, 2, 'Gary Workman', 'gary.workman@yahoo.com');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ay Quinn</text:p>
          </table:table-cell>
          <table:table-cell table:formula="of:=LOWER(SUBSTITUTE([.C378];&quot; &quot;;&quot;.&quot;))&amp;&quot;@yahoo.com&quot;" office:value-type="string" office:string-value="gay.quinn@yahoo.com" calcext:value-type="string">
            <text:p>gay.quinn@yahoo.com</text:p>
          </table:table-cell>
          <table:table-cell table:formula="of:=&quot;INSERT INTO testedb.customer VALUES(&quot; &amp; [.A378] &amp; &quot;, &quot; &amp; [.B378] &amp; &quot;, '&quot; &amp; [.C378] &amp; &quot;', '&quot; &amp; [.D378] &amp; &quot;');&quot;" office:value-type="string" office:string-value="INSERT INTO testedb.customer VALUES(377, 2, 'Gay Quinn', 'gay.quinn@yahoo.com');" calcext:value-type="string">
            <text:p>INSERT INTO testedb.customer VALUES(377, 2, 'Gay Quinn', 'gay.quinn@yahoo.com');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mma Salinas</text:p>
          </table:table-cell>
          <table:table-cell table:formula="of:=LOWER(SUBSTITUTE([.C379];&quot; &quot;;&quot;.&quot;))&amp;&quot;@yahoo.com&quot;" office:value-type="string" office:string-value="gemma.salinas@yahoo.com" calcext:value-type="string">
            <text:p>gemma.salinas@yahoo.com</text:p>
          </table:table-cell>
          <table:table-cell table:formula="of:=&quot;INSERT INTO testedb.customer VALUES(&quot; &amp; [.A379] &amp; &quot;, &quot; &amp; [.B379] &amp; &quot;, '&quot; &amp; [.C379] &amp; &quot;', '&quot; &amp; [.D379] &amp; &quot;');&quot;" office:value-type="string" office:string-value="INSERT INTO testedb.customer VALUES(378, 2, 'Gemma Salinas', 'gemma.salinas@yahoo.com');" calcext:value-type="string">
            <text:p>INSERT INTO testedb.customer VALUES(378, 2, 'Gemma Salinas', 'gemma.salinas@yahoo.com');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offrey Conway</text:p>
          </table:table-cell>
          <table:table-cell table:formula="of:=LOWER(SUBSTITUTE([.C380];&quot; &quot;;&quot;.&quot;))&amp;&quot;@yahoo.com&quot;" office:value-type="string" office:string-value="geoffrey.conway@yahoo.com" calcext:value-type="string">
            <text:p>geoffrey.conway@yahoo.com</text:p>
          </table:table-cell>
          <table:table-cell table:formula="of:=&quot;INSERT INTO testedb.customer VALUES(&quot; &amp; [.A380] &amp; &quot;, &quot; &amp; [.B380] &amp; &quot;, '&quot; &amp; [.C380] &amp; &quot;', '&quot; &amp; [.D380] &amp; &quot;');&quot;" office:value-type="string" office:string-value="INSERT INTO testedb.customer VALUES(379, 2, 'Geoffrey Conway', 'geoffrey.conway@yahoo.com');" calcext:value-type="string">
            <text:p>INSERT INTO testedb.customer VALUES(379, 2, 'Geoffrey Conway', 'geoffrey.conway@yahoo.com');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offrey Dillon</text:p>
          </table:table-cell>
          <table:table-cell table:formula="of:=LOWER(SUBSTITUTE([.C381];&quot; &quot;;&quot;.&quot;))&amp;&quot;@yahoo.com&quot;" office:value-type="string" office:string-value="geoffrey.dillon@yahoo.com" calcext:value-type="string">
            <text:p>geoffrey.dillon@yahoo.com</text:p>
          </table:table-cell>
          <table:table-cell table:formula="of:=&quot;INSERT INTO testedb.customer VALUES(&quot; &amp; [.A381] &amp; &quot;, &quot; &amp; [.B381] &amp; &quot;, '&quot; &amp; [.C381] &amp; &quot;', '&quot; &amp; [.D381] &amp; &quot;');&quot;" office:value-type="string" office:string-value="INSERT INTO testedb.customer VALUES(380, 2, 'Geoffrey Dillon', 'geoffrey.dillon@yahoo.com');" calcext:value-type="string">
            <text:p>INSERT INTO testedb.customer VALUES(380, 2, 'Geoffrey Dillon', 'geoffrey.dillon@yahoo.com');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offrey Mcgowan</text:p>
          </table:table-cell>
          <table:table-cell table:formula="of:=LOWER(SUBSTITUTE([.C382];&quot; &quot;;&quot;.&quot;))&amp;&quot;@yahoo.com&quot;" office:value-type="string" office:string-value="geoffrey.mcgowan@yahoo.com" calcext:value-type="string">
            <text:p>geoffrey.mcgowan@yahoo.com</text:p>
          </table:table-cell>
          <table:table-cell table:formula="of:=&quot;INSERT INTO testedb.customer VALUES(&quot; &amp; [.A382] &amp; &quot;, &quot; &amp; [.B382] &amp; &quot;, '&quot; &amp; [.C382] &amp; &quot;', '&quot; &amp; [.D382] &amp; &quot;');&quot;" office:value-type="string" office:string-value="INSERT INTO testedb.customer VALUES(381, 2, 'Geoffrey Mcgowan', 'geoffrey.mcgowan@yahoo.com');" calcext:value-type="string">
            <text:p>INSERT INTO testedb.customer VALUES(381, 2, 'Geoffrey Mcgowan', 'geoffrey.mcgowan@yahoo.com');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orge Mckenzie</text:p>
          </table:table-cell>
          <table:table-cell table:formula="of:=LOWER(SUBSTITUTE([.C383];&quot; &quot;;&quot;.&quot;))&amp;&quot;@yahoo.com&quot;" office:value-type="string" office:string-value="george.mckenzie@yahoo.com" calcext:value-type="string">
            <text:p>george.mckenzie@yahoo.com</text:p>
          </table:table-cell>
          <table:table-cell table:formula="of:=&quot;INSERT INTO testedb.customer VALUES(&quot; &amp; [.A383] &amp; &quot;, &quot; &amp; [.B383] &amp; &quot;, '&quot; &amp; [.C383] &amp; &quot;', '&quot; &amp; [.D383] &amp; &quot;');&quot;" office:value-type="string" office:string-value="INSERT INTO testedb.customer VALUES(382, 2, 'George Mckenzie', 'george.mckenzie@yahoo.com');" calcext:value-type="string">
            <text:p>INSERT INTO testedb.customer VALUES(382, 2, 'George Mckenzie', 'george.mckenzie@yahoo.com');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orgia Deleon</text:p>
          </table:table-cell>
          <table:table-cell table:formula="of:=LOWER(SUBSTITUTE([.C384];&quot; &quot;;&quot;.&quot;))&amp;&quot;@yahoo.com&quot;" office:value-type="string" office:string-value="georgia.deleon@yahoo.com" calcext:value-type="string">
            <text:p>georgia.deleon@yahoo.com</text:p>
          </table:table-cell>
          <table:table-cell table:formula="of:=&quot;INSERT INTO testedb.customer VALUES(&quot; &amp; [.A384] &amp; &quot;, &quot; &amp; [.B384] &amp; &quot;, '&quot; &amp; [.C384] &amp; &quot;', '&quot; &amp; [.D384] &amp; &quot;');&quot;" office:value-type="string" office:string-value="INSERT INTO testedb.customer VALUES(383, 2, 'Georgia Deleon', 'georgia.deleon@yahoo.com');" calcext:value-type="string">
            <text:p>INSERT INTO testedb.customer VALUES(383, 2, 'Georgia Deleon', 'georgia.deleon@yahoo.com');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orgia Reid</text:p>
          </table:table-cell>
          <table:table-cell table:formula="of:=LOWER(SUBSTITUTE([.C385];&quot; &quot;;&quot;.&quot;))&amp;&quot;@yahoo.com&quot;" office:value-type="string" office:string-value="georgia.reid@yahoo.com" calcext:value-type="string">
            <text:p>georgia.reid@yahoo.com</text:p>
          </table:table-cell>
          <table:table-cell table:formula="of:=&quot;INSERT INTO testedb.customer VALUES(&quot; &amp; [.A385] &amp; &quot;, &quot; &amp; [.B385] &amp; &quot;, '&quot; &amp; [.C385] &amp; &quot;', '&quot; &amp; [.D385] &amp; &quot;');&quot;" office:value-type="string" office:string-value="INSERT INTO testedb.customer VALUES(384, 2, 'Georgia Reid', 'georgia.reid@yahoo.com');" calcext:value-type="string">
            <text:p>INSERT INTO testedb.customer VALUES(384, 2, 'Georgia Reid', 'georgia.reid@yahoo.com');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acomo Gross</text:p>
          </table:table-cell>
          <table:table-cell table:formula="of:=LOWER(SUBSTITUTE([.C386];&quot; &quot;;&quot;.&quot;))&amp;&quot;@yahoo.com&quot;" office:value-type="string" office:string-value="giacomo.gross@yahoo.com" calcext:value-type="string">
            <text:p>giacomo.gross@yahoo.com</text:p>
          </table:table-cell>
          <table:table-cell table:formula="of:=&quot;INSERT INTO testedb.customer VALUES(&quot; &amp; [.A386] &amp; &quot;, &quot; &amp; [.B386] &amp; &quot;, '&quot; &amp; [.C386] &amp; &quot;', '&quot; &amp; [.D386] &amp; &quot;');&quot;" office:value-type="string" office:string-value="INSERT INTO testedb.customer VALUES(385, 2, 'Giacomo Gross', 'giacomo.gross@yahoo.com');" calcext:value-type="string">
            <text:p>INSERT INTO testedb.customer VALUES(385, 2, 'Giacomo Gross', 'giacomo.gross@yahoo.com');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acomo Roman</text:p>
          </table:table-cell>
          <table:table-cell table:formula="of:=LOWER(SUBSTITUTE([.C387];&quot; &quot;;&quot;.&quot;))&amp;&quot;@yahoo.com&quot;" office:value-type="string" office:string-value="giacomo.roman@yahoo.com" calcext:value-type="string">
            <text:p>giacomo.roman@yahoo.com</text:p>
          </table:table-cell>
          <table:table-cell table:formula="of:=&quot;INSERT INTO testedb.customer VALUES(&quot; &amp; [.A387] &amp; &quot;, &quot; &amp; [.B387] &amp; &quot;, '&quot; &amp; [.C387] &amp; &quot;', '&quot; &amp; [.D387] &amp; &quot;');&quot;" office:value-type="string" office:string-value="INSERT INTO testedb.customer VALUES(386, 2, 'Giacomo Roman', 'giacomo.roman@yahoo.com');" calcext:value-type="string">
            <text:p>INSERT INTO testedb.customer VALUES(386, 2, 'Giacomo Roman', 'giacomo.roman@yahoo.com');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llian Calderon</text:p>
          </table:table-cell>
          <table:table-cell table:formula="of:=LOWER(SUBSTITUTE([.C388];&quot; &quot;;&quot;.&quot;))&amp;&quot;@yahoo.com&quot;" office:value-type="string" office:string-value="gillian.calderon@yahoo.com" calcext:value-type="string">
            <text:p>gillian.calderon@yahoo.com</text:p>
          </table:table-cell>
          <table:table-cell table:formula="of:=&quot;INSERT INTO testedb.customer VALUES(&quot; &amp; [.A388] &amp; &quot;, &quot; &amp; [.B388] &amp; &quot;, '&quot; &amp; [.C388] &amp; &quot;', '&quot; &amp; [.D388] &amp; &quot;');&quot;" office:value-type="string" office:string-value="INSERT INTO testedb.customer VALUES(387, 2, 'Gillian Calderon', 'gillian.calderon@yahoo.com');" calcext:value-type="string">
            <text:p>INSERT INTO testedb.customer VALUES(387, 2, 'Gillian Calderon', 'gillian.calderon@yahoo.com');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nger Guerra</text:p>
          </table:table-cell>
          <table:table-cell table:formula="of:=LOWER(SUBSTITUTE([.C389];&quot; &quot;;&quot;.&quot;))&amp;&quot;@yahoo.com&quot;" office:value-type="string" office:string-value="ginger.guerra@yahoo.com" calcext:value-type="string">
            <text:p>ginger.guerra@yahoo.com</text:p>
          </table:table-cell>
          <table:table-cell table:formula="of:=&quot;INSERT INTO testedb.customer VALUES(&quot; &amp; [.A389] &amp; &quot;, &quot; &amp; [.B389] &amp; &quot;, '&quot; &amp; [.C389] &amp; &quot;', '&quot; &amp; [.D389] &amp; &quot;');&quot;" office:value-type="string" office:string-value="INSERT INTO testedb.customer VALUES(388, 2, 'Ginger Guerra', 'ginger.guerra@yahoo.com');" calcext:value-type="string">
            <text:p>INSERT INTO testedb.customer VALUES(388, 2, 'Ginger Guerra', 'ginger.guerra@yahoo.com');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nger Hayden</text:p>
          </table:table-cell>
          <table:table-cell table:formula="of:=LOWER(SUBSTITUTE([.C390];&quot; &quot;;&quot;.&quot;))&amp;&quot;@yahoo.com&quot;" office:value-type="string" office:string-value="ginger.hayden@yahoo.com" calcext:value-type="string">
            <text:p>ginger.hayden@yahoo.com</text:p>
          </table:table-cell>
          <table:table-cell table:formula="of:=&quot;INSERT INTO testedb.customer VALUES(&quot; &amp; [.A390] &amp; &quot;, &quot; &amp; [.B390] &amp; &quot;, '&quot; &amp; [.C390] &amp; &quot;', '&quot; &amp; [.D390] &amp; &quot;');&quot;" office:value-type="string" office:string-value="INSERT INTO testedb.customer VALUES(389, 2, 'Ginger Hayden', 'ginger.hayden@yahoo.com');" calcext:value-type="string">
            <text:p>INSERT INTO testedb.customer VALUES(389, 2, 'Ginger Hayden', 'ginger.hayden@yahoo.com');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table:style-name="Default" office:value-type="float" office:value="3" calcext:value-type="float">
            <text:p>3</text:p>
          </table:table-cell>
          <table:table-cell office:value-type="string" calcext:value-type="string">
            <text:p>Gloria Bernard</text:p>
          </table:table-cell>
          <table:table-cell table:formula="of:=LOWER(SUBSTITUTE([.C391];&quot; &quot;;&quot;.&quot;))&amp;&quot;@yahoo.com&quot;" office:value-type="string" office:string-value="gloria.bernard@yahoo.com" calcext:value-type="string">
            <text:p>gloria.bernard@yahoo.com</text:p>
          </table:table-cell>
          <table:table-cell table:formula="of:=&quot;INSERT INTO testedb.customer VALUES(&quot; &amp; [.A391] &amp; &quot;, &quot; &amp; [.B391] &amp; &quot;, '&quot; &amp; [.C391] &amp; &quot;', '&quot; &amp; [.D391] &amp; &quot;');&quot;" office:value-type="string" office:string-value="INSERT INTO testedb.customer VALUES(390, 3, 'Gloria Bernard', 'gloria.bernard@yahoo.com');" calcext:value-type="string">
            <text:p>INSERT INTO testedb.customer VALUES(390, 3, 'Gloria Bernard', 'gloria.bernard@yahoo.com');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ady Castro</text:p>
          </table:table-cell>
          <table:table-cell table:formula="of:=LOWER(SUBSTITUTE([.C392];&quot; &quot;;&quot;.&quot;))&amp;&quot;@yahoo.com&quot;" office:value-type="string" office:string-value="grady.castro@yahoo.com" calcext:value-type="string">
            <text:p>grady.castro@yahoo.com</text:p>
          </table:table-cell>
          <table:table-cell table:formula="of:=&quot;INSERT INTO testedb.customer VALUES(&quot; &amp; [.A392] &amp; &quot;, &quot; &amp; [.B392] &amp; &quot;, '&quot; &amp; [.C392] &amp; &quot;', '&quot; &amp; [.D392] &amp; &quot;');&quot;" office:value-type="string" office:string-value="INSERT INTO testedb.customer VALUES(391, 2, 'Grady Castro', 'grady.castro@yahoo.com');" calcext:value-type="string">
            <text:p>INSERT INTO testedb.customer VALUES(391, 2, 'Grady Castro', 'grady.castro@yahoo.com');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aham Rasmussen</text:p>
          </table:table-cell>
          <table:table-cell table:formula="of:=LOWER(SUBSTITUTE([.C393];&quot; &quot;;&quot;.&quot;))&amp;&quot;@yahoo.com&quot;" office:value-type="string" office:string-value="graham.rasmussen@yahoo.com" calcext:value-type="string">
            <text:p>graham.rasmussen@yahoo.com</text:p>
          </table:table-cell>
          <table:table-cell table:formula="of:=&quot;INSERT INTO testedb.customer VALUES(&quot; &amp; [.A393] &amp; &quot;, &quot; &amp; [.B393] &amp; &quot;, '&quot; &amp; [.C393] &amp; &quot;', '&quot; &amp; [.D393] &amp; &quot;');&quot;" office:value-type="string" office:string-value="INSERT INTO testedb.customer VALUES(392, 2, 'Graham Rasmussen', 'graham.rasmussen@yahoo.com');" calcext:value-type="string">
            <text:p>INSERT INTO testedb.customer VALUES(392, 2, 'Graham Rasmussen', 'graham.rasmussen@yahoo.com');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aham Tillman</text:p>
          </table:table-cell>
          <table:table-cell table:formula="of:=LOWER(SUBSTITUTE([.C394];&quot; &quot;;&quot;.&quot;))&amp;&quot;@yahoo.com&quot;" office:value-type="string" office:string-value="graham.tillman@yahoo.com" calcext:value-type="string">
            <text:p>graham.tillman@yahoo.com</text:p>
          </table:table-cell>
          <table:table-cell table:formula="of:=&quot;INSERT INTO testedb.customer VALUES(&quot; &amp; [.A394] &amp; &quot;, &quot; &amp; [.B394] &amp; &quot;, '&quot; &amp; [.C394] &amp; &quot;', '&quot; &amp; [.D394] &amp; &quot;');&quot;" office:value-type="string" office:string-value="INSERT INTO testedb.customer VALUES(393, 2, 'Graham Tillman', 'graham.tillman@yahoo.com');" calcext:value-type="string">
            <text:p>INSERT INTO testedb.customer VALUES(393, 2, 'Graham Tillman', 'graham.tillman@yahoo.com');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ant Cross</text:p>
          </table:table-cell>
          <table:table-cell table:formula="of:=LOWER(SUBSTITUTE([.C395];&quot; &quot;;&quot;.&quot;))&amp;&quot;@yahoo.com&quot;" office:value-type="string" office:string-value="grant.cross@yahoo.com" calcext:value-type="string">
            <text:p>grant.cross@yahoo.com</text:p>
          </table:table-cell>
          <table:table-cell table:formula="of:=&quot;INSERT INTO testedb.customer VALUES(&quot; &amp; [.A395] &amp; &quot;, &quot; &amp; [.B395] &amp; &quot;, '&quot; &amp; [.C395] &amp; &quot;', '&quot; &amp; [.D395] &amp; &quot;');&quot;" office:value-type="string" office:string-value="INSERT INTO testedb.customer VALUES(394, 2, 'Grant Cross', 'grant.cross@yahoo.com');" calcext:value-type="string">
            <text:p>INSERT INTO testedb.customer VALUES(394, 2, 'Grant Cross', 'grant.cross@yahoo.com');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ay Gates</text:p>
          </table:table-cell>
          <table:table-cell table:formula="of:=LOWER(SUBSTITUTE([.C396];&quot; &quot;;&quot;.&quot;))&amp;&quot;@yahoo.com&quot;" office:value-type="string" office:string-value="gray.gates@yahoo.com" calcext:value-type="string">
            <text:p>gray.gates@yahoo.com</text:p>
          </table:table-cell>
          <table:table-cell table:formula="of:=&quot;INSERT INTO testedb.customer VALUES(&quot; &amp; [.A396] &amp; &quot;, &quot; &amp; [.B396] &amp; &quot;, '&quot; &amp; [.C396] &amp; &quot;', '&quot; &amp; [.D396] &amp; &quot;');&quot;" office:value-type="string" office:string-value="INSERT INTO testedb.customer VALUES(395, 2, 'Gray Gates', 'gray.gates@yahoo.com');" calcext:value-type="string">
            <text:p>INSERT INTO testedb.customer VALUES(395, 2, 'Gray Gates', 'gray.gates@yahoo.com');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ay Leonard</text:p>
          </table:table-cell>
          <table:table-cell table:formula="of:=LOWER(SUBSTITUTE([.C397];&quot; &quot;;&quot;.&quot;))&amp;&quot;@yahoo.com&quot;" office:value-type="string" office:string-value="gray.leonard@yahoo.com" calcext:value-type="string">
            <text:p>gray.leonard@yahoo.com</text:p>
          </table:table-cell>
          <table:table-cell table:formula="of:=&quot;INSERT INTO testedb.customer VALUES(&quot; &amp; [.A397] &amp; &quot;, &quot; &amp; [.B397] &amp; &quot;, '&quot; &amp; [.C397] &amp; &quot;', '&quot; &amp; [.D397] &amp; &quot;');&quot;" office:value-type="string" office:string-value="INSERT INTO testedb.customer VALUES(396, 2, 'Gray Leonard', 'gray.leonard@yahoo.com');" calcext:value-type="string">
            <text:p>INSERT INTO testedb.customer VALUES(396, 2, 'Gray Leonard', 'gray.leonard@yahoo.com');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etchen Townsend</text:p>
          </table:table-cell>
          <table:table-cell table:formula="of:=LOWER(SUBSTITUTE([.C398];&quot; &quot;;&quot;.&quot;))&amp;&quot;@yahoo.com&quot;" office:value-type="string" office:string-value="gretchen.townsend@yahoo.com" calcext:value-type="string">
            <text:p>gretchen.townsend@yahoo.com</text:p>
          </table:table-cell>
          <table:table-cell table:formula="of:=&quot;INSERT INTO testedb.customer VALUES(&quot; &amp; [.A398] &amp; &quot;, &quot; &amp; [.B398] &amp; &quot;, '&quot; &amp; [.C398] &amp; &quot;', '&quot; &amp; [.D398] &amp; &quot;');&quot;" office:value-type="string" office:string-value="INSERT INTO testedb.customer VALUES(397, 2, 'Gretchen Townsend', 'gretchen.townsend@yahoo.com');" calcext:value-type="string">
            <text:p>INSERT INTO testedb.customer VALUES(397, 2, 'Gretchen Townsend', 'gretchen.townsend@yahoo.com');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iffin Poole</text:p>
          </table:table-cell>
          <table:table-cell table:formula="of:=LOWER(SUBSTITUTE([.C399];&quot; &quot;;&quot;.&quot;))&amp;&quot;@yahoo.com&quot;" office:value-type="string" office:string-value="griffin.poole@yahoo.com" calcext:value-type="string">
            <text:p>griffin.poole@yahoo.com</text:p>
          </table:table-cell>
          <table:table-cell table:formula="of:=&quot;INSERT INTO testedb.customer VALUES(&quot; &amp; [.A399] &amp; &quot;, &quot; &amp; [.B399] &amp; &quot;, '&quot; &amp; [.C399] &amp; &quot;', '&quot; &amp; [.D399] &amp; &quot;');&quot;" office:value-type="string" office:string-value="INSERT INTO testedb.customer VALUES(398, 2, 'Griffin Poole', 'griffin.poole@yahoo.com');" calcext:value-type="string">
            <text:p>INSERT INTO testedb.customer VALUES(398, 2, 'Griffin Poole', 'griffin.poole@yahoo.com');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iffin Stephens</text:p>
          </table:table-cell>
          <table:table-cell table:formula="of:=LOWER(SUBSTITUTE([.C400];&quot; &quot;;&quot;.&quot;))&amp;&quot;@yahoo.com&quot;" office:value-type="string" office:string-value="griffin.stephens@yahoo.com" calcext:value-type="string">
            <text:p>griffin.stephens@yahoo.com</text:p>
          </table:table-cell>
          <table:table-cell table:formula="of:=&quot;INSERT INTO testedb.customer VALUES(&quot; &amp; [.A400] &amp; &quot;, &quot; &amp; [.B400] &amp; &quot;, '&quot; &amp; [.C400] &amp; &quot;', '&quot; &amp; [.D400] &amp; &quot;');&quot;" office:value-type="string" office:string-value="INSERT INTO testedb.customer VALUES(399, 2, 'Griffin Stephens', 'griffin.stephens@yahoo.com');" calcext:value-type="string">
            <text:p>INSERT INTO testedb.customer VALUES(399, 2, 'Griffin Stephens', 'griffin.stephens@yahoo.com');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Griffin Wooten</text:p>
          </table:table-cell>
          <table:table-cell table:formula="of:=LOWER(SUBSTITUTE([.C401];&quot; &quot;;&quot;.&quot;))&amp;&quot;@yahoo.com&quot;" office:value-type="string" office:string-value="griffin.wooten@yahoo.com" calcext:value-type="string">
            <text:p>griffin.wooten@yahoo.com</text:p>
          </table:table-cell>
          <table:table-cell table:formula="of:=&quot;INSERT INTO testedb.customer VALUES(&quot; &amp; [.A401] &amp; &quot;, &quot; &amp; [.B401] &amp; &quot;, '&quot; &amp; [.C401] &amp; &quot;', '&quot; &amp; [.D401] &amp; &quot;');&quot;" office:value-type="string" office:string-value="INSERT INTO testedb.customer VALUES(400, 1, 'Griffin Wooten', 'griffin.wooten@yahoo.com');" calcext:value-type="string">
            <text:p>INSERT INTO testedb.customer VALUES(400, 1, 'Griffin Wooten', 'griffin.wooten@yahoo.com');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iffith Turner</text:p>
          </table:table-cell>
          <table:table-cell table:formula="of:=LOWER(SUBSTITUTE([.C402];&quot; &quot;;&quot;.&quot;))&amp;&quot;@yahoo.com&quot;" office:value-type="string" office:string-value="griffith.turner@yahoo.com" calcext:value-type="string">
            <text:p>griffith.turner@yahoo.com</text:p>
          </table:table-cell>
          <table:table-cell table:formula="of:=&quot;INSERT INTO testedb.customer VALUES(&quot; &amp; [.A402] &amp; &quot;, &quot; &amp; [.B402] &amp; &quot;, '&quot; &amp; [.C402] &amp; &quot;', '&quot; &amp; [.D402] &amp; &quot;');&quot;" office:value-type="string" office:string-value="INSERT INTO testedb.customer VALUES(401, 2, 'Griffith Turner', 'griffith.turner@yahoo.com');" calcext:value-type="string">
            <text:p>INSERT INTO testedb.customer VALUES(401, 2, 'Griffith Turner', 'griffith.turner@yahoo.com');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uinevere Ball</text:p>
          </table:table-cell>
          <table:table-cell table:formula="of:=LOWER(SUBSTITUTE([.C403];&quot; &quot;;&quot;.&quot;))&amp;&quot;@yahoo.com&quot;" office:value-type="string" office:string-value="guinevere.ball@yahoo.com" calcext:value-type="string">
            <text:p>guinevere.ball@yahoo.com</text:p>
          </table:table-cell>
          <table:table-cell table:formula="of:=&quot;INSERT INTO testedb.customer VALUES(&quot; &amp; [.A403] &amp; &quot;, &quot; &amp; [.B403] &amp; &quot;, '&quot; &amp; [.C403] &amp; &quot;', '&quot; &amp; [.D403] &amp; &quot;');&quot;" office:value-type="string" office:string-value="INSERT INTO testedb.customer VALUES(402, 2, 'Guinevere Ball', 'guinevere.ball@yahoo.com');" calcext:value-type="string">
            <text:p>INSERT INTO testedb.customer VALUES(402, 2, 'Guinevere Ball', 'guinevere.ball@yahoo.com');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uinevere Thompson</text:p>
          </table:table-cell>
          <table:table-cell table:formula="of:=LOWER(SUBSTITUTE([.C404];&quot; &quot;;&quot;.&quot;))&amp;&quot;@yahoo.com&quot;" office:value-type="string" office:string-value="guinevere.thompson@yahoo.com" calcext:value-type="string">
            <text:p>guinevere.thompson@yahoo.com</text:p>
          </table:table-cell>
          <table:table-cell table:formula="of:=&quot;INSERT INTO testedb.customer VALUES(&quot; &amp; [.A404] &amp; &quot;, &quot; &amp; [.B404] &amp; &quot;, '&quot; &amp; [.C404] &amp; &quot;', '&quot; &amp; [.D404] &amp; &quot;');&quot;" office:value-type="string" office:string-value="INSERT INTO testedb.customer VALUES(403, 2, 'Guinevere Thompson', 'guinevere.thompson@yahoo.com');" calcext:value-type="string">
            <text:p>INSERT INTO testedb.customer VALUES(403, 2, 'Guinevere Thompson', 'guinevere.thompson@yahoo.com');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uy Copeland</text:p>
          </table:table-cell>
          <table:table-cell table:formula="of:=LOWER(SUBSTITUTE([.C405];&quot; &quot;;&quot;.&quot;))&amp;&quot;@yahoo.com&quot;" office:value-type="string" office:string-value="guy.copeland@yahoo.com" calcext:value-type="string">
            <text:p>guy.copeland@yahoo.com</text:p>
          </table:table-cell>
          <table:table-cell table:formula="of:=&quot;INSERT INTO testedb.customer VALUES(&quot; &amp; [.A405] &amp; &quot;, &quot; &amp; [.B405] &amp; &quot;, '&quot; &amp; [.C405] &amp; &quot;', '&quot; &amp; [.D405] &amp; &quot;');&quot;" office:value-type="string" office:string-value="INSERT INTO testedb.customer VALUES(404, 2, 'Guy Copeland', 'guy.copeland@yahoo.com');" calcext:value-type="string">
            <text:p>INSERT INTO testedb.customer VALUES(404, 2, 'Guy Copeland', 'guy.copeland@yahoo.com');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uy Durham</text:p>
          </table:table-cell>
          <table:table-cell table:formula="of:=LOWER(SUBSTITUTE([.C406];&quot; &quot;;&quot;.&quot;))&amp;&quot;@yahoo.com&quot;" office:value-type="string" office:string-value="guy.durham@yahoo.com" calcext:value-type="string">
            <text:p>guy.durham@yahoo.com</text:p>
          </table:table-cell>
          <table:table-cell table:formula="of:=&quot;INSERT INTO testedb.customer VALUES(&quot; &amp; [.A406] &amp; &quot;, &quot; &amp; [.B406] &amp; &quot;, '&quot; &amp; [.C406] &amp; &quot;', '&quot; &amp; [.D406] &amp; &quot;');&quot;" office:value-type="string" office:string-value="INSERT INTO testedb.customer VALUES(405, 2, 'Guy Durham', 'guy.durham@yahoo.com');" calcext:value-type="string">
            <text:p>INSERT INTO testedb.customer VALUES(405, 2, 'Guy Durham', 'guy.durham@yahoo.com');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dassah Church</text:p>
          </table:table-cell>
          <table:table-cell table:formula="of:=LOWER(SUBSTITUTE([.C407];&quot; &quot;;&quot;.&quot;))&amp;&quot;@yahoo.com&quot;" office:value-type="string" office:string-value="hadassah.church@yahoo.com" calcext:value-type="string">
            <text:p>hadassah.church@yahoo.com</text:p>
          </table:table-cell>
          <table:table-cell table:formula="of:=&quot;INSERT INTO testedb.customer VALUES(&quot; &amp; [.A407] &amp; &quot;, &quot; &amp; [.B407] &amp; &quot;, '&quot; &amp; [.C407] &amp; &quot;', '&quot; &amp; [.D407] &amp; &quot;');&quot;" office:value-type="string" office:string-value="INSERT INTO testedb.customer VALUES(406, 2, 'Hadassah Church', 'hadassah.church@yahoo.com');" calcext:value-type="string">
            <text:p>INSERT INTO testedb.customer VALUES(406, 2, 'Hadassah Church', 'hadassah.church@yahoo.com');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dley Bartlett</text:p>
          </table:table-cell>
          <table:table-cell table:formula="of:=LOWER(SUBSTITUTE([.C408];&quot; &quot;;&quot;.&quot;))&amp;&quot;@yahoo.com&quot;" office:value-type="string" office:string-value="hadley.bartlett@yahoo.com" calcext:value-type="string">
            <text:p>hadley.bartlett@yahoo.com</text:p>
          </table:table-cell>
          <table:table-cell table:formula="of:=&quot;INSERT INTO testedb.customer VALUES(&quot; &amp; [.A408] &amp; &quot;, &quot; &amp; [.B408] &amp; &quot;, '&quot; &amp; [.C408] &amp; &quot;', '&quot; &amp; [.D408] &amp; &quot;');&quot;" office:value-type="string" office:string-value="INSERT INTO testedb.customer VALUES(407, 2, 'Hadley Bartlett', 'hadley.bartlett@yahoo.com');" calcext:value-type="string">
            <text:p>INSERT INTO testedb.customer VALUES(407, 2, 'Hadley Bartlett', 'hadley.bartlett@yahoo.com');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keem Hubbard</text:p>
          </table:table-cell>
          <table:table-cell table:formula="of:=LOWER(SUBSTITUTE([.C409];&quot; &quot;;&quot;.&quot;))&amp;&quot;@yahoo.com&quot;" office:value-type="string" office:string-value="hakeem.hubbard@yahoo.com" calcext:value-type="string">
            <text:p>hakeem.hubbard@yahoo.com</text:p>
          </table:table-cell>
          <table:table-cell table:formula="of:=&quot;INSERT INTO testedb.customer VALUES(&quot; &amp; [.A409] &amp; &quot;, &quot; &amp; [.B409] &amp; &quot;, '&quot; &amp; [.C409] &amp; &quot;', '&quot; &amp; [.D409] &amp; &quot;');&quot;" office:value-type="string" office:string-value="INSERT INTO testedb.customer VALUES(408, 2, 'Hakeem Hubbard', 'hakeem.hubbard@yahoo.com');" calcext:value-type="string">
            <text:p>INSERT INTO testedb.customer VALUES(408, 2, 'Hakeem Hubbard', 'hakeem.hubbard@yahoo.com');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lee Meyers</text:p>
          </table:table-cell>
          <table:table-cell table:formula="of:=LOWER(SUBSTITUTE([.C410];&quot; &quot;;&quot;.&quot;))&amp;&quot;@yahoo.com&quot;" office:value-type="string" office:string-value="halee.meyers@yahoo.com" calcext:value-type="string">
            <text:p>halee.meyers@yahoo.com</text:p>
          </table:table-cell>
          <table:table-cell table:formula="of:=&quot;INSERT INTO testedb.customer VALUES(&quot; &amp; [.A410] &amp; &quot;, &quot; &amp; [.B410] &amp; &quot;, '&quot; &amp; [.C410] &amp; &quot;', '&quot; &amp; [.D410] &amp; &quot;');&quot;" office:value-type="string" office:string-value="INSERT INTO testedb.customer VALUES(409, 2, 'Halee Meyers', 'halee.meyers@yahoo.com');" calcext:value-type="string">
            <text:p>INSERT INTO testedb.customer VALUES(409, 2, 'Halee Meyers', 'halee.meyers@yahoo.com');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table:style-name="Default" office:value-type="float" office:value="3" calcext:value-type="float">
            <text:p>3</text:p>
          </table:table-cell>
          <table:table-cell office:value-type="string" calcext:value-type="string">
            <text:p>Hall Mcclure</text:p>
          </table:table-cell>
          <table:table-cell table:formula="of:=LOWER(SUBSTITUTE([.C411];&quot; &quot;;&quot;.&quot;))&amp;&quot;@yahoo.com&quot;" office:value-type="string" office:string-value="hall.mcclure@yahoo.com" calcext:value-type="string">
            <text:p>hall.mcclure@yahoo.com</text:p>
          </table:table-cell>
          <table:table-cell table:formula="of:=&quot;INSERT INTO testedb.customer VALUES(&quot; &amp; [.A411] &amp; &quot;, &quot; &amp; [.B411] &amp; &quot;, '&quot; &amp; [.C411] &amp; &quot;', '&quot; &amp; [.D411] &amp; &quot;');&quot;" office:value-type="string" office:string-value="INSERT INTO testedb.customer VALUES(410, 3, 'Hall Mcclure', 'hall.mcclure@yahoo.com');" calcext:value-type="string">
            <text:p>INSERT INTO testedb.customer VALUES(410, 3, 'Hall Mcclure', 'hall.mcclure@yahoo.com');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ll Mcintyre</text:p>
          </table:table-cell>
          <table:table-cell table:formula="of:=LOWER(SUBSTITUTE([.C412];&quot; &quot;;&quot;.&quot;))&amp;&quot;@yahoo.com&quot;" office:value-type="string" office:string-value="hall.mcintyre@yahoo.com" calcext:value-type="string">
            <text:p>hall.mcintyre@yahoo.com</text:p>
          </table:table-cell>
          <table:table-cell table:formula="of:=&quot;INSERT INTO testedb.customer VALUES(&quot; &amp; [.A412] &amp; &quot;, &quot; &amp; [.B412] &amp; &quot;, '&quot; &amp; [.C412] &amp; &quot;', '&quot; &amp; [.D412] &amp; &quot;');&quot;" office:value-type="string" office:string-value="INSERT INTO testedb.customer VALUES(411, 2, 'Hall Mcintyre', 'hall.mcintyre@yahoo.com');" calcext:value-type="string">
            <text:p>INSERT INTO testedb.customer VALUES(411, 2, 'Hall Mcintyre', 'hall.mcintyre@yahoo.com');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lla Sloan</text:p>
          </table:table-cell>
          <table:table-cell table:formula="of:=LOWER(SUBSTITUTE([.C413];&quot; &quot;;&quot;.&quot;))&amp;&quot;@yahoo.com&quot;" office:value-type="string" office:string-value="halla.sloan@yahoo.com" calcext:value-type="string">
            <text:p>halla.sloan@yahoo.com</text:p>
          </table:table-cell>
          <table:table-cell table:formula="of:=&quot;INSERT INTO testedb.customer VALUES(&quot; &amp; [.A413] &amp; &quot;, &quot; &amp; [.B413] &amp; &quot;, '&quot; &amp; [.C413] &amp; &quot;', '&quot; &amp; [.D413] &amp; &quot;');&quot;" office:value-type="string" office:string-value="INSERT INTO testedb.customer VALUES(412, 2, 'Halla Sloan', 'halla.sloan@yahoo.com');" calcext:value-type="string">
            <text:p>INSERT INTO testedb.customer VALUES(412, 2, 'Halla Sloan', 'halla.sloan@yahoo.com');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milton Emerson</text:p>
          </table:table-cell>
          <table:table-cell table:formula="of:=LOWER(SUBSTITUTE([.C414];&quot; &quot;;&quot;.&quot;))&amp;&quot;@yahoo.com&quot;" office:value-type="string" office:string-value="hamilton.emerson@yahoo.com" calcext:value-type="string">
            <text:p>hamilton.emerson@yahoo.com</text:p>
          </table:table-cell>
          <table:table-cell table:formula="of:=&quot;INSERT INTO testedb.customer VALUES(&quot; &amp; [.A414] &amp; &quot;, &quot; &amp; [.B414] &amp; &quot;, '&quot; &amp; [.C414] &amp; &quot;', '&quot; &amp; [.D414] &amp; &quot;');&quot;" office:value-type="string" office:string-value="INSERT INTO testedb.customer VALUES(413, 2, 'Hamilton Emerson', 'hamilton.emerson@yahoo.com');" calcext:value-type="string">
            <text:p>INSERT INTO testedb.customer VALUES(413, 2, 'Hamilton Emerson', 'hamilton.emerson@yahoo.com');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milton Stewart</text:p>
          </table:table-cell>
          <table:table-cell table:formula="of:=LOWER(SUBSTITUTE([.C415];&quot; &quot;;&quot;.&quot;))&amp;&quot;@yahoo.com&quot;" office:value-type="string" office:string-value="hamilton.stewart@yahoo.com" calcext:value-type="string">
            <text:p>hamilton.stewart@yahoo.com</text:p>
          </table:table-cell>
          <table:table-cell table:formula="of:=&quot;INSERT INTO testedb.customer VALUES(&quot; &amp; [.A415] &amp; &quot;, &quot; &amp; [.B415] &amp; &quot;, '&quot; &amp; [.C415] &amp; &quot;', '&quot; &amp; [.D415] &amp; &quot;');&quot;" office:value-type="string" office:string-value="INSERT INTO testedb.customer VALUES(414, 2, 'Hamilton Stewart', 'hamilton.stewart@yahoo.com');" calcext:value-type="string">
            <text:p>INSERT INTO testedb.customer VALUES(414, 2, 'Hamilton Stewart', 'hamilton.stewart@yahoo.com');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mish Raymond</text:p>
          </table:table-cell>
          <table:table-cell table:formula="of:=LOWER(SUBSTITUTE([.C416];&quot; &quot;;&quot;.&quot;))&amp;&quot;@yahoo.com&quot;" office:value-type="string" office:string-value="hamish.raymond@yahoo.com" calcext:value-type="string">
            <text:p>hamish.raymond@yahoo.com</text:p>
          </table:table-cell>
          <table:table-cell table:formula="of:=&quot;INSERT INTO testedb.customer VALUES(&quot; &amp; [.A416] &amp; &quot;, &quot; &amp; [.B416] &amp; &quot;, '&quot; &amp; [.C416] &amp; &quot;', '&quot; &amp; [.D416] &amp; &quot;');&quot;" office:value-type="string" office:string-value="INSERT INTO testedb.customer VALUES(415, 2, 'Hamish Raymond', 'hamish.raymond@yahoo.com');" calcext:value-type="string">
            <text:p>INSERT INTO testedb.customer VALUES(415, 2, 'Hamish Raymond', 'hamish.raymond@yahoo.com');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mmett Cash</text:p>
          </table:table-cell>
          <table:table-cell table:formula="of:=LOWER(SUBSTITUTE([.C417];&quot; &quot;;&quot;.&quot;))&amp;&quot;@yahoo.com&quot;" office:value-type="string" office:string-value="hammett.cash@yahoo.com" calcext:value-type="string">
            <text:p>hammett.cash@yahoo.com</text:p>
          </table:table-cell>
          <table:table-cell table:formula="of:=&quot;INSERT INTO testedb.customer VALUES(&quot; &amp; [.A417] &amp; &quot;, &quot; &amp; [.B417] &amp; &quot;, '&quot; &amp; [.C417] &amp; &quot;', '&quot; &amp; [.D417] &amp; &quot;');&quot;" office:value-type="string" office:string-value="INSERT INTO testedb.customer VALUES(416, 2, 'Hammett Cash', 'hammett.cash@yahoo.com');" calcext:value-type="string">
            <text:p>INSERT INTO testedb.customer VALUES(416, 2, 'Hammett Cash', 'hammett.cash@yahoo.com');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nna Herring</text:p>
          </table:table-cell>
          <table:table-cell table:formula="of:=LOWER(SUBSTITUTE([.C418];&quot; &quot;;&quot;.&quot;))&amp;&quot;@yahoo.com&quot;" office:value-type="string" office:string-value="hanna.herring@yahoo.com" calcext:value-type="string">
            <text:p>hanna.herring@yahoo.com</text:p>
          </table:table-cell>
          <table:table-cell table:formula="of:=&quot;INSERT INTO testedb.customer VALUES(&quot; &amp; [.A418] &amp; &quot;, &quot; &amp; [.B418] &amp; &quot;, '&quot; &amp; [.C418] &amp; &quot;', '&quot; &amp; [.D418] &amp; &quot;');&quot;" office:value-type="string" office:string-value="INSERT INTO testedb.customer VALUES(417, 2, 'Hanna Herring', 'hanna.herring@yahoo.com');" calcext:value-type="string">
            <text:p>INSERT INTO testedb.customer VALUES(417, 2, 'Hanna Herring', 'hanna.herring@yahoo.com');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rper Beard</text:p>
          </table:table-cell>
          <table:table-cell table:formula="of:=LOWER(SUBSTITUTE([.C419];&quot; &quot;;&quot;.&quot;))&amp;&quot;@yahoo.com&quot;" office:value-type="string" office:string-value="harper.beard@yahoo.com" calcext:value-type="string">
            <text:p>harper.beard@yahoo.com</text:p>
          </table:table-cell>
          <table:table-cell table:formula="of:=&quot;INSERT INTO testedb.customer VALUES(&quot; &amp; [.A419] &amp; &quot;, &quot; &amp; [.B419] &amp; &quot;, '&quot; &amp; [.C419] &amp; &quot;', '&quot; &amp; [.D419] &amp; &quot;');&quot;" office:value-type="string" office:string-value="INSERT INTO testedb.customer VALUES(418, 2, 'Harper Beard', 'harper.beard@yahoo.com');" calcext:value-type="string">
            <text:p>INSERT INTO testedb.customer VALUES(418, 2, 'Harper Beard', 'harper.beard@yahoo.com');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rper Day</text:p>
          </table:table-cell>
          <table:table-cell table:formula="of:=LOWER(SUBSTITUTE([.C420];&quot; &quot;;&quot;.&quot;))&amp;&quot;@yahoo.com&quot;" office:value-type="string" office:string-value="harper.day@yahoo.com" calcext:value-type="string">
            <text:p>harper.day@yahoo.com</text:p>
          </table:table-cell>
          <table:table-cell table:formula="of:=&quot;INSERT INTO testedb.customer VALUES(&quot; &amp; [.A420] &amp; &quot;, &quot; &amp; [.B420] &amp; &quot;, '&quot; &amp; [.C420] &amp; &quot;', '&quot; &amp; [.D420] &amp; &quot;');&quot;" office:value-type="string" office:string-value="INSERT INTO testedb.customer VALUES(419, 2, 'Harper Day', 'harper.day@yahoo.com');" calcext:value-type="string">
            <text:p>INSERT INTO testedb.customer VALUES(419, 2, 'Harper Day', 'harper.day@yahoo.com');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rriet Alford</text:p>
          </table:table-cell>
          <table:table-cell table:formula="of:=LOWER(SUBSTITUTE([.C421];&quot; &quot;;&quot;.&quot;))&amp;&quot;@yahoo.com&quot;" office:value-type="string" office:string-value="harriet.alford@yahoo.com" calcext:value-type="string">
            <text:p>harriet.alford@yahoo.com</text:p>
          </table:table-cell>
          <table:table-cell table:formula="of:=&quot;INSERT INTO testedb.customer VALUES(&quot; &amp; [.A421] &amp; &quot;, &quot; &amp; [.B421] &amp; &quot;, '&quot; &amp; [.C421] &amp; &quot;', '&quot; &amp; [.D421] &amp; &quot;');&quot;" office:value-type="string" office:string-value="INSERT INTO testedb.customer VALUES(420, 2, 'Harriet Alford', 'harriet.alford@yahoo.com');" calcext:value-type="string">
            <text:p>INSERT INTO testedb.customer VALUES(420, 2, 'Harriet Alford', 'harriet.alford@yahoo.com');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rriet Erickson</text:p>
          </table:table-cell>
          <table:table-cell table:formula="of:=LOWER(SUBSTITUTE([.C422];&quot; &quot;;&quot;.&quot;))&amp;&quot;@yahoo.com&quot;" office:value-type="string" office:string-value="harriet.erickson@yahoo.com" calcext:value-type="string">
            <text:p>harriet.erickson@yahoo.com</text:p>
          </table:table-cell>
          <table:table-cell table:formula="of:=&quot;INSERT INTO testedb.customer VALUES(&quot; &amp; [.A422] &amp; &quot;, &quot; &amp; [.B422] &amp; &quot;, '&quot; &amp; [.C422] &amp; &quot;', '&quot; &amp; [.D422] &amp; &quot;');&quot;" office:value-type="string" office:string-value="INSERT INTO testedb.customer VALUES(421, 2, 'Harriet Erickson', 'harriet.erickson@yahoo.com');" calcext:value-type="string">
            <text:p>INSERT INTO testedb.customer VALUES(421, 2, 'Harriet Erickson', 'harriet.erickson@yahoo.com');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rriet Gay</text:p>
          </table:table-cell>
          <table:table-cell table:formula="of:=LOWER(SUBSTITUTE([.C423];&quot; &quot;;&quot;.&quot;))&amp;&quot;@yahoo.com&quot;" office:value-type="string" office:string-value="harriet.gay@yahoo.com" calcext:value-type="string">
            <text:p>harriet.gay@yahoo.com</text:p>
          </table:table-cell>
          <table:table-cell table:formula="of:=&quot;INSERT INTO testedb.customer VALUES(&quot; &amp; [.A423] &amp; &quot;, &quot; &amp; [.B423] &amp; &quot;, '&quot; &amp; [.C423] &amp; &quot;', '&quot; &amp; [.D423] &amp; &quot;');&quot;" office:value-type="string" office:string-value="INSERT INTO testedb.customer VALUES(422, 2, 'Harriet Gay', 'harriet.gay@yahoo.com');" calcext:value-type="string">
            <text:p>INSERT INTO testedb.customer VALUES(422, 2, 'Harriet Gay', 'harriet.gay@yahoo.com');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rrison Shaw</text:p>
          </table:table-cell>
          <table:table-cell table:formula="of:=LOWER(SUBSTITUTE([.C424];&quot; &quot;;&quot;.&quot;))&amp;&quot;@yahoo.com&quot;" office:value-type="string" office:string-value="harrison.shaw@yahoo.com" calcext:value-type="string">
            <text:p>harrison.shaw@yahoo.com</text:p>
          </table:table-cell>
          <table:table-cell table:formula="of:=&quot;INSERT INTO testedb.customer VALUES(&quot; &amp; [.A424] &amp; &quot;, &quot; &amp; [.B424] &amp; &quot;, '&quot; &amp; [.C424] &amp; &quot;', '&quot; &amp; [.D424] &amp; &quot;');&quot;" office:value-type="string" office:string-value="INSERT INTO testedb.customer VALUES(423, 2, 'Harrison Shaw', 'harrison.shaw@yahoo.com');" calcext:value-type="string">
            <text:p>INSERT INTO testedb.customer VALUES(423, 2, 'Harrison Shaw', 'harrison.shaw@yahoo.com');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sad Rosario</text:p>
          </table:table-cell>
          <table:table-cell table:formula="of:=LOWER(SUBSTITUTE([.C425];&quot; &quot;;&quot;.&quot;))&amp;&quot;@yahoo.com&quot;" office:value-type="string" office:string-value="hasad.rosario@yahoo.com" calcext:value-type="string">
            <text:p>hasad.rosario@yahoo.com</text:p>
          </table:table-cell>
          <table:table-cell table:formula="of:=&quot;INSERT INTO testedb.customer VALUES(&quot; &amp; [.A425] &amp; &quot;, &quot; &amp; [.B425] &amp; &quot;, '&quot; &amp; [.C425] &amp; &quot;', '&quot; &amp; [.D425] &amp; &quot;');&quot;" office:value-type="string" office:string-value="INSERT INTO testedb.customer VALUES(424, 2, 'Hasad Rosario', 'hasad.rosario@yahoo.com');" calcext:value-type="string">
            <text:p>INSERT INTO testedb.customer VALUES(424, 2, 'Hasad Rosario', 'hasad.rosario@yahoo.com');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shim Huber</text:p>
          </table:table-cell>
          <table:table-cell table:formula="of:=LOWER(SUBSTITUTE([.C426];&quot; &quot;;&quot;.&quot;))&amp;&quot;@yahoo.com&quot;" office:value-type="string" office:string-value="hashim.huber@yahoo.com" calcext:value-type="string">
            <text:p>hashim.huber@yahoo.com</text:p>
          </table:table-cell>
          <table:table-cell table:formula="of:=&quot;INSERT INTO testedb.customer VALUES(&quot; &amp; [.A426] &amp; &quot;, &quot; &amp; [.B426] &amp; &quot;, '&quot; &amp; [.C426] &amp; &quot;', '&quot; &amp; [.D426] &amp; &quot;');&quot;" office:value-type="string" office:string-value="INSERT INTO testedb.customer VALUES(425, 2, 'Hashim Huber', 'hashim.huber@yahoo.com');" calcext:value-type="string">
            <text:p>INSERT INTO testedb.customer VALUES(425, 2, 'Hashim Huber', 'hashim.huber@yahoo.com');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shim Turner</text:p>
          </table:table-cell>
          <table:table-cell table:formula="of:=LOWER(SUBSTITUTE([.C427];&quot; &quot;;&quot;.&quot;))&amp;&quot;@yahoo.com&quot;" office:value-type="string" office:string-value="hashim.turner@yahoo.com" calcext:value-type="string">
            <text:p>hashim.turner@yahoo.com</text:p>
          </table:table-cell>
          <table:table-cell table:formula="of:=&quot;INSERT INTO testedb.customer VALUES(&quot; &amp; [.A427] &amp; &quot;, &quot; &amp; [.B427] &amp; &quot;, '&quot; &amp; [.C427] &amp; &quot;', '&quot; &amp; [.D427] &amp; &quot;');&quot;" office:value-type="string" office:string-value="INSERT INTO testedb.customer VALUES(426, 2, 'Hashim Turner', 'hashim.turner@yahoo.com');" calcext:value-type="string">
            <text:p>INSERT INTO testedb.customer VALUES(426, 2, 'Hashim Turner', 'hashim.turner@yahoo.com');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yfa Burgess</text:p>
          </table:table-cell>
          <table:table-cell table:formula="of:=LOWER(SUBSTITUTE([.C428];&quot; &quot;;&quot;.&quot;))&amp;&quot;@yahoo.com&quot;" office:value-type="string" office:string-value="hayfa.burgess@yahoo.com" calcext:value-type="string">
            <text:p>hayfa.burgess@yahoo.com</text:p>
          </table:table-cell>
          <table:table-cell table:formula="of:=&quot;INSERT INTO testedb.customer VALUES(&quot; &amp; [.A428] &amp; &quot;, &quot; &amp; [.B428] &amp; &quot;, '&quot; &amp; [.C428] &amp; &quot;', '&quot; &amp; [.D428] &amp; &quot;');&quot;" office:value-type="string" office:string-value="INSERT INTO testedb.customer VALUES(427, 2, 'Hayfa Burgess', 'hayfa.burgess@yahoo.com');" calcext:value-type="string">
            <text:p>INSERT INTO testedb.customer VALUES(427, 2, 'Hayfa Burgess', 'hayfa.burgess@yahoo.com');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eather Petersen</text:p>
          </table:table-cell>
          <table:table-cell table:formula="of:=LOWER(SUBSTITUTE([.C429];&quot; &quot;;&quot;.&quot;))&amp;&quot;@yahoo.com&quot;" office:value-type="string" office:string-value="heather.petersen@yahoo.com" calcext:value-type="string">
            <text:p>heather.petersen@yahoo.com</text:p>
          </table:table-cell>
          <table:table-cell table:formula="of:=&quot;INSERT INTO testedb.customer VALUES(&quot; &amp; [.A429] &amp; &quot;, &quot; &amp; [.B429] &amp; &quot;, '&quot; &amp; [.C429] &amp; &quot;', '&quot; &amp; [.D429] &amp; &quot;');&quot;" office:value-type="string" office:string-value="INSERT INTO testedb.customer VALUES(428, 2, 'Heather Petersen', 'heather.petersen@yahoo.com');" calcext:value-type="string">
            <text:p>INSERT INTO testedb.customer VALUES(428, 2, 'Heather Petersen', 'heather.petersen@yahoo.com');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edda Battle</text:p>
          </table:table-cell>
          <table:table-cell table:formula="of:=LOWER(SUBSTITUTE([.C430];&quot; &quot;;&quot;.&quot;))&amp;&quot;@yahoo.com&quot;" office:value-type="string" office:string-value="hedda.battle@yahoo.com" calcext:value-type="string">
            <text:p>hedda.battle@yahoo.com</text:p>
          </table:table-cell>
          <table:table-cell table:formula="of:=&quot;INSERT INTO testedb.customer VALUES(&quot; &amp; [.A430] &amp; &quot;, &quot; &amp; [.B430] &amp; &quot;, '&quot; &amp; [.C430] &amp; &quot;', '&quot; &amp; [.D430] &amp; &quot;');&quot;" office:value-type="string" office:string-value="INSERT INTO testedb.customer VALUES(429, 2, 'Hedda Battle', 'hedda.battle@yahoo.com');" calcext:value-type="string">
            <text:p>INSERT INTO testedb.customer VALUES(429, 2, 'Hedda Battle', 'hedda.battle@yahoo.com');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edley Rutledge</text:p>
          </table:table-cell>
          <table:table-cell table:formula="of:=LOWER(SUBSTITUTE([.C431];&quot; &quot;;&quot;.&quot;))&amp;&quot;@yahoo.com&quot;" office:value-type="string" office:string-value="hedley.rutledge@yahoo.com" calcext:value-type="string">
            <text:p>hedley.rutledge@yahoo.com</text:p>
          </table:table-cell>
          <table:table-cell table:formula="of:=&quot;INSERT INTO testedb.customer VALUES(&quot; &amp; [.A431] &amp; &quot;, &quot; &amp; [.B431] &amp; &quot;, '&quot; &amp; [.C431] &amp; &quot;', '&quot; &amp; [.D431] &amp; &quot;');&quot;" office:value-type="string" office:string-value="INSERT INTO testedb.customer VALUES(430, 2, 'Hedley Rutledge', 'hedley.rutledge@yahoo.com');" calcext:value-type="string">
            <text:p>INSERT INTO testedb.customer VALUES(430, 2, 'Hedley Rutledge', 'hedley.rutledge@yahoo.com');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eidi Marquez</text:p>
          </table:table-cell>
          <table:table-cell table:formula="of:=LOWER(SUBSTITUTE([.C432];&quot; &quot;;&quot;.&quot;))&amp;&quot;@yahoo.com&quot;" office:value-type="string" office:string-value="heidi.marquez@yahoo.com" calcext:value-type="string">
            <text:p>heidi.marquez@yahoo.com</text:p>
          </table:table-cell>
          <table:table-cell table:formula="of:=&quot;INSERT INTO testedb.customer VALUES(&quot; &amp; [.A432] &amp; &quot;, &quot; &amp; [.B432] &amp; &quot;, '&quot; &amp; [.C432] &amp; &quot;', '&quot; &amp; [.D432] &amp; &quot;');&quot;" office:value-type="string" office:string-value="INSERT INTO testedb.customer VALUES(431, 2, 'Heidi Marquez', 'heidi.marquez@yahoo.com');" calcext:value-type="string">
            <text:p>INSERT INTO testedb.customer VALUES(431, 2, 'Heidi Marquez', 'heidi.marquez@yahoo.com');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enry Key</text:p>
          </table:table-cell>
          <table:table-cell table:formula="of:=LOWER(SUBSTITUTE([.C433];&quot; &quot;;&quot;.&quot;))&amp;&quot;@yahoo.com&quot;" office:value-type="string" office:string-value="henry.key@yahoo.com" calcext:value-type="string">
            <text:p>henry.key@yahoo.com</text:p>
          </table:table-cell>
          <table:table-cell table:formula="of:=&quot;INSERT INTO testedb.customer VALUES(&quot; &amp; [.A433] &amp; &quot;, &quot; &amp; [.B433] &amp; &quot;, '&quot; &amp; [.C433] &amp; &quot;', '&quot; &amp; [.D433] &amp; &quot;');&quot;" office:value-type="string" office:string-value="INSERT INTO testedb.customer VALUES(432, 2, 'Henry Key', 'henry.key@yahoo.com');" calcext:value-type="string">
            <text:p>INSERT INTO testedb.customer VALUES(432, 2, 'Henry Key', 'henry.key@yahoo.com');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erman Crane</text:p>
          </table:table-cell>
          <table:table-cell table:formula="of:=LOWER(SUBSTITUTE([.C434];&quot; &quot;;&quot;.&quot;))&amp;&quot;@yahoo.com&quot;" office:value-type="string" office:string-value="herman.crane@yahoo.com" calcext:value-type="string">
            <text:p>herman.crane@yahoo.com</text:p>
          </table:table-cell>
          <table:table-cell table:formula="of:=&quot;INSERT INTO testedb.customer VALUES(&quot; &amp; [.A434] &amp; &quot;, &quot; &amp; [.B434] &amp; &quot;, '&quot; &amp; [.C434] &amp; &quot;', '&quot; &amp; [.D434] &amp; &quot;');&quot;" office:value-type="string" office:string-value="INSERT INTO testedb.customer VALUES(433, 2, 'Herman Crane', 'herman.crane@yahoo.com');" calcext:value-type="string">
            <text:p>INSERT INTO testedb.customer VALUES(433, 2, 'Herman Crane', 'herman.crane@yahoo.com');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erman Flowers</text:p>
          </table:table-cell>
          <table:table-cell table:formula="of:=LOWER(SUBSTITUTE([.C435];&quot; &quot;;&quot;.&quot;))&amp;&quot;@yahoo.com&quot;" office:value-type="string" office:string-value="herman.flowers@yahoo.com" calcext:value-type="string">
            <text:p>herman.flowers@yahoo.com</text:p>
          </table:table-cell>
          <table:table-cell table:formula="of:=&quot;INSERT INTO testedb.customer VALUES(&quot; &amp; [.A435] &amp; &quot;, &quot; &amp; [.B435] &amp; &quot;, '&quot; &amp; [.C435] &amp; &quot;', '&quot; &amp; [.D435] &amp; &quot;');&quot;" office:value-type="string" office:string-value="INSERT INTO testedb.customer VALUES(434, 2, 'Herman Flowers', 'herman.flowers@yahoo.com');" calcext:value-type="string">
            <text:p>INSERT INTO testedb.customer VALUES(434, 2, 'Herman Flowers', 'herman.flowers@yahoo.com');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errod Chavez</text:p>
          </table:table-cell>
          <table:table-cell table:formula="of:=LOWER(SUBSTITUTE([.C436];&quot; &quot;;&quot;.&quot;))&amp;&quot;@yahoo.com&quot;" office:value-type="string" office:string-value="herrod.chavez@yahoo.com" calcext:value-type="string">
            <text:p>herrod.chavez@yahoo.com</text:p>
          </table:table-cell>
          <table:table-cell table:formula="of:=&quot;INSERT INTO testedb.customer VALUES(&quot; &amp; [.A436] &amp; &quot;, &quot; &amp; [.B436] &amp; &quot;, '&quot; &amp; [.C436] &amp; &quot;', '&quot; &amp; [.D436] &amp; &quot;');&quot;" office:value-type="string" office:string-value="INSERT INTO testedb.customer VALUES(435, 2, 'Herrod Chavez', 'herrod.chavez@yahoo.com');" calcext:value-type="string">
            <text:p>INSERT INTO testedb.customer VALUES(435, 2, 'Herrod Chavez', 'herrod.chavez@yahoo.com');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errod Howell</text:p>
          </table:table-cell>
          <table:table-cell table:formula="of:=LOWER(SUBSTITUTE([.C437];&quot; &quot;;&quot;.&quot;))&amp;&quot;@yahoo.com&quot;" office:value-type="string" office:string-value="herrod.howell@yahoo.com" calcext:value-type="string">
            <text:p>herrod.howell@yahoo.com</text:p>
          </table:table-cell>
          <table:table-cell table:formula="of:=&quot;INSERT INTO testedb.customer VALUES(&quot; &amp; [.A437] &amp; &quot;, &quot; &amp; [.B437] &amp; &quot;, '&quot; &amp; [.C437] &amp; &quot;', '&quot; &amp; [.D437] &amp; &quot;');&quot;" office:value-type="string" office:string-value="INSERT INTO testedb.customer VALUES(436, 2, 'Herrod Howell', 'herrod.howell@yahoo.com');" calcext:value-type="string">
            <text:p>INSERT INTO testedb.customer VALUES(436, 2, 'Herrod Howell', 'herrod.howell@yahoo.com');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errod Matthews</text:p>
          </table:table-cell>
          <table:table-cell table:formula="of:=LOWER(SUBSTITUTE([.C438];&quot; &quot;;&quot;.&quot;))&amp;&quot;@yahoo.com&quot;" office:value-type="string" office:string-value="herrod.matthews@yahoo.com" calcext:value-type="string">
            <text:p>herrod.matthews@yahoo.com</text:p>
          </table:table-cell>
          <table:table-cell table:formula="of:=&quot;INSERT INTO testedb.customer VALUES(&quot; &amp; [.A438] &amp; &quot;, &quot; &amp; [.B438] &amp; &quot;, '&quot; &amp; [.C438] &amp; &quot;', '&quot; &amp; [.D438] &amp; &quot;');&quot;" office:value-type="string" office:string-value="INSERT INTO testedb.customer VALUES(437, 2, 'Herrod Matthews', 'herrod.matthews@yahoo.com');" calcext:value-type="string">
            <text:p>INSERT INTO testedb.customer VALUES(437, 2, 'Herrod Matthews', 'herrod.matthews@yahoo.com');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lel Fischer</text:p>
          </table:table-cell>
          <table:table-cell table:formula="of:=LOWER(SUBSTITUTE([.C439];&quot; &quot;;&quot;.&quot;))&amp;&quot;@yahoo.com&quot;" office:value-type="string" office:string-value="hilel.fischer@yahoo.com" calcext:value-type="string">
            <text:p>hilel.fischer@yahoo.com</text:p>
          </table:table-cell>
          <table:table-cell table:formula="of:=&quot;INSERT INTO testedb.customer VALUES(&quot; &amp; [.A439] &amp; &quot;, &quot; &amp; [.B439] &amp; &quot;, '&quot; &amp; [.C439] &amp; &quot;', '&quot; &amp; [.D439] &amp; &quot;');&quot;" office:value-type="string" office:string-value="INSERT INTO testedb.customer VALUES(438, 2, 'Hilel Fischer', 'hilel.fischer@yahoo.com');" calcext:value-type="string">
            <text:p>INSERT INTO testedb.customer VALUES(438, 2, 'Hilel Fischer', 'hilel.fischer@yahoo.com');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lel Pacheco</text:p>
          </table:table-cell>
          <table:table-cell table:formula="of:=LOWER(SUBSTITUTE([.C440];&quot; &quot;;&quot;.&quot;))&amp;&quot;@yahoo.com&quot;" office:value-type="string" office:string-value="hilel.pacheco@yahoo.com" calcext:value-type="string">
            <text:p>hilel.pacheco@yahoo.com</text:p>
          </table:table-cell>
          <table:table-cell table:formula="of:=&quot;INSERT INTO testedb.customer VALUES(&quot; &amp; [.A440] &amp; &quot;, &quot; &amp; [.B440] &amp; &quot;, '&quot; &amp; [.C440] &amp; &quot;', '&quot; &amp; [.D440] &amp; &quot;');&quot;" office:value-type="string" office:string-value="INSERT INTO testedb.customer VALUES(439, 2, 'Hilel Pacheco', 'hilel.pacheco@yahoo.com');" calcext:value-type="string">
            <text:p>INSERT INTO testedb.customer VALUES(439, 2, 'Hilel Pacheco', 'hilel.pacheco@yahoo.com');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table:style-name="Default" office:value-type="float" office:value="3" calcext:value-type="float">
            <text:p>3</text:p>
          </table:table-cell>
          <table:table-cell office:value-type="string" calcext:value-type="string">
            <text:p>Hiram Morin</text:p>
          </table:table-cell>
          <table:table-cell table:formula="of:=LOWER(SUBSTITUTE([.C441];&quot; &quot;;&quot;.&quot;))&amp;&quot;@yahoo.com&quot;" office:value-type="string" office:string-value="hiram.morin@yahoo.com" calcext:value-type="string">
            <text:p>hiram.morin@yahoo.com</text:p>
          </table:table-cell>
          <table:table-cell table:formula="of:=&quot;INSERT INTO testedb.customer VALUES(&quot; &amp; [.A441] &amp; &quot;, &quot; &amp; [.B441] &amp; &quot;, '&quot; &amp; [.C441] &amp; &quot;', '&quot; &amp; [.D441] &amp; &quot;');&quot;" office:value-type="string" office:string-value="INSERT INTO testedb.customer VALUES(440, 3, 'Hiram Morin', 'hiram.morin@yahoo.com');" calcext:value-type="string">
            <text:p>INSERT INTO testedb.customer VALUES(440, 3, 'Hiram Morin', 'hiram.morin@yahoo.com');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p Bernard</text:p>
          </table:table-cell>
          <table:table-cell table:formula="of:=LOWER(SUBSTITUTE([.C442];&quot; &quot;;&quot;.&quot;))&amp;&quot;@yahoo.com&quot;" office:value-type="string" office:string-value="hop.bernard@yahoo.com" calcext:value-type="string">
            <text:p>hop.bernard@yahoo.com</text:p>
          </table:table-cell>
          <table:table-cell table:formula="of:=&quot;INSERT INTO testedb.customer VALUES(&quot; &amp; [.A442] &amp; &quot;, &quot; &amp; [.B442] &amp; &quot;, '&quot; &amp; [.C442] &amp; &quot;', '&quot; &amp; [.D442] &amp; &quot;');&quot;" office:value-type="string" office:string-value="INSERT INTO testedb.customer VALUES(441, 2, 'Hop Bernard', 'hop.bernard@yahoo.com');" calcext:value-type="string">
            <text:p>INSERT INTO testedb.customer VALUES(441, 2, 'Hop Bernard', 'hop.bernard@yahoo.com');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u Kinney</text:p>
          </table:table-cell>
          <table:table-cell table:formula="of:=LOWER(SUBSTITUTE([.C443];&quot; &quot;;&quot;.&quot;))&amp;&quot;@yahoo.com&quot;" office:value-type="string" office:string-value="hu.kinney@yahoo.com" calcext:value-type="string">
            <text:p>hu.kinney@yahoo.com</text:p>
          </table:table-cell>
          <table:table-cell table:formula="of:=&quot;INSERT INTO testedb.customer VALUES(&quot; &amp; [.A443] &amp; &quot;, &quot; &amp; [.B443] &amp; &quot;, '&quot; &amp; [.C443] &amp; &quot;', '&quot; &amp; [.D443] &amp; &quot;');&quot;" office:value-type="string" office:string-value="INSERT INTO testedb.customer VALUES(442, 2, 'Hu Kinney', 'hu.kinney@yahoo.com');" calcext:value-type="string">
            <text:p>INSERT INTO testedb.customer VALUES(442, 2, 'Hu Kinney', 'hu.kinney@yahoo.com');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u Rowland</text:p>
          </table:table-cell>
          <table:table-cell table:formula="of:=LOWER(SUBSTITUTE([.C444];&quot; &quot;;&quot;.&quot;))&amp;&quot;@yahoo.com&quot;" office:value-type="string" office:string-value="hu.rowland@yahoo.com" calcext:value-type="string">
            <text:p>hu.rowland@yahoo.com</text:p>
          </table:table-cell>
          <table:table-cell table:formula="of:=&quot;INSERT INTO testedb.customer VALUES(&quot; &amp; [.A444] &amp; &quot;, &quot; &amp; [.B444] &amp; &quot;, '&quot; &amp; [.C444] &amp; &quot;', '&quot; &amp; [.D444] &amp; &quot;');&quot;" office:value-type="string" office:string-value="INSERT INTO testedb.customer VALUES(443, 2, 'Hu Rowland', 'hu.rowland@yahoo.com');" calcext:value-type="string">
            <text:p>INSERT INTO testedb.customer VALUES(443, 2, 'Hu Rowland', 'hu.rowland@yahoo.com');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unter Tyler</text:p>
          </table:table-cell>
          <table:table-cell table:formula="of:=LOWER(SUBSTITUTE([.C445];&quot; &quot;;&quot;.&quot;))&amp;&quot;@yahoo.com&quot;" office:value-type="string" office:string-value="hunter.tyler@yahoo.com" calcext:value-type="string">
            <text:p>hunter.tyler@yahoo.com</text:p>
          </table:table-cell>
          <table:table-cell table:formula="of:=&quot;INSERT INTO testedb.customer VALUES(&quot; &amp; [.A445] &amp; &quot;, &quot; &amp; [.B445] &amp; &quot;, '&quot; &amp; [.C445] &amp; &quot;', '&quot; &amp; [.D445] &amp; &quot;');&quot;" office:value-type="string" office:string-value="INSERT INTO testedb.customer VALUES(444, 2, 'Hunter Tyler', 'hunter.tyler@yahoo.com');" calcext:value-type="string">
            <text:p>INSERT INTO testedb.customer VALUES(444, 2, 'Hunter Tyler', 'hunter.tyler@yahoo.com');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an Fisher</text:p>
          </table:table-cell>
          <table:table-cell table:formula="of:=LOWER(SUBSTITUTE([.C446];&quot; &quot;;&quot;.&quot;))&amp;&quot;@yahoo.com&quot;" office:value-type="string" office:string-value="ian.fisher@yahoo.com" calcext:value-type="string">
            <text:p>ian.fisher@yahoo.com</text:p>
          </table:table-cell>
          <table:table-cell table:formula="of:=&quot;INSERT INTO testedb.customer VALUES(&quot; &amp; [.A446] &amp; &quot;, &quot; &amp; [.B446] &amp; &quot;, '&quot; &amp; [.C446] &amp; &quot;', '&quot; &amp; [.D446] &amp; &quot;');&quot;" office:value-type="string" office:string-value="INSERT INTO testedb.customer VALUES(445, 2, 'Ian Fisher', 'ian.fisher@yahoo.com');" calcext:value-type="string">
            <text:p>INSERT INTO testedb.customer VALUES(445, 2, 'Ian Fisher', 'ian.fisher@yahoo.com');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feoma Marquez</text:p>
          </table:table-cell>
          <table:table-cell table:formula="of:=LOWER(SUBSTITUTE([.C447];&quot; &quot;;&quot;.&quot;))&amp;&quot;@yahoo.com&quot;" office:value-type="string" office:string-value="ifeoma.marquez@yahoo.com" calcext:value-type="string">
            <text:p>ifeoma.marquez@yahoo.com</text:p>
          </table:table-cell>
          <table:table-cell table:formula="of:=&quot;INSERT INTO testedb.customer VALUES(&quot; &amp; [.A447] &amp; &quot;, &quot; &amp; [.B447] &amp; &quot;, '&quot; &amp; [.C447] &amp; &quot;', '&quot; &amp; [.D447] &amp; &quot;');&quot;" office:value-type="string" office:string-value="INSERT INTO testedb.customer VALUES(446, 2, 'Ifeoma Marquez', 'ifeoma.marquez@yahoo.com');" calcext:value-type="string">
            <text:p>INSERT INTO testedb.customer VALUES(446, 2, 'Ifeoma Marquez', 'ifeoma.marquez@yahoo.com');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gnacia Gross</text:p>
          </table:table-cell>
          <table:table-cell table:formula="of:=LOWER(SUBSTITUTE([.C448];&quot; &quot;;&quot;.&quot;))&amp;&quot;@yahoo.com&quot;" office:value-type="string" office:string-value="ignacia.gross@yahoo.com" calcext:value-type="string">
            <text:p>ignacia.gross@yahoo.com</text:p>
          </table:table-cell>
          <table:table-cell table:formula="of:=&quot;INSERT INTO testedb.customer VALUES(&quot; &amp; [.A448] &amp; &quot;, &quot; &amp; [.B448] &amp; &quot;, '&quot; &amp; [.C448] &amp; &quot;', '&quot; &amp; [.D448] &amp; &quot;');&quot;" office:value-type="string" office:string-value="INSERT INTO testedb.customer VALUES(447, 2, 'Ignacia Gross', 'ignacia.gross@yahoo.com');" calcext:value-type="string">
            <text:p>INSERT INTO testedb.customer VALUES(447, 2, 'Ignacia Gross', 'ignacia.gross@yahoo.com');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gor Daniel</text:p>
          </table:table-cell>
          <table:table-cell table:formula="of:=LOWER(SUBSTITUTE([.C449];&quot; &quot;;&quot;.&quot;))&amp;&quot;@yahoo.com&quot;" office:value-type="string" office:string-value="igor.daniel@yahoo.com" calcext:value-type="string">
            <text:p>igor.daniel@yahoo.com</text:p>
          </table:table-cell>
          <table:table-cell table:formula="of:=&quot;INSERT INTO testedb.customer VALUES(&quot; &amp; [.A449] &amp; &quot;, &quot; &amp; [.B449] &amp; &quot;, '&quot; &amp; [.C449] &amp; &quot;', '&quot; &amp; [.D449] &amp; &quot;');&quot;" office:value-type="string" office:string-value="INSERT INTO testedb.customer VALUES(448, 2, 'Igor Daniel', 'igor.daniel@yahoo.com');" calcext:value-type="string">
            <text:p>INSERT INTO testedb.customer VALUES(448, 2, 'Igor Daniel', 'igor.daniel@yahoo.com');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gor Goff</text:p>
          </table:table-cell>
          <table:table-cell table:formula="of:=LOWER(SUBSTITUTE([.C450];&quot; &quot;;&quot;.&quot;))&amp;&quot;@yahoo.com&quot;" office:value-type="string" office:string-value="igor.goff@yahoo.com" calcext:value-type="string">
            <text:p>igor.goff@yahoo.com</text:p>
          </table:table-cell>
          <table:table-cell table:formula="of:=&quot;INSERT INTO testedb.customer VALUES(&quot; &amp; [.A450] &amp; &quot;, &quot; &amp; [.B450] &amp; &quot;, '&quot; &amp; [.C450] &amp; &quot;', '&quot; &amp; [.D450] &amp; &quot;');&quot;" office:value-type="string" office:string-value="INSERT INTO testedb.customer VALUES(449, 2, 'Igor Goff', 'igor.goff@yahoo.com');" calcext:value-type="string">
            <text:p>INSERT INTO testedb.customer VALUES(449, 2, 'Igor Goff', 'igor.goff@yahoo.com');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la Walter</text:p>
          </table:table-cell>
          <table:table-cell table:formula="of:=LOWER(SUBSTITUTE([.C451];&quot; &quot;;&quot;.&quot;))&amp;&quot;@yahoo.com&quot;" office:value-type="string" office:string-value="ila.walter@yahoo.com" calcext:value-type="string">
            <text:p>ila.walter@yahoo.com</text:p>
          </table:table-cell>
          <table:table-cell table:formula="of:=&quot;INSERT INTO testedb.customer VALUES(&quot; &amp; [.A451] &amp; &quot;, &quot; &amp; [.B451] &amp; &quot;, '&quot; &amp; [.C451] &amp; &quot;', '&quot; &amp; [.D451] &amp; &quot;');&quot;" office:value-type="string" office:string-value="INSERT INTO testedb.customer VALUES(450, 2, 'Ila Walter', 'ila.walter@yahoo.com');" calcext:value-type="string">
            <text:p>INSERT INTO testedb.customer VALUES(450, 2, 'Ila Walter', 'ila.walter@yahoo.com');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lliana Maxwell</text:p>
          </table:table-cell>
          <table:table-cell table:formula="of:=LOWER(SUBSTITUTE([.C452];&quot; &quot;;&quot;.&quot;))&amp;&quot;@yahoo.com&quot;" office:value-type="string" office:string-value="illiana.maxwell@yahoo.com" calcext:value-type="string">
            <text:p>illiana.maxwell@yahoo.com</text:p>
          </table:table-cell>
          <table:table-cell table:formula="of:=&quot;INSERT INTO testedb.customer VALUES(&quot; &amp; [.A452] &amp; &quot;, &quot; &amp; [.B452] &amp; &quot;, '&quot; &amp; [.C452] &amp; &quot;', '&quot; &amp; [.D452] &amp; &quot;');&quot;" office:value-type="string" office:string-value="INSERT INTO testedb.customer VALUES(451, 2, 'Illiana Maxwell', 'illiana.maxwell@yahoo.com');" calcext:value-type="string">
            <text:p>INSERT INTO testedb.customer VALUES(451, 2, 'Illiana Maxwell', 'illiana.maxwell@yahoo.com');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lliana Rojas</text:p>
          </table:table-cell>
          <table:table-cell table:formula="of:=LOWER(SUBSTITUTE([.C453];&quot; &quot;;&quot;.&quot;))&amp;&quot;@yahoo.com&quot;" office:value-type="string" office:string-value="illiana.rojas@yahoo.com" calcext:value-type="string">
            <text:p>illiana.rojas@yahoo.com</text:p>
          </table:table-cell>
          <table:table-cell table:formula="of:=&quot;INSERT INTO testedb.customer VALUES(&quot; &amp; [.A453] &amp; &quot;, &quot; &amp; [.B453] &amp; &quot;, '&quot; &amp; [.C453] &amp; &quot;', '&quot; &amp; [.D453] &amp; &quot;');&quot;" office:value-type="string" office:string-value="INSERT INTO testedb.customer VALUES(452, 2, 'Illiana Rojas', 'illiana.rojas@yahoo.com');" calcext:value-type="string">
            <text:p>INSERT INTO testedb.customer VALUES(452, 2, 'Illiana Rojas', 'illiana.rojas@yahoo.com');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ani Pratt</text:p>
          </table:table-cell>
          <table:table-cell table:formula="of:=LOWER(SUBSTITUTE([.C454];&quot; &quot;;&quot;.&quot;))&amp;&quot;@yahoo.com&quot;" office:value-type="string" office:string-value="imani.pratt@yahoo.com" calcext:value-type="string">
            <text:p>imani.pratt@yahoo.com</text:p>
          </table:table-cell>
          <table:table-cell table:formula="of:=&quot;INSERT INTO testedb.customer VALUES(&quot; &amp; [.A454] &amp; &quot;, &quot; &amp; [.B454] &amp; &quot;, '&quot; &amp; [.C454] &amp; &quot;', '&quot; &amp; [.D454] &amp; &quot;');&quot;" office:value-type="string" office:string-value="INSERT INTO testedb.customer VALUES(453, 2, 'Imani Pratt', 'imani.pratt@yahoo.com');" calcext:value-type="string">
            <text:p>INSERT INTO testedb.customer VALUES(453, 2, 'Imani Pratt', 'imani.pratt@yahoo.com');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elda Emerson</text:p>
          </table:table-cell>
          <table:table-cell table:formula="of:=LOWER(SUBSTITUTE([.C455];&quot; &quot;;&quot;.&quot;))&amp;&quot;@yahoo.com&quot;" office:value-type="string" office:string-value="imelda.emerson@yahoo.com" calcext:value-type="string">
            <text:p>imelda.emerson@yahoo.com</text:p>
          </table:table-cell>
          <table:table-cell table:formula="of:=&quot;INSERT INTO testedb.customer VALUES(&quot; &amp; [.A455] &amp; &quot;, &quot; &amp; [.B455] &amp; &quot;, '&quot; &amp; [.C455] &amp; &quot;', '&quot; &amp; [.D455] &amp; &quot;');&quot;" office:value-type="string" office:string-value="INSERT INTO testedb.customer VALUES(454, 2, 'Imelda Emerson', 'imelda.emerson@yahoo.com');" calcext:value-type="string">
            <text:p>INSERT INTO testedb.customer VALUES(454, 2, 'Imelda Emerson', 'imelda.emerson@yahoo.com');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ogene Mcintosh</text:p>
          </table:table-cell>
          <table:table-cell table:formula="of:=LOWER(SUBSTITUTE([.C456];&quot; &quot;;&quot;.&quot;))&amp;&quot;@yahoo.com&quot;" office:value-type="string" office:string-value="imogene.mcintosh@yahoo.com" calcext:value-type="string">
            <text:p>imogene.mcintosh@yahoo.com</text:p>
          </table:table-cell>
          <table:table-cell table:formula="of:=&quot;INSERT INTO testedb.customer VALUES(&quot; &amp; [.A456] &amp; &quot;, &quot; &amp; [.B456] &amp; &quot;, '&quot; &amp; [.C456] &amp; &quot;', '&quot; &amp; [.D456] &amp; &quot;');&quot;" office:value-type="string" office:string-value="INSERT INTO testedb.customer VALUES(455, 2, 'Imogene Mcintosh', 'imogene.mcintosh@yahoo.com');" calcext:value-type="string">
            <text:p>INSERT INTO testedb.customer VALUES(455, 2, 'Imogene Mcintosh', 'imogene.mcintosh@yahoo.com');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ez Carpenter</text:p>
          </table:table-cell>
          <table:table-cell table:formula="of:=LOWER(SUBSTITUTE([.C457];&quot; &quot;;&quot;.&quot;))&amp;&quot;@yahoo.com&quot;" office:value-type="string" office:string-value="inez.carpenter@yahoo.com" calcext:value-type="string">
            <text:p>inez.carpenter@yahoo.com</text:p>
          </table:table-cell>
          <table:table-cell table:formula="of:=&quot;INSERT INTO testedb.customer VALUES(&quot; &amp; [.A457] &amp; &quot;, &quot; &amp; [.B457] &amp; &quot;, '&quot; &amp; [.C457] &amp; &quot;', '&quot; &amp; [.D457] &amp; &quot;');&quot;" office:value-type="string" office:string-value="INSERT INTO testedb.customer VALUES(456, 2, 'Inez Carpenter', 'inez.carpenter@yahoo.com');" calcext:value-type="string">
            <text:p>INSERT INTO testedb.customer VALUES(456, 2, 'Inez Carpenter', 'inez.carpenter@yahoo.com');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ez Cervantes</text:p>
          </table:table-cell>
          <table:table-cell table:formula="of:=LOWER(SUBSTITUTE([.C458];&quot; &quot;;&quot;.&quot;))&amp;&quot;@yahoo.com&quot;" office:value-type="string" office:string-value="inez.cervantes@yahoo.com" calcext:value-type="string">
            <text:p>inez.cervantes@yahoo.com</text:p>
          </table:table-cell>
          <table:table-cell table:formula="of:=&quot;INSERT INTO testedb.customer VALUES(&quot; &amp; [.A458] &amp; &quot;, &quot; &amp; [.B458] &amp; &quot;, '&quot; &amp; [.C458] &amp; &quot;', '&quot; &amp; [.D458] &amp; &quot;');&quot;" office:value-type="string" office:string-value="INSERT INTO testedb.customer VALUES(457, 2, 'Inez Cervantes', 'inez.cervantes@yahoo.com');" calcext:value-type="string">
            <text:p>INSERT INTO testedb.customer VALUES(457, 2, 'Inez Cervantes', 'inez.cervantes@yahoo.com');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ez Hensley</text:p>
          </table:table-cell>
          <table:table-cell table:formula="of:=LOWER(SUBSTITUTE([.C459];&quot; &quot;;&quot;.&quot;))&amp;&quot;@yahoo.com&quot;" office:value-type="string" office:string-value="inez.hensley@yahoo.com" calcext:value-type="string">
            <text:p>inez.hensley@yahoo.com</text:p>
          </table:table-cell>
          <table:table-cell table:formula="of:=&quot;INSERT INTO testedb.customer VALUES(&quot; &amp; [.A459] &amp; &quot;, &quot; &amp; [.B459] &amp; &quot;, '&quot; &amp; [.C459] &amp; &quot;', '&quot; &amp; [.D459] &amp; &quot;');&quot;" office:value-type="string" office:string-value="INSERT INTO testedb.customer VALUES(458, 2, 'Inez Hensley', 'inez.hensley@yahoo.com');" calcext:value-type="string">
            <text:p>INSERT INTO testedb.customer VALUES(458, 2, 'Inez Hensley', 'inez.hensley@yahoo.com');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ola Payne</text:p>
          </table:table-cell>
          <table:table-cell table:formula="of:=LOWER(SUBSTITUTE([.C460];&quot; &quot;;&quot;.&quot;))&amp;&quot;@yahoo.com&quot;" office:value-type="string" office:string-value="iola.payne@yahoo.com" calcext:value-type="string">
            <text:p>iola.payne@yahoo.com</text:p>
          </table:table-cell>
          <table:table-cell table:formula="of:=&quot;INSERT INTO testedb.customer VALUES(&quot; &amp; [.A460] &amp; &quot;, &quot; &amp; [.B460] &amp; &quot;, '&quot; &amp; [.C460] &amp; &quot;', '&quot; &amp; [.D460] &amp; &quot;');&quot;" office:value-type="string" office:string-value="INSERT INTO testedb.customer VALUES(459, 2, 'Iola Payne', 'iola.payne@yahoo.com');" calcext:value-type="string">
            <text:p>INSERT INTO testedb.customer VALUES(459, 2, 'Iola Payne', 'iola.payne@yahoo.com');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ra Weeks</text:p>
          </table:table-cell>
          <table:table-cell table:formula="of:=LOWER(SUBSTITUTE([.C461];&quot; &quot;;&quot;.&quot;))&amp;&quot;@yahoo.com&quot;" office:value-type="string" office:string-value="ira.weeks@yahoo.com" calcext:value-type="string">
            <text:p>ira.weeks@yahoo.com</text:p>
          </table:table-cell>
          <table:table-cell table:formula="of:=&quot;INSERT INTO testedb.customer VALUES(&quot; &amp; [.A461] &amp; &quot;, &quot; &amp; [.B461] &amp; &quot;, '&quot; &amp; [.C461] &amp; &quot;', '&quot; &amp; [.D461] &amp; &quot;');&quot;" office:value-type="string" office:string-value="INSERT INTO testedb.customer VALUES(460, 2, 'Ira Weeks', 'ira.weeks@yahoo.com');" calcext:value-type="string">
            <text:p>INSERT INTO testedb.customer VALUES(460, 2, 'Ira Weeks', 'ira.weeks@yahoo.com');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ris Rollins</text:p>
          </table:table-cell>
          <table:table-cell table:formula="of:=LOWER(SUBSTITUTE([.C462];&quot; &quot;;&quot;.&quot;))&amp;&quot;@yahoo.com&quot;" office:value-type="string" office:string-value="iris.rollins@yahoo.com" calcext:value-type="string">
            <text:p>iris.rollins@yahoo.com</text:p>
          </table:table-cell>
          <table:table-cell table:formula="of:=&quot;INSERT INTO testedb.customer VALUES(&quot; &amp; [.A462] &amp; &quot;, &quot; &amp; [.B462] &amp; &quot;, '&quot; &amp; [.C462] &amp; &quot;', '&quot; &amp; [.D462] &amp; &quot;');&quot;" office:value-type="string" office:string-value="INSERT INTO testedb.customer VALUES(461, 2, 'Iris Rollins', 'iris.rollins@yahoo.com');" calcext:value-type="string">
            <text:p>INSERT INTO testedb.customer VALUES(461, 2, 'Iris Rollins', 'iris.rollins@yahoo.com');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rma Jacobson</text:p>
          </table:table-cell>
          <table:table-cell table:formula="of:=LOWER(SUBSTITUTE([.C463];&quot; &quot;;&quot;.&quot;))&amp;&quot;@yahoo.com&quot;" office:value-type="string" office:string-value="irma.jacobson@yahoo.com" calcext:value-type="string">
            <text:p>irma.jacobson@yahoo.com</text:p>
          </table:table-cell>
          <table:table-cell table:formula="of:=&quot;INSERT INTO testedb.customer VALUES(&quot; &amp; [.A463] &amp; &quot;, &quot; &amp; [.B463] &amp; &quot;, '&quot; &amp; [.C463] &amp; &quot;', '&quot; &amp; [.D463] &amp; &quot;');&quot;" office:value-type="string" office:string-value="INSERT INTO testedb.customer VALUES(462, 2, 'Irma Jacobson', 'irma.jacobson@yahoo.com');" calcext:value-type="string">
            <text:p>INSERT INTO testedb.customer VALUES(462, 2, 'Irma Jacobson', 'irma.jacobson@yahoo.com');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saac Leonard</text:p>
          </table:table-cell>
          <table:table-cell table:formula="of:=LOWER(SUBSTITUTE([.C464];&quot; &quot;;&quot;.&quot;))&amp;&quot;@yahoo.com&quot;" office:value-type="string" office:string-value="isaac.leonard@yahoo.com" calcext:value-type="string">
            <text:p>isaac.leonard@yahoo.com</text:p>
          </table:table-cell>
          <table:table-cell table:formula="of:=&quot;INSERT INTO testedb.customer VALUES(&quot; &amp; [.A464] &amp; &quot;, &quot; &amp; [.B464] &amp; &quot;, '&quot; &amp; [.C464] &amp; &quot;', '&quot; &amp; [.D464] &amp; &quot;');&quot;" office:value-type="string" office:string-value="INSERT INTO testedb.customer VALUES(463, 2, 'Isaac Leonard', 'isaac.leonard@yahoo.com');" calcext:value-type="string">
            <text:p>INSERT INTO testedb.customer VALUES(463, 2, 'Isaac Leonard', 'isaac.leonard@yahoo.com');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sadora Foster</text:p>
          </table:table-cell>
          <table:table-cell table:formula="of:=LOWER(SUBSTITUTE([.C465];&quot; &quot;;&quot;.&quot;))&amp;&quot;@yahoo.com&quot;" office:value-type="string" office:string-value="isadora.foster@yahoo.com" calcext:value-type="string">
            <text:p>isadora.foster@yahoo.com</text:p>
          </table:table-cell>
          <table:table-cell table:formula="of:=&quot;INSERT INTO testedb.customer VALUES(&quot; &amp; [.A465] &amp; &quot;, &quot; &amp; [.B465] &amp; &quot;, '&quot; &amp; [.C465] &amp; &quot;', '&quot; &amp; [.D465] &amp; &quot;');&quot;" office:value-type="string" office:string-value="INSERT INTO testedb.customer VALUES(464, 2, 'Isadora Foster', 'isadora.foster@yahoo.com');" calcext:value-type="string">
            <text:p>INSERT INTO testedb.customer VALUES(464, 2, 'Isadora Foster', 'isadora.foster@yahoo.com');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sadora Mcbride</text:p>
          </table:table-cell>
          <table:table-cell table:formula="of:=LOWER(SUBSTITUTE([.C466];&quot; &quot;;&quot;.&quot;))&amp;&quot;@yahoo.com&quot;" office:value-type="string" office:string-value="isadora.mcbride@yahoo.com" calcext:value-type="string">
            <text:p>isadora.mcbride@yahoo.com</text:p>
          </table:table-cell>
          <table:table-cell table:formula="of:=&quot;INSERT INTO testedb.customer VALUES(&quot; &amp; [.A466] &amp; &quot;, &quot; &amp; [.B466] &amp; &quot;, '&quot; &amp; [.C466] &amp; &quot;', '&quot; &amp; [.D466] &amp; &quot;');&quot;" office:value-type="string" office:string-value="INSERT INTO testedb.customer VALUES(465, 2, 'Isadora Mcbride', 'isadora.mcbride@yahoo.com');" calcext:value-type="string">
            <text:p>INSERT INTO testedb.customer VALUES(465, 2, 'Isadora Mcbride', 'isadora.mcbride@yahoo.com');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sadora Powers</text:p>
          </table:table-cell>
          <table:table-cell table:formula="of:=LOWER(SUBSTITUTE([.C467];&quot; &quot;;&quot;.&quot;))&amp;&quot;@yahoo.com&quot;" office:value-type="string" office:string-value="isadora.powers@yahoo.com" calcext:value-type="string">
            <text:p>isadora.powers@yahoo.com</text:p>
          </table:table-cell>
          <table:table-cell table:formula="of:=&quot;INSERT INTO testedb.customer VALUES(&quot; &amp; [.A467] &amp; &quot;, &quot; &amp; [.B467] &amp; &quot;, '&quot; &amp; [.C467] &amp; &quot;', '&quot; &amp; [.D467] &amp; &quot;');&quot;" office:value-type="string" office:string-value="INSERT INTO testedb.customer VALUES(466, 2, 'Isadora Powers', 'isadora.powers@yahoo.com');" calcext:value-type="string">
            <text:p>INSERT INTO testedb.customer VALUES(466, 2, 'Isadora Powers', 'isadora.powers@yahoo.com');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sadora Rogers</text:p>
          </table:table-cell>
          <table:table-cell table:formula="of:=LOWER(SUBSTITUTE([.C468];&quot; &quot;;&quot;.&quot;))&amp;&quot;@yahoo.com&quot;" office:value-type="string" office:string-value="isadora.rogers@yahoo.com" calcext:value-type="string">
            <text:p>isadora.rogers@yahoo.com</text:p>
          </table:table-cell>
          <table:table-cell table:formula="of:=&quot;INSERT INTO testedb.customer VALUES(&quot; &amp; [.A468] &amp; &quot;, &quot; &amp; [.B468] &amp; &quot;, '&quot; &amp; [.C468] &amp; &quot;', '&quot; &amp; [.D468] &amp; &quot;');&quot;" office:value-type="string" office:string-value="INSERT INTO testedb.customer VALUES(467, 2, 'Isadora Rogers', 'isadora.rogers@yahoo.com');" calcext:value-type="string">
            <text:p>INSERT INTO testedb.customer VALUES(467, 2, 'Isadora Rogers', 'isadora.rogers@yahoo.com');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shmael Hines</text:p>
          </table:table-cell>
          <table:table-cell table:formula="of:=LOWER(SUBSTITUTE([.C469];&quot; &quot;;&quot;.&quot;))&amp;&quot;@yahoo.com&quot;" office:value-type="string" office:string-value="ishmael.hines@yahoo.com" calcext:value-type="string">
            <text:p>ishmael.hines@yahoo.com</text:p>
          </table:table-cell>
          <table:table-cell table:formula="of:=&quot;INSERT INTO testedb.customer VALUES(&quot; &amp; [.A469] &amp; &quot;, &quot; &amp; [.B469] &amp; &quot;, '&quot; &amp; [.C469] &amp; &quot;', '&quot; &amp; [.D469] &amp; &quot;');&quot;" office:value-type="string" office:string-value="INSERT INTO testedb.customer VALUES(468, 2, 'Ishmael Hines', 'ishmael.hines@yahoo.com');" calcext:value-type="string">
            <text:p>INSERT INTO testedb.customer VALUES(468, 2, 'Ishmael Hines', 'ishmael.hines@yahoo.com');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van Daugherty</text:p>
          </table:table-cell>
          <table:table-cell table:formula="of:=LOWER(SUBSTITUTE([.C470];&quot; &quot;;&quot;.&quot;))&amp;&quot;@yahoo.com&quot;" office:value-type="string" office:string-value="ivan.daugherty@yahoo.com" calcext:value-type="string">
            <text:p>ivan.daugherty@yahoo.com</text:p>
          </table:table-cell>
          <table:table-cell table:formula="of:=&quot;INSERT INTO testedb.customer VALUES(&quot; &amp; [.A470] &amp; &quot;, &quot; &amp; [.B470] &amp; &quot;, '&quot; &amp; [.C470] &amp; &quot;', '&quot; &amp; [.D470] &amp; &quot;');&quot;" office:value-type="string" office:string-value="INSERT INTO testedb.customer VALUES(469, 2, 'Ivan Daugherty', 'ivan.daugherty@yahoo.com');" calcext:value-type="string">
            <text:p>INSERT INTO testedb.customer VALUES(469, 2, 'Ivan Daugherty', 'ivan.daugherty@yahoo.com');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table:style-name="Default" office:value-type="float" office:value="3" calcext:value-type="float">
            <text:p>3</text:p>
          </table:table-cell>
          <table:table-cell office:value-type="string" calcext:value-type="string">
            <text:p>Ivana Stevenson</text:p>
          </table:table-cell>
          <table:table-cell table:formula="of:=LOWER(SUBSTITUTE([.C471];&quot; &quot;;&quot;.&quot;))&amp;&quot;@yahoo.com&quot;" office:value-type="string" office:string-value="ivana.stevenson@yahoo.com" calcext:value-type="string">
            <text:p>ivana.stevenson@yahoo.com</text:p>
          </table:table-cell>
          <table:table-cell table:formula="of:=&quot;INSERT INTO testedb.customer VALUES(&quot; &amp; [.A471] &amp; &quot;, &quot; &amp; [.B471] &amp; &quot;, '&quot; &amp; [.C471] &amp; &quot;', '&quot; &amp; [.D471] &amp; &quot;');&quot;" office:value-type="string" office:string-value="INSERT INTO testedb.customer VALUES(470, 3, 'Ivana Stevenson', 'ivana.stevenson@yahoo.com');" calcext:value-type="string">
            <text:p>INSERT INTO testedb.customer VALUES(470, 3, 'Ivana Stevenson', 'ivana.stevenson@yahoo.com');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ckson Black</text:p>
          </table:table-cell>
          <table:table-cell table:formula="of:=LOWER(SUBSTITUTE([.C472];&quot; &quot;;&quot;.&quot;))&amp;&quot;@yahoo.com&quot;" office:value-type="string" office:string-value="jackson.black@yahoo.com" calcext:value-type="string">
            <text:p>jackson.black@yahoo.com</text:p>
          </table:table-cell>
          <table:table-cell table:formula="of:=&quot;INSERT INTO testedb.customer VALUES(&quot; &amp; [.A472] &amp; &quot;, &quot; &amp; [.B472] &amp; &quot;, '&quot; &amp; [.C472] &amp; &quot;', '&quot; &amp; [.D472] &amp; &quot;');&quot;" office:value-type="string" office:string-value="INSERT INTO testedb.customer VALUES(471, 2, 'Jackson Black', 'jackson.black@yahoo.com');" calcext:value-type="string">
            <text:p>INSERT INTO testedb.customer VALUES(471, 2, 'Jackson Black', 'jackson.black@yahoo.com');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cqueline Moses</text:p>
          </table:table-cell>
          <table:table-cell table:formula="of:=LOWER(SUBSTITUTE([.C473];&quot; &quot;;&quot;.&quot;))&amp;&quot;@yahoo.com&quot;" office:value-type="string" office:string-value="jacqueline.moses@yahoo.com" calcext:value-type="string">
            <text:p>jacqueline.moses@yahoo.com</text:p>
          </table:table-cell>
          <table:table-cell table:formula="of:=&quot;INSERT INTO testedb.customer VALUES(&quot; &amp; [.A473] &amp; &quot;, &quot; &amp; [.B473] &amp; &quot;, '&quot; &amp; [.C473] &amp; &quot;', '&quot; &amp; [.D473] &amp; &quot;');&quot;" office:value-type="string" office:string-value="INSERT INTO testedb.customer VALUES(472, 2, 'Jacqueline Moses', 'jacqueline.moses@yahoo.com');" calcext:value-type="string">
            <text:p>INSERT INTO testedb.customer VALUES(472, 2, 'Jacqueline Moses', 'jacqueline.moses@yahoo.com');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da Villarreal</text:p>
          </table:table-cell>
          <table:table-cell table:formula="of:=LOWER(SUBSTITUTE([.C474];&quot; &quot;;&quot;.&quot;))&amp;&quot;@yahoo.com&quot;" office:value-type="string" office:string-value="jada.villarreal@yahoo.com" calcext:value-type="string">
            <text:p>jada.villarreal@yahoo.com</text:p>
          </table:table-cell>
          <table:table-cell table:formula="of:=&quot;INSERT INTO testedb.customer VALUES(&quot; &amp; [.A474] &amp; &quot;, &quot; &amp; [.B474] &amp; &quot;, '&quot; &amp; [.C474] &amp; &quot;', '&quot; &amp; [.D474] &amp; &quot;');&quot;" office:value-type="string" office:string-value="INSERT INTO testedb.customer VALUES(473, 2, 'Jada Villarreal', 'jada.villarreal@yahoo.com');" calcext:value-type="string">
            <text:p>INSERT INTO testedb.customer VALUES(473, 2, 'Jada Villarreal', 'jada.villarreal@yahoo.com');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de Malone</text:p>
          </table:table-cell>
          <table:table-cell table:formula="of:=LOWER(SUBSTITUTE([.C475];&quot; &quot;;&quot;.&quot;))&amp;&quot;@yahoo.com&quot;" office:value-type="string" office:string-value="jade.malone@yahoo.com" calcext:value-type="string">
            <text:p>jade.malone@yahoo.com</text:p>
          </table:table-cell>
          <table:table-cell table:formula="of:=&quot;INSERT INTO testedb.customer VALUES(&quot; &amp; [.A475] &amp; &quot;, &quot; &amp; [.B475] &amp; &quot;, '&quot; &amp; [.C475] &amp; &quot;', '&quot; &amp; [.D475] &amp; &quot;');&quot;" office:value-type="string" office:string-value="INSERT INTO testedb.customer VALUES(474, 2, 'Jade Malone', 'jade.malone@yahoo.com');" calcext:value-type="string">
            <text:p>INSERT INTO testedb.customer VALUES(474, 2, 'Jade Malone', 'jade.malone@yahoo.com');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de Preston</text:p>
          </table:table-cell>
          <table:table-cell table:formula="of:=LOWER(SUBSTITUTE([.C476];&quot; &quot;;&quot;.&quot;))&amp;&quot;@yahoo.com&quot;" office:value-type="string" office:string-value="jade.preston@yahoo.com" calcext:value-type="string">
            <text:p>jade.preston@yahoo.com</text:p>
          </table:table-cell>
          <table:table-cell table:formula="of:=&quot;INSERT INTO testedb.customer VALUES(&quot; &amp; [.A476] &amp; &quot;, &quot; &amp; [.B476] &amp; &quot;, '&quot; &amp; [.C476] &amp; &quot;', '&quot; &amp; [.D476] &amp; &quot;');&quot;" office:value-type="string" office:string-value="INSERT INTO testedb.customer VALUES(475, 2, 'Jade Preston', 'jade.preston@yahoo.com');" calcext:value-type="string">
            <text:p>INSERT INTO testedb.customer VALUES(475, 2, 'Jade Preston', 'jade.preston@yahoo.com');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el Mcleod</text:p>
          </table:table-cell>
          <table:table-cell table:formula="of:=LOWER(SUBSTITUTE([.C477];&quot; &quot;;&quot;.&quot;))&amp;&quot;@yahoo.com&quot;" office:value-type="string" office:string-value="jael.mcleod@yahoo.com" calcext:value-type="string">
            <text:p>jael.mcleod@yahoo.com</text:p>
          </table:table-cell>
          <table:table-cell table:formula="of:=&quot;INSERT INTO testedb.customer VALUES(&quot; &amp; [.A477] &amp; &quot;, &quot; &amp; [.B477] &amp; &quot;, '&quot; &amp; [.C477] &amp; &quot;', '&quot; &amp; [.D477] &amp; &quot;');&quot;" office:value-type="string" office:string-value="INSERT INTO testedb.customer VALUES(476, 2, 'Jael Mcleod', 'jael.mcleod@yahoo.com');" calcext:value-type="string">
            <text:p>INSERT INTO testedb.customer VALUES(476, 2, 'Jael Mcleod', 'jael.mcleod@yahoo.com');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malia Davenport</text:p>
          </table:table-cell>
          <table:table-cell table:formula="of:=LOWER(SUBSTITUTE([.C478];&quot; &quot;;&quot;.&quot;))&amp;&quot;@yahoo.com&quot;" office:value-type="string" office:string-value="jamalia.davenport@yahoo.com" calcext:value-type="string">
            <text:p>jamalia.davenport@yahoo.com</text:p>
          </table:table-cell>
          <table:table-cell table:formula="of:=&quot;INSERT INTO testedb.customer VALUES(&quot; &amp; [.A478] &amp; &quot;, &quot; &amp; [.B478] &amp; &quot;, '&quot; &amp; [.C478] &amp; &quot;', '&quot; &amp; [.D478] &amp; &quot;');&quot;" office:value-type="string" office:string-value="INSERT INTO testedb.customer VALUES(477, 2, 'Jamalia Davenport', 'jamalia.davenport@yahoo.com');" calcext:value-type="string">
            <text:p>INSERT INTO testedb.customer VALUES(477, 2, 'Jamalia Davenport', 'jamalia.davenport@yahoo.com');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malia Garrison</text:p>
          </table:table-cell>
          <table:table-cell table:formula="of:=LOWER(SUBSTITUTE([.C479];&quot; &quot;;&quot;.&quot;))&amp;&quot;@yahoo.com&quot;" office:value-type="string" office:string-value="jamalia.garrison@yahoo.com" calcext:value-type="string">
            <text:p>jamalia.garrison@yahoo.com</text:p>
          </table:table-cell>
          <table:table-cell table:formula="of:=&quot;INSERT INTO testedb.customer VALUES(&quot; &amp; [.A479] &amp; &quot;, &quot; &amp; [.B479] &amp; &quot;, '&quot; &amp; [.C479] &amp; &quot;', '&quot; &amp; [.D479] &amp; &quot;');&quot;" office:value-type="string" office:string-value="INSERT INTO testedb.customer VALUES(478, 2, 'Jamalia Garrison', 'jamalia.garrison@yahoo.com');" calcext:value-type="string">
            <text:p>INSERT INTO testedb.customer VALUES(478, 2, 'Jamalia Garrison', 'jamalia.garrison@yahoo.com');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mes Petty</text:p>
          </table:table-cell>
          <table:table-cell table:formula="of:=LOWER(SUBSTITUTE([.C480];&quot; &quot;;&quot;.&quot;))&amp;&quot;@yahoo.com&quot;" office:value-type="string" office:string-value="james.petty@yahoo.com" calcext:value-type="string">
            <text:p>james.petty@yahoo.com</text:p>
          </table:table-cell>
          <table:table-cell table:formula="of:=&quot;INSERT INTO testedb.customer VALUES(&quot; &amp; [.A480] &amp; &quot;, &quot; &amp; [.B480] &amp; &quot;, '&quot; &amp; [.C480] &amp; &quot;', '&quot; &amp; [.D480] &amp; &quot;');&quot;" office:value-type="string" office:string-value="INSERT INTO testedb.customer VALUES(479, 2, 'James Petty', 'james.petty@yahoo.com');" calcext:value-type="string">
            <text:p>INSERT INTO testedb.customer VALUES(479, 2, 'James Petty', 'james.petty@yahoo.com');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rrod Pace</text:p>
          </table:table-cell>
          <table:table-cell table:formula="of:=LOWER(SUBSTITUTE([.C481];&quot; &quot;;&quot;.&quot;))&amp;&quot;@yahoo.com&quot;" office:value-type="string" office:string-value="jarrod.pace@yahoo.com" calcext:value-type="string">
            <text:p>jarrod.pace@yahoo.com</text:p>
          </table:table-cell>
          <table:table-cell table:formula="of:=&quot;INSERT INTO testedb.customer VALUES(&quot; &amp; [.A481] &amp; &quot;, &quot; &amp; [.B481] &amp; &quot;, '&quot; &amp; [.C481] &amp; &quot;', '&quot; &amp; [.D481] &amp; &quot;');&quot;" office:value-type="string" office:string-value="INSERT INTO testedb.customer VALUES(480, 2, 'Jarrod Pace', 'jarrod.pace@yahoo.com');" calcext:value-type="string">
            <text:p>INSERT INTO testedb.customer VALUES(480, 2, 'Jarrod Pace', 'jarrod.pace@yahoo.com');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smine Poole</text:p>
          </table:table-cell>
          <table:table-cell table:formula="of:=LOWER(SUBSTITUTE([.C482];&quot; &quot;;&quot;.&quot;))&amp;&quot;@yahoo.com&quot;" office:value-type="string" office:string-value="jasmine.poole@yahoo.com" calcext:value-type="string">
            <text:p>jasmine.poole@yahoo.com</text:p>
          </table:table-cell>
          <table:table-cell table:formula="of:=&quot;INSERT INTO testedb.customer VALUES(&quot; &amp; [.A482] &amp; &quot;, &quot; &amp; [.B482] &amp; &quot;, '&quot; &amp; [.C482] &amp; &quot;', '&quot; &amp; [.D482] &amp; &quot;');&quot;" office:value-type="string" office:string-value="INSERT INTO testedb.customer VALUES(481, 2, 'Jasmine Poole', 'jasmine.poole@yahoo.com');" calcext:value-type="string">
            <text:p>INSERT INTO testedb.customer VALUES(481, 2, 'Jasmine Poole', 'jasmine.poole@yahoo.com');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son Benton</text:p>
          </table:table-cell>
          <table:table-cell table:formula="of:=LOWER(SUBSTITUTE([.C483];&quot; &quot;;&quot;.&quot;))&amp;&quot;@yahoo.com&quot;" office:value-type="string" office:string-value="jason.benton@yahoo.com" calcext:value-type="string">
            <text:p>jason.benton@yahoo.com</text:p>
          </table:table-cell>
          <table:table-cell table:formula="of:=&quot;INSERT INTO testedb.customer VALUES(&quot; &amp; [.A483] &amp; &quot;, &quot; &amp; [.B483] &amp; &quot;, '&quot; &amp; [.C483] &amp; &quot;', '&quot; &amp; [.D483] &amp; &quot;');&quot;" office:value-type="string" office:string-value="INSERT INTO testedb.customer VALUES(482, 2, 'Jason Benton', 'jason.benton@yahoo.com');" calcext:value-type="string">
            <text:p>INSERT INTO testedb.customer VALUES(482, 2, 'Jason Benton', 'jason.benton@yahoo.com');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son Franco</text:p>
          </table:table-cell>
          <table:table-cell table:formula="of:=LOWER(SUBSTITUTE([.C484];&quot; &quot;;&quot;.&quot;))&amp;&quot;@yahoo.com&quot;" office:value-type="string" office:string-value="jason.franco@yahoo.com" calcext:value-type="string">
            <text:p>jason.franco@yahoo.com</text:p>
          </table:table-cell>
          <table:table-cell table:formula="of:=&quot;INSERT INTO testedb.customer VALUES(&quot; &amp; [.A484] &amp; &quot;, &quot; &amp; [.B484] &amp; &quot;, '&quot; &amp; [.C484] &amp; &quot;', '&quot; &amp; [.D484] &amp; &quot;');&quot;" office:value-type="string" office:string-value="INSERT INTO testedb.customer VALUES(483, 2, 'Jason Franco', 'jason.franco@yahoo.com');" calcext:value-type="string">
            <text:p>INSERT INTO testedb.customer VALUES(483, 2, 'Jason Franco', 'jason.franco@yahoo.com');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son Harris</text:p>
          </table:table-cell>
          <table:table-cell table:formula="of:=LOWER(SUBSTITUTE([.C485];&quot; &quot;;&quot;.&quot;))&amp;&quot;@yahoo.com&quot;" office:value-type="string" office:string-value="jason.harris@yahoo.com" calcext:value-type="string">
            <text:p>jason.harris@yahoo.com</text:p>
          </table:table-cell>
          <table:table-cell table:formula="of:=&quot;INSERT INTO testedb.customer VALUES(&quot; &amp; [.A485] &amp; &quot;, &quot; &amp; [.B485] &amp; &quot;, '&quot; &amp; [.C485] &amp; &quot;', '&quot; &amp; [.D485] &amp; &quot;');&quot;" office:value-type="string" office:string-value="INSERT INTO testedb.customer VALUES(484, 2, 'Jason Harris', 'jason.harris@yahoo.com');" calcext:value-type="string">
            <text:p>INSERT INTO testedb.customer VALUES(484, 2, 'Jason Harris', 'jason.harris@yahoo.com');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son Pierce</text:p>
          </table:table-cell>
          <table:table-cell table:formula="of:=LOWER(SUBSTITUTE([.C486];&quot; &quot;;&quot;.&quot;))&amp;&quot;@yahoo.com&quot;" office:value-type="string" office:string-value="jason.pierce@yahoo.com" calcext:value-type="string">
            <text:p>jason.pierce@yahoo.com</text:p>
          </table:table-cell>
          <table:table-cell table:formula="of:=&quot;INSERT INTO testedb.customer VALUES(&quot; &amp; [.A486] &amp; &quot;, &quot; &amp; [.B486] &amp; &quot;, '&quot; &amp; [.C486] &amp; &quot;', '&quot; &amp; [.D486] &amp; &quot;');&quot;" office:value-type="string" office:string-value="INSERT INTO testedb.customer VALUES(485, 2, 'Jason Pierce', 'jason.pierce@yahoo.com');" calcext:value-type="string">
            <text:p>INSERT INTO testedb.customer VALUES(485, 2, 'Jason Pierce', 'jason.pierce@yahoo.com');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son Rice</text:p>
          </table:table-cell>
          <table:table-cell table:formula="of:=LOWER(SUBSTITUTE([.C487];&quot; &quot;;&quot;.&quot;))&amp;&quot;@yahoo.com&quot;" office:value-type="string" office:string-value="jason.rice@yahoo.com" calcext:value-type="string">
            <text:p>jason.rice@yahoo.com</text:p>
          </table:table-cell>
          <table:table-cell table:formula="of:=&quot;INSERT INTO testedb.customer VALUES(&quot; &amp; [.A487] &amp; &quot;, &quot; &amp; [.B487] &amp; &quot;, '&quot; &amp; [.C487] &amp; &quot;', '&quot; &amp; [.D487] &amp; &quot;');&quot;" office:value-type="string" office:string-value="INSERT INTO testedb.customer VALUES(486, 2, 'Jason Rice', 'jason.rice@yahoo.com');" calcext:value-type="string">
            <text:p>INSERT INTO testedb.customer VALUES(486, 2, 'Jason Rice', 'jason.rice@yahoo.com');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eanette Phillips</text:p>
          </table:table-cell>
          <table:table-cell table:formula="of:=LOWER(SUBSTITUTE([.C488];&quot; &quot;;&quot;.&quot;))&amp;&quot;@yahoo.com&quot;" office:value-type="string" office:string-value="jeanette.phillips@yahoo.com" calcext:value-type="string">
            <text:p>jeanette.phillips@yahoo.com</text:p>
          </table:table-cell>
          <table:table-cell table:formula="of:=&quot;INSERT INTO testedb.customer VALUES(&quot; &amp; [.A488] &amp; &quot;, &quot; &amp; [.B488] &amp; &quot;, '&quot; &amp; [.C488] &amp; &quot;', '&quot; &amp; [.D488] &amp; &quot;');&quot;" office:value-type="string" office:string-value="INSERT INTO testedb.customer VALUES(487, 2, 'Jeanette Phillips', 'jeanette.phillips@yahoo.com');" calcext:value-type="string">
            <text:p>INSERT INTO testedb.customer VALUES(487, 2, 'Jeanette Phillips', 'jeanette.phillips@yahoo.com');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elani Dillon</text:p>
          </table:table-cell>
          <table:table-cell table:formula="of:=LOWER(SUBSTITUTE([.C489];&quot; &quot;;&quot;.&quot;))&amp;&quot;@yahoo.com&quot;" office:value-type="string" office:string-value="jelani.dillon@yahoo.com" calcext:value-type="string">
            <text:p>jelani.dillon@yahoo.com</text:p>
          </table:table-cell>
          <table:table-cell table:formula="of:=&quot;INSERT INTO testedb.customer VALUES(&quot; &amp; [.A489] &amp; &quot;, &quot; &amp; [.B489] &amp; &quot;, '&quot; &amp; [.C489] &amp; &quot;', '&quot; &amp; [.D489] &amp; &quot;');&quot;" office:value-type="string" office:string-value="INSERT INTO testedb.customer VALUES(488, 2, 'Jelani Dillon', 'jelani.dillon@yahoo.com');" calcext:value-type="string">
            <text:p>INSERT INTO testedb.customer VALUES(488, 2, 'Jelani Dillon', 'jelani.dillon@yahoo.com');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elani Gallegos</text:p>
          </table:table-cell>
          <table:table-cell table:formula="of:=LOWER(SUBSTITUTE([.C490];&quot; &quot;;&quot;.&quot;))&amp;&quot;@yahoo.com&quot;" office:value-type="string" office:string-value="jelani.gallegos@yahoo.com" calcext:value-type="string">
            <text:p>jelani.gallegos@yahoo.com</text:p>
          </table:table-cell>
          <table:table-cell table:formula="of:=&quot;INSERT INTO testedb.customer VALUES(&quot; &amp; [.A490] &amp; &quot;, &quot; &amp; [.B490] &amp; &quot;, '&quot; &amp; [.C490] &amp; &quot;', '&quot; &amp; [.D490] &amp; &quot;');&quot;" office:value-type="string" office:string-value="INSERT INTO testedb.customer VALUES(489, 2, 'Jelani Gallegos', 'jelani.gallegos@yahoo.com');" calcext:value-type="string">
            <text:p>INSERT INTO testedb.customer VALUES(489, 2, 'Jelani Gallegos', 'jelani.gallegos@yahoo.com');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elani Weiss</text:p>
          </table:table-cell>
          <table:table-cell table:formula="of:=LOWER(SUBSTITUTE([.C491];&quot; &quot;;&quot;.&quot;))&amp;&quot;@yahoo.com&quot;" office:value-type="string" office:string-value="jelani.weiss@yahoo.com" calcext:value-type="string">
            <text:p>jelani.weiss@yahoo.com</text:p>
          </table:table-cell>
          <table:table-cell table:formula="of:=&quot;INSERT INTO testedb.customer VALUES(&quot; &amp; [.A491] &amp; &quot;, &quot; &amp; [.B491] &amp; &quot;, '&quot; &amp; [.C491] &amp; &quot;', '&quot; &amp; [.D491] &amp; &quot;');&quot;" office:value-type="string" office:string-value="INSERT INTO testedb.customer VALUES(490, 2, 'Jelani Weiss', 'jelani.weiss@yahoo.com');" calcext:value-type="string">
            <text:p>INSERT INTO testedb.customer VALUES(490, 2, 'Jelani Weiss', 'jelani.weiss@yahoo.com');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emima Douglas</text:p>
          </table:table-cell>
          <table:table-cell table:formula="of:=LOWER(SUBSTITUTE([.C492];&quot; &quot;;&quot;.&quot;))&amp;&quot;@yahoo.com&quot;" office:value-type="string" office:string-value="jemima.douglas@yahoo.com" calcext:value-type="string">
            <text:p>jemima.douglas@yahoo.com</text:p>
          </table:table-cell>
          <table:table-cell table:formula="of:=&quot;INSERT INTO testedb.customer VALUES(&quot; &amp; [.A492] &amp; &quot;, &quot; &amp; [.B492] &amp; &quot;, '&quot; &amp; [.C492] &amp; &quot;', '&quot; &amp; [.D492] &amp; &quot;');&quot;" office:value-type="string" office:string-value="INSERT INTO testedb.customer VALUES(491, 2, 'Jemima Douglas', 'jemima.douglas@yahoo.com');" calcext:value-type="string">
            <text:p>INSERT INTO testedb.customer VALUES(491, 2, 'Jemima Douglas', 'jemima.douglas@yahoo.com');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enette Carver</text:p>
          </table:table-cell>
          <table:table-cell table:formula="of:=LOWER(SUBSTITUTE([.C493];&quot; &quot;;&quot;.&quot;))&amp;&quot;@yahoo.com&quot;" office:value-type="string" office:string-value="jenette.carver@yahoo.com" calcext:value-type="string">
            <text:p>jenette.carver@yahoo.com</text:p>
          </table:table-cell>
          <table:table-cell table:formula="of:=&quot;INSERT INTO testedb.customer VALUES(&quot; &amp; [.A493] &amp; &quot;, &quot; &amp; [.B493] &amp; &quot;, '&quot; &amp; [.C493] &amp; &quot;', '&quot; &amp; [.D493] &amp; &quot;');&quot;" office:value-type="string" office:string-value="INSERT INTO testedb.customer VALUES(492, 2, 'Jenette Carver', 'jenette.carver@yahoo.com');" calcext:value-type="string">
            <text:p>INSERT INTO testedb.customer VALUES(492, 2, 'Jenette Carver', 'jenette.carver@yahoo.com');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eremy Potts</text:p>
          </table:table-cell>
          <table:table-cell table:formula="of:=LOWER(SUBSTITUTE([.C494];&quot; &quot;;&quot;.&quot;))&amp;&quot;@yahoo.com&quot;" office:value-type="string" office:string-value="jeremy.potts@yahoo.com" calcext:value-type="string">
            <text:p>jeremy.potts@yahoo.com</text:p>
          </table:table-cell>
          <table:table-cell table:formula="of:=&quot;INSERT INTO testedb.customer VALUES(&quot; &amp; [.A494] &amp; &quot;, &quot; &amp; [.B494] &amp; &quot;, '&quot; &amp; [.C494] &amp; &quot;', '&quot; &amp; [.D494] &amp; &quot;');&quot;" office:value-type="string" office:string-value="INSERT INTO testedb.customer VALUES(493, 2, 'Jeremy Potts', 'jeremy.potts@yahoo.com');" calcext:value-type="string">
            <text:p>INSERT INTO testedb.customer VALUES(493, 2, 'Jeremy Potts', 'jeremy.potts@yahoo.com');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ermaine Tanner</text:p>
          </table:table-cell>
          <table:table-cell table:formula="of:=LOWER(SUBSTITUTE([.C495];&quot; &quot;;&quot;.&quot;))&amp;&quot;@yahoo.com&quot;" office:value-type="string" office:string-value="jermaine.tanner@yahoo.com" calcext:value-type="string">
            <text:p>jermaine.tanner@yahoo.com</text:p>
          </table:table-cell>
          <table:table-cell table:formula="of:=&quot;INSERT INTO testedb.customer VALUES(&quot; &amp; [.A495] &amp; &quot;, &quot; &amp; [.B495] &amp; &quot;, '&quot; &amp; [.C495] &amp; &quot;', '&quot; &amp; [.D495] &amp; &quot;');&quot;" office:value-type="string" office:string-value="INSERT INTO testedb.customer VALUES(494, 2, 'Jermaine Tanner', 'jermaine.tanner@yahoo.com');" calcext:value-type="string">
            <text:p>INSERT INTO testedb.customer VALUES(494, 2, 'Jermaine Tanner', 'jermaine.tanner@yahoo.com');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erry Flores</text:p>
          </table:table-cell>
          <table:table-cell table:formula="of:=LOWER(SUBSTITUTE([.C496];&quot; &quot;;&quot;.&quot;))&amp;&quot;@yahoo.com&quot;" office:value-type="string" office:string-value="jerry.flores@yahoo.com" calcext:value-type="string">
            <text:p>jerry.flores@yahoo.com</text:p>
          </table:table-cell>
          <table:table-cell table:formula="of:=&quot;INSERT INTO testedb.customer VALUES(&quot; &amp; [.A496] &amp; &quot;, &quot; &amp; [.B496] &amp; &quot;, '&quot; &amp; [.C496] &amp; &quot;', '&quot; &amp; [.D496] &amp; &quot;');&quot;" office:value-type="string" office:string-value="INSERT INTO testedb.customer VALUES(495, 2, 'Jerry Flores', 'jerry.flores@yahoo.com');" calcext:value-type="string">
            <text:p>INSERT INTO testedb.customer VALUES(495, 2, 'Jerry Flores', 'jerry.flores@yahoo.com');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erry Medina</text:p>
          </table:table-cell>
          <table:table-cell table:formula="of:=LOWER(SUBSTITUTE([.C497];&quot; &quot;;&quot;.&quot;))&amp;&quot;@yahoo.com&quot;" office:value-type="string" office:string-value="jerry.medina@yahoo.com" calcext:value-type="string">
            <text:p>jerry.medina@yahoo.com</text:p>
          </table:table-cell>
          <table:table-cell table:formula="of:=&quot;INSERT INTO testedb.customer VALUES(&quot; &amp; [.A497] &amp; &quot;, &quot; &amp; [.B497] &amp; &quot;, '&quot; &amp; [.C497] &amp; &quot;', '&quot; &amp; [.D497] &amp; &quot;');&quot;" office:value-type="string" office:string-value="INSERT INTO testedb.customer VALUES(496, 2, 'Jerry Medina', 'jerry.medina@yahoo.com');" calcext:value-type="string">
            <text:p>INSERT INTO testedb.customer VALUES(496, 2, 'Jerry Medina', 'jerry.medina@yahoo.com');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escie Schultz</text:p>
          </table:table-cell>
          <table:table-cell table:formula="of:=LOWER(SUBSTITUTE([.C498];&quot; &quot;;&quot;.&quot;))&amp;&quot;@yahoo.com&quot;" office:value-type="string" office:string-value="jescie.schultz@yahoo.com" calcext:value-type="string">
            <text:p>jescie.schultz@yahoo.com</text:p>
          </table:table-cell>
          <table:table-cell table:formula="of:=&quot;INSERT INTO testedb.customer VALUES(&quot; &amp; [.A498] &amp; &quot;, &quot; &amp; [.B498] &amp; &quot;, '&quot; &amp; [.C498] &amp; &quot;', '&quot; &amp; [.D498] &amp; &quot;');&quot;" office:value-type="string" office:string-value="INSERT INTO testedb.customer VALUES(497, 2, 'Jescie Schultz', 'jescie.schultz@yahoo.com');" calcext:value-type="string">
            <text:p>INSERT INTO testedb.customer VALUES(497, 2, 'Jescie Schultz', 'jescie.schultz@yahoo.com');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essamine Stein</text:p>
          </table:table-cell>
          <table:table-cell table:formula="of:=LOWER(SUBSTITUTE([.C499];&quot; &quot;;&quot;.&quot;))&amp;&quot;@yahoo.com&quot;" office:value-type="string" office:string-value="jessamine.stein@yahoo.com" calcext:value-type="string">
            <text:p>jessamine.stein@yahoo.com</text:p>
          </table:table-cell>
          <table:table-cell table:formula="of:=&quot;INSERT INTO testedb.customer VALUES(&quot; &amp; [.A499] &amp; &quot;, &quot; &amp; [.B499] &amp; &quot;, '&quot; &amp; [.C499] &amp; &quot;', '&quot; &amp; [.D499] &amp; &quot;');&quot;" office:value-type="string" office:string-value="INSERT INTO testedb.customer VALUES(498, 2, 'Jessamine Stein', 'jessamine.stein@yahoo.com');" calcext:value-type="string">
            <text:p>INSERT INTO testedb.customer VALUES(498, 2, 'Jessamine Stein', 'jessamine.stein@yahoo.com');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illian Cortez</text:p>
          </table:table-cell>
          <table:table-cell table:formula="of:=LOWER(SUBSTITUTE([.C500];&quot; &quot;;&quot;.&quot;))&amp;&quot;@yahoo.com&quot;" office:value-type="string" office:string-value="jillian.cortez@yahoo.com" calcext:value-type="string">
            <text:p>jillian.cortez@yahoo.com</text:p>
          </table:table-cell>
          <table:table-cell table:formula="of:=&quot;INSERT INTO testedb.customer VALUES(&quot; &amp; [.A500] &amp; &quot;, &quot; &amp; [.B500] &amp; &quot;, '&quot; &amp; [.C500] &amp; &quot;', '&quot; &amp; [.D500] &amp; &quot;');&quot;" office:value-type="string" office:string-value="INSERT INTO testedb.customer VALUES(499, 2, 'Jillian Cortez', 'jillian.cortez@yahoo.com');" calcext:value-type="string">
            <text:p>INSERT INTO testedb.customer VALUES(499, 2, 'Jillian Cortez', 'jillian.cortez@yahoo.com');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Jillian Key</text:p>
          </table:table-cell>
          <table:table-cell table:formula="of:=LOWER(SUBSTITUTE([.C501];&quot; &quot;;&quot;.&quot;))&amp;&quot;@yahoo.com&quot;" office:value-type="string" office:string-value="jillian.key@yahoo.com" calcext:value-type="string">
            <text:p>jillian.key@yahoo.com</text:p>
          </table:table-cell>
          <table:table-cell table:formula="of:=&quot;INSERT INTO testedb.customer VALUES(&quot; &amp; [.A501] &amp; &quot;, &quot; &amp; [.B501] &amp; &quot;, '&quot; &amp; [.C501] &amp; &quot;', '&quot; &amp; [.D501] &amp; &quot;');&quot;" office:value-type="string" office:string-value="INSERT INTO testedb.customer VALUES(500, 1, 'Jillian Key', 'jillian.key@yahoo.com');" calcext:value-type="string">
            <text:p>INSERT INTO testedb.customer VALUES(500, 1, 'Jillian Key', 'jillian.key@yahoo.com');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table:style-name="Default" office:value-type="float" office:value="3" calcext:value-type="float">
            <text:p>3</text:p>
          </table:table-cell>
          <table:table-cell office:value-type="string" calcext:value-type="string">
            <text:p>Joel Witt</text:p>
          </table:table-cell>
          <table:table-cell table:formula="of:=LOWER(SUBSTITUTE([.C502];&quot; &quot;;&quot;.&quot;))&amp;&quot;@yahoo.com&quot;" office:value-type="string" office:string-value="joel.witt@yahoo.com" calcext:value-type="string">
            <text:p>joel.witt@yahoo.com</text:p>
          </table:table-cell>
          <table:table-cell table:formula="of:=&quot;INSERT INTO testedb.customer VALUES(&quot; &amp; [.A502] &amp; &quot;, &quot; &amp; [.B502] &amp; &quot;, '&quot; &amp; [.C502] &amp; &quot;', '&quot; &amp; [.D502] &amp; &quot;');&quot;" office:value-type="string" office:string-value="INSERT INTO testedb.customer VALUES(501, 3, 'Joel Witt', 'joel.witt@yahoo.com');" calcext:value-type="string">
            <text:p>INSERT INTO testedb.customer VALUES(501, 3, 'Joel Witt', 'joel.witt@yahoo.com');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oelle Hoover</text:p>
          </table:table-cell>
          <table:table-cell table:formula="of:=LOWER(SUBSTITUTE([.C503];&quot; &quot;;&quot;.&quot;))&amp;&quot;@yahoo.com&quot;" office:value-type="string" office:string-value="joelle.hoover@yahoo.com" calcext:value-type="string">
            <text:p>joelle.hoover@yahoo.com</text:p>
          </table:table-cell>
          <table:table-cell table:formula="of:=&quot;INSERT INTO testedb.customer VALUES(&quot; &amp; [.A503] &amp; &quot;, &quot; &amp; [.B503] &amp; &quot;, '&quot; &amp; [.C503] &amp; &quot;', '&quot; &amp; [.D503] &amp; &quot;');&quot;" office:value-type="string" office:string-value="INSERT INTO testedb.customer VALUES(502, 2, 'Joelle Hoover', 'joelle.hoover@yahoo.com');" calcext:value-type="string">
            <text:p>INSERT INTO testedb.customer VALUES(502, 2, 'Joelle Hoover', 'joelle.hoover@yahoo.com');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olene Ayala</text:p>
          </table:table-cell>
          <table:table-cell table:formula="of:=LOWER(SUBSTITUTE([.C504];&quot; &quot;;&quot;.&quot;))&amp;&quot;@yahoo.com&quot;" office:value-type="string" office:string-value="jolene.ayala@yahoo.com" calcext:value-type="string">
            <text:p>jolene.ayala@yahoo.com</text:p>
          </table:table-cell>
          <table:table-cell table:formula="of:=&quot;INSERT INTO testedb.customer VALUES(&quot; &amp; [.A504] &amp; &quot;, &quot; &amp; [.B504] &amp; &quot;, '&quot; &amp; [.C504] &amp; &quot;', '&quot; &amp; [.D504] &amp; &quot;');&quot;" office:value-type="string" office:string-value="INSERT INTO testedb.customer VALUES(503, 2, 'Jolene Ayala', 'jolene.ayala@yahoo.com');" calcext:value-type="string">
            <text:p>INSERT INTO testedb.customer VALUES(503, 2, 'Jolene Ayala', 'jolene.ayala@yahoo.com');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olene Pearson</text:p>
          </table:table-cell>
          <table:table-cell table:formula="of:=LOWER(SUBSTITUTE([.C505];&quot; &quot;;&quot;.&quot;))&amp;&quot;@yahoo.com&quot;" office:value-type="string" office:string-value="jolene.pearson@yahoo.com" calcext:value-type="string">
            <text:p>jolene.pearson@yahoo.com</text:p>
          </table:table-cell>
          <table:table-cell table:formula="of:=&quot;INSERT INTO testedb.customer VALUES(&quot; &amp; [.A505] &amp; &quot;, &quot; &amp; [.B505] &amp; &quot;, '&quot; &amp; [.C505] &amp; &quot;', '&quot; &amp; [.D505] &amp; &quot;');&quot;" office:value-type="string" office:string-value="INSERT INTO testedb.customer VALUES(504, 2, 'Jolene Pearson', 'jolene.pearson@yahoo.com');" calcext:value-type="string">
            <text:p>INSERT INTO testedb.customer VALUES(504, 2, 'Jolene Pearson', 'jolene.pearson@yahoo.com');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onah Huber</text:p>
          </table:table-cell>
          <table:table-cell table:formula="of:=LOWER(SUBSTITUTE([.C506];&quot; &quot;;&quot;.&quot;))&amp;&quot;@yahoo.com&quot;" office:value-type="string" office:string-value="jonah.huber@yahoo.com" calcext:value-type="string">
            <text:p>jonah.huber@yahoo.com</text:p>
          </table:table-cell>
          <table:table-cell table:formula="of:=&quot;INSERT INTO testedb.customer VALUES(&quot; &amp; [.A506] &amp; &quot;, &quot; &amp; [.B506] &amp; &quot;, '&quot; &amp; [.C506] &amp; &quot;', '&quot; &amp; [.D506] &amp; &quot;');&quot;" office:value-type="string" office:string-value="INSERT INTO testedb.customer VALUES(505, 2, 'Jonah Huber', 'jonah.huber@yahoo.com');" calcext:value-type="string">
            <text:p>INSERT INTO testedb.customer VALUES(505, 2, 'Jonah Huber', 'jonah.huber@yahoo.com');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onas Berry</text:p>
          </table:table-cell>
          <table:table-cell table:formula="of:=LOWER(SUBSTITUTE([.C507];&quot; &quot;;&quot;.&quot;))&amp;&quot;@yahoo.com&quot;" office:value-type="string" office:string-value="jonas.berry@yahoo.com" calcext:value-type="string">
            <text:p>jonas.berry@yahoo.com</text:p>
          </table:table-cell>
          <table:table-cell table:formula="of:=&quot;INSERT INTO testedb.customer VALUES(&quot; &amp; [.A507] &amp; &quot;, &quot; &amp; [.B507] &amp; &quot;, '&quot; &amp; [.C507] &amp; &quot;', '&quot; &amp; [.D507] &amp; &quot;');&quot;" office:value-type="string" office:string-value="INSERT INTO testedb.customer VALUES(506, 2, 'Jonas Berry', 'jonas.berry@yahoo.com');" calcext:value-type="string">
            <text:p>INSERT INTO testedb.customer VALUES(506, 2, 'Jonas Berry', 'jonas.berry@yahoo.com');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onas May</text:p>
          </table:table-cell>
          <table:table-cell table:formula="of:=LOWER(SUBSTITUTE([.C508];&quot; &quot;;&quot;.&quot;))&amp;&quot;@yahoo.com&quot;" office:value-type="string" office:string-value="jonas.may@yahoo.com" calcext:value-type="string">
            <text:p>jonas.may@yahoo.com</text:p>
          </table:table-cell>
          <table:table-cell table:formula="of:=&quot;INSERT INTO testedb.customer VALUES(&quot; &amp; [.A508] &amp; &quot;, &quot; &amp; [.B508] &amp; &quot;, '&quot; &amp; [.C508] &amp; &quot;', '&quot; &amp; [.D508] &amp; &quot;');&quot;" office:value-type="string" office:string-value="INSERT INTO testedb.customer VALUES(507, 2, 'Jonas May', 'jonas.may@yahoo.com');" calcext:value-type="string">
            <text:p>INSERT INTO testedb.customer VALUES(507, 2, 'Jonas May', 'jonas.may@yahoo.com');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onas Raymond</text:p>
          </table:table-cell>
          <table:table-cell table:formula="of:=LOWER(SUBSTITUTE([.C509];&quot; &quot;;&quot;.&quot;))&amp;&quot;@yahoo.com&quot;" office:value-type="string" office:string-value="jonas.raymond@yahoo.com" calcext:value-type="string">
            <text:p>jonas.raymond@yahoo.com</text:p>
          </table:table-cell>
          <table:table-cell table:formula="of:=&quot;INSERT INTO testedb.customer VALUES(&quot; &amp; [.A509] &amp; &quot;, &quot; &amp; [.B509] &amp; &quot;, '&quot; &amp; [.C509] &amp; &quot;', '&quot; &amp; [.D509] &amp; &quot;');&quot;" office:value-type="string" office:string-value="INSERT INTO testedb.customer VALUES(508, 2, 'Jonas Raymond', 'jonas.raymond@yahoo.com');" calcext:value-type="string">
            <text:p>INSERT INTO testedb.customer VALUES(508, 2, 'Jonas Raymond', 'jonas.raymond@yahoo.com');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ordan Mcgowan</text:p>
          </table:table-cell>
          <table:table-cell table:formula="of:=LOWER(SUBSTITUTE([.C510];&quot; &quot;;&quot;.&quot;))&amp;&quot;@yahoo.com&quot;" office:value-type="string" office:string-value="jordan.mcgowan@yahoo.com" calcext:value-type="string">
            <text:p>jordan.mcgowan@yahoo.com</text:p>
          </table:table-cell>
          <table:table-cell table:formula="of:=&quot;INSERT INTO testedb.customer VALUES(&quot; &amp; [.A510] &amp; &quot;, &quot; &amp; [.B510] &amp; &quot;, '&quot; &amp; [.C510] &amp; &quot;', '&quot; &amp; [.D510] &amp; &quot;');&quot;" office:value-type="string" office:string-value="INSERT INTO testedb.customer VALUES(509, 2, 'Jordan Mcgowan', 'jordan.mcgowan@yahoo.com');" calcext:value-type="string">
            <text:p>INSERT INTO testedb.customer VALUES(509, 2, 'Jordan Mcgowan', 'jordan.mcgowan@yahoo.com');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ordan Murphy</text:p>
          </table:table-cell>
          <table:table-cell table:formula="of:=LOWER(SUBSTITUTE([.C511];&quot; &quot;;&quot;.&quot;))&amp;&quot;@yahoo.com&quot;" office:value-type="string" office:string-value="jordan.murphy@yahoo.com" calcext:value-type="string">
            <text:p>jordan.murphy@yahoo.com</text:p>
          </table:table-cell>
          <table:table-cell table:formula="of:=&quot;INSERT INTO testedb.customer VALUES(&quot; &amp; [.A511] &amp; &quot;, &quot; &amp; [.B511] &amp; &quot;, '&quot; &amp; [.C511] &amp; &quot;', '&quot; &amp; [.D511] &amp; &quot;');&quot;" office:value-type="string" office:string-value="INSERT INTO testedb.customer VALUES(510, 2, 'Jordan Murphy', 'jordan.murphy@yahoo.com');" calcext:value-type="string">
            <text:p>INSERT INTO testedb.customer VALUES(510, 2, 'Jordan Murphy', 'jordan.murphy@yahoo.com');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oseph Odonnell</text:p>
          </table:table-cell>
          <table:table-cell table:formula="of:=LOWER(SUBSTITUTE([.C512];&quot; &quot;;&quot;.&quot;))&amp;&quot;@yahoo.com&quot;" office:value-type="string" office:string-value="joseph.odonnell@yahoo.com" calcext:value-type="string">
            <text:p>joseph.odonnell@yahoo.com</text:p>
          </table:table-cell>
          <table:table-cell table:formula="of:=&quot;INSERT INTO testedb.customer VALUES(&quot; &amp; [.A512] &amp; &quot;, &quot; &amp; [.B512] &amp; &quot;, '&quot; &amp; [.C512] &amp; &quot;', '&quot; &amp; [.D512] &amp; &quot;');&quot;" office:value-type="string" office:string-value="INSERT INTO testedb.customer VALUES(511, 2, 'Joseph Odonnell', 'joseph.odonnell@yahoo.com');" calcext:value-type="string">
            <text:p>INSERT INTO testedb.customer VALUES(511, 2, 'Joseph Odonnell', 'joseph.odonnell@yahoo.com');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oshua Marquez</text:p>
          </table:table-cell>
          <table:table-cell table:formula="of:=LOWER(SUBSTITUTE([.C513];&quot; &quot;;&quot;.&quot;))&amp;&quot;@yahoo.com&quot;" office:value-type="string" office:string-value="joshua.marquez@yahoo.com" calcext:value-type="string">
            <text:p>joshua.marquez@yahoo.com</text:p>
          </table:table-cell>
          <table:table-cell table:formula="of:=&quot;INSERT INTO testedb.customer VALUES(&quot; &amp; [.A513] &amp; &quot;, &quot; &amp; [.B513] &amp; &quot;, '&quot; &amp; [.C513] &amp; &quot;', '&quot; &amp; [.D513] &amp; &quot;');&quot;" office:value-type="string" office:string-value="INSERT INTO testedb.customer VALUES(512, 2, 'Joshua Marquez', 'joshua.marquez@yahoo.com');" calcext:value-type="string">
            <text:p>INSERT INTO testedb.customer VALUES(512, 2, 'Joshua Marquez', 'joshua.marquez@yahoo.com');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oshua Mcdonald</text:p>
          </table:table-cell>
          <table:table-cell table:formula="of:=LOWER(SUBSTITUTE([.C514];&quot; &quot;;&quot;.&quot;))&amp;&quot;@yahoo.com&quot;" office:value-type="string" office:string-value="joshua.mcdonald@yahoo.com" calcext:value-type="string">
            <text:p>joshua.mcdonald@yahoo.com</text:p>
          </table:table-cell>
          <table:table-cell table:formula="of:=&quot;INSERT INTO testedb.customer VALUES(&quot; &amp; [.A514] &amp; &quot;, &quot; &amp; [.B514] &amp; &quot;, '&quot; &amp; [.C514] &amp; &quot;', '&quot; &amp; [.D514] &amp; &quot;');&quot;" office:value-type="string" office:string-value="INSERT INTO testedb.customer VALUES(513, 2, 'Joshua Mcdonald', 'joshua.mcdonald@yahoo.com');" calcext:value-type="string">
            <text:p>INSERT INTO testedb.customer VALUES(513, 2, 'Joshua Mcdonald', 'joshua.mcdonald@yahoo.com');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oshua Soto</text:p>
          </table:table-cell>
          <table:table-cell table:formula="of:=LOWER(SUBSTITUTE([.C515];&quot; &quot;;&quot;.&quot;))&amp;&quot;@yahoo.com&quot;" office:value-type="string" office:string-value="joshua.soto@yahoo.com" calcext:value-type="string">
            <text:p>joshua.soto@yahoo.com</text:p>
          </table:table-cell>
          <table:table-cell table:formula="of:=&quot;INSERT INTO testedb.customer VALUES(&quot; &amp; [.A515] &amp; &quot;, &quot; &amp; [.B515] &amp; &quot;, '&quot; &amp; [.C515] &amp; &quot;', '&quot; &amp; [.D515] &amp; &quot;');&quot;" office:value-type="string" office:string-value="INSERT INTO testedb.customer VALUES(514, 2, 'Joshua Soto', 'joshua.soto@yahoo.com');" calcext:value-type="string">
            <text:p>INSERT INTO testedb.customer VALUES(514, 2, 'Joshua Soto', 'joshua.soto@yahoo.com');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osiah Bridges</text:p>
          </table:table-cell>
          <table:table-cell table:formula="of:=LOWER(SUBSTITUTE([.C516];&quot; &quot;;&quot;.&quot;))&amp;&quot;@yahoo.com&quot;" office:value-type="string" office:string-value="josiah.bridges@yahoo.com" calcext:value-type="string">
            <text:p>josiah.bridges@yahoo.com</text:p>
          </table:table-cell>
          <table:table-cell table:formula="of:=&quot;INSERT INTO testedb.customer VALUES(&quot; &amp; [.A516] &amp; &quot;, &quot; &amp; [.B516] &amp; &quot;, '&quot; &amp; [.C516] &amp; &quot;', '&quot; &amp; [.D516] &amp; &quot;');&quot;" office:value-type="string" office:string-value="INSERT INTO testedb.customer VALUES(515, 2, 'Josiah Bridges', 'josiah.bridges@yahoo.com');" calcext:value-type="string">
            <text:p>INSERT INTO testedb.customer VALUES(515, 2, 'Josiah Bridges', 'josiah.bridges@yahoo.com');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oy Berger</text:p>
          </table:table-cell>
          <table:table-cell table:formula="of:=LOWER(SUBSTITUTE([.C517];&quot; &quot;;&quot;.&quot;))&amp;&quot;@yahoo.com&quot;" office:value-type="string" office:string-value="joy.berger@yahoo.com" calcext:value-type="string">
            <text:p>joy.berger@yahoo.com</text:p>
          </table:table-cell>
          <table:table-cell table:formula="of:=&quot;INSERT INTO testedb.customer VALUES(&quot; &amp; [.A517] &amp; &quot;, &quot; &amp; [.B517] &amp; &quot;, '&quot; &amp; [.C517] &amp; &quot;', '&quot; &amp; [.D517] &amp; &quot;');&quot;" office:value-type="string" office:string-value="INSERT INTO testedb.customer VALUES(516, 2, 'Joy Berger', 'joy.berger@yahoo.com');" calcext:value-type="string">
            <text:p>INSERT INTO testedb.customer VALUES(516, 2, 'Joy Berger', 'joy.berger@yahoo.com');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oy Hensley</text:p>
          </table:table-cell>
          <table:table-cell table:formula="of:=LOWER(SUBSTITUTE([.C518];&quot; &quot;;&quot;.&quot;))&amp;&quot;@yahoo.com&quot;" office:value-type="string" office:string-value="joy.hensley@yahoo.com" calcext:value-type="string">
            <text:p>joy.hensley@yahoo.com</text:p>
          </table:table-cell>
          <table:table-cell table:formula="of:=&quot;INSERT INTO testedb.customer VALUES(&quot; &amp; [.A518] &amp; &quot;, &quot; &amp; [.B518] &amp; &quot;, '&quot; &amp; [.C518] &amp; &quot;', '&quot; &amp; [.D518] &amp; &quot;');&quot;" office:value-type="string" office:string-value="INSERT INTO testedb.customer VALUES(517, 2, 'Joy Hensley', 'joy.hensley@yahoo.com');" calcext:value-type="string">
            <text:p>INSERT INTO testedb.customer VALUES(517, 2, 'Joy Hensley', 'joy.hensley@yahoo.com');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udah Rodriquez</text:p>
          </table:table-cell>
          <table:table-cell table:formula="of:=LOWER(SUBSTITUTE([.C519];&quot; &quot;;&quot;.&quot;))&amp;&quot;@yahoo.com&quot;" office:value-type="string" office:string-value="judah.rodriquez@yahoo.com" calcext:value-type="string">
            <text:p>judah.rodriquez@yahoo.com</text:p>
          </table:table-cell>
          <table:table-cell table:formula="of:=&quot;INSERT INTO testedb.customer VALUES(&quot; &amp; [.A519] &amp; &quot;, &quot; &amp; [.B519] &amp; &quot;, '&quot; &amp; [.C519] &amp; &quot;', '&quot; &amp; [.D519] &amp; &quot;');&quot;" office:value-type="string" office:string-value="INSERT INTO testedb.customer VALUES(518, 2, 'Judah Rodriquez', 'judah.rodriquez@yahoo.com');" calcext:value-type="string">
            <text:p>INSERT INTO testedb.customer VALUES(518, 2, 'Judah Rodriquez', 'judah.rodriquez@yahoo.com');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ulie Delaney</text:p>
          </table:table-cell>
          <table:table-cell table:formula="of:=LOWER(SUBSTITUTE([.C520];&quot; &quot;;&quot;.&quot;))&amp;&quot;@yahoo.com&quot;" office:value-type="string" office:string-value="julie.delaney@yahoo.com" calcext:value-type="string">
            <text:p>julie.delaney@yahoo.com</text:p>
          </table:table-cell>
          <table:table-cell table:formula="of:=&quot;INSERT INTO testedb.customer VALUES(&quot; &amp; [.A520] &amp; &quot;, &quot; &amp; [.B520] &amp; &quot;, '&quot; &amp; [.C520] &amp; &quot;', '&quot; &amp; [.D520] &amp; &quot;');&quot;" office:value-type="string" office:string-value="INSERT INTO testedb.customer VALUES(519, 2, 'Julie Delaney', 'julie.delaney@yahoo.com');" calcext:value-type="string">
            <text:p>INSERT INTO testedb.customer VALUES(519, 2, 'Julie Delaney', 'julie.delaney@yahoo.com');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ustin Daugherty</text:p>
          </table:table-cell>
          <table:table-cell table:formula="of:=LOWER(SUBSTITUTE([.C521];&quot; &quot;;&quot;.&quot;))&amp;&quot;@yahoo.com&quot;" office:value-type="string" office:string-value="justin.daugherty@yahoo.com" calcext:value-type="string">
            <text:p>justin.daugherty@yahoo.com</text:p>
          </table:table-cell>
          <table:table-cell table:formula="of:=&quot;INSERT INTO testedb.customer VALUES(&quot; &amp; [.A521] &amp; &quot;, &quot; &amp; [.B521] &amp; &quot;, '&quot; &amp; [.C521] &amp; &quot;', '&quot; &amp; [.D521] &amp; &quot;');&quot;" office:value-type="string" office:string-value="INSERT INTO testedb.customer VALUES(520, 2, 'Justin Daugherty', 'justin.daugherty@yahoo.com');" calcext:value-type="string">
            <text:p>INSERT INTO testedb.customer VALUES(520, 2, 'Justin Daugherty', 'justin.daugherty@yahoo.com');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ustina Manning</text:p>
          </table:table-cell>
          <table:table-cell table:formula="of:=LOWER(SUBSTITUTE([.C522];&quot; &quot;;&quot;.&quot;))&amp;&quot;@yahoo.com&quot;" office:value-type="string" office:string-value="justina.manning@yahoo.com" calcext:value-type="string">
            <text:p>justina.manning@yahoo.com</text:p>
          </table:table-cell>
          <table:table-cell table:formula="of:=&quot;INSERT INTO testedb.customer VALUES(&quot; &amp; [.A522] &amp; &quot;, &quot; &amp; [.B522] &amp; &quot;, '&quot; &amp; [.C522] &amp; &quot;', '&quot; &amp; [.D522] &amp; &quot;');&quot;" office:value-type="string" office:string-value="INSERT INTO testedb.customer VALUES(521, 2, 'Justina Manning', 'justina.manning@yahoo.com');" calcext:value-type="string">
            <text:p>INSERT INTO testedb.customer VALUES(521, 2, 'Justina Manning', 'justina.manning@yahoo.com');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ustine Rosa</text:p>
          </table:table-cell>
          <table:table-cell table:formula="of:=LOWER(SUBSTITUTE([.C523];&quot; &quot;;&quot;.&quot;))&amp;&quot;@yahoo.com&quot;" office:value-type="string" office:string-value="justine.rosa@yahoo.com" calcext:value-type="string">
            <text:p>justine.rosa@yahoo.com</text:p>
          </table:table-cell>
          <table:table-cell table:formula="of:=&quot;INSERT INTO testedb.customer VALUES(&quot; &amp; [.A523] &amp; &quot;, &quot; &amp; [.B523] &amp; &quot;, '&quot; &amp; [.C523] &amp; &quot;', '&quot; &amp; [.D523] &amp; &quot;');&quot;" office:value-type="string" office:string-value="INSERT INTO testedb.customer VALUES(522, 2, 'Justine Rosa', 'justine.rosa@yahoo.com');" calcext:value-type="string">
            <text:p>INSERT INTO testedb.customer VALUES(522, 2, 'Justine Rosa', 'justine.rosa@yahoo.com');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alia Baxter</text:p>
          </table:table-cell>
          <table:table-cell table:formula="of:=LOWER(SUBSTITUTE([.C524];&quot; &quot;;&quot;.&quot;))&amp;&quot;@yahoo.com&quot;" office:value-type="string" office:string-value="kalia.baxter@yahoo.com" calcext:value-type="string">
            <text:p>kalia.baxter@yahoo.com</text:p>
          </table:table-cell>
          <table:table-cell table:formula="of:=&quot;INSERT INTO testedb.customer VALUES(&quot; &amp; [.A524] &amp; &quot;, &quot; &amp; [.B524] &amp; &quot;, '&quot; &amp; [.C524] &amp; &quot;', '&quot; &amp; [.D524] &amp; &quot;');&quot;" office:value-type="string" office:string-value="INSERT INTO testedb.customer VALUES(523, 2, 'Kalia Baxter', 'kalia.baxter@yahoo.com');" calcext:value-type="string">
            <text:p>INSERT INTO testedb.customer VALUES(523, 2, 'Kalia Baxter', 'kalia.baxter@yahoo.com');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alia Walters</text:p>
          </table:table-cell>
          <table:table-cell table:formula="of:=LOWER(SUBSTITUTE([.C525];&quot; &quot;;&quot;.&quot;))&amp;&quot;@yahoo.com&quot;" office:value-type="string" office:string-value="kalia.walters@yahoo.com" calcext:value-type="string">
            <text:p>kalia.walters@yahoo.com</text:p>
          </table:table-cell>
          <table:table-cell table:formula="of:=&quot;INSERT INTO testedb.customer VALUES(&quot; &amp; [.A525] &amp; &quot;, &quot; &amp; [.B525] &amp; &quot;, '&quot; &amp; [.C525] &amp; &quot;', '&quot; &amp; [.D525] &amp; &quot;');&quot;" office:value-type="string" office:string-value="INSERT INTO testedb.customer VALUES(524, 2, 'Kalia Walters', 'kalia.walters@yahoo.com');" calcext:value-type="string">
            <text:p>INSERT INTO testedb.customer VALUES(524, 2, 'Kalia Walters', 'kalia.walters@yahoo.com');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amal Bruce</text:p>
          </table:table-cell>
          <table:table-cell table:formula="of:=LOWER(SUBSTITUTE([.C526];&quot; &quot;;&quot;.&quot;))&amp;&quot;@yahoo.com&quot;" office:value-type="string" office:string-value="kamal.bruce@yahoo.com" calcext:value-type="string">
            <text:p>kamal.bruce@yahoo.com</text:p>
          </table:table-cell>
          <table:table-cell table:formula="of:=&quot;INSERT INTO testedb.customer VALUES(&quot; &amp; [.A526] &amp; &quot;, &quot; &amp; [.B526] &amp; &quot;, '&quot; &amp; [.C526] &amp; &quot;', '&quot; &amp; [.D526] &amp; &quot;');&quot;" office:value-type="string" office:string-value="INSERT INTO testedb.customer VALUES(525, 2, 'Kamal Bruce', 'kamal.bruce@yahoo.com');" calcext:value-type="string">
            <text:p>INSERT INTO testedb.customer VALUES(525, 2, 'Kamal Bruce', 'kamal.bruce@yahoo.com');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ameko Solomon</text:p>
          </table:table-cell>
          <table:table-cell table:formula="of:=LOWER(SUBSTITUTE([.C527];&quot; &quot;;&quot;.&quot;))&amp;&quot;@yahoo.com&quot;" office:value-type="string" office:string-value="kameko.solomon@yahoo.com" calcext:value-type="string">
            <text:p>kameko.solomon@yahoo.com</text:p>
          </table:table-cell>
          <table:table-cell table:formula="of:=&quot;INSERT INTO testedb.customer VALUES(&quot; &amp; [.A527] &amp; &quot;, &quot; &amp; [.B527] &amp; &quot;, '&quot; &amp; [.C527] &amp; &quot;', '&quot; &amp; [.D527] &amp; &quot;');&quot;" office:value-type="string" office:string-value="INSERT INTO testedb.customer VALUES(526, 2, 'Kameko Solomon', 'kameko.solomon@yahoo.com');" calcext:value-type="string">
            <text:p>INSERT INTO testedb.customer VALUES(526, 2, 'Kameko Solomon', 'kameko.solomon@yahoo.com');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ane Parrish</text:p>
          </table:table-cell>
          <table:table-cell table:formula="of:=LOWER(SUBSTITUTE([.C528];&quot; &quot;;&quot;.&quot;))&amp;&quot;@yahoo.com&quot;" office:value-type="string" office:string-value="kane.parrish@yahoo.com" calcext:value-type="string">
            <text:p>kane.parrish@yahoo.com</text:p>
          </table:table-cell>
          <table:table-cell table:formula="of:=&quot;INSERT INTO testedb.customer VALUES(&quot; &amp; [.A528] &amp; &quot;, &quot; &amp; [.B528] &amp; &quot;, '&quot; &amp; [.C528] &amp; &quot;', '&quot; &amp; [.D528] &amp; &quot;');&quot;" office:value-type="string" office:string-value="INSERT INTO testedb.customer VALUES(527, 2, 'Kane Parrish', 'kane.parrish@yahoo.com');" calcext:value-type="string">
            <text:p>INSERT INTO testedb.customer VALUES(527, 2, 'Kane Parrish', 'kane.parrish@yahoo.com');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ane Reynolds</text:p>
          </table:table-cell>
          <table:table-cell table:formula="of:=LOWER(SUBSTITUTE([.C529];&quot; &quot;;&quot;.&quot;))&amp;&quot;@yahoo.com&quot;" office:value-type="string" office:string-value="kane.reynolds@yahoo.com" calcext:value-type="string">
            <text:p>kane.reynolds@yahoo.com</text:p>
          </table:table-cell>
          <table:table-cell table:formula="of:=&quot;INSERT INTO testedb.customer VALUES(&quot; &amp; [.A529] &amp; &quot;, &quot; &amp; [.B529] &amp; &quot;, '&quot; &amp; [.C529] &amp; &quot;', '&quot; &amp; [.D529] &amp; &quot;');&quot;" office:value-type="string" office:string-value="INSERT INTO testedb.customer VALUES(528, 2, 'Kane Reynolds', 'kane.reynolds@yahoo.com');" calcext:value-type="string">
            <text:p>INSERT INTO testedb.customer VALUES(528, 2, 'Kane Reynolds', 'kane.reynolds@yahoo.com');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aren Cameron</text:p>
          </table:table-cell>
          <table:table-cell table:formula="of:=LOWER(SUBSTITUTE([.C530];&quot; &quot;;&quot;.&quot;))&amp;&quot;@yahoo.com&quot;" office:value-type="string" office:string-value="karen.cameron@yahoo.com" calcext:value-type="string">
            <text:p>karen.cameron@yahoo.com</text:p>
          </table:table-cell>
          <table:table-cell table:formula="of:=&quot;INSERT INTO testedb.customer VALUES(&quot; &amp; [.A530] &amp; &quot;, &quot; &amp; [.B530] &amp; &quot;, '&quot; &amp; [.C530] &amp; &quot;', '&quot; &amp; [.D530] &amp; &quot;');&quot;" office:value-type="string" office:string-value="INSERT INTO testedb.customer VALUES(529, 2, 'Karen Cameron', 'karen.cameron@yahoo.com');" calcext:value-type="string">
            <text:p>INSERT INTO testedb.customer VALUES(529, 2, 'Karen Cameron', 'karen.cameron@yahoo.com');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table:style-name="Default" office:value-type="float" office:value="3" calcext:value-type="float">
            <text:p>3</text:p>
          </table:table-cell>
          <table:table-cell office:value-type="string" calcext:value-type="string">
            <text:p>Karen Giles</text:p>
          </table:table-cell>
          <table:table-cell table:formula="of:=LOWER(SUBSTITUTE([.C531];&quot; &quot;;&quot;.&quot;))&amp;&quot;@yahoo.com&quot;" office:value-type="string" office:string-value="karen.giles@yahoo.com" calcext:value-type="string">
            <text:p>karen.giles@yahoo.com</text:p>
          </table:table-cell>
          <table:table-cell table:formula="of:=&quot;INSERT INTO testedb.customer VALUES(&quot; &amp; [.A531] &amp; &quot;, &quot; &amp; [.B531] &amp; &quot;, '&quot; &amp; [.C531] &amp; &quot;', '&quot; &amp; [.D531] &amp; &quot;');&quot;" office:value-type="string" office:string-value="INSERT INTO testedb.customer VALUES(530, 3, 'Karen Giles', 'karen.giles@yahoo.com');" calcext:value-type="string">
            <text:p>INSERT INTO testedb.customer VALUES(530, 3, 'Karen Giles', 'karen.giles@yahoo.com');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aren Osborn</text:p>
          </table:table-cell>
          <table:table-cell table:formula="of:=LOWER(SUBSTITUTE([.C532];&quot; &quot;;&quot;.&quot;))&amp;&quot;@yahoo.com&quot;" office:value-type="string" office:string-value="karen.osborn@yahoo.com" calcext:value-type="string">
            <text:p>karen.osborn@yahoo.com</text:p>
          </table:table-cell>
          <table:table-cell table:formula="of:=&quot;INSERT INTO testedb.customer VALUES(&quot; &amp; [.A532] &amp; &quot;, &quot; &amp; [.B532] &amp; &quot;, '&quot; &amp; [.C532] &amp; &quot;', '&quot; &amp; [.D532] &amp; &quot;');&quot;" office:value-type="string" office:string-value="INSERT INTO testedb.customer VALUES(531, 2, 'Karen Osborn', 'karen.osborn@yahoo.com');" calcext:value-type="string">
            <text:p>INSERT INTO testedb.customer VALUES(531, 2, 'Karen Osborn', 'karen.osborn@yahoo.com');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arina Bender</text:p>
          </table:table-cell>
          <table:table-cell table:formula="of:=LOWER(SUBSTITUTE([.C533];&quot; &quot;;&quot;.&quot;))&amp;&quot;@yahoo.com&quot;" office:value-type="string" office:string-value="karina.bender@yahoo.com" calcext:value-type="string">
            <text:p>karina.bender@yahoo.com</text:p>
          </table:table-cell>
          <table:table-cell table:formula="of:=&quot;INSERT INTO testedb.customer VALUES(&quot; &amp; [.A533] &amp; &quot;, &quot; &amp; [.B533] &amp; &quot;, '&quot; &amp; [.C533] &amp; &quot;', '&quot; &amp; [.D533] &amp; &quot;');&quot;" office:value-type="string" office:string-value="INSERT INTO testedb.customer VALUES(532, 2, 'Karina Bender', 'karina.bender@yahoo.com');" calcext:value-type="string">
            <text:p>INSERT INTO testedb.customer VALUES(532, 2, 'Karina Bender', 'karina.bender@yahoo.com');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aryn Conway</text:p>
          </table:table-cell>
          <table:table-cell table:formula="of:=LOWER(SUBSTITUTE([.C534];&quot; &quot;;&quot;.&quot;))&amp;&quot;@yahoo.com&quot;" office:value-type="string" office:string-value="karyn.conway@yahoo.com" calcext:value-type="string">
            <text:p>karyn.conway@yahoo.com</text:p>
          </table:table-cell>
          <table:table-cell table:formula="of:=&quot;INSERT INTO testedb.customer VALUES(&quot; &amp; [.A534] &amp; &quot;, &quot; &amp; [.B534] &amp; &quot;, '&quot; &amp; [.C534] &amp; &quot;', '&quot; &amp; [.D534] &amp; &quot;');&quot;" office:value-type="string" office:string-value="INSERT INTO testedb.customer VALUES(533, 2, 'Karyn Conway', 'karyn.conway@yahoo.com');" calcext:value-type="string">
            <text:p>INSERT INTO testedb.customer VALUES(533, 2, 'Karyn Conway', 'karyn.conway@yahoo.com');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aryn Figueroa</text:p>
          </table:table-cell>
          <table:table-cell table:formula="of:=LOWER(SUBSTITUTE([.C535];&quot; &quot;;&quot;.&quot;))&amp;&quot;@yahoo.com&quot;" office:value-type="string" office:string-value="karyn.figueroa@yahoo.com" calcext:value-type="string">
            <text:p>karyn.figueroa@yahoo.com</text:p>
          </table:table-cell>
          <table:table-cell table:formula="of:=&quot;INSERT INTO testedb.customer VALUES(&quot; &amp; [.A535] &amp; &quot;, &quot; &amp; [.B535] &amp; &quot;, '&quot; &amp; [.C535] &amp; &quot;', '&quot; &amp; [.D535] &amp; &quot;');&quot;" office:value-type="string" office:string-value="INSERT INTO testedb.customer VALUES(534, 2, 'Karyn Figueroa', 'karyn.figueroa@yahoo.com');" calcext:value-type="string">
            <text:p>INSERT INTO testedb.customer VALUES(534, 2, 'Karyn Figueroa', 'karyn.figueroa@yahoo.com');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aryn Tanner</text:p>
          </table:table-cell>
          <table:table-cell table:formula="of:=LOWER(SUBSTITUTE([.C536];&quot; &quot;;&quot;.&quot;))&amp;&quot;@yahoo.com&quot;" office:value-type="string" office:string-value="karyn.tanner@yahoo.com" calcext:value-type="string">
            <text:p>karyn.tanner@yahoo.com</text:p>
          </table:table-cell>
          <table:table-cell table:formula="of:=&quot;INSERT INTO testedb.customer VALUES(&quot; &amp; [.A536] &amp; &quot;, &quot; &amp; [.B536] &amp; &quot;, '&quot; &amp; [.C536] &amp; &quot;', '&quot; &amp; [.D536] &amp; &quot;');&quot;" office:value-type="string" office:string-value="INSERT INTO testedb.customer VALUES(535, 2, 'Karyn Tanner', 'karyn.tanner@yahoo.com');" calcext:value-type="string">
            <text:p>INSERT INTO testedb.customer VALUES(535, 2, 'Karyn Tanner', 'karyn.tanner@yahoo.com');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aseem Mccullough</text:p>
          </table:table-cell>
          <table:table-cell table:formula="of:=LOWER(SUBSTITUTE([.C537];&quot; &quot;;&quot;.&quot;))&amp;&quot;@yahoo.com&quot;" office:value-type="string" office:string-value="kaseem.mccullough@yahoo.com" calcext:value-type="string">
            <text:p>kaseem.mccullough@yahoo.com</text:p>
          </table:table-cell>
          <table:table-cell table:formula="of:=&quot;INSERT INTO testedb.customer VALUES(&quot; &amp; [.A537] &amp; &quot;, &quot; &amp; [.B537] &amp; &quot;, '&quot; &amp; [.C537] &amp; &quot;', '&quot; &amp; [.D537] &amp; &quot;');&quot;" office:value-type="string" office:string-value="INSERT INTO testedb.customer VALUES(536, 2, 'Kaseem Mccullough', 'kaseem.mccullough@yahoo.com');" calcext:value-type="string">
            <text:p>INSERT INTO testedb.customer VALUES(536, 2, 'Kaseem Mccullough', 'kaseem.mccullough@yahoo.com');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asimir Russell</text:p>
          </table:table-cell>
          <table:table-cell table:formula="of:=LOWER(SUBSTITUTE([.C538];&quot; &quot;;&quot;.&quot;))&amp;&quot;@yahoo.com&quot;" office:value-type="string" office:string-value="kasimir.russell@yahoo.com" calcext:value-type="string">
            <text:p>kasimir.russell@yahoo.com</text:p>
          </table:table-cell>
          <table:table-cell table:formula="of:=&quot;INSERT INTO testedb.customer VALUES(&quot; &amp; [.A538] &amp; &quot;, &quot; &amp; [.B538] &amp; &quot;, '&quot; &amp; [.C538] &amp; &quot;', '&quot; &amp; [.D538] &amp; &quot;');&quot;" office:value-type="string" office:string-value="INSERT INTO testedb.customer VALUES(537, 2, 'Kasimir Russell', 'kasimir.russell@yahoo.com');" calcext:value-type="string">
            <text:p>INSERT INTO testedb.customer VALUES(537, 2, 'Kasimir Russell', 'kasimir.russell@yahoo.com');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atell Douglas</text:p>
          </table:table-cell>
          <table:table-cell table:formula="of:=LOWER(SUBSTITUTE([.C539];&quot; &quot;;&quot;.&quot;))&amp;&quot;@yahoo.com&quot;" office:value-type="string" office:string-value="katell.douglas@yahoo.com" calcext:value-type="string">
            <text:p>katell.douglas@yahoo.com</text:p>
          </table:table-cell>
          <table:table-cell table:formula="of:=&quot;INSERT INTO testedb.customer VALUES(&quot; &amp; [.A539] &amp; &quot;, &quot; &amp; [.B539] &amp; &quot;, '&quot; &amp; [.C539] &amp; &quot;', '&quot; &amp; [.D539] &amp; &quot;');&quot;" office:value-type="string" office:string-value="INSERT INTO testedb.customer VALUES(538, 2, 'Katell Douglas', 'katell.douglas@yahoo.com');" calcext:value-type="string">
            <text:p>INSERT INTO testedb.customer VALUES(538, 2, 'Katell Douglas', 'katell.douglas@yahoo.com');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athleen Norton</text:p>
          </table:table-cell>
          <table:table-cell table:formula="of:=LOWER(SUBSTITUTE([.C540];&quot; &quot;;&quot;.&quot;))&amp;&quot;@yahoo.com&quot;" office:value-type="string" office:string-value="kathleen.norton@yahoo.com" calcext:value-type="string">
            <text:p>kathleen.norton@yahoo.com</text:p>
          </table:table-cell>
          <table:table-cell table:formula="of:=&quot;INSERT INTO testedb.customer VALUES(&quot; &amp; [.A540] &amp; &quot;, &quot; &amp; [.B540] &amp; &quot;, '&quot; &amp; [.C540] &amp; &quot;', '&quot; &amp; [.D540] &amp; &quot;');&quot;" office:value-type="string" office:string-value="INSERT INTO testedb.customer VALUES(539, 2, 'Kathleen Norton', 'kathleen.norton@yahoo.com');" calcext:value-type="string">
            <text:p>INSERT INTO testedb.customer VALUES(539, 2, 'Kathleen Norton', 'kathleen.norton@yahoo.com');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ato Chambers</text:p>
          </table:table-cell>
          <table:table-cell table:formula="of:=LOWER(SUBSTITUTE([.C541];&quot; &quot;;&quot;.&quot;))&amp;&quot;@yahoo.com&quot;" office:value-type="string" office:string-value="kato.chambers@yahoo.com" calcext:value-type="string">
            <text:p>kato.chambers@yahoo.com</text:p>
          </table:table-cell>
          <table:table-cell table:formula="of:=&quot;INSERT INTO testedb.customer VALUES(&quot; &amp; [.A541] &amp; &quot;, &quot; &amp; [.B541] &amp; &quot;, '&quot; &amp; [.C541] &amp; &quot;', '&quot; &amp; [.D541] &amp; &quot;');&quot;" office:value-type="string" office:string-value="INSERT INTO testedb.customer VALUES(540, 2, 'Kato Chambers', 'kato.chambers@yahoo.com');" calcext:value-type="string">
            <text:p>INSERT INTO testedb.customer VALUES(540, 2, 'Kato Chambers', 'kato.chambers@yahoo.com');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ay Atkins</text:p>
          </table:table-cell>
          <table:table-cell table:formula="of:=LOWER(SUBSTITUTE([.C542];&quot; &quot;;&quot;.&quot;))&amp;&quot;@yahoo.com&quot;" office:value-type="string" office:string-value="kay.atkins@yahoo.com" calcext:value-type="string">
            <text:p>kay.atkins@yahoo.com</text:p>
          </table:table-cell>
          <table:table-cell table:formula="of:=&quot;INSERT INTO testedb.customer VALUES(&quot; &amp; [.A542] &amp; &quot;, &quot; &amp; [.B542] &amp; &quot;, '&quot; &amp; [.C542] &amp; &quot;', '&quot; &amp; [.D542] &amp; &quot;');&quot;" office:value-type="string" office:string-value="INSERT INTO testedb.customer VALUES(541, 2, 'Kay Atkins', 'kay.atkins@yahoo.com');" calcext:value-type="string">
            <text:p>INSERT INTO testedb.customer VALUES(541, 2, 'Kay Atkins', 'kay.atkins@yahoo.com');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aye Douglas</text:p>
          </table:table-cell>
          <table:table-cell table:formula="of:=LOWER(SUBSTITUTE([.C543];&quot; &quot;;&quot;.&quot;))&amp;&quot;@yahoo.com&quot;" office:value-type="string" office:string-value="kaye.douglas@yahoo.com" calcext:value-type="string">
            <text:p>kaye.douglas@yahoo.com</text:p>
          </table:table-cell>
          <table:table-cell table:formula="of:=&quot;INSERT INTO testedb.customer VALUES(&quot; &amp; [.A543] &amp; &quot;, &quot; &amp; [.B543] &amp; &quot;, '&quot; &amp; [.C543] &amp; &quot;', '&quot; &amp; [.D543] &amp; &quot;');&quot;" office:value-type="string" office:string-value="INSERT INTO testedb.customer VALUES(542, 2, 'Kaye Douglas', 'kaye.douglas@yahoo.com');" calcext:value-type="string">
            <text:p>INSERT INTO testedb.customer VALUES(542, 2, 'Kaye Douglas', 'kaye.douglas@yahoo.com');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eane Alford</text:p>
          </table:table-cell>
          <table:table-cell table:formula="of:=LOWER(SUBSTITUTE([.C544];&quot; &quot;;&quot;.&quot;))&amp;&quot;@yahoo.com&quot;" office:value-type="string" office:string-value="keane.alford@yahoo.com" calcext:value-type="string">
            <text:p>keane.alford@yahoo.com</text:p>
          </table:table-cell>
          <table:table-cell table:formula="of:=&quot;INSERT INTO testedb.customer VALUES(&quot; &amp; [.A544] &amp; &quot;, &quot; &amp; [.B544] &amp; &quot;, '&quot; &amp; [.C544] &amp; &quot;', '&quot; &amp; [.D544] &amp; &quot;');&quot;" office:value-type="string" office:string-value="INSERT INTO testedb.customer VALUES(543, 2, 'Keane Alford', 'keane.alford@yahoo.com');" calcext:value-type="string">
            <text:p>INSERT INTO testedb.customer VALUES(543, 2, 'Keane Alford', 'keane.alford@yahoo.com');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eane Singleton</text:p>
          </table:table-cell>
          <table:table-cell table:formula="of:=LOWER(SUBSTITUTE([.C545];&quot; &quot;;&quot;.&quot;))&amp;&quot;@yahoo.com&quot;" office:value-type="string" office:string-value="keane.singleton@yahoo.com" calcext:value-type="string">
            <text:p>keane.singleton@yahoo.com</text:p>
          </table:table-cell>
          <table:table-cell table:formula="of:=&quot;INSERT INTO testedb.customer VALUES(&quot; &amp; [.A545] &amp; &quot;, &quot; &amp; [.B545] &amp; &quot;, '&quot; &amp; [.C545] &amp; &quot;', '&quot; &amp; [.D545] &amp; &quot;');&quot;" office:value-type="string" office:string-value="INSERT INTO testedb.customer VALUES(544, 2, 'Keane Singleton', 'keane.singleton@yahoo.com');" calcext:value-type="string">
            <text:p>INSERT INTO testedb.customer VALUES(544, 2, 'Keane Singleton', 'keane.singleton@yahoo.com');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eaton Fletcher</text:p>
          </table:table-cell>
          <table:table-cell table:formula="of:=LOWER(SUBSTITUTE([.C546];&quot; &quot;;&quot;.&quot;))&amp;&quot;@yahoo.com&quot;" office:value-type="string" office:string-value="keaton.fletcher@yahoo.com" calcext:value-type="string">
            <text:p>keaton.fletcher@yahoo.com</text:p>
          </table:table-cell>
          <table:table-cell table:formula="of:=&quot;INSERT INTO testedb.customer VALUES(&quot; &amp; [.A546] &amp; &quot;, &quot; &amp; [.B546] &amp; &quot;, '&quot; &amp; [.C546] &amp; &quot;', '&quot; &amp; [.D546] &amp; &quot;');&quot;" office:value-type="string" office:string-value="INSERT INTO testedb.customer VALUES(545, 2, 'Keaton Fletcher', 'keaton.fletcher@yahoo.com');" calcext:value-type="string">
            <text:p>INSERT INTO testedb.customer VALUES(545, 2, 'Keaton Fletcher', 'keaton.fletcher@yahoo.com');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eaton Marks</text:p>
          </table:table-cell>
          <table:table-cell table:formula="of:=LOWER(SUBSTITUTE([.C547];&quot; &quot;;&quot;.&quot;))&amp;&quot;@yahoo.com&quot;" office:value-type="string" office:string-value="keaton.marks@yahoo.com" calcext:value-type="string">
            <text:p>keaton.marks@yahoo.com</text:p>
          </table:table-cell>
          <table:table-cell table:formula="of:=&quot;INSERT INTO testedb.customer VALUES(&quot; &amp; [.A547] &amp; &quot;, &quot; &amp; [.B547] &amp; &quot;, '&quot; &amp; [.C547] &amp; &quot;', '&quot; &amp; [.D547] &amp; &quot;');&quot;" office:value-type="string" office:string-value="INSERT INTO testedb.customer VALUES(546, 2, 'Keaton Marks', 'keaton.marks@yahoo.com');" calcext:value-type="string">
            <text:p>INSERT INTO testedb.customer VALUES(546, 2, 'Keaton Marks', 'keaton.marks@yahoo.com');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eefe Alford</text:p>
          </table:table-cell>
          <table:table-cell table:formula="of:=LOWER(SUBSTITUTE([.C548];&quot; &quot;;&quot;.&quot;))&amp;&quot;@yahoo.com&quot;" office:value-type="string" office:string-value="keefe.alford@yahoo.com" calcext:value-type="string">
            <text:p>keefe.alford@yahoo.com</text:p>
          </table:table-cell>
          <table:table-cell table:formula="of:=&quot;INSERT INTO testedb.customer VALUES(&quot; &amp; [.A548] &amp; &quot;, &quot; &amp; [.B548] &amp; &quot;, '&quot; &amp; [.C548] &amp; &quot;', '&quot; &amp; [.D548] &amp; &quot;');&quot;" office:value-type="string" office:string-value="INSERT INTO testedb.customer VALUES(547, 2, 'Keefe Alford', 'keefe.alford@yahoo.com');" calcext:value-type="string">
            <text:p>INSERT INTO testedb.customer VALUES(547, 2, 'Keefe Alford', 'keefe.alford@yahoo.com');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eely Holmes</text:p>
          </table:table-cell>
          <table:table-cell table:formula="of:=LOWER(SUBSTITUTE([.C549];&quot; &quot;;&quot;.&quot;))&amp;&quot;@yahoo.com&quot;" office:value-type="string" office:string-value="keely.holmes@yahoo.com" calcext:value-type="string">
            <text:p>keely.holmes@yahoo.com</text:p>
          </table:table-cell>
          <table:table-cell table:formula="of:=&quot;INSERT INTO testedb.customer VALUES(&quot; &amp; [.A549] &amp; &quot;, &quot; &amp; [.B549] &amp; &quot;, '&quot; &amp; [.C549] &amp; &quot;', '&quot; &amp; [.D549] &amp; &quot;');&quot;" office:value-type="string" office:string-value="INSERT INTO testedb.customer VALUES(548, 2, 'Keely Holmes', 'keely.holmes@yahoo.com');" calcext:value-type="string">
            <text:p>INSERT INTO testedb.customer VALUES(548, 2, 'Keely Holmes', 'keely.holmes@yahoo.com');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eely Wooten</text:p>
          </table:table-cell>
          <table:table-cell table:formula="of:=LOWER(SUBSTITUTE([.C550];&quot; &quot;;&quot;.&quot;))&amp;&quot;@yahoo.com&quot;" office:value-type="string" office:string-value="keely.wooten@yahoo.com" calcext:value-type="string">
            <text:p>keely.wooten@yahoo.com</text:p>
          </table:table-cell>
          <table:table-cell table:formula="of:=&quot;INSERT INTO testedb.customer VALUES(&quot; &amp; [.A550] &amp; &quot;, &quot; &amp; [.B550] &amp; &quot;, '&quot; &amp; [.C550] &amp; &quot;', '&quot; &amp; [.D550] &amp; &quot;');&quot;" office:value-type="string" office:string-value="INSERT INTO testedb.customer VALUES(549, 2, 'Keely Wooten', 'keely.wooten@yahoo.com');" calcext:value-type="string">
            <text:p>INSERT INTO testedb.customer VALUES(549, 2, 'Keely Wooten', 'keely.wooten@yahoo.com');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eiko Zimmerman</text:p>
          </table:table-cell>
          <table:table-cell table:formula="of:=LOWER(SUBSTITUTE([.C551];&quot; &quot;;&quot;.&quot;))&amp;&quot;@yahoo.com&quot;" office:value-type="string" office:string-value="keiko.zimmerman@yahoo.com" calcext:value-type="string">
            <text:p>keiko.zimmerman@yahoo.com</text:p>
          </table:table-cell>
          <table:table-cell table:formula="of:=&quot;INSERT INTO testedb.customer VALUES(&quot; &amp; [.A551] &amp; &quot;, &quot; &amp; [.B551] &amp; &quot;, '&quot; &amp; [.C551] &amp; &quot;', '&quot; &amp; [.D551] &amp; &quot;');&quot;" office:value-type="string" office:string-value="INSERT INTO testedb.customer VALUES(550, 2, 'Keiko Zimmerman', 'keiko.zimmerman@yahoo.com');" calcext:value-type="string">
            <text:p>INSERT INTO testedb.customer VALUES(550, 2, 'Keiko Zimmerman', 'keiko.zimmerman@yahoo.com');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ellie Farmer</text:p>
          </table:table-cell>
          <table:table-cell table:formula="of:=LOWER(SUBSTITUTE([.C552];&quot; &quot;;&quot;.&quot;))&amp;&quot;@yahoo.com&quot;" office:value-type="string" office:string-value="kellie.farmer@yahoo.com" calcext:value-type="string">
            <text:p>kellie.farmer@yahoo.com</text:p>
          </table:table-cell>
          <table:table-cell table:formula="of:=&quot;INSERT INTO testedb.customer VALUES(&quot; &amp; [.A552] &amp; &quot;, &quot; &amp; [.B552] &amp; &quot;, '&quot; &amp; [.C552] &amp; &quot;', '&quot; &amp; [.D552] &amp; &quot;');&quot;" office:value-type="string" office:string-value="INSERT INTO testedb.customer VALUES(551, 2, 'Kellie Farmer', 'kellie.farmer@yahoo.com');" calcext:value-type="string">
            <text:p>INSERT INTO testedb.customer VALUES(551, 2, 'Kellie Farmer', 'kellie.farmer@yahoo.com');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elly Gallagher</text:p>
          </table:table-cell>
          <table:table-cell table:formula="of:=LOWER(SUBSTITUTE([.C553];&quot; &quot;;&quot;.&quot;))&amp;&quot;@yahoo.com&quot;" office:value-type="string" office:string-value="kelly.gallagher@yahoo.com" calcext:value-type="string">
            <text:p>kelly.gallagher@yahoo.com</text:p>
          </table:table-cell>
          <table:table-cell table:formula="of:=&quot;INSERT INTO testedb.customer VALUES(&quot; &amp; [.A553] &amp; &quot;, &quot; &amp; [.B553] &amp; &quot;, '&quot; &amp; [.C553] &amp; &quot;', '&quot; &amp; [.D553] &amp; &quot;');&quot;" office:value-type="string" office:string-value="INSERT INTO testedb.customer VALUES(552, 2, 'Kelly Gallagher', 'kelly.gallagher@yahoo.com');" calcext:value-type="string">
            <text:p>INSERT INTO testedb.customer VALUES(552, 2, 'Kelly Gallagher', 'kelly.gallagher@yahoo.com');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elly Hamilton</text:p>
          </table:table-cell>
          <table:table-cell table:formula="of:=LOWER(SUBSTITUTE([.C554];&quot; &quot;;&quot;.&quot;))&amp;&quot;@yahoo.com&quot;" office:value-type="string" office:string-value="kelly.hamilton@yahoo.com" calcext:value-type="string">
            <text:p>kelly.hamilton@yahoo.com</text:p>
          </table:table-cell>
          <table:table-cell table:formula="of:=&quot;INSERT INTO testedb.customer VALUES(&quot; &amp; [.A554] &amp; &quot;, &quot; &amp; [.B554] &amp; &quot;, '&quot; &amp; [.C554] &amp; &quot;', '&quot; &amp; [.D554] &amp; &quot;');&quot;" office:value-type="string" office:string-value="INSERT INTO testedb.customer VALUES(553, 2, 'Kelly Hamilton', 'kelly.hamilton@yahoo.com');" calcext:value-type="string">
            <text:p>INSERT INTO testedb.customer VALUES(553, 2, 'Kelly Hamilton', 'kelly.hamilton@yahoo.com');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elsie Grant</text:p>
          </table:table-cell>
          <table:table-cell table:formula="of:=LOWER(SUBSTITUTE([.C555];&quot; &quot;;&quot;.&quot;))&amp;&quot;@yahoo.com&quot;" office:value-type="string" office:string-value="kelsie.grant@yahoo.com" calcext:value-type="string">
            <text:p>kelsie.grant@yahoo.com</text:p>
          </table:table-cell>
          <table:table-cell table:formula="of:=&quot;INSERT INTO testedb.customer VALUES(&quot; &amp; [.A555] &amp; &quot;, &quot; &amp; [.B555] &amp; &quot;, '&quot; &amp; [.C555] &amp; &quot;', '&quot; &amp; [.D555] &amp; &quot;');&quot;" office:value-type="string" office:string-value="INSERT INTO testedb.customer VALUES(554, 2, 'Kelsie Grant', 'kelsie.grant@yahoo.com');" calcext:value-type="string">
            <text:p>INSERT INTO testedb.customer VALUES(554, 2, 'Kelsie Grant', 'kelsie.grant@yahoo.com');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ennan Blackwell</text:p>
          </table:table-cell>
          <table:table-cell table:formula="of:=LOWER(SUBSTITUTE([.C556];&quot; &quot;;&quot;.&quot;))&amp;&quot;@yahoo.com&quot;" office:value-type="string" office:string-value="kennan.blackwell@yahoo.com" calcext:value-type="string">
            <text:p>kennan.blackwell@yahoo.com</text:p>
          </table:table-cell>
          <table:table-cell table:formula="of:=&quot;INSERT INTO testedb.customer VALUES(&quot; &amp; [.A556] &amp; &quot;, &quot; &amp; [.B556] &amp; &quot;, '&quot; &amp; [.C556] &amp; &quot;', '&quot; &amp; [.D556] &amp; &quot;');&quot;" office:value-type="string" office:string-value="INSERT INTO testedb.customer VALUES(555, 2, 'Kennan Blackwell', 'kennan.blackwell@yahoo.com');" calcext:value-type="string">
            <text:p>INSERT INTO testedb.customer VALUES(555, 2, 'Kennan Blackwell', 'kennan.blackwell@yahoo.com');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ennan Potts</text:p>
          </table:table-cell>
          <table:table-cell table:formula="of:=LOWER(SUBSTITUTE([.C557];&quot; &quot;;&quot;.&quot;))&amp;&quot;@yahoo.com&quot;" office:value-type="string" office:string-value="kennan.potts@yahoo.com" calcext:value-type="string">
            <text:p>kennan.potts@yahoo.com</text:p>
          </table:table-cell>
          <table:table-cell table:formula="of:=&quot;INSERT INTO testedb.customer VALUES(&quot; &amp; [.A557] &amp; &quot;, &quot; &amp; [.B557] &amp; &quot;, '&quot; &amp; [.C557] &amp; &quot;', '&quot; &amp; [.D557] &amp; &quot;');&quot;" office:value-type="string" office:string-value="INSERT INTO testedb.customer VALUES(556, 2, 'Kennan Potts', 'kennan.potts@yahoo.com');" calcext:value-type="string">
            <text:p>INSERT INTO testedb.customer VALUES(556, 2, 'Kennan Potts', 'kennan.potts@yahoo.com');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ennedy Blake</text:p>
          </table:table-cell>
          <table:table-cell table:formula="of:=LOWER(SUBSTITUTE([.C558];&quot; &quot;;&quot;.&quot;))&amp;&quot;@yahoo.com&quot;" office:value-type="string" office:string-value="kennedy.blake@yahoo.com" calcext:value-type="string">
            <text:p>kennedy.blake@yahoo.com</text:p>
          </table:table-cell>
          <table:table-cell table:formula="of:=&quot;INSERT INTO testedb.customer VALUES(&quot; &amp; [.A558] &amp; &quot;, &quot; &amp; [.B558] &amp; &quot;, '&quot; &amp; [.C558] &amp; &quot;', '&quot; &amp; [.D558] &amp; &quot;');&quot;" office:value-type="string" office:string-value="INSERT INTO testedb.customer VALUES(557, 2, 'Kennedy Blake', 'kennedy.blake@yahoo.com');" calcext:value-type="string">
            <text:p>INSERT INTO testedb.customer VALUES(557, 2, 'Kennedy Blake', 'kennedy.blake@yahoo.com');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ennedy Delaney</text:p>
          </table:table-cell>
          <table:table-cell table:formula="of:=LOWER(SUBSTITUTE([.C559];&quot; &quot;;&quot;.&quot;))&amp;&quot;@yahoo.com&quot;" office:value-type="string" office:string-value="kennedy.delaney@yahoo.com" calcext:value-type="string">
            <text:p>kennedy.delaney@yahoo.com</text:p>
          </table:table-cell>
          <table:table-cell table:formula="of:=&quot;INSERT INTO testedb.customer VALUES(&quot; &amp; [.A559] &amp; &quot;, &quot; &amp; [.B559] &amp; &quot;, '&quot; &amp; [.C559] &amp; &quot;', '&quot; &amp; [.D559] &amp; &quot;');&quot;" office:value-type="string" office:string-value="INSERT INTO testedb.customer VALUES(558, 2, 'Kennedy Delaney', 'kennedy.delaney@yahoo.com');" calcext:value-type="string">
            <text:p>INSERT INTO testedb.customer VALUES(558, 2, 'Kennedy Delaney', 'kennedy.delaney@yahoo.com');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ennedy Hyde</text:p>
          </table:table-cell>
          <table:table-cell table:formula="of:=LOWER(SUBSTITUTE([.C560];&quot; &quot;;&quot;.&quot;))&amp;&quot;@yahoo.com&quot;" office:value-type="string" office:string-value="kennedy.hyde@yahoo.com" calcext:value-type="string">
            <text:p>kennedy.hyde@yahoo.com</text:p>
          </table:table-cell>
          <table:table-cell table:formula="of:=&quot;INSERT INTO testedb.customer VALUES(&quot; &amp; [.A560] &amp; &quot;, &quot; &amp; [.B560] &amp; &quot;, '&quot; &amp; [.C560] &amp; &quot;', '&quot; &amp; [.D560] &amp; &quot;');&quot;" office:value-type="string" office:string-value="INSERT INTO testedb.customer VALUES(559, 2, 'Kennedy Hyde', 'kennedy.hyde@yahoo.com');" calcext:value-type="string">
            <text:p>INSERT INTO testedb.customer VALUES(559, 2, 'Kennedy Hyde', 'kennedy.hyde@yahoo.com');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table:style-name="Default" office:value-type="float" office:value="3" calcext:value-type="float">
            <text:p>3</text:p>
          </table:table-cell>
          <table:table-cell office:value-type="string" calcext:value-type="string">
            <text:p>Kenneth Fitzpatrick</text:p>
          </table:table-cell>
          <table:table-cell table:formula="of:=LOWER(SUBSTITUTE([.C561];&quot; &quot;;&quot;.&quot;))&amp;&quot;@yahoo.com&quot;" office:value-type="string" office:string-value="kenneth.fitzpatrick@yahoo.com" calcext:value-type="string">
            <text:p>kenneth.fitzpatrick@yahoo.com</text:p>
          </table:table-cell>
          <table:table-cell table:formula="of:=&quot;INSERT INTO testedb.customer VALUES(&quot; &amp; [.A561] &amp; &quot;, &quot; &amp; [.B561] &amp; &quot;, '&quot; &amp; [.C561] &amp; &quot;', '&quot; &amp; [.D561] &amp; &quot;');&quot;" office:value-type="string" office:string-value="INSERT INTO testedb.customer VALUES(560, 3, 'Kenneth Fitzpatrick', 'kenneth.fitzpatrick@yahoo.com');" calcext:value-type="string">
            <text:p>INSERT INTO testedb.customer VALUES(560, 3, 'Kenneth Fitzpatrick', 'kenneth.fitzpatrick@yahoo.com');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enneth Perez</text:p>
          </table:table-cell>
          <table:table-cell table:formula="of:=LOWER(SUBSTITUTE([.C562];&quot; &quot;;&quot;.&quot;))&amp;&quot;@yahoo.com&quot;" office:value-type="string" office:string-value="kenneth.perez@yahoo.com" calcext:value-type="string">
            <text:p>kenneth.perez@yahoo.com</text:p>
          </table:table-cell>
          <table:table-cell table:formula="of:=&quot;INSERT INTO testedb.customer VALUES(&quot; &amp; [.A562] &amp; &quot;, &quot; &amp; [.B562] &amp; &quot;, '&quot; &amp; [.C562] &amp; &quot;', '&quot; &amp; [.D562] &amp; &quot;');&quot;" office:value-type="string" office:string-value="INSERT INTO testedb.customer VALUES(561, 2, 'Kenneth Perez', 'kenneth.perez@yahoo.com');" calcext:value-type="string">
            <text:p>INSERT INTO testedb.customer VALUES(561, 2, 'Kenneth Perez', 'kenneth.perez@yahoo.com');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enyon Estes</text:p>
          </table:table-cell>
          <table:table-cell table:formula="of:=LOWER(SUBSTITUTE([.C563];&quot; &quot;;&quot;.&quot;))&amp;&quot;@yahoo.com&quot;" office:value-type="string" office:string-value="kenyon.estes@yahoo.com" calcext:value-type="string">
            <text:p>kenyon.estes@yahoo.com</text:p>
          </table:table-cell>
          <table:table-cell table:formula="of:=&quot;INSERT INTO testedb.customer VALUES(&quot; &amp; [.A563] &amp; &quot;, &quot; &amp; [.B563] &amp; &quot;, '&quot; &amp; [.C563] &amp; &quot;', '&quot; &amp; [.D563] &amp; &quot;');&quot;" office:value-type="string" office:string-value="INSERT INTO testedb.customer VALUES(562, 2, 'Kenyon Estes', 'kenyon.estes@yahoo.com');" calcext:value-type="string">
            <text:p>INSERT INTO testedb.customer VALUES(562, 2, 'Kenyon Estes', 'kenyon.estes@yahoo.com');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evin Sykes</text:p>
          </table:table-cell>
          <table:table-cell table:formula="of:=LOWER(SUBSTITUTE([.C564];&quot; &quot;;&quot;.&quot;))&amp;&quot;@yahoo.com&quot;" office:value-type="string" office:string-value="kevin.sykes@yahoo.com" calcext:value-type="string">
            <text:p>kevin.sykes@yahoo.com</text:p>
          </table:table-cell>
          <table:table-cell table:formula="of:=&quot;INSERT INTO testedb.customer VALUES(&quot; &amp; [.A564] &amp; &quot;, &quot; &amp; [.B564] &amp; &quot;, '&quot; &amp; [.C564] &amp; &quot;', '&quot; &amp; [.D564] &amp; &quot;');&quot;" office:value-type="string" office:string-value="INSERT INTO testedb.customer VALUES(563, 2, 'Kevin Sykes', 'kevin.sykes@yahoo.com');" calcext:value-type="string">
            <text:p>INSERT INTO testedb.customer VALUES(563, 2, 'Kevin Sykes', 'kevin.sykes@yahoo.com');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evyn Ratliff</text:p>
          </table:table-cell>
          <table:table-cell table:formula="of:=LOWER(SUBSTITUTE([.C565];&quot; &quot;;&quot;.&quot;))&amp;&quot;@yahoo.com&quot;" office:value-type="string" office:string-value="kevyn.ratliff@yahoo.com" calcext:value-type="string">
            <text:p>kevyn.ratliff@yahoo.com</text:p>
          </table:table-cell>
          <table:table-cell table:formula="of:=&quot;INSERT INTO testedb.customer VALUES(&quot; &amp; [.A565] &amp; &quot;, &quot; &amp; [.B565] &amp; &quot;, '&quot; &amp; [.C565] &amp; &quot;', '&quot; &amp; [.D565] &amp; &quot;');&quot;" office:value-type="string" office:string-value="INSERT INTO testedb.customer VALUES(564, 2, 'Kevyn Ratliff', 'kevyn.ratliff@yahoo.com');" calcext:value-type="string">
            <text:p>INSERT INTO testedb.customer VALUES(564, 2, 'Kevyn Ratliff', 'kevyn.ratliff@yahoo.com');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iara Anderson</text:p>
          </table:table-cell>
          <table:table-cell table:formula="of:=LOWER(SUBSTITUTE([.C566];&quot; &quot;;&quot;.&quot;))&amp;&quot;@yahoo.com&quot;" office:value-type="string" office:string-value="kiara.anderson@yahoo.com" calcext:value-type="string">
            <text:p>kiara.anderson@yahoo.com</text:p>
          </table:table-cell>
          <table:table-cell table:formula="of:=&quot;INSERT INTO testedb.customer VALUES(&quot; &amp; [.A566] &amp; &quot;, &quot; &amp; [.B566] &amp; &quot;, '&quot; &amp; [.C566] &amp; &quot;', '&quot; &amp; [.D566] &amp; &quot;');&quot;" office:value-type="string" office:string-value="INSERT INTO testedb.customer VALUES(565, 2, 'Kiara Anderson', 'kiara.anderson@yahoo.com');" calcext:value-type="string">
            <text:p>INSERT INTO testedb.customer VALUES(565, 2, 'Kiara Anderson', 'kiara.anderson@yahoo.com');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iara Randolph</text:p>
          </table:table-cell>
          <table:table-cell table:formula="of:=LOWER(SUBSTITUTE([.C567];&quot; &quot;;&quot;.&quot;))&amp;&quot;@yahoo.com&quot;" office:value-type="string" office:string-value="kiara.randolph@yahoo.com" calcext:value-type="string">
            <text:p>kiara.randolph@yahoo.com</text:p>
          </table:table-cell>
          <table:table-cell table:formula="of:=&quot;INSERT INTO testedb.customer VALUES(&quot; &amp; [.A567] &amp; &quot;, &quot; &amp; [.B567] &amp; &quot;, '&quot; &amp; [.C567] &amp; &quot;', '&quot; &amp; [.D567] &amp; &quot;');&quot;" office:value-type="string" office:string-value="INSERT INTO testedb.customer VALUES(566, 2, 'Kiara Randolph', 'kiara.randolph@yahoo.com');" calcext:value-type="string">
            <text:p>INSERT INTO testedb.customer VALUES(566, 2, 'Kiara Randolph', 'kiara.randolph@yahoo.com');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ieran York</text:p>
          </table:table-cell>
          <table:table-cell table:formula="of:=LOWER(SUBSTITUTE([.C568];&quot; &quot;;&quot;.&quot;))&amp;&quot;@yahoo.com&quot;" office:value-type="string" office:string-value="kieran.york@yahoo.com" calcext:value-type="string">
            <text:p>kieran.york@yahoo.com</text:p>
          </table:table-cell>
          <table:table-cell table:formula="of:=&quot;INSERT INTO testedb.customer VALUES(&quot; &amp; [.A568] &amp; &quot;, &quot; &amp; [.B568] &amp; &quot;, '&quot; &amp; [.C568] &amp; &quot;', '&quot; &amp; [.D568] &amp; &quot;');&quot;" office:value-type="string" office:string-value="INSERT INTO testedb.customer VALUES(567, 2, 'Kieran York', 'kieran.york@yahoo.com');" calcext:value-type="string">
            <text:p>INSERT INTO testedb.customer VALUES(567, 2, 'Kieran York', 'kieran.york@yahoo.com');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im Bolton</text:p>
          </table:table-cell>
          <table:table-cell table:formula="of:=LOWER(SUBSTITUTE([.C569];&quot; &quot;;&quot;.&quot;))&amp;&quot;@yahoo.com&quot;" office:value-type="string" office:string-value="kim.bolton@yahoo.com" calcext:value-type="string">
            <text:p>kim.bolton@yahoo.com</text:p>
          </table:table-cell>
          <table:table-cell table:formula="of:=&quot;INSERT INTO testedb.customer VALUES(&quot; &amp; [.A569] &amp; &quot;, &quot; &amp; [.B569] &amp; &quot;, '&quot; &amp; [.C569] &amp; &quot;', '&quot; &amp; [.D569] &amp; &quot;');&quot;" office:value-type="string" office:string-value="INSERT INTO testedb.customer VALUES(568, 2, 'Kim Bolton', 'kim.bolton@yahoo.com');" calcext:value-type="string">
            <text:p>INSERT INTO testedb.customer VALUES(568, 2, 'Kim Bolton', 'kim.bolton@yahoo.com');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imberly Stanton</text:p>
          </table:table-cell>
          <table:table-cell table:formula="of:=LOWER(SUBSTITUTE([.C570];&quot; &quot;;&quot;.&quot;))&amp;&quot;@yahoo.com&quot;" office:value-type="string" office:string-value="kimberly.stanton@yahoo.com" calcext:value-type="string">
            <text:p>kimberly.stanton@yahoo.com</text:p>
          </table:table-cell>
          <table:table-cell table:formula="of:=&quot;INSERT INTO testedb.customer VALUES(&quot; &amp; [.A570] &amp; &quot;, &quot; &amp; [.B570] &amp; &quot;, '&quot; &amp; [.C570] &amp; &quot;', '&quot; &amp; [.D570] &amp; &quot;');&quot;" office:value-type="string" office:string-value="INSERT INTO testedb.customer VALUES(569, 2, 'Kimberly Stanton', 'kimberly.stanton@yahoo.com');" calcext:value-type="string">
            <text:p>INSERT INTO testedb.customer VALUES(569, 2, 'Kimberly Stanton', 'kimberly.stanton@yahoo.com');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irestin Tyson</text:p>
          </table:table-cell>
          <table:table-cell table:formula="of:=LOWER(SUBSTITUTE([.C571];&quot; &quot;;&quot;.&quot;))&amp;&quot;@yahoo.com&quot;" office:value-type="string" office:string-value="kirestin.tyson@yahoo.com" calcext:value-type="string">
            <text:p>kirestin.tyson@yahoo.com</text:p>
          </table:table-cell>
          <table:table-cell table:formula="of:=&quot;INSERT INTO testedb.customer VALUES(&quot; &amp; [.A571] &amp; &quot;, &quot; &amp; [.B571] &amp; &quot;, '&quot; &amp; [.C571] &amp; &quot;', '&quot; &amp; [.D571] &amp; &quot;');&quot;" office:value-type="string" office:string-value="INSERT INTO testedb.customer VALUES(570, 2, 'Kirestin Tyson', 'kirestin.tyson@yahoo.com');" calcext:value-type="string">
            <text:p>INSERT INTO testedb.customer VALUES(570, 2, 'Kirestin Tyson', 'kirestin.tyson@yahoo.com');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uame Alexander</text:p>
          </table:table-cell>
          <table:table-cell table:formula="of:=LOWER(SUBSTITUTE([.C572];&quot; &quot;;&quot;.&quot;))&amp;&quot;@yahoo.com&quot;" office:value-type="string" office:string-value="kuame.alexander@yahoo.com" calcext:value-type="string">
            <text:p>kuame.alexander@yahoo.com</text:p>
          </table:table-cell>
          <table:table-cell table:formula="of:=&quot;INSERT INTO testedb.customer VALUES(&quot; &amp; [.A572] &amp; &quot;, &quot; &amp; [.B572] &amp; &quot;, '&quot; &amp; [.C572] &amp; &quot;', '&quot; &amp; [.D572] &amp; &quot;');&quot;" office:value-type="string" office:string-value="INSERT INTO testedb.customer VALUES(571, 2, 'Kuame Alexander', 'kuame.alexander@yahoo.com');" calcext:value-type="string">
            <text:p>INSERT INTO testedb.customer VALUES(571, 2, 'Kuame Alexander', 'kuame.alexander@yahoo.com');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ylan Stephenson</text:p>
          </table:table-cell>
          <table:table-cell table:formula="of:=LOWER(SUBSTITUTE([.C573];&quot; &quot;;&quot;.&quot;))&amp;&quot;@yahoo.com&quot;" office:value-type="string" office:string-value="kylan.stephenson@yahoo.com" calcext:value-type="string">
            <text:p>kylan.stephenson@yahoo.com</text:p>
          </table:table-cell>
          <table:table-cell table:formula="of:=&quot;INSERT INTO testedb.customer VALUES(&quot; &amp; [.A573] &amp; &quot;, &quot; &amp; [.B573] &amp; &quot;, '&quot; &amp; [.C573] &amp; &quot;', '&quot; &amp; [.D573] &amp; &quot;');&quot;" office:value-type="string" office:string-value="INSERT INTO testedb.customer VALUES(572, 2, 'Kylan Stephenson', 'kylan.stephenson@yahoo.com');" calcext:value-type="string">
            <text:p>INSERT INTO testedb.customer VALUES(572, 2, 'Kylan Stephenson', 'kylan.stephenson@yahoo.com');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ylan Underwood</text:p>
          </table:table-cell>
          <table:table-cell table:formula="of:=LOWER(SUBSTITUTE([.C574];&quot; &quot;;&quot;.&quot;))&amp;&quot;@yahoo.com&quot;" office:value-type="string" office:string-value="kylan.underwood@yahoo.com" calcext:value-type="string">
            <text:p>kylan.underwood@yahoo.com</text:p>
          </table:table-cell>
          <table:table-cell table:formula="of:=&quot;INSERT INTO testedb.customer VALUES(&quot; &amp; [.A574] &amp; &quot;, &quot; &amp; [.B574] &amp; &quot;, '&quot; &amp; [.C574] &amp; &quot;', '&quot; &amp; [.D574] &amp; &quot;');&quot;" office:value-type="string" office:string-value="INSERT INTO testedb.customer VALUES(573, 2, 'Kylan Underwood', 'kylan.underwood@yahoo.com');" calcext:value-type="string">
            <text:p>INSERT INTO testedb.customer VALUES(573, 2, 'Kylan Underwood', 'kylan.underwood@yahoo.com');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ylee Donovan</text:p>
          </table:table-cell>
          <table:table-cell table:formula="of:=LOWER(SUBSTITUTE([.C575];&quot; &quot;;&quot;.&quot;))&amp;&quot;@yahoo.com&quot;" office:value-type="string" office:string-value="kylee.donovan@yahoo.com" calcext:value-type="string">
            <text:p>kylee.donovan@yahoo.com</text:p>
          </table:table-cell>
          <table:table-cell table:formula="of:=&quot;INSERT INTO testedb.customer VALUES(&quot; &amp; [.A575] &amp; &quot;, &quot; &amp; [.B575] &amp; &quot;, '&quot; &amp; [.C575] &amp; &quot;', '&quot; &amp; [.D575] &amp; &quot;');&quot;" office:value-type="string" office:string-value="INSERT INTO testedb.customer VALUES(574, 2, 'Kylee Donovan', 'kylee.donovan@yahoo.com');" calcext:value-type="string">
            <text:p>INSERT INTO testedb.customer VALUES(574, 2, 'Kylee Donovan', 'kylee.donovan@yahoo.com');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ylee Foster</text:p>
          </table:table-cell>
          <table:table-cell table:formula="of:=LOWER(SUBSTITUTE([.C576];&quot; &quot;;&quot;.&quot;))&amp;&quot;@yahoo.com&quot;" office:value-type="string" office:string-value="kylee.foster@yahoo.com" calcext:value-type="string">
            <text:p>kylee.foster@yahoo.com</text:p>
          </table:table-cell>
          <table:table-cell table:formula="of:=&quot;INSERT INTO testedb.customer VALUES(&quot; &amp; [.A576] &amp; &quot;, &quot; &amp; [.B576] &amp; &quot;, '&quot; &amp; [.C576] &amp; &quot;', '&quot; &amp; [.D576] &amp; &quot;');&quot;" office:value-type="string" office:string-value="INSERT INTO testedb.customer VALUES(575, 2, 'Kylee Foster', 'kylee.foster@yahoo.com');" calcext:value-type="string">
            <text:p>INSERT INTO testedb.customer VALUES(575, 2, 'Kylee Foster', 'kylee.foster@yahoo.com');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ylee Pennington</text:p>
          </table:table-cell>
          <table:table-cell table:formula="of:=LOWER(SUBSTITUTE([.C577];&quot; &quot;;&quot;.&quot;))&amp;&quot;@yahoo.com&quot;" office:value-type="string" office:string-value="kylee.pennington@yahoo.com" calcext:value-type="string">
            <text:p>kylee.pennington@yahoo.com</text:p>
          </table:table-cell>
          <table:table-cell table:formula="of:=&quot;INSERT INTO testedb.customer VALUES(&quot; &amp; [.A577] &amp; &quot;, &quot; &amp; [.B577] &amp; &quot;, '&quot; &amp; [.C577] &amp; &quot;', '&quot; &amp; [.D577] &amp; &quot;');&quot;" office:value-type="string" office:string-value="INSERT INTO testedb.customer VALUES(576, 2, 'Kylee Pennington', 'kylee.pennington@yahoo.com');" calcext:value-type="string">
            <text:p>INSERT INTO testedb.customer VALUES(576, 2, 'Kylee Pennington', 'kylee.pennington@yahoo.com');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ylee Spears</text:p>
          </table:table-cell>
          <table:table-cell table:formula="of:=LOWER(SUBSTITUTE([.C578];&quot; &quot;;&quot;.&quot;))&amp;&quot;@yahoo.com&quot;" office:value-type="string" office:string-value="kylee.spears@yahoo.com" calcext:value-type="string">
            <text:p>kylee.spears@yahoo.com</text:p>
          </table:table-cell>
          <table:table-cell table:formula="of:=&quot;INSERT INTO testedb.customer VALUES(&quot; &amp; [.A578] &amp; &quot;, &quot; &amp; [.B578] &amp; &quot;, '&quot; &amp; [.C578] &amp; &quot;', '&quot; &amp; [.D578] &amp; &quot;');&quot;" office:value-type="string" office:string-value="INSERT INTO testedb.customer VALUES(577, 2, 'Kylee Spears', 'kylee.spears@yahoo.com');" calcext:value-type="string">
            <text:p>INSERT INTO testedb.customer VALUES(577, 2, 'Kylee Spears', 'kylee.spears@yahoo.com');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ylynn Hamilton</text:p>
          </table:table-cell>
          <table:table-cell table:formula="of:=LOWER(SUBSTITUTE([.C579];&quot; &quot;;&quot;.&quot;))&amp;&quot;@yahoo.com&quot;" office:value-type="string" office:string-value="kylynn.hamilton@yahoo.com" calcext:value-type="string">
            <text:p>kylynn.hamilton@yahoo.com</text:p>
          </table:table-cell>
          <table:table-cell table:formula="of:=&quot;INSERT INTO testedb.customer VALUES(&quot; &amp; [.A579] &amp; &quot;, &quot; &amp; [.B579] &amp; &quot;, '&quot; &amp; [.C579] &amp; &quot;', '&quot; &amp; [.D579] &amp; &quot;');&quot;" office:value-type="string" office:string-value="INSERT INTO testedb.customer VALUES(578, 2, 'Kylynn Hamilton', 'kylynn.hamilton@yahoo.com');" calcext:value-type="string">
            <text:p>INSERT INTO testedb.customer VALUES(578, 2, 'Kylynn Hamilton', 'kylynn.hamilton@yahoo.com');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ylynn Odom</text:p>
          </table:table-cell>
          <table:table-cell table:formula="of:=LOWER(SUBSTITUTE([.C580];&quot; &quot;;&quot;.&quot;))&amp;&quot;@yahoo.com&quot;" office:value-type="string" office:string-value="kylynn.odom@yahoo.com" calcext:value-type="string">
            <text:p>kylynn.odom@yahoo.com</text:p>
          </table:table-cell>
          <table:table-cell table:formula="of:=&quot;INSERT INTO testedb.customer VALUES(&quot; &amp; [.A580] &amp; &quot;, &quot; &amp; [.B580] &amp; &quot;, '&quot; &amp; [.C580] &amp; &quot;', '&quot; &amp; [.D580] &amp; &quot;');&quot;" office:value-type="string" office:string-value="INSERT INTO testedb.customer VALUES(579, 2, 'Kylynn Odom', 'kylynn.odom@yahoo.com');" calcext:value-type="string">
            <text:p>INSERT INTO testedb.customer VALUES(579, 2, 'Kylynn Odom', 'kylynn.odom@yahoo.com');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ylynn Thompson</text:p>
          </table:table-cell>
          <table:table-cell table:formula="of:=LOWER(SUBSTITUTE([.C581];&quot; &quot;;&quot;.&quot;))&amp;&quot;@yahoo.com&quot;" office:value-type="string" office:string-value="kylynn.thompson@yahoo.com" calcext:value-type="string">
            <text:p>kylynn.thompson@yahoo.com</text:p>
          </table:table-cell>
          <table:table-cell table:formula="of:=&quot;INSERT INTO testedb.customer VALUES(&quot; &amp; [.A581] &amp; &quot;, &quot; &amp; [.B581] &amp; &quot;, '&quot; &amp; [.C581] &amp; &quot;', '&quot; &amp; [.D581] &amp; &quot;');&quot;" office:value-type="string" office:string-value="INSERT INTO testedb.customer VALUES(580, 2, 'Kylynn Thompson', 'kylynn.thompson@yahoo.com');" calcext:value-type="string">
            <text:p>INSERT INTO testedb.customer VALUES(580, 2, 'Kylynn Thompson', 'kylynn.thompson@yahoo.com');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yra Holden</text:p>
          </table:table-cell>
          <table:table-cell table:formula="of:=LOWER(SUBSTITUTE([.C582];&quot; &quot;;&quot;.&quot;))&amp;&quot;@yahoo.com&quot;" office:value-type="string" office:string-value="kyra.holden@yahoo.com" calcext:value-type="string">
            <text:p>kyra.holden@yahoo.com</text:p>
          </table:table-cell>
          <table:table-cell table:formula="of:=&quot;INSERT INTO testedb.customer VALUES(&quot; &amp; [.A582] &amp; &quot;, &quot; &amp; [.B582] &amp; &quot;, '&quot; &amp; [.C582] &amp; &quot;', '&quot; &amp; [.D582] &amp; &quot;');&quot;" office:value-type="string" office:string-value="INSERT INTO testedb.customer VALUES(581, 2, 'Kyra Holden', 'kyra.holden@yahoo.com');" calcext:value-type="string">
            <text:p>INSERT INTO testedb.customer VALUES(581, 2, 'Kyra Holden', 'kyra.holden@yahoo.com');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cey Blevins</text:p>
          </table:table-cell>
          <table:table-cell table:formula="of:=LOWER(SUBSTITUTE([.C583];&quot; &quot;;&quot;.&quot;))&amp;&quot;@yahoo.com&quot;" office:value-type="string" office:string-value="lacey.blevins@yahoo.com" calcext:value-type="string">
            <text:p>lacey.blevins@yahoo.com</text:p>
          </table:table-cell>
          <table:table-cell table:formula="of:=&quot;INSERT INTO testedb.customer VALUES(&quot; &amp; [.A583] &amp; &quot;, &quot; &amp; [.B583] &amp; &quot;, '&quot; &amp; [.C583] &amp; &quot;', '&quot; &amp; [.D583] &amp; &quot;');&quot;" office:value-type="string" office:string-value="INSERT INTO testedb.customer VALUES(582, 2, 'Lacey Blevins', 'lacey.blevins@yahoo.com');" calcext:value-type="string">
            <text:p>INSERT INTO testedb.customer VALUES(582, 2, 'Lacey Blevins', 'lacey.blevins@yahoo.com');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cy Ferguson</text:p>
          </table:table-cell>
          <table:table-cell table:formula="of:=LOWER(SUBSTITUTE([.C584];&quot; &quot;;&quot;.&quot;))&amp;&quot;@yahoo.com&quot;" office:value-type="string" office:string-value="lacy.ferguson@yahoo.com" calcext:value-type="string">
            <text:p>lacy.ferguson@yahoo.com</text:p>
          </table:table-cell>
          <table:table-cell table:formula="of:=&quot;INSERT INTO testedb.customer VALUES(&quot; &amp; [.A584] &amp; &quot;, &quot; &amp; [.B584] &amp; &quot;, '&quot; &amp; [.C584] &amp; &quot;', '&quot; &amp; [.D584] &amp; &quot;');&quot;" office:value-type="string" office:string-value="INSERT INTO testedb.customer VALUES(583, 2, 'Lacy Ferguson', 'lacy.ferguson@yahoo.com');" calcext:value-type="string">
            <text:p>INSERT INTO testedb.customer VALUES(583, 2, 'Lacy Ferguson', 'lacy.ferguson@yahoo.com');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cy French</text:p>
          </table:table-cell>
          <table:table-cell table:formula="of:=LOWER(SUBSTITUTE([.C585];&quot; &quot;;&quot;.&quot;))&amp;&quot;@yahoo.com&quot;" office:value-type="string" office:string-value="lacy.french@yahoo.com" calcext:value-type="string">
            <text:p>lacy.french@yahoo.com</text:p>
          </table:table-cell>
          <table:table-cell table:formula="of:=&quot;INSERT INTO testedb.customer VALUES(&quot; &amp; [.A585] &amp; &quot;, &quot; &amp; [.B585] &amp; &quot;, '&quot; &amp; [.C585] &amp; &quot;', '&quot; &amp; [.D585] &amp; &quot;');&quot;" office:value-type="string" office:string-value="INSERT INTO testedb.customer VALUES(584, 2, 'Lacy French', 'lacy.french@yahoo.com');" calcext:value-type="string">
            <text:p>INSERT INTO testedb.customer VALUES(584, 2, 'Lacy French', 'lacy.french@yahoo.com');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ith Hunter</text:p>
          </table:table-cell>
          <table:table-cell table:formula="of:=LOWER(SUBSTITUTE([.C586];&quot; &quot;;&quot;.&quot;))&amp;&quot;@yahoo.com&quot;" office:value-type="string" office:string-value="laith.hunter@yahoo.com" calcext:value-type="string">
            <text:p>laith.hunter@yahoo.com</text:p>
          </table:table-cell>
          <table:table-cell table:formula="of:=&quot;INSERT INTO testedb.customer VALUES(&quot; &amp; [.A586] &amp; &quot;, &quot; &amp; [.B586] &amp; &quot;, '&quot; &amp; [.C586] &amp; &quot;', '&quot; &amp; [.D586] &amp; &quot;');&quot;" office:value-type="string" office:string-value="INSERT INTO testedb.customer VALUES(585, 2, 'Laith Hunter', 'laith.hunter@yahoo.com');" calcext:value-type="string">
            <text:p>INSERT INTO testedb.customer VALUES(585, 2, 'Laith Hunter', 'laith.hunter@yahoo.com');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mar Mills</text:p>
          </table:table-cell>
          <table:table-cell table:formula="of:=LOWER(SUBSTITUTE([.C587];&quot; &quot;;&quot;.&quot;))&amp;&quot;@yahoo.com&quot;" office:value-type="string" office:string-value="lamar.mills@yahoo.com" calcext:value-type="string">
            <text:p>lamar.mills@yahoo.com</text:p>
          </table:table-cell>
          <table:table-cell table:formula="of:=&quot;INSERT INTO testedb.customer VALUES(&quot; &amp; [.A587] &amp; &quot;, &quot; &amp; [.B587] &amp; &quot;, '&quot; &amp; [.C587] &amp; &quot;', '&quot; &amp; [.D587] &amp; &quot;');&quot;" office:value-type="string" office:string-value="INSERT INTO testedb.customer VALUES(586, 2, 'Lamar Mills', 'lamar.mills@yahoo.com');" calcext:value-type="string">
            <text:p>INSERT INTO testedb.customer VALUES(586, 2, 'Lamar Mills', 'lamar.mills@yahoo.com');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na Foreman</text:p>
          </table:table-cell>
          <table:table-cell table:formula="of:=LOWER(SUBSTITUTE([.C588];&quot; &quot;;&quot;.&quot;))&amp;&quot;@yahoo.com&quot;" office:value-type="string" office:string-value="lana.foreman@yahoo.com" calcext:value-type="string">
            <text:p>lana.foreman@yahoo.com</text:p>
          </table:table-cell>
          <table:table-cell table:formula="of:=&quot;INSERT INTO testedb.customer VALUES(&quot; &amp; [.A588] &amp; &quot;, &quot; &amp; [.B588] &amp; &quot;, '&quot; &amp; [.C588] &amp; &quot;', '&quot; &amp; [.D588] &amp; &quot;');&quot;" office:value-type="string" office:string-value="INSERT INTO testedb.customer VALUES(587, 2, 'Lana Foreman', 'lana.foreman@yahoo.com');" calcext:value-type="string">
            <text:p>INSERT INTO testedb.customer VALUES(587, 2, 'Lana Foreman', 'lana.foreman@yahoo.com');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na Mclaughlin</text:p>
          </table:table-cell>
          <table:table-cell table:formula="of:=LOWER(SUBSTITUTE([.C589];&quot; &quot;;&quot;.&quot;))&amp;&quot;@yahoo.com&quot;" office:value-type="string" office:string-value="lana.mclaughlin@yahoo.com" calcext:value-type="string">
            <text:p>lana.mclaughlin@yahoo.com</text:p>
          </table:table-cell>
          <table:table-cell table:formula="of:=&quot;INSERT INTO testedb.customer VALUES(&quot; &amp; [.A589] &amp; &quot;, &quot; &amp; [.B589] &amp; &quot;, '&quot; &amp; [.C589] &amp; &quot;', '&quot; &amp; [.D589] &amp; &quot;');&quot;" office:value-type="string" office:string-value="INSERT INTO testedb.customer VALUES(588, 2, 'Lana Mclaughlin', 'lana.mclaughlin@yahoo.com');" calcext:value-type="string">
            <text:p>INSERT INTO testedb.customer VALUES(588, 2, 'Lana Mclaughlin', 'lana.mclaughlin@yahoo.com');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na Roman</text:p>
          </table:table-cell>
          <table:table-cell table:formula="of:=LOWER(SUBSTITUTE([.C590];&quot; &quot;;&quot;.&quot;))&amp;&quot;@yahoo.com&quot;" office:value-type="string" office:string-value="lana.roman@yahoo.com" calcext:value-type="string">
            <text:p>lana.roman@yahoo.com</text:p>
          </table:table-cell>
          <table:table-cell table:formula="of:=&quot;INSERT INTO testedb.customer VALUES(&quot; &amp; [.A590] &amp; &quot;, &quot; &amp; [.B590] &amp; &quot;, '&quot; &amp; [.C590] &amp; &quot;', '&quot; &amp; [.D590] &amp; &quot;');&quot;" office:value-type="string" office:string-value="INSERT INTO testedb.customer VALUES(589, 2, 'Lana Roman', 'lana.roman@yahoo.com');" calcext:value-type="string">
            <text:p>INSERT INTO testedb.customer VALUES(589, 2, 'Lana Roman', 'lana.roman@yahoo.com');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table:style-name="Default" office:value-type="float" office:value="3" calcext:value-type="float">
            <text:p>3</text:p>
          </table:table-cell>
          <table:table-cell office:value-type="string" calcext:value-type="string">
            <text:p>Lana Stokes</text:p>
          </table:table-cell>
          <table:table-cell table:formula="of:=LOWER(SUBSTITUTE([.C591];&quot; &quot;;&quot;.&quot;))&amp;&quot;@yahoo.com&quot;" office:value-type="string" office:string-value="lana.stokes@yahoo.com" calcext:value-type="string">
            <text:p>lana.stokes@yahoo.com</text:p>
          </table:table-cell>
          <table:table-cell table:formula="of:=&quot;INSERT INTO testedb.customer VALUES(&quot; &amp; [.A591] &amp; &quot;, &quot; &amp; [.B591] &amp; &quot;, '&quot; &amp; [.C591] &amp; &quot;', '&quot; &amp; [.D591] &amp; &quot;');&quot;" office:value-type="string" office:string-value="INSERT INTO testedb.customer VALUES(590, 3, 'Lana Stokes', 'lana.stokes@yahoo.com');" calcext:value-type="string">
            <text:p>INSERT INTO testedb.customer VALUES(590, 3, 'Lana Stokes', 'lana.stokes@yahoo.com');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nce Petersen</text:p>
          </table:table-cell>
          <table:table-cell table:formula="of:=LOWER(SUBSTITUTE([.C592];&quot; &quot;;&quot;.&quot;))&amp;&quot;@yahoo.com&quot;" office:value-type="string" office:string-value="lance.petersen@yahoo.com" calcext:value-type="string">
            <text:p>lance.petersen@yahoo.com</text:p>
          </table:table-cell>
          <table:table-cell table:formula="of:=&quot;INSERT INTO testedb.customer VALUES(&quot; &amp; [.A592] &amp; &quot;, &quot; &amp; [.B592] &amp; &quot;, '&quot; &amp; [.C592] &amp; &quot;', '&quot; &amp; [.D592] &amp; &quot;');&quot;" office:value-type="string" office:string-value="INSERT INTO testedb.customer VALUES(591, 2, 'Lance Petersen', 'lance.petersen@yahoo.com');" calcext:value-type="string">
            <text:p>INSERT INTO testedb.customer VALUES(591, 2, 'Lance Petersen', 'lance.petersen@yahoo.com');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ne Roy</text:p>
          </table:table-cell>
          <table:table-cell table:formula="of:=LOWER(SUBSTITUTE([.C593];&quot; &quot;;&quot;.&quot;))&amp;&quot;@yahoo.com&quot;" office:value-type="string" office:string-value="lane.roy@yahoo.com" calcext:value-type="string">
            <text:p>lane.roy@yahoo.com</text:p>
          </table:table-cell>
          <table:table-cell table:formula="of:=&quot;INSERT INTO testedb.customer VALUES(&quot; &amp; [.A593] &amp; &quot;, &quot; &amp; [.B593] &amp; &quot;, '&quot; &amp; [.C593] &amp; &quot;', '&quot; &amp; [.D593] &amp; &quot;');&quot;" office:value-type="string" office:string-value="INSERT INTO testedb.customer VALUES(592, 2, 'Lane Roy', 'lane.roy@yahoo.com');" calcext:value-type="string">
            <text:p>INSERT INTO testedb.customer VALUES(592, 2, 'Lane Roy', 'lane.roy@yahoo.com');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ni King</text:p>
          </table:table-cell>
          <table:table-cell table:formula="of:=LOWER(SUBSTITUTE([.C594];&quot; &quot;;&quot;.&quot;))&amp;&quot;@yahoo.com&quot;" office:value-type="string" office:string-value="lani.king@yahoo.com" calcext:value-type="string">
            <text:p>lani.king@yahoo.com</text:p>
          </table:table-cell>
          <table:table-cell table:formula="of:=&quot;INSERT INTO testedb.customer VALUES(&quot; &amp; [.A594] &amp; &quot;, &quot; &amp; [.B594] &amp; &quot;, '&quot; &amp; [.C594] &amp; &quot;', '&quot; &amp; [.D594] &amp; &quot;');&quot;" office:value-type="string" office:string-value="INSERT INTO testedb.customer VALUES(593, 2, 'Lani King', 'lani.king@yahoo.com');" calcext:value-type="string">
            <text:p>INSERT INTO testedb.customer VALUES(593, 2, 'Lani King', 'lani.king@yahoo.com');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ni Orr</text:p>
          </table:table-cell>
          <table:table-cell table:formula="of:=LOWER(SUBSTITUTE([.C595];&quot; &quot;;&quot;.&quot;))&amp;&quot;@yahoo.com&quot;" office:value-type="string" office:string-value="lani.orr@yahoo.com" calcext:value-type="string">
            <text:p>lani.orr@yahoo.com</text:p>
          </table:table-cell>
          <table:table-cell table:formula="of:=&quot;INSERT INTO testedb.customer VALUES(&quot; &amp; [.A595] &amp; &quot;, &quot; &amp; [.B595] &amp; &quot;, '&quot; &amp; [.C595] &amp; &quot;', '&quot; &amp; [.D595] &amp; &quot;');&quot;" office:value-type="string" office:string-value="INSERT INTO testedb.customer VALUES(594, 2, 'Lani Orr', 'lani.orr@yahoo.com');" calcext:value-type="string">
            <text:p>INSERT INTO testedb.customer VALUES(594, 2, 'Lani Orr', 'lani.orr@yahoo.com');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ni Peters</text:p>
          </table:table-cell>
          <table:table-cell table:formula="of:=LOWER(SUBSTITUTE([.C596];&quot; &quot;;&quot;.&quot;))&amp;&quot;@yahoo.com&quot;" office:value-type="string" office:string-value="lani.peters@yahoo.com" calcext:value-type="string">
            <text:p>lani.peters@yahoo.com</text:p>
          </table:table-cell>
          <table:table-cell table:formula="of:=&quot;INSERT INTO testedb.customer VALUES(&quot; &amp; [.A596] &amp; &quot;, &quot; &amp; [.B596] &amp; &quot;, '&quot; &amp; [.C596] &amp; &quot;', '&quot; &amp; [.D596] &amp; &quot;');&quot;" office:value-type="string" office:string-value="INSERT INTO testedb.customer VALUES(595, 2, 'Lani Peters', 'lani.peters@yahoo.com');" calcext:value-type="string">
            <text:p>INSERT INTO testedb.customer VALUES(595, 2, 'Lani Peters', 'lani.peters@yahoo.com');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ra Swanson</text:p>
          </table:table-cell>
          <table:table-cell table:formula="of:=LOWER(SUBSTITUTE([.C597];&quot; &quot;;&quot;.&quot;))&amp;&quot;@yahoo.com&quot;" office:value-type="string" office:string-value="lara.swanson@yahoo.com" calcext:value-type="string">
            <text:p>lara.swanson@yahoo.com</text:p>
          </table:table-cell>
          <table:table-cell table:formula="of:=&quot;INSERT INTO testedb.customer VALUES(&quot; &amp; [.A597] &amp; &quot;, &quot; &amp; [.B597] &amp; &quot;, '&quot; &amp; [.C597] &amp; &quot;', '&quot; &amp; [.D597] &amp; &quot;');&quot;" office:value-type="string" office:string-value="INSERT INTO testedb.customer VALUES(596, 2, 'Lara Swanson', 'lara.swanson@yahoo.com');" calcext:value-type="string">
            <text:p>INSERT INTO testedb.customer VALUES(596, 2, 'Lara Swanson', 'lara.swanson@yahoo.com');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reina Clayton</text:p>
          </table:table-cell>
          <table:table-cell table:formula="of:=LOWER(SUBSTITUTE([.C598];&quot; &quot;;&quot;.&quot;))&amp;&quot;@yahoo.com&quot;" office:value-type="string" office:string-value="lareina.clayton@yahoo.com" calcext:value-type="string">
            <text:p>lareina.clayton@yahoo.com</text:p>
          </table:table-cell>
          <table:table-cell table:formula="of:=&quot;INSERT INTO testedb.customer VALUES(&quot; &amp; [.A598] &amp; &quot;, &quot; &amp; [.B598] &amp; &quot;, '&quot; &amp; [.C598] &amp; &quot;', '&quot; &amp; [.D598] &amp; &quot;');&quot;" office:value-type="string" office:string-value="INSERT INTO testedb.customer VALUES(597, 2, 'Lareina Clayton', 'lareina.clayton@yahoo.com');" calcext:value-type="string">
            <text:p>INSERT INTO testedb.customer VALUES(597, 2, 'Lareina Clayton', 'lareina.clayton@yahoo.com');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rs Sweeney</text:p>
          </table:table-cell>
          <table:table-cell table:formula="of:=LOWER(SUBSTITUTE([.C599];&quot; &quot;;&quot;.&quot;))&amp;&quot;@yahoo.com&quot;" office:value-type="string" office:string-value="lars.sweeney@yahoo.com" calcext:value-type="string">
            <text:p>lars.sweeney@yahoo.com</text:p>
          </table:table-cell>
          <table:table-cell table:formula="of:=&quot;INSERT INTO testedb.customer VALUES(&quot; &amp; [.A599] &amp; &quot;, &quot; &amp; [.B599] &amp; &quot;, '&quot; &amp; [.C599] &amp; &quot;', '&quot; &amp; [.D599] &amp; &quot;');&quot;" office:value-type="string" office:string-value="INSERT INTO testedb.customer VALUES(598, 2, 'Lars Sweeney', 'lars.sweeney@yahoo.com');" calcext:value-type="string">
            <text:p>INSERT INTO testedb.customer VALUES(598, 2, 'Lars Sweeney', 'lars.sweeney@yahoo.com');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urel Reynolds</text:p>
          </table:table-cell>
          <table:table-cell table:formula="of:=LOWER(SUBSTITUTE([.C600];&quot; &quot;;&quot;.&quot;))&amp;&quot;@yahoo.com&quot;" office:value-type="string" office:string-value="laurel.reynolds@yahoo.com" calcext:value-type="string">
            <text:p>laurel.reynolds@yahoo.com</text:p>
          </table:table-cell>
          <table:table-cell table:formula="of:=&quot;INSERT INTO testedb.customer VALUES(&quot; &amp; [.A600] &amp; &quot;, &quot; &amp; [.B600] &amp; &quot;, '&quot; &amp; [.C600] &amp; &quot;', '&quot; &amp; [.D600] &amp; &quot;');&quot;" office:value-type="string" office:string-value="INSERT INTO testedb.customer VALUES(599, 2, 'Laurel Reynolds', 'laurel.reynolds@yahoo.com');" calcext:value-type="string">
            <text:p>INSERT INTO testedb.customer VALUES(599, 2, 'Laurel Reynolds', 'laurel.reynolds@yahoo.com');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Lawrence Kaufman</text:p>
          </table:table-cell>
          <table:table-cell table:formula="of:=LOWER(SUBSTITUTE([.C601];&quot; &quot;;&quot;.&quot;))&amp;&quot;@yahoo.com&quot;" office:value-type="string" office:string-value="lawrence.kaufman@yahoo.com" calcext:value-type="string">
            <text:p>lawrence.kaufman@yahoo.com</text:p>
          </table:table-cell>
          <table:table-cell table:formula="of:=&quot;INSERT INTO testedb.customer VALUES(&quot; &amp; [.A601] &amp; &quot;, &quot; &amp; [.B601] &amp; &quot;, '&quot; &amp; [.C601] &amp; &quot;', '&quot; &amp; [.D601] &amp; &quot;');&quot;" office:value-type="string" office:string-value="INSERT INTO testedb.customer VALUES(600, 1, 'Lawrence Kaufman', 'lawrence.kaufman@yahoo.com');" calcext:value-type="string">
            <text:p>INSERT INTO testedb.customer VALUES(600, 1, 'Lawrence Kaufman', 'lawrence.kaufman@yahoo.com');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ah Russo</text:p>
          </table:table-cell>
          <table:table-cell table:formula="of:=LOWER(SUBSTITUTE([.C602];&quot; &quot;;&quot;.&quot;))&amp;&quot;@yahoo.com&quot;" office:value-type="string" office:string-value="leah.russo@yahoo.com" calcext:value-type="string">
            <text:p>leah.russo@yahoo.com</text:p>
          </table:table-cell>
          <table:table-cell table:formula="of:=&quot;INSERT INTO testedb.customer VALUES(&quot; &amp; [.A602] &amp; &quot;, &quot; &amp; [.B602] &amp; &quot;, '&quot; &amp; [.C602] &amp; &quot;', '&quot; &amp; [.D602] &amp; &quot;');&quot;" office:value-type="string" office:string-value="INSERT INTO testedb.customer VALUES(601, 2, 'Leah Russo', 'leah.russo@yahoo.com');" calcext:value-type="string">
            <text:p>INSERT INTO testedb.customer VALUES(601, 2, 'Leah Russo', 'leah.russo@yahoo.com');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ah Walter</text:p>
          </table:table-cell>
          <table:table-cell table:formula="of:=LOWER(SUBSTITUTE([.C603];&quot; &quot;;&quot;.&quot;))&amp;&quot;@yahoo.com&quot;" office:value-type="string" office:string-value="leah.walter@yahoo.com" calcext:value-type="string">
            <text:p>leah.walter@yahoo.com</text:p>
          </table:table-cell>
          <table:table-cell table:formula="of:=&quot;INSERT INTO testedb.customer VALUES(&quot; &amp; [.A603] &amp; &quot;, &quot; &amp; [.B603] &amp; &quot;, '&quot; &amp; [.C603] &amp; &quot;', '&quot; &amp; [.D603] &amp; &quot;');&quot;" office:value-type="string" office:string-value="INSERT INTO testedb.customer VALUES(602, 2, 'Leah Walter', 'leah.walter@yahoo.com');" calcext:value-type="string">
            <text:p>INSERT INTO testedb.customer VALUES(602, 2, 'Leah Walter', 'leah.walter@yahoo.com');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andra Ramos</text:p>
          </table:table-cell>
          <table:table-cell table:formula="of:=LOWER(SUBSTITUTE([.C604];&quot; &quot;;&quot;.&quot;))&amp;&quot;@yahoo.com&quot;" office:value-type="string" office:string-value="leandra.ramos@yahoo.com" calcext:value-type="string">
            <text:p>leandra.ramos@yahoo.com</text:p>
          </table:table-cell>
          <table:table-cell table:formula="of:=&quot;INSERT INTO testedb.customer VALUES(&quot; &amp; [.A604] &amp; &quot;, &quot; &amp; [.B604] &amp; &quot;, '&quot; &amp; [.C604] &amp; &quot;', '&quot; &amp; [.D604] &amp; &quot;');&quot;" office:value-type="string" office:string-value="INSERT INTO testedb.customer VALUES(603, 2, 'Leandra Ramos', 'leandra.ramos@yahoo.com');" calcext:value-type="string">
            <text:p>INSERT INTO testedb.customer VALUES(603, 2, 'Leandra Ramos', 'leandra.ramos@yahoo.com');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ilani Swanson</text:p>
          </table:table-cell>
          <table:table-cell table:formula="of:=LOWER(SUBSTITUTE([.C605];&quot; &quot;;&quot;.&quot;))&amp;&quot;@yahoo.com&quot;" office:value-type="string" office:string-value="leilani.swanson@yahoo.com" calcext:value-type="string">
            <text:p>leilani.swanson@yahoo.com</text:p>
          </table:table-cell>
          <table:table-cell table:formula="of:=&quot;INSERT INTO testedb.customer VALUES(&quot; &amp; [.A605] &amp; &quot;, &quot; &amp; [.B605] &amp; &quot;, '&quot; &amp; [.C605] &amp; &quot;', '&quot; &amp; [.D605] &amp; &quot;');&quot;" office:value-type="string" office:string-value="INSERT INTO testedb.customer VALUES(604, 2, 'Leilani Swanson', 'leilani.swanson@yahoo.com');" calcext:value-type="string">
            <text:p>INSERT INTO testedb.customer VALUES(604, 2, 'Leilani Swanson', 'leilani.swanson@yahoo.com');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n Douglas</text:p>
          </table:table-cell>
          <table:table-cell table:formula="of:=LOWER(SUBSTITUTE([.C606];&quot; &quot;;&quot;.&quot;))&amp;&quot;@yahoo.com&quot;" office:value-type="string" office:string-value="len.douglas@yahoo.com" calcext:value-type="string">
            <text:p>len.douglas@yahoo.com</text:p>
          </table:table-cell>
          <table:table-cell table:formula="of:=&quot;INSERT INTO testedb.customer VALUES(&quot; &amp; [.A606] &amp; &quot;, &quot; &amp; [.B606] &amp; &quot;, '&quot; &amp; [.C606] &amp; &quot;', '&quot; &amp; [.D606] &amp; &quot;');&quot;" office:value-type="string" office:string-value="INSERT INTO testedb.customer VALUES(605, 2, 'Len Douglas', 'len.douglas@yahoo.com');" calcext:value-type="string">
            <text:p>INSERT INTO testedb.customer VALUES(605, 2, 'Len Douglas', 'len.douglas@yahoo.com');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n Johns</text:p>
          </table:table-cell>
          <table:table-cell table:formula="of:=LOWER(SUBSTITUTE([.C607];&quot; &quot;;&quot;.&quot;))&amp;&quot;@yahoo.com&quot;" office:value-type="string" office:string-value="len.johns@yahoo.com" calcext:value-type="string">
            <text:p>len.johns@yahoo.com</text:p>
          </table:table-cell>
          <table:table-cell table:formula="of:=&quot;INSERT INTO testedb.customer VALUES(&quot; &amp; [.A607] &amp; &quot;, &quot; &amp; [.B607] &amp; &quot;, '&quot; &amp; [.C607] &amp; &quot;', '&quot; &amp; [.D607] &amp; &quot;');&quot;" office:value-type="string" office:string-value="INSERT INTO testedb.customer VALUES(606, 2, 'Len Johns', 'len.johns@yahoo.com');" calcext:value-type="string">
            <text:p>INSERT INTO testedb.customer VALUES(606, 2, 'Len Johns', 'len.johns@yahoo.com');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nore Kirk</text:p>
          </table:table-cell>
          <table:table-cell table:formula="of:=LOWER(SUBSTITUTE([.C608];&quot; &quot;;&quot;.&quot;))&amp;&quot;@yahoo.com&quot;" office:value-type="string" office:string-value="lenore.kirk@yahoo.com" calcext:value-type="string">
            <text:p>lenore.kirk@yahoo.com</text:p>
          </table:table-cell>
          <table:table-cell table:formula="of:=&quot;INSERT INTO testedb.customer VALUES(&quot; &amp; [.A608] &amp; &quot;, &quot; &amp; [.B608] &amp; &quot;, '&quot; &amp; [.C608] &amp; &quot;', '&quot; &amp; [.D608] &amp; &quot;');&quot;" office:value-type="string" office:string-value="INSERT INTO testedb.customer VALUES(607, 2, 'Lenore Kirk', 'lenore.kirk@yahoo.com');" calcext:value-type="string">
            <text:p>INSERT INTO testedb.customer VALUES(607, 2, 'Lenore Kirk', 'lenore.kirk@yahoo.com');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o Atkins</text:p>
          </table:table-cell>
          <table:table-cell table:formula="of:=LOWER(SUBSTITUTE([.C609];&quot; &quot;;&quot;.&quot;))&amp;&quot;@yahoo.com&quot;" office:value-type="string" office:string-value="leo.atkins@yahoo.com" calcext:value-type="string">
            <text:p>leo.atkins@yahoo.com</text:p>
          </table:table-cell>
          <table:table-cell table:formula="of:=&quot;INSERT INTO testedb.customer VALUES(&quot; &amp; [.A609] &amp; &quot;, &quot; &amp; [.B609] &amp; &quot;, '&quot; &amp; [.C609] &amp; &quot;', '&quot; &amp; [.D609] &amp; &quot;');&quot;" office:value-type="string" office:string-value="INSERT INTO testedb.customer VALUES(608, 2, 'Leo Atkins', 'leo.atkins@yahoo.com');" calcext:value-type="string">
            <text:p>INSERT INTO testedb.customer VALUES(608, 2, 'Leo Atkins', 'leo.atkins@yahoo.com');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onard Good</text:p>
          </table:table-cell>
          <table:table-cell table:formula="of:=LOWER(SUBSTITUTE([.C610];&quot; &quot;;&quot;.&quot;))&amp;&quot;@yahoo.com&quot;" office:value-type="string" office:string-value="leonard.good@yahoo.com" calcext:value-type="string">
            <text:p>leonard.good@yahoo.com</text:p>
          </table:table-cell>
          <table:table-cell table:formula="of:=&quot;INSERT INTO testedb.customer VALUES(&quot; &amp; [.A610] &amp; &quot;, &quot; &amp; [.B610] &amp; &quot;, '&quot; &amp; [.C610] &amp; &quot;', '&quot; &amp; [.D610] &amp; &quot;');&quot;" office:value-type="string" office:string-value="INSERT INTO testedb.customer VALUES(609, 2, 'Leonard Good', 'leonard.good@yahoo.com');" calcext:value-type="string">
            <text:p>INSERT INTO testedb.customer VALUES(609, 2, 'Leonard Good', 'leonard.good@yahoo.com');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roy Barry</text:p>
          </table:table-cell>
          <table:table-cell table:formula="of:=LOWER(SUBSTITUTE([.C611];&quot; &quot;;&quot;.&quot;))&amp;&quot;@yahoo.com&quot;" office:value-type="string" office:string-value="leroy.barry@yahoo.com" calcext:value-type="string">
            <text:p>leroy.barry@yahoo.com</text:p>
          </table:table-cell>
          <table:table-cell table:formula="of:=&quot;INSERT INTO testedb.customer VALUES(&quot; &amp; [.A611] &amp; &quot;, &quot; &amp; [.B611] &amp; &quot;, '&quot; &amp; [.C611] &amp; &quot;', '&quot; &amp; [.D611] &amp; &quot;');&quot;" office:value-type="string" office:string-value="INSERT INTO testedb.customer VALUES(610, 2, 'Leroy Barry', 'leroy.barry@yahoo.com');" calcext:value-type="string">
            <text:p>INSERT INTO testedb.customer VALUES(610, 2, 'Leroy Barry', 'leroy.barry@yahoo.com');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slie Robertson</text:p>
          </table:table-cell>
          <table:table-cell table:formula="of:=LOWER(SUBSTITUTE([.C612];&quot; &quot;;&quot;.&quot;))&amp;&quot;@yahoo.com&quot;" office:value-type="string" office:string-value="leslie.robertson@yahoo.com" calcext:value-type="string">
            <text:p>leslie.robertson@yahoo.com</text:p>
          </table:table-cell>
          <table:table-cell table:formula="of:=&quot;INSERT INTO testedb.customer VALUES(&quot; &amp; [.A612] &amp; &quot;, &quot; &amp; [.B612] &amp; &quot;, '&quot; &amp; [.C612] &amp; &quot;', '&quot; &amp; [.D612] &amp; &quot;');&quot;" office:value-type="string" office:string-value="INSERT INTO testedb.customer VALUES(611, 2, 'Leslie Robertson', 'leslie.robertson@yahoo.com');" calcext:value-type="string">
            <text:p>INSERT INTO testedb.customer VALUES(611, 2, 'Leslie Robertson', 'leslie.robertson@yahoo.com');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ster Sweet</text:p>
          </table:table-cell>
          <table:table-cell table:formula="of:=LOWER(SUBSTITUTE([.C613];&quot; &quot;;&quot;.&quot;))&amp;&quot;@yahoo.com&quot;" office:value-type="string" office:string-value="lester.sweet@yahoo.com" calcext:value-type="string">
            <text:p>lester.sweet@yahoo.com</text:p>
          </table:table-cell>
          <table:table-cell table:formula="of:=&quot;INSERT INTO testedb.customer VALUES(&quot; &amp; [.A613] &amp; &quot;, &quot; &amp; [.B613] &amp; &quot;, '&quot; &amp; [.C613] &amp; &quot;', '&quot; &amp; [.D613] &amp; &quot;');&quot;" office:value-type="string" office:string-value="INSERT INTO testedb.customer VALUES(612, 2, 'Lester Sweet', 'lester.sweet@yahoo.com');" calcext:value-type="string">
            <text:p>INSERT INTO testedb.customer VALUES(612, 2, 'Lester Sweet', 'lester.sweet@yahoo.com');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v Tate</text:p>
          </table:table-cell>
          <table:table-cell table:formula="of:=LOWER(SUBSTITUTE([.C614];&quot; &quot;;&quot;.&quot;))&amp;&quot;@yahoo.com&quot;" office:value-type="string" office:string-value="lev.tate@yahoo.com" calcext:value-type="string">
            <text:p>lev.tate@yahoo.com</text:p>
          </table:table-cell>
          <table:table-cell table:formula="of:=&quot;INSERT INTO testedb.customer VALUES(&quot; &amp; [.A614] &amp; &quot;, &quot; &amp; [.B614] &amp; &quot;, '&quot; &amp; [.C614] &amp; &quot;', '&quot; &amp; [.D614] &amp; &quot;');&quot;" office:value-type="string" office:string-value="INSERT INTO testedb.customer VALUES(613, 2, 'Lev Tate', 'lev.tate@yahoo.com');" calcext:value-type="string">
            <text:p>INSERT INTO testedb.customer VALUES(613, 2, 'Lev Tate', 'lev.tate@yahoo.com');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vi Owens</text:p>
          </table:table-cell>
          <table:table-cell table:formula="of:=LOWER(SUBSTITUTE([.C615];&quot; &quot;;&quot;.&quot;))&amp;&quot;@yahoo.com&quot;" office:value-type="string" office:string-value="levi.owens@yahoo.com" calcext:value-type="string">
            <text:p>levi.owens@yahoo.com</text:p>
          </table:table-cell>
          <table:table-cell table:formula="of:=&quot;INSERT INTO testedb.customer VALUES(&quot; &amp; [.A615] &amp; &quot;, &quot; &amp; [.B615] &amp; &quot;, '&quot; &amp; [.C615] &amp; &quot;', '&quot; &amp; [.D615] &amp; &quot;');&quot;" office:value-type="string" office:string-value="INSERT INTO testedb.customer VALUES(614, 2, 'Levi Owens', 'levi.owens@yahoo.com');" calcext:value-type="string">
            <text:p>INSERT INTO testedb.customer VALUES(614, 2, 'Levi Owens', 'levi.owens@yahoo.com');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vi Patrick</text:p>
          </table:table-cell>
          <table:table-cell table:formula="of:=LOWER(SUBSTITUTE([.C616];&quot; &quot;;&quot;.&quot;))&amp;&quot;@yahoo.com&quot;" office:value-type="string" office:string-value="levi.patrick@yahoo.com" calcext:value-type="string">
            <text:p>levi.patrick@yahoo.com</text:p>
          </table:table-cell>
          <table:table-cell table:formula="of:=&quot;INSERT INTO testedb.customer VALUES(&quot; &amp; [.A616] &amp; &quot;, &quot; &amp; [.B616] &amp; &quot;, '&quot; &amp; [.C616] &amp; &quot;', '&quot; &amp; [.D616] &amp; &quot;');&quot;" office:value-type="string" office:string-value="INSERT INTO testedb.customer VALUES(615, 2, 'Levi Patrick', 'levi.patrick@yahoo.com');" calcext:value-type="string">
            <text:p>INSERT INTO testedb.customer VALUES(615, 2, 'Levi Patrick', 'levi.patrick@yahoo.com');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wis Calhoun</text:p>
          </table:table-cell>
          <table:table-cell table:formula="of:=LOWER(SUBSTITUTE([.C617];&quot; &quot;;&quot;.&quot;))&amp;&quot;@yahoo.com&quot;" office:value-type="string" office:string-value="lewis.calhoun@yahoo.com" calcext:value-type="string">
            <text:p>lewis.calhoun@yahoo.com</text:p>
          </table:table-cell>
          <table:table-cell table:formula="of:=&quot;INSERT INTO testedb.customer VALUES(&quot; &amp; [.A617] &amp; &quot;, &quot; &amp; [.B617] &amp; &quot;, '&quot; &amp; [.C617] &amp; &quot;', '&quot; &amp; [.D617] &amp; &quot;');&quot;" office:value-type="string" office:string-value="INSERT INTO testedb.customer VALUES(616, 2, 'Lewis Calhoun', 'lewis.calhoun@yahoo.com');" calcext:value-type="string">
            <text:p>INSERT INTO testedb.customer VALUES(616, 2, 'Lewis Calhoun', 'lewis.calhoun@yahoo.com');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berty Farley</text:p>
          </table:table-cell>
          <table:table-cell table:formula="of:=LOWER(SUBSTITUTE([.C618];&quot; &quot;;&quot;.&quot;))&amp;&quot;@yahoo.com&quot;" office:value-type="string" office:string-value="liberty.farley@yahoo.com" calcext:value-type="string">
            <text:p>liberty.farley@yahoo.com</text:p>
          </table:table-cell>
          <table:table-cell table:formula="of:=&quot;INSERT INTO testedb.customer VALUES(&quot; &amp; [.A618] &amp; &quot;, &quot; &amp; [.B618] &amp; &quot;, '&quot; &amp; [.C618] &amp; &quot;', '&quot; &amp; [.D618] &amp; &quot;');&quot;" office:value-type="string" office:string-value="INSERT INTO testedb.customer VALUES(617, 2, 'Liberty Farley', 'liberty.farley@yahoo.com');" calcext:value-type="string">
            <text:p>INSERT INTO testedb.customer VALUES(617, 2, 'Liberty Farley', 'liberty.farley@yahoo.com');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la Nguyen</text:p>
          </table:table-cell>
          <table:table-cell table:formula="of:=LOWER(SUBSTITUTE([.C619];&quot; &quot;;&quot;.&quot;))&amp;&quot;@yahoo.com&quot;" office:value-type="string" office:string-value="lila.nguyen@yahoo.com" calcext:value-type="string">
            <text:p>lila.nguyen@yahoo.com</text:p>
          </table:table-cell>
          <table:table-cell table:formula="of:=&quot;INSERT INTO testedb.customer VALUES(&quot; &amp; [.A619] &amp; &quot;, &quot; &amp; [.B619] &amp; &quot;, '&quot; &amp; [.C619] &amp; &quot;', '&quot; &amp; [.D619] &amp; &quot;');&quot;" office:value-type="string" office:string-value="INSERT INTO testedb.customer VALUES(618, 2, 'Lila Nguyen', 'lila.nguyen@yahoo.com');" calcext:value-type="string">
            <text:p>INSERT INTO testedb.customer VALUES(618, 2, 'Lila Nguyen', 'lila.nguyen@yahoo.com');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la Roach</text:p>
          </table:table-cell>
          <table:table-cell table:formula="of:=LOWER(SUBSTITUTE([.C620];&quot; &quot;;&quot;.&quot;))&amp;&quot;@yahoo.com&quot;" office:value-type="string" office:string-value="lila.roach@yahoo.com" calcext:value-type="string">
            <text:p>lila.roach@yahoo.com</text:p>
          </table:table-cell>
          <table:table-cell table:formula="of:=&quot;INSERT INTO testedb.customer VALUES(&quot; &amp; [.A620] &amp; &quot;, &quot; &amp; [.B620] &amp; &quot;, '&quot; &amp; [.C620] &amp; &quot;', '&quot; &amp; [.D620] &amp; &quot;');&quot;" office:value-type="string" office:string-value="INSERT INTO testedb.customer VALUES(619, 2, 'Lila Roach', 'lila.roach@yahoo.com');" calcext:value-type="string">
            <text:p>INSERT INTO testedb.customer VALUES(619, 2, 'Lila Roach', 'lila.roach@yahoo.com');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table:style-name="Default" office:value-type="float" office:value="3" calcext:value-type="float">
            <text:p>3</text:p>
          </table:table-cell>
          <table:table-cell office:value-type="string" calcext:value-type="string">
            <text:p>Lila Stevenson</text:p>
          </table:table-cell>
          <table:table-cell table:formula="of:=LOWER(SUBSTITUTE([.C621];&quot; &quot;;&quot;.&quot;))&amp;&quot;@yahoo.com&quot;" office:value-type="string" office:string-value="lila.stevenson@yahoo.com" calcext:value-type="string">
            <text:p>lila.stevenson@yahoo.com</text:p>
          </table:table-cell>
          <table:table-cell table:formula="of:=&quot;INSERT INTO testedb.customer VALUES(&quot; &amp; [.A621] &amp; &quot;, &quot; &amp; [.B621] &amp; &quot;, '&quot; &amp; [.C621] &amp; &quot;', '&quot; &amp; [.D621] &amp; &quot;');&quot;" office:value-type="string" office:string-value="INSERT INTO testedb.customer VALUES(620, 3, 'Lila Stevenson', 'lila.stevenson@yahoo.com');" calcext:value-type="string">
            <text:p>INSERT INTO testedb.customer VALUES(620, 3, 'Lila Stevenson', 'lila.stevenson@yahoo.com');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lah Douglas</text:p>
          </table:table-cell>
          <table:table-cell table:formula="of:=LOWER(SUBSTITUTE([.C622];&quot; &quot;;&quot;.&quot;))&amp;&quot;@yahoo.com&quot;" office:value-type="string" office:string-value="lilah.douglas@yahoo.com" calcext:value-type="string">
            <text:p>lilah.douglas@yahoo.com</text:p>
          </table:table-cell>
          <table:table-cell table:formula="of:=&quot;INSERT INTO testedb.customer VALUES(&quot; &amp; [.A622] &amp; &quot;, &quot; &amp; [.B622] &amp; &quot;, '&quot; &amp; [.C622] &amp; &quot;', '&quot; &amp; [.D622] &amp; &quot;');&quot;" office:value-type="string" office:string-value="INSERT INTO testedb.customer VALUES(621, 2, 'Lilah Douglas', 'lilah.douglas@yahoo.com');" calcext:value-type="string">
            <text:p>INSERT INTO testedb.customer VALUES(621, 2, 'Lilah Douglas', 'lilah.douglas@yahoo.com');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llian Briggs</text:p>
          </table:table-cell>
          <table:table-cell table:formula="of:=LOWER(SUBSTITUTE([.C623];&quot; &quot;;&quot;.&quot;))&amp;&quot;@yahoo.com&quot;" office:value-type="string" office:string-value="lillian.briggs@yahoo.com" calcext:value-type="string">
            <text:p>lillian.briggs@yahoo.com</text:p>
          </table:table-cell>
          <table:table-cell table:formula="of:=&quot;INSERT INTO testedb.customer VALUES(&quot; &amp; [.A623] &amp; &quot;, &quot; &amp; [.B623] &amp; &quot;, '&quot; &amp; [.C623] &amp; &quot;', '&quot; &amp; [.D623] &amp; &quot;');&quot;" office:value-type="string" office:string-value="INSERT INTO testedb.customer VALUES(622, 2, 'Lillian Briggs', 'lillian.briggs@yahoo.com');" calcext:value-type="string">
            <text:p>INSERT INTO testedb.customer VALUES(622, 2, 'Lillian Briggs', 'lillian.briggs@yahoo.com');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llith Byrd</text:p>
          </table:table-cell>
          <table:table-cell table:formula="of:=LOWER(SUBSTITUTE([.C624];&quot; &quot;;&quot;.&quot;))&amp;&quot;@yahoo.com&quot;" office:value-type="string" office:string-value="lillith.byrd@yahoo.com" calcext:value-type="string">
            <text:p>lillith.byrd@yahoo.com</text:p>
          </table:table-cell>
          <table:table-cell table:formula="of:=&quot;INSERT INTO testedb.customer VALUES(&quot; &amp; [.A624] &amp; &quot;, &quot; &amp; [.B624] &amp; &quot;, '&quot; &amp; [.C624] &amp; &quot;', '&quot; &amp; [.D624] &amp; &quot;');&quot;" office:value-type="string" office:string-value="INSERT INTO testedb.customer VALUES(623, 2, 'Lillith Byrd', 'lillith.byrd@yahoo.com');" calcext:value-type="string">
            <text:p>INSERT INTO testedb.customer VALUES(623, 2, 'Lillith Byrd', 'lillith.byrd@yahoo.com');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onel Thornton</text:p>
          </table:table-cell>
          <table:table-cell table:formula="of:=LOWER(SUBSTITUTE([.C625];&quot; &quot;;&quot;.&quot;))&amp;&quot;@yahoo.com&quot;" office:value-type="string" office:string-value="lionel.thornton@yahoo.com" calcext:value-type="string">
            <text:p>lionel.thornton@yahoo.com</text:p>
          </table:table-cell>
          <table:table-cell table:formula="of:=&quot;INSERT INTO testedb.customer VALUES(&quot; &amp; [.A625] &amp; &quot;, &quot; &amp; [.B625] &amp; &quot;, '&quot; &amp; [.C625] &amp; &quot;', '&quot; &amp; [.D625] &amp; &quot;');&quot;" office:value-type="string" office:string-value="INSERT INTO testedb.customer VALUES(624, 2, 'Lionel Thornton', 'lionel.thornton@yahoo.com');" calcext:value-type="string">
            <text:p>INSERT INTO testedb.customer VALUES(624, 2, 'Lionel Thornton', 'lionel.thornton@yahoo.com');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onel Tyson</text:p>
          </table:table-cell>
          <table:table-cell table:formula="of:=LOWER(SUBSTITUTE([.C626];&quot; &quot;;&quot;.&quot;))&amp;&quot;@yahoo.com&quot;" office:value-type="string" office:string-value="lionel.tyson@yahoo.com" calcext:value-type="string">
            <text:p>lionel.tyson@yahoo.com</text:p>
          </table:table-cell>
          <table:table-cell table:formula="of:=&quot;INSERT INTO testedb.customer VALUES(&quot; &amp; [.A626] &amp; &quot;, &quot; &amp; [.B626] &amp; &quot;, '&quot; &amp; [.C626] &amp; &quot;', '&quot; &amp; [.D626] &amp; &quot;');&quot;" office:value-type="string" office:string-value="INSERT INTO testedb.customer VALUES(625, 2, 'Lionel Tyson', 'lionel.tyson@yahoo.com');" calcext:value-type="string">
            <text:p>INSERT INTO testedb.customer VALUES(625, 2, 'Lionel Tyson', 'lionel.tyson@yahoo.com');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n Neal</text:p>
          </table:table-cell>
          <table:table-cell table:formula="of:=LOWER(SUBSTITUTE([.C627];&quot; &quot;;&quot;.&quot;))&amp;&quot;@yahoo.com&quot;" office:value-type="string" office:string-value="logan.neal@yahoo.com" calcext:value-type="string">
            <text:p>logan.neal@yahoo.com</text:p>
          </table:table-cell>
          <table:table-cell table:formula="of:=&quot;INSERT INTO testedb.customer VALUES(&quot; &amp; [.A627] &amp; &quot;, &quot; &amp; [.B627] &amp; &quot;, '&quot; &amp; [.C627] &amp; &quot;', '&quot; &amp; [.D627] &amp; &quot;');&quot;" office:value-type="string" office:string-value="INSERT INTO testedb.customer VALUES(626, 2, 'Logan Neal', 'logan.neal@yahoo.com');" calcext:value-type="string">
            <text:p>INSERT INTO testedb.customer VALUES(626, 2, 'Logan Neal', 'logan.neal@yahoo.com');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uis Bryan</text:p>
          </table:table-cell>
          <table:table-cell table:formula="of:=LOWER(SUBSTITUTE([.C628];&quot; &quot;;&quot;.&quot;))&amp;&quot;@yahoo.com&quot;" office:value-type="string" office:string-value="louis.bryan@yahoo.com" calcext:value-type="string">
            <text:p>louis.bryan@yahoo.com</text:p>
          </table:table-cell>
          <table:table-cell table:formula="of:=&quot;INSERT INTO testedb.customer VALUES(&quot; &amp; [.A628] &amp; &quot;, &quot; &amp; [.B628] &amp; &quot;, '&quot; &amp; [.C628] &amp; &quot;', '&quot; &amp; [.D628] &amp; &quot;');&quot;" office:value-type="string" office:string-value="INSERT INTO testedb.customer VALUES(627, 2, 'Louis Bryan', 'louis.bryan@yahoo.com');" calcext:value-type="string">
            <text:p>INSERT INTO testedb.customer VALUES(627, 2, 'Louis Bryan', 'louis.bryan@yahoo.com');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uis Hudson</text:p>
          </table:table-cell>
          <table:table-cell table:formula="of:=LOWER(SUBSTITUTE([.C629];&quot; &quot;;&quot;.&quot;))&amp;&quot;@yahoo.com&quot;" office:value-type="string" office:string-value="louis.hudson@yahoo.com" calcext:value-type="string">
            <text:p>louis.hudson@yahoo.com</text:p>
          </table:table-cell>
          <table:table-cell table:formula="of:=&quot;INSERT INTO testedb.customer VALUES(&quot; &amp; [.A629] &amp; &quot;, &quot; &amp; [.B629] &amp; &quot;, '&quot; &amp; [.C629] &amp; &quot;', '&quot; &amp; [.D629] &amp; &quot;');&quot;" office:value-type="string" office:string-value="INSERT INTO testedb.customer VALUES(628, 2, 'Louis Hudson', 'louis.hudson@yahoo.com');" calcext:value-type="string">
            <text:p>INSERT INTO testedb.customer VALUES(628, 2, 'Louis Hudson', 'louis.hudson@yahoo.com');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ucian Burt</text:p>
          </table:table-cell>
          <table:table-cell table:formula="of:=LOWER(SUBSTITUTE([.C630];&quot; &quot;;&quot;.&quot;))&amp;&quot;@yahoo.com&quot;" office:value-type="string" office:string-value="lucian.burt@yahoo.com" calcext:value-type="string">
            <text:p>lucian.burt@yahoo.com</text:p>
          </table:table-cell>
          <table:table-cell table:formula="of:=&quot;INSERT INTO testedb.customer VALUES(&quot; &amp; [.A630] &amp; &quot;, &quot; &amp; [.B630] &amp; &quot;, '&quot; &amp; [.C630] &amp; &quot;', '&quot; &amp; [.D630] &amp; &quot;');&quot;" office:value-type="string" office:string-value="INSERT INTO testedb.customer VALUES(629, 2, 'Lucian Burt', 'lucian.burt@yahoo.com');" calcext:value-type="string">
            <text:p>INSERT INTO testedb.customer VALUES(629, 2, 'Lucian Burt', 'lucian.burt@yahoo.com');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ucian Hampton</text:p>
          </table:table-cell>
          <table:table-cell table:formula="of:=LOWER(SUBSTITUTE([.C631];&quot; &quot;;&quot;.&quot;))&amp;&quot;@yahoo.com&quot;" office:value-type="string" office:string-value="lucian.hampton@yahoo.com" calcext:value-type="string">
            <text:p>lucian.hampton@yahoo.com</text:p>
          </table:table-cell>
          <table:table-cell table:formula="of:=&quot;INSERT INTO testedb.customer VALUES(&quot; &amp; [.A631] &amp; &quot;, &quot; &amp; [.B631] &amp; &quot;, '&quot; &amp; [.C631] &amp; &quot;', '&quot; &amp; [.D631] &amp; &quot;');&quot;" office:value-type="string" office:string-value="INSERT INTO testedb.customer VALUES(630, 2, 'Lucian Hampton', 'lucian.hampton@yahoo.com');" calcext:value-type="string">
            <text:p>INSERT INTO testedb.customer VALUES(630, 2, 'Lucian Hampton', 'lucian.hampton@yahoo.com');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uke Ellis</text:p>
          </table:table-cell>
          <table:table-cell table:formula="of:=LOWER(SUBSTITUTE([.C632];&quot; &quot;;&quot;.&quot;))&amp;&quot;@yahoo.com&quot;" office:value-type="string" office:string-value="luke.ellis@yahoo.com" calcext:value-type="string">
            <text:p>luke.ellis@yahoo.com</text:p>
          </table:table-cell>
          <table:table-cell table:formula="of:=&quot;INSERT INTO testedb.customer VALUES(&quot; &amp; [.A632] &amp; &quot;, &quot; &amp; [.B632] &amp; &quot;, '&quot; &amp; [.C632] &amp; &quot;', '&quot; &amp; [.D632] &amp; &quot;');&quot;" office:value-type="string" office:string-value="INSERT INTO testedb.customer VALUES(631, 2, 'Luke Ellis', 'luke.ellis@yahoo.com');" calcext:value-type="string">
            <text:p>INSERT INTO testedb.customer VALUES(631, 2, 'Luke Ellis', 'luke.ellis@yahoo.com');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unea Hansen</text:p>
          </table:table-cell>
          <table:table-cell table:formula="of:=LOWER(SUBSTITUTE([.C633];&quot; &quot;;&quot;.&quot;))&amp;&quot;@yahoo.com&quot;" office:value-type="string" office:string-value="lunea.hansen@yahoo.com" calcext:value-type="string">
            <text:p>lunea.hansen@yahoo.com</text:p>
          </table:table-cell>
          <table:table-cell table:formula="of:=&quot;INSERT INTO testedb.customer VALUES(&quot; &amp; [.A633] &amp; &quot;, &quot; &amp; [.B633] &amp; &quot;, '&quot; &amp; [.C633] &amp; &quot;', '&quot; &amp; [.D633] &amp; &quot;');&quot;" office:value-type="string" office:string-value="INSERT INTO testedb.customer VALUES(632, 2, 'Lunea Hansen', 'lunea.hansen@yahoo.com');" calcext:value-type="string">
            <text:p>INSERT INTO testedb.customer VALUES(632, 2, 'Lunea Hansen', 'lunea.hansen@yahoo.com');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unea Rodriguez</text:p>
          </table:table-cell>
          <table:table-cell table:formula="of:=LOWER(SUBSTITUTE([.C634];&quot; &quot;;&quot;.&quot;))&amp;&quot;@yahoo.com&quot;" office:value-type="string" office:string-value="lunea.rodriguez@yahoo.com" calcext:value-type="string">
            <text:p>lunea.rodriguez@yahoo.com</text:p>
          </table:table-cell>
          <table:table-cell table:formula="of:=&quot;INSERT INTO testedb.customer VALUES(&quot; &amp; [.A634] &amp; &quot;, &quot; &amp; [.B634] &amp; &quot;, '&quot; &amp; [.C634] &amp; &quot;', '&quot; &amp; [.D634] &amp; &quot;');&quot;" office:value-type="string" office:string-value="INSERT INTO testedb.customer VALUES(633, 2, 'Lunea Rodriguez', 'lunea.rodriguez@yahoo.com');" calcext:value-type="string">
            <text:p>INSERT INTO testedb.customer VALUES(633, 2, 'Lunea Rodriguez', 'lunea.rodriguez@yahoo.com');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unea Vazquez</text:p>
          </table:table-cell>
          <table:table-cell table:formula="of:=LOWER(SUBSTITUTE([.C635];&quot; &quot;;&quot;.&quot;))&amp;&quot;@yahoo.com&quot;" office:value-type="string" office:string-value="lunea.vazquez@yahoo.com" calcext:value-type="string">
            <text:p>lunea.vazquez@yahoo.com</text:p>
          </table:table-cell>
          <table:table-cell table:formula="of:=&quot;INSERT INTO testedb.customer VALUES(&quot; &amp; [.A635] &amp; &quot;, &quot; &amp; [.B635] &amp; &quot;, '&quot; &amp; [.C635] &amp; &quot;', '&quot; &amp; [.D635] &amp; &quot;');&quot;" office:value-type="string" office:string-value="INSERT INTO testedb.customer VALUES(634, 2, 'Lunea Vazquez', 'lunea.vazquez@yahoo.com');" calcext:value-type="string">
            <text:p>INSERT INTO testedb.customer VALUES(634, 2, 'Lunea Vazquez', 'lunea.vazquez@yahoo.com');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ydia Carter</text:p>
          </table:table-cell>
          <table:table-cell table:formula="of:=LOWER(SUBSTITUTE([.C636];&quot; &quot;;&quot;.&quot;))&amp;&quot;@yahoo.com&quot;" office:value-type="string" office:string-value="lydia.carter@yahoo.com" calcext:value-type="string">
            <text:p>lydia.carter@yahoo.com</text:p>
          </table:table-cell>
          <table:table-cell table:formula="of:=&quot;INSERT INTO testedb.customer VALUES(&quot; &amp; [.A636] &amp; &quot;, &quot; &amp; [.B636] &amp; &quot;, '&quot; &amp; [.C636] &amp; &quot;', '&quot; &amp; [.D636] &amp; &quot;');&quot;" office:value-type="string" office:string-value="INSERT INTO testedb.customer VALUES(635, 2, 'Lydia Carter', 'lydia.carter@yahoo.com');" calcext:value-type="string">
            <text:p>INSERT INTO testedb.customer VALUES(635, 2, 'Lydia Carter', 'lydia.carter@yahoo.com');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ydia Mason</text:p>
          </table:table-cell>
          <table:table-cell table:formula="of:=LOWER(SUBSTITUTE([.C637];&quot; &quot;;&quot;.&quot;))&amp;&quot;@yahoo.com&quot;" office:value-type="string" office:string-value="lydia.mason@yahoo.com" calcext:value-type="string">
            <text:p>lydia.mason@yahoo.com</text:p>
          </table:table-cell>
          <table:table-cell table:formula="of:=&quot;INSERT INTO testedb.customer VALUES(&quot; &amp; [.A637] &amp; &quot;, &quot; &amp; [.B637] &amp; &quot;, '&quot; &amp; [.C637] &amp; &quot;', '&quot; &amp; [.D637] &amp; &quot;');&quot;" office:value-type="string" office:string-value="INSERT INTO testedb.customer VALUES(636, 2, 'Lydia Mason', 'lydia.mason@yahoo.com');" calcext:value-type="string">
            <text:p>INSERT INTO testedb.customer VALUES(636, 2, 'Lydia Mason', 'lydia.mason@yahoo.com');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ydia Vasquez</text:p>
          </table:table-cell>
          <table:table-cell table:formula="of:=LOWER(SUBSTITUTE([.C638];&quot; &quot;;&quot;.&quot;))&amp;&quot;@yahoo.com&quot;" office:value-type="string" office:string-value="lydia.vasquez@yahoo.com" calcext:value-type="string">
            <text:p>lydia.vasquez@yahoo.com</text:p>
          </table:table-cell>
          <table:table-cell table:formula="of:=&quot;INSERT INTO testedb.customer VALUES(&quot; &amp; [.A638] &amp; &quot;, &quot; &amp; [.B638] &amp; &quot;, '&quot; &amp; [.C638] &amp; &quot;', '&quot; &amp; [.D638] &amp; &quot;');&quot;" office:value-type="string" office:string-value="INSERT INTO testedb.customer VALUES(637, 2, 'Lydia Vasquez', 'lydia.vasquez@yahoo.com');" calcext:value-type="string">
            <text:p>INSERT INTO testedb.customer VALUES(637, 2, 'Lydia Vasquez', 'lydia.vasquez@yahoo.com');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yle Shelton</text:p>
          </table:table-cell>
          <table:table-cell table:formula="of:=LOWER(SUBSTITUTE([.C639];&quot; &quot;;&quot;.&quot;))&amp;&quot;@yahoo.com&quot;" office:value-type="string" office:string-value="lyle.shelton@yahoo.com" calcext:value-type="string">
            <text:p>lyle.shelton@yahoo.com</text:p>
          </table:table-cell>
          <table:table-cell table:formula="of:=&quot;INSERT INTO testedb.customer VALUES(&quot; &amp; [.A639] &amp; &quot;, &quot; &amp; [.B639] &amp; &quot;, '&quot; &amp; [.C639] &amp; &quot;', '&quot; &amp; [.D639] &amp; &quot;');&quot;" office:value-type="string" office:string-value="INSERT INTO testedb.customer VALUES(638, 2, 'Lyle Shelton', 'lyle.shelton@yahoo.com');" calcext:value-type="string">
            <text:p>INSERT INTO testedb.customer VALUES(638, 2, 'Lyle Shelton', 'lyle.shelton@yahoo.com');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yle Sloan</text:p>
          </table:table-cell>
          <table:table-cell table:formula="of:=LOWER(SUBSTITUTE([.C640];&quot; &quot;;&quot;.&quot;))&amp;&quot;@yahoo.com&quot;" office:value-type="string" office:string-value="lyle.sloan@yahoo.com" calcext:value-type="string">
            <text:p>lyle.sloan@yahoo.com</text:p>
          </table:table-cell>
          <table:table-cell table:formula="of:=&quot;INSERT INTO testedb.customer VALUES(&quot; &amp; [.A640] &amp; &quot;, &quot; &amp; [.B640] &amp; &quot;, '&quot; &amp; [.C640] &amp; &quot;', '&quot; &amp; [.D640] &amp; &quot;');&quot;" office:value-type="string" office:string-value="INSERT INTO testedb.customer VALUES(639, 2, 'Lyle Sloan', 'lyle.sloan@yahoo.com');" calcext:value-type="string">
            <text:p>INSERT INTO testedb.customer VALUES(639, 2, 'Lyle Sloan', 'lyle.sloan@yahoo.com');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ynn Cain</text:p>
          </table:table-cell>
          <table:table-cell table:formula="of:=LOWER(SUBSTITUTE([.C641];&quot; &quot;;&quot;.&quot;))&amp;&quot;@yahoo.com&quot;" office:value-type="string" office:string-value="lynn.cain@yahoo.com" calcext:value-type="string">
            <text:p>lynn.cain@yahoo.com</text:p>
          </table:table-cell>
          <table:table-cell table:formula="of:=&quot;INSERT INTO testedb.customer VALUES(&quot; &amp; [.A641] &amp; &quot;, &quot; &amp; [.B641] &amp; &quot;, '&quot; &amp; [.C641] &amp; &quot;', '&quot; &amp; [.D641] &amp; &quot;');&quot;" office:value-type="string" office:string-value="INSERT INTO testedb.customer VALUES(640, 2, 'Lynn Cain', 'lynn.cain@yahoo.com');" calcext:value-type="string">
            <text:p>INSERT INTO testedb.customer VALUES(640, 2, 'Lynn Cain', 'lynn.cain@yahoo.com');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ysandra Kelly</text:p>
          </table:table-cell>
          <table:table-cell table:formula="of:=LOWER(SUBSTITUTE([.C642];&quot; &quot;;&quot;.&quot;))&amp;&quot;@yahoo.com&quot;" office:value-type="string" office:string-value="lysandra.kelly@yahoo.com" calcext:value-type="string">
            <text:p>lysandra.kelly@yahoo.com</text:p>
          </table:table-cell>
          <table:table-cell table:formula="of:=&quot;INSERT INTO testedb.customer VALUES(&quot; &amp; [.A642] &amp; &quot;, &quot; &amp; [.B642] &amp; &quot;, '&quot; &amp; [.C642] &amp; &quot;', '&quot; &amp; [.D642] &amp; &quot;');&quot;" office:value-type="string" office:string-value="INSERT INTO testedb.customer VALUES(641, 2, 'Lysandra Kelly', 'lysandra.kelly@yahoo.com');" calcext:value-type="string">
            <text:p>INSERT INTO testedb.customer VALUES(641, 2, 'Lysandra Kelly', 'lysandra.kelly@yahoo.com');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cey Ayers</text:p>
          </table:table-cell>
          <table:table-cell table:formula="of:=LOWER(SUBSTITUTE([.C643];&quot; &quot;;&quot;.&quot;))&amp;&quot;@yahoo.com&quot;" office:value-type="string" office:string-value="macey.ayers@yahoo.com" calcext:value-type="string">
            <text:p>macey.ayers@yahoo.com</text:p>
          </table:table-cell>
          <table:table-cell table:formula="of:=&quot;INSERT INTO testedb.customer VALUES(&quot; &amp; [.A643] &amp; &quot;, &quot; &amp; [.B643] &amp; &quot;, '&quot; &amp; [.C643] &amp; &quot;', '&quot; &amp; [.D643] &amp; &quot;');&quot;" office:value-type="string" office:string-value="INSERT INTO testedb.customer VALUES(642, 2, 'Macey Ayers', 'macey.ayers@yahoo.com');" calcext:value-type="string">
            <text:p>INSERT INTO testedb.customer VALUES(642, 2, 'Macey Ayers', 'macey.ayers@yahoo.com');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cKensie Beasley</text:p>
          </table:table-cell>
          <table:table-cell table:formula="of:=LOWER(SUBSTITUTE([.C644];&quot; &quot;;&quot;.&quot;))&amp;&quot;@yahoo.com&quot;" office:value-type="string" office:string-value="mackensie.beasley@yahoo.com" calcext:value-type="string">
            <text:p>mackensie.beasley@yahoo.com</text:p>
          </table:table-cell>
          <table:table-cell table:formula="of:=&quot;INSERT INTO testedb.customer VALUES(&quot; &amp; [.A644] &amp; &quot;, &quot; &amp; [.B644] &amp; &quot;, '&quot; &amp; [.C644] &amp; &quot;', '&quot; &amp; [.D644] &amp; &quot;');&quot;" office:value-type="string" office:string-value="INSERT INTO testedb.customer VALUES(643, 2, 'MacKensie Beasley', 'mackensie.beasley@yahoo.com');" calcext:value-type="string">
            <text:p>INSERT INTO testedb.customer VALUES(643, 2, 'MacKensie Beasley', 'mackensie.beasley@yahoo.com');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cKenzie Lara</text:p>
          </table:table-cell>
          <table:table-cell table:formula="of:=LOWER(SUBSTITUTE([.C645];&quot; &quot;;&quot;.&quot;))&amp;&quot;@yahoo.com&quot;" office:value-type="string" office:string-value="mackenzie.lara@yahoo.com" calcext:value-type="string">
            <text:p>mackenzie.lara@yahoo.com</text:p>
          </table:table-cell>
          <table:table-cell table:formula="of:=&quot;INSERT INTO testedb.customer VALUES(&quot; &amp; [.A645] &amp; &quot;, &quot; &amp; [.B645] &amp; &quot;, '&quot; &amp; [.C645] &amp; &quot;', '&quot; &amp; [.D645] &amp; &quot;');&quot;" office:value-type="string" office:string-value="INSERT INTO testedb.customer VALUES(644, 2, 'MacKenzie Lara', 'mackenzie.lara@yahoo.com');" calcext:value-type="string">
            <text:p>INSERT INTO testedb.customer VALUES(644, 2, 'MacKenzie Lara', 'mackenzie.lara@yahoo.com');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con Norman</text:p>
          </table:table-cell>
          <table:table-cell table:formula="of:=LOWER(SUBSTITUTE([.C646];&quot; &quot;;&quot;.&quot;))&amp;&quot;@yahoo.com&quot;" office:value-type="string" office:string-value="macon.norman@yahoo.com" calcext:value-type="string">
            <text:p>macon.norman@yahoo.com</text:p>
          </table:table-cell>
          <table:table-cell table:formula="of:=&quot;INSERT INTO testedb.customer VALUES(&quot; &amp; [.A646] &amp; &quot;, &quot; &amp; [.B646] &amp; &quot;, '&quot; &amp; [.C646] &amp; &quot;', '&quot; &amp; [.D646] &amp; &quot;');&quot;" office:value-type="string" office:string-value="INSERT INTO testedb.customer VALUES(645, 2, 'Macon Norman', 'macon.norman@yahoo.com');" calcext:value-type="string">
            <text:p>INSERT INTO testedb.customer VALUES(645, 2, 'Macon Norman', 'macon.norman@yahoo.com');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con Santos</text:p>
          </table:table-cell>
          <table:table-cell table:formula="of:=LOWER(SUBSTITUTE([.C647];&quot; &quot;;&quot;.&quot;))&amp;&quot;@yahoo.com&quot;" office:value-type="string" office:string-value="macon.santos@yahoo.com" calcext:value-type="string">
            <text:p>macon.santos@yahoo.com</text:p>
          </table:table-cell>
          <table:table-cell table:formula="of:=&quot;INSERT INTO testedb.customer VALUES(&quot; &amp; [.A647] &amp; &quot;, &quot; &amp; [.B647] &amp; &quot;, '&quot; &amp; [.C647] &amp; &quot;', '&quot; &amp; [.D647] &amp; &quot;');&quot;" office:value-type="string" office:string-value="INSERT INTO testedb.customer VALUES(646, 2, 'Macon Santos', 'macon.santos@yahoo.com');" calcext:value-type="string">
            <text:p>INSERT INTO testedb.customer VALUES(646, 2, 'Macon Santos', 'macon.santos@yahoo.com');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cy Garner</text:p>
          </table:table-cell>
          <table:table-cell table:formula="of:=LOWER(SUBSTITUTE([.C648];&quot; &quot;;&quot;.&quot;))&amp;&quot;@yahoo.com&quot;" office:value-type="string" office:string-value="macy.garner@yahoo.com" calcext:value-type="string">
            <text:p>macy.garner@yahoo.com</text:p>
          </table:table-cell>
          <table:table-cell table:formula="of:=&quot;INSERT INTO testedb.customer VALUES(&quot; &amp; [.A648] &amp; &quot;, &quot; &amp; [.B648] &amp; &quot;, '&quot; &amp; [.C648] &amp; &quot;', '&quot; &amp; [.D648] &amp; &quot;');&quot;" office:value-type="string" office:string-value="INSERT INTO testedb.customer VALUES(647, 2, 'Macy Garner', 'macy.garner@yahoo.com');" calcext:value-type="string">
            <text:p>INSERT INTO testedb.customer VALUES(647, 2, 'Macy Garner', 'macy.garner@yahoo.com');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cy Gillespie</text:p>
          </table:table-cell>
          <table:table-cell table:formula="of:=LOWER(SUBSTITUTE([.C649];&quot; &quot;;&quot;.&quot;))&amp;&quot;@yahoo.com&quot;" office:value-type="string" office:string-value="macy.gillespie@yahoo.com" calcext:value-type="string">
            <text:p>macy.gillespie@yahoo.com</text:p>
          </table:table-cell>
          <table:table-cell table:formula="of:=&quot;INSERT INTO testedb.customer VALUES(&quot; &amp; [.A649] &amp; &quot;, &quot; &amp; [.B649] &amp; &quot;, '&quot; &amp; [.C649] &amp; &quot;', '&quot; &amp; [.D649] &amp; &quot;');&quot;" office:value-type="string" office:string-value="INSERT INTO testedb.customer VALUES(648, 2, 'Macy Gillespie', 'macy.gillespie@yahoo.com');" calcext:value-type="string">
            <text:p>INSERT INTO testedb.customer VALUES(648, 2, 'Macy Gillespie', 'macy.gillespie@yahoo.com');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daline Ballard</text:p>
          </table:table-cell>
          <table:table-cell table:formula="of:=LOWER(SUBSTITUTE([.C650];&quot; &quot;;&quot;.&quot;))&amp;&quot;@yahoo.com&quot;" office:value-type="string" office:string-value="madaline.ballard@yahoo.com" calcext:value-type="string">
            <text:p>madaline.ballard@yahoo.com</text:p>
          </table:table-cell>
          <table:table-cell table:formula="of:=&quot;INSERT INTO testedb.customer VALUES(&quot; &amp; [.A650] &amp; &quot;, &quot; &amp; [.B650] &amp; &quot;, '&quot; &amp; [.C650] &amp; &quot;', '&quot; &amp; [.D650] &amp; &quot;');&quot;" office:value-type="string" office:string-value="INSERT INTO testedb.customer VALUES(649, 2, 'Madaline Ballard', 'madaline.ballard@yahoo.com');" calcext:value-type="string">
            <text:p>INSERT INTO testedb.customer VALUES(649, 2, 'Madaline Ballard', 'madaline.ballard@yahoo.com');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table:style-name="Default" office:value-type="float" office:value="3" calcext:value-type="float">
            <text:p>3</text:p>
          </table:table-cell>
          <table:table-cell office:value-type="string" calcext:value-type="string">
            <text:p>Madaline Booker</text:p>
          </table:table-cell>
          <table:table-cell table:formula="of:=LOWER(SUBSTITUTE([.C651];&quot; &quot;;&quot;.&quot;))&amp;&quot;@yahoo.com&quot;" office:value-type="string" office:string-value="madaline.booker@yahoo.com" calcext:value-type="string">
            <text:p>madaline.booker@yahoo.com</text:p>
          </table:table-cell>
          <table:table-cell table:formula="of:=&quot;INSERT INTO testedb.customer VALUES(&quot; &amp; [.A651] &amp; &quot;, &quot; &amp; [.B651] &amp; &quot;, '&quot; &amp; [.C651] &amp; &quot;', '&quot; &amp; [.D651] &amp; &quot;');&quot;" office:value-type="string" office:string-value="INSERT INTO testedb.customer VALUES(650, 3, 'Madaline Booker', 'madaline.booker@yahoo.com');" calcext:value-type="string">
            <text:p>INSERT INTO testedb.customer VALUES(650, 3, 'Madaline Booker', 'madaline.booker@yahoo.com');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daline Buck</text:p>
          </table:table-cell>
          <table:table-cell table:formula="of:=LOWER(SUBSTITUTE([.C652];&quot; &quot;;&quot;.&quot;))&amp;&quot;@yahoo.com&quot;" office:value-type="string" office:string-value="madaline.buck@yahoo.com" calcext:value-type="string">
            <text:p>madaline.buck@yahoo.com</text:p>
          </table:table-cell>
          <table:table-cell table:formula="of:=&quot;INSERT INTO testedb.customer VALUES(&quot; &amp; [.A652] &amp; &quot;, &quot; &amp; [.B652] &amp; &quot;, '&quot; &amp; [.C652] &amp; &quot;', '&quot; &amp; [.D652] &amp; &quot;');&quot;" office:value-type="string" office:string-value="INSERT INTO testedb.customer VALUES(651, 2, 'Madaline Buck', 'madaline.buck@yahoo.com');" calcext:value-type="string">
            <text:p>INSERT INTO testedb.customer VALUES(651, 2, 'Madaline Buck', 'madaline.buck@yahoo.com');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daline Patel</text:p>
          </table:table-cell>
          <table:table-cell table:formula="of:=LOWER(SUBSTITUTE([.C653];&quot; &quot;;&quot;.&quot;))&amp;&quot;@yahoo.com&quot;" office:value-type="string" office:string-value="madaline.patel@yahoo.com" calcext:value-type="string">
            <text:p>madaline.patel@yahoo.com</text:p>
          </table:table-cell>
          <table:table-cell table:formula="of:=&quot;INSERT INTO testedb.customer VALUES(&quot; &amp; [.A653] &amp; &quot;, &quot; &amp; [.B653] &amp; &quot;, '&quot; &amp; [.C653] &amp; &quot;', '&quot; &amp; [.D653] &amp; &quot;');&quot;" office:value-type="string" office:string-value="INSERT INTO testedb.customer VALUES(652, 2, 'Madaline Patel', 'madaline.patel@yahoo.com');" calcext:value-type="string">
            <text:p>INSERT INTO testedb.customer VALUES(652, 2, 'Madaline Patel', 'madaline.patel@yahoo.com');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daline Wiley</text:p>
          </table:table-cell>
          <table:table-cell table:formula="of:=LOWER(SUBSTITUTE([.C654];&quot; &quot;;&quot;.&quot;))&amp;&quot;@yahoo.com&quot;" office:value-type="string" office:string-value="madaline.wiley@yahoo.com" calcext:value-type="string">
            <text:p>madaline.wiley@yahoo.com</text:p>
          </table:table-cell>
          <table:table-cell table:formula="of:=&quot;INSERT INTO testedb.customer VALUES(&quot; &amp; [.A654] &amp; &quot;, &quot; &amp; [.B654] &amp; &quot;, '&quot; &amp; [.C654] &amp; &quot;', '&quot; &amp; [.D654] &amp; &quot;');&quot;" office:value-type="string" office:string-value="INSERT INTO testedb.customer VALUES(653, 2, 'Madaline Wiley', 'madaline.wiley@yahoo.com');" calcext:value-type="string">
            <text:p>INSERT INTO testedb.customer VALUES(653, 2, 'Madaline Wiley', 'madaline.wiley@yahoo.com');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deline Chan</text:p>
          </table:table-cell>
          <table:table-cell table:formula="of:=LOWER(SUBSTITUTE([.C655];&quot; &quot;;&quot;.&quot;))&amp;&quot;@yahoo.com&quot;" office:value-type="string" office:string-value="madeline.chan@yahoo.com" calcext:value-type="string">
            <text:p>madeline.chan@yahoo.com</text:p>
          </table:table-cell>
          <table:table-cell table:formula="of:=&quot;INSERT INTO testedb.customer VALUES(&quot; &amp; [.A655] &amp; &quot;, &quot; &amp; [.B655] &amp; &quot;, '&quot; &amp; [.C655] &amp; &quot;', '&quot; &amp; [.D655] &amp; &quot;');&quot;" office:value-type="string" office:string-value="INSERT INTO testedb.customer VALUES(654, 2, 'Madeline Chan', 'madeline.chan@yahoo.com');" calcext:value-type="string">
            <text:p>INSERT INTO testedb.customer VALUES(654, 2, 'Madeline Chan', 'madeline.chan@yahoo.com');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donna Barker</text:p>
          </table:table-cell>
          <table:table-cell table:formula="of:=LOWER(SUBSTITUTE([.C656];&quot; &quot;;&quot;.&quot;))&amp;&quot;@yahoo.com&quot;" office:value-type="string" office:string-value="madonna.barker@yahoo.com" calcext:value-type="string">
            <text:p>madonna.barker@yahoo.com</text:p>
          </table:table-cell>
          <table:table-cell table:formula="of:=&quot;INSERT INTO testedb.customer VALUES(&quot; &amp; [.A656] &amp; &quot;, &quot; &amp; [.B656] &amp; &quot;, '&quot; &amp; [.C656] &amp; &quot;', '&quot; &amp; [.D656] &amp; &quot;');&quot;" office:value-type="string" office:string-value="INSERT INTO testedb.customer VALUES(655, 2, 'Madonna Barker', 'madonna.barker@yahoo.com');" calcext:value-type="string">
            <text:p>INSERT INTO testedb.customer VALUES(655, 2, 'Madonna Barker', 'madonna.barker@yahoo.com');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ee Jefferson</text:p>
          </table:table-cell>
          <table:table-cell table:formula="of:=LOWER(SUBSTITUTE([.C657];&quot; &quot;;&quot;.&quot;))&amp;&quot;@yahoo.com&quot;" office:value-type="string" office:string-value="magee.jefferson@yahoo.com" calcext:value-type="string">
            <text:p>magee.jefferson@yahoo.com</text:p>
          </table:table-cell>
          <table:table-cell table:formula="of:=&quot;INSERT INTO testedb.customer VALUES(&quot; &amp; [.A657] &amp; &quot;, &quot; &amp; [.B657] &amp; &quot;, '&quot; &amp; [.C657] &amp; &quot;', '&quot; &amp; [.D657] &amp; &quot;');&quot;" office:value-type="string" office:string-value="INSERT INTO testedb.customer VALUES(656, 2, 'Magee Jefferson', 'magee.jefferson@yahoo.com');" calcext:value-type="string">
            <text:p>INSERT INTO testedb.customer VALUES(656, 2, 'Magee Jefferson', 'magee.jefferson@yahoo.com');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ee Nolan</text:p>
          </table:table-cell>
          <table:table-cell table:formula="of:=LOWER(SUBSTITUTE([.C658];&quot; &quot;;&quot;.&quot;))&amp;&quot;@yahoo.com&quot;" office:value-type="string" office:string-value="magee.nolan@yahoo.com" calcext:value-type="string">
            <text:p>magee.nolan@yahoo.com</text:p>
          </table:table-cell>
          <table:table-cell table:formula="of:=&quot;INSERT INTO testedb.customer VALUES(&quot; &amp; [.A658] &amp; &quot;, &quot; &amp; [.B658] &amp; &quot;, '&quot; &amp; [.C658] &amp; &quot;', '&quot; &amp; [.D658] &amp; &quot;');&quot;" office:value-type="string" office:string-value="INSERT INTO testedb.customer VALUES(657, 2, 'Magee Nolan', 'magee.nolan@yahoo.com');" calcext:value-type="string">
            <text:p>INSERT INTO testedb.customer VALUES(657, 2, 'Magee Nolan', 'magee.nolan@yahoo.com');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gie Koch</text:p>
          </table:table-cell>
          <table:table-cell table:formula="of:=LOWER(SUBSTITUTE([.C659];&quot; &quot;;&quot;.&quot;))&amp;&quot;@yahoo.com&quot;" office:value-type="string" office:string-value="maggie.koch@yahoo.com" calcext:value-type="string">
            <text:p>maggie.koch@yahoo.com</text:p>
          </table:table-cell>
          <table:table-cell table:formula="of:=&quot;INSERT INTO testedb.customer VALUES(&quot; &amp; [.A659] &amp; &quot;, &quot; &amp; [.B659] &amp; &quot;, '&quot; &amp; [.C659] &amp; &quot;', '&quot; &amp; [.D659] &amp; &quot;');&quot;" office:value-type="string" office:string-value="INSERT INTO testedb.customer VALUES(658, 2, 'Maggie Koch', 'maggie.koch@yahoo.com');" calcext:value-type="string">
            <text:p>INSERT INTO testedb.customer VALUES(658, 2, 'Maggie Koch', 'maggie.koch@yahoo.com');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ia Chaney</text:p>
          </table:table-cell>
          <table:table-cell table:formula="of:=LOWER(SUBSTITUTE([.C660];&quot; &quot;;&quot;.&quot;))&amp;&quot;@yahoo.com&quot;" office:value-type="string" office:string-value="maia.chaney@yahoo.com" calcext:value-type="string">
            <text:p>maia.chaney@yahoo.com</text:p>
          </table:table-cell>
          <table:table-cell table:formula="of:=&quot;INSERT INTO testedb.customer VALUES(&quot; &amp; [.A660] &amp; &quot;, &quot; &amp; [.B660] &amp; &quot;, '&quot; &amp; [.C660] &amp; &quot;', '&quot; &amp; [.D660] &amp; &quot;');&quot;" office:value-type="string" office:string-value="INSERT INTO testedb.customer VALUES(659, 2, 'Maia Chaney', 'maia.chaney@yahoo.com');" calcext:value-type="string">
            <text:p>INSERT INTO testedb.customer VALUES(659, 2, 'Maia Chaney', 'maia.chaney@yahoo.com');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ia Gaines</text:p>
          </table:table-cell>
          <table:table-cell table:formula="of:=LOWER(SUBSTITUTE([.C661];&quot; &quot;;&quot;.&quot;))&amp;&quot;@yahoo.com&quot;" office:value-type="string" office:string-value="maia.gaines@yahoo.com" calcext:value-type="string">
            <text:p>maia.gaines@yahoo.com</text:p>
          </table:table-cell>
          <table:table-cell table:formula="of:=&quot;INSERT INTO testedb.customer VALUES(&quot; &amp; [.A661] &amp; &quot;, &quot; &amp; [.B661] &amp; &quot;, '&quot; &amp; [.C661] &amp; &quot;', '&quot; &amp; [.D661] &amp; &quot;');&quot;" office:value-type="string" office:string-value="INSERT INTO testedb.customer VALUES(660, 2, 'Maia Gaines', 'maia.gaines@yahoo.com');" calcext:value-type="string">
            <text:p>INSERT INTO testedb.customer VALUES(660, 2, 'Maia Gaines', 'maia.gaines@yahoo.com');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ite Jimenez</text:p>
          </table:table-cell>
          <table:table-cell table:formula="of:=LOWER(SUBSTITUTE([.C662];&quot; &quot;;&quot;.&quot;))&amp;&quot;@yahoo.com&quot;" office:value-type="string" office:string-value="maite.jimenez@yahoo.com" calcext:value-type="string">
            <text:p>maite.jimenez@yahoo.com</text:p>
          </table:table-cell>
          <table:table-cell table:formula="of:=&quot;INSERT INTO testedb.customer VALUES(&quot; &amp; [.A662] &amp; &quot;, &quot; &amp; [.B662] &amp; &quot;, '&quot; &amp; [.C662] &amp; &quot;', '&quot; &amp; [.D662] &amp; &quot;');&quot;" office:value-type="string" office:string-value="INSERT INTO testedb.customer VALUES(661, 2, 'Maite Jimenez', 'maite.jimenez@yahoo.com');" calcext:value-type="string">
            <text:p>INSERT INTO testedb.customer VALUES(661, 2, 'Maite Jimenez', 'maite.jimenez@yahoo.com');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llory Lambert</text:p>
          </table:table-cell>
          <table:table-cell table:formula="of:=LOWER(SUBSTITUTE([.C663];&quot; &quot;;&quot;.&quot;))&amp;&quot;@yahoo.com&quot;" office:value-type="string" office:string-value="mallory.lambert@yahoo.com" calcext:value-type="string">
            <text:p>mallory.lambert@yahoo.com</text:p>
          </table:table-cell>
          <table:table-cell table:formula="of:=&quot;INSERT INTO testedb.customer VALUES(&quot; &amp; [.A663] &amp; &quot;, &quot; &amp; [.B663] &amp; &quot;, '&quot; &amp; [.C663] &amp; &quot;', '&quot; &amp; [.D663] &amp; &quot;');&quot;" office:value-type="string" office:string-value="INSERT INTO testedb.customer VALUES(662, 2, 'Mallory Lambert', 'mallory.lambert@yahoo.com');" calcext:value-type="string">
            <text:p>INSERT INTO testedb.customer VALUES(662, 2, 'Mallory Lambert', 'mallory.lambert@yahoo.com');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ra Harrell</text:p>
          </table:table-cell>
          <table:table-cell table:formula="of:=LOWER(SUBSTITUTE([.C664];&quot; &quot;;&quot;.&quot;))&amp;&quot;@yahoo.com&quot;" office:value-type="string" office:string-value="mara.harrell@yahoo.com" calcext:value-type="string">
            <text:p>mara.harrell@yahoo.com</text:p>
          </table:table-cell>
          <table:table-cell table:formula="of:=&quot;INSERT INTO testedb.customer VALUES(&quot; &amp; [.A664] &amp; &quot;, &quot; &amp; [.B664] &amp; &quot;, '&quot; &amp; [.C664] &amp; &quot;', '&quot; &amp; [.D664] &amp; &quot;');&quot;" office:value-type="string" office:string-value="INSERT INTO testedb.customer VALUES(663, 2, 'Mara Harrell', 'mara.harrell@yahoo.com');" calcext:value-type="string">
            <text:p>INSERT INTO testedb.customer VALUES(663, 2, 'Mara Harrell', 'mara.harrell@yahoo.com');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ra Patton</text:p>
          </table:table-cell>
          <table:table-cell table:formula="of:=LOWER(SUBSTITUTE([.C665];&quot; &quot;;&quot;.&quot;))&amp;&quot;@yahoo.com&quot;" office:value-type="string" office:string-value="mara.patton@yahoo.com" calcext:value-type="string">
            <text:p>mara.patton@yahoo.com</text:p>
          </table:table-cell>
          <table:table-cell table:formula="of:=&quot;INSERT INTO testedb.customer VALUES(&quot; &amp; [.A665] &amp; &quot;, &quot; &amp; [.B665] &amp; &quot;, '&quot; &amp; [.C665] &amp; &quot;', '&quot; &amp; [.D665] &amp; &quot;');&quot;" office:value-type="string" office:string-value="INSERT INTO testedb.customer VALUES(664, 2, 'Mara Patton', 'mara.patton@yahoo.com');" calcext:value-type="string">
            <text:p>INSERT INTO testedb.customer VALUES(664, 2, 'Mara Patton', 'mara.patton@yahoo.com');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ra Rodgers</text:p>
          </table:table-cell>
          <table:table-cell table:formula="of:=LOWER(SUBSTITUTE([.C666];&quot; &quot;;&quot;.&quot;))&amp;&quot;@yahoo.com&quot;" office:value-type="string" office:string-value="mara.rodgers@yahoo.com" calcext:value-type="string">
            <text:p>mara.rodgers@yahoo.com</text:p>
          </table:table-cell>
          <table:table-cell table:formula="of:=&quot;INSERT INTO testedb.customer VALUES(&quot; &amp; [.A666] &amp; &quot;, &quot; &amp; [.B666] &amp; &quot;, '&quot; &amp; [.C666] &amp; &quot;', '&quot; &amp; [.D666] &amp; &quot;');&quot;" office:value-type="string" office:string-value="INSERT INTO testedb.customer VALUES(665, 2, 'Mara Rodgers', 'mara.rodgers@yahoo.com');" calcext:value-type="string">
            <text:p>INSERT INTO testedb.customer VALUES(665, 2, 'Mara Rodgers', 'mara.rodgers@yahoo.com');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rcia Townsend</text:p>
          </table:table-cell>
          <table:table-cell table:formula="of:=LOWER(SUBSTITUTE([.C667];&quot; &quot;;&quot;.&quot;))&amp;&quot;@yahoo.com&quot;" office:value-type="string" office:string-value="marcia.townsend@yahoo.com" calcext:value-type="string">
            <text:p>marcia.townsend@yahoo.com</text:p>
          </table:table-cell>
          <table:table-cell table:formula="of:=&quot;INSERT INTO testedb.customer VALUES(&quot; &amp; [.A667] &amp; &quot;, &quot; &amp; [.B667] &amp; &quot;, '&quot; &amp; [.C667] &amp; &quot;', '&quot; &amp; [.D667] &amp; &quot;');&quot;" office:value-type="string" office:string-value="INSERT INTO testedb.customer VALUES(666, 2, 'Marcia Townsend', 'marcia.townsend@yahoo.com');" calcext:value-type="string">
            <text:p>INSERT INTO testedb.customer VALUES(666, 2, 'Marcia Townsend', 'marcia.townsend@yahoo.com');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rgaret Charles</text:p>
          </table:table-cell>
          <table:table-cell table:formula="of:=LOWER(SUBSTITUTE([.C668];&quot; &quot;;&quot;.&quot;))&amp;&quot;@yahoo.com&quot;" office:value-type="string" office:string-value="margaret.charles@yahoo.com" calcext:value-type="string">
            <text:p>margaret.charles@yahoo.com</text:p>
          </table:table-cell>
          <table:table-cell table:formula="of:=&quot;INSERT INTO testedb.customer VALUES(&quot; &amp; [.A668] &amp; &quot;, &quot; &amp; [.B668] &amp; &quot;, '&quot; &amp; [.C668] &amp; &quot;', '&quot; &amp; [.D668] &amp; &quot;');&quot;" office:value-type="string" office:string-value="INSERT INTO testedb.customer VALUES(667, 2, 'Margaret Charles', 'margaret.charles@yahoo.com');" calcext:value-type="string">
            <text:p>INSERT INTO testedb.customer VALUES(667, 2, 'Margaret Charles', 'margaret.charles@yahoo.com');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ri Ellis</text:p>
          </table:table-cell>
          <table:table-cell table:formula="of:=LOWER(SUBSTITUTE([.C669];&quot; &quot;;&quot;.&quot;))&amp;&quot;@yahoo.com&quot;" office:value-type="string" office:string-value="mari.ellis@yahoo.com" calcext:value-type="string">
            <text:p>mari.ellis@yahoo.com</text:p>
          </table:table-cell>
          <table:table-cell table:formula="of:=&quot;INSERT INTO testedb.customer VALUES(&quot; &amp; [.A669] &amp; &quot;, &quot; &amp; [.B669] &amp; &quot;, '&quot; &amp; [.C669] &amp; &quot;', '&quot; &amp; [.D669] &amp; &quot;');&quot;" office:value-type="string" office:string-value="INSERT INTO testedb.customer VALUES(668, 2, 'Mari Ellis', 'mari.ellis@yahoo.com');" calcext:value-type="string">
            <text:p>INSERT INTO testedb.customer VALUES(668, 2, 'Mari Ellis', 'mari.ellis@yahoo.com');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riam Guzman</text:p>
          </table:table-cell>
          <table:table-cell table:formula="of:=LOWER(SUBSTITUTE([.C670];&quot; &quot;;&quot;.&quot;))&amp;&quot;@yahoo.com&quot;" office:value-type="string" office:string-value="mariam.guzman@yahoo.com" calcext:value-type="string">
            <text:p>mariam.guzman@yahoo.com</text:p>
          </table:table-cell>
          <table:table-cell table:formula="of:=&quot;INSERT INTO testedb.customer VALUES(&quot; &amp; [.A670] &amp; &quot;, &quot; &amp; [.B670] &amp; &quot;, '&quot; &amp; [.C670] &amp; &quot;', '&quot; &amp; [.D670] &amp; &quot;');&quot;" office:value-type="string" office:string-value="INSERT INTO testedb.customer VALUES(669, 2, 'Mariam Guzman', 'mariam.guzman@yahoo.com');" calcext:value-type="string">
            <text:p>INSERT INTO testedb.customer VALUES(669, 2, 'Mariam Guzman', 'mariam.guzman@yahoo.com');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riam Hamilton</text:p>
          </table:table-cell>
          <table:table-cell table:formula="of:=LOWER(SUBSTITUTE([.C671];&quot; &quot;;&quot;.&quot;))&amp;&quot;@yahoo.com&quot;" office:value-type="string" office:string-value="mariam.hamilton@yahoo.com" calcext:value-type="string">
            <text:p>mariam.hamilton@yahoo.com</text:p>
          </table:table-cell>
          <table:table-cell table:formula="of:=&quot;INSERT INTO testedb.customer VALUES(&quot; &amp; [.A671] &amp; &quot;, &quot; &amp; [.B671] &amp; &quot;, '&quot; &amp; [.C671] &amp; &quot;', '&quot; &amp; [.D671] &amp; &quot;');&quot;" office:value-type="string" office:string-value="INSERT INTO testedb.customer VALUES(670, 2, 'Mariam Hamilton', 'mariam.hamilton@yahoo.com');" calcext:value-type="string">
            <text:p>INSERT INTO testedb.customer VALUES(670, 2, 'Mariam Hamilton', 'mariam.hamilton@yahoo.com');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riam Humphrey</text:p>
          </table:table-cell>
          <table:table-cell table:formula="of:=LOWER(SUBSTITUTE([.C672];&quot; &quot;;&quot;.&quot;))&amp;&quot;@yahoo.com&quot;" office:value-type="string" office:string-value="mariam.humphrey@yahoo.com" calcext:value-type="string">
            <text:p>mariam.humphrey@yahoo.com</text:p>
          </table:table-cell>
          <table:table-cell table:formula="of:=&quot;INSERT INTO testedb.customer VALUES(&quot; &amp; [.A672] &amp; &quot;, &quot; &amp; [.B672] &amp; &quot;, '&quot; &amp; [.C672] &amp; &quot;', '&quot; &amp; [.D672] &amp; &quot;');&quot;" office:value-type="string" office:string-value="INSERT INTO testedb.customer VALUES(671, 2, 'Mariam Humphrey', 'mariam.humphrey@yahoo.com');" calcext:value-type="string">
            <text:p>INSERT INTO testedb.customer VALUES(671, 2, 'Mariam Humphrey', 'mariam.humphrey@yahoo.com');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rk Cardenas</text:p>
          </table:table-cell>
          <table:table-cell table:formula="of:=LOWER(SUBSTITUTE([.C673];&quot; &quot;;&quot;.&quot;))&amp;&quot;@yahoo.com&quot;" office:value-type="string" office:string-value="mark.cardenas@yahoo.com" calcext:value-type="string">
            <text:p>mark.cardenas@yahoo.com</text:p>
          </table:table-cell>
          <table:table-cell table:formula="of:=&quot;INSERT INTO testedb.customer VALUES(&quot; &amp; [.A673] &amp; &quot;, &quot; &amp; [.B673] &amp; &quot;, '&quot; &amp; [.C673] &amp; &quot;', '&quot; &amp; [.D673] &amp; &quot;');&quot;" office:value-type="string" office:string-value="INSERT INTO testedb.customer VALUES(672, 2, 'Mark Cardenas', 'mark.cardenas@yahoo.com');" calcext:value-type="string">
            <text:p>INSERT INTO testedb.customer VALUES(672, 2, 'Mark Cardenas', 'mark.cardenas@yahoo.com');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rny Suarez</text:p>
          </table:table-cell>
          <table:table-cell table:formula="of:=LOWER(SUBSTITUTE([.C674];&quot; &quot;;&quot;.&quot;))&amp;&quot;@yahoo.com&quot;" office:value-type="string" office:string-value="marny.suarez@yahoo.com" calcext:value-type="string">
            <text:p>marny.suarez@yahoo.com</text:p>
          </table:table-cell>
          <table:table-cell table:formula="of:=&quot;INSERT INTO testedb.customer VALUES(&quot; &amp; [.A674] &amp; &quot;, &quot; &amp; [.B674] &amp; &quot;, '&quot; &amp; [.C674] &amp; &quot;', '&quot; &amp; [.D674] &amp; &quot;');&quot;" office:value-type="string" office:string-value="INSERT INTO testedb.customer VALUES(673, 2, 'Marny Suarez', 'marny.suarez@yahoo.com');" calcext:value-type="string">
            <text:p>INSERT INTO testedb.customer VALUES(673, 2, 'Marny Suarez', 'marny.suarez@yahoo.com');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rtena Ballard</text:p>
          </table:table-cell>
          <table:table-cell table:formula="of:=LOWER(SUBSTITUTE([.C675];&quot; &quot;;&quot;.&quot;))&amp;&quot;@yahoo.com&quot;" office:value-type="string" office:string-value="martena.ballard@yahoo.com" calcext:value-type="string">
            <text:p>martena.ballard@yahoo.com</text:p>
          </table:table-cell>
          <table:table-cell table:formula="of:=&quot;INSERT INTO testedb.customer VALUES(&quot; &amp; [.A675] &amp; &quot;, &quot; &amp; [.B675] &amp; &quot;, '&quot; &amp; [.C675] &amp; &quot;', '&quot; &amp; [.D675] &amp; &quot;');&quot;" office:value-type="string" office:string-value="INSERT INTO testedb.customer VALUES(674, 2, 'Martena Ballard', 'martena.ballard@yahoo.com');" calcext:value-type="string">
            <text:p>INSERT INTO testedb.customer VALUES(674, 2, 'Martena Ballard', 'martena.ballard@yahoo.com');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rtha Christian</text:p>
          </table:table-cell>
          <table:table-cell table:formula="of:=LOWER(SUBSTITUTE([.C676];&quot; &quot;;&quot;.&quot;))&amp;&quot;@yahoo.com&quot;" office:value-type="string" office:string-value="martha.christian@yahoo.com" calcext:value-type="string">
            <text:p>martha.christian@yahoo.com</text:p>
          </table:table-cell>
          <table:table-cell table:formula="of:=&quot;INSERT INTO testedb.customer VALUES(&quot; &amp; [.A676] &amp; &quot;, &quot; &amp; [.B676] &amp; &quot;, '&quot; &amp; [.C676] &amp; &quot;', '&quot; &amp; [.D676] &amp; &quot;');&quot;" office:value-type="string" office:string-value="INSERT INTO testedb.customer VALUES(675, 2, 'Martha Christian', 'martha.christian@yahoo.com');" calcext:value-type="string">
            <text:p>INSERT INTO testedb.customer VALUES(675, 2, 'Martha Christian', 'martha.christian@yahoo.com');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rtha Davidson</text:p>
          </table:table-cell>
          <table:table-cell table:formula="of:=LOWER(SUBSTITUTE([.C677];&quot; &quot;;&quot;.&quot;))&amp;&quot;@yahoo.com&quot;" office:value-type="string" office:string-value="martha.davidson@yahoo.com" calcext:value-type="string">
            <text:p>martha.davidson@yahoo.com</text:p>
          </table:table-cell>
          <table:table-cell table:formula="of:=&quot;INSERT INTO testedb.customer VALUES(&quot; &amp; [.A677] &amp; &quot;, &quot; &amp; [.B677] &amp; &quot;, '&quot; &amp; [.C677] &amp; &quot;', '&quot; &amp; [.D677] &amp; &quot;');&quot;" office:value-type="string" office:string-value="INSERT INTO testedb.customer VALUES(676, 2, 'Martha Davidson', 'martha.davidson@yahoo.com');" calcext:value-type="string">
            <text:p>INSERT INTO testedb.customer VALUES(676, 2, 'Martha Davidson', 'martha.davidson@yahoo.com');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rtha Matthews</text:p>
          </table:table-cell>
          <table:table-cell table:formula="of:=LOWER(SUBSTITUTE([.C678];&quot; &quot;;&quot;.&quot;))&amp;&quot;@yahoo.com&quot;" office:value-type="string" office:string-value="martha.matthews@yahoo.com" calcext:value-type="string">
            <text:p>martha.matthews@yahoo.com</text:p>
          </table:table-cell>
          <table:table-cell table:formula="of:=&quot;INSERT INTO testedb.customer VALUES(&quot; &amp; [.A678] &amp; &quot;, &quot; &amp; [.B678] &amp; &quot;, '&quot; &amp; [.C678] &amp; &quot;', '&quot; &amp; [.D678] &amp; &quot;');&quot;" office:value-type="string" office:string-value="INSERT INTO testedb.customer VALUES(677, 2, 'Martha Matthews', 'martha.matthews@yahoo.com');" calcext:value-type="string">
            <text:p>INSERT INTO testedb.customer VALUES(677, 2, 'Martha Matthews', 'martha.matthews@yahoo.com');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rtin Berg</text:p>
          </table:table-cell>
          <table:table-cell table:formula="of:=LOWER(SUBSTITUTE([.C679];&quot; &quot;;&quot;.&quot;))&amp;&quot;@yahoo.com&quot;" office:value-type="string" office:string-value="martin.berg@yahoo.com" calcext:value-type="string">
            <text:p>martin.berg@yahoo.com</text:p>
          </table:table-cell>
          <table:table-cell table:formula="of:=&quot;INSERT INTO testedb.customer VALUES(&quot; &amp; [.A679] &amp; &quot;, &quot; &amp; [.B679] &amp; &quot;, '&quot; &amp; [.C679] &amp; &quot;', '&quot; &amp; [.D679] &amp; &quot;');&quot;" office:value-type="string" office:string-value="INSERT INTO testedb.customer VALUES(678, 2, 'Martin Berg', 'martin.berg@yahoo.com');" calcext:value-type="string">
            <text:p>INSERT INTO testedb.customer VALUES(678, 2, 'Martin Berg', 'martin.berg@yahoo.com');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rtin Campos</text:p>
          </table:table-cell>
          <table:table-cell table:formula="of:=LOWER(SUBSTITUTE([.C680];&quot; &quot;;&quot;.&quot;))&amp;&quot;@yahoo.com&quot;" office:value-type="string" office:string-value="martin.campos@yahoo.com" calcext:value-type="string">
            <text:p>martin.campos@yahoo.com</text:p>
          </table:table-cell>
          <table:table-cell table:formula="of:=&quot;INSERT INTO testedb.customer VALUES(&quot; &amp; [.A680] &amp; &quot;, &quot; &amp; [.B680] &amp; &quot;, '&quot; &amp; [.C680] &amp; &quot;', '&quot; &amp; [.D680] &amp; &quot;');&quot;" office:value-type="string" office:string-value="INSERT INTO testedb.customer VALUES(679, 2, 'Martin Campos', 'martin.campos@yahoo.com');" calcext:value-type="string">
            <text:p>INSERT INTO testedb.customer VALUES(679, 2, 'Martin Campos', 'martin.campos@yahoo.com');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table:style-name="Default" office:value-type="float" office:value="3" calcext:value-type="float">
            <text:p>3</text:p>
          </table:table-cell>
          <table:table-cell office:value-type="string" calcext:value-type="string">
            <text:p>Martina Jackson</text:p>
          </table:table-cell>
          <table:table-cell table:formula="of:=LOWER(SUBSTITUTE([.C681];&quot; &quot;;&quot;.&quot;))&amp;&quot;@yahoo.com&quot;" office:value-type="string" office:string-value="martina.jackson@yahoo.com" calcext:value-type="string">
            <text:p>martina.jackson@yahoo.com</text:p>
          </table:table-cell>
          <table:table-cell table:formula="of:=&quot;INSERT INTO testedb.customer VALUES(&quot; &amp; [.A681] &amp; &quot;, &quot; &amp; [.B681] &amp; &quot;, '&quot; &amp; [.C681] &amp; &quot;', '&quot; &amp; [.D681] &amp; &quot;');&quot;" office:value-type="string" office:string-value="INSERT INTO testedb.customer VALUES(680, 3, 'Martina Jackson', 'martina.jackson@yahoo.com');" calcext:value-type="string">
            <text:p>INSERT INTO testedb.customer VALUES(680, 3, 'Martina Jackson', 'martina.jackson@yahoo.com');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rtina Waller</text:p>
          </table:table-cell>
          <table:table-cell table:formula="of:=LOWER(SUBSTITUTE([.C682];&quot; &quot;;&quot;.&quot;))&amp;&quot;@yahoo.com&quot;" office:value-type="string" office:string-value="martina.waller@yahoo.com" calcext:value-type="string">
            <text:p>martina.waller@yahoo.com</text:p>
          </table:table-cell>
          <table:table-cell table:formula="of:=&quot;INSERT INTO testedb.customer VALUES(&quot; &amp; [.A682] &amp; &quot;, &quot; &amp; [.B682] &amp; &quot;, '&quot; &amp; [.C682] &amp; &quot;', '&quot; &amp; [.D682] &amp; &quot;');&quot;" office:value-type="string" office:string-value="INSERT INTO testedb.customer VALUES(681, 2, 'Martina Waller', 'martina.waller@yahoo.com');" calcext:value-type="string">
            <text:p>INSERT INTO testedb.customer VALUES(681, 2, 'Martina Waller', 'martina.waller@yahoo.com');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rvin Love</text:p>
          </table:table-cell>
          <table:table-cell table:formula="of:=LOWER(SUBSTITUTE([.C683];&quot; &quot;;&quot;.&quot;))&amp;&quot;@yahoo.com&quot;" office:value-type="string" office:string-value="marvin.love@yahoo.com" calcext:value-type="string">
            <text:p>marvin.love@yahoo.com</text:p>
          </table:table-cell>
          <table:table-cell table:formula="of:=&quot;INSERT INTO testedb.customer VALUES(&quot; &amp; [.A683] &amp; &quot;, &quot; &amp; [.B683] &amp; &quot;, '&quot; &amp; [.C683] &amp; &quot;', '&quot; &amp; [.D683] &amp; &quot;');&quot;" office:value-type="string" office:string-value="INSERT INTO testedb.customer VALUES(682, 2, 'Marvin Love', 'marvin.love@yahoo.com');" calcext:value-type="string">
            <text:p>INSERT INTO testedb.customer VALUES(682, 2, 'Marvin Love', 'marvin.love@yahoo.com');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son Hawkins</text:p>
          </table:table-cell>
          <table:table-cell table:formula="of:=LOWER(SUBSTITUTE([.C684];&quot; &quot;;&quot;.&quot;))&amp;&quot;@yahoo.com&quot;" office:value-type="string" office:string-value="mason.hawkins@yahoo.com" calcext:value-type="string">
            <text:p>mason.hawkins@yahoo.com</text:p>
          </table:table-cell>
          <table:table-cell table:formula="of:=&quot;INSERT INTO testedb.customer VALUES(&quot; &amp; [.A684] &amp; &quot;, &quot; &amp; [.B684] &amp; &quot;, '&quot; &amp; [.C684] &amp; &quot;', '&quot; &amp; [.D684] &amp; &quot;');&quot;" office:value-type="string" office:string-value="INSERT INTO testedb.customer VALUES(683, 2, 'Mason Hawkins', 'mason.hawkins@yahoo.com');" calcext:value-type="string">
            <text:p>INSERT INTO testedb.customer VALUES(683, 2, 'Mason Hawkins', 'mason.hawkins@yahoo.com');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son Maxwell</text:p>
          </table:table-cell>
          <table:table-cell table:formula="of:=LOWER(SUBSTITUTE([.C685];&quot; &quot;;&quot;.&quot;))&amp;&quot;@yahoo.com&quot;" office:value-type="string" office:string-value="mason.maxwell@yahoo.com" calcext:value-type="string">
            <text:p>mason.maxwell@yahoo.com</text:p>
          </table:table-cell>
          <table:table-cell table:formula="of:=&quot;INSERT INTO testedb.customer VALUES(&quot; &amp; [.A685] &amp; &quot;, &quot; &amp; [.B685] &amp; &quot;, '&quot; &amp; [.C685] &amp; &quot;', '&quot; &amp; [.D685] &amp; &quot;');&quot;" office:value-type="string" office:string-value="INSERT INTO testedb.customer VALUES(684, 2, 'Mason Maxwell', 'mason.maxwell@yahoo.com');" calcext:value-type="string">
            <text:p>INSERT INTO testedb.customer VALUES(684, 2, 'Mason Maxwell', 'mason.maxwell@yahoo.com');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son Reeves</text:p>
          </table:table-cell>
          <table:table-cell table:formula="of:=LOWER(SUBSTITUTE([.C686];&quot; &quot;;&quot;.&quot;))&amp;&quot;@yahoo.com&quot;" office:value-type="string" office:string-value="mason.reeves@yahoo.com" calcext:value-type="string">
            <text:p>mason.reeves@yahoo.com</text:p>
          </table:table-cell>
          <table:table-cell table:formula="of:=&quot;INSERT INTO testedb.customer VALUES(&quot; &amp; [.A686] &amp; &quot;, &quot; &amp; [.B686] &amp; &quot;, '&quot; &amp; [.C686] &amp; &quot;', '&quot; &amp; [.D686] &amp; &quot;');&quot;" office:value-type="string" office:string-value="INSERT INTO testedb.customer VALUES(685, 2, 'Mason Reeves', 'mason.reeves@yahoo.com');" calcext:value-type="string">
            <text:p>INSERT INTO testedb.customer VALUES(685, 2, 'Mason Reeves', 'mason.reeves@yahoo.com');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xine Foreman</text:p>
          </table:table-cell>
          <table:table-cell table:formula="of:=LOWER(SUBSTITUTE([.C687];&quot; &quot;;&quot;.&quot;))&amp;&quot;@yahoo.com&quot;" office:value-type="string" office:string-value="maxine.foreman@yahoo.com" calcext:value-type="string">
            <text:p>maxine.foreman@yahoo.com</text:p>
          </table:table-cell>
          <table:table-cell table:formula="of:=&quot;INSERT INTO testedb.customer VALUES(&quot; &amp; [.A687] &amp; &quot;, &quot; &amp; [.B687] &amp; &quot;, '&quot; &amp; [.C687] &amp; &quot;', '&quot; &amp; [.D687] &amp; &quot;');&quot;" office:value-type="string" office:string-value="INSERT INTO testedb.customer VALUES(686, 2, 'Maxine Foreman', 'maxine.foreman@yahoo.com');" calcext:value-type="string">
            <text:p>INSERT INTO testedb.customer VALUES(686, 2, 'Maxine Foreman', 'maxine.foreman@yahoo.com');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xine Glover</text:p>
          </table:table-cell>
          <table:table-cell table:formula="of:=LOWER(SUBSTITUTE([.C688];&quot; &quot;;&quot;.&quot;))&amp;&quot;@yahoo.com&quot;" office:value-type="string" office:string-value="maxine.glover@yahoo.com" calcext:value-type="string">
            <text:p>maxine.glover@yahoo.com</text:p>
          </table:table-cell>
          <table:table-cell table:formula="of:=&quot;INSERT INTO testedb.customer VALUES(&quot; &amp; [.A688] &amp; &quot;, &quot; &amp; [.B688] &amp; &quot;, '&quot; &amp; [.C688] &amp; &quot;', '&quot; &amp; [.D688] &amp; &quot;');&quot;" office:value-type="string" office:string-value="INSERT INTO testedb.customer VALUES(687, 2, 'Maxine Glover', 'maxine.glover@yahoo.com');" calcext:value-type="string">
            <text:p>INSERT INTO testedb.customer VALUES(687, 2, 'Maxine Glover', 'maxine.glover@yahoo.com');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xwell Avila</text:p>
          </table:table-cell>
          <table:table-cell table:formula="of:=LOWER(SUBSTITUTE([.C689];&quot; &quot;;&quot;.&quot;))&amp;&quot;@yahoo.com&quot;" office:value-type="string" office:string-value="maxwell.avila@yahoo.com" calcext:value-type="string">
            <text:p>maxwell.avila@yahoo.com</text:p>
          </table:table-cell>
          <table:table-cell table:formula="of:=&quot;INSERT INTO testedb.customer VALUES(&quot; &amp; [.A689] &amp; &quot;, &quot; &amp; [.B689] &amp; &quot;, '&quot; &amp; [.C689] &amp; &quot;', '&quot; &amp; [.D689] &amp; &quot;');&quot;" office:value-type="string" office:string-value="INSERT INTO testedb.customer VALUES(688, 2, 'Maxwell Avila', 'maxwell.avila@yahoo.com');" calcext:value-type="string">
            <text:p>INSERT INTO testedb.customer VALUES(688, 2, 'Maxwell Avila', 'maxwell.avila@yahoo.com');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chelle Schwartz</text:p>
          </table:table-cell>
          <table:table-cell table:formula="of:=LOWER(SUBSTITUTE([.C690];&quot; &quot;;&quot;.&quot;))&amp;&quot;@yahoo.com&quot;" office:value-type="string" office:string-value="mechelle.schwartz@yahoo.com" calcext:value-type="string">
            <text:p>mechelle.schwartz@yahoo.com</text:p>
          </table:table-cell>
          <table:table-cell table:formula="of:=&quot;INSERT INTO testedb.customer VALUES(&quot; &amp; [.A690] &amp; &quot;, &quot; &amp; [.B690] &amp; &quot;, '&quot; &amp; [.C690] &amp; &quot;', '&quot; &amp; [.D690] &amp; &quot;');&quot;" office:value-type="string" office:string-value="INSERT INTO testedb.customer VALUES(689, 2, 'Mechelle Schwartz', 'mechelle.schwartz@yahoo.com');" calcext:value-type="string">
            <text:p>INSERT INTO testedb.customer VALUES(689, 2, 'Mechelle Schwartz', 'mechelle.schwartz@yahoo.com');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dge Good</text:p>
          </table:table-cell>
          <table:table-cell table:formula="of:=LOWER(SUBSTITUTE([.C691];&quot; &quot;;&quot;.&quot;))&amp;&quot;@yahoo.com&quot;" office:value-type="string" office:string-value="medge.good@yahoo.com" calcext:value-type="string">
            <text:p>medge.good@yahoo.com</text:p>
          </table:table-cell>
          <table:table-cell table:formula="of:=&quot;INSERT INTO testedb.customer VALUES(&quot; &amp; [.A691] &amp; &quot;, &quot; &amp; [.B691] &amp; &quot;, '&quot; &amp; [.C691] &amp; &quot;', '&quot; &amp; [.D691] &amp; &quot;');&quot;" office:value-type="string" office:string-value="INSERT INTO testedb.customer VALUES(690, 2, 'Medge Good', 'medge.good@yahoo.com');" calcext:value-type="string">
            <text:p>INSERT INTO testedb.customer VALUES(690, 2, 'Medge Good', 'medge.good@yahoo.com');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dge Vaughan</text:p>
          </table:table-cell>
          <table:table-cell table:formula="of:=LOWER(SUBSTITUTE([.C692];&quot; &quot;;&quot;.&quot;))&amp;&quot;@yahoo.com&quot;" office:value-type="string" office:string-value="medge.vaughan@yahoo.com" calcext:value-type="string">
            <text:p>medge.vaughan@yahoo.com</text:p>
          </table:table-cell>
          <table:table-cell table:formula="of:=&quot;INSERT INTO testedb.customer VALUES(&quot; &amp; [.A692] &amp; &quot;, &quot; &amp; [.B692] &amp; &quot;, '&quot; &amp; [.C692] &amp; &quot;', '&quot; &amp; [.D692] &amp; &quot;');&quot;" office:value-type="string" office:string-value="INSERT INTO testedb.customer VALUES(691, 2, 'Medge Vaughan', 'medge.vaughan@yahoo.com');" calcext:value-type="string">
            <text:p>INSERT INTO testedb.customer VALUES(691, 2, 'Medge Vaughan', 'medge.vaughan@yahoo.com');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ghan Moran</text:p>
          </table:table-cell>
          <table:table-cell table:formula="of:=LOWER(SUBSTITUTE([.C693];&quot; &quot;;&quot;.&quot;))&amp;&quot;@yahoo.com&quot;" office:value-type="string" office:string-value="meghan.moran@yahoo.com" calcext:value-type="string">
            <text:p>meghan.moran@yahoo.com</text:p>
          </table:table-cell>
          <table:table-cell table:formula="of:=&quot;INSERT INTO testedb.customer VALUES(&quot; &amp; [.A693] &amp; &quot;, &quot; &amp; [.B693] &amp; &quot;, '&quot; &amp; [.C693] &amp; &quot;', '&quot; &amp; [.D693] &amp; &quot;');&quot;" office:value-type="string" office:string-value="INSERT INTO testedb.customer VALUES(692, 2, 'Meghan Moran', 'meghan.moran@yahoo.com');" calcext:value-type="string">
            <text:p>INSERT INTO testedb.customer VALUES(692, 2, 'Meghan Moran', 'meghan.moran@yahoo.com');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lodie Mclaughlin</text:p>
          </table:table-cell>
          <table:table-cell table:formula="of:=LOWER(SUBSTITUTE([.C694];&quot; &quot;;&quot;.&quot;))&amp;&quot;@yahoo.com&quot;" office:value-type="string" office:string-value="melodie.mclaughlin@yahoo.com" calcext:value-type="string">
            <text:p>melodie.mclaughlin@yahoo.com</text:p>
          </table:table-cell>
          <table:table-cell table:formula="of:=&quot;INSERT INTO testedb.customer VALUES(&quot; &amp; [.A694] &amp; &quot;, &quot; &amp; [.B694] &amp; &quot;, '&quot; &amp; [.C694] &amp; &quot;', '&quot; &amp; [.D694] &amp; &quot;');&quot;" office:value-type="string" office:string-value="INSERT INTO testedb.customer VALUES(693, 2, 'Melodie Mclaughlin', 'melodie.mclaughlin@yahoo.com');" calcext:value-type="string">
            <text:p>INSERT INTO testedb.customer VALUES(693, 2, 'Melodie Mclaughlin', 'melodie.mclaughlin@yahoo.com');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lodie Steele</text:p>
          </table:table-cell>
          <table:table-cell table:formula="of:=LOWER(SUBSTITUTE([.C695];&quot; &quot;;&quot;.&quot;))&amp;&quot;@yahoo.com&quot;" office:value-type="string" office:string-value="melodie.steele@yahoo.com" calcext:value-type="string">
            <text:p>melodie.steele@yahoo.com</text:p>
          </table:table-cell>
          <table:table-cell table:formula="of:=&quot;INSERT INTO testedb.customer VALUES(&quot; &amp; [.A695] &amp; &quot;, &quot; &amp; [.B695] &amp; &quot;, '&quot; &amp; [.C695] &amp; &quot;', '&quot; &amp; [.D695] &amp; &quot;');&quot;" office:value-type="string" office:string-value="INSERT INTO testedb.customer VALUES(694, 2, 'Melodie Steele', 'melodie.steele@yahoo.com');" calcext:value-type="string">
            <text:p>INSERT INTO testedb.customer VALUES(694, 2, 'Melodie Steele', 'melodie.steele@yahoo.com');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redith Blevins</text:p>
          </table:table-cell>
          <table:table-cell table:formula="of:=LOWER(SUBSTITUTE([.C696];&quot; &quot;;&quot;.&quot;))&amp;&quot;@yahoo.com&quot;" office:value-type="string" office:string-value="meredith.blevins@yahoo.com" calcext:value-type="string">
            <text:p>meredith.blevins@yahoo.com</text:p>
          </table:table-cell>
          <table:table-cell table:formula="of:=&quot;INSERT INTO testedb.customer VALUES(&quot; &amp; [.A696] &amp; &quot;, &quot; &amp; [.B696] &amp; &quot;, '&quot; &amp; [.C696] &amp; &quot;', '&quot; &amp; [.D696] &amp; &quot;');&quot;" office:value-type="string" office:string-value="INSERT INTO testedb.customer VALUES(695, 2, 'Meredith Blevins', 'meredith.blevins@yahoo.com');" calcext:value-type="string">
            <text:p>INSERT INTO testedb.customer VALUES(695, 2, 'Meredith Blevins', 'meredith.blevins@yahoo.com');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redith Griffith</text:p>
          </table:table-cell>
          <table:table-cell table:formula="of:=LOWER(SUBSTITUTE([.C697];&quot; &quot;;&quot;.&quot;))&amp;&quot;@yahoo.com&quot;" office:value-type="string" office:string-value="meredith.griffith@yahoo.com" calcext:value-type="string">
            <text:p>meredith.griffith@yahoo.com</text:p>
          </table:table-cell>
          <table:table-cell table:formula="of:=&quot;INSERT INTO testedb.customer VALUES(&quot; &amp; [.A697] &amp; &quot;, &quot; &amp; [.B697] &amp; &quot;, '&quot; &amp; [.C697] &amp; &quot;', '&quot; &amp; [.D697] &amp; &quot;');&quot;" office:value-type="string" office:string-value="INSERT INTO testedb.customer VALUES(696, 2, 'Meredith Griffith', 'meredith.griffith@yahoo.com');" calcext:value-type="string">
            <text:p>INSERT INTO testedb.customer VALUES(696, 2, 'Meredith Griffith', 'meredith.griffith@yahoo.com');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rrill Albert</text:p>
          </table:table-cell>
          <table:table-cell table:formula="of:=LOWER(SUBSTITUTE([.C698];&quot; &quot;;&quot;.&quot;))&amp;&quot;@yahoo.com&quot;" office:value-type="string" office:string-value="merrill.albert@yahoo.com" calcext:value-type="string">
            <text:p>merrill.albert@yahoo.com</text:p>
          </table:table-cell>
          <table:table-cell table:formula="of:=&quot;INSERT INTO testedb.customer VALUES(&quot; &amp; [.A698] &amp; &quot;, &quot; &amp; [.B698] &amp; &quot;, '&quot; &amp; [.C698] &amp; &quot;', '&quot; &amp; [.D698] &amp; &quot;');&quot;" office:value-type="string" office:string-value="INSERT INTO testedb.customer VALUES(697, 2, 'Merrill Albert', 'merrill.albert@yahoo.com');" calcext:value-type="string">
            <text:p>INSERT INTO testedb.customer VALUES(697, 2, 'Merrill Albert', 'merrill.albert@yahoo.com');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rrill Gay</text:p>
          </table:table-cell>
          <table:table-cell table:formula="of:=LOWER(SUBSTITUTE([.C699];&quot; &quot;;&quot;.&quot;))&amp;&quot;@yahoo.com&quot;" office:value-type="string" office:string-value="merrill.gay@yahoo.com" calcext:value-type="string">
            <text:p>merrill.gay@yahoo.com</text:p>
          </table:table-cell>
          <table:table-cell table:formula="of:=&quot;INSERT INTO testedb.customer VALUES(&quot; &amp; [.A699] &amp; &quot;, &quot; &amp; [.B699] &amp; &quot;, '&quot; &amp; [.C699] &amp; &quot;', '&quot; &amp; [.D699] &amp; &quot;');&quot;" office:value-type="string" office:string-value="INSERT INTO testedb.customer VALUES(698, 2, 'Merrill Gay', 'merrill.gay@yahoo.com');" calcext:value-type="string">
            <text:p>INSERT INTO testedb.customer VALUES(698, 2, 'Merrill Gay', 'merrill.gay@yahoo.com');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rrill House</text:p>
          </table:table-cell>
          <table:table-cell table:formula="of:=LOWER(SUBSTITUTE([.C700];&quot; &quot;;&quot;.&quot;))&amp;&quot;@yahoo.com&quot;" office:value-type="string" office:string-value="merrill.house@yahoo.com" calcext:value-type="string">
            <text:p>merrill.house@yahoo.com</text:p>
          </table:table-cell>
          <table:table-cell table:formula="of:=&quot;INSERT INTO testedb.customer VALUES(&quot; &amp; [.A700] &amp; &quot;, &quot; &amp; [.B700] &amp; &quot;, '&quot; &amp; [.C700] &amp; &quot;', '&quot; &amp; [.D700] &amp; &quot;');&quot;" office:value-type="string" office:string-value="INSERT INTO testedb.customer VALUES(699, 2, 'Merrill House', 'merrill.house@yahoo.com');" calcext:value-type="string">
            <text:p>INSERT INTO testedb.customer VALUES(699, 2, 'Merrill House', 'merrill.house@yahoo.com');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Merrill Koch</text:p>
          </table:table-cell>
          <table:table-cell table:formula="of:=LOWER(SUBSTITUTE([.C701];&quot; &quot;;&quot;.&quot;))&amp;&quot;@yahoo.com&quot;" office:value-type="string" office:string-value="merrill.koch@yahoo.com" calcext:value-type="string">
            <text:p>merrill.koch@yahoo.com</text:p>
          </table:table-cell>
          <table:table-cell table:formula="of:=&quot;INSERT INTO testedb.customer VALUES(&quot; &amp; [.A701] &amp; &quot;, &quot; &amp; [.B701] &amp; &quot;, '&quot; &amp; [.C701] &amp; &quot;', '&quot; &amp; [.D701] &amp; &quot;');&quot;" office:value-type="string" office:string-value="INSERT INTO testedb.customer VALUES(700, 1, 'Merrill Koch', 'merrill.koch@yahoo.com');" calcext:value-type="string">
            <text:p>INSERT INTO testedb.customer VALUES(700, 1, 'Merrill Koch', 'merrill.koch@yahoo.com');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cah Bass</text:p>
          </table:table-cell>
          <table:table-cell table:formula="of:=LOWER(SUBSTITUTE([.C702];&quot; &quot;;&quot;.&quot;))&amp;&quot;@yahoo.com&quot;" office:value-type="string" office:string-value="micah.bass@yahoo.com" calcext:value-type="string">
            <text:p>micah.bass@yahoo.com</text:p>
          </table:table-cell>
          <table:table-cell table:formula="of:=&quot;INSERT INTO testedb.customer VALUES(&quot; &amp; [.A702] &amp; &quot;, &quot; &amp; [.B702] &amp; &quot;, '&quot; &amp; [.C702] &amp; &quot;', '&quot; &amp; [.D702] &amp; &quot;');&quot;" office:value-type="string" office:string-value="INSERT INTO testedb.customer VALUES(701, 2, 'Micah Bass', 'micah.bass@yahoo.com');" calcext:value-type="string">
            <text:p>INSERT INTO testedb.customer VALUES(701, 2, 'Micah Bass', 'micah.bass@yahoo.com');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nerva Daniels</text:p>
          </table:table-cell>
          <table:table-cell table:formula="of:=LOWER(SUBSTITUTE([.C703];&quot; &quot;;&quot;.&quot;))&amp;&quot;@yahoo.com&quot;" office:value-type="string" office:string-value="minerva.daniels@yahoo.com" calcext:value-type="string">
            <text:p>minerva.daniels@yahoo.com</text:p>
          </table:table-cell>
          <table:table-cell table:formula="of:=&quot;INSERT INTO testedb.customer VALUES(&quot; &amp; [.A703] &amp; &quot;, &quot; &amp; [.B703] &amp; &quot;, '&quot; &amp; [.C703] &amp; &quot;', '&quot; &amp; [.D703] &amp; &quot;');&quot;" office:value-type="string" office:string-value="INSERT INTO testedb.customer VALUES(702, 2, 'Minerva Daniels', 'minerva.daniels@yahoo.com');" calcext:value-type="string">
            <text:p>INSERT INTO testedb.customer VALUES(702, 2, 'Minerva Daniels', 'minerva.daniels@yahoo.com');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nerva Mckinney</text:p>
          </table:table-cell>
          <table:table-cell table:formula="of:=LOWER(SUBSTITUTE([.C704];&quot; &quot;;&quot;.&quot;))&amp;&quot;@yahoo.com&quot;" office:value-type="string" office:string-value="minerva.mckinney@yahoo.com" calcext:value-type="string">
            <text:p>minerva.mckinney@yahoo.com</text:p>
          </table:table-cell>
          <table:table-cell table:formula="of:=&quot;INSERT INTO testedb.customer VALUES(&quot; &amp; [.A704] &amp; &quot;, &quot; &amp; [.B704] &amp; &quot;, '&quot; &amp; [.C704] &amp; &quot;', '&quot; &amp; [.D704] &amp; &quot;');&quot;" office:value-type="string" office:string-value="INSERT INTO testedb.customer VALUES(703, 2, 'Minerva Mckinney', 'minerva.mckinney@yahoo.com');" calcext:value-type="string">
            <text:p>INSERT INTO testedb.customer VALUES(703, 2, 'Minerva Mckinney', 'minerva.mckinney@yahoo.com');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hammad Waters</text:p>
          </table:table-cell>
          <table:table-cell table:formula="of:=LOWER(SUBSTITUTE([.C705];&quot; &quot;;&quot;.&quot;))&amp;&quot;@yahoo.com&quot;" office:value-type="string" office:string-value="mohammad.waters@yahoo.com" calcext:value-type="string">
            <text:p>mohammad.waters@yahoo.com</text:p>
          </table:table-cell>
          <table:table-cell table:formula="of:=&quot;INSERT INTO testedb.customer VALUES(&quot; &amp; [.A705] &amp; &quot;, &quot; &amp; [.B705] &amp; &quot;, '&quot; &amp; [.C705] &amp; &quot;', '&quot; &amp; [.D705] &amp; &quot;');&quot;" office:value-type="string" office:string-value="INSERT INTO testedb.customer VALUES(704, 2, 'Mohammad Waters', 'mohammad.waters@yahoo.com');" calcext:value-type="string">
            <text:p>INSERT INTO testedb.customer VALUES(704, 2, 'Mohammad Waters', 'mohammad.waters@yahoo.com');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llie Walton</text:p>
          </table:table-cell>
          <table:table-cell table:formula="of:=LOWER(SUBSTITUTE([.C706];&quot; &quot;;&quot;.&quot;))&amp;&quot;@yahoo.com&quot;" office:value-type="string" office:string-value="mollie.walton@yahoo.com" calcext:value-type="string">
            <text:p>mollie.walton@yahoo.com</text:p>
          </table:table-cell>
          <table:table-cell table:formula="of:=&quot;INSERT INTO testedb.customer VALUES(&quot; &amp; [.A706] &amp; &quot;, &quot; &amp; [.B706] &amp; &quot;, '&quot; &amp; [.C706] &amp; &quot;', '&quot; &amp; [.D706] &amp; &quot;');&quot;" office:value-type="string" office:string-value="INSERT INTO testedb.customer VALUES(705, 2, 'Mollie Walton', 'mollie.walton@yahoo.com');" calcext:value-type="string">
            <text:p>INSERT INTO testedb.customer VALUES(705, 2, 'Mollie Walton', 'mollie.walton@yahoo.com');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lly Barnett</text:p>
          </table:table-cell>
          <table:table-cell table:formula="of:=LOWER(SUBSTITUTE([.C707];&quot; &quot;;&quot;.&quot;))&amp;&quot;@yahoo.com&quot;" office:value-type="string" office:string-value="molly.barnett@yahoo.com" calcext:value-type="string">
            <text:p>molly.barnett@yahoo.com</text:p>
          </table:table-cell>
          <table:table-cell table:formula="of:=&quot;INSERT INTO testedb.customer VALUES(&quot; &amp; [.A707] &amp; &quot;, &quot; &amp; [.B707] &amp; &quot;, '&quot; &amp; [.C707] &amp; &quot;', '&quot; &amp; [.D707] &amp; &quot;');&quot;" office:value-type="string" office:string-value="INSERT INTO testedb.customer VALUES(706, 2, 'Molly Barnett', 'molly.barnett@yahoo.com');" calcext:value-type="string">
            <text:p>INSERT INTO testedb.customer VALUES(706, 2, 'Molly Barnett', 'molly.barnett@yahoo.com');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rphy Lang</text:p>
          </table:table-cell>
          <table:table-cell table:formula="of:=LOWER(SUBSTITUTE([.C708];&quot; &quot;;&quot;.&quot;))&amp;&quot;@yahoo.com&quot;" office:value-type="string" office:string-value="murphy.lang@yahoo.com" calcext:value-type="string">
            <text:p>murphy.lang@yahoo.com</text:p>
          </table:table-cell>
          <table:table-cell table:formula="of:=&quot;INSERT INTO testedb.customer VALUES(&quot; &amp; [.A708] &amp; &quot;, &quot; &amp; [.B708] &amp; &quot;, '&quot; &amp; [.C708] &amp; &quot;', '&quot; &amp; [.D708] &amp; &quot;');&quot;" office:value-type="string" office:string-value="INSERT INTO testedb.customer VALUES(707, 2, 'Murphy Lang', 'murphy.lang@yahoo.com');" calcext:value-type="string">
            <text:p>INSERT INTO testedb.customer VALUES(707, 2, 'Murphy Lang', 'murphy.lang@yahoo.com');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rphy Vinson</text:p>
          </table:table-cell>
          <table:table-cell table:formula="of:=LOWER(SUBSTITUTE([.C709];&quot; &quot;;&quot;.&quot;))&amp;&quot;@yahoo.com&quot;" office:value-type="string" office:string-value="murphy.vinson@yahoo.com" calcext:value-type="string">
            <text:p>murphy.vinson@yahoo.com</text:p>
          </table:table-cell>
          <table:table-cell table:formula="of:=&quot;INSERT INTO testedb.customer VALUES(&quot; &amp; [.A709] &amp; &quot;, &quot; &amp; [.B709] &amp; &quot;, '&quot; &amp; [.C709] &amp; &quot;', '&quot; &amp; [.D709] &amp; &quot;');&quot;" office:value-type="string" office:string-value="INSERT INTO testedb.customer VALUES(708, 2, 'Murphy Vinson', 'murphy.vinson@yahoo.com');" calcext:value-type="string">
            <text:p>INSERT INTO testedb.customer VALUES(708, 2, 'Murphy Vinson', 'murphy.vinson@yahoo.com');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yra Stevens</text:p>
          </table:table-cell>
          <table:table-cell table:formula="of:=LOWER(SUBSTITUTE([.C710];&quot; &quot;;&quot;.&quot;))&amp;&quot;@yahoo.com&quot;" office:value-type="string" office:string-value="myra.stevens@yahoo.com" calcext:value-type="string">
            <text:p>myra.stevens@yahoo.com</text:p>
          </table:table-cell>
          <table:table-cell table:formula="of:=&quot;INSERT INTO testedb.customer VALUES(&quot; &amp; [.A710] &amp; &quot;, &quot; &amp; [.B710] &amp; &quot;, '&quot; &amp; [.C710] &amp; &quot;', '&quot; &amp; [.D710] &amp; &quot;');&quot;" office:value-type="string" office:string-value="INSERT INTO testedb.customer VALUES(709, 2, 'Myra Stevens', 'myra.stevens@yahoo.com');" calcext:value-type="string">
            <text:p>INSERT INTO testedb.customer VALUES(709, 2, 'Myra Stevens', 'myra.stevens@yahoo.com');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table:style-name="Default" office:value-type="float" office:value="3" calcext:value-type="float">
            <text:p>3</text:p>
          </table:table-cell>
          <table:table-cell office:value-type="string" calcext:value-type="string">
            <text:p>Naomi Mclean</text:p>
          </table:table-cell>
          <table:table-cell table:formula="of:=LOWER(SUBSTITUTE([.C711];&quot; &quot;;&quot;.&quot;))&amp;&quot;@yahoo.com&quot;" office:value-type="string" office:string-value="naomi.mclean@yahoo.com" calcext:value-type="string">
            <text:p>naomi.mclean@yahoo.com</text:p>
          </table:table-cell>
          <table:table-cell table:formula="of:=&quot;INSERT INTO testedb.customer VALUES(&quot; &amp; [.A711] &amp; &quot;, &quot; &amp; [.B711] &amp; &quot;, '&quot; &amp; [.C711] &amp; &quot;', '&quot; &amp; [.D711] &amp; &quot;');&quot;" office:value-type="string" office:string-value="INSERT INTO testedb.customer VALUES(710, 3, 'Naomi Mclean', 'naomi.mclean@yahoo.com');" calcext:value-type="string">
            <text:p>INSERT INTO testedb.customer VALUES(710, 3, 'Naomi Mclean', 'naomi.mclean@yahoo.com');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sh Peters</text:p>
          </table:table-cell>
          <table:table-cell table:formula="of:=LOWER(SUBSTITUTE([.C712];&quot; &quot;;&quot;.&quot;))&amp;&quot;@yahoo.com&quot;" office:value-type="string" office:string-value="nash.peters@yahoo.com" calcext:value-type="string">
            <text:p>nash.peters@yahoo.com</text:p>
          </table:table-cell>
          <table:table-cell table:formula="of:=&quot;INSERT INTO testedb.customer VALUES(&quot; &amp; [.A712] &amp; &quot;, &quot; &amp; [.B712] &amp; &quot;, '&quot; &amp; [.C712] &amp; &quot;', '&quot; &amp; [.D712] &amp; &quot;');&quot;" office:value-type="string" office:string-value="INSERT INTO testedb.customer VALUES(711, 2, 'Nash Peters', 'nash.peters@yahoo.com');" calcext:value-type="string">
            <text:p>INSERT INTO testedb.customer VALUES(711, 2, 'Nash Peters', 'nash.peters@yahoo.com');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sim Carroll</text:p>
          </table:table-cell>
          <table:table-cell table:formula="of:=LOWER(SUBSTITUTE([.C713];&quot; &quot;;&quot;.&quot;))&amp;&quot;@yahoo.com&quot;" office:value-type="string" office:string-value="nasim.carroll@yahoo.com" calcext:value-type="string">
            <text:p>nasim.carroll@yahoo.com</text:p>
          </table:table-cell>
          <table:table-cell table:formula="of:=&quot;INSERT INTO testedb.customer VALUES(&quot; &amp; [.A713] &amp; &quot;, &quot; &amp; [.B713] &amp; &quot;, '&quot; &amp; [.C713] &amp; &quot;', '&quot; &amp; [.D713] &amp; &quot;');&quot;" office:value-type="string" office:string-value="INSERT INTO testedb.customer VALUES(712, 2, 'Nasim Carroll', 'nasim.carroll@yahoo.com');" calcext:value-type="string">
            <text:p>INSERT INTO testedb.customer VALUES(712, 2, 'Nasim Carroll', 'nasim.carroll@yahoo.com');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than Berg</text:p>
          </table:table-cell>
          <table:table-cell table:formula="of:=LOWER(SUBSTITUTE([.C714];&quot; &quot;;&quot;.&quot;))&amp;&quot;@yahoo.com&quot;" office:value-type="string" office:string-value="nathan.berg@yahoo.com" calcext:value-type="string">
            <text:p>nathan.berg@yahoo.com</text:p>
          </table:table-cell>
          <table:table-cell table:formula="of:=&quot;INSERT INTO testedb.customer VALUES(&quot; &amp; [.A714] &amp; &quot;, &quot; &amp; [.B714] &amp; &quot;, '&quot; &amp; [.C714] &amp; &quot;', '&quot; &amp; [.D714] &amp; &quot;');&quot;" office:value-type="string" office:string-value="INSERT INTO testedb.customer VALUES(713, 2, 'Nathan Berg', 'nathan.berg@yahoo.com');" calcext:value-type="string">
            <text:p>INSERT INTO testedb.customer VALUES(713, 2, 'Nathan Berg', 'nathan.berg@yahoo.com');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than West</text:p>
          </table:table-cell>
          <table:table-cell table:formula="of:=LOWER(SUBSTITUTE([.C715];&quot; &quot;;&quot;.&quot;))&amp;&quot;@yahoo.com&quot;" office:value-type="string" office:string-value="nathan.west@yahoo.com" calcext:value-type="string">
            <text:p>nathan.west@yahoo.com</text:p>
          </table:table-cell>
          <table:table-cell table:formula="of:=&quot;INSERT INTO testedb.customer VALUES(&quot; &amp; [.A715] &amp; &quot;, &quot; &amp; [.B715] &amp; &quot;, '&quot; &amp; [.C715] &amp; &quot;', '&quot; &amp; [.D715] &amp; &quot;');&quot;" office:value-type="string" office:string-value="INSERT INTO testedb.customer VALUES(714, 2, 'Nathan West', 'nathan.west@yahoo.com');" calcext:value-type="string">
            <text:p>INSERT INTO testedb.customer VALUES(714, 2, 'Nathan West', 'nathan.west@yahoo.com');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than Young</text:p>
          </table:table-cell>
          <table:table-cell table:formula="of:=LOWER(SUBSTITUTE([.C716];&quot; &quot;;&quot;.&quot;))&amp;&quot;@yahoo.com&quot;" office:value-type="string" office:string-value="nathan.young@yahoo.com" calcext:value-type="string">
            <text:p>nathan.young@yahoo.com</text:p>
          </table:table-cell>
          <table:table-cell table:formula="of:=&quot;INSERT INTO testedb.customer VALUES(&quot; &amp; [.A716] &amp; &quot;, &quot; &amp; [.B716] &amp; &quot;, '&quot; &amp; [.C716] &amp; &quot;', '&quot; &amp; [.D716] &amp; &quot;');&quot;" office:value-type="string" office:string-value="INSERT INTO testedb.customer VALUES(715, 2, 'Nathan Young', 'nathan.young@yahoo.com');" calcext:value-type="string">
            <text:p>INSERT INTO testedb.customer VALUES(715, 2, 'Nathan Young', 'nathan.young@yahoo.com');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yda Gill</text:p>
          </table:table-cell>
          <table:table-cell table:formula="of:=LOWER(SUBSTITUTE([.C717];&quot; &quot;;&quot;.&quot;))&amp;&quot;@yahoo.com&quot;" office:value-type="string" office:string-value="nayda.gill@yahoo.com" calcext:value-type="string">
            <text:p>nayda.gill@yahoo.com</text:p>
          </table:table-cell>
          <table:table-cell table:formula="of:=&quot;INSERT INTO testedb.customer VALUES(&quot; &amp; [.A717] &amp; &quot;, &quot; &amp; [.B717] &amp; &quot;, '&quot; &amp; [.C717] &amp; &quot;', '&quot; &amp; [.D717] &amp; &quot;');&quot;" office:value-type="string" office:string-value="INSERT INTO testedb.customer VALUES(716, 2, 'Nayda Gill', 'nayda.gill@yahoo.com');" calcext:value-type="string">
            <text:p>INSERT INTO testedb.customer VALUES(716, 2, 'Nayda Gill', 'nayda.gill@yahoo.com');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lle Melendez</text:p>
          </table:table-cell>
          <table:table-cell table:formula="of:=LOWER(SUBSTITUTE([.C718];&quot; &quot;;&quot;.&quot;))&amp;&quot;@yahoo.com&quot;" office:value-type="string" office:string-value="nelle.melendez@yahoo.com" calcext:value-type="string">
            <text:p>nelle.melendez@yahoo.com</text:p>
          </table:table-cell>
          <table:table-cell table:formula="of:=&quot;INSERT INTO testedb.customer VALUES(&quot; &amp; [.A718] &amp; &quot;, &quot; &amp; [.B718] &amp; &quot;, '&quot; &amp; [.C718] &amp; &quot;', '&quot; &amp; [.D718] &amp; &quot;');&quot;" office:value-type="string" office:string-value="INSERT INTO testedb.customer VALUES(717, 2, 'Nelle Melendez', 'nelle.melendez@yahoo.com');" calcext:value-type="string">
            <text:p>INSERT INTO testedb.customer VALUES(717, 2, 'Nelle Melendez', 'nelle.melendez@yahoo.com');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ro Osborne</text:p>
          </table:table-cell>
          <table:table-cell table:formula="of:=LOWER(SUBSTITUTE([.C719];&quot; &quot;;&quot;.&quot;))&amp;&quot;@yahoo.com&quot;" office:value-type="string" office:string-value="nero.osborne@yahoo.com" calcext:value-type="string">
            <text:p>nero.osborne@yahoo.com</text:p>
          </table:table-cell>
          <table:table-cell table:formula="of:=&quot;INSERT INTO testedb.customer VALUES(&quot; &amp; [.A719] &amp; &quot;, &quot; &amp; [.B719] &amp; &quot;, '&quot; &amp; [.C719] &amp; &quot;', '&quot; &amp; [.D719] &amp; &quot;');&quot;" office:value-type="string" office:string-value="INSERT INTO testedb.customer VALUES(718, 2, 'Nero Osborne', 'nero.osborne@yahoo.com');" calcext:value-type="string">
            <text:p>INSERT INTO testedb.customer VALUES(718, 2, 'Nero Osborne', 'nero.osborne@yahoo.com');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icholas Bradley</text:p>
          </table:table-cell>
          <table:table-cell table:formula="of:=LOWER(SUBSTITUTE([.C720];&quot; &quot;;&quot;.&quot;))&amp;&quot;@yahoo.com&quot;" office:value-type="string" office:string-value="nicholas.bradley@yahoo.com" calcext:value-type="string">
            <text:p>nicholas.bradley@yahoo.com</text:p>
          </table:table-cell>
          <table:table-cell table:formula="of:=&quot;INSERT INTO testedb.customer VALUES(&quot; &amp; [.A720] &amp; &quot;, &quot; &amp; [.B720] &amp; &quot;, '&quot; &amp; [.C720] &amp; &quot;', '&quot; &amp; [.D720] &amp; &quot;');&quot;" office:value-type="string" office:string-value="INSERT INTO testedb.customer VALUES(719, 2, 'Nicholas Bradley', 'nicholas.bradley@yahoo.com');" calcext:value-type="string">
            <text:p>INSERT INTO testedb.customer VALUES(719, 2, 'Nicholas Bradley', 'nicholas.bradley@yahoo.com');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icholas Lambert</text:p>
          </table:table-cell>
          <table:table-cell table:formula="of:=LOWER(SUBSTITUTE([.C721];&quot; &quot;;&quot;.&quot;))&amp;&quot;@yahoo.com&quot;" office:value-type="string" office:string-value="nicholas.lambert@yahoo.com" calcext:value-type="string">
            <text:p>nicholas.lambert@yahoo.com</text:p>
          </table:table-cell>
          <table:table-cell table:formula="of:=&quot;INSERT INTO testedb.customer VALUES(&quot; &amp; [.A721] &amp; &quot;, &quot; &amp; [.B721] &amp; &quot;, '&quot; &amp; [.C721] &amp; &quot;', '&quot; &amp; [.D721] &amp; &quot;');&quot;" office:value-type="string" office:string-value="INSERT INTO testedb.customer VALUES(720, 2, 'Nicholas Lambert', 'nicholas.lambert@yahoo.com');" calcext:value-type="string">
            <text:p>INSERT INTO testedb.customer VALUES(720, 2, 'Nicholas Lambert', 'nicholas.lambert@yahoo.com');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ichole Huffman</text:p>
          </table:table-cell>
          <table:table-cell table:formula="of:=LOWER(SUBSTITUTE([.C722];&quot; &quot;;&quot;.&quot;))&amp;&quot;@yahoo.com&quot;" office:value-type="string" office:string-value="nichole.huffman@yahoo.com" calcext:value-type="string">
            <text:p>nichole.huffman@yahoo.com</text:p>
          </table:table-cell>
          <table:table-cell table:formula="of:=&quot;INSERT INTO testedb.customer VALUES(&quot; &amp; [.A722] &amp; &quot;, &quot; &amp; [.B722] &amp; &quot;, '&quot; &amp; [.C722] &amp; &quot;', '&quot; &amp; [.D722] &amp; &quot;');&quot;" office:value-type="string" office:string-value="INSERT INTO testedb.customer VALUES(721, 2, 'Nichole Huffman', 'nichole.huffman@yahoo.com');" calcext:value-type="string">
            <text:p>INSERT INTO testedb.customer VALUES(721, 2, 'Nichole Huffman', 'nichole.huffman@yahoo.com');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icole Hancock</text:p>
          </table:table-cell>
          <table:table-cell table:formula="of:=LOWER(SUBSTITUTE([.C723];&quot; &quot;;&quot;.&quot;))&amp;&quot;@yahoo.com&quot;" office:value-type="string" office:string-value="nicole.hancock@yahoo.com" calcext:value-type="string">
            <text:p>nicole.hancock@yahoo.com</text:p>
          </table:table-cell>
          <table:table-cell table:formula="of:=&quot;INSERT INTO testedb.customer VALUES(&quot; &amp; [.A723] &amp; &quot;, &quot; &amp; [.B723] &amp; &quot;, '&quot; &amp; [.C723] &amp; &quot;', '&quot; &amp; [.D723] &amp; &quot;');&quot;" office:value-type="string" office:string-value="INSERT INTO testedb.customer VALUES(722, 2, 'Nicole Hancock', 'nicole.hancock@yahoo.com');" calcext:value-type="string">
            <text:p>INSERT INTO testedb.customer VALUES(722, 2, 'Nicole Hancock', 'nicole.hancock@yahoo.com');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icole Perkins</text:p>
          </table:table-cell>
          <table:table-cell table:formula="of:=LOWER(SUBSTITUTE([.C724];&quot; &quot;;&quot;.&quot;))&amp;&quot;@yahoo.com&quot;" office:value-type="string" office:string-value="nicole.perkins@yahoo.com" calcext:value-type="string">
            <text:p>nicole.perkins@yahoo.com</text:p>
          </table:table-cell>
          <table:table-cell table:formula="of:=&quot;INSERT INTO testedb.customer VALUES(&quot; &amp; [.A724] &amp; &quot;, &quot; &amp; [.B724] &amp; &quot;, '&quot; &amp; [.C724] &amp; &quot;', '&quot; &amp; [.D724] &amp; &quot;');&quot;" office:value-type="string" office:string-value="INSERT INTO testedb.customer VALUES(723, 2, 'Nicole Perkins', 'nicole.perkins@yahoo.com');" calcext:value-type="string">
            <text:p>INSERT INTO testedb.customer VALUES(723, 2, 'Nicole Perkins', 'nicole.perkins@yahoo.com');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ina Ashley</text:p>
          </table:table-cell>
          <table:table-cell table:formula="of:=LOWER(SUBSTITUTE([.C725];&quot; &quot;;&quot;.&quot;))&amp;&quot;@yahoo.com&quot;" office:value-type="string" office:string-value="nina.ashley@yahoo.com" calcext:value-type="string">
            <text:p>nina.ashley@yahoo.com</text:p>
          </table:table-cell>
          <table:table-cell table:formula="of:=&quot;INSERT INTO testedb.customer VALUES(&quot; &amp; [.A725] &amp; &quot;, &quot; &amp; [.B725] &amp; &quot;, '&quot; &amp; [.C725] &amp; &quot;', '&quot; &amp; [.D725] &amp; &quot;');&quot;" office:value-type="string" office:string-value="INSERT INTO testedb.customer VALUES(724, 2, 'Nina Ashley', 'nina.ashley@yahoo.com');" calcext:value-type="string">
            <text:p>INSERT INTO testedb.customer VALUES(724, 2, 'Nina Ashley', 'nina.ashley@yahoo.com');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ina Bowman</text:p>
          </table:table-cell>
          <table:table-cell table:formula="of:=LOWER(SUBSTITUTE([.C726];&quot; &quot;;&quot;.&quot;))&amp;&quot;@yahoo.com&quot;" office:value-type="string" office:string-value="nina.bowman@yahoo.com" calcext:value-type="string">
            <text:p>nina.bowman@yahoo.com</text:p>
          </table:table-cell>
          <table:table-cell table:formula="of:=&quot;INSERT INTO testedb.customer VALUES(&quot; &amp; [.A726] &amp; &quot;, &quot; &amp; [.B726] &amp; &quot;, '&quot; &amp; [.C726] &amp; &quot;', '&quot; &amp; [.D726] &amp; &quot;');&quot;" office:value-type="string" office:string-value="INSERT INTO testedb.customer VALUES(725, 2, 'Nina Bowman', 'nina.bowman@yahoo.com');" calcext:value-type="string">
            <text:p>INSERT INTO testedb.customer VALUES(725, 2, 'Nina Bowman', 'nina.bowman@yahoo.com');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ita Salinas</text:p>
          </table:table-cell>
          <table:table-cell table:formula="of:=LOWER(SUBSTITUTE([.C727];&quot; &quot;;&quot;.&quot;))&amp;&quot;@yahoo.com&quot;" office:value-type="string" office:string-value="nita.salinas@yahoo.com" calcext:value-type="string">
            <text:p>nita.salinas@yahoo.com</text:p>
          </table:table-cell>
          <table:table-cell table:formula="of:=&quot;INSERT INTO testedb.customer VALUES(&quot; &amp; [.A727] &amp; &quot;, &quot; &amp; [.B727] &amp; &quot;, '&quot; &amp; [.C727] &amp; &quot;', '&quot; &amp; [.D727] &amp; &quot;');&quot;" office:value-type="string" office:string-value="INSERT INTO testedb.customer VALUES(726, 2, 'Nita Salinas', 'nita.salinas@yahoo.com');" calcext:value-type="string">
            <text:p>INSERT INTO testedb.customer VALUES(726, 2, 'Nita Salinas', 'nita.salinas@yahoo.com');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ita York</text:p>
          </table:table-cell>
          <table:table-cell table:formula="of:=LOWER(SUBSTITUTE([.C728];&quot; &quot;;&quot;.&quot;))&amp;&quot;@yahoo.com&quot;" office:value-type="string" office:string-value="nita.york@yahoo.com" calcext:value-type="string">
            <text:p>nita.york@yahoo.com</text:p>
          </table:table-cell>
          <table:table-cell table:formula="of:=&quot;INSERT INTO testedb.customer VALUES(&quot; &amp; [.A728] &amp; &quot;, &quot; &amp; [.B728] &amp; &quot;, '&quot; &amp; [.C728] &amp; &quot;', '&quot; &amp; [.D728] &amp; &quot;');&quot;" office:value-type="string" office:string-value="INSERT INTO testedb.customer VALUES(727, 2, 'Nita York', 'nita.york@yahoo.com');" calcext:value-type="string">
            <text:p>INSERT INTO testedb.customer VALUES(727, 2, 'Nita York', 'nita.york@yahoo.com');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ah Le</text:p>
          </table:table-cell>
          <table:table-cell table:formula="of:=LOWER(SUBSTITUTE([.C729];&quot; &quot;;&quot;.&quot;))&amp;&quot;@yahoo.com&quot;" office:value-type="string" office:string-value="noah.le@yahoo.com" calcext:value-type="string">
            <text:p>noah.le@yahoo.com</text:p>
          </table:table-cell>
          <table:table-cell table:formula="of:=&quot;INSERT INTO testedb.customer VALUES(&quot; &amp; [.A729] &amp; &quot;, &quot; &amp; [.B729] &amp; &quot;, '&quot; &amp; [.C729] &amp; &quot;', '&quot; &amp; [.D729] &amp; &quot;');&quot;" office:value-type="string" office:string-value="INSERT INTO testedb.customer VALUES(728, 2, 'Noah Le', 'noah.le@yahoo.com');" calcext:value-type="string">
            <text:p>INSERT INTO testedb.customer VALUES(728, 2, 'Noah Le', 'noah.le@yahoo.com');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ble Schwartz</text:p>
          </table:table-cell>
          <table:table-cell table:formula="of:=LOWER(SUBSTITUTE([.C730];&quot; &quot;;&quot;.&quot;))&amp;&quot;@yahoo.com&quot;" office:value-type="string" office:string-value="noble.schwartz@yahoo.com" calcext:value-type="string">
            <text:p>noble.schwartz@yahoo.com</text:p>
          </table:table-cell>
          <table:table-cell table:formula="of:=&quot;INSERT INTO testedb.customer VALUES(&quot; &amp; [.A730] &amp; &quot;, &quot; &amp; [.B730] &amp; &quot;, '&quot; &amp; [.C730] &amp; &quot;', '&quot; &amp; [.D730] &amp; &quot;');&quot;" office:value-type="string" office:string-value="INSERT INTO testedb.customer VALUES(729, 2, 'Noble Schwartz', 'noble.schwartz@yahoo.com');" calcext:value-type="string">
            <text:p>INSERT INTO testedb.customer VALUES(729, 2, 'Noble Schwartz', 'noble.schwartz@yahoo.com');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elani Pearson</text:p>
          </table:table-cell>
          <table:table-cell table:formula="of:=LOWER(SUBSTITUTE([.C731];&quot; &quot;;&quot;.&quot;))&amp;&quot;@yahoo.com&quot;" office:value-type="string" office:string-value="noelani.pearson@yahoo.com" calcext:value-type="string">
            <text:p>noelani.pearson@yahoo.com</text:p>
          </table:table-cell>
          <table:table-cell table:formula="of:=&quot;INSERT INTO testedb.customer VALUES(&quot; &amp; [.A731] &amp; &quot;, &quot; &amp; [.B731] &amp; &quot;, '&quot; &amp; [.C731] &amp; &quot;', '&quot; &amp; [.D731] &amp; &quot;');&quot;" office:value-type="string" office:string-value="INSERT INTO testedb.customer VALUES(730, 2, 'Noelani Pearson', 'noelani.pearson@yahoo.com');" calcext:value-type="string">
            <text:p>INSERT INTO testedb.customer VALUES(730, 2, 'Noelani Pearson', 'noelani.pearson@yahoo.com');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emi da Silva</text:p>
          </table:table-cell>
          <table:table-cell table:formula="of:=LOWER(SUBSTITUTE([.C732];&quot; &quot;;&quot;.&quot;))&amp;&quot;@yahoo.com&quot;" office:value-type="string" office:string-value="noemi.da.silva@yahoo.com" calcext:value-type="string">
            <text:p>noemi.da.silva@yahoo.com</text:p>
          </table:table-cell>
          <table:table-cell table:formula="of:=&quot;INSERT INTO testedb.customer VALUES(&quot; &amp; [.A732] &amp; &quot;, &quot; &amp; [.B732] &amp; &quot;, '&quot; &amp; [.C732] &amp; &quot;', '&quot; &amp; [.D732] &amp; &quot;');&quot;" office:value-type="string" office:string-value="INSERT INTO testedb.customer VALUES(731, 2, 'Noemi da Silva', 'noemi.da.silva@yahoo.com');" calcext:value-type="string">
            <text:p>INSERT INTO testedb.customer VALUES(731, 2, 'Noemi da Silva', 'noemi.da.silva@yahoo.com');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mlanga Robles</text:p>
          </table:table-cell>
          <table:table-cell table:formula="of:=LOWER(SUBSTITUTE([.C733];&quot; &quot;;&quot;.&quot;))&amp;&quot;@yahoo.com&quot;" office:value-type="string" office:string-value="nomlanga.robles@yahoo.com" calcext:value-type="string">
            <text:p>nomlanga.robles@yahoo.com</text:p>
          </table:table-cell>
          <table:table-cell table:formula="of:=&quot;INSERT INTO testedb.customer VALUES(&quot; &amp; [.A733] &amp; &quot;, &quot; &amp; [.B733] &amp; &quot;, '&quot; &amp; [.C733] &amp; &quot;', '&quot; &amp; [.D733] &amp; &quot;');&quot;" office:value-type="string" office:string-value="INSERT INTO testedb.customer VALUES(732, 2, 'Nomlanga Robles', 'nomlanga.robles@yahoo.com');" calcext:value-type="string">
            <text:p>INSERT INTO testedb.customer VALUES(732, 2, 'Nomlanga Robles', 'nomlanga.robles@yahoo.com');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rman Huber</text:p>
          </table:table-cell>
          <table:table-cell table:formula="of:=LOWER(SUBSTITUTE([.C734];&quot; &quot;;&quot;.&quot;))&amp;&quot;@yahoo.com&quot;" office:value-type="string" office:string-value="norman.huber@yahoo.com" calcext:value-type="string">
            <text:p>norman.huber@yahoo.com</text:p>
          </table:table-cell>
          <table:table-cell table:formula="of:=&quot;INSERT INTO testedb.customer VALUES(&quot; &amp; [.A734] &amp; &quot;, &quot; &amp; [.B734] &amp; &quot;, '&quot; &amp; [.C734] &amp; &quot;', '&quot; &amp; [.D734] &amp; &quot;');&quot;" office:value-type="string" office:string-value="INSERT INTO testedb.customer VALUES(733, 2, 'Norman Huber', 'norman.huber@yahoo.com');" calcext:value-type="string">
            <text:p>INSERT INTO testedb.customer VALUES(733, 2, 'Norman Huber', 'norman.huber@yahoo.com');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cean Mays</text:p>
          </table:table-cell>
          <table:table-cell table:formula="of:=LOWER(SUBSTITUTE([.C735];&quot; &quot;;&quot;.&quot;))&amp;&quot;@yahoo.com&quot;" office:value-type="string" office:string-value="ocean.mays@yahoo.com" calcext:value-type="string">
            <text:p>ocean.mays@yahoo.com</text:p>
          </table:table-cell>
          <table:table-cell table:formula="of:=&quot;INSERT INTO testedb.customer VALUES(&quot; &amp; [.A735] &amp; &quot;, &quot; &amp; [.B735] &amp; &quot;, '&quot; &amp; [.C735] &amp; &quot;', '&quot; &amp; [.D735] &amp; &quot;');&quot;" office:value-type="string" office:string-value="INSERT INTO testedb.customer VALUES(734, 2, 'Ocean Mays', 'ocean.mays@yahoo.com');" calcext:value-type="string">
            <text:p>INSERT INTO testedb.customer VALUES(734, 2, 'Ocean Mays', 'ocean.mays@yahoo.com');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cean Shelton</text:p>
          </table:table-cell>
          <table:table-cell table:formula="of:=LOWER(SUBSTITUTE([.C736];&quot; &quot;;&quot;.&quot;))&amp;&quot;@yahoo.com&quot;" office:value-type="string" office:string-value="ocean.shelton@yahoo.com" calcext:value-type="string">
            <text:p>ocean.shelton@yahoo.com</text:p>
          </table:table-cell>
          <table:table-cell table:formula="of:=&quot;INSERT INTO testedb.customer VALUES(&quot; &amp; [.A736] &amp; &quot;, &quot; &amp; [.B736] &amp; &quot;, '&quot; &amp; [.C736] &amp; &quot;', '&quot; &amp; [.D736] &amp; &quot;');&quot;" office:value-type="string" office:string-value="INSERT INTO testedb.customer VALUES(735, 2, 'Ocean Shelton', 'ocean.shelton@yahoo.com');" calcext:value-type="string">
            <text:p>INSERT INTO testedb.customer VALUES(735, 2, 'Ocean Shelton', 'ocean.shelton@yahoo.com');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ctavia Castillo</text:p>
          </table:table-cell>
          <table:table-cell table:formula="of:=LOWER(SUBSTITUTE([.C737];&quot; &quot;;&quot;.&quot;))&amp;&quot;@yahoo.com&quot;" office:value-type="string" office:string-value="octavia.castillo@yahoo.com" calcext:value-type="string">
            <text:p>octavia.castillo@yahoo.com</text:p>
          </table:table-cell>
          <table:table-cell table:formula="of:=&quot;INSERT INTO testedb.customer VALUES(&quot; &amp; [.A737] &amp; &quot;, &quot; &amp; [.B737] &amp; &quot;, '&quot; &amp; [.C737] &amp; &quot;', '&quot; &amp; [.D737] &amp; &quot;');&quot;" office:value-type="string" office:string-value="INSERT INTO testedb.customer VALUES(736, 2, 'Octavia Castillo', 'octavia.castillo@yahoo.com');" calcext:value-type="string">
            <text:p>INSERT INTO testedb.customer VALUES(736, 2, 'Octavia Castillo', 'octavia.castillo@yahoo.com');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ctavius Chang</text:p>
          </table:table-cell>
          <table:table-cell table:formula="of:=LOWER(SUBSTITUTE([.C738];&quot; &quot;;&quot;.&quot;))&amp;&quot;@yahoo.com&quot;" office:value-type="string" office:string-value="octavius.chang@yahoo.com" calcext:value-type="string">
            <text:p>octavius.chang@yahoo.com</text:p>
          </table:table-cell>
          <table:table-cell table:formula="of:=&quot;INSERT INTO testedb.customer VALUES(&quot; &amp; [.A738] &amp; &quot;, &quot; &amp; [.B738] &amp; &quot;, '&quot; &amp; [.C738] &amp; &quot;', '&quot; &amp; [.D738] &amp; &quot;');&quot;" office:value-type="string" office:string-value="INSERT INTO testedb.customer VALUES(737, 2, 'Octavius Chang', 'octavius.chang@yahoo.com');" calcext:value-type="string">
            <text:p>INSERT INTO testedb.customer VALUES(737, 2, 'Octavius Chang', 'octavius.chang@yahoo.com');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ctavius Torres</text:p>
          </table:table-cell>
          <table:table-cell table:formula="of:=LOWER(SUBSTITUTE([.C739];&quot; &quot;;&quot;.&quot;))&amp;&quot;@yahoo.com&quot;" office:value-type="string" office:string-value="octavius.torres@yahoo.com" calcext:value-type="string">
            <text:p>octavius.torres@yahoo.com</text:p>
          </table:table-cell>
          <table:table-cell table:formula="of:=&quot;INSERT INTO testedb.customer VALUES(&quot; &amp; [.A739] &amp; &quot;, &quot; &amp; [.B739] &amp; &quot;, '&quot; &amp; [.C739] &amp; &quot;', '&quot; &amp; [.D739] &amp; &quot;');&quot;" office:value-type="string" office:string-value="INSERT INTO testedb.customer VALUES(738, 2, 'Octavius Torres', 'octavius.torres@yahoo.com');" calcext:value-type="string">
            <text:p>INSERT INTO testedb.customer VALUES(738, 2, 'Octavius Torres', 'octavius.torres@yahoo.com');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dysseus Browning</text:p>
          </table:table-cell>
          <table:table-cell table:formula="of:=LOWER(SUBSTITUTE([.C740];&quot; &quot;;&quot;.&quot;))&amp;&quot;@yahoo.com&quot;" office:value-type="string" office:string-value="odysseus.browning@yahoo.com" calcext:value-type="string">
            <text:p>odysseus.browning@yahoo.com</text:p>
          </table:table-cell>
          <table:table-cell table:formula="of:=&quot;INSERT INTO testedb.customer VALUES(&quot; &amp; [.A740] &amp; &quot;, &quot; &amp; [.B740] &amp; &quot;, '&quot; &amp; [.C740] &amp; &quot;', '&quot; &amp; [.D740] &amp; &quot;');&quot;" office:value-type="string" office:string-value="INSERT INTO testedb.customer VALUES(739, 2, 'Odysseus Browning', 'odysseus.browning@yahoo.com');" calcext:value-type="string">
            <text:p>INSERT INTO testedb.customer VALUES(739, 2, 'Odysseus Browning', 'odysseus.browning@yahoo.com');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table:style-name="Default" office:value-type="float" office:value="3" calcext:value-type="float">
            <text:p>3</text:p>
          </table:table-cell>
          <table:table-cell office:value-type="string" calcext:value-type="string">
            <text:p>Odysseus Lynn</text:p>
          </table:table-cell>
          <table:table-cell table:formula="of:=LOWER(SUBSTITUTE([.C741];&quot; &quot;;&quot;.&quot;))&amp;&quot;@yahoo.com&quot;" office:value-type="string" office:string-value="odysseus.lynn@yahoo.com" calcext:value-type="string">
            <text:p>odysseus.lynn@yahoo.com</text:p>
          </table:table-cell>
          <table:table-cell table:formula="of:=&quot;INSERT INTO testedb.customer VALUES(&quot; &amp; [.A741] &amp; &quot;, &quot; &amp; [.B741] &amp; &quot;, '&quot; &amp; [.C741] &amp; &quot;', '&quot; &amp; [.D741] &amp; &quot;');&quot;" office:value-type="string" office:string-value="INSERT INTO testedb.customer VALUES(740, 3, 'Odysseus Lynn', 'odysseus.lynn@yahoo.com');" calcext:value-type="string">
            <text:p>INSERT INTO testedb.customer VALUES(740, 3, 'Odysseus Lynn', 'odysseus.lynn@yahoo.com');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dysseus Wilkins</text:p>
          </table:table-cell>
          <table:table-cell table:formula="of:=LOWER(SUBSTITUTE([.C742];&quot; &quot;;&quot;.&quot;))&amp;&quot;@yahoo.com&quot;" office:value-type="string" office:string-value="odysseus.wilkins@yahoo.com" calcext:value-type="string">
            <text:p>odysseus.wilkins@yahoo.com</text:p>
          </table:table-cell>
          <table:table-cell table:formula="of:=&quot;INSERT INTO testedb.customer VALUES(&quot; &amp; [.A742] &amp; &quot;, &quot; &amp; [.B742] &amp; &quot;, '&quot; &amp; [.C742] &amp; &quot;', '&quot; &amp; [.D742] &amp; &quot;');&quot;" office:value-type="string" office:string-value="INSERT INTO testedb.customer VALUES(741, 2, 'Odysseus Wilkins', 'odysseus.wilkins@yahoo.com');" calcext:value-type="string">
            <text:p>INSERT INTO testedb.customer VALUES(741, 2, 'Odysseus Wilkins', 'odysseus.wilkins@yahoo.com');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liver Blake</text:p>
          </table:table-cell>
          <table:table-cell table:formula="of:=LOWER(SUBSTITUTE([.C743];&quot; &quot;;&quot;.&quot;))&amp;&quot;@yahoo.com&quot;" office:value-type="string" office:string-value="oliver.blake@yahoo.com" calcext:value-type="string">
            <text:p>oliver.blake@yahoo.com</text:p>
          </table:table-cell>
          <table:table-cell table:formula="of:=&quot;INSERT INTO testedb.customer VALUES(&quot; &amp; [.A743] &amp; &quot;, &quot; &amp; [.B743] &amp; &quot;, '&quot; &amp; [.C743] &amp; &quot;', '&quot; &amp; [.D743] &amp; &quot;');&quot;" office:value-type="string" office:string-value="INSERT INTO testedb.customer VALUES(742, 2, 'Oliver Blake', 'oliver.blake@yahoo.com');" calcext:value-type="string">
            <text:p>INSERT INTO testedb.customer VALUES(742, 2, 'Oliver Blake', 'oliver.blake@yahoo.com');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livia Nelson</text:p>
          </table:table-cell>
          <table:table-cell table:formula="of:=LOWER(SUBSTITUTE([.C744];&quot; &quot;;&quot;.&quot;))&amp;&quot;@yahoo.com&quot;" office:value-type="string" office:string-value="olivia.nelson@yahoo.com" calcext:value-type="string">
            <text:p>olivia.nelson@yahoo.com</text:p>
          </table:table-cell>
          <table:table-cell table:formula="of:=&quot;INSERT INTO testedb.customer VALUES(&quot; &amp; [.A744] &amp; &quot;, &quot; &amp; [.B744] &amp; &quot;, '&quot; &amp; [.C744] &amp; &quot;', '&quot; &amp; [.D744] &amp; &quot;');&quot;" office:value-type="string" office:string-value="INSERT INTO testedb.customer VALUES(743, 2, 'Olivia Nelson', 'olivia.nelson@yahoo.com');" calcext:value-type="string">
            <text:p>INSERT INTO testedb.customer VALUES(743, 2, 'Olivia Nelson', 'olivia.nelson@yahoo.com');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lympia Leonard</text:p>
          </table:table-cell>
          <table:table-cell table:formula="of:=LOWER(SUBSTITUTE([.C745];&quot; &quot;;&quot;.&quot;))&amp;&quot;@yahoo.com&quot;" office:value-type="string" office:string-value="olympia.leonard@yahoo.com" calcext:value-type="string">
            <text:p>olympia.leonard@yahoo.com</text:p>
          </table:table-cell>
          <table:table-cell table:formula="of:=&quot;INSERT INTO testedb.customer VALUES(&quot; &amp; [.A745] &amp; &quot;, &quot; &amp; [.B745] &amp; &quot;, '&quot; &amp; [.C745] &amp; &quot;', '&quot; &amp; [.D745] &amp; &quot;');&quot;" office:value-type="string" office:string-value="INSERT INTO testedb.customer VALUES(744, 2, 'Olympia Leonard', 'olympia.leonard@yahoo.com');" calcext:value-type="string">
            <text:p>INSERT INTO testedb.customer VALUES(744, 2, 'Olympia Leonard', 'olympia.leonard@yahoo.com');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lympia Underwood</text:p>
          </table:table-cell>
          <table:table-cell table:formula="of:=LOWER(SUBSTITUTE([.C746];&quot; &quot;;&quot;.&quot;))&amp;&quot;@yahoo.com&quot;" office:value-type="string" office:string-value="olympia.underwood@yahoo.com" calcext:value-type="string">
            <text:p>olympia.underwood@yahoo.com</text:p>
          </table:table-cell>
          <table:table-cell table:formula="of:=&quot;INSERT INTO testedb.customer VALUES(&quot; &amp; [.A746] &amp; &quot;, &quot; &amp; [.B746] &amp; &quot;, '&quot; &amp; [.C746] &amp; &quot;', '&quot; &amp; [.D746] &amp; &quot;');&quot;" office:value-type="string" office:string-value="INSERT INTO testedb.customer VALUES(745, 2, 'Olympia Underwood', 'olympia.underwood@yahoo.com');" calcext:value-type="string">
            <text:p>INSERT INTO testedb.customer VALUES(745, 2, 'Olympia Underwood', 'olympia.underwood@yahoo.com');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mar Cohen</text:p>
          </table:table-cell>
          <table:table-cell table:formula="of:=LOWER(SUBSTITUTE([.C747];&quot; &quot;;&quot;.&quot;))&amp;&quot;@yahoo.com&quot;" office:value-type="string" office:string-value="omar.cohen@yahoo.com" calcext:value-type="string">
            <text:p>omar.cohen@yahoo.com</text:p>
          </table:table-cell>
          <table:table-cell table:formula="of:=&quot;INSERT INTO testedb.customer VALUES(&quot; &amp; [.A747] &amp; &quot;, &quot; &amp; [.B747] &amp; &quot;, '&quot; &amp; [.C747] &amp; &quot;', '&quot; &amp; [.D747] &amp; &quot;');&quot;" office:value-type="string" office:string-value="INSERT INTO testedb.customer VALUES(746, 2, 'Omar Cohen', 'omar.cohen@yahoo.com');" calcext:value-type="string">
            <text:p>INSERT INTO testedb.customer VALUES(746, 2, 'Omar Cohen', 'omar.cohen@yahoo.com');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lando Brady</text:p>
          </table:table-cell>
          <table:table-cell table:formula="of:=LOWER(SUBSTITUTE([.C748];&quot; &quot;;&quot;.&quot;))&amp;&quot;@yahoo.com&quot;" office:value-type="string" office:string-value="orlando.brady@yahoo.com" calcext:value-type="string">
            <text:p>orlando.brady@yahoo.com</text:p>
          </table:table-cell>
          <table:table-cell table:formula="of:=&quot;INSERT INTO testedb.customer VALUES(&quot; &amp; [.A748] &amp; &quot;, &quot; &amp; [.B748] &amp; &quot;, '&quot; &amp; [.C748] &amp; &quot;', '&quot; &amp; [.D748] &amp; &quot;');&quot;" office:value-type="string" office:string-value="INSERT INTO testedb.customer VALUES(747, 2, 'Orlando Brady', 'orlando.brady@yahoo.com');" calcext:value-type="string">
            <text:p>INSERT INTO testedb.customer VALUES(747, 2, 'Orlando Brady', 'orlando.brady@yahoo.com');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lando Castro</text:p>
          </table:table-cell>
          <table:table-cell table:formula="of:=LOWER(SUBSTITUTE([.C749];&quot; &quot;;&quot;.&quot;))&amp;&quot;@yahoo.com&quot;" office:value-type="string" office:string-value="orlando.castro@yahoo.com" calcext:value-type="string">
            <text:p>orlando.castro@yahoo.com</text:p>
          </table:table-cell>
          <table:table-cell table:formula="of:=&quot;INSERT INTO testedb.customer VALUES(&quot; &amp; [.A749] &amp; &quot;, &quot; &amp; [.B749] &amp; &quot;, '&quot; &amp; [.C749] &amp; &quot;', '&quot; &amp; [.D749] &amp; &quot;');&quot;" office:value-type="string" office:string-value="INSERT INTO testedb.customer VALUES(748, 2, 'Orlando Castro', 'orlando.castro@yahoo.com');" calcext:value-type="string">
            <text:p>INSERT INTO testedb.customer VALUES(748, 2, 'Orlando Castro', 'orlando.castro@yahoo.com');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lando Kinney</text:p>
          </table:table-cell>
          <table:table-cell table:formula="of:=LOWER(SUBSTITUTE([.C750];&quot; &quot;;&quot;.&quot;))&amp;&quot;@yahoo.com&quot;" office:value-type="string" office:string-value="orlando.kinney@yahoo.com" calcext:value-type="string">
            <text:p>orlando.kinney@yahoo.com</text:p>
          </table:table-cell>
          <table:table-cell table:formula="of:=&quot;INSERT INTO testedb.customer VALUES(&quot; &amp; [.A750] &amp; &quot;, &quot; &amp; [.B750] &amp; &quot;, '&quot; &amp; [.C750] &amp; &quot;', '&quot; &amp; [.D750] &amp; &quot;');&quot;" office:value-type="string" office:string-value="INSERT INTO testedb.customer VALUES(749, 2, 'Orlando Kinney', 'orlando.kinney@yahoo.com');" calcext:value-type="string">
            <text:p>INSERT INTO testedb.customer VALUES(749, 2, 'Orlando Kinney', 'orlando.kinney@yahoo.com');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lando Slater</text:p>
          </table:table-cell>
          <table:table-cell table:formula="of:=LOWER(SUBSTITUTE([.C751];&quot; &quot;;&quot;.&quot;))&amp;&quot;@yahoo.com&quot;" office:value-type="string" office:string-value="orlando.slater@yahoo.com" calcext:value-type="string">
            <text:p>orlando.slater@yahoo.com</text:p>
          </table:table-cell>
          <table:table-cell table:formula="of:=&quot;INSERT INTO testedb.customer VALUES(&quot; &amp; [.A751] &amp; &quot;, &quot; &amp; [.B751] &amp; &quot;, '&quot; &amp; [.C751] &amp; &quot;', '&quot; &amp; [.D751] &amp; &quot;');&quot;" office:value-type="string" office:string-value="INSERT INTO testedb.customer VALUES(750, 2, 'Orlando Slater', 'orlando.slater@yahoo.com');" calcext:value-type="string">
            <text:p>INSERT INTO testedb.customer VALUES(750, 2, 'Orlando Slater', 'orlando.slater@yahoo.com');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li Fry</text:p>
          </table:table-cell>
          <table:table-cell table:formula="of:=LOWER(SUBSTITUTE([.C752];&quot; &quot;;&quot;.&quot;))&amp;&quot;@yahoo.com&quot;" office:value-type="string" office:string-value="orli.fry@yahoo.com" calcext:value-type="string">
            <text:p>orli.fry@yahoo.com</text:p>
          </table:table-cell>
          <table:table-cell table:formula="of:=&quot;INSERT INTO testedb.customer VALUES(&quot; &amp; [.A752] &amp; &quot;, &quot; &amp; [.B752] &amp; &quot;, '&quot; &amp; [.C752] &amp; &quot;', '&quot; &amp; [.D752] &amp; &quot;');&quot;" office:value-type="string" office:string-value="INSERT INTO testedb.customer VALUES(751, 2, 'Orli Fry', 'orli.fry@yahoo.com');" calcext:value-type="string">
            <text:p>INSERT INTO testedb.customer VALUES(751, 2, 'Orli Fry', 'orli.fry@yahoo.com');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son Mack</text:p>
          </table:table-cell>
          <table:table-cell table:formula="of:=LOWER(SUBSTITUTE([.C753];&quot; &quot;;&quot;.&quot;))&amp;&quot;@yahoo.com&quot;" office:value-type="string" office:string-value="orson.mack@yahoo.com" calcext:value-type="string">
            <text:p>orson.mack@yahoo.com</text:p>
          </table:table-cell>
          <table:table-cell table:formula="of:=&quot;INSERT INTO testedb.customer VALUES(&quot; &amp; [.A753] &amp; &quot;, &quot; &amp; [.B753] &amp; &quot;, '&quot; &amp; [.C753] &amp; &quot;', '&quot; &amp; [.D753] &amp; &quot;');&quot;" office:value-type="string" office:string-value="INSERT INTO testedb.customer VALUES(752, 2, 'Orson Mack', 'orson.mack@yahoo.com');" calcext:value-type="string">
            <text:p>INSERT INTO testedb.customer VALUES(752, 2, 'Orson Mack', 'orson.mack@yahoo.com');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scar Floyd</text:p>
          </table:table-cell>
          <table:table-cell table:formula="of:=LOWER(SUBSTITUTE([.C754];&quot; &quot;;&quot;.&quot;))&amp;&quot;@yahoo.com&quot;" office:value-type="string" office:string-value="oscar.floyd@yahoo.com" calcext:value-type="string">
            <text:p>oscar.floyd@yahoo.com</text:p>
          </table:table-cell>
          <table:table-cell table:formula="of:=&quot;INSERT INTO testedb.customer VALUES(&quot; &amp; [.A754] &amp; &quot;, &quot; &amp; [.B754] &amp; &quot;, '&quot; &amp; [.C754] &amp; &quot;', '&quot; &amp; [.D754] &amp; &quot;');&quot;" office:value-type="string" office:string-value="INSERT INTO testedb.customer VALUES(753, 2, 'Oscar Floyd', 'oscar.floyd@yahoo.com');" calcext:value-type="string">
            <text:p>INSERT INTO testedb.customer VALUES(753, 2, 'Oscar Floyd', 'oscar.floyd@yahoo.com');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scar Green</text:p>
          </table:table-cell>
          <table:table-cell table:formula="of:=LOWER(SUBSTITUTE([.C755];&quot; &quot;;&quot;.&quot;))&amp;&quot;@yahoo.com&quot;" office:value-type="string" office:string-value="oscar.green@yahoo.com" calcext:value-type="string">
            <text:p>oscar.green@yahoo.com</text:p>
          </table:table-cell>
          <table:table-cell table:formula="of:=&quot;INSERT INTO testedb.customer VALUES(&quot; &amp; [.A755] &amp; &quot;, &quot; &amp; [.B755] &amp; &quot;, '&quot; &amp; [.C755] &amp; &quot;', '&quot; &amp; [.D755] &amp; &quot;');&quot;" office:value-type="string" office:string-value="INSERT INTO testedb.customer VALUES(754, 2, 'Oscar Green', 'oscar.green@yahoo.com');" calcext:value-type="string">
            <text:p>INSERT INTO testedb.customer VALUES(754, 2, 'Oscar Green', 'oscar.green@yahoo.com');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lmer English</text:p>
          </table:table-cell>
          <table:table-cell table:formula="of:=LOWER(SUBSTITUTE([.C756];&quot; &quot;;&quot;.&quot;))&amp;&quot;@yahoo.com&quot;" office:value-type="string" office:string-value="palmer.english@yahoo.com" calcext:value-type="string">
            <text:p>palmer.english@yahoo.com</text:p>
          </table:table-cell>
          <table:table-cell table:formula="of:=&quot;INSERT INTO testedb.customer VALUES(&quot; &amp; [.A756] &amp; &quot;, &quot; &amp; [.B756] &amp; &quot;, '&quot; &amp; [.C756] &amp; &quot;', '&quot; &amp; [.D756] &amp; &quot;');&quot;" office:value-type="string" office:string-value="INSERT INTO testedb.customer VALUES(755, 2, 'Palmer English', 'palmer.english@yahoo.com');" calcext:value-type="string">
            <text:p>INSERT INTO testedb.customer VALUES(755, 2, 'Palmer English', 'palmer.english@yahoo.com');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loma Osborne</text:p>
          </table:table-cell>
          <table:table-cell table:formula="of:=LOWER(SUBSTITUTE([.C757];&quot; &quot;;&quot;.&quot;))&amp;&quot;@yahoo.com&quot;" office:value-type="string" office:string-value="paloma.osborne@yahoo.com" calcext:value-type="string">
            <text:p>paloma.osborne@yahoo.com</text:p>
          </table:table-cell>
          <table:table-cell table:formula="of:=&quot;INSERT INTO testedb.customer VALUES(&quot; &amp; [.A757] &amp; &quot;, &quot; &amp; [.B757] &amp; &quot;, '&quot; &amp; [.C757] &amp; &quot;', '&quot; &amp; [.D757] &amp; &quot;');&quot;" office:value-type="string" office:string-value="INSERT INTO testedb.customer VALUES(756, 2, 'Paloma Osborne', 'paloma.osborne@yahoo.com');" calcext:value-type="string">
            <text:p>INSERT INTO testedb.customer VALUES(756, 2, 'Paloma Osborne', 'paloma.osborne@yahoo.com');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scale Kramer</text:p>
          </table:table-cell>
          <table:table-cell table:formula="of:=LOWER(SUBSTITUTE([.C758];&quot; &quot;;&quot;.&quot;))&amp;&quot;@yahoo.com&quot;" office:value-type="string" office:string-value="pascale.kramer@yahoo.com" calcext:value-type="string">
            <text:p>pascale.kramer@yahoo.com</text:p>
          </table:table-cell>
          <table:table-cell table:formula="of:=&quot;INSERT INTO testedb.customer VALUES(&quot; &amp; [.A758] &amp; &quot;, &quot; &amp; [.B758] &amp; &quot;, '&quot; &amp; [.C758] &amp; &quot;', '&quot; &amp; [.D758] &amp; &quot;');&quot;" office:value-type="string" office:string-value="INSERT INTO testedb.customer VALUES(757, 2, 'Pascale Kramer', 'pascale.kramer@yahoo.com');" calcext:value-type="string">
            <text:p>INSERT INTO testedb.customer VALUES(757, 2, 'Pascale Kramer', 'pascale.kramer@yahoo.com');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scale Park</text:p>
          </table:table-cell>
          <table:table-cell table:formula="of:=LOWER(SUBSTITUTE([.C759];&quot; &quot;;&quot;.&quot;))&amp;&quot;@yahoo.com&quot;" office:value-type="string" office:string-value="pascale.park@yahoo.com" calcext:value-type="string">
            <text:p>pascale.park@yahoo.com</text:p>
          </table:table-cell>
          <table:table-cell table:formula="of:=&quot;INSERT INTO testedb.customer VALUES(&quot; &amp; [.A759] &amp; &quot;, &quot; &amp; [.B759] &amp; &quot;, '&quot; &amp; [.C759] &amp; &quot;', '&quot; &amp; [.D759] &amp; &quot;');&quot;" office:value-type="string" office:string-value="INSERT INTO testedb.customer VALUES(758, 2, 'Pascale Park', 'pascale.park@yahoo.com');" calcext:value-type="string">
            <text:p>INSERT INTO testedb.customer VALUES(758, 2, 'Pascale Park', 'pascale.park@yahoo.com');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tience Stein</text:p>
          </table:table-cell>
          <table:table-cell table:formula="of:=LOWER(SUBSTITUTE([.C760];&quot; &quot;;&quot;.&quot;))&amp;&quot;@yahoo.com&quot;" office:value-type="string" office:string-value="patience.stein@yahoo.com" calcext:value-type="string">
            <text:p>patience.stein@yahoo.com</text:p>
          </table:table-cell>
          <table:table-cell table:formula="of:=&quot;INSERT INTO testedb.customer VALUES(&quot; &amp; [.A760] &amp; &quot;, &quot; &amp; [.B760] &amp; &quot;, '&quot; &amp; [.C760] &amp; &quot;', '&quot; &amp; [.D760] &amp; &quot;');&quot;" office:value-type="string" office:string-value="INSERT INTO testedb.customer VALUES(759, 2, 'Patience Stein', 'patience.stein@yahoo.com');" calcext:value-type="string">
            <text:p>INSERT INTO testedb.customer VALUES(759, 2, 'Patience Stein', 'patience.stein@yahoo.com');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trick Stewart</text:p>
          </table:table-cell>
          <table:table-cell table:formula="of:=LOWER(SUBSTITUTE([.C761];&quot; &quot;;&quot;.&quot;))&amp;&quot;@yahoo.com&quot;" office:value-type="string" office:string-value="patrick.stewart@yahoo.com" calcext:value-type="string">
            <text:p>patrick.stewart@yahoo.com</text:p>
          </table:table-cell>
          <table:table-cell table:formula="of:=&quot;INSERT INTO testedb.customer VALUES(&quot; &amp; [.A761] &amp; &quot;, &quot; &amp; [.B761] &amp; &quot;, '&quot; &amp; [.C761] &amp; &quot;', '&quot; &amp; [.D761] &amp; &quot;');&quot;" office:value-type="string" office:string-value="INSERT INTO testedb.customer VALUES(760, 2, 'Patrick Stewart', 'patrick.stewart@yahoo.com');" calcext:value-type="string">
            <text:p>INSERT INTO testedb.customer VALUES(760, 2, 'Patrick Stewart', 'patrick.stewart@yahoo.com');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ulo Cesar Pereira de Matos</text:p>
          </table:table-cell>
          <table:table-cell table:formula="of:=LOWER(SUBSTITUTE([.C762];&quot; &quot;;&quot;.&quot;))&amp;&quot;@yahoo.com&quot;" office:value-type="string" office:string-value="paulo.cesar.pereira.de.matos@yahoo.com" calcext:value-type="string">
            <text:p>paulo.cesar.pereira.de.matos@yahoo.com</text:p>
          </table:table-cell>
          <table:table-cell table:formula="of:=&quot;INSERT INTO testedb.customer VALUES(&quot; &amp; [.A762] &amp; &quot;, &quot; &amp; [.B762] &amp; &quot;, '&quot; &amp; [.C762] &amp; &quot;', '&quot; &amp; [.D762] &amp; &quot;');&quot;" office:value-type="string" office:string-value="INSERT INTO testedb.customer VALUES(761, 2, 'Paulo Cesar Pereira de Matos', 'paulo.cesar.pereira.de.matos@yahoo.com');" calcext:value-type="string">
            <text:p>INSERT INTO testedb.customer VALUES(761, 2, 'Paulo Cesar Pereira de Matos', 'paulo.cesar.pereira.de.matos@yahoo.com');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rry Cameron</text:p>
          </table:table-cell>
          <table:table-cell table:formula="of:=LOWER(SUBSTITUTE([.C763];&quot; &quot;;&quot;.&quot;))&amp;&quot;@yahoo.com&quot;" office:value-type="string" office:string-value="perry.cameron@yahoo.com" calcext:value-type="string">
            <text:p>perry.cameron@yahoo.com</text:p>
          </table:table-cell>
          <table:table-cell table:formula="of:=&quot;INSERT INTO testedb.customer VALUES(&quot; &amp; [.A763] &amp; &quot;, &quot; &amp; [.B763] &amp; &quot;, '&quot; &amp; [.C763] &amp; &quot;', '&quot; &amp; [.D763] &amp; &quot;');&quot;" office:value-type="string" office:string-value="INSERT INTO testedb.customer VALUES(762, 2, 'Perry Cameron', 'perry.cameron@yahoo.com');" calcext:value-type="string">
            <text:p>INSERT INTO testedb.customer VALUES(762, 2, 'Perry Cameron', 'perry.cameron@yahoo.com');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ter Calderon</text:p>
          </table:table-cell>
          <table:table-cell table:formula="of:=LOWER(SUBSTITUTE([.C764];&quot; &quot;;&quot;.&quot;))&amp;&quot;@yahoo.com&quot;" office:value-type="string" office:string-value="peter.calderon@yahoo.com" calcext:value-type="string">
            <text:p>peter.calderon@yahoo.com</text:p>
          </table:table-cell>
          <table:table-cell table:formula="of:=&quot;INSERT INTO testedb.customer VALUES(&quot; &amp; [.A764] &amp; &quot;, &quot; &amp; [.B764] &amp; &quot;, '&quot; &amp; [.C764] &amp; &quot;', '&quot; &amp; [.D764] &amp; &quot;');&quot;" office:value-type="string" office:string-value="INSERT INTO testedb.customer VALUES(763, 2, 'Peter Calderon', 'peter.calderon@yahoo.com');" calcext:value-type="string">
            <text:p>INSERT INTO testedb.customer VALUES(763, 2, 'Peter Calderon', 'peter.calderon@yahoo.com');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ter Puckett</text:p>
          </table:table-cell>
          <table:table-cell table:formula="of:=LOWER(SUBSTITUTE([.C765];&quot; &quot;;&quot;.&quot;))&amp;&quot;@yahoo.com&quot;" office:value-type="string" office:string-value="peter.puckett@yahoo.com" calcext:value-type="string">
            <text:p>peter.puckett@yahoo.com</text:p>
          </table:table-cell>
          <table:table-cell table:formula="of:=&quot;INSERT INTO testedb.customer VALUES(&quot; &amp; [.A765] &amp; &quot;, &quot; &amp; [.B765] &amp; &quot;, '&quot; &amp; [.C765] &amp; &quot;', '&quot; &amp; [.D765] &amp; &quot;');&quot;" office:value-type="string" office:string-value="INSERT INTO testedb.customer VALUES(764, 2, 'Peter Puckett', 'peter.puckett@yahoo.com');" calcext:value-type="string">
            <text:p>INSERT INTO testedb.customer VALUES(764, 2, 'Peter Puckett', 'peter.puckett@yahoo.com');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ter Pugh</text:p>
          </table:table-cell>
          <table:table-cell table:formula="of:=LOWER(SUBSTITUTE([.C766];&quot; &quot;;&quot;.&quot;))&amp;&quot;@yahoo.com&quot;" office:value-type="string" office:string-value="peter.pugh@yahoo.com" calcext:value-type="string">
            <text:p>peter.pugh@yahoo.com</text:p>
          </table:table-cell>
          <table:table-cell table:formula="of:=&quot;INSERT INTO testedb.customer VALUES(&quot; &amp; [.A766] &amp; &quot;, &quot; &amp; [.B766] &amp; &quot;, '&quot; &amp; [.C766] &amp; &quot;', '&quot; &amp; [.D766] &amp; &quot;');&quot;" office:value-type="string" office:string-value="INSERT INTO testedb.customer VALUES(765, 2, 'Peter Pugh', 'peter.pugh@yahoo.com');" calcext:value-type="string">
            <text:p>INSERT INTO testedb.customer VALUES(765, 2, 'Peter Pugh', 'peter.pugh@yahoo.com');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hilip Lopez</text:p>
          </table:table-cell>
          <table:table-cell table:formula="of:=LOWER(SUBSTITUTE([.C767];&quot; &quot;;&quot;.&quot;))&amp;&quot;@yahoo.com&quot;" office:value-type="string" office:string-value="philip.lopez@yahoo.com" calcext:value-type="string">
            <text:p>philip.lopez@yahoo.com</text:p>
          </table:table-cell>
          <table:table-cell table:formula="of:=&quot;INSERT INTO testedb.customer VALUES(&quot; &amp; [.A767] &amp; &quot;, &quot; &amp; [.B767] &amp; &quot;, '&quot; &amp; [.C767] &amp; &quot;', '&quot; &amp; [.D767] &amp; &quot;');&quot;" office:value-type="string" office:string-value="INSERT INTO testedb.customer VALUES(766, 2, 'Philip Lopez', 'philip.lopez@yahoo.com');" calcext:value-type="string">
            <text:p>INSERT INTO testedb.customer VALUES(766, 2, 'Philip Lopez', 'philip.lopez@yahoo.com');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hilip Trevino</text:p>
          </table:table-cell>
          <table:table-cell table:formula="of:=LOWER(SUBSTITUTE([.C768];&quot; &quot;;&quot;.&quot;))&amp;&quot;@yahoo.com&quot;" office:value-type="string" office:string-value="philip.trevino@yahoo.com" calcext:value-type="string">
            <text:p>philip.trevino@yahoo.com</text:p>
          </table:table-cell>
          <table:table-cell table:formula="of:=&quot;INSERT INTO testedb.customer VALUES(&quot; &amp; [.A768] &amp; &quot;, &quot; &amp; [.B768] &amp; &quot;, '&quot; &amp; [.C768] &amp; &quot;', '&quot; &amp; [.D768] &amp; &quot;');&quot;" office:value-type="string" office:string-value="INSERT INTO testedb.customer VALUES(767, 2, 'Philip Trevino', 'philip.trevino@yahoo.com');" calcext:value-type="string">
            <text:p>INSERT INTO testedb.customer VALUES(767, 2, 'Philip Trevino', 'philip.trevino@yahoo.com');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hillip Atkinson</text:p>
          </table:table-cell>
          <table:table-cell table:formula="of:=LOWER(SUBSTITUTE([.C769];&quot; &quot;;&quot;.&quot;))&amp;&quot;@yahoo.com&quot;" office:value-type="string" office:string-value="phillip.atkinson@yahoo.com" calcext:value-type="string">
            <text:p>phillip.atkinson@yahoo.com</text:p>
          </table:table-cell>
          <table:table-cell table:formula="of:=&quot;INSERT INTO testedb.customer VALUES(&quot; &amp; [.A769] &amp; &quot;, &quot; &amp; [.B769] &amp; &quot;, '&quot; &amp; [.C769] &amp; &quot;', '&quot; &amp; [.D769] &amp; &quot;');&quot;" office:value-type="string" office:string-value="INSERT INTO testedb.customer VALUES(768, 2, 'Phillip Atkinson', 'phillip.atkinson@yahoo.com');" calcext:value-type="string">
            <text:p>INSERT INTO testedb.customer VALUES(768, 2, 'Phillip Atkinson', 'phillip.atkinson@yahoo.com');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hillip Phillips</text:p>
          </table:table-cell>
          <table:table-cell table:formula="of:=LOWER(SUBSTITUTE([.C770];&quot; &quot;;&quot;.&quot;))&amp;&quot;@yahoo.com&quot;" office:value-type="string" office:string-value="phillip.phillips@yahoo.com" calcext:value-type="string">
            <text:p>phillip.phillips@yahoo.com</text:p>
          </table:table-cell>
          <table:table-cell table:formula="of:=&quot;INSERT INTO testedb.customer VALUES(&quot; &amp; [.A770] &amp; &quot;, &quot; &amp; [.B770] &amp; &quot;, '&quot; &amp; [.C770] &amp; &quot;', '&quot; &amp; [.D770] &amp; &quot;');&quot;" office:value-type="string" office:string-value="INSERT INTO testedb.customer VALUES(769, 2, 'Phillip Phillips', 'phillip.phillips@yahoo.com');" calcext:value-type="string">
            <text:p>INSERT INTO testedb.customer VALUES(769, 2, 'Phillip Phillips', 'phillip.phillips@yahoo.com');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table:style-name="Default" office:value-type="float" office:value="3" calcext:value-type="float">
            <text:p>3</text:p>
          </table:table-cell>
          <table:table-cell office:value-type="string" calcext:value-type="string">
            <text:p>Phillip Pickett</text:p>
          </table:table-cell>
          <table:table-cell table:formula="of:=LOWER(SUBSTITUTE([.C771];&quot; &quot;;&quot;.&quot;))&amp;&quot;@yahoo.com&quot;" office:value-type="string" office:string-value="phillip.pickett@yahoo.com" calcext:value-type="string">
            <text:p>phillip.pickett@yahoo.com</text:p>
          </table:table-cell>
          <table:table-cell table:formula="of:=&quot;INSERT INTO testedb.customer VALUES(&quot; &amp; [.A771] &amp; &quot;, &quot; &amp; [.B771] &amp; &quot;, '&quot; &amp; [.C771] &amp; &quot;', '&quot; &amp; [.D771] &amp; &quot;');&quot;" office:value-type="string" office:string-value="INSERT INTO testedb.customer VALUES(770, 3, 'Phillip Pickett', 'phillip.pickett@yahoo.com');" calcext:value-type="string">
            <text:p>INSERT INTO testedb.customer VALUES(770, 3, 'Phillip Pickett', 'phillip.pickett@yahoo.com');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rter Horn</text:p>
          </table:table-cell>
          <table:table-cell table:formula="of:=LOWER(SUBSTITUTE([.C772];&quot; &quot;;&quot;.&quot;))&amp;&quot;@yahoo.com&quot;" office:value-type="string" office:string-value="porter.horn@yahoo.com" calcext:value-type="string">
            <text:p>porter.horn@yahoo.com</text:p>
          </table:table-cell>
          <table:table-cell table:formula="of:=&quot;INSERT INTO testedb.customer VALUES(&quot; &amp; [.A772] &amp; &quot;, &quot; &amp; [.B772] &amp; &quot;, '&quot; &amp; [.C772] &amp; &quot;', '&quot; &amp; [.D772] &amp; &quot;');&quot;" office:value-type="string" office:string-value="INSERT INTO testedb.customer VALUES(771, 2, 'Porter Horn', 'porter.horn@yahoo.com');" calcext:value-type="string">
            <text:p>INSERT INTO testedb.customer VALUES(771, 2, 'Porter Horn', 'porter.horn@yahoo.com');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rtia Mcintyre</text:p>
          </table:table-cell>
          <table:table-cell table:formula="of:=LOWER(SUBSTITUTE([.C773];&quot; &quot;;&quot;.&quot;))&amp;&quot;@yahoo.com&quot;" office:value-type="string" office:string-value="portia.mcintyre@yahoo.com" calcext:value-type="string">
            <text:p>portia.mcintyre@yahoo.com</text:p>
          </table:table-cell>
          <table:table-cell table:formula="of:=&quot;INSERT INTO testedb.customer VALUES(&quot; &amp; [.A773] &amp; &quot;, &quot; &amp; [.B773] &amp; &quot;, '&quot; &amp; [.C773] &amp; &quot;', '&quot; &amp; [.D773] &amp; &quot;');&quot;" office:value-type="string" office:string-value="INSERT INTO testedb.customer VALUES(772, 2, 'Portia Mcintyre', 'portia.mcintyre@yahoo.com');" calcext:value-type="string">
            <text:p>INSERT INTO testedb.customer VALUES(772, 2, 'Portia Mcintyre', 'portia.mcintyre@yahoo.com');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escott Horn</text:p>
          </table:table-cell>
          <table:table-cell table:formula="of:=LOWER(SUBSTITUTE([.C774];&quot; &quot;;&quot;.&quot;))&amp;&quot;@yahoo.com&quot;" office:value-type="string" office:string-value="prescott.horn@yahoo.com" calcext:value-type="string">
            <text:p>prescott.horn@yahoo.com</text:p>
          </table:table-cell>
          <table:table-cell table:formula="of:=&quot;INSERT INTO testedb.customer VALUES(&quot; &amp; [.A774] &amp; &quot;, &quot; &amp; [.B774] &amp; &quot;, '&quot; &amp; [.C774] &amp; &quot;', '&quot; &amp; [.D774] &amp; &quot;');&quot;" office:value-type="string" office:string-value="INSERT INTO testedb.customer VALUES(773, 2, 'Prescott Horn', 'prescott.horn@yahoo.com');" calcext:value-type="string">
            <text:p>INSERT INTO testedb.customer VALUES(773, 2, 'Prescott Horn', 'prescott.horn@yahoo.com');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eston Nunez</text:p>
          </table:table-cell>
          <table:table-cell table:formula="of:=LOWER(SUBSTITUTE([.C775];&quot; &quot;;&quot;.&quot;))&amp;&quot;@yahoo.com&quot;" office:value-type="string" office:string-value="preston.nunez@yahoo.com" calcext:value-type="string">
            <text:p>preston.nunez@yahoo.com</text:p>
          </table:table-cell>
          <table:table-cell table:formula="of:=&quot;INSERT INTO testedb.customer VALUES(&quot; &amp; [.A775] &amp; &quot;, &quot; &amp; [.B775] &amp; &quot;, '&quot; &amp; [.C775] &amp; &quot;', '&quot; &amp; [.D775] &amp; &quot;');&quot;" office:value-type="string" office:string-value="INSERT INTO testedb.customer VALUES(774, 2, 'Preston Nunez', 'preston.nunez@yahoo.com');" calcext:value-type="string">
            <text:p>INSERT INTO testedb.customer VALUES(774, 2, 'Preston Nunez', 'preston.nunez@yahoo.com');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iscilla Soto</text:p>
          </table:table-cell>
          <table:table-cell table:formula="of:=LOWER(SUBSTITUTE([.C776];&quot; &quot;;&quot;.&quot;))&amp;&quot;@yahoo.com&quot;" office:value-type="string" office:string-value="priscilla.soto@yahoo.com" calcext:value-type="string">
            <text:p>priscilla.soto@yahoo.com</text:p>
          </table:table-cell>
          <table:table-cell table:formula="of:=&quot;INSERT INTO testedb.customer VALUES(&quot; &amp; [.A776] &amp; &quot;, &quot; &amp; [.B776] &amp; &quot;, '&quot; &amp; [.C776] &amp; &quot;', '&quot; &amp; [.D776] &amp; &quot;');&quot;" office:value-type="string" office:string-value="INSERT INTO testedb.customer VALUES(775, 2, 'Priscilla Soto', 'priscilla.soto@yahoo.com');" calcext:value-type="string">
            <text:p>INSERT INTO testedb.customer VALUES(775, 2, 'Priscilla Soto', 'priscilla.soto@yahoo.com');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uamar Potter</text:p>
          </table:table-cell>
          <table:table-cell table:formula="of:=LOWER(SUBSTITUTE([.C777];&quot; &quot;;&quot;.&quot;))&amp;&quot;@yahoo.com&quot;" office:value-type="string" office:string-value="quamar.potter@yahoo.com" calcext:value-type="string">
            <text:p>quamar.potter@yahoo.com</text:p>
          </table:table-cell>
          <table:table-cell table:formula="of:=&quot;INSERT INTO testedb.customer VALUES(&quot; &amp; [.A777] &amp; &quot;, &quot; &amp; [.B777] &amp; &quot;, '&quot; &amp; [.C777] &amp; &quot;', '&quot; &amp; [.D777] &amp; &quot;');&quot;" office:value-type="string" office:string-value="INSERT INTO testedb.customer VALUES(776, 2, 'Quamar Potter', 'quamar.potter@yahoo.com');" calcext:value-type="string">
            <text:p>INSERT INTO testedb.customer VALUES(776, 2, 'Quamar Potter', 'quamar.potter@yahoo.com');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uemby Gilliam</text:p>
          </table:table-cell>
          <table:table-cell table:formula="of:=LOWER(SUBSTITUTE([.C778];&quot; &quot;;&quot;.&quot;))&amp;&quot;@yahoo.com&quot;" office:value-type="string" office:string-value="quemby.gilliam@yahoo.com" calcext:value-type="string">
            <text:p>quemby.gilliam@yahoo.com</text:p>
          </table:table-cell>
          <table:table-cell table:formula="of:=&quot;INSERT INTO testedb.customer VALUES(&quot; &amp; [.A778] &amp; &quot;, &quot; &amp; [.B778] &amp; &quot;, '&quot; &amp; [.C778] &amp; &quot;', '&quot; &amp; [.D778] &amp; &quot;');&quot;" office:value-type="string" office:string-value="INSERT INTO testedb.customer VALUES(777, 2, 'Quemby Gilliam', 'quemby.gilliam@yahoo.com');" calcext:value-type="string">
            <text:p>INSERT INTO testedb.customer VALUES(777, 2, 'Quemby Gilliam', 'quemby.gilliam@yahoo.com');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uentin Joseph</text:p>
          </table:table-cell>
          <table:table-cell table:formula="of:=LOWER(SUBSTITUTE([.C779];&quot; &quot;;&quot;.&quot;))&amp;&quot;@yahoo.com&quot;" office:value-type="string" office:string-value="quentin.joseph@yahoo.com" calcext:value-type="string">
            <text:p>quentin.joseph@yahoo.com</text:p>
          </table:table-cell>
          <table:table-cell table:formula="of:=&quot;INSERT INTO testedb.customer VALUES(&quot; &amp; [.A779] &amp; &quot;, &quot; &amp; [.B779] &amp; &quot;, '&quot; &amp; [.C779] &amp; &quot;', '&quot; &amp; [.D779] &amp; &quot;');&quot;" office:value-type="string" office:string-value="INSERT INTO testedb.customer VALUES(778, 2, 'Quentin Joseph', 'quentin.joseph@yahoo.com');" calcext:value-type="string">
            <text:p>INSERT INTO testedb.customer VALUES(778, 2, 'Quentin Joseph', 'quentin.joseph@yahoo.com');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uentin Melton</text:p>
          </table:table-cell>
          <table:table-cell table:formula="of:=LOWER(SUBSTITUTE([.C780];&quot; &quot;;&quot;.&quot;))&amp;&quot;@yahoo.com&quot;" office:value-type="string" office:string-value="quentin.melton@yahoo.com" calcext:value-type="string">
            <text:p>quentin.melton@yahoo.com</text:p>
          </table:table-cell>
          <table:table-cell table:formula="of:=&quot;INSERT INTO testedb.customer VALUES(&quot; &amp; [.A780] &amp; &quot;, &quot; &amp; [.B780] &amp; &quot;, '&quot; &amp; [.C780] &amp; &quot;', '&quot; &amp; [.D780] &amp; &quot;');&quot;" office:value-type="string" office:string-value="INSERT INTO testedb.customer VALUES(779, 2, 'Quentin Melton', 'quentin.melton@yahoo.com');" calcext:value-type="string">
            <text:p>INSERT INTO testedb.customer VALUES(779, 2, 'Quentin Melton', 'quentin.melton@yahoo.com');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uin Lynch</text:p>
          </table:table-cell>
          <table:table-cell table:formula="of:=LOWER(SUBSTITUTE([.C781];&quot; &quot;;&quot;.&quot;))&amp;&quot;@yahoo.com&quot;" office:value-type="string" office:string-value="quin.lynch@yahoo.com" calcext:value-type="string">
            <text:p>quin.lynch@yahoo.com</text:p>
          </table:table-cell>
          <table:table-cell table:formula="of:=&quot;INSERT INTO testedb.customer VALUES(&quot; &amp; [.A781] &amp; &quot;, &quot; &amp; [.B781] &amp; &quot;, '&quot; &amp; [.C781] &amp; &quot;', '&quot; &amp; [.D781] &amp; &quot;');&quot;" office:value-type="string" office:string-value="INSERT INTO testedb.customer VALUES(780, 2, 'Quin Lynch', 'quin.lynch@yahoo.com');" calcext:value-type="string">
            <text:p>INSERT INTO testedb.customer VALUES(780, 2, 'Quin Lynch', 'quin.lynch@yahoo.com');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uinlan Jacobson</text:p>
          </table:table-cell>
          <table:table-cell table:formula="of:=LOWER(SUBSTITUTE([.C782];&quot; &quot;;&quot;.&quot;))&amp;&quot;@yahoo.com&quot;" office:value-type="string" office:string-value="quinlan.jacobson@yahoo.com" calcext:value-type="string">
            <text:p>quinlan.jacobson@yahoo.com</text:p>
          </table:table-cell>
          <table:table-cell table:formula="of:=&quot;INSERT INTO testedb.customer VALUES(&quot; &amp; [.A782] &amp; &quot;, &quot; &amp; [.B782] &amp; &quot;, '&quot; &amp; [.C782] &amp; &quot;', '&quot; &amp; [.D782] &amp; &quot;');&quot;" office:value-type="string" office:string-value="INSERT INTO testedb.customer VALUES(781, 2, 'Quinlan Jacobson', 'quinlan.jacobson@yahoo.com');" calcext:value-type="string">
            <text:p>INSERT INTO testedb.customer VALUES(781, 2, 'Quinlan Jacobson', 'quinlan.jacobson@yahoo.com');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uinn Abbott</text:p>
          </table:table-cell>
          <table:table-cell table:formula="of:=LOWER(SUBSTITUTE([.C783];&quot; &quot;;&quot;.&quot;))&amp;&quot;@yahoo.com&quot;" office:value-type="string" office:string-value="quinn.abbott@yahoo.com" calcext:value-type="string">
            <text:p>quinn.abbott@yahoo.com</text:p>
          </table:table-cell>
          <table:table-cell table:formula="of:=&quot;INSERT INTO testedb.customer VALUES(&quot; &amp; [.A783] &amp; &quot;, &quot; &amp; [.B783] &amp; &quot;, '&quot; &amp; [.C783] &amp; &quot;', '&quot; &amp; [.D783] &amp; &quot;');&quot;" office:value-type="string" office:string-value="INSERT INTO testedb.customer VALUES(782, 2, 'Quinn Abbott', 'quinn.abbott@yahoo.com');" calcext:value-type="string">
            <text:p>INSERT INTO testedb.customer VALUES(782, 2, 'Quinn Abbott', 'quinn.abbott@yahoo.com');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uinn Meyers</text:p>
          </table:table-cell>
          <table:table-cell table:formula="of:=LOWER(SUBSTITUTE([.C784];&quot; &quot;;&quot;.&quot;))&amp;&quot;@yahoo.com&quot;" office:value-type="string" office:string-value="quinn.meyers@yahoo.com" calcext:value-type="string">
            <text:p>quinn.meyers@yahoo.com</text:p>
          </table:table-cell>
          <table:table-cell table:formula="of:=&quot;INSERT INTO testedb.customer VALUES(&quot; &amp; [.A784] &amp; &quot;, &quot; &amp; [.B784] &amp; &quot;, '&quot; &amp; [.C784] &amp; &quot;', '&quot; &amp; [.D784] &amp; &quot;');&quot;" office:value-type="string" office:string-value="INSERT INTO testedb.customer VALUES(783, 2, 'Quinn Meyers', 'quinn.meyers@yahoo.com');" calcext:value-type="string">
            <text:p>INSERT INTO testedb.customer VALUES(783, 2, 'Quinn Meyers', 'quinn.meyers@yahoo.com');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uinn Payne</text:p>
          </table:table-cell>
          <table:table-cell table:formula="of:=LOWER(SUBSTITUTE([.C785];&quot; &quot;;&quot;.&quot;))&amp;&quot;@yahoo.com&quot;" office:value-type="string" office:string-value="quinn.payne@yahoo.com" calcext:value-type="string">
            <text:p>quinn.payne@yahoo.com</text:p>
          </table:table-cell>
          <table:table-cell table:formula="of:=&quot;INSERT INTO testedb.customer VALUES(&quot; &amp; [.A785] &amp; &quot;, &quot; &amp; [.B785] &amp; &quot;, '&quot; &amp; [.C785] &amp; &quot;', '&quot; &amp; [.D785] &amp; &quot;');&quot;" office:value-type="string" office:string-value="INSERT INTO testedb.customer VALUES(784, 2, 'Quinn Payne', 'quinn.payne@yahoo.com');" calcext:value-type="string">
            <text:p>INSERT INTO testedb.customer VALUES(784, 2, 'Quinn Payne', 'quinn.payne@yahoo.com');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uinn Reese</text:p>
          </table:table-cell>
          <table:table-cell table:formula="of:=LOWER(SUBSTITUTE([.C786];&quot; &quot;;&quot;.&quot;))&amp;&quot;@yahoo.com&quot;" office:value-type="string" office:string-value="quinn.reese@yahoo.com" calcext:value-type="string">
            <text:p>quinn.reese@yahoo.com</text:p>
          </table:table-cell>
          <table:table-cell table:formula="of:=&quot;INSERT INTO testedb.customer VALUES(&quot; &amp; [.A786] &amp; &quot;, &quot; &amp; [.B786] &amp; &quot;, '&quot; &amp; [.C786] &amp; &quot;', '&quot; &amp; [.D786] &amp; &quot;');&quot;" office:value-type="string" office:string-value="INSERT INTO testedb.customer VALUES(785, 2, 'Quinn Reese', 'quinn.reese@yahoo.com');" calcext:value-type="string">
            <text:p>INSERT INTO testedb.customer VALUES(785, 2, 'Quinn Reese', 'quinn.reese@yahoo.com');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uinn Stephens</text:p>
          </table:table-cell>
          <table:table-cell table:formula="of:=LOWER(SUBSTITUTE([.C787];&quot; &quot;;&quot;.&quot;))&amp;&quot;@yahoo.com&quot;" office:value-type="string" office:string-value="quinn.stephens@yahoo.com" calcext:value-type="string">
            <text:p>quinn.stephens@yahoo.com</text:p>
          </table:table-cell>
          <table:table-cell table:formula="of:=&quot;INSERT INTO testedb.customer VALUES(&quot; &amp; [.A787] &amp; &quot;, &quot; &amp; [.B787] &amp; &quot;, '&quot; &amp; [.C787] &amp; &quot;', '&quot; &amp; [.D787] &amp; &quot;');&quot;" office:value-type="string" office:string-value="INSERT INTO testedb.customer VALUES(786, 2, 'Quinn Stephens', 'quinn.stephens@yahoo.com');" calcext:value-type="string">
            <text:p>INSERT INTO testedb.customer VALUES(786, 2, 'Quinn Stephens', 'quinn.stephens@yahoo.com');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fael Woodward</text:p>
          </table:table-cell>
          <table:table-cell table:formula="of:=LOWER(SUBSTITUTE([.C788];&quot; &quot;;&quot;.&quot;))&amp;&quot;@yahoo.com&quot;" office:value-type="string" office:string-value="rafael.woodward@yahoo.com" calcext:value-type="string">
            <text:p>rafael.woodward@yahoo.com</text:p>
          </table:table-cell>
          <table:table-cell table:formula="of:=&quot;INSERT INTO testedb.customer VALUES(&quot; &amp; [.A788] &amp; &quot;, &quot; &amp; [.B788] &amp; &quot;, '&quot; &amp; [.C788] &amp; &quot;', '&quot; &amp; [.D788] &amp; &quot;');&quot;" office:value-type="string" office:string-value="INSERT INTO testedb.customer VALUES(787, 2, 'Rafael Woodward', 'rafael.woodward@yahoo.com');" calcext:value-type="string">
            <text:p>INSERT INTO testedb.customer VALUES(787, 2, 'Rafael Woodward', 'rafael.woodward@yahoo.com');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ja Miller</text:p>
          </table:table-cell>
          <table:table-cell table:formula="of:=LOWER(SUBSTITUTE([.C789];&quot; &quot;;&quot;.&quot;))&amp;&quot;@yahoo.com&quot;" office:value-type="string" office:string-value="raja.miller@yahoo.com" calcext:value-type="string">
            <text:p>raja.miller@yahoo.com</text:p>
          </table:table-cell>
          <table:table-cell table:formula="of:=&quot;INSERT INTO testedb.customer VALUES(&quot; &amp; [.A789] &amp; &quot;, &quot; &amp; [.B789] &amp; &quot;, '&quot; &amp; [.C789] &amp; &quot;', '&quot; &amp; [.D789] &amp; &quot;');&quot;" office:value-type="string" office:string-value="INSERT INTO testedb.customer VALUES(788, 2, 'Raja Miller', 'raja.miller@yahoo.com');" calcext:value-type="string">
            <text:p>INSERT INTO testedb.customer VALUES(788, 2, 'Raja Miller', 'raja.miller@yahoo.com');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jah Stanton</text:p>
          </table:table-cell>
          <table:table-cell table:formula="of:=LOWER(SUBSTITUTE([.C790];&quot; &quot;;&quot;.&quot;))&amp;&quot;@yahoo.com&quot;" office:value-type="string" office:string-value="rajah.stanton@yahoo.com" calcext:value-type="string">
            <text:p>rajah.stanton@yahoo.com</text:p>
          </table:table-cell>
          <table:table-cell table:formula="of:=&quot;INSERT INTO testedb.customer VALUES(&quot; &amp; [.A790] &amp; &quot;, &quot; &amp; [.B790] &amp; &quot;, '&quot; &amp; [.C790] &amp; &quot;', '&quot; &amp; [.D790] &amp; &quot;');&quot;" office:value-type="string" office:string-value="INSERT INTO testedb.customer VALUES(789, 2, 'Rajah Stanton', 'rajah.stanton@yahoo.com');" calcext:value-type="string">
            <text:p>INSERT INTO testedb.customer VALUES(789, 2, 'Rajah Stanton', 'rajah.stanton@yahoo.com');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lph Rose</text:p>
          </table:table-cell>
          <table:table-cell table:formula="of:=LOWER(SUBSTITUTE([.C791];&quot; &quot;;&quot;.&quot;))&amp;&quot;@yahoo.com&quot;" office:value-type="string" office:string-value="ralph.rose@yahoo.com" calcext:value-type="string">
            <text:p>ralph.rose@yahoo.com</text:p>
          </table:table-cell>
          <table:table-cell table:formula="of:=&quot;INSERT INTO testedb.customer VALUES(&quot; &amp; [.A791] &amp; &quot;, &quot; &amp; [.B791] &amp; &quot;, '&quot; &amp; [.C791] &amp; &quot;', '&quot; &amp; [.D791] &amp; &quot;');&quot;" office:value-type="string" office:string-value="INSERT INTO testedb.customer VALUES(790, 2, 'Ralph Rose', 'ralph.rose@yahoo.com');" calcext:value-type="string">
            <text:p>INSERT INTO testedb.customer VALUES(790, 2, 'Ralph Rose', 'ralph.rose@yahoo.com');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mona Henry</text:p>
          </table:table-cell>
          <table:table-cell table:formula="of:=LOWER(SUBSTITUTE([.C792];&quot; &quot;;&quot;.&quot;))&amp;&quot;@yahoo.com&quot;" office:value-type="string" office:string-value="ramona.henry@yahoo.com" calcext:value-type="string">
            <text:p>ramona.henry@yahoo.com</text:p>
          </table:table-cell>
          <table:table-cell table:formula="of:=&quot;INSERT INTO testedb.customer VALUES(&quot; &amp; [.A792] &amp; &quot;, &quot; &amp; [.B792] &amp; &quot;, '&quot; &amp; [.C792] &amp; &quot;', '&quot; &amp; [.D792] &amp; &quot;');&quot;" office:value-type="string" office:string-value="INSERT INTO testedb.customer VALUES(791, 2, 'Ramona Henry', 'ramona.henry@yahoo.com');" calcext:value-type="string">
            <text:p>INSERT INTO testedb.customer VALUES(791, 2, 'Ramona Henry', 'ramona.henry@yahoo.com');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mona Kirk</text:p>
          </table:table-cell>
          <table:table-cell table:formula="of:=LOWER(SUBSTITUTE([.C793];&quot; &quot;;&quot;.&quot;))&amp;&quot;@yahoo.com&quot;" office:value-type="string" office:string-value="ramona.kirk@yahoo.com" calcext:value-type="string">
            <text:p>ramona.kirk@yahoo.com</text:p>
          </table:table-cell>
          <table:table-cell table:formula="of:=&quot;INSERT INTO testedb.customer VALUES(&quot; &amp; [.A793] &amp; &quot;, &quot; &amp; [.B793] &amp; &quot;, '&quot; &amp; [.C793] &amp; &quot;', '&quot; &amp; [.D793] &amp; &quot;');&quot;" office:value-type="string" office:string-value="INSERT INTO testedb.customer VALUES(792, 2, 'Ramona Kirk', 'ramona.kirk@yahoo.com');" calcext:value-type="string">
            <text:p>INSERT INTO testedb.customer VALUES(792, 2, 'Ramona Kirk', 'ramona.kirk@yahoo.com');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mona Mcdowell</text:p>
          </table:table-cell>
          <table:table-cell table:formula="of:=LOWER(SUBSTITUTE([.C794];&quot; &quot;;&quot;.&quot;))&amp;&quot;@yahoo.com&quot;" office:value-type="string" office:string-value="ramona.mcdowell@yahoo.com" calcext:value-type="string">
            <text:p>ramona.mcdowell@yahoo.com</text:p>
          </table:table-cell>
          <table:table-cell table:formula="of:=&quot;INSERT INTO testedb.customer VALUES(&quot; &amp; [.A794] &amp; &quot;, &quot; &amp; [.B794] &amp; &quot;, '&quot; &amp; [.C794] &amp; &quot;', '&quot; &amp; [.D794] &amp; &quot;');&quot;" office:value-type="string" office:string-value="INSERT INTO testedb.customer VALUES(793, 2, 'Ramona Mcdowell', 'ramona.mcdowell@yahoo.com');" calcext:value-type="string">
            <text:p>INSERT INTO testedb.customer VALUES(793, 2, 'Ramona Mcdowell', 'ramona.mcdowell@yahoo.com');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mona Wood</text:p>
          </table:table-cell>
          <table:table-cell table:formula="of:=LOWER(SUBSTITUTE([.C795];&quot; &quot;;&quot;.&quot;))&amp;&quot;@yahoo.com&quot;" office:value-type="string" office:string-value="ramona.wood@yahoo.com" calcext:value-type="string">
            <text:p>ramona.wood@yahoo.com</text:p>
          </table:table-cell>
          <table:table-cell table:formula="of:=&quot;INSERT INTO testedb.customer VALUES(&quot; &amp; [.A795] &amp; &quot;, &quot; &amp; [.B795] &amp; &quot;, '&quot; &amp; [.C795] &amp; &quot;', '&quot; &amp; [.D795] &amp; &quot;');&quot;" office:value-type="string" office:string-value="INSERT INTO testedb.customer VALUES(794, 2, 'Ramona Wood', 'ramona.wood@yahoo.com');" calcext:value-type="string">
            <text:p>INSERT INTO testedb.customer VALUES(794, 2, 'Ramona Wood', 'ramona.wood@yahoo.com');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na Martin</text:p>
          </table:table-cell>
          <table:table-cell table:formula="of:=LOWER(SUBSTITUTE([.C796];&quot; &quot;;&quot;.&quot;))&amp;&quot;@yahoo.com&quot;" office:value-type="string" office:string-value="rana.martin@yahoo.com" calcext:value-type="string">
            <text:p>rana.martin@yahoo.com</text:p>
          </table:table-cell>
          <table:table-cell table:formula="of:=&quot;INSERT INTO testedb.customer VALUES(&quot; &amp; [.A796] &amp; &quot;, &quot; &amp; [.B796] &amp; &quot;, '&quot; &amp; [.C796] &amp; &quot;', '&quot; &amp; [.D796] &amp; &quot;');&quot;" office:value-type="string" office:string-value="INSERT INTO testedb.customer VALUES(795, 2, 'Rana Martin', 'rana.martin@yahoo.com');" calcext:value-type="string">
            <text:p>INSERT INTO testedb.customer VALUES(795, 2, 'Rana Martin', 'rana.martin@yahoo.com');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na Martinez</text:p>
          </table:table-cell>
          <table:table-cell table:formula="of:=LOWER(SUBSTITUTE([.C797];&quot; &quot;;&quot;.&quot;))&amp;&quot;@yahoo.com&quot;" office:value-type="string" office:string-value="rana.martinez@yahoo.com" calcext:value-type="string">
            <text:p>rana.martinez@yahoo.com</text:p>
          </table:table-cell>
          <table:table-cell table:formula="of:=&quot;INSERT INTO testedb.customer VALUES(&quot; &amp; [.A797] &amp; &quot;, &quot; &amp; [.B797] &amp; &quot;, '&quot; &amp; [.C797] &amp; &quot;', '&quot; &amp; [.D797] &amp; &quot;');&quot;" office:value-type="string" office:string-value="INSERT INTO testedb.customer VALUES(796, 2, 'Rana Martinez', 'rana.martinez@yahoo.com');" calcext:value-type="string">
            <text:p>INSERT INTO testedb.customer VALUES(796, 2, 'Rana Martinez', 'rana.martinez@yahoo.com');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na Stanley</text:p>
          </table:table-cell>
          <table:table-cell table:formula="of:=LOWER(SUBSTITUTE([.C798];&quot; &quot;;&quot;.&quot;))&amp;&quot;@yahoo.com&quot;" office:value-type="string" office:string-value="rana.stanley@yahoo.com" calcext:value-type="string">
            <text:p>rana.stanley@yahoo.com</text:p>
          </table:table-cell>
          <table:table-cell table:formula="of:=&quot;INSERT INTO testedb.customer VALUES(&quot; &amp; [.A798] &amp; &quot;, &quot; &amp; [.B798] &amp; &quot;, '&quot; &amp; [.C798] &amp; &quot;', '&quot; &amp; [.D798] &amp; &quot;');&quot;" office:value-type="string" office:string-value="INSERT INTO testedb.customer VALUES(797, 2, 'Rana Stanley', 'rana.stanley@yahoo.com');" calcext:value-type="string">
            <text:p>INSERT INTO testedb.customer VALUES(797, 2, 'Rana Stanley', 'rana.stanley@yahoo.com');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ndall Bond</text:p>
          </table:table-cell>
          <table:table-cell table:formula="of:=LOWER(SUBSTITUTE([.C799];&quot; &quot;;&quot;.&quot;))&amp;&quot;@yahoo.com&quot;" office:value-type="string" office:string-value="randall.bond@yahoo.com" calcext:value-type="string">
            <text:p>randall.bond@yahoo.com</text:p>
          </table:table-cell>
          <table:table-cell table:formula="of:=&quot;INSERT INTO testedb.customer VALUES(&quot; &amp; [.A799] &amp; &quot;, &quot; &amp; [.B799] &amp; &quot;, '&quot; &amp; [.C799] &amp; &quot;', '&quot; &amp; [.D799] &amp; &quot;');&quot;" office:value-type="string" office:string-value="INSERT INTO testedb.customer VALUES(798, 2, 'Randall Bond', 'randall.bond@yahoo.com');" calcext:value-type="string">
            <text:p>INSERT INTO testedb.customer VALUES(798, 2, 'Randall Bond', 'randall.bond@yahoo.com');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ndall Carney</text:p>
          </table:table-cell>
          <table:table-cell table:formula="of:=LOWER(SUBSTITUTE([.C800];&quot; &quot;;&quot;.&quot;))&amp;&quot;@yahoo.com&quot;" office:value-type="string" office:string-value="randall.carney@yahoo.com" calcext:value-type="string">
            <text:p>randall.carney@yahoo.com</text:p>
          </table:table-cell>
          <table:table-cell table:formula="of:=&quot;INSERT INTO testedb.customer VALUES(&quot; &amp; [.A800] &amp; &quot;, &quot; &amp; [.B800] &amp; &quot;, '&quot; &amp; [.C800] &amp; &quot;', '&quot; &amp; [.D800] &amp; &quot;');&quot;" office:value-type="string" office:string-value="INSERT INTO testedb.customer VALUES(799, 2, 'Randall Carney', 'randall.carney@yahoo.com');" calcext:value-type="string">
            <text:p>INSERT INTO testedb.customer VALUES(799, 2, 'Randall Carney', 'randall.carney@yahoo.com');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Randall Greer</text:p>
          </table:table-cell>
          <table:table-cell table:formula="of:=LOWER(SUBSTITUTE([.C801];&quot; &quot;;&quot;.&quot;))&amp;&quot;@yahoo.com&quot;" office:value-type="string" office:string-value="randall.greer@yahoo.com" calcext:value-type="string">
            <text:p>randall.greer@yahoo.com</text:p>
          </table:table-cell>
          <table:table-cell table:formula="of:=&quot;INSERT INTO testedb.customer VALUES(&quot; &amp; [.A801] &amp; &quot;, &quot; &amp; [.B801] &amp; &quot;, '&quot; &amp; [.C801] &amp; &quot;', '&quot; &amp; [.D801] &amp; &quot;');&quot;" office:value-type="string" office:string-value="INSERT INTO testedb.customer VALUES(800, 1, 'Randall Greer', 'randall.greer@yahoo.com');" calcext:value-type="string">
            <text:p>INSERT INTO testedb.customer VALUES(800, 1, 'Randall Greer', 'randall.greer@yahoo.com');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table:style-name="Default" office:value-type="float" office:value="3" calcext:value-type="float">
            <text:p>3</text:p>
          </table:table-cell>
          <table:table-cell office:value-type="string" calcext:value-type="string">
            <text:p>Raphael Harrington</text:p>
          </table:table-cell>
          <table:table-cell table:formula="of:=LOWER(SUBSTITUTE([.C802];&quot; &quot;;&quot;.&quot;))&amp;&quot;@yahoo.com&quot;" office:value-type="string" office:string-value="raphael.harrington@yahoo.com" calcext:value-type="string">
            <text:p>raphael.harrington@yahoo.com</text:p>
          </table:table-cell>
          <table:table-cell table:formula="of:=&quot;INSERT INTO testedb.customer VALUES(&quot; &amp; [.A802] &amp; &quot;, &quot; &amp; [.B802] &amp; &quot;, '&quot; &amp; [.C802] &amp; &quot;', '&quot; &amp; [.D802] &amp; &quot;');&quot;" office:value-type="string" office:string-value="INSERT INTO testedb.customer VALUES(801, 3, 'Raphael Harrington', 'raphael.harrington@yahoo.com');" calcext:value-type="string">
            <text:p>INSERT INTO testedb.customer VALUES(801, 3, 'Raphael Harrington', 'raphael.harrington@yahoo.com');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ya Bridges</text:p>
          </table:table-cell>
          <table:table-cell table:formula="of:=LOWER(SUBSTITUTE([.C803];&quot; &quot;;&quot;.&quot;))&amp;&quot;@yahoo.com&quot;" office:value-type="string" office:string-value="raya.bridges@yahoo.com" calcext:value-type="string">
            <text:p>raya.bridges@yahoo.com</text:p>
          </table:table-cell>
          <table:table-cell table:formula="of:=&quot;INSERT INTO testedb.customer VALUES(&quot; &amp; [.A803] &amp; &quot;, &quot; &amp; [.B803] &amp; &quot;, '&quot; &amp; [.C803] &amp; &quot;', '&quot; &amp; [.D803] &amp; &quot;');&quot;" office:value-type="string" office:string-value="INSERT INTO testedb.customer VALUES(802, 2, 'Raya Bridges', 'raya.bridges@yahoo.com');" calcext:value-type="string">
            <text:p>INSERT INTO testedb.customer VALUES(802, 2, 'Raya Bridges', 'raya.bridges@yahoo.com');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ya Hansen</text:p>
          </table:table-cell>
          <table:table-cell table:formula="of:=LOWER(SUBSTITUTE([.C804];&quot; &quot;;&quot;.&quot;))&amp;&quot;@yahoo.com&quot;" office:value-type="string" office:string-value="raya.hansen@yahoo.com" calcext:value-type="string">
            <text:p>raya.hansen@yahoo.com</text:p>
          </table:table-cell>
          <table:table-cell table:formula="of:=&quot;INSERT INTO testedb.customer VALUES(&quot; &amp; [.A804] &amp; &quot;, &quot; &amp; [.B804] &amp; &quot;, '&quot; &amp; [.C804] &amp; &quot;', '&quot; &amp; [.D804] &amp; &quot;');&quot;" office:value-type="string" office:string-value="INSERT INTO testedb.customer VALUES(803, 2, 'Raya Hansen', 'raya.hansen@yahoo.com');" calcext:value-type="string">
            <text:p>INSERT INTO testedb.customer VALUES(803, 2, 'Raya Hansen', 'raya.hansen@yahoo.com');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ymond Carey</text:p>
          </table:table-cell>
          <table:table-cell table:formula="of:=LOWER(SUBSTITUTE([.C805];&quot; &quot;;&quot;.&quot;))&amp;&quot;@yahoo.com&quot;" office:value-type="string" office:string-value="raymond.carey@yahoo.com" calcext:value-type="string">
            <text:p>raymond.carey@yahoo.com</text:p>
          </table:table-cell>
          <table:table-cell table:formula="of:=&quot;INSERT INTO testedb.customer VALUES(&quot; &amp; [.A805] &amp; &quot;, &quot; &amp; [.B805] &amp; &quot;, '&quot; &amp; [.C805] &amp; &quot;', '&quot; &amp; [.D805] &amp; &quot;');&quot;" office:value-type="string" office:string-value="INSERT INTO testedb.customer VALUES(804, 2, 'Raymond Carey', 'raymond.carey@yahoo.com');" calcext:value-type="string">
            <text:p>INSERT INTO testedb.customer VALUES(804, 2, 'Raymond Carey', 'raymond.carey@yahoo.com');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agan Gates</text:p>
          </table:table-cell>
          <table:table-cell table:formula="of:=LOWER(SUBSTITUTE([.C806];&quot; &quot;;&quot;.&quot;))&amp;&quot;@yahoo.com&quot;" office:value-type="string" office:string-value="reagan.gates@yahoo.com" calcext:value-type="string">
            <text:p>reagan.gates@yahoo.com</text:p>
          </table:table-cell>
          <table:table-cell table:formula="of:=&quot;INSERT INTO testedb.customer VALUES(&quot; &amp; [.A806] &amp; &quot;, &quot; &amp; [.B806] &amp; &quot;, '&quot; &amp; [.C806] &amp; &quot;', '&quot; &amp; [.D806] &amp; &quot;');&quot;" office:value-type="string" office:string-value="INSERT INTO testedb.customer VALUES(805, 2, 'Reagan Gates', 'reagan.gates@yahoo.com');" calcext:value-type="string">
            <text:p>INSERT INTO testedb.customer VALUES(805, 2, 'Reagan Gates', 'reagan.gates@yahoo.com');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ed Rowe</text:p>
          </table:table-cell>
          <table:table-cell table:formula="of:=LOWER(SUBSTITUTE([.C807];&quot; &quot;;&quot;.&quot;))&amp;&quot;@yahoo.com&quot;" office:value-type="string" office:string-value="reed.rowe@yahoo.com" calcext:value-type="string">
            <text:p>reed.rowe@yahoo.com</text:p>
          </table:table-cell>
          <table:table-cell table:formula="of:=&quot;INSERT INTO testedb.customer VALUES(&quot; &amp; [.A807] &amp; &quot;, &quot; &amp; [.B807] &amp; &quot;, '&quot; &amp; [.C807] &amp; &quot;', '&quot; &amp; [.D807] &amp; &quot;');&quot;" office:value-type="string" office:string-value="INSERT INTO testedb.customer VALUES(806, 2, 'Reed Rowe', 'reed.rowe@yahoo.com');" calcext:value-type="string">
            <text:p>INSERT INTO testedb.customer VALUES(806, 2, 'Reed Rowe', 'reed.rowe@yahoo.com');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ese Hyde</text:p>
          </table:table-cell>
          <table:table-cell table:formula="of:=LOWER(SUBSTITUTE([.C808];&quot; &quot;;&quot;.&quot;))&amp;&quot;@yahoo.com&quot;" office:value-type="string" office:string-value="reese.hyde@yahoo.com" calcext:value-type="string">
            <text:p>reese.hyde@yahoo.com</text:p>
          </table:table-cell>
          <table:table-cell table:formula="of:=&quot;INSERT INTO testedb.customer VALUES(&quot; &amp; [.A808] &amp; &quot;, &quot; &amp; [.B808] &amp; &quot;, '&quot; &amp; [.C808] &amp; &quot;', '&quot; &amp; [.D808] &amp; &quot;');&quot;" office:value-type="string" office:string-value="INSERT INTO testedb.customer VALUES(807, 2, 'Reese Hyde', 'reese.hyde@yahoo.com');" calcext:value-type="string">
            <text:p>INSERT INTO testedb.customer VALUES(807, 2, 'Reese Hyde', 'reese.hyde@yahoo.com');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gan Finley</text:p>
          </table:table-cell>
          <table:table-cell table:formula="of:=LOWER(SUBSTITUTE([.C809];&quot; &quot;;&quot;.&quot;))&amp;&quot;@yahoo.com&quot;" office:value-type="string" office:string-value="regan.finley@yahoo.com" calcext:value-type="string">
            <text:p>regan.finley@yahoo.com</text:p>
          </table:table-cell>
          <table:table-cell table:formula="of:=&quot;INSERT INTO testedb.customer VALUES(&quot; &amp; [.A809] &amp; &quot;, &quot; &amp; [.B809] &amp; &quot;, '&quot; &amp; [.C809] &amp; &quot;', '&quot; &amp; [.D809] &amp; &quot;');&quot;" office:value-type="string" office:string-value="INSERT INTO testedb.customer VALUES(808, 2, 'Regan Finley', 'regan.finley@yahoo.com');" calcext:value-type="string">
            <text:p>INSERT INTO testedb.customer VALUES(808, 2, 'Regan Finley', 'regan.finley@yahoo.com');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gan Hickman</text:p>
          </table:table-cell>
          <table:table-cell table:formula="of:=LOWER(SUBSTITUTE([.C810];&quot; &quot;;&quot;.&quot;))&amp;&quot;@yahoo.com&quot;" office:value-type="string" office:string-value="regan.hickman@yahoo.com" calcext:value-type="string">
            <text:p>regan.hickman@yahoo.com</text:p>
          </table:table-cell>
          <table:table-cell table:formula="of:=&quot;INSERT INTO testedb.customer VALUES(&quot; &amp; [.A810] &amp; &quot;, &quot; &amp; [.B810] &amp; &quot;, '&quot; &amp; [.C810] &amp; &quot;', '&quot; &amp; [.D810] &amp; &quot;');&quot;" office:value-type="string" office:string-value="INSERT INTO testedb.customer VALUES(809, 2, 'Regan Hickman', 'regan.hickman@yahoo.com');" calcext:value-type="string">
            <text:p>INSERT INTO testedb.customer VALUES(809, 2, 'Regan Hickman', 'regan.hickman@yahoo.com');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medios Sutton</text:p>
          </table:table-cell>
          <table:table-cell table:formula="of:=LOWER(SUBSTITUTE([.C811];&quot; &quot;;&quot;.&quot;))&amp;&quot;@yahoo.com&quot;" office:value-type="string" office:string-value="remedios.sutton@yahoo.com" calcext:value-type="string">
            <text:p>remedios.sutton@yahoo.com</text:p>
          </table:table-cell>
          <table:table-cell table:formula="of:=&quot;INSERT INTO testedb.customer VALUES(&quot; &amp; [.A811] &amp; &quot;, &quot; &amp; [.B811] &amp; &quot;, '&quot; &amp; [.C811] &amp; &quot;', '&quot; &amp; [.D811] &amp; &quot;');&quot;" office:value-type="string" office:string-value="INSERT INTO testedb.customer VALUES(810, 2, 'Remedios Sutton', 'remedios.sutton@yahoo.com');" calcext:value-type="string">
            <text:p>INSERT INTO testedb.customer VALUES(810, 2, 'Remedios Sutton', 'remedios.sutton@yahoo.com');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uben Kerr</text:p>
          </table:table-cell>
          <table:table-cell table:formula="of:=LOWER(SUBSTITUTE([.C812];&quot; &quot;;&quot;.&quot;))&amp;&quot;@yahoo.com&quot;" office:value-type="string" office:string-value="reuben.kerr@yahoo.com" calcext:value-type="string">
            <text:p>reuben.kerr@yahoo.com</text:p>
          </table:table-cell>
          <table:table-cell table:formula="of:=&quot;INSERT INTO testedb.customer VALUES(&quot; &amp; [.A812] &amp; &quot;, &quot; &amp; [.B812] &amp; &quot;, '&quot; &amp; [.C812] &amp; &quot;', '&quot; &amp; [.D812] &amp; &quot;');&quot;" office:value-type="string" office:string-value="INSERT INTO testedb.customer VALUES(811, 2, 'Reuben Kerr', 'reuben.kerr@yahoo.com');" calcext:value-type="string">
            <text:p>INSERT INTO testedb.customer VALUES(811, 2, 'Reuben Kerr', 'reuben.kerr@yahoo.com');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hoda Gould</text:p>
          </table:table-cell>
          <table:table-cell table:formula="of:=LOWER(SUBSTITUTE([.C813];&quot; &quot;;&quot;.&quot;))&amp;&quot;@yahoo.com&quot;" office:value-type="string" office:string-value="rhoda.gould@yahoo.com" calcext:value-type="string">
            <text:p>rhoda.gould@yahoo.com</text:p>
          </table:table-cell>
          <table:table-cell table:formula="of:=&quot;INSERT INTO testedb.customer VALUES(&quot; &amp; [.A813] &amp; &quot;, &quot; &amp; [.B813] &amp; &quot;, '&quot; &amp; [.C813] &amp; &quot;', '&quot; &amp; [.D813] &amp; &quot;');&quot;" office:value-type="string" office:string-value="INSERT INTO testedb.customer VALUES(812, 2, 'Rhoda Gould', 'rhoda.gould@yahoo.com');" calcext:value-type="string">
            <text:p>INSERT INTO testedb.customer VALUES(812, 2, 'Rhoda Gould', 'rhoda.gould@yahoo.com');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hoda Sellers</text:p>
          </table:table-cell>
          <table:table-cell table:formula="of:=LOWER(SUBSTITUTE([.C814];&quot; &quot;;&quot;.&quot;))&amp;&quot;@yahoo.com&quot;" office:value-type="string" office:string-value="rhoda.sellers@yahoo.com" calcext:value-type="string">
            <text:p>rhoda.sellers@yahoo.com</text:p>
          </table:table-cell>
          <table:table-cell table:formula="of:=&quot;INSERT INTO testedb.customer VALUES(&quot; &amp; [.A814] &amp; &quot;, &quot; &amp; [.B814] &amp; &quot;, '&quot; &amp; [.C814] &amp; &quot;', '&quot; &amp; [.D814] &amp; &quot;');&quot;" office:value-type="string" office:string-value="INSERT INTO testedb.customer VALUES(813, 2, 'Rhoda Sellers', 'rhoda.sellers@yahoo.com');" calcext:value-type="string">
            <text:p>INSERT INTO testedb.customer VALUES(813, 2, 'Rhoda Sellers', 'rhoda.sellers@yahoo.com');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honda Simmons</text:p>
          </table:table-cell>
          <table:table-cell table:formula="of:=LOWER(SUBSTITUTE([.C815];&quot; &quot;;&quot;.&quot;))&amp;&quot;@yahoo.com&quot;" office:value-type="string" office:string-value="rhonda.simmons@yahoo.com" calcext:value-type="string">
            <text:p>rhonda.simmons@yahoo.com</text:p>
          </table:table-cell>
          <table:table-cell table:formula="of:=&quot;INSERT INTO testedb.customer VALUES(&quot; &amp; [.A815] &amp; &quot;, &quot; &amp; [.B815] &amp; &quot;, '&quot; &amp; [.C815] &amp; &quot;', '&quot; &amp; [.D815] &amp; &quot;');&quot;" office:value-type="string" office:string-value="INSERT INTO testedb.customer VALUES(814, 2, 'Rhonda Simmons', 'rhonda.simmons@yahoo.com');" calcext:value-type="string">
            <text:p>INSERT INTO testedb.customer VALUES(814, 2, 'Rhonda Simmons', 'rhonda.simmons@yahoo.com');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ia Jarvis</text:p>
          </table:table-cell>
          <table:table-cell table:formula="of:=LOWER(SUBSTITUTE([.C816];&quot; &quot;;&quot;.&quot;))&amp;&quot;@yahoo.com&quot;" office:value-type="string" office:string-value="ria.jarvis@yahoo.com" calcext:value-type="string">
            <text:p>ria.jarvis@yahoo.com</text:p>
          </table:table-cell>
          <table:table-cell table:formula="of:=&quot;INSERT INTO testedb.customer VALUES(&quot; &amp; [.A816] &amp; &quot;, &quot; &amp; [.B816] &amp; &quot;, '&quot; &amp; [.C816] &amp; &quot;', '&quot; &amp; [.D816] &amp; &quot;');&quot;" office:value-type="string" office:string-value="INSERT INTO testedb.customer VALUES(815, 2, 'Ria Jarvis', 'ria.jarvis@yahoo.com');" calcext:value-type="string">
            <text:p>INSERT INTO testedb.customer VALUES(815, 2, 'Ria Jarvis', 'ria.jarvis@yahoo.com');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ichard Sheppard</text:p>
          </table:table-cell>
          <table:table-cell table:formula="of:=LOWER(SUBSTITUTE([.C817];&quot; &quot;;&quot;.&quot;))&amp;&quot;@yahoo.com&quot;" office:value-type="string" office:string-value="richard.sheppard@yahoo.com" calcext:value-type="string">
            <text:p>richard.sheppard@yahoo.com</text:p>
          </table:table-cell>
          <table:table-cell table:formula="of:=&quot;INSERT INTO testedb.customer VALUES(&quot; &amp; [.A817] &amp; &quot;, &quot; &amp; [.B817] &amp; &quot;, '&quot; &amp; [.C817] &amp; &quot;', '&quot; &amp; [.D817] &amp; &quot;');&quot;" office:value-type="string" office:string-value="INSERT INTO testedb.customer VALUES(816, 2, 'Richard Sheppard', 'richard.sheppard@yahoo.com');" calcext:value-type="string">
            <text:p>INSERT INTO testedb.customer VALUES(816, 2, 'Richard Sheppard', 'richard.sheppard@yahoo.com');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igel Oliver</text:p>
          </table:table-cell>
          <table:table-cell table:formula="of:=LOWER(SUBSTITUTE([.C818];&quot; &quot;;&quot;.&quot;))&amp;&quot;@yahoo.com&quot;" office:value-type="string" office:string-value="rigel.oliver@yahoo.com" calcext:value-type="string">
            <text:p>rigel.oliver@yahoo.com</text:p>
          </table:table-cell>
          <table:table-cell table:formula="of:=&quot;INSERT INTO testedb.customer VALUES(&quot; &amp; [.A818] &amp; &quot;, &quot; &amp; [.B818] &amp; &quot;, '&quot; &amp; [.C818] &amp; &quot;', '&quot; &amp; [.D818] &amp; &quot;');&quot;" office:value-type="string" office:string-value="INSERT INTO testedb.customer VALUES(817, 2, 'Rigel Oliver', 'rigel.oliver@yahoo.com');" calcext:value-type="string">
            <text:p>INSERT INTO testedb.customer VALUES(817, 2, 'Rigel Oliver', 'rigel.oliver@yahoo.com');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igel Stark</text:p>
          </table:table-cell>
          <table:table-cell table:formula="of:=LOWER(SUBSTITUTE([.C819];&quot; &quot;;&quot;.&quot;))&amp;&quot;@yahoo.com&quot;" office:value-type="string" office:string-value="rigel.stark@yahoo.com" calcext:value-type="string">
            <text:p>rigel.stark@yahoo.com</text:p>
          </table:table-cell>
          <table:table-cell table:formula="of:=&quot;INSERT INTO testedb.customer VALUES(&quot; &amp; [.A819] &amp; &quot;, &quot; &amp; [.B819] &amp; &quot;, '&quot; &amp; [.C819] &amp; &quot;', '&quot; &amp; [.D819] &amp; &quot;');&quot;" office:value-type="string" office:string-value="INSERT INTO testedb.customer VALUES(818, 2, 'Rigel Stark', 'rigel.stark@yahoo.com');" calcext:value-type="string">
            <text:p>INSERT INTO testedb.customer VALUES(818, 2, 'Rigel Stark', 'rigel.stark@yahoo.com');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iley Parsons</text:p>
          </table:table-cell>
          <table:table-cell table:formula="of:=LOWER(SUBSTITUTE([.C820];&quot; &quot;;&quot;.&quot;))&amp;&quot;@yahoo.com&quot;" office:value-type="string" office:string-value="riley.parsons@yahoo.com" calcext:value-type="string">
            <text:p>riley.parsons@yahoo.com</text:p>
          </table:table-cell>
          <table:table-cell table:formula="of:=&quot;INSERT INTO testedb.customer VALUES(&quot; &amp; [.A820] &amp; &quot;, &quot; &amp; [.B820] &amp; &quot;, '&quot; &amp; [.C820] &amp; &quot;', '&quot; &amp; [.D820] &amp; &quot;');&quot;" office:value-type="string" office:string-value="INSERT INTO testedb.customer VALUES(819, 2, 'Riley Parsons', 'riley.parsons@yahoo.com');" calcext:value-type="string">
            <text:p>INSERT INTO testedb.customer VALUES(819, 2, 'Riley Parsons', 'riley.parsons@yahoo.com');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inah Dotson</text:p>
          </table:table-cell>
          <table:table-cell table:formula="of:=LOWER(SUBSTITUTE([.C821];&quot; &quot;;&quot;.&quot;))&amp;&quot;@yahoo.com&quot;" office:value-type="string" office:string-value="rinah.dotson@yahoo.com" calcext:value-type="string">
            <text:p>rinah.dotson@yahoo.com</text:p>
          </table:table-cell>
          <table:table-cell table:formula="of:=&quot;INSERT INTO testedb.customer VALUES(&quot; &amp; [.A821] &amp; &quot;, &quot; &amp; [.B821] &amp; &quot;, '&quot; &amp; [.C821] &amp; &quot;', '&quot; &amp; [.D821] &amp; &quot;');&quot;" office:value-type="string" office:string-value="INSERT INTO testedb.customer VALUES(820, 2, 'Rinah Dotson', 'rinah.dotson@yahoo.com');" calcext:value-type="string">
            <text:p>INSERT INTO testedb.customer VALUES(820, 2, 'Rinah Dotson', 'rinah.dotson@yahoo.com');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isa Wiggins</text:p>
          </table:table-cell>
          <table:table-cell table:formula="of:=LOWER(SUBSTITUTE([.C822];&quot; &quot;;&quot;.&quot;))&amp;&quot;@yahoo.com&quot;" office:value-type="string" office:string-value="risa.wiggins@yahoo.com" calcext:value-type="string">
            <text:p>risa.wiggins@yahoo.com</text:p>
          </table:table-cell>
          <table:table-cell table:formula="of:=&quot;INSERT INTO testedb.customer VALUES(&quot; &amp; [.A822] &amp; &quot;, &quot; &amp; [.B822] &amp; &quot;, '&quot; &amp; [.C822] &amp; &quot;', '&quot; &amp; [.D822] &amp; &quot;');&quot;" office:value-type="string" office:string-value="INSERT INTO testedb.customer VALUES(821, 2, 'Risa Wiggins', 'risa.wiggins@yahoo.com');" calcext:value-type="string">
            <text:p>INSERT INTO testedb.customer VALUES(821, 2, 'Risa Wiggins', 'risa.wiggins@yahoo.com');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oanna Dillon</text:p>
          </table:table-cell>
          <table:table-cell table:formula="of:=LOWER(SUBSTITUTE([.C823];&quot; &quot;;&quot;.&quot;))&amp;&quot;@yahoo.com&quot;" office:value-type="string" office:string-value="roanna.dillon@yahoo.com" calcext:value-type="string">
            <text:p>roanna.dillon@yahoo.com</text:p>
          </table:table-cell>
          <table:table-cell table:formula="of:=&quot;INSERT INTO testedb.customer VALUES(&quot; &amp; [.A823] &amp; &quot;, &quot; &amp; [.B823] &amp; &quot;, '&quot; &amp; [.C823] &amp; &quot;', '&quot; &amp; [.D823] &amp; &quot;');&quot;" office:value-type="string" office:string-value="INSERT INTO testedb.customer VALUES(822, 2, 'Roanna Dillon', 'roanna.dillon@yahoo.com');" calcext:value-type="string">
            <text:p>INSERT INTO testedb.customer VALUES(822, 2, 'Roanna Dillon', 'roanna.dillon@yahoo.com');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obson Shoiti Sakurai</text:p>
          </table:table-cell>
          <table:table-cell table:formula="of:=LOWER(SUBSTITUTE([.C824];&quot; &quot;;&quot;.&quot;))&amp;&quot;@yahoo.com&quot;" office:value-type="string" office:string-value="robson.shoiti.sakurai@yahoo.com" calcext:value-type="string">
            <text:p>robson.shoiti.sakurai@yahoo.com</text:p>
          </table:table-cell>
          <table:table-cell table:formula="of:=&quot;INSERT INTO testedb.customer VALUES(&quot; &amp; [.A824] &amp; &quot;, &quot; &amp; [.B824] &amp; &quot;, '&quot; &amp; [.C824] &amp; &quot;', '&quot; &amp; [.D824] &amp; &quot;');&quot;" office:value-type="string" office:string-value="INSERT INTO testedb.customer VALUES(823, 2, 'Robson Shoiti Sakurai', 'robson.shoiti.sakurai@yahoo.com');" calcext:value-type="string">
            <text:p>INSERT INTO testedb.customer VALUES(823, 2, 'Robson Shoiti Sakurai', 'robson.shoiti.sakurai@yahoo.com');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odrigo M. Cavalcante</text:p>
          </table:table-cell>
          <table:table-cell table:formula="of:=LOWER(SUBSTITUTE([.C825];&quot; &quot;;&quot;.&quot;))&amp;&quot;@yahoo.com&quot;" office:value-type="string" office:string-value="rodrigo.m..cavalcante@yahoo.com" calcext:value-type="string">
            <text:p>rodrigo.m..cavalcante@yahoo.com</text:p>
          </table:table-cell>
          <table:table-cell table:formula="of:=&quot;INSERT INTO testedb.customer VALUES(&quot; &amp; [.A825] &amp; &quot;, &quot; &amp; [.B825] &amp; &quot;, '&quot; &amp; [.C825] &amp; &quot;', '&quot; &amp; [.D825] &amp; &quot;');&quot;" office:value-type="string" office:string-value="INSERT INTO testedb.customer VALUES(824, 2, 'Rodrigo M. Cavalcante', 'rodrigo.m..cavalcante@yahoo.com');" calcext:value-type="string">
            <text:p>INSERT INTO testedb.customer VALUES(824, 2, 'Rodrigo M. Cavalcante', 'rodrigo.m..cavalcante@yahoo.com');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onan Raymond</text:p>
          </table:table-cell>
          <table:table-cell table:formula="of:=LOWER(SUBSTITUTE([.C826];&quot; &quot;;&quot;.&quot;))&amp;&quot;@yahoo.com&quot;" office:value-type="string" office:string-value="ronan.raymond@yahoo.com" calcext:value-type="string">
            <text:p>ronan.raymond@yahoo.com</text:p>
          </table:table-cell>
          <table:table-cell table:formula="of:=&quot;INSERT INTO testedb.customer VALUES(&quot; &amp; [.A826] &amp; &quot;, &quot; &amp; [.B826] &amp; &quot;, '&quot; &amp; [.C826] &amp; &quot;', '&quot; &amp; [.D826] &amp; &quot;');&quot;" office:value-type="string" office:string-value="INSERT INTO testedb.customer VALUES(825, 2, 'Ronan Raymond', 'ronan.raymond@yahoo.com');" calcext:value-type="string">
            <text:p>INSERT INTO testedb.customer VALUES(825, 2, 'Ronan Raymond', 'ronan.raymond@yahoo.com');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onan Tyson</text:p>
          </table:table-cell>
          <table:table-cell table:formula="of:=LOWER(SUBSTITUTE([.C827];&quot; &quot;;&quot;.&quot;))&amp;&quot;@yahoo.com&quot;" office:value-type="string" office:string-value="ronan.tyson@yahoo.com" calcext:value-type="string">
            <text:p>ronan.tyson@yahoo.com</text:p>
          </table:table-cell>
          <table:table-cell table:formula="of:=&quot;INSERT INTO testedb.customer VALUES(&quot; &amp; [.A827] &amp; &quot;, &quot; &amp; [.B827] &amp; &quot;, '&quot; &amp; [.C827] &amp; &quot;', '&quot; &amp; [.D827] &amp; &quot;');&quot;" office:value-type="string" office:string-value="INSERT INTO testedb.customer VALUES(826, 2, 'Ronan Tyson', 'ronan.tyson@yahoo.com');" calcext:value-type="string">
            <text:p>INSERT INTO testedb.customer VALUES(826, 2, 'Ronan Tyson', 'ronan.tyson@yahoo.com');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ooney Alexander</text:p>
          </table:table-cell>
          <table:table-cell table:formula="of:=LOWER(SUBSTITUTE([.C828];&quot; &quot;;&quot;.&quot;))&amp;&quot;@yahoo.com&quot;" office:value-type="string" office:string-value="rooney.alexander@yahoo.com" calcext:value-type="string">
            <text:p>rooney.alexander@yahoo.com</text:p>
          </table:table-cell>
          <table:table-cell table:formula="of:=&quot;INSERT INTO testedb.customer VALUES(&quot; &amp; [.A828] &amp; &quot;, &quot; &amp; [.B828] &amp; &quot;, '&quot; &amp; [.C828] &amp; &quot;', '&quot; &amp; [.D828] &amp; &quot;');&quot;" office:value-type="string" office:string-value="INSERT INTO testedb.customer VALUES(827, 2, 'Rooney Alexander', 'rooney.alexander@yahoo.com');" calcext:value-type="string">
            <text:p>INSERT INTO testedb.customer VALUES(827, 2, 'Rooney Alexander', 'rooney.alexander@yahoo.com');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ooney Barker</text:p>
          </table:table-cell>
          <table:table-cell table:formula="of:=LOWER(SUBSTITUTE([.C829];&quot; &quot;;&quot;.&quot;))&amp;&quot;@yahoo.com&quot;" office:value-type="string" office:string-value="rooney.barker@yahoo.com" calcext:value-type="string">
            <text:p>rooney.barker@yahoo.com</text:p>
          </table:table-cell>
          <table:table-cell table:formula="of:=&quot;INSERT INTO testedb.customer VALUES(&quot; &amp; [.A829] &amp; &quot;, &quot; &amp; [.B829] &amp; &quot;, '&quot; &amp; [.C829] &amp; &quot;', '&quot; &amp; [.D829] &amp; &quot;');&quot;" office:value-type="string" office:string-value="INSERT INTO testedb.customer VALUES(828, 2, 'Rooney Barker', 'rooney.barker@yahoo.com');" calcext:value-type="string">
            <text:p>INSERT INTO testedb.customer VALUES(828, 2, 'Rooney Barker', 'rooney.barker@yahoo.com');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ooney Berry</text:p>
          </table:table-cell>
          <table:table-cell table:formula="of:=LOWER(SUBSTITUTE([.C830];&quot; &quot;;&quot;.&quot;))&amp;&quot;@yahoo.com&quot;" office:value-type="string" office:string-value="rooney.berry@yahoo.com" calcext:value-type="string">
            <text:p>rooney.berry@yahoo.com</text:p>
          </table:table-cell>
          <table:table-cell table:formula="of:=&quot;INSERT INTO testedb.customer VALUES(&quot; &amp; [.A830] &amp; &quot;, &quot; &amp; [.B830] &amp; &quot;, '&quot; &amp; [.C830] &amp; &quot;', '&quot; &amp; [.D830] &amp; &quot;');&quot;" office:value-type="string" office:string-value="INSERT INTO testedb.customer VALUES(829, 2, 'Rooney Berry', 'rooney.berry@yahoo.com');" calcext:value-type="string">
            <text:p>INSERT INTO testedb.customer VALUES(829, 2, 'Rooney Berry', 'rooney.berry@yahoo.com');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table:style-name="Default" office:value-type="float" office:value="3" calcext:value-type="float">
            <text:p>3</text:p>
          </table:table-cell>
          <table:table-cell office:value-type="string" calcext:value-type="string">
            <text:p>Rooney Contreras</text:p>
          </table:table-cell>
          <table:table-cell table:formula="of:=LOWER(SUBSTITUTE([.C831];&quot; &quot;;&quot;.&quot;))&amp;&quot;@yahoo.com&quot;" office:value-type="string" office:string-value="rooney.contreras@yahoo.com" calcext:value-type="string">
            <text:p>rooney.contreras@yahoo.com</text:p>
          </table:table-cell>
          <table:table-cell table:formula="of:=&quot;INSERT INTO testedb.customer VALUES(&quot; &amp; [.A831] &amp; &quot;, &quot; &amp; [.B831] &amp; &quot;, '&quot; &amp; [.C831] &amp; &quot;', '&quot; &amp; [.D831] &amp; &quot;');&quot;" office:value-type="string" office:string-value="INSERT INTO testedb.customer VALUES(830, 3, 'Rooney Contreras', 'rooney.contreras@yahoo.com');" calcext:value-type="string">
            <text:p>INSERT INTO testedb.customer VALUES(830, 3, 'Rooney Contreras', 'rooney.contreras@yahoo.com');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ooney Zamora</text:p>
          </table:table-cell>
          <table:table-cell table:formula="of:=LOWER(SUBSTITUTE([.C832];&quot; &quot;;&quot;.&quot;))&amp;&quot;@yahoo.com&quot;" office:value-type="string" office:string-value="rooney.zamora@yahoo.com" calcext:value-type="string">
            <text:p>rooney.zamora@yahoo.com</text:p>
          </table:table-cell>
          <table:table-cell table:formula="of:=&quot;INSERT INTO testedb.customer VALUES(&quot; &amp; [.A832] &amp; &quot;, &quot; &amp; [.B832] &amp; &quot;, '&quot; &amp; [.C832] &amp; &quot;', '&quot; &amp; [.D832] &amp; &quot;');&quot;" office:value-type="string" office:string-value="INSERT INTO testedb.customer VALUES(831, 2, 'Rooney Zamora', 'rooney.zamora@yahoo.com');" calcext:value-type="string">
            <text:p>INSERT INTO testedb.customer VALUES(831, 2, 'Rooney Zamora', 'rooney.zamora@yahoo.com');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osalyn Strong</text:p>
          </table:table-cell>
          <table:table-cell table:formula="of:=LOWER(SUBSTITUTE([.C833];&quot; &quot;;&quot;.&quot;))&amp;&quot;@yahoo.com&quot;" office:value-type="string" office:string-value="rosalyn.strong@yahoo.com" calcext:value-type="string">
            <text:p>rosalyn.strong@yahoo.com</text:p>
          </table:table-cell>
          <table:table-cell table:formula="of:=&quot;INSERT INTO testedb.customer VALUES(&quot; &amp; [.A833] &amp; &quot;, &quot; &amp; [.B833] &amp; &quot;, '&quot; &amp; [.C833] &amp; &quot;', '&quot; &amp; [.D833] &amp; &quot;');&quot;" office:value-type="string" office:string-value="INSERT INTO testedb.customer VALUES(832, 2, 'Rosalyn Strong', 'rosalyn.strong@yahoo.com');" calcext:value-type="string">
            <text:p>INSERT INTO testedb.customer VALUES(832, 2, 'Rosalyn Strong', 'rosalyn.strong@yahoo.com');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ose Langley</text:p>
          </table:table-cell>
          <table:table-cell table:formula="of:=LOWER(SUBSTITUTE([.C834];&quot; &quot;;&quot;.&quot;))&amp;&quot;@yahoo.com&quot;" office:value-type="string" office:string-value="rose.langley@yahoo.com" calcext:value-type="string">
            <text:p>rose.langley@yahoo.com</text:p>
          </table:table-cell>
          <table:table-cell table:formula="of:=&quot;INSERT INTO testedb.customer VALUES(&quot; &amp; [.A834] &amp; &quot;, &quot; &amp; [.B834] &amp; &quot;, '&quot; &amp; [.C834] &amp; &quot;', '&quot; &amp; [.D834] &amp; &quot;');&quot;" office:value-type="string" office:string-value="INSERT INTO testedb.customer VALUES(833, 2, 'Rose Langley', 'rose.langley@yahoo.com');" calcext:value-type="string">
            <text:p>INSERT INTO testedb.customer VALUES(833, 2, 'Rose Langley', 'rose.langley@yahoo.com');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oth Hinton</text:p>
          </table:table-cell>
          <table:table-cell table:formula="of:=LOWER(SUBSTITUTE([.C835];&quot; &quot;;&quot;.&quot;))&amp;&quot;@yahoo.com&quot;" office:value-type="string" office:string-value="roth.hinton@yahoo.com" calcext:value-type="string">
            <text:p>roth.hinton@yahoo.com</text:p>
          </table:table-cell>
          <table:table-cell table:formula="of:=&quot;INSERT INTO testedb.customer VALUES(&quot; &amp; [.A835] &amp; &quot;, &quot; &amp; [.B835] &amp; &quot;, '&quot; &amp; [.C835] &amp; &quot;', '&quot; &amp; [.D835] &amp; &quot;');&quot;" office:value-type="string" office:string-value="INSERT INTO testedb.customer VALUES(834, 2, 'Roth Hinton', 'roth.hinton@yahoo.com');" calcext:value-type="string">
            <text:p>INSERT INTO testedb.customer VALUES(834, 2, 'Roth Hinton', 'roth.hinton@yahoo.com');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oth Morrison</text:p>
          </table:table-cell>
          <table:table-cell table:formula="of:=LOWER(SUBSTITUTE([.C836];&quot; &quot;;&quot;.&quot;))&amp;&quot;@yahoo.com&quot;" office:value-type="string" office:string-value="roth.morrison@yahoo.com" calcext:value-type="string">
            <text:p>roth.morrison@yahoo.com</text:p>
          </table:table-cell>
          <table:table-cell table:formula="of:=&quot;INSERT INTO testedb.customer VALUES(&quot; &amp; [.A836] &amp; &quot;, &quot; &amp; [.B836] &amp; &quot;, '&quot; &amp; [.C836] &amp; &quot;', '&quot; &amp; [.D836] &amp; &quot;');&quot;" office:value-type="string" office:string-value="INSERT INTO testedb.customer VALUES(835, 2, 'Roth Morrison', 'roth.morrison@yahoo.com');" calcext:value-type="string">
            <text:p>INSERT INTO testedb.customer VALUES(835, 2, 'Roth Morrison', 'roth.morrison@yahoo.com');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oth Rivas</text:p>
          </table:table-cell>
          <table:table-cell table:formula="of:=LOWER(SUBSTITUTE([.C837];&quot; &quot;;&quot;.&quot;))&amp;&quot;@yahoo.com&quot;" office:value-type="string" office:string-value="roth.rivas@yahoo.com" calcext:value-type="string">
            <text:p>roth.rivas@yahoo.com</text:p>
          </table:table-cell>
          <table:table-cell table:formula="of:=&quot;INSERT INTO testedb.customer VALUES(&quot; &amp; [.A837] &amp; &quot;, &quot; &amp; [.B837] &amp; &quot;, '&quot; &amp; [.C837] &amp; &quot;', '&quot; &amp; [.D837] &amp; &quot;');&quot;" office:value-type="string" office:string-value="INSERT INTO testedb.customer VALUES(836, 2, 'Roth Rivas', 'roth.rivas@yahoo.com');" calcext:value-type="string">
            <text:p>INSERT INTO testedb.customer VALUES(836, 2, 'Roth Rivas', 'roth.rivas@yahoo.com');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owan Church</text:p>
          </table:table-cell>
          <table:table-cell table:formula="of:=LOWER(SUBSTITUTE([.C838];&quot; &quot;;&quot;.&quot;))&amp;&quot;@yahoo.com&quot;" office:value-type="string" office:string-value="rowan.church@yahoo.com" calcext:value-type="string">
            <text:p>rowan.church@yahoo.com</text:p>
          </table:table-cell>
          <table:table-cell table:formula="of:=&quot;INSERT INTO testedb.customer VALUES(&quot; &amp; [.A838] &amp; &quot;, &quot; &amp; [.B838] &amp; &quot;, '&quot; &amp; [.C838] &amp; &quot;', '&quot; &amp; [.D838] &amp; &quot;');&quot;" office:value-type="string" office:string-value="INSERT INTO testedb.customer VALUES(837, 2, 'Rowan Church', 'rowan.church@yahoo.com');" calcext:value-type="string">
            <text:p>INSERT INTO testedb.customer VALUES(837, 2, 'Rowan Church', 'rowan.church@yahoo.com');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uby Mueller</text:p>
          </table:table-cell>
          <table:table-cell table:formula="of:=LOWER(SUBSTITUTE([.C839];&quot; &quot;;&quot;.&quot;))&amp;&quot;@yahoo.com&quot;" office:value-type="string" office:string-value="ruby.mueller@yahoo.com" calcext:value-type="string">
            <text:p>ruby.mueller@yahoo.com</text:p>
          </table:table-cell>
          <table:table-cell table:formula="of:=&quot;INSERT INTO testedb.customer VALUES(&quot; &amp; [.A839] &amp; &quot;, &quot; &amp; [.B839] &amp; &quot;, '&quot; &amp; [.C839] &amp; &quot;', '&quot; &amp; [.D839] &amp; &quot;');&quot;" office:value-type="string" office:string-value="INSERT INTO testedb.customer VALUES(838, 2, 'Ruby Mueller', 'ruby.mueller@yahoo.com');" calcext:value-type="string">
            <text:p>INSERT INTO testedb.customer VALUES(838, 2, 'Ruby Mueller', 'ruby.mueller@yahoo.com');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ussell Marks</text:p>
          </table:table-cell>
          <table:table-cell table:formula="of:=LOWER(SUBSTITUTE([.C840];&quot; &quot;;&quot;.&quot;))&amp;&quot;@yahoo.com&quot;" office:value-type="string" office:string-value="russell.marks@yahoo.com" calcext:value-type="string">
            <text:p>russell.marks@yahoo.com</text:p>
          </table:table-cell>
          <table:table-cell table:formula="of:=&quot;INSERT INTO testedb.customer VALUES(&quot; &amp; [.A840] &amp; &quot;, &quot; &amp; [.B840] &amp; &quot;, '&quot; &amp; [.C840] &amp; &quot;', '&quot; &amp; [.D840] &amp; &quot;');&quot;" office:value-type="string" office:string-value="INSERT INTO testedb.customer VALUES(839, 2, 'Russell Marks', 'russell.marks@yahoo.com');" calcext:value-type="string">
            <text:p>INSERT INTO testedb.customer VALUES(839, 2, 'Russell Marks', 'russell.marks@yahoo.com');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uth Duke</text:p>
          </table:table-cell>
          <table:table-cell table:formula="of:=LOWER(SUBSTITUTE([.C841];&quot; &quot;;&quot;.&quot;))&amp;&quot;@yahoo.com&quot;" office:value-type="string" office:string-value="ruth.duke@yahoo.com" calcext:value-type="string">
            <text:p>ruth.duke@yahoo.com</text:p>
          </table:table-cell>
          <table:table-cell table:formula="of:=&quot;INSERT INTO testedb.customer VALUES(&quot; &amp; [.A841] &amp; &quot;, &quot; &amp; [.B841] &amp; &quot;, '&quot; &amp; [.C841] &amp; &quot;', '&quot; &amp; [.D841] &amp; &quot;');&quot;" office:value-type="string" office:string-value="INSERT INTO testedb.customer VALUES(840, 2, 'Ruth Duke', 'ruth.duke@yahoo.com');" calcext:value-type="string">
            <text:p>INSERT INTO testedb.customer VALUES(840, 2, 'Ruth Duke', 'ruth.duke@yahoo.com');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yder Sanders</text:p>
          </table:table-cell>
          <table:table-cell table:formula="of:=LOWER(SUBSTITUTE([.C842];&quot; &quot;;&quot;.&quot;))&amp;&quot;@yahoo.com&quot;" office:value-type="string" office:string-value="ryder.sanders@yahoo.com" calcext:value-type="string">
            <text:p>ryder.sanders@yahoo.com</text:p>
          </table:table-cell>
          <table:table-cell table:formula="of:=&quot;INSERT INTO testedb.customer VALUES(&quot; &amp; [.A842] &amp; &quot;, &quot; &amp; [.B842] &amp; &quot;, '&quot; &amp; [.C842] &amp; &quot;', '&quot; &amp; [.D842] &amp; &quot;');&quot;" office:value-type="string" office:string-value="INSERT INTO testedb.customer VALUES(841, 2, 'Ryder Sanders', 'ryder.sanders@yahoo.com');" calcext:value-type="string">
            <text:p>INSERT INTO testedb.customer VALUES(841, 2, 'Ryder Sanders', 'ryder.sanders@yahoo.com');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acha Frederick</text:p>
          </table:table-cell>
          <table:table-cell table:formula="of:=LOWER(SUBSTITUTE([.C843];&quot; &quot;;&quot;.&quot;))&amp;&quot;@yahoo.com&quot;" office:value-type="string" office:string-value="sacha.frederick@yahoo.com" calcext:value-type="string">
            <text:p>sacha.frederick@yahoo.com</text:p>
          </table:table-cell>
          <table:table-cell table:formula="of:=&quot;INSERT INTO testedb.customer VALUES(&quot; &amp; [.A843] &amp; &quot;, &quot; &amp; [.B843] &amp; &quot;, '&quot; &amp; [.C843] &amp; &quot;', '&quot; &amp; [.D843] &amp; &quot;');&quot;" office:value-type="string" office:string-value="INSERT INTO testedb.customer VALUES(842, 2, 'Sacha Frederick', 'sacha.frederick@yahoo.com');" calcext:value-type="string">
            <text:p>INSERT INTO testedb.customer VALUES(842, 2, 'Sacha Frederick', 'sacha.frederick@yahoo.com');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acha Mays</text:p>
          </table:table-cell>
          <table:table-cell table:formula="of:=LOWER(SUBSTITUTE([.C844];&quot; &quot;;&quot;.&quot;))&amp;&quot;@yahoo.com&quot;" office:value-type="string" office:string-value="sacha.mays@yahoo.com" calcext:value-type="string">
            <text:p>sacha.mays@yahoo.com</text:p>
          </table:table-cell>
          <table:table-cell table:formula="of:=&quot;INSERT INTO testedb.customer VALUES(&quot; &amp; [.A844] &amp; &quot;, &quot; &amp; [.B844] &amp; &quot;, '&quot; &amp; [.C844] &amp; &quot;', '&quot; &amp; [.D844] &amp; &quot;');&quot;" office:value-type="string" office:string-value="INSERT INTO testedb.customer VALUES(843, 2, 'Sacha Mays', 'sacha.mays@yahoo.com');" calcext:value-type="string">
            <text:p>INSERT INTO testedb.customer VALUES(843, 2, 'Sacha Mays', 'sacha.mays@yahoo.com');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age Ball</text:p>
          </table:table-cell>
          <table:table-cell table:formula="of:=LOWER(SUBSTITUTE([.C845];&quot; &quot;;&quot;.&quot;))&amp;&quot;@yahoo.com&quot;" office:value-type="string" office:string-value="sage.ball@yahoo.com" calcext:value-type="string">
            <text:p>sage.ball@yahoo.com</text:p>
          </table:table-cell>
          <table:table-cell table:formula="of:=&quot;INSERT INTO testedb.customer VALUES(&quot; &amp; [.A845] &amp; &quot;, &quot; &amp; [.B845] &amp; &quot;, '&quot; &amp; [.C845] &amp; &quot;', '&quot; &amp; [.D845] &amp; &quot;');&quot;" office:value-type="string" office:string-value="INSERT INTO testedb.customer VALUES(844, 2, 'Sage Ball', 'sage.ball@yahoo.com');" calcext:value-type="string">
            <text:p>INSERT INTO testedb.customer VALUES(844, 2, 'Sage Ball', 'sage.ball@yahoo.com');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age Livingston</text:p>
          </table:table-cell>
          <table:table-cell table:formula="of:=LOWER(SUBSTITUTE([.C846];&quot; &quot;;&quot;.&quot;))&amp;&quot;@yahoo.com&quot;" office:value-type="string" office:string-value="sage.livingston@yahoo.com" calcext:value-type="string">
            <text:p>sage.livingston@yahoo.com</text:p>
          </table:table-cell>
          <table:table-cell table:formula="of:=&quot;INSERT INTO testedb.customer VALUES(&quot; &amp; [.A846] &amp; &quot;, &quot; &amp; [.B846] &amp; &quot;, '&quot; &amp; [.C846] &amp; &quot;', '&quot; &amp; [.D846] &amp; &quot;');&quot;" office:value-type="string" office:string-value="INSERT INTO testedb.customer VALUES(845, 2, 'Sage Livingston', 'sage.livingston@yahoo.com');" calcext:value-type="string">
            <text:p>INSERT INTO testedb.customer VALUES(845, 2, 'Sage Livingston', 'sage.livingston@yahoo.com');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alvador Humphrey</text:p>
          </table:table-cell>
          <table:table-cell table:formula="of:=LOWER(SUBSTITUTE([.C847];&quot; &quot;;&quot;.&quot;))&amp;&quot;@yahoo.com&quot;" office:value-type="string" office:string-value="salvador.humphrey@yahoo.com" calcext:value-type="string">
            <text:p>salvador.humphrey@yahoo.com</text:p>
          </table:table-cell>
          <table:table-cell table:formula="of:=&quot;INSERT INTO testedb.customer VALUES(&quot; &amp; [.A847] &amp; &quot;, &quot; &amp; [.B847] &amp; &quot;, '&quot; &amp; [.C847] &amp; &quot;', '&quot; &amp; [.D847] &amp; &quot;');&quot;" office:value-type="string" office:string-value="INSERT INTO testedb.customer VALUES(846, 2, 'Salvador Humphrey', 'salvador.humphrey@yahoo.com');" calcext:value-type="string">
            <text:p>INSERT INTO testedb.customer VALUES(846, 2, 'Salvador Humphrey', 'salvador.humphrey@yahoo.com');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alvador Ryan</text:p>
          </table:table-cell>
          <table:table-cell table:formula="of:=LOWER(SUBSTITUTE([.C848];&quot; &quot;;&quot;.&quot;))&amp;&quot;@yahoo.com&quot;" office:value-type="string" office:string-value="salvador.ryan@yahoo.com" calcext:value-type="string">
            <text:p>salvador.ryan@yahoo.com</text:p>
          </table:table-cell>
          <table:table-cell table:formula="of:=&quot;INSERT INTO testedb.customer VALUES(&quot; &amp; [.A848] &amp; &quot;, &quot; &amp; [.B848] &amp; &quot;, '&quot; &amp; [.C848] &amp; &quot;', '&quot; &amp; [.D848] &amp; &quot;');&quot;" office:value-type="string" office:string-value="INSERT INTO testedb.customer VALUES(847, 2, 'Salvador Ryan', 'salvador.ryan@yahoo.com');" calcext:value-type="string">
            <text:p>INSERT INTO testedb.customer VALUES(847, 2, 'Salvador Ryan', 'salvador.ryan@yahoo.com');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amuel Crane</text:p>
          </table:table-cell>
          <table:table-cell table:formula="of:=LOWER(SUBSTITUTE([.C849];&quot; &quot;;&quot;.&quot;))&amp;&quot;@yahoo.com&quot;" office:value-type="string" office:string-value="samuel.crane@yahoo.com" calcext:value-type="string">
            <text:p>samuel.crane@yahoo.com</text:p>
          </table:table-cell>
          <table:table-cell table:formula="of:=&quot;INSERT INTO testedb.customer VALUES(&quot; &amp; [.A849] &amp; &quot;, &quot; &amp; [.B849] &amp; &quot;, '&quot; &amp; [.C849] &amp; &quot;', '&quot; &amp; [.D849] &amp; &quot;');&quot;" office:value-type="string" office:string-value="INSERT INTO testedb.customer VALUES(848, 2, 'Samuel Crane', 'samuel.crane@yahoo.com');" calcext:value-type="string">
            <text:p>INSERT INTO testedb.customer VALUES(848, 2, 'Samuel Crane', 'samuel.crane@yahoo.com');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andra Butler</text:p>
          </table:table-cell>
          <table:table-cell table:formula="of:=LOWER(SUBSTITUTE([.C850];&quot; &quot;;&quot;.&quot;))&amp;&quot;@yahoo.com&quot;" office:value-type="string" office:string-value="sandra.butler@yahoo.com" calcext:value-type="string">
            <text:p>sandra.butler@yahoo.com</text:p>
          </table:table-cell>
          <table:table-cell table:formula="of:=&quot;INSERT INTO testedb.customer VALUES(&quot; &amp; [.A850] &amp; &quot;, &quot; &amp; [.B850] &amp; &quot;, '&quot; &amp; [.C850] &amp; &quot;', '&quot; &amp; [.D850] &amp; &quot;');&quot;" office:value-type="string" office:string-value="INSERT INTO testedb.customer VALUES(849, 2, 'Sandra Butler', 'sandra.butler@yahoo.com');" calcext:value-type="string">
            <text:p>INSERT INTO testedb.customer VALUES(849, 2, 'Sandra Butler', 'sandra.butler@yahoo.com');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andra Compton</text:p>
          </table:table-cell>
          <table:table-cell table:formula="of:=LOWER(SUBSTITUTE([.C851];&quot; &quot;;&quot;.&quot;))&amp;&quot;@yahoo.com&quot;" office:value-type="string" office:string-value="sandra.compton@yahoo.com" calcext:value-type="string">
            <text:p>sandra.compton@yahoo.com</text:p>
          </table:table-cell>
          <table:table-cell table:formula="of:=&quot;INSERT INTO testedb.customer VALUES(&quot; &amp; [.A851] &amp; &quot;, &quot; &amp; [.B851] &amp; &quot;, '&quot; &amp; [.C851] &amp; &quot;', '&quot; &amp; [.D851] &amp; &quot;');&quot;" office:value-type="string" office:string-value="INSERT INTO testedb.customer VALUES(850, 2, 'Sandra Compton', 'sandra.compton@yahoo.com');" calcext:value-type="string">
            <text:p>INSERT INTO testedb.customer VALUES(850, 2, 'Sandra Compton', 'sandra.compton@yahoo.com');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ara Holloway</text:p>
          </table:table-cell>
          <table:table-cell table:formula="of:=LOWER(SUBSTITUTE([.C852];&quot; &quot;;&quot;.&quot;))&amp;&quot;@yahoo.com&quot;" office:value-type="string" office:string-value="sara.holloway@yahoo.com" calcext:value-type="string">
            <text:p>sara.holloway@yahoo.com</text:p>
          </table:table-cell>
          <table:table-cell table:formula="of:=&quot;INSERT INTO testedb.customer VALUES(&quot; &amp; [.A852] &amp; &quot;, &quot; &amp; [.B852] &amp; &quot;, '&quot; &amp; [.C852] &amp; &quot;', '&quot; &amp; [.D852] &amp; &quot;');&quot;" office:value-type="string" office:string-value="INSERT INTO testedb.customer VALUES(851, 2, 'Sara Holloway', 'sara.holloway@yahoo.com');" calcext:value-type="string">
            <text:p>INSERT INTO testedb.customer VALUES(851, 2, 'Sara Holloway', 'sara.holloway@yahoo.com');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asha Hubbard</text:p>
          </table:table-cell>
          <table:table-cell table:formula="of:=LOWER(SUBSTITUTE([.C853];&quot; &quot;;&quot;.&quot;))&amp;&quot;@yahoo.com&quot;" office:value-type="string" office:string-value="sasha.hubbard@yahoo.com" calcext:value-type="string">
            <text:p>sasha.hubbard@yahoo.com</text:p>
          </table:table-cell>
          <table:table-cell table:formula="of:=&quot;INSERT INTO testedb.customer VALUES(&quot; &amp; [.A853] &amp; &quot;, &quot; &amp; [.B853] &amp; &quot;, '&quot; &amp; [.C853] &amp; &quot;', '&quot; &amp; [.D853] &amp; &quot;');&quot;" office:value-type="string" office:string-value="INSERT INTO testedb.customer VALUES(852, 2, 'Sasha Hubbard', 'sasha.hubbard@yahoo.com');" calcext:value-type="string">
            <text:p>INSERT INTO testedb.customer VALUES(852, 2, 'Sasha Hubbard', 'sasha.hubbard@yahoo.com');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cott Haynes</text:p>
          </table:table-cell>
          <table:table-cell table:formula="of:=LOWER(SUBSTITUTE([.C854];&quot; &quot;;&quot;.&quot;))&amp;&quot;@yahoo.com&quot;" office:value-type="string" office:string-value="scott.haynes@yahoo.com" calcext:value-type="string">
            <text:p>scott.haynes@yahoo.com</text:p>
          </table:table-cell>
          <table:table-cell table:formula="of:=&quot;INSERT INTO testedb.customer VALUES(&quot; &amp; [.A854] &amp; &quot;, &quot; &amp; [.B854] &amp; &quot;, '&quot; &amp; [.C854] &amp; &quot;', '&quot; &amp; [.D854] &amp; &quot;');&quot;" office:value-type="string" office:string-value="INSERT INTO testedb.customer VALUES(853, 2, 'Scott Haynes', 'scott.haynes@yahoo.com');" calcext:value-type="string">
            <text:p>INSERT INTO testedb.customer VALUES(853, 2, 'Scott Haynes', 'scott.haynes@yahoo.com');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rena Patton</text:p>
          </table:table-cell>
          <table:table-cell table:formula="of:=LOWER(SUBSTITUTE([.C855];&quot; &quot;;&quot;.&quot;))&amp;&quot;@yahoo.com&quot;" office:value-type="string" office:string-value="serena.patton@yahoo.com" calcext:value-type="string">
            <text:p>serena.patton@yahoo.com</text:p>
          </table:table-cell>
          <table:table-cell table:formula="of:=&quot;INSERT INTO testedb.customer VALUES(&quot; &amp; [.A855] &amp; &quot;, &quot; &amp; [.B855] &amp; &quot;, '&quot; &amp; [.C855] &amp; &quot;', '&quot; &amp; [.D855] &amp; &quot;');&quot;" office:value-type="string" office:string-value="INSERT INTO testedb.customer VALUES(854, 2, 'Serena Patton', 'serena.patton@yahoo.com');" calcext:value-type="string">
            <text:p>INSERT INTO testedb.customer VALUES(854, 2, 'Serena Patton', 'serena.patton@yahoo.com');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rgio Oliveira de Meneses</text:p>
          </table:table-cell>
          <table:table-cell table:formula="of:=LOWER(SUBSTITUTE([.C856];&quot; &quot;;&quot;.&quot;))&amp;&quot;@yahoo.com&quot;" office:value-type="string" office:string-value="sergio.oliveira.de.meneses@yahoo.com" calcext:value-type="string">
            <text:p>sergio.oliveira.de.meneses@yahoo.com</text:p>
          </table:table-cell>
          <table:table-cell table:formula="of:=&quot;INSERT INTO testedb.customer VALUES(&quot; &amp; [.A856] &amp; &quot;, &quot; &amp; [.B856] &amp; &quot;, '&quot; &amp; [.C856] &amp; &quot;', '&quot; &amp; [.D856] &amp; &quot;');&quot;" office:value-type="string" office:string-value="INSERT INTO testedb.customer VALUES(855, 2, 'Sergio Oliveira de Meneses', 'sergio.oliveira.de.meneses@yahoo.com');" calcext:value-type="string">
            <text:p>INSERT INTO testedb.customer VALUES(855, 2, 'Sergio Oliveira de Meneses', 'sergio.oliveira.de.meneses@yahoo.com');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rina Mays</text:p>
          </table:table-cell>
          <table:table-cell table:formula="of:=LOWER(SUBSTITUTE([.C857];&quot; &quot;;&quot;.&quot;))&amp;&quot;@yahoo.com&quot;" office:value-type="string" office:string-value="serina.mays@yahoo.com" calcext:value-type="string">
            <text:p>serina.mays@yahoo.com</text:p>
          </table:table-cell>
          <table:table-cell table:formula="of:=&quot;INSERT INTO testedb.customer VALUES(&quot; &amp; [.A857] &amp; &quot;, &quot; &amp; [.B857] &amp; &quot;, '&quot; &amp; [.C857] &amp; &quot;', '&quot; &amp; [.D857] &amp; &quot;');&quot;" office:value-type="string" office:string-value="INSERT INTO testedb.customer VALUES(856, 2, 'Serina Mays', 'serina.mays@yahoo.com');" calcext:value-type="string">
            <text:p>INSERT INTO testedb.customer VALUES(856, 2, 'Serina Mays', 'serina.mays@yahoo.com');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th Fowler</text:p>
          </table:table-cell>
          <table:table-cell table:formula="of:=LOWER(SUBSTITUTE([.C858];&quot; &quot;;&quot;.&quot;))&amp;&quot;@yahoo.com&quot;" office:value-type="string" office:string-value="seth.fowler@yahoo.com" calcext:value-type="string">
            <text:p>seth.fowler@yahoo.com</text:p>
          </table:table-cell>
          <table:table-cell table:formula="of:=&quot;INSERT INTO testedb.customer VALUES(&quot; &amp; [.A858] &amp; &quot;, &quot; &amp; [.B858] &amp; &quot;, '&quot; &amp; [.C858] &amp; &quot;', '&quot; &amp; [.D858] &amp; &quot;');&quot;" office:value-type="string" office:string-value="INSERT INTO testedb.customer VALUES(857, 2, 'Seth Fowler', 'seth.fowler@yahoo.com');" calcext:value-type="string">
            <text:p>INSERT INTO testedb.customer VALUES(857, 2, 'Seth Fowler', 'seth.fowler@yahoo.com');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th Hardin</text:p>
          </table:table-cell>
          <table:table-cell table:formula="of:=LOWER(SUBSTITUTE([.C859];&quot; &quot;;&quot;.&quot;))&amp;&quot;@yahoo.com&quot;" office:value-type="string" office:string-value="seth.hardin@yahoo.com" calcext:value-type="string">
            <text:p>seth.hardin@yahoo.com</text:p>
          </table:table-cell>
          <table:table-cell table:formula="of:=&quot;INSERT INTO testedb.customer VALUES(&quot; &amp; [.A859] &amp; &quot;, &quot; &amp; [.B859] &amp; &quot;, '&quot; &amp; [.C859] &amp; &quot;', '&quot; &amp; [.D859] &amp; &quot;');&quot;" office:value-type="string" office:string-value="INSERT INTO testedb.customer VALUES(858, 2, 'Seth Hardin', 'seth.hardin@yahoo.com');" calcext:value-type="string">
            <text:p>INSERT INTO testedb.customer VALUES(858, 2, 'Seth Hardin', 'seth.hardin@yahoo.com');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had Hale</text:p>
          </table:table-cell>
          <table:table-cell table:formula="of:=LOWER(SUBSTITUTE([.C860];&quot; &quot;;&quot;.&quot;))&amp;&quot;@yahoo.com&quot;" office:value-type="string" office:string-value="shad.hale@yahoo.com" calcext:value-type="string">
            <text:p>shad.hale@yahoo.com</text:p>
          </table:table-cell>
          <table:table-cell table:formula="of:=&quot;INSERT INTO testedb.customer VALUES(&quot; &amp; [.A860] &amp; &quot;, &quot; &amp; [.B860] &amp; &quot;, '&quot; &amp; [.C860] &amp; &quot;', '&quot; &amp; [.D860] &amp; &quot;');&quot;" office:value-type="string" office:string-value="INSERT INTO testedb.customer VALUES(859, 2, 'Shad Hale', 'shad.hale@yahoo.com');" calcext:value-type="string">
            <text:p>INSERT INTO testedb.customer VALUES(859, 2, 'Shad Hale', 'shad.hale@yahoo.com');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table:style-name="Default" office:value-type="float" office:value="3" calcext:value-type="float">
            <text:p>3</text:p>
          </table:table-cell>
          <table:table-cell office:value-type="string" calcext:value-type="string">
            <text:p>Shaeleigh Hogan</text:p>
          </table:table-cell>
          <table:table-cell table:formula="of:=LOWER(SUBSTITUTE([.C861];&quot; &quot;;&quot;.&quot;))&amp;&quot;@yahoo.com&quot;" office:value-type="string" office:string-value="shaeleigh.hogan@yahoo.com" calcext:value-type="string">
            <text:p>shaeleigh.hogan@yahoo.com</text:p>
          </table:table-cell>
          <table:table-cell table:formula="of:=&quot;INSERT INTO testedb.customer VALUES(&quot; &amp; [.A861] &amp; &quot;, &quot; &amp; [.B861] &amp; &quot;, '&quot; &amp; [.C861] &amp; &quot;', '&quot; &amp; [.D861] &amp; &quot;');&quot;" office:value-type="string" office:string-value="INSERT INTO testedb.customer VALUES(860, 3, 'Shaeleigh Hogan', 'shaeleigh.hogan@yahoo.com');" calcext:value-type="string">
            <text:p>INSERT INTO testedb.customer VALUES(860, 3, 'Shaeleigh Hogan', 'shaeleigh.hogan@yahoo.com');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haeleigh Meyer</text:p>
          </table:table-cell>
          <table:table-cell table:formula="of:=LOWER(SUBSTITUTE([.C862];&quot; &quot;;&quot;.&quot;))&amp;&quot;@yahoo.com&quot;" office:value-type="string" office:string-value="shaeleigh.meyer@yahoo.com" calcext:value-type="string">
            <text:p>shaeleigh.meyer@yahoo.com</text:p>
          </table:table-cell>
          <table:table-cell table:formula="of:=&quot;INSERT INTO testedb.customer VALUES(&quot; &amp; [.A862] &amp; &quot;, &quot; &amp; [.B862] &amp; &quot;, '&quot; &amp; [.C862] &amp; &quot;', '&quot; &amp; [.D862] &amp; &quot;');&quot;" office:value-type="string" office:string-value="INSERT INTO testedb.customer VALUES(861, 2, 'Shaeleigh Meyer', 'shaeleigh.meyer@yahoo.com');" calcext:value-type="string">
            <text:p>INSERT INTO testedb.customer VALUES(861, 2, 'Shaeleigh Meyer', 'shaeleigh.meyer@yahoo.com');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hana Hopkins</text:p>
          </table:table-cell>
          <table:table-cell table:formula="of:=LOWER(SUBSTITUTE([.C863];&quot; &quot;;&quot;.&quot;))&amp;&quot;@yahoo.com&quot;" office:value-type="string" office:string-value="shana.hopkins@yahoo.com" calcext:value-type="string">
            <text:p>shana.hopkins@yahoo.com</text:p>
          </table:table-cell>
          <table:table-cell table:formula="of:=&quot;INSERT INTO testedb.customer VALUES(&quot; &amp; [.A863] &amp; &quot;, &quot; &amp; [.B863] &amp; &quot;, '&quot; &amp; [.C863] &amp; &quot;', '&quot; &amp; [.D863] &amp; &quot;');&quot;" office:value-type="string" office:string-value="INSERT INTO testedb.customer VALUES(862, 2, 'Shana Hopkins', 'shana.hopkins@yahoo.com');" calcext:value-type="string">
            <text:p>INSERT INTO testedb.customer VALUES(862, 2, 'Shana Hopkins', 'shana.hopkins@yahoo.com');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hana Reed</text:p>
          </table:table-cell>
          <table:table-cell table:formula="of:=LOWER(SUBSTITUTE([.C864];&quot; &quot;;&quot;.&quot;))&amp;&quot;@yahoo.com&quot;" office:value-type="string" office:string-value="shana.reed@yahoo.com" calcext:value-type="string">
            <text:p>shana.reed@yahoo.com</text:p>
          </table:table-cell>
          <table:table-cell table:formula="of:=&quot;INSERT INTO testedb.customer VALUES(&quot; &amp; [.A864] &amp; &quot;, &quot; &amp; [.B864] &amp; &quot;, '&quot; &amp; [.C864] &amp; &quot;', '&quot; &amp; [.D864] &amp; &quot;');&quot;" office:value-type="string" office:string-value="INSERT INTO testedb.customer VALUES(863, 2, 'Shana Reed', 'shana.reed@yahoo.com');" calcext:value-type="string">
            <text:p>INSERT INTO testedb.customer VALUES(863, 2, 'Shana Reed', 'shana.reed@yahoo.com');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hay Sweet</text:p>
          </table:table-cell>
          <table:table-cell table:formula="of:=LOWER(SUBSTITUTE([.C865];&quot; &quot;;&quot;.&quot;))&amp;&quot;@yahoo.com&quot;" office:value-type="string" office:string-value="shay.sweet@yahoo.com" calcext:value-type="string">
            <text:p>shay.sweet@yahoo.com</text:p>
          </table:table-cell>
          <table:table-cell table:formula="of:=&quot;INSERT INTO testedb.customer VALUES(&quot; &amp; [.A865] &amp; &quot;, &quot; &amp; [.B865] &amp; &quot;, '&quot; &amp; [.C865] &amp; &quot;', '&quot; &amp; [.D865] &amp; &quot;');&quot;" office:value-type="string" office:string-value="INSERT INTO testedb.customer VALUES(864, 2, 'Shay Sweet', 'shay.sweet@yahoo.com');" calcext:value-type="string">
            <text:p>INSERT INTO testedb.customer VALUES(864, 2, 'Shay Sweet', 'shay.sweet@yahoo.com');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heila Chavez</text:p>
          </table:table-cell>
          <table:table-cell table:formula="of:=LOWER(SUBSTITUTE([.C866];&quot; &quot;;&quot;.&quot;))&amp;&quot;@yahoo.com&quot;" office:value-type="string" office:string-value="sheila.chavez@yahoo.com" calcext:value-type="string">
            <text:p>sheila.chavez@yahoo.com</text:p>
          </table:table-cell>
          <table:table-cell table:formula="of:=&quot;INSERT INTO testedb.customer VALUES(&quot; &amp; [.A866] &amp; &quot;, &quot; &amp; [.B866] &amp; &quot;, '&quot; &amp; [.C866] &amp; &quot;', '&quot; &amp; [.D866] &amp; &quot;');&quot;" office:value-type="string" office:string-value="INSERT INTO testedb.customer VALUES(865, 2, 'Sheila Chavez', 'sheila.chavez@yahoo.com');" calcext:value-type="string">
            <text:p>INSERT INTO testedb.customer VALUES(865, 2, 'Sheila Chavez', 'sheila.chavez@yahoo.com');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heila Holmes</text:p>
          </table:table-cell>
          <table:table-cell table:formula="of:=LOWER(SUBSTITUTE([.C867];&quot; &quot;;&quot;.&quot;))&amp;&quot;@yahoo.com&quot;" office:value-type="string" office:string-value="sheila.holmes@yahoo.com" calcext:value-type="string">
            <text:p>sheila.holmes@yahoo.com</text:p>
          </table:table-cell>
          <table:table-cell table:formula="of:=&quot;INSERT INTO testedb.customer VALUES(&quot; &amp; [.A867] &amp; &quot;, &quot; &amp; [.B867] &amp; &quot;, '&quot; &amp; [.C867] &amp; &quot;', '&quot; &amp; [.D867] &amp; &quot;');&quot;" office:value-type="string" office:string-value="INSERT INTO testedb.customer VALUES(866, 2, 'Sheila Holmes', 'sheila.holmes@yahoo.com');" calcext:value-type="string">
            <text:p>INSERT INTO testedb.customer VALUES(866, 2, 'Sheila Holmes', 'sheila.holmes@yahoo.com');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helby Fitzpatrick</text:p>
          </table:table-cell>
          <table:table-cell table:formula="of:=LOWER(SUBSTITUTE([.C868];&quot; &quot;;&quot;.&quot;))&amp;&quot;@yahoo.com&quot;" office:value-type="string" office:string-value="shelby.fitzpatrick@yahoo.com" calcext:value-type="string">
            <text:p>shelby.fitzpatrick@yahoo.com</text:p>
          </table:table-cell>
          <table:table-cell table:formula="of:=&quot;INSERT INTO testedb.customer VALUES(&quot; &amp; [.A868] &amp; &quot;, &quot; &amp; [.B868] &amp; &quot;, '&quot; &amp; [.C868] &amp; &quot;', '&quot; &amp; [.D868] &amp; &quot;');&quot;" office:value-type="string" office:string-value="INSERT INTO testedb.customer VALUES(867, 2, 'Shelby Fitzpatrick', 'shelby.fitzpatrick@yahoo.com');" calcext:value-type="string">
            <text:p>INSERT INTO testedb.customer VALUES(867, 2, 'Shelby Fitzpatrick', 'shelby.fitzpatrick@yahoo.com');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helley Mclaughlin</text:p>
          </table:table-cell>
          <table:table-cell table:formula="of:=LOWER(SUBSTITUTE([.C869];&quot; &quot;;&quot;.&quot;))&amp;&quot;@yahoo.com&quot;" office:value-type="string" office:string-value="shelley.mclaughlin@yahoo.com" calcext:value-type="string">
            <text:p>shelley.mclaughlin@yahoo.com</text:p>
          </table:table-cell>
          <table:table-cell table:formula="of:=&quot;INSERT INTO testedb.customer VALUES(&quot; &amp; [.A869] &amp; &quot;, &quot; &amp; [.B869] &amp; &quot;, '&quot; &amp; [.C869] &amp; &quot;', '&quot; &amp; [.D869] &amp; &quot;');&quot;" office:value-type="string" office:string-value="INSERT INTO testedb.customer VALUES(868, 2, 'Shelley Mclaughlin', 'shelley.mclaughlin@yahoo.com');" calcext:value-type="string">
            <text:p>INSERT INTO testedb.customer VALUES(868, 2, 'Shelley Mclaughlin', 'shelley.mclaughlin@yahoo.com');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helly Burks</text:p>
          </table:table-cell>
          <table:table-cell table:formula="of:=LOWER(SUBSTITUTE([.C870];&quot; &quot;;&quot;.&quot;))&amp;&quot;@yahoo.com&quot;" office:value-type="string" office:string-value="shelly.burks@yahoo.com" calcext:value-type="string">
            <text:p>shelly.burks@yahoo.com</text:p>
          </table:table-cell>
          <table:table-cell table:formula="of:=&quot;INSERT INTO testedb.customer VALUES(&quot; &amp; [.A870] &amp; &quot;, &quot; &amp; [.B870] &amp; &quot;, '&quot; &amp; [.C870] &amp; &quot;', '&quot; &amp; [.D870] &amp; &quot;');&quot;" office:value-type="string" office:string-value="INSERT INTO testedb.customer VALUES(869, 2, 'Shelly Burks', 'shelly.burks@yahoo.com');" calcext:value-type="string">
            <text:p>INSERT INTO testedb.customer VALUES(869, 2, 'Shelly Burks', 'shelly.burks@yahoo.com');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helly William</text:p>
          </table:table-cell>
          <table:table-cell table:formula="of:=LOWER(SUBSTITUTE([.C871];&quot; &quot;;&quot;.&quot;))&amp;&quot;@yahoo.com&quot;" office:value-type="string" office:string-value="shelly.william@yahoo.com" calcext:value-type="string">
            <text:p>shelly.william@yahoo.com</text:p>
          </table:table-cell>
          <table:table-cell table:formula="of:=&quot;INSERT INTO testedb.customer VALUES(&quot; &amp; [.A871] &amp; &quot;, &quot; &amp; [.B871] &amp; &quot;, '&quot; &amp; [.C871] &amp; &quot;', '&quot; &amp; [.D871] &amp; &quot;');&quot;" office:value-type="string" office:string-value="INSERT INTO testedb.customer VALUES(870, 2, 'Shelly William', 'shelly.william@yahoo.com');" calcext:value-type="string">
            <text:p>INSERT INTO testedb.customer VALUES(870, 2, 'Shelly William', 'shelly.william@yahoo.com');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hoshana Cameron</text:p>
          </table:table-cell>
          <table:table-cell table:formula="of:=LOWER(SUBSTITUTE([.C872];&quot; &quot;;&quot;.&quot;))&amp;&quot;@yahoo.com&quot;" office:value-type="string" office:string-value="shoshana.cameron@yahoo.com" calcext:value-type="string">
            <text:p>shoshana.cameron@yahoo.com</text:p>
          </table:table-cell>
          <table:table-cell table:formula="of:=&quot;INSERT INTO testedb.customer VALUES(&quot; &amp; [.A872] &amp; &quot;, &quot; &amp; [.B872] &amp; &quot;, '&quot; &amp; [.C872] &amp; &quot;', '&quot; &amp; [.D872] &amp; &quot;');&quot;" office:value-type="string" office:string-value="INSERT INTO testedb.customer VALUES(871, 2, 'Shoshana Cameron', 'shoshana.cameron@yahoo.com');" calcext:value-type="string">
            <text:p>INSERT INTO testedb.customer VALUES(871, 2, 'Shoshana Cameron', 'shoshana.cameron@yahoo.com');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erra Christian</text:p>
          </table:table-cell>
          <table:table-cell table:formula="of:=LOWER(SUBSTITUTE([.C873];&quot; &quot;;&quot;.&quot;))&amp;&quot;@yahoo.com&quot;" office:value-type="string" office:string-value="sierra.christian@yahoo.com" calcext:value-type="string">
            <text:p>sierra.christian@yahoo.com</text:p>
          </table:table-cell>
          <table:table-cell table:formula="of:=&quot;INSERT INTO testedb.customer VALUES(&quot; &amp; [.A873] &amp; &quot;, &quot; &amp; [.B873] &amp; &quot;, '&quot; &amp; [.C873] &amp; &quot;', '&quot; &amp; [.D873] &amp; &quot;');&quot;" office:value-type="string" office:string-value="INSERT INTO testedb.customer VALUES(872, 2, 'Sierra Christian', 'sierra.christian@yahoo.com');" calcext:value-type="string">
            <text:p>INSERT INTO testedb.customer VALUES(872, 2, 'Sierra Christian', 'sierra.christian@yahoo.com');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erra Gill</text:p>
          </table:table-cell>
          <table:table-cell table:formula="of:=LOWER(SUBSTITUTE([.C874];&quot; &quot;;&quot;.&quot;))&amp;&quot;@yahoo.com&quot;" office:value-type="string" office:string-value="sierra.gill@yahoo.com" calcext:value-type="string">
            <text:p>sierra.gill@yahoo.com</text:p>
          </table:table-cell>
          <table:table-cell table:formula="of:=&quot;INSERT INTO testedb.customer VALUES(&quot; &amp; [.A874] &amp; &quot;, &quot; &amp; [.B874] &amp; &quot;, '&quot; &amp; [.C874] &amp; &quot;', '&quot; &amp; [.D874] &amp; &quot;');&quot;" office:value-type="string" office:string-value="INSERT INTO testedb.customer VALUES(873, 2, 'Sierra Gill', 'sierra.gill@yahoo.com');" calcext:value-type="string">
            <text:p>INSERT INTO testedb.customer VALUES(873, 2, 'Sierra Gill', 'sierra.gill@yahoo.com');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las Henry</text:p>
          </table:table-cell>
          <table:table-cell table:formula="of:=LOWER(SUBSTITUTE([.C875];&quot; &quot;;&quot;.&quot;))&amp;&quot;@yahoo.com&quot;" office:value-type="string" office:string-value="silas.henry@yahoo.com" calcext:value-type="string">
            <text:p>silas.henry@yahoo.com</text:p>
          </table:table-cell>
          <table:table-cell table:formula="of:=&quot;INSERT INTO testedb.customer VALUES(&quot; &amp; [.A875] &amp; &quot;, &quot; &amp; [.B875] &amp; &quot;, '&quot; &amp; [.C875] &amp; &quot;', '&quot; &amp; [.D875] &amp; &quot;');&quot;" office:value-type="string" office:string-value="INSERT INTO testedb.customer VALUES(874, 2, 'Silas Henry', 'silas.henry@yahoo.com');" calcext:value-type="string">
            <text:p>INSERT INTO testedb.customer VALUES(874, 2, 'Silas Henry', 'silas.henry@yahoo.com');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las Hickman</text:p>
          </table:table-cell>
          <table:table-cell table:formula="of:=LOWER(SUBSTITUTE([.C876];&quot; &quot;;&quot;.&quot;))&amp;&quot;@yahoo.com&quot;" office:value-type="string" office:string-value="silas.hickman@yahoo.com" calcext:value-type="string">
            <text:p>silas.hickman@yahoo.com</text:p>
          </table:table-cell>
          <table:table-cell table:formula="of:=&quot;INSERT INTO testedb.customer VALUES(&quot; &amp; [.A876] &amp; &quot;, &quot; &amp; [.B876] &amp; &quot;, '&quot; &amp; [.C876] &amp; &quot;', '&quot; &amp; [.D876] &amp; &quot;');&quot;" office:value-type="string" office:string-value="INSERT INTO testedb.customer VALUES(875, 2, 'Silas Hickman', 'silas.hickman@yahoo.com');" calcext:value-type="string">
            <text:p>INSERT INTO testedb.customer VALUES(875, 2, 'Silas Hickman', 'silas.hickman@yahoo.com');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las Williamson</text:p>
          </table:table-cell>
          <table:table-cell table:formula="of:=LOWER(SUBSTITUTE([.C877];&quot; &quot;;&quot;.&quot;))&amp;&quot;@yahoo.com&quot;" office:value-type="string" office:string-value="silas.williamson@yahoo.com" calcext:value-type="string">
            <text:p>silas.williamson@yahoo.com</text:p>
          </table:table-cell>
          <table:table-cell table:formula="of:=&quot;INSERT INTO testedb.customer VALUES(&quot; &amp; [.A877] &amp; &quot;, &quot; &amp; [.B877] &amp; &quot;, '&quot; &amp; [.C877] &amp; &quot;', '&quot; &amp; [.D877] &amp; &quot;');&quot;" office:value-type="string" office:string-value="INSERT INTO testedb.customer VALUES(876, 2, 'Silas Williamson', 'silas.williamson@yahoo.com');" calcext:value-type="string">
            <text:p>INSERT INTO testedb.customer VALUES(876, 2, 'Silas Williamson', 'silas.williamson@yahoo.com');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mon Barry</text:p>
          </table:table-cell>
          <table:table-cell table:formula="of:=LOWER(SUBSTITUTE([.C878];&quot; &quot;;&quot;.&quot;))&amp;&quot;@yahoo.com&quot;" office:value-type="string" office:string-value="simon.barry@yahoo.com" calcext:value-type="string">
            <text:p>simon.barry@yahoo.com</text:p>
          </table:table-cell>
          <table:table-cell table:formula="of:=&quot;INSERT INTO testedb.customer VALUES(&quot; &amp; [.A878] &amp; &quot;, &quot; &amp; [.B878] &amp; &quot;, '&quot; &amp; [.C878] &amp; &quot;', '&quot; &amp; [.D878] &amp; &quot;');&quot;" office:value-type="string" office:string-value="INSERT INTO testedb.customer VALUES(877, 2, 'Simon Barry', 'simon.barry@yahoo.com');" calcext:value-type="string">
            <text:p>INSERT INTO testedb.customer VALUES(877, 2, 'Simon Barry', 'simon.barry@yahoo.com');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mone C Lima</text:p>
          </table:table-cell>
          <table:table-cell table:formula="of:=LOWER(SUBSTITUTE([.C879];&quot; &quot;;&quot;.&quot;))&amp;&quot;@yahoo.com&quot;" office:value-type="string" office:string-value="simone.c.lima@yahoo.com" calcext:value-type="string">
            <text:p>simone.c.lima@yahoo.com</text:p>
          </table:table-cell>
          <table:table-cell table:formula="of:=&quot;INSERT INTO testedb.customer VALUES(&quot; &amp; [.A879] &amp; &quot;, &quot; &amp; [.B879] &amp; &quot;, '&quot; &amp; [.C879] &amp; &quot;', '&quot; &amp; [.D879] &amp; &quot;');&quot;" office:value-type="string" office:string-value="INSERT INTO testedb.customer VALUES(878, 2, 'Simone C Lima', 'simone.c.lima@yahoo.com');" calcext:value-type="string">
            <text:p>INSERT INTO testedb.customer VALUES(878, 2, 'Simone C Lima', 'simone.c.lima@yahoo.com');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lade Gilliam</text:p>
          </table:table-cell>
          <table:table-cell table:formula="of:=LOWER(SUBSTITUTE([.C880];&quot; &quot;;&quot;.&quot;))&amp;&quot;@yahoo.com&quot;" office:value-type="string" office:string-value="slade.gilliam@yahoo.com" calcext:value-type="string">
            <text:p>slade.gilliam@yahoo.com</text:p>
          </table:table-cell>
          <table:table-cell table:formula="of:=&quot;INSERT INTO testedb.customer VALUES(&quot; &amp; [.A880] &amp; &quot;, &quot; &amp; [.B880] &amp; &quot;, '&quot; &amp; [.C880] &amp; &quot;', '&quot; &amp; [.D880] &amp; &quot;');&quot;" office:value-type="string" office:string-value="INSERT INTO testedb.customer VALUES(879, 2, 'Slade Gilliam', 'slade.gilliam@yahoo.com');" calcext:value-type="string">
            <text:p>INSERT INTO testedb.customer VALUES(879, 2, 'Slade Gilliam', 'slade.gilliam@yahoo.com');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lade Hines</text:p>
          </table:table-cell>
          <table:table-cell table:formula="of:=LOWER(SUBSTITUTE([.C881];&quot; &quot;;&quot;.&quot;))&amp;&quot;@yahoo.com&quot;" office:value-type="string" office:string-value="slade.hines@yahoo.com" calcext:value-type="string">
            <text:p>slade.hines@yahoo.com</text:p>
          </table:table-cell>
          <table:table-cell table:formula="of:=&quot;INSERT INTO testedb.customer VALUES(&quot; &amp; [.A881] &amp; &quot;, &quot; &amp; [.B881] &amp; &quot;, '&quot; &amp; [.C881] &amp; &quot;', '&quot; &amp; [.D881] &amp; &quot;');&quot;" office:value-type="string" office:string-value="INSERT INTO testedb.customer VALUES(880, 2, 'Slade Hines', 'slade.hines@yahoo.com');" calcext:value-type="string">
            <text:p>INSERT INTO testedb.customer VALUES(880, 2, 'Slade Hines', 'slade.hines@yahoo.com');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lomon Gutierrez</text:p>
          </table:table-cell>
          <table:table-cell table:formula="of:=LOWER(SUBSTITUTE([.C882];&quot; &quot;;&quot;.&quot;))&amp;&quot;@yahoo.com&quot;" office:value-type="string" office:string-value="solomon.gutierrez@yahoo.com" calcext:value-type="string">
            <text:p>solomon.gutierrez@yahoo.com</text:p>
          </table:table-cell>
          <table:table-cell table:formula="of:=&quot;INSERT INTO testedb.customer VALUES(&quot; &amp; [.A882] &amp; &quot;, &quot; &amp; [.B882] &amp; &quot;, '&quot; &amp; [.C882] &amp; &quot;', '&quot; &amp; [.D882] &amp; &quot;');&quot;" office:value-type="string" office:string-value="INSERT INTO testedb.customer VALUES(881, 2, 'Solomon Gutierrez', 'solomon.gutierrez@yahoo.com');" calcext:value-type="string">
            <text:p>INSERT INTO testedb.customer VALUES(881, 2, 'Solomon Gutierrez', 'solomon.gutierrez@yahoo.com');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nia Coleman</text:p>
          </table:table-cell>
          <table:table-cell table:formula="of:=LOWER(SUBSTITUTE([.C883];&quot; &quot;;&quot;.&quot;))&amp;&quot;@yahoo.com&quot;" office:value-type="string" office:string-value="sonia.coleman@yahoo.com" calcext:value-type="string">
            <text:p>sonia.coleman@yahoo.com</text:p>
          </table:table-cell>
          <table:table-cell table:formula="of:=&quot;INSERT INTO testedb.customer VALUES(&quot; &amp; [.A883] &amp; &quot;, &quot; &amp; [.B883] &amp; &quot;, '&quot; &amp; [.C883] &amp; &quot;', '&quot; &amp; [.D883] &amp; &quot;');&quot;" office:value-type="string" office:string-value="INSERT INTO testedb.customer VALUES(882, 2, 'Sonia Coleman', 'sonia.coleman@yahoo.com');" calcext:value-type="string">
            <text:p>INSERT INTO testedb.customer VALUES(882, 2, 'Sonia Coleman', 'sonia.coleman@yahoo.com');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acey Burks</text:p>
          </table:table-cell>
          <table:table-cell table:formula="of:=LOWER(SUBSTITUTE([.C884];&quot; &quot;;&quot;.&quot;))&amp;&quot;@yahoo.com&quot;" office:value-type="string" office:string-value="stacey.burks@yahoo.com" calcext:value-type="string">
            <text:p>stacey.burks@yahoo.com</text:p>
          </table:table-cell>
          <table:table-cell table:formula="of:=&quot;INSERT INTO testedb.customer VALUES(&quot; &amp; [.A884] &amp; &quot;, &quot; &amp; [.B884] &amp; &quot;, '&quot; &amp; [.C884] &amp; &quot;', '&quot; &amp; [.D884] &amp; &quot;');&quot;" office:value-type="string" office:string-value="INSERT INTO testedb.customer VALUES(883, 2, 'Stacey Burks', 'stacey.burks@yahoo.com');" calcext:value-type="string">
            <text:p>INSERT INTO testedb.customer VALUES(883, 2, 'Stacey Burks', 'stacey.burks@yahoo.com');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acey Hays</text:p>
          </table:table-cell>
          <table:table-cell table:formula="of:=LOWER(SUBSTITUTE([.C885];&quot; &quot;;&quot;.&quot;))&amp;&quot;@yahoo.com&quot;" office:value-type="string" office:string-value="stacey.hays@yahoo.com" calcext:value-type="string">
            <text:p>stacey.hays@yahoo.com</text:p>
          </table:table-cell>
          <table:table-cell table:formula="of:=&quot;INSERT INTO testedb.customer VALUES(&quot; &amp; [.A885] &amp; &quot;, &quot; &amp; [.B885] &amp; &quot;, '&quot; &amp; [.C885] &amp; &quot;', '&quot; &amp; [.D885] &amp; &quot;');&quot;" office:value-type="string" office:string-value="INSERT INTO testedb.customer VALUES(884, 2, 'Stacey Hays', 'stacey.hays@yahoo.com');" calcext:value-type="string">
            <text:p>INSERT INTO testedb.customer VALUES(884, 2, 'Stacey Hays', 'stacey.hays@yahoo.com');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acy Logan</text:p>
          </table:table-cell>
          <table:table-cell table:formula="of:=LOWER(SUBSTITUTE([.C886];&quot; &quot;;&quot;.&quot;))&amp;&quot;@yahoo.com&quot;" office:value-type="string" office:string-value="stacy.logan@yahoo.com" calcext:value-type="string">
            <text:p>stacy.logan@yahoo.com</text:p>
          </table:table-cell>
          <table:table-cell table:formula="of:=&quot;INSERT INTO testedb.customer VALUES(&quot; &amp; [.A886] &amp; &quot;, &quot; &amp; [.B886] &amp; &quot;, '&quot; &amp; [.C886] &amp; &quot;', '&quot; &amp; [.D886] &amp; &quot;');&quot;" office:value-type="string" office:string-value="INSERT INTO testedb.customer VALUES(885, 2, 'Stacy Logan', 'stacy.logan@yahoo.com');" calcext:value-type="string">
            <text:p>INSERT INTO testedb.customer VALUES(885, 2, 'Stacy Logan', 'stacy.logan@yahoo.com');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eel Acosta</text:p>
          </table:table-cell>
          <table:table-cell table:formula="of:=LOWER(SUBSTITUTE([.C887];&quot; &quot;;&quot;.&quot;))&amp;&quot;@yahoo.com&quot;" office:value-type="string" office:string-value="steel.acosta@yahoo.com" calcext:value-type="string">
            <text:p>steel.acosta@yahoo.com</text:p>
          </table:table-cell>
          <table:table-cell table:formula="of:=&quot;INSERT INTO testedb.customer VALUES(&quot; &amp; [.A887] &amp; &quot;, &quot; &amp; [.B887] &amp; &quot;, '&quot; &amp; [.C887] &amp; &quot;', '&quot; &amp; [.D887] &amp; &quot;');&quot;" office:value-type="string" office:string-value="INSERT INTO testedb.customer VALUES(886, 2, 'Steel Acosta', 'steel.acosta@yahoo.com');" calcext:value-type="string">
            <text:p>INSERT INTO testedb.customer VALUES(886, 2, 'Steel Acosta', 'steel.acosta@yahoo.com');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ella Bates</text:p>
          </table:table-cell>
          <table:table-cell table:formula="of:=LOWER(SUBSTITUTE([.C888];&quot; &quot;;&quot;.&quot;))&amp;&quot;@yahoo.com&quot;" office:value-type="string" office:string-value="stella.bates@yahoo.com" calcext:value-type="string">
            <text:p>stella.bates@yahoo.com</text:p>
          </table:table-cell>
          <table:table-cell table:formula="of:=&quot;INSERT INTO testedb.customer VALUES(&quot; &amp; [.A888] &amp; &quot;, &quot; &amp; [.B888] &amp; &quot;, '&quot; &amp; [.C888] &amp; &quot;', '&quot; &amp; [.D888] &amp; &quot;');&quot;" office:value-type="string" office:string-value="INSERT INTO testedb.customer VALUES(887, 2, 'Stella Bates', 'stella.bates@yahoo.com');" calcext:value-type="string">
            <text:p>INSERT INTO testedb.customer VALUES(887, 2, 'Stella Bates', 'stella.bates@yahoo.com');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ephanie Waters</text:p>
          </table:table-cell>
          <table:table-cell table:formula="of:=LOWER(SUBSTITUTE([.C889];&quot; &quot;;&quot;.&quot;))&amp;&quot;@yahoo.com&quot;" office:value-type="string" office:string-value="stephanie.waters@yahoo.com" calcext:value-type="string">
            <text:p>stephanie.waters@yahoo.com</text:p>
          </table:table-cell>
          <table:table-cell table:formula="of:=&quot;INSERT INTO testedb.customer VALUES(&quot; &amp; [.A889] &amp; &quot;, &quot; &amp; [.B889] &amp; &quot;, '&quot; &amp; [.C889] &amp; &quot;', '&quot; &amp; [.D889] &amp; &quot;');&quot;" office:value-type="string" office:string-value="INSERT INTO testedb.customer VALUES(888, 2, 'Stephanie Waters', 'stephanie.waters@yahoo.com');" calcext:value-type="string">
            <text:p>INSERT INTO testedb.customer VALUES(888, 2, 'Stephanie Waters', 'stephanie.waters@yahoo.com');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ephanie Whitley</text:p>
          </table:table-cell>
          <table:table-cell table:formula="of:=LOWER(SUBSTITUTE([.C890];&quot; &quot;;&quot;.&quot;))&amp;&quot;@yahoo.com&quot;" office:value-type="string" office:string-value="stephanie.whitley@yahoo.com" calcext:value-type="string">
            <text:p>stephanie.whitley@yahoo.com</text:p>
          </table:table-cell>
          <table:table-cell table:formula="of:=&quot;INSERT INTO testedb.customer VALUES(&quot; &amp; [.A890] &amp; &quot;, &quot; &amp; [.B890] &amp; &quot;, '&quot; &amp; [.C890] &amp; &quot;', '&quot; &amp; [.D890] &amp; &quot;');&quot;" office:value-type="string" office:string-value="INSERT INTO testedb.customer VALUES(889, 2, 'Stephanie Whitley', 'stephanie.whitley@yahoo.com');" calcext:value-type="string">
            <text:p>INSERT INTO testedb.customer VALUES(889, 2, 'Stephanie Whitley', 'stephanie.whitley@yahoo.com');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table:style-name="Default" office:value-type="float" office:value="3" calcext:value-type="float">
            <text:p>3</text:p>
          </table:table-cell>
          <table:table-cell office:value-type="string" calcext:value-type="string">
            <text:p>Stephen Russo</text:p>
          </table:table-cell>
          <table:table-cell table:formula="of:=LOWER(SUBSTITUTE([.C891];&quot; &quot;;&quot;.&quot;))&amp;&quot;@yahoo.com&quot;" office:value-type="string" office:string-value="stephen.russo@yahoo.com" calcext:value-type="string">
            <text:p>stephen.russo@yahoo.com</text:p>
          </table:table-cell>
          <table:table-cell table:formula="of:=&quot;INSERT INTO testedb.customer VALUES(&quot; &amp; [.A891] &amp; &quot;, &quot; &amp; [.B891] &amp; &quot;, '&quot; &amp; [.C891] &amp; &quot;', '&quot; &amp; [.D891] &amp; &quot;');&quot;" office:value-type="string" office:string-value="INSERT INTO testedb.customer VALUES(890, 3, 'Stephen Russo', 'stephen.russo@yahoo.com');" calcext:value-type="string">
            <text:p>INSERT INTO testedb.customer VALUES(890, 3, 'Stephen Russo', 'stephen.russo@yahoo.com');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one Bauer</text:p>
          </table:table-cell>
          <table:table-cell table:formula="of:=LOWER(SUBSTITUTE([.C892];&quot; &quot;;&quot;.&quot;))&amp;&quot;@yahoo.com&quot;" office:value-type="string" office:string-value="stone.bauer@yahoo.com" calcext:value-type="string">
            <text:p>stone.bauer@yahoo.com</text:p>
          </table:table-cell>
          <table:table-cell table:formula="of:=&quot;INSERT INTO testedb.customer VALUES(&quot; &amp; [.A892] &amp; &quot;, &quot; &amp; [.B892] &amp; &quot;, '&quot; &amp; [.C892] &amp; &quot;', '&quot; &amp; [.D892] &amp; &quot;');&quot;" office:value-type="string" office:string-value="INSERT INTO testedb.customer VALUES(891, 2, 'Stone Bauer', 'stone.bauer@yahoo.com');" calcext:value-type="string">
            <text:p>INSERT INTO testedb.customer VALUES(891, 2, 'Stone Bauer', 'stone.bauer@yahoo.com');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uart Mckee</text:p>
          </table:table-cell>
          <table:table-cell table:formula="of:=LOWER(SUBSTITUTE([.C893];&quot; &quot;;&quot;.&quot;))&amp;&quot;@yahoo.com&quot;" office:value-type="string" office:string-value="stuart.mckee@yahoo.com" calcext:value-type="string">
            <text:p>stuart.mckee@yahoo.com</text:p>
          </table:table-cell>
          <table:table-cell table:formula="of:=&quot;INSERT INTO testedb.customer VALUES(&quot; &amp; [.A893] &amp; &quot;, &quot; &amp; [.B893] &amp; &quot;, '&quot; &amp; [.C893] &amp; &quot;', '&quot; &amp; [.D893] &amp; &quot;');&quot;" office:value-type="string" office:string-value="INSERT INTO testedb.customer VALUES(892, 2, 'Stuart Mckee', 'stuart.mckee@yahoo.com');" calcext:value-type="string">
            <text:p>INSERT INTO testedb.customer VALUES(892, 2, 'Stuart Mckee', 'stuart.mckee@yahoo.com');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uart Wyatt</text:p>
          </table:table-cell>
          <table:table-cell table:formula="of:=LOWER(SUBSTITUTE([.C894];&quot; &quot;;&quot;.&quot;))&amp;&quot;@yahoo.com&quot;" office:value-type="string" office:string-value="stuart.wyatt@yahoo.com" calcext:value-type="string">
            <text:p>stuart.wyatt@yahoo.com</text:p>
          </table:table-cell>
          <table:table-cell table:formula="of:=&quot;INSERT INTO testedb.customer VALUES(&quot; &amp; [.A894] &amp; &quot;, &quot; &amp; [.B894] &amp; &quot;, '&quot; &amp; [.C894] &amp; &quot;', '&quot; &amp; [.D894] &amp; &quot;');&quot;" office:value-type="string" office:string-value="INSERT INTO testedb.customer VALUES(893, 2, 'Stuart Wyatt', 'stuart.wyatt@yahoo.com');" calcext:value-type="string">
            <text:p>INSERT INTO testedb.customer VALUES(893, 2, 'Stuart Wyatt', 'stuart.wyatt@yahoo.com');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ki Rosales</text:p>
          </table:table-cell>
          <table:table-cell table:formula="of:=LOWER(SUBSTITUTE([.C895];&quot; &quot;;&quot;.&quot;))&amp;&quot;@yahoo.com&quot;" office:value-type="string" office:string-value="suki.rosales@yahoo.com" calcext:value-type="string">
            <text:p>suki.rosales@yahoo.com</text:p>
          </table:table-cell>
          <table:table-cell table:formula="of:=&quot;INSERT INTO testedb.customer VALUES(&quot; &amp; [.A895] &amp; &quot;, &quot; &amp; [.B895] &amp; &quot;, '&quot; &amp; [.C895] &amp; &quot;', '&quot; &amp; [.D895] &amp; &quot;');&quot;" office:value-type="string" office:string-value="INSERT INTO testedb.customer VALUES(894, 2, 'Suki Rosales', 'suki.rosales@yahoo.com');" calcext:value-type="string">
            <text:p>INSERT INTO testedb.customer VALUES(894, 2, 'Suki Rosales', 'suki.rosales@yahoo.com');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san Lowery</text:p>
          </table:table-cell>
          <table:table-cell table:formula="of:=LOWER(SUBSTITUTE([.C896];&quot; &quot;;&quot;.&quot;))&amp;&quot;@yahoo.com&quot;" office:value-type="string" office:string-value="susan.lowery@yahoo.com" calcext:value-type="string">
            <text:p>susan.lowery@yahoo.com</text:p>
          </table:table-cell>
          <table:table-cell table:formula="of:=&quot;INSERT INTO testedb.customer VALUES(&quot; &amp; [.A896] &amp; &quot;, &quot; &amp; [.B896] &amp; &quot;, '&quot; &amp; [.C896] &amp; &quot;', '&quot; &amp; [.D896] &amp; &quot;');&quot;" office:value-type="string" office:string-value="INSERT INTO testedb.customer VALUES(895, 2, 'Susan Lowery', 'susan.lowery@yahoo.com');" calcext:value-type="string">
            <text:p>INSERT INTO testedb.customer VALUES(895, 2, 'Susan Lowery', 'susan.lowery@yahoo.com');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ydnee Payne</text:p>
          </table:table-cell>
          <table:table-cell table:formula="of:=LOWER(SUBSTITUTE([.C897];&quot; &quot;;&quot;.&quot;))&amp;&quot;@yahoo.com&quot;" office:value-type="string" office:string-value="sydnee.payne@yahoo.com" calcext:value-type="string">
            <text:p>sydnee.payne@yahoo.com</text:p>
          </table:table-cell>
          <table:table-cell table:formula="of:=&quot;INSERT INTO testedb.customer VALUES(&quot; &amp; [.A897] &amp; &quot;, &quot; &amp; [.B897] &amp; &quot;, '&quot; &amp; [.C897] &amp; &quot;', '&quot; &amp; [.D897] &amp; &quot;');&quot;" office:value-type="string" office:string-value="INSERT INTO testedb.customer VALUES(896, 2, 'Sydnee Payne', 'sydnee.payne@yahoo.com');" calcext:value-type="string">
            <text:p>INSERT INTO testedb.customer VALUES(896, 2, 'Sydnee Payne', 'sydnee.payne@yahoo.com');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ydney Burgess</text:p>
          </table:table-cell>
          <table:table-cell table:formula="of:=LOWER(SUBSTITUTE([.C898];&quot; &quot;;&quot;.&quot;))&amp;&quot;@yahoo.com&quot;" office:value-type="string" office:string-value="sydney.burgess@yahoo.com" calcext:value-type="string">
            <text:p>sydney.burgess@yahoo.com</text:p>
          </table:table-cell>
          <table:table-cell table:formula="of:=&quot;INSERT INTO testedb.customer VALUES(&quot; &amp; [.A898] &amp; &quot;, &quot; &amp; [.B898] &amp; &quot;, '&quot; &amp; [.C898] &amp; &quot;', '&quot; &amp; [.D898] &amp; &quot;');&quot;" office:value-type="string" office:string-value="INSERT INTO testedb.customer VALUES(897, 2, 'Sydney Burgess', 'sydney.burgess@yahoo.com');" calcext:value-type="string">
            <text:p>INSERT INTO testedb.customer VALUES(897, 2, 'Sydney Burgess', 'sydney.burgess@yahoo.com');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ylvia Johnston</text:p>
          </table:table-cell>
          <table:table-cell table:formula="of:=LOWER(SUBSTITUTE([.C899];&quot; &quot;;&quot;.&quot;))&amp;&quot;@yahoo.com&quot;" office:value-type="string" office:string-value="sylvia.johnston@yahoo.com" calcext:value-type="string">
            <text:p>sylvia.johnston@yahoo.com</text:p>
          </table:table-cell>
          <table:table-cell table:formula="of:=&quot;INSERT INTO testedb.customer VALUES(&quot; &amp; [.A899] &amp; &quot;, &quot; &amp; [.B899] &amp; &quot;, '&quot; &amp; [.C899] &amp; &quot;', '&quot; &amp; [.D899] &amp; &quot;');&quot;" office:value-type="string" office:string-value="INSERT INTO testedb.customer VALUES(898, 2, 'Sylvia Johnston', 'sylvia.johnston@yahoo.com');" calcext:value-type="string">
            <text:p>INSERT INTO testedb.customer VALUES(898, 2, 'Sylvia Johnston', 'sylvia.johnston@yahoo.com');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ylvia Maddox</text:p>
          </table:table-cell>
          <table:table-cell table:formula="of:=LOWER(SUBSTITUTE([.C900];&quot; &quot;;&quot;.&quot;))&amp;&quot;@yahoo.com&quot;" office:value-type="string" office:string-value="sylvia.maddox@yahoo.com" calcext:value-type="string">
            <text:p>sylvia.maddox@yahoo.com</text:p>
          </table:table-cell>
          <table:table-cell table:formula="of:=&quot;INSERT INTO testedb.customer VALUES(&quot; &amp; [.A900] &amp; &quot;, &quot; &amp; [.B900] &amp; &quot;, '&quot; &amp; [.C900] &amp; &quot;', '&quot; &amp; [.D900] &amp; &quot;');&quot;" office:value-type="string" office:string-value="INSERT INTO testedb.customer VALUES(899, 2, 'Sylvia Maddox', 'sylvia.maddox@yahoo.com');" calcext:value-type="string">
            <text:p>INSERT INTO testedb.customer VALUES(899, 2, 'Sylvia Maddox', 'sylvia.maddox@yahoo.com');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Sylvia Williams</text:p>
          </table:table-cell>
          <table:table-cell table:formula="of:=LOWER(SUBSTITUTE([.C901];&quot; &quot;;&quot;.&quot;))&amp;&quot;@yahoo.com&quot;" office:value-type="string" office:string-value="sylvia.williams@yahoo.com" calcext:value-type="string">
            <text:p>sylvia.williams@yahoo.com</text:p>
          </table:table-cell>
          <table:table-cell table:formula="of:=&quot;INSERT INTO testedb.customer VALUES(&quot; &amp; [.A901] &amp; &quot;, &quot; &amp; [.B901] &amp; &quot;, '&quot; &amp; [.C901] &amp; &quot;', '&quot; &amp; [.D901] &amp; &quot;');&quot;" office:value-type="string" office:string-value="INSERT INTO testedb.customer VALUES(900, 1, 'Sylvia Williams', 'sylvia.williams@yahoo.com');" calcext:value-type="string">
            <text:p>INSERT INTO testedb.customer VALUES(900, 1, 'Sylvia Williams', 'sylvia.williams@yahoo.com');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d Waller</text:p>
          </table:table-cell>
          <table:table-cell table:formula="of:=LOWER(SUBSTITUTE([.C902];&quot; &quot;;&quot;.&quot;))&amp;&quot;@yahoo.com&quot;" office:value-type="string" office:string-value="tad.waller@yahoo.com" calcext:value-type="string">
            <text:p>tad.waller@yahoo.com</text:p>
          </table:table-cell>
          <table:table-cell table:formula="of:=&quot;INSERT INTO testedb.customer VALUES(&quot; &amp; [.A902] &amp; &quot;, &quot; &amp; [.B902] &amp; &quot;, '&quot; &amp; [.C902] &amp; &quot;', '&quot; &amp; [.D902] &amp; &quot;');&quot;" office:value-type="string" office:string-value="INSERT INTO testedb.customer VALUES(901, 2, 'Tad Waller', 'tad.waller@yahoo.com');" calcext:value-type="string">
            <text:p>INSERT INTO testedb.customer VALUES(901, 2, 'Tad Waller', 'tad.waller@yahoo.com');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llulah Crosby</text:p>
          </table:table-cell>
          <table:table-cell table:formula="of:=LOWER(SUBSTITUTE([.C903];&quot; &quot;;&quot;.&quot;))&amp;&quot;@yahoo.com&quot;" office:value-type="string" office:string-value="tallulah.crosby@yahoo.com" calcext:value-type="string">
            <text:p>tallulah.crosby@yahoo.com</text:p>
          </table:table-cell>
          <table:table-cell table:formula="of:=&quot;INSERT INTO testedb.customer VALUES(&quot; &amp; [.A903] &amp; &quot;, &quot; &amp; [.B903] &amp; &quot;, '&quot; &amp; [.C903] &amp; &quot;', '&quot; &amp; [.D903] &amp; &quot;');&quot;" office:value-type="string" office:string-value="INSERT INTO testedb.customer VALUES(902, 2, 'Tallulah Crosby', 'tallulah.crosby@yahoo.com');" calcext:value-type="string">
            <text:p>INSERT INTO testedb.customer VALUES(902, 2, 'Tallulah Crosby', 'tallulah.crosby@yahoo.com');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lon Copeland</text:p>
          </table:table-cell>
          <table:table-cell table:formula="of:=LOWER(SUBSTITUTE([.C904];&quot; &quot;;&quot;.&quot;))&amp;&quot;@yahoo.com&quot;" office:value-type="string" office:string-value="talon.copeland@yahoo.com" calcext:value-type="string">
            <text:p>talon.copeland@yahoo.com</text:p>
          </table:table-cell>
          <table:table-cell table:formula="of:=&quot;INSERT INTO testedb.customer VALUES(&quot; &amp; [.A904] &amp; &quot;, &quot; &amp; [.B904] &amp; &quot;, '&quot; &amp; [.C904] &amp; &quot;', '&quot; &amp; [.D904] &amp; &quot;');&quot;" office:value-type="string" office:string-value="INSERT INTO testedb.customer VALUES(903, 2, 'Talon Copeland', 'talon.copeland@yahoo.com');" calcext:value-type="string">
            <text:p>INSERT INTO testedb.customer VALUES(903, 2, 'Talon Copeland', 'talon.copeland@yahoo.com');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mara Estes</text:p>
          </table:table-cell>
          <table:table-cell table:formula="of:=LOWER(SUBSTITUTE([.C905];&quot; &quot;;&quot;.&quot;))&amp;&quot;@yahoo.com&quot;" office:value-type="string" office:string-value="tamara.estes@yahoo.com" calcext:value-type="string">
            <text:p>tamara.estes@yahoo.com</text:p>
          </table:table-cell>
          <table:table-cell table:formula="of:=&quot;INSERT INTO testedb.customer VALUES(&quot; &amp; [.A905] &amp; &quot;, &quot; &amp; [.B905] &amp; &quot;, '&quot; &amp; [.C905] &amp; &quot;', '&quot; &amp; [.D905] &amp; &quot;');&quot;" office:value-type="string" office:string-value="INSERT INTO testedb.customer VALUES(904, 2, 'Tamara Estes', 'tamara.estes@yahoo.com');" calcext:value-type="string">
            <text:p>INSERT INTO testedb.customer VALUES(904, 2, 'Tamara Estes', 'tamara.estes@yahoo.com');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mekah Davis</text:p>
          </table:table-cell>
          <table:table-cell table:formula="of:=LOWER(SUBSTITUTE([.C906];&quot; &quot;;&quot;.&quot;))&amp;&quot;@yahoo.com&quot;" office:value-type="string" office:string-value="tamekah.davis@yahoo.com" calcext:value-type="string">
            <text:p>tamekah.davis@yahoo.com</text:p>
          </table:table-cell>
          <table:table-cell table:formula="of:=&quot;INSERT INTO testedb.customer VALUES(&quot; &amp; [.A906] &amp; &quot;, &quot; &amp; [.B906] &amp; &quot;, '&quot; &amp; [.C906] &amp; &quot;', '&quot; &amp; [.D906] &amp; &quot;');&quot;" office:value-type="string" office:string-value="INSERT INTO testedb.customer VALUES(905, 2, 'Tamekah Davis', 'tamekah.davis@yahoo.com');" calcext:value-type="string">
            <text:p>INSERT INTO testedb.customer VALUES(905, 2, 'Tamekah Davis', 'tamekah.davis@yahoo.com');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nner Richardson</text:p>
          </table:table-cell>
          <table:table-cell table:formula="of:=LOWER(SUBSTITUTE([.C907];&quot; &quot;;&quot;.&quot;))&amp;&quot;@yahoo.com&quot;" office:value-type="string" office:string-value="tanner.richardson@yahoo.com" calcext:value-type="string">
            <text:p>tanner.richardson@yahoo.com</text:p>
          </table:table-cell>
          <table:table-cell table:formula="of:=&quot;INSERT INTO testedb.customer VALUES(&quot; &amp; [.A907] &amp; &quot;, &quot; &amp; [.B907] &amp; &quot;, '&quot; &amp; [.C907] &amp; &quot;', '&quot; &amp; [.D907] &amp; &quot;');&quot;" office:value-type="string" office:string-value="INSERT INTO testedb.customer VALUES(906, 2, 'Tanner Richardson', 'tanner.richardson@yahoo.com');" calcext:value-type="string">
            <text:p>INSERT INTO testedb.customer VALUES(906, 2, 'Tanner Richardson', 'tanner.richardson@yahoo.com');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nya Bird</text:p>
          </table:table-cell>
          <table:table-cell table:formula="of:=LOWER(SUBSTITUTE([.C908];&quot; &quot;;&quot;.&quot;))&amp;&quot;@yahoo.com&quot;" office:value-type="string" office:string-value="tanya.bird@yahoo.com" calcext:value-type="string">
            <text:p>tanya.bird@yahoo.com</text:p>
          </table:table-cell>
          <table:table-cell table:formula="of:=&quot;INSERT INTO testedb.customer VALUES(&quot; &amp; [.A908] &amp; &quot;, &quot; &amp; [.B908] &amp; &quot;, '&quot; &amp; [.C908] &amp; &quot;', '&quot; &amp; [.D908] &amp; &quot;');&quot;" office:value-type="string" office:string-value="INSERT INTO testedb.customer VALUES(907, 2, 'Tanya Bird', 'tanya.bird@yahoo.com');" calcext:value-type="string">
            <text:p>INSERT INTO testedb.customer VALUES(907, 2, 'Tanya Bird', 'tanya.bird@yahoo.com');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nya Clayton</text:p>
          </table:table-cell>
          <table:table-cell table:formula="of:=LOWER(SUBSTITUTE([.C909];&quot; &quot;;&quot;.&quot;))&amp;&quot;@yahoo.com&quot;" office:value-type="string" office:string-value="tanya.clayton@yahoo.com" calcext:value-type="string">
            <text:p>tanya.clayton@yahoo.com</text:p>
          </table:table-cell>
          <table:table-cell table:formula="of:=&quot;INSERT INTO testedb.customer VALUES(&quot; &amp; [.A909] &amp; &quot;, &quot; &amp; [.B909] &amp; &quot;, '&quot; &amp; [.C909] &amp; &quot;', '&quot; &amp; [.D909] &amp; &quot;');&quot;" office:value-type="string" office:string-value="INSERT INTO testedb.customer VALUES(908, 2, 'Tanya Clayton', 'tanya.clayton@yahoo.com');" calcext:value-type="string">
            <text:p>INSERT INTO testedb.customer VALUES(908, 2, 'Tanya Clayton', 'tanya.clayton@yahoo.com');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ra Bartlett</text:p>
          </table:table-cell>
          <table:table-cell table:formula="of:=LOWER(SUBSTITUTE([.C910];&quot; &quot;;&quot;.&quot;))&amp;&quot;@yahoo.com&quot;" office:value-type="string" office:string-value="tara.bartlett@yahoo.com" calcext:value-type="string">
            <text:p>tara.bartlett@yahoo.com</text:p>
          </table:table-cell>
          <table:table-cell table:formula="of:=&quot;INSERT INTO testedb.customer VALUES(&quot; &amp; [.A910] &amp; &quot;, &quot; &amp; [.B910] &amp; &quot;, '&quot; &amp; [.C910] &amp; &quot;', '&quot; &amp; [.D910] &amp; &quot;');&quot;" office:value-type="string" office:string-value="INSERT INTO testedb.customer VALUES(909, 2, 'Tara Bartlett', 'tara.bartlett@yahoo.com');" calcext:value-type="string">
            <text:p>INSERT INTO testedb.customer VALUES(909, 2, 'Tara Bartlett', 'tara.bartlett@yahoo.com');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ra Daniel</text:p>
          </table:table-cell>
          <table:table-cell table:formula="of:=LOWER(SUBSTITUTE([.C911];&quot; &quot;;&quot;.&quot;))&amp;&quot;@yahoo.com&quot;" office:value-type="string" office:string-value="tara.daniel@yahoo.com" calcext:value-type="string">
            <text:p>tara.daniel@yahoo.com</text:p>
          </table:table-cell>
          <table:table-cell table:formula="of:=&quot;INSERT INTO testedb.customer VALUES(&quot; &amp; [.A911] &amp; &quot;, &quot; &amp; [.B911] &amp; &quot;, '&quot; &amp; [.C911] &amp; &quot;', '&quot; &amp; [.D911] &amp; &quot;');&quot;" office:value-type="string" office:string-value="INSERT INTO testedb.customer VALUES(910, 2, 'Tara Daniel', 'tara.daniel@yahoo.com');" calcext:value-type="string">
            <text:p>INSERT INTO testedb.customer VALUES(910, 2, 'Tara Daniel', 'tara.daniel@yahoo.com');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sha Douglas</text:p>
          </table:table-cell>
          <table:table-cell table:formula="of:=LOWER(SUBSTITUTE([.C912];&quot; &quot;;&quot;.&quot;))&amp;&quot;@yahoo.com&quot;" office:value-type="string" office:string-value="tasha.douglas@yahoo.com" calcext:value-type="string">
            <text:p>tasha.douglas@yahoo.com</text:p>
          </table:table-cell>
          <table:table-cell table:formula="of:=&quot;INSERT INTO testedb.customer VALUES(&quot; &amp; [.A912] &amp; &quot;, &quot; &amp; [.B912] &amp; &quot;, '&quot; &amp; [.C912] &amp; &quot;', '&quot; &amp; [.D912] &amp; &quot;');&quot;" office:value-type="string" office:string-value="INSERT INTO testedb.customer VALUES(911, 2, 'Tasha Douglas', 'tasha.douglas@yahoo.com');" calcext:value-type="string">
            <text:p>INSERT INTO testedb.customer VALUES(911, 2, 'Tasha Douglas', 'tasha.douglas@yahoo.com');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Shya Flores</text:p>
          </table:table-cell>
          <table:table-cell table:formula="of:=LOWER(SUBSTITUTE([.C913];&quot; &quot;;&quot;.&quot;))&amp;&quot;@yahoo.com&quot;" office:value-type="string" office:string-value="tashya.flores@yahoo.com" calcext:value-type="string">
            <text:p>tashya.flores@yahoo.com</text:p>
          </table:table-cell>
          <table:table-cell table:formula="of:=&quot;INSERT INTO testedb.customer VALUES(&quot; &amp; [.A913] &amp; &quot;, &quot; &amp; [.B913] &amp; &quot;, '&quot; &amp; [.C913] &amp; &quot;', '&quot; &amp; [.D913] &amp; &quot;');&quot;" office:value-type="string" office:string-value="INSERT INTO testedb.customer VALUES(912, 2, 'TaShya Flores', 'tashya.flores@yahoo.com');" calcext:value-type="string">
            <text:p>INSERT INTO testedb.customer VALUES(912, 2, 'TaShya Flores', 'tashya.flores@yahoo.com');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shya Francis</text:p>
          </table:table-cell>
          <table:table-cell table:formula="of:=LOWER(SUBSTITUTE([.C914];&quot; &quot;;&quot;.&quot;))&amp;&quot;@yahoo.com&quot;" office:value-type="string" office:string-value="tashya.francis@yahoo.com" calcext:value-type="string">
            <text:p>tashya.francis@yahoo.com</text:p>
          </table:table-cell>
          <table:table-cell table:formula="of:=&quot;INSERT INTO testedb.customer VALUES(&quot; &amp; [.A914] &amp; &quot;, &quot; &amp; [.B914] &amp; &quot;, '&quot; &amp; [.C914] &amp; &quot;', '&quot; &amp; [.D914] &amp; &quot;');&quot;" office:value-type="string" office:string-value="INSERT INTO testedb.customer VALUES(913, 2, 'Tashya Francis', 'tashya.francis@yahoo.com');" calcext:value-type="string">
            <text:p>INSERT INTO testedb.customer VALUES(913, 2, 'Tashya Francis', 'tashya.francis@yahoo.com');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Shya Velez</text:p>
          </table:table-cell>
          <table:table-cell table:formula="of:=LOWER(SUBSTITUTE([.C915];&quot; &quot;;&quot;.&quot;))&amp;&quot;@yahoo.com&quot;" office:value-type="string" office:string-value="tashya.velez@yahoo.com" calcext:value-type="string">
            <text:p>tashya.velez@yahoo.com</text:p>
          </table:table-cell>
          <table:table-cell table:formula="of:=&quot;INSERT INTO testedb.customer VALUES(&quot; &amp; [.A915] &amp; &quot;, &quot; &amp; [.B915] &amp; &quot;, '&quot; &amp; [.C915] &amp; &quot;', '&quot; &amp; [.D915] &amp; &quot;');&quot;" office:value-type="string" office:string-value="INSERT INTO testedb.customer VALUES(914, 2, 'TaShya Velez', 'tashya.velez@yahoo.com');" calcext:value-type="string">
            <text:p>INSERT INTO testedb.customer VALUES(914, 2, 'TaShya Velez', 'tashya.velez@yahoo.com');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te Cameron</text:p>
          </table:table-cell>
          <table:table-cell table:formula="of:=LOWER(SUBSTITUTE([.C916];&quot; &quot;;&quot;.&quot;))&amp;&quot;@yahoo.com&quot;" office:value-type="string" office:string-value="tate.cameron@yahoo.com" calcext:value-type="string">
            <text:p>tate.cameron@yahoo.com</text:p>
          </table:table-cell>
          <table:table-cell table:formula="of:=&quot;INSERT INTO testedb.customer VALUES(&quot; &amp; [.A916] &amp; &quot;, &quot; &amp; [.B916] &amp; &quot;, '&quot; &amp; [.C916] &amp; &quot;', '&quot; &amp; [.D916] &amp; &quot;');&quot;" office:value-type="string" office:string-value="INSERT INTO testedb.customer VALUES(915, 2, 'Tate Cameron', 'tate.cameron@yahoo.com');" calcext:value-type="string">
            <text:p>INSERT INTO testedb.customer VALUES(915, 2, 'Tate Cameron', 'tate.cameron@yahoo.com');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agan Hahn</text:p>
          </table:table-cell>
          <table:table-cell table:formula="of:=LOWER(SUBSTITUTE([.C917];&quot; &quot;;&quot;.&quot;))&amp;&quot;@yahoo.com&quot;" office:value-type="string" office:string-value="teagan.hahn@yahoo.com" calcext:value-type="string">
            <text:p>teagan.hahn@yahoo.com</text:p>
          </table:table-cell>
          <table:table-cell table:formula="of:=&quot;INSERT INTO testedb.customer VALUES(&quot; &amp; [.A917] &amp; &quot;, &quot; &amp; [.B917] &amp; &quot;, '&quot; &amp; [.C917] &amp; &quot;', '&quot; &amp; [.D917] &amp; &quot;');&quot;" office:value-type="string" office:string-value="INSERT INTO testedb.customer VALUES(916, 2, 'Teagan Hahn', 'teagan.hahn@yahoo.com');" calcext:value-type="string">
            <text:p>INSERT INTO testedb.customer VALUES(916, 2, 'Teagan Hahn', 'teagan.hahn@yahoo.com');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egan Vargas</text:p>
          </table:table-cell>
          <table:table-cell table:formula="of:=LOWER(SUBSTITUTE([.C918];&quot; &quot;;&quot;.&quot;))&amp;&quot;@yahoo.com&quot;" office:value-type="string" office:string-value="teegan.vargas@yahoo.com" calcext:value-type="string">
            <text:p>teegan.vargas@yahoo.com</text:p>
          </table:table-cell>
          <table:table-cell table:formula="of:=&quot;INSERT INTO testedb.customer VALUES(&quot; &amp; [.A918] &amp; &quot;, &quot; &amp; [.B918] &amp; &quot;, '&quot; &amp; [.C918] &amp; &quot;', '&quot; &amp; [.D918] &amp; &quot;');&quot;" office:value-type="string" office:string-value="INSERT INTO testedb.customer VALUES(917, 2, 'Teegan Vargas', 'teegan.vargas@yahoo.com');" calcext:value-type="string">
            <text:p>INSERT INTO testedb.customer VALUES(917, 2, 'Teegan Vargas', 'teegan.vargas@yahoo.com');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ane Burgess</text:p>
          </table:table-cell>
          <table:table-cell table:formula="of:=LOWER(SUBSTITUTE([.C919];&quot; &quot;;&quot;.&quot;))&amp;&quot;@yahoo.com&quot;" office:value-type="string" office:string-value="thane.burgess@yahoo.com" calcext:value-type="string">
            <text:p>thane.burgess@yahoo.com</text:p>
          </table:table-cell>
          <table:table-cell table:formula="of:=&quot;INSERT INTO testedb.customer VALUES(&quot; &amp; [.A919] &amp; &quot;, &quot; &amp; [.B919] &amp; &quot;, '&quot; &amp; [.C919] &amp; &quot;', '&quot; &amp; [.D919] &amp; &quot;');&quot;" office:value-type="string" office:string-value="INSERT INTO testedb.customer VALUES(918, 2, 'Thane Burgess', 'thane.burgess@yahoo.com');" calcext:value-type="string">
            <text:p>INSERT INTO testedb.customer VALUES(918, 2, 'Thane Burgess', 'thane.burgess@yahoo.com');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ane Davidson</text:p>
          </table:table-cell>
          <table:table-cell table:formula="of:=LOWER(SUBSTITUTE([.C920];&quot; &quot;;&quot;.&quot;))&amp;&quot;@yahoo.com&quot;" office:value-type="string" office:string-value="thane.davidson@yahoo.com" calcext:value-type="string">
            <text:p>thane.davidson@yahoo.com</text:p>
          </table:table-cell>
          <table:table-cell table:formula="of:=&quot;INSERT INTO testedb.customer VALUES(&quot; &amp; [.A920] &amp; &quot;, &quot; &amp; [.B920] &amp; &quot;, '&quot; &amp; [.C920] &amp; &quot;', '&quot; &amp; [.D920] &amp; &quot;');&quot;" office:value-type="string" office:string-value="INSERT INTO testedb.customer VALUES(919, 2, 'Thane Davidson', 'thane.davidson@yahoo.com');" calcext:value-type="string">
            <text:p>INSERT INTO testedb.customer VALUES(919, 2, 'Thane Davidson', 'thane.davidson@yahoo.com');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Theodore Bender</text:p>
          </table:table-cell>
          <table:table-cell table:formula="of:=LOWER(SUBSTITUTE([.C921];&quot; &quot;;&quot;.&quot;))&amp;&quot;@yahoo.com&quot;" office:value-type="string" office:string-value="theodore.bender@yahoo.com" calcext:value-type="string">
            <text:p>theodore.bender@yahoo.com</text:p>
          </table:table-cell>
          <table:table-cell table:formula="of:=&quot;INSERT INTO testedb.customer VALUES(&quot; &amp; [.A921] &amp; &quot;, &quot; &amp; [.B921] &amp; &quot;, '&quot; &amp; [.C921] &amp; &quot;', '&quot; &amp; [.D921] &amp; &quot;');&quot;" office:value-type="string" office:string-value="INSERT INTO testedb.customer VALUES(920, 2, 'Theodore Bender', 'theodore.bender@yahoo.com');" calcext:value-type="string">
            <text:p>INSERT INTO testedb.customer VALUES(920, 2, 'Theodore Bender', 'theodore.bender@yahoo.com');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eodore Knox</text:p>
          </table:table-cell>
          <table:table-cell table:formula="of:=LOWER(SUBSTITUTE([.C922];&quot; &quot;;&quot;.&quot;))&amp;&quot;@yahoo.com&quot;" office:value-type="string" office:string-value="theodore.knox@yahoo.com" calcext:value-type="string">
            <text:p>theodore.knox@yahoo.com</text:p>
          </table:table-cell>
          <table:table-cell table:formula="of:=&quot;INSERT INTO testedb.customer VALUES(&quot; &amp; [.A922] &amp; &quot;, &quot; &amp; [.B922] &amp; &quot;, '&quot; &amp; [.C922] &amp; &quot;', '&quot; &amp; [.D922] &amp; &quot;');&quot;" office:value-type="string" office:string-value="INSERT INTO testedb.customer VALUES(921, 2, 'Theodore Knox', 'theodore.knox@yahoo.com');" calcext:value-type="string">
            <text:p>INSERT INTO testedb.customer VALUES(921, 2, 'Theodore Knox', 'theodore.knox@yahoo.com');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eodore Orr</text:p>
          </table:table-cell>
          <table:table-cell table:formula="of:=LOWER(SUBSTITUTE([.C923];&quot; &quot;;&quot;.&quot;))&amp;&quot;@yahoo.com&quot;" office:value-type="string" office:string-value="theodore.orr@yahoo.com" calcext:value-type="string">
            <text:p>theodore.orr@yahoo.com</text:p>
          </table:table-cell>
          <table:table-cell table:formula="of:=&quot;INSERT INTO testedb.customer VALUES(&quot; &amp; [.A923] &amp; &quot;, &quot; &amp; [.B923] &amp; &quot;, '&quot; &amp; [.C923] &amp; &quot;', '&quot; &amp; [.D923] &amp; &quot;');&quot;" office:value-type="string" office:string-value="INSERT INTO testedb.customer VALUES(922, 2, 'Theodore Orr', 'theodore.orr@yahoo.com');" calcext:value-type="string">
            <text:p>INSERT INTO testedb.customer VALUES(922, 2, 'Theodore Orr', 'theodore.orr@yahoo.com');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omas Clayton</text:p>
          </table:table-cell>
          <table:table-cell table:formula="of:=LOWER(SUBSTITUTE([.C924];&quot; &quot;;&quot;.&quot;))&amp;&quot;@yahoo.com&quot;" office:value-type="string" office:string-value="thomas.clayton@yahoo.com" calcext:value-type="string">
            <text:p>thomas.clayton@yahoo.com</text:p>
          </table:table-cell>
          <table:table-cell table:formula="of:=&quot;INSERT INTO testedb.customer VALUES(&quot; &amp; [.A924] &amp; &quot;, &quot; &amp; [.B924] &amp; &quot;, '&quot; &amp; [.C924] &amp; &quot;', '&quot; &amp; [.D924] &amp; &quot;');&quot;" office:value-type="string" office:string-value="INSERT INTO testedb.customer VALUES(923, 2, 'Thomas Clayton', 'thomas.clayton@yahoo.com');" calcext:value-type="string">
            <text:p>INSERT INTO testedb.customer VALUES(923, 2, 'Thomas Clayton', 'thomas.clayton@yahoo.com');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omas Gray</text:p>
          </table:table-cell>
          <table:table-cell table:formula="of:=LOWER(SUBSTITUTE([.C925];&quot; &quot;;&quot;.&quot;))&amp;&quot;@yahoo.com&quot;" office:value-type="string" office:string-value="thomas.gray@yahoo.com" calcext:value-type="string">
            <text:p>thomas.gray@yahoo.com</text:p>
          </table:table-cell>
          <table:table-cell table:formula="of:=&quot;INSERT INTO testedb.customer VALUES(&quot; &amp; [.A925] &amp; &quot;, &quot; &amp; [.B925] &amp; &quot;, '&quot; &amp; [.C925] &amp; &quot;', '&quot; &amp; [.D925] &amp; &quot;');&quot;" office:value-type="string" office:string-value="INSERT INTO testedb.customer VALUES(924, 2, 'Thomas Gray', 'thomas.gray@yahoo.com');" calcext:value-type="string">
            <text:p>INSERT INTO testedb.customer VALUES(924, 2, 'Thomas Gray', 'thomas.gray@yahoo.com');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or Acosta</text:p>
          </table:table-cell>
          <table:table-cell table:formula="of:=LOWER(SUBSTITUTE([.C926];&quot; &quot;;&quot;.&quot;))&amp;&quot;@yahoo.com&quot;" office:value-type="string" office:string-value="thor.acosta@yahoo.com" calcext:value-type="string">
            <text:p>thor.acosta@yahoo.com</text:p>
          </table:table-cell>
          <table:table-cell table:formula="of:=&quot;INSERT INTO testedb.customer VALUES(&quot; &amp; [.A926] &amp; &quot;, &quot; &amp; [.B926] &amp; &quot;, '&quot; &amp; [.C926] &amp; &quot;', '&quot; &amp; [.D926] &amp; &quot;');&quot;" office:value-type="string" office:string-value="INSERT INTO testedb.customer VALUES(925, 2, 'Thor Acosta', 'thor.acosta@yahoo.com');" calcext:value-type="string">
            <text:p>INSERT INTO testedb.customer VALUES(925, 2, 'Thor Acosta', 'thor.acosta@yahoo.com');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iger Hood</text:p>
          </table:table-cell>
          <table:table-cell table:formula="of:=LOWER(SUBSTITUTE([.C927];&quot; &quot;;&quot;.&quot;))&amp;&quot;@yahoo.com&quot;" office:value-type="string" office:string-value="tiger.hood@yahoo.com" calcext:value-type="string">
            <text:p>tiger.hood@yahoo.com</text:p>
          </table:table-cell>
          <table:table-cell table:formula="of:=&quot;INSERT INTO testedb.customer VALUES(&quot; &amp; [.A927] &amp; &quot;, &quot; &amp; [.B927] &amp; &quot;, '&quot; &amp; [.C927] &amp; &quot;', '&quot; &amp; [.D927] &amp; &quot;');&quot;" office:value-type="string" office:string-value="INSERT INTO testedb.customer VALUES(926, 2, 'Tiger Hood', 'tiger.hood@yahoo.com');" calcext:value-type="string">
            <text:p>INSERT INTO testedb.customer VALUES(926, 2, 'Tiger Hood', 'tiger.hood@yahoo.com');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imothy Caldwell</text:p>
          </table:table-cell>
          <table:table-cell table:formula="of:=LOWER(SUBSTITUTE([.C928];&quot; &quot;;&quot;.&quot;))&amp;&quot;@yahoo.com&quot;" office:value-type="string" office:string-value="timothy.caldwell@yahoo.com" calcext:value-type="string">
            <text:p>timothy.caldwell@yahoo.com</text:p>
          </table:table-cell>
          <table:table-cell table:formula="of:=&quot;INSERT INTO testedb.customer VALUES(&quot; &amp; [.A928] &amp; &quot;, &quot; &amp; [.B928] &amp; &quot;, '&quot; &amp; [.C928] &amp; &quot;', '&quot; &amp; [.D928] &amp; &quot;');&quot;" office:value-type="string" office:string-value="INSERT INTO testedb.customer VALUES(927, 2, 'Timothy Caldwell', 'timothy.caldwell@yahoo.com');" calcext:value-type="string">
            <text:p>INSERT INTO testedb.customer VALUES(927, 2, 'Timothy Caldwell', 'timothy.caldwell@yahoo.com');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dd Stephenson</text:p>
          </table:table-cell>
          <table:table-cell table:formula="of:=LOWER(SUBSTITUTE([.C929];&quot; &quot;;&quot;.&quot;))&amp;&quot;@yahoo.com&quot;" office:value-type="string" office:string-value="todd.stephenson@yahoo.com" calcext:value-type="string">
            <text:p>todd.stephenson@yahoo.com</text:p>
          </table:table-cell>
          <table:table-cell table:formula="of:=&quot;INSERT INTO testedb.customer VALUES(&quot; &amp; [.A929] &amp; &quot;, &quot; &amp; [.B929] &amp; &quot;, '&quot; &amp; [.C929] &amp; &quot;', '&quot; &amp; [.D929] &amp; &quot;');&quot;" office:value-type="string" office:string-value="INSERT INTO testedb.customer VALUES(928, 2, 'Todd Stephenson', 'todd.stephenson@yahoo.com');" calcext:value-type="string">
            <text:p>INSERT INTO testedb.customer VALUES(928, 2, 'Todd Stephenson', 'todd.stephenson@yahoo.com');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avis Combs</text:p>
          </table:table-cell>
          <table:table-cell table:formula="of:=LOWER(SUBSTITUTE([.C930];&quot; &quot;;&quot;.&quot;))&amp;&quot;@yahoo.com&quot;" office:value-type="string" office:string-value="travis.combs@yahoo.com" calcext:value-type="string">
            <text:p>travis.combs@yahoo.com</text:p>
          </table:table-cell>
          <table:table-cell table:formula="of:=&quot;INSERT INTO testedb.customer VALUES(&quot; &amp; [.A930] &amp; &quot;, &quot; &amp; [.B930] &amp; &quot;, '&quot; &amp; [.C930] &amp; &quot;', '&quot; &amp; [.D930] &amp; &quot;');&quot;" office:value-type="string" office:string-value="INSERT INTO testedb.customer VALUES(929, 2, 'Travis Combs', 'travis.combs@yahoo.com');" calcext:value-type="string">
            <text:p>INSERT INTO testedb.customer VALUES(929, 2, 'Travis Combs', 'travis.combs@yahoo.com');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avis Mcdaniel</text:p>
          </table:table-cell>
          <table:table-cell table:formula="of:=LOWER(SUBSTITUTE([.C931];&quot; &quot;;&quot;.&quot;))&amp;&quot;@yahoo.com&quot;" office:value-type="string" office:string-value="travis.mcdaniel@yahoo.com" calcext:value-type="string">
            <text:p>travis.mcdaniel@yahoo.com</text:p>
          </table:table-cell>
          <table:table-cell table:formula="of:=&quot;INSERT INTO testedb.customer VALUES(&quot; &amp; [.A931] &amp; &quot;, &quot; &amp; [.B931] &amp; &quot;, '&quot; &amp; [.C931] &amp; &quot;', '&quot; &amp; [.D931] &amp; &quot;');&quot;" office:value-type="string" office:string-value="INSERT INTO testedb.customer VALUES(930, 2, 'Travis Mcdaniel', 'travis.mcdaniel@yahoo.com');" calcext:value-type="string">
            <text:p>INSERT INTO testedb.customer VALUES(930, 2, 'Travis Mcdaniel', 'travis.mcdaniel@yahoo.com');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evor Farley</text:p>
          </table:table-cell>
          <table:table-cell table:formula="of:=LOWER(SUBSTITUTE([.C932];&quot; &quot;;&quot;.&quot;))&amp;&quot;@yahoo.com&quot;" office:value-type="string" office:string-value="trevor.farley@yahoo.com" calcext:value-type="string">
            <text:p>trevor.farley@yahoo.com</text:p>
          </table:table-cell>
          <table:table-cell table:formula="of:=&quot;INSERT INTO testedb.customer VALUES(&quot; &amp; [.A932] &amp; &quot;, &quot; &amp; [.B932] &amp; &quot;, '&quot; &amp; [.C932] &amp; &quot;', '&quot; &amp; [.D932] &amp; &quot;');&quot;" office:value-type="string" office:string-value="INSERT INTO testedb.customer VALUES(931, 2, 'Trevor Farley', 'trevor.farley@yahoo.com');" calcext:value-type="string">
            <text:p>INSERT INTO testedb.customer VALUES(931, 2, 'Trevor Farley', 'trevor.farley@yahoo.com');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evor Long</text:p>
          </table:table-cell>
          <table:table-cell table:formula="of:=LOWER(SUBSTITUTE([.C933];&quot; &quot;;&quot;.&quot;))&amp;&quot;@yahoo.com&quot;" office:value-type="string" office:string-value="trevor.long@yahoo.com" calcext:value-type="string">
            <text:p>trevor.long@yahoo.com</text:p>
          </table:table-cell>
          <table:table-cell table:formula="of:=&quot;INSERT INTO testedb.customer VALUES(&quot; &amp; [.A933] &amp; &quot;, &quot; &amp; [.B933] &amp; &quot;, '&quot; &amp; [.C933] &amp; &quot;', '&quot; &amp; [.D933] &amp; &quot;');&quot;" office:value-type="string" office:string-value="INSERT INTO testedb.customer VALUES(932, 2, 'Trevor Long', 'trevor.long@yahoo.com');" calcext:value-type="string">
            <text:p>INSERT INTO testedb.customer VALUES(932, 2, 'Trevor Long', 'trevor.long@yahoo.com');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evor Melendez</text:p>
          </table:table-cell>
          <table:table-cell table:formula="of:=LOWER(SUBSTITUTE([.C934];&quot; &quot;;&quot;.&quot;))&amp;&quot;@yahoo.com&quot;" office:value-type="string" office:string-value="trevor.melendez@yahoo.com" calcext:value-type="string">
            <text:p>trevor.melendez@yahoo.com</text:p>
          </table:table-cell>
          <table:table-cell table:formula="of:=&quot;INSERT INTO testedb.customer VALUES(&quot; &amp; [.A934] &amp; &quot;, &quot; &amp; [.B934] &amp; &quot;, '&quot; &amp; [.C934] &amp; &quot;', '&quot; &amp; [.D934] &amp; &quot;');&quot;" office:value-type="string" office:string-value="INSERT INTO testedb.customer VALUES(933, 2, 'Trevor Melendez', 'trevor.melendez@yahoo.com');" calcext:value-type="string">
            <text:p>INSERT INTO testedb.customer VALUES(933, 2, 'Trevor Melendez', 'trevor.melendez@yahoo.com');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oy Reese</text:p>
          </table:table-cell>
          <table:table-cell table:formula="of:=LOWER(SUBSTITUTE([.C935];&quot; &quot;;&quot;.&quot;))&amp;&quot;@yahoo.com&quot;" office:value-type="string" office:string-value="troy.reese@yahoo.com" calcext:value-type="string">
            <text:p>troy.reese@yahoo.com</text:p>
          </table:table-cell>
          <table:table-cell table:formula="of:=&quot;INSERT INTO testedb.customer VALUES(&quot; &amp; [.A935] &amp; &quot;, &quot; &amp; [.B935] &amp; &quot;, '&quot; &amp; [.C935] &amp; &quot;', '&quot; &amp; [.D935] &amp; &quot;');&quot;" office:value-type="string" office:string-value="INSERT INTO testedb.customer VALUES(934, 2, 'Troy Reese', 'troy.reese@yahoo.com');" calcext:value-type="string">
            <text:p>INSERT INTO testedb.customer VALUES(934, 2, 'Troy Reese', 'troy.reese@yahoo.com');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lysses Tyler</text:p>
          </table:table-cell>
          <table:table-cell table:formula="of:=LOWER(SUBSTITUTE([.C936];&quot; &quot;;&quot;.&quot;))&amp;&quot;@yahoo.com&quot;" office:value-type="string" office:string-value="ulysses.tyler@yahoo.com" calcext:value-type="string">
            <text:p>ulysses.tyler@yahoo.com</text:p>
          </table:table-cell>
          <table:table-cell table:formula="of:=&quot;INSERT INTO testedb.customer VALUES(&quot; &amp; [.A936] &amp; &quot;, &quot; &amp; [.B936] &amp; &quot;, '&quot; &amp; [.C936] &amp; &quot;', '&quot; &amp; [.D936] &amp; &quot;');&quot;" office:value-type="string" office:string-value="INSERT INTO testedb.customer VALUES(935, 2, 'Ulysses Tyler', 'ulysses.tyler@yahoo.com');" calcext:value-type="string">
            <text:p>INSERT INTO testedb.customer VALUES(935, 2, 'Ulysses Tyler', 'ulysses.tyler@yahoo.com');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ma Potts</text:p>
          </table:table-cell>
          <table:table-cell table:formula="of:=LOWER(SUBSTITUTE([.C937];&quot; &quot;;&quot;.&quot;))&amp;&quot;@yahoo.com&quot;" office:value-type="string" office:string-value="uma.potts@yahoo.com" calcext:value-type="string">
            <text:p>uma.potts@yahoo.com</text:p>
          </table:table-cell>
          <table:table-cell table:formula="of:=&quot;INSERT INTO testedb.customer VALUES(&quot; &amp; [.A937] &amp; &quot;, &quot; &amp; [.B937] &amp; &quot;, '&quot; &amp; [.C937] &amp; &quot;', '&quot; &amp; [.D937] &amp; &quot;');&quot;" office:value-type="string" office:string-value="INSERT INTO testedb.customer VALUES(936, 2, 'Uma Potts', 'uma.potts@yahoo.com');" calcext:value-type="string">
            <text:p>INSERT INTO testedb.customer VALUES(936, 2, 'Uma Potts', 'uma.potts@yahoo.com');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pton Sutton</text:p>
          </table:table-cell>
          <table:table-cell table:formula="of:=LOWER(SUBSTITUTE([.C938];&quot; &quot;;&quot;.&quot;))&amp;&quot;@yahoo.com&quot;" office:value-type="string" office:string-value="upton.sutton@yahoo.com" calcext:value-type="string">
            <text:p>upton.sutton@yahoo.com</text:p>
          </table:table-cell>
          <table:table-cell table:formula="of:=&quot;INSERT INTO testedb.customer VALUES(&quot; &amp; [.A938] &amp; &quot;, &quot; &amp; [.B938] &amp; &quot;, '&quot; &amp; [.C938] &amp; &quot;', '&quot; &amp; [.D938] &amp; &quot;');&quot;" office:value-type="string" office:string-value="INSERT INTO testedb.customer VALUES(937, 2, 'Upton Sutton', 'upton.sutton@yahoo.com');" calcext:value-type="string">
            <text:p>INSERT INTO testedb.customer VALUES(937, 2, 'Upton Sutton', 'upton.sutton@yahoo.com');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riah Bishop</text:p>
          </table:table-cell>
          <table:table-cell table:formula="of:=LOWER(SUBSTITUTE([.C939];&quot; &quot;;&quot;.&quot;))&amp;&quot;@yahoo.com&quot;" office:value-type="string" office:string-value="uriah.bishop@yahoo.com" calcext:value-type="string">
            <text:p>uriah.bishop@yahoo.com</text:p>
          </table:table-cell>
          <table:table-cell table:formula="of:=&quot;INSERT INTO testedb.customer VALUES(&quot; &amp; [.A939] &amp; &quot;, &quot; &amp; [.B939] &amp; &quot;, '&quot; &amp; [.C939] &amp; &quot;', '&quot; &amp; [.D939] &amp; &quot;');&quot;" office:value-type="string" office:string-value="INSERT INTO testedb.customer VALUES(938, 2, 'Uriah Bishop', 'uriah.bishop@yahoo.com');" calcext:value-type="string">
            <text:p>INSERT INTO testedb.customer VALUES(938, 2, 'Uriah Bishop', 'uriah.bishop@yahoo.com');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riel Conner</text:p>
          </table:table-cell>
          <table:table-cell table:formula="of:=LOWER(SUBSTITUTE([.C940];&quot; &quot;;&quot;.&quot;))&amp;&quot;@yahoo.com&quot;" office:value-type="string" office:string-value="uriel.conner@yahoo.com" calcext:value-type="string">
            <text:p>uriel.conner@yahoo.com</text:p>
          </table:table-cell>
          <table:table-cell table:formula="of:=&quot;INSERT INTO testedb.customer VALUES(&quot; &amp; [.A940] &amp; &quot;, &quot; &amp; [.B940] &amp; &quot;, '&quot; &amp; [.C940] &amp; &quot;', '&quot; &amp; [.D940] &amp; &quot;');&quot;" office:value-type="string" office:string-value="INSERT INTO testedb.customer VALUES(939, 2, 'Uriel Conner', 'uriel.conner@yahoo.com');" calcext:value-type="string">
            <text:p>INSERT INTO testedb.customer VALUES(939, 2, 'Uriel Conner', 'uriel.conner@yahoo.com');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riel Wells</text:p>
          </table:table-cell>
          <table:table-cell table:formula="of:=LOWER(SUBSTITUTE([.C941];&quot; &quot;;&quot;.&quot;))&amp;&quot;@yahoo.com&quot;" office:value-type="string" office:string-value="uriel.wells@yahoo.com" calcext:value-type="string">
            <text:p>uriel.wells@yahoo.com</text:p>
          </table:table-cell>
          <table:table-cell table:formula="of:=&quot;INSERT INTO testedb.customer VALUES(&quot; &amp; [.A941] &amp; &quot;, &quot; &amp; [.B941] &amp; &quot;, '&quot; &amp; [.C941] &amp; &quot;', '&quot; &amp; [.D941] &amp; &quot;');&quot;" office:value-type="string" office:string-value="INSERT INTO testedb.customer VALUES(940, 2, 'Uriel Wells', 'uriel.wells@yahoo.com');" calcext:value-type="string">
            <text:p>INSERT INTO testedb.customer VALUES(940, 2, 'Uriel Wells', 'uriel.wells@yahoo.com');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rsula Kent</text:p>
          </table:table-cell>
          <table:table-cell table:formula="of:=LOWER(SUBSTITUTE([.C942];&quot; &quot;;&quot;.&quot;))&amp;&quot;@yahoo.com&quot;" office:value-type="string" office:string-value="ursula.kent@yahoo.com" calcext:value-type="string">
            <text:p>ursula.kent@yahoo.com</text:p>
          </table:table-cell>
          <table:table-cell table:formula="of:=&quot;INSERT INTO testedb.customer VALUES(&quot; &amp; [.A942] &amp; &quot;, &quot; &amp; [.B942] &amp; &quot;, '&quot; &amp; [.C942] &amp; &quot;', '&quot; &amp; [.D942] &amp; &quot;');&quot;" office:value-type="string" office:string-value="INSERT INTO testedb.customer VALUES(941, 2, 'Ursula Kent', 'ursula.kent@yahoo.com');" calcext:value-type="string">
            <text:p>INSERT INTO testedb.customer VALUES(941, 2, 'Ursula Kent', 'ursula.kent@yahoo.com');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rsula Vang</text:p>
          </table:table-cell>
          <table:table-cell table:formula="of:=LOWER(SUBSTITUTE([.C943];&quot; &quot;;&quot;.&quot;))&amp;&quot;@yahoo.com&quot;" office:value-type="string" office:string-value="ursula.vang@yahoo.com" calcext:value-type="string">
            <text:p>ursula.vang@yahoo.com</text:p>
          </table:table-cell>
          <table:table-cell table:formula="of:=&quot;INSERT INTO testedb.customer VALUES(&quot; &amp; [.A943] &amp; &quot;, &quot; &amp; [.B943] &amp; &quot;, '&quot; &amp; [.C943] &amp; &quot;', '&quot; &amp; [.D943] &amp; &quot;');&quot;" office:value-type="string" office:string-value="INSERT INTO testedb.customer VALUES(942, 2, 'Ursula Vang', 'ursula.vang@yahoo.com');" calcext:value-type="string">
            <text:p>INSERT INTO testedb.customer VALUES(942, 2, 'Ursula Vang', 'ursula.vang@yahoo.com');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ta Smith</text:p>
          </table:table-cell>
          <table:table-cell table:formula="of:=LOWER(SUBSTITUTE([.C944];&quot; &quot;;&quot;.&quot;))&amp;&quot;@yahoo.com&quot;" office:value-type="string" office:string-value="uta.smith@yahoo.com" calcext:value-type="string">
            <text:p>uta.smith@yahoo.com</text:p>
          </table:table-cell>
          <table:table-cell table:formula="of:=&quot;INSERT INTO testedb.customer VALUES(&quot; &amp; [.A944] &amp; &quot;, &quot; &amp; [.B944] &amp; &quot;, '&quot; &amp; [.C944] &amp; &quot;', '&quot; &amp; [.D944] &amp; &quot;');&quot;" office:value-type="string" office:string-value="INSERT INTO testedb.customer VALUES(943, 2, 'Uta Smith', 'uta.smith@yahoo.com');" calcext:value-type="string">
            <text:p>INSERT INTO testedb.customer VALUES(943, 2, 'Uta Smith', 'uta.smith@yahoo.com');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alentine Shaw</text:p>
          </table:table-cell>
          <table:table-cell table:formula="of:=LOWER(SUBSTITUTE([.C945];&quot; &quot;;&quot;.&quot;))&amp;&quot;@yahoo.com&quot;" office:value-type="string" office:string-value="valentine.shaw@yahoo.com" calcext:value-type="string">
            <text:p>valentine.shaw@yahoo.com</text:p>
          </table:table-cell>
          <table:table-cell table:formula="of:=&quot;INSERT INTO testedb.customer VALUES(&quot; &amp; [.A945] &amp; &quot;, &quot; &amp; [.B945] &amp; &quot;, '&quot; &amp; [.C945] &amp; &quot;', '&quot; &amp; [.D945] &amp; &quot;');&quot;" office:value-type="string" office:string-value="INSERT INTO testedb.customer VALUES(944, 2, 'Valentine Shaw', 'valentine.shaw@yahoo.com');" calcext:value-type="string">
            <text:p>INSERT INTO testedb.customer VALUES(944, 2, 'Valentine Shaw', 'valentine.shaw@yahoo.com');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ance Henry</text:p>
          </table:table-cell>
          <table:table-cell table:formula="of:=LOWER(SUBSTITUTE([.C946];&quot; &quot;;&quot;.&quot;))&amp;&quot;@yahoo.com&quot;" office:value-type="string" office:string-value="vance.henry@yahoo.com" calcext:value-type="string">
            <text:p>vance.henry@yahoo.com</text:p>
          </table:table-cell>
          <table:table-cell table:formula="of:=&quot;INSERT INTO testedb.customer VALUES(&quot; &amp; [.A946] &amp; &quot;, &quot; &amp; [.B946] &amp; &quot;, '&quot; &amp; [.C946] &amp; &quot;', '&quot; &amp; [.D946] &amp; &quot;');&quot;" office:value-type="string" office:string-value="INSERT INTO testedb.customer VALUES(945, 2, 'Vance Henry', 'vance.henry@yahoo.com');" calcext:value-type="string">
            <text:p>INSERT INTO testedb.customer VALUES(945, 2, 'Vance Henry', 'vance.henry@yahoo.com');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anna Sims</text:p>
          </table:table-cell>
          <table:table-cell table:formula="of:=LOWER(SUBSTITUTE([.C947];&quot; &quot;;&quot;.&quot;))&amp;&quot;@yahoo.com&quot;" office:value-type="string" office:string-value="vanna.sims@yahoo.com" calcext:value-type="string">
            <text:p>vanna.sims@yahoo.com</text:p>
          </table:table-cell>
          <table:table-cell table:formula="of:=&quot;INSERT INTO testedb.customer VALUES(&quot; &amp; [.A947] &amp; &quot;, &quot; &amp; [.B947] &amp; &quot;, '&quot; &amp; [.C947] &amp; &quot;', '&quot; &amp; [.D947] &amp; &quot;');&quot;" office:value-type="string" office:string-value="INSERT INTO testedb.customer VALUES(946, 2, 'Vanna Sims', 'vanna.sims@yahoo.com');" calcext:value-type="string">
            <text:p>INSERT INTO testedb.customer VALUES(946, 2, 'Vanna Sims', 'vanna.sims@yahoo.com');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nus Morin</text:p>
          </table:table-cell>
          <table:table-cell table:formula="of:=LOWER(SUBSTITUTE([.C948];&quot; &quot;;&quot;.&quot;))&amp;&quot;@yahoo.com&quot;" office:value-type="string" office:string-value="venus.morin@yahoo.com" calcext:value-type="string">
            <text:p>venus.morin@yahoo.com</text:p>
          </table:table-cell>
          <table:table-cell table:formula="of:=&quot;INSERT INTO testedb.customer VALUES(&quot; &amp; [.A948] &amp; &quot;, &quot; &amp; [.B948] &amp; &quot;, '&quot; &amp; [.C948] &amp; &quot;', '&quot; &amp; [.D948] &amp; &quot;');&quot;" office:value-type="string" office:string-value="INSERT INTO testedb.customer VALUES(947, 2, 'Venus Morin', 'venus.morin@yahoo.com');" calcext:value-type="string">
            <text:p>INSERT INTO testedb.customer VALUES(947, 2, 'Venus Morin', 'venus.morin@yahoo.com');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nus Mueller</text:p>
          </table:table-cell>
          <table:table-cell table:formula="of:=LOWER(SUBSTITUTE([.C949];&quot; &quot;;&quot;.&quot;))&amp;&quot;@yahoo.com&quot;" office:value-type="string" office:string-value="venus.mueller@yahoo.com" calcext:value-type="string">
            <text:p>venus.mueller@yahoo.com</text:p>
          </table:table-cell>
          <table:table-cell table:formula="of:=&quot;INSERT INTO testedb.customer VALUES(&quot; &amp; [.A949] &amp; &quot;, &quot; &amp; [.B949] &amp; &quot;, '&quot; &amp; [.C949] &amp; &quot;', '&quot; &amp; [.D949] &amp; &quot;');&quot;" office:value-type="string" office:string-value="INSERT INTO testedb.customer VALUES(948, 2, 'Venus Mueller', 'venus.mueller@yahoo.com');" calcext:value-type="string">
            <text:p>INSERT INTO testedb.customer VALUES(948, 2, 'Venus Mueller', 'venus.mueller@yahoo.com');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ictoria Pate</text:p>
          </table:table-cell>
          <table:table-cell table:formula="of:=LOWER(SUBSTITUTE([.C950];&quot; &quot;;&quot;.&quot;))&amp;&quot;@yahoo.com&quot;" office:value-type="string" office:string-value="victoria.pate@yahoo.com" calcext:value-type="string">
            <text:p>victoria.pate@yahoo.com</text:p>
          </table:table-cell>
          <table:table-cell table:formula="of:=&quot;INSERT INTO testedb.customer VALUES(&quot; &amp; [.A950] &amp; &quot;, &quot; &amp; [.B950] &amp; &quot;, '&quot; &amp; [.C950] &amp; &quot;', '&quot; &amp; [.D950] &amp; &quot;');&quot;" office:value-type="string" office:string-value="INSERT INTO testedb.customer VALUES(949, 2, 'Victoria Pate', 'victoria.pate@yahoo.com');" calcext:value-type="string">
            <text:p>INSERT INTO testedb.customer VALUES(949, 2, 'Victoria Pate', 'victoria.pate@yahoo.com');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table:style-name="Default" office:value-type="float" office:value="3" calcext:value-type="float">
            <text:p>3</text:p>
          </table:table-cell>
          <table:table-cell office:value-type="string" calcext:value-type="string">
            <text:p>Vielka Hurst</text:p>
          </table:table-cell>
          <table:table-cell table:formula="of:=LOWER(SUBSTITUTE([.C951];&quot; &quot;;&quot;.&quot;))&amp;&quot;@yahoo.com&quot;" office:value-type="string" office:string-value="vielka.hurst@yahoo.com" calcext:value-type="string">
            <text:p>vielka.hurst@yahoo.com</text:p>
          </table:table-cell>
          <table:table-cell table:formula="of:=&quot;INSERT INTO testedb.customer VALUES(&quot; &amp; [.A951] &amp; &quot;, &quot; &amp; [.B951] &amp; &quot;, '&quot; &amp; [.C951] &amp; &quot;', '&quot; &amp; [.D951] &amp; &quot;');&quot;" office:value-type="string" office:string-value="INSERT INTO testedb.customer VALUES(950, 3, 'Vielka Hurst', 'vielka.hurst@yahoo.com');" calcext:value-type="string">
            <text:p>INSERT INTO testedb.customer VALUES(950, 3, 'Vielka Hurst', 'vielka.hurst@yahoo.com');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ielka Shaw</text:p>
          </table:table-cell>
          <table:table-cell table:formula="of:=LOWER(SUBSTITUTE([.C952];&quot; &quot;;&quot;.&quot;))&amp;&quot;@yahoo.com&quot;" office:value-type="string" office:string-value="vielka.shaw@yahoo.com" calcext:value-type="string">
            <text:p>vielka.shaw@yahoo.com</text:p>
          </table:table-cell>
          <table:table-cell table:formula="of:=&quot;INSERT INTO testedb.customer VALUES(&quot; &amp; [.A952] &amp; &quot;, &quot; &amp; [.B952] &amp; &quot;, '&quot; &amp; [.C952] &amp; &quot;', '&quot; &amp; [.D952] &amp; &quot;');&quot;" office:value-type="string" office:string-value="INSERT INTO testedb.customer VALUES(951, 2, 'Vielka Shaw', 'vielka.shaw@yahoo.com');" calcext:value-type="string">
            <text:p>INSERT INTO testedb.customer VALUES(951, 2, 'Vielka Shaw', 'vielka.shaw@yahoo.com');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iolet Rice</text:p>
          </table:table-cell>
          <table:table-cell table:formula="of:=LOWER(SUBSTITUTE([.C953];&quot; &quot;;&quot;.&quot;))&amp;&quot;@yahoo.com&quot;" office:value-type="string" office:string-value="violet.rice@yahoo.com" calcext:value-type="string">
            <text:p>violet.rice@yahoo.com</text:p>
          </table:table-cell>
          <table:table-cell table:formula="of:=&quot;INSERT INTO testedb.customer VALUES(&quot; &amp; [.A953] &amp; &quot;, &quot; &amp; [.B953] &amp; &quot;, '&quot; &amp; [.C953] &amp; &quot;', '&quot; &amp; [.D953] &amp; &quot;');&quot;" office:value-type="string" office:string-value="INSERT INTO testedb.customer VALUES(952, 2, 'Violet Rice', 'violet.rice@yahoo.com');" calcext:value-type="string">
            <text:p>INSERT INTO testedb.customer VALUES(952, 2, 'Violet Rice', 'violet.rice@yahoo.com');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iolet Simmons</text:p>
          </table:table-cell>
          <table:table-cell table:formula="of:=LOWER(SUBSTITUTE([.C954];&quot; &quot;;&quot;.&quot;))&amp;&quot;@yahoo.com&quot;" office:value-type="string" office:string-value="violet.simmons@yahoo.com" calcext:value-type="string">
            <text:p>violet.simmons@yahoo.com</text:p>
          </table:table-cell>
          <table:table-cell table:formula="of:=&quot;INSERT INTO testedb.customer VALUES(&quot; &amp; [.A954] &amp; &quot;, &quot; &amp; [.B954] &amp; &quot;, '&quot; &amp; [.C954] &amp; &quot;', '&quot; &amp; [.D954] &amp; &quot;');&quot;" office:value-type="string" office:string-value="INSERT INTO testedb.customer VALUES(953, 2, 'Violet Simmons', 'violet.simmons@yahoo.com');" calcext:value-type="string">
            <text:p>INSERT INTO testedb.customer VALUES(953, 2, 'Violet Simmons', 'violet.simmons@yahoo.com');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irginia Daniels</text:p>
          </table:table-cell>
          <table:table-cell table:formula="of:=LOWER(SUBSTITUTE([.C955];&quot; &quot;;&quot;.&quot;))&amp;&quot;@yahoo.com&quot;" office:value-type="string" office:string-value="virginia.daniels@yahoo.com" calcext:value-type="string">
            <text:p>virginia.daniels@yahoo.com</text:p>
          </table:table-cell>
          <table:table-cell table:formula="of:=&quot;INSERT INTO testedb.customer VALUES(&quot; &amp; [.A955] &amp; &quot;, &quot; &amp; [.B955] &amp; &quot;, '&quot; &amp; [.C955] &amp; &quot;', '&quot; &amp; [.D955] &amp; &quot;');&quot;" office:value-type="string" office:string-value="INSERT INTO testedb.customer VALUES(954, 2, 'Virginia Daniels', 'virginia.daniels@yahoo.com');" calcext:value-type="string">
            <text:p>INSERT INTO testedb.customer VALUES(954, 2, 'Virginia Daniels', 'virginia.daniels@yahoo.com');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irginia Wall</text:p>
          </table:table-cell>
          <table:table-cell table:formula="of:=LOWER(SUBSTITUTE([.C956];&quot; &quot;;&quot;.&quot;))&amp;&quot;@yahoo.com&quot;" office:value-type="string" office:string-value="virginia.wall@yahoo.com" calcext:value-type="string">
            <text:p>virginia.wall@yahoo.com</text:p>
          </table:table-cell>
          <table:table-cell table:formula="of:=&quot;INSERT INTO testedb.customer VALUES(&quot; &amp; [.A956] &amp; &quot;, &quot; &amp; [.B956] &amp; &quot;, '&quot; &amp; [.C956] &amp; &quot;', '&quot; &amp; [.D956] &amp; &quot;');&quot;" office:value-type="string" office:string-value="INSERT INTO testedb.customer VALUES(955, 2, 'Virginia Wall', 'virginia.wall@yahoo.com');" calcext:value-type="string">
            <text:p>INSERT INTO testedb.customer VALUES(955, 2, 'Virginia Wall', 'virginia.wall@yahoo.com');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itor Ferreira Souza</text:p>
          </table:table-cell>
          <table:table-cell table:formula="of:=LOWER(SUBSTITUTE([.C957];&quot; &quot;;&quot;.&quot;))&amp;&quot;@yahoo.com&quot;" office:value-type="string" office:string-value="vitor.ferreira.souza@yahoo.com" calcext:value-type="string">
            <text:p>vitor.ferreira.souza@yahoo.com</text:p>
          </table:table-cell>
          <table:table-cell table:formula="of:=&quot;INSERT INTO testedb.customer VALUES(&quot; &amp; [.A957] &amp; &quot;, &quot; &amp; [.B957] &amp; &quot;, '&quot; &amp; [.C957] &amp; &quot;', '&quot; &amp; [.D957] &amp; &quot;');&quot;" office:value-type="string" office:string-value="INSERT INTO testedb.customer VALUES(956, 2, 'vitor Ferreira Souza', 'vitor.ferreira.souza@yahoo.com');" calcext:value-type="string">
            <text:p>INSERT INTO testedb.customer VALUES(956, 2, 'vitor Ferreira Souza', 'vitor.ferreira.souza@yahoo.com');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ivian Barnett</text:p>
          </table:table-cell>
          <table:table-cell table:formula="of:=LOWER(SUBSTITUTE([.C958];&quot; &quot;;&quot;.&quot;))&amp;&quot;@yahoo.com&quot;" office:value-type="string" office:string-value="vivian.barnett@yahoo.com" calcext:value-type="string">
            <text:p>vivian.barnett@yahoo.com</text:p>
          </table:table-cell>
          <table:table-cell table:formula="of:=&quot;INSERT INTO testedb.customer VALUES(&quot; &amp; [.A958] &amp; &quot;, &quot; &amp; [.B958] &amp; &quot;, '&quot; &amp; [.C958] &amp; &quot;', '&quot; &amp; [.D958] &amp; &quot;');&quot;" office:value-type="string" office:string-value="INSERT INTO testedb.customer VALUES(957, 2, 'Vivian Barnett', 'vivian.barnett@yahoo.com');" calcext:value-type="string">
            <text:p>INSERT INTO testedb.customer VALUES(957, 2, 'Vivian Barnett', 'vivian.barnett@yahoo.com');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ivian Woods</text:p>
          </table:table-cell>
          <table:table-cell table:formula="of:=LOWER(SUBSTITUTE([.C959];&quot; &quot;;&quot;.&quot;))&amp;&quot;@yahoo.com&quot;" office:value-type="string" office:string-value="vivian.woods@yahoo.com" calcext:value-type="string">
            <text:p>vivian.woods@yahoo.com</text:p>
          </table:table-cell>
          <table:table-cell table:formula="of:=&quot;INSERT INTO testedb.customer VALUES(&quot; &amp; [.A959] &amp; &quot;, &quot; &amp; [.B959] &amp; &quot;, '&quot; &amp; [.C959] &amp; &quot;', '&quot; &amp; [.D959] &amp; &quot;');&quot;" office:value-type="string" office:string-value="INSERT INTO testedb.customer VALUES(958, 2, 'Vivian Woods', 'vivian.woods@yahoo.com');" calcext:value-type="string">
            <text:p>INSERT INTO testedb.customer VALUES(958, 2, 'Vivian Woods', 'vivian.woods@yahoo.com');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ivien Beard</text:p>
          </table:table-cell>
          <table:table-cell table:formula="of:=LOWER(SUBSTITUTE([.C960];&quot; &quot;;&quot;.&quot;))&amp;&quot;@yahoo.com&quot;" office:value-type="string" office:string-value="vivien.beard@yahoo.com" calcext:value-type="string">
            <text:p>vivien.beard@yahoo.com</text:p>
          </table:table-cell>
          <table:table-cell table:formula="of:=&quot;INSERT INTO testedb.customer VALUES(&quot; &amp; [.A960] &amp; &quot;, &quot; &amp; [.B960] &amp; &quot;, '&quot; &amp; [.C960] &amp; &quot;', '&quot; &amp; [.D960] &amp; &quot;');&quot;" office:value-type="string" office:string-value="INSERT INTO testedb.customer VALUES(959, 2, 'Vivien Beard', 'vivien.beard@yahoo.com');" calcext:value-type="string">
            <text:p>INSERT INTO testedb.customer VALUES(959, 2, 'Vivien Beard', 'vivien.beard@yahoo.com');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ivien Best</text:p>
          </table:table-cell>
          <table:table-cell table:formula="of:=LOWER(SUBSTITUTE([.C961];&quot; &quot;;&quot;.&quot;))&amp;&quot;@yahoo.com&quot;" office:value-type="string" office:string-value="vivien.best@yahoo.com" calcext:value-type="string">
            <text:p>vivien.best@yahoo.com</text:p>
          </table:table-cell>
          <table:table-cell table:formula="of:=&quot;INSERT INTO testedb.customer VALUES(&quot; &amp; [.A961] &amp; &quot;, &quot; &amp; [.B961] &amp; &quot;, '&quot; &amp; [.C961] &amp; &quot;', '&quot; &amp; [.D961] &amp; &quot;');&quot;" office:value-type="string" office:string-value="INSERT INTO testedb.customer VALUES(960, 2, 'Vivien Best', 'vivien.best@yahoo.com');" calcext:value-type="string">
            <text:p>INSERT INTO testedb.customer VALUES(960, 2, 'Vivien Best', 'vivien.best@yahoo.com');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de Fitzpatrick</text:p>
          </table:table-cell>
          <table:table-cell table:formula="of:=LOWER(SUBSTITUTE([.C962];&quot; &quot;;&quot;.&quot;))&amp;&quot;@yahoo.com&quot;" office:value-type="string" office:string-value="wade.fitzpatrick@yahoo.com" calcext:value-type="string">
            <text:p>wade.fitzpatrick@yahoo.com</text:p>
          </table:table-cell>
          <table:table-cell table:formula="of:=&quot;INSERT INTO testedb.customer VALUES(&quot; &amp; [.A962] &amp; &quot;, &quot; &amp; [.B962] &amp; &quot;, '&quot; &amp; [.C962] &amp; &quot;', '&quot; &amp; [.D962] &amp; &quot;');&quot;" office:value-type="string" office:string-value="INSERT INTO testedb.customer VALUES(961, 2, 'Wade Fitzpatrick', 'wade.fitzpatrick@yahoo.com');" calcext:value-type="string">
            <text:p>INSERT INTO testedb.customer VALUES(961, 2, 'Wade Fitzpatrick', 'wade.fitzpatrick@yahoo.com');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llace Harper</text:p>
          </table:table-cell>
          <table:table-cell table:formula="of:=LOWER(SUBSTITUTE([.C963];&quot; &quot;;&quot;.&quot;))&amp;&quot;@yahoo.com&quot;" office:value-type="string" office:string-value="wallace.harper@yahoo.com" calcext:value-type="string">
            <text:p>wallace.harper@yahoo.com</text:p>
          </table:table-cell>
          <table:table-cell table:formula="of:=&quot;INSERT INTO testedb.customer VALUES(&quot; &amp; [.A963] &amp; &quot;, &quot; &amp; [.B963] &amp; &quot;, '&quot; &amp; [.C963] &amp; &quot;', '&quot; &amp; [.D963] &amp; &quot;');&quot;" office:value-type="string" office:string-value="INSERT INTO testedb.customer VALUES(962, 2, 'Wallace Harper', 'wallace.harper@yahoo.com');" calcext:value-type="string">
            <text:p>INSERT INTO testedb.customer VALUES(962, 2, 'Wallace Harper', 'wallace.harper@yahoo.com');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ng Mason</text:p>
          </table:table-cell>
          <table:table-cell table:formula="of:=LOWER(SUBSTITUTE([.C964];&quot; &quot;;&quot;.&quot;))&amp;&quot;@yahoo.com&quot;" office:value-type="string" office:string-value="wang.mason@yahoo.com" calcext:value-type="string">
            <text:p>wang.mason@yahoo.com</text:p>
          </table:table-cell>
          <table:table-cell table:formula="of:=&quot;INSERT INTO testedb.customer VALUES(&quot; &amp; [.A964] &amp; &quot;, &quot; &amp; [.B964] &amp; &quot;, '&quot; &amp; [.C964] &amp; &quot;', '&quot; &amp; [.D964] &amp; &quot;');&quot;" office:value-type="string" office:string-value="INSERT INTO testedb.customer VALUES(963, 2, 'Wang Mason', 'wang.mason@yahoo.com');" calcext:value-type="string">
            <text:p>INSERT INTO testedb.customer VALUES(963, 2, 'Wang Mason', 'wang.mason@yahoo.com');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ng Ortiz</text:p>
          </table:table-cell>
          <table:table-cell table:formula="of:=LOWER(SUBSTITUTE([.C965];&quot; &quot;;&quot;.&quot;))&amp;&quot;@yahoo.com&quot;" office:value-type="string" office:string-value="wang.ortiz@yahoo.com" calcext:value-type="string">
            <text:p>wang.ortiz@yahoo.com</text:p>
          </table:table-cell>
          <table:table-cell table:formula="of:=&quot;INSERT INTO testedb.customer VALUES(&quot; &amp; [.A965] &amp; &quot;, &quot; &amp; [.B965] &amp; &quot;, '&quot; &amp; [.C965] &amp; &quot;', '&quot; &amp; [.D965] &amp; &quot;');&quot;" office:value-type="string" office:string-value="INSERT INTO testedb.customer VALUES(964, 2, 'Wang Ortiz', 'wang.ortiz@yahoo.com');" calcext:value-type="string">
            <text:p>INSERT INTO testedb.customer VALUES(964, 2, 'Wang Ortiz', 'wang.ortiz@yahoo.com');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rren Frank</text:p>
          </table:table-cell>
          <table:table-cell table:formula="of:=LOWER(SUBSTITUTE([.C966];&quot; &quot;;&quot;.&quot;))&amp;&quot;@yahoo.com&quot;" office:value-type="string" office:string-value="warren.frank@yahoo.com" calcext:value-type="string">
            <text:p>warren.frank@yahoo.com</text:p>
          </table:table-cell>
          <table:table-cell table:formula="of:=&quot;INSERT INTO testedb.customer VALUES(&quot; &amp; [.A966] &amp; &quot;, &quot; &amp; [.B966] &amp; &quot;, '&quot; &amp; [.C966] &amp; &quot;', '&quot; &amp; [.D966] &amp; &quot;');&quot;" office:value-type="string" office:string-value="INSERT INTO testedb.customer VALUES(965, 2, 'Warren Frank', 'warren.frank@yahoo.com');" calcext:value-type="string">
            <text:p>INSERT INTO testedb.customer VALUES(965, 2, 'Warren Frank', 'warren.frank@yahoo.com');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yne Langley</text:p>
          </table:table-cell>
          <table:table-cell table:formula="of:=LOWER(SUBSTITUTE([.C967];&quot; &quot;;&quot;.&quot;))&amp;&quot;@yahoo.com&quot;" office:value-type="string" office:string-value="wayne.langley@yahoo.com" calcext:value-type="string">
            <text:p>wayne.langley@yahoo.com</text:p>
          </table:table-cell>
          <table:table-cell table:formula="of:=&quot;INSERT INTO testedb.customer VALUES(&quot; &amp; [.A967] &amp; &quot;, &quot; &amp; [.B967] &amp; &quot;, '&quot; &amp; [.C967] &amp; &quot;', '&quot; &amp; [.D967] &amp; &quot;');&quot;" office:value-type="string" office:string-value="INSERT INTO testedb.customer VALUES(966, 2, 'Wayne Langley', 'wayne.langley@yahoo.com');" calcext:value-type="string">
            <text:p>INSERT INTO testedb.customer VALUES(966, 2, 'Wayne Langley', 'wayne.langley@yahoo.com');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ndy Stevenson</text:p>
          </table:table-cell>
          <table:table-cell table:formula="of:=LOWER(SUBSTITUTE([.C968];&quot; &quot;;&quot;.&quot;))&amp;&quot;@yahoo.com&quot;" office:value-type="string" office:string-value="wendy.stevenson@yahoo.com" calcext:value-type="string">
            <text:p>wendy.stevenson@yahoo.com</text:p>
          </table:table-cell>
          <table:table-cell table:formula="of:=&quot;INSERT INTO testedb.customer VALUES(&quot; &amp; [.A968] &amp; &quot;, &quot; &amp; [.B968] &amp; &quot;, '&quot; &amp; [.C968] &amp; &quot;', '&quot; &amp; [.D968] &amp; &quot;');&quot;" office:value-type="string" office:string-value="INSERT INTO testedb.customer VALUES(967, 2, 'Wendy Stevenson', 'wendy.stevenson@yahoo.com');" calcext:value-type="string">
            <text:p>INSERT INTO testedb.customer VALUES(967, 2, 'Wendy Stevenson', 'wendy.stevenson@yahoo.com');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ndy Tyson</text:p>
          </table:table-cell>
          <table:table-cell table:formula="of:=LOWER(SUBSTITUTE([.C969];&quot; &quot;;&quot;.&quot;))&amp;&quot;@yahoo.com&quot;" office:value-type="string" office:string-value="wendy.tyson@yahoo.com" calcext:value-type="string">
            <text:p>wendy.tyson@yahoo.com</text:p>
          </table:table-cell>
          <table:table-cell table:formula="of:=&quot;INSERT INTO testedb.customer VALUES(&quot; &amp; [.A969] &amp; &quot;, &quot; &amp; [.B969] &amp; &quot;, '&quot; &amp; [.C969] &amp; &quot;', '&quot; &amp; [.D969] &amp; &quot;');&quot;" office:value-type="string" office:string-value="INSERT INTO testedb.customer VALUES(968, 2, 'Wendy Tyson', 'wendy.tyson@yahoo.com');" calcext:value-type="string">
            <text:p>INSERT INTO testedb.customer VALUES(968, 2, 'Wendy Tyson', 'wendy.tyson@yahoo.com');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ilemina Santana</text:p>
          </table:table-cell>
          <table:table-cell table:formula="of:=LOWER(SUBSTITUTE([.C970];&quot; &quot;;&quot;.&quot;))&amp;&quot;@yahoo.com&quot;" office:value-type="string" office:string-value="whilemina.santana@yahoo.com" calcext:value-type="string">
            <text:p>whilemina.santana@yahoo.com</text:p>
          </table:table-cell>
          <table:table-cell table:formula="of:=&quot;INSERT INTO testedb.customer VALUES(&quot; &amp; [.A970] &amp; &quot;, &quot; &amp; [.B970] &amp; &quot;, '&quot; &amp; [.C970] &amp; &quot;', '&quot; &amp; [.D970] &amp; &quot;');&quot;" office:value-type="string" office:string-value="INSERT INTO testedb.customer VALUES(969, 2, 'Whilemina Santana', 'whilemina.santana@yahoo.com');" calcext:value-type="string">
            <text:p>INSERT INTO testedb.customer VALUES(969, 2, 'Whilemina Santana', 'whilemina.santana@yahoo.com');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itney Sawyer</text:p>
          </table:table-cell>
          <table:table-cell table:formula="of:=LOWER(SUBSTITUTE([.C971];&quot; &quot;;&quot;.&quot;))&amp;&quot;@yahoo.com&quot;" office:value-type="string" office:string-value="whitney.sawyer@yahoo.com" calcext:value-type="string">
            <text:p>whitney.sawyer@yahoo.com</text:p>
          </table:table-cell>
          <table:table-cell table:formula="of:=&quot;INSERT INTO testedb.customer VALUES(&quot; &amp; [.A971] &amp; &quot;, &quot; &amp; [.B971] &amp; &quot;, '&quot; &amp; [.C971] &amp; &quot;', '&quot; &amp; [.D971] &amp; &quot;');&quot;" office:value-type="string" office:string-value="INSERT INTO testedb.customer VALUES(970, 2, 'Whitney Sawyer', 'whitney.sawyer@yahoo.com');" calcext:value-type="string">
            <text:p>INSERT INTO testedb.customer VALUES(970, 2, 'Whitney Sawyer', 'whitney.sawyer@yahoo.com');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lliam Barr</text:p>
          </table:table-cell>
          <table:table-cell table:formula="of:=LOWER(SUBSTITUTE([.C972];&quot; &quot;;&quot;.&quot;))&amp;&quot;@yahoo.com&quot;" office:value-type="string" office:string-value="william.barr@yahoo.com" calcext:value-type="string">
            <text:p>william.barr@yahoo.com</text:p>
          </table:table-cell>
          <table:table-cell table:formula="of:=&quot;INSERT INTO testedb.customer VALUES(&quot; &amp; [.A972] &amp; &quot;, &quot; &amp; [.B972] &amp; &quot;, '&quot; &amp; [.C972] &amp; &quot;', '&quot; &amp; [.D972] &amp; &quot;');&quot;" office:value-type="string" office:string-value="INSERT INTO testedb.customer VALUES(971, 2, 'William Barr', 'william.barr@yahoo.com');" calcext:value-type="string">
            <text:p>INSERT INTO testedb.customer VALUES(971, 2, 'William Barr', 'william.barr@yahoo.com');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llow Bauer</text:p>
          </table:table-cell>
          <table:table-cell table:formula="of:=LOWER(SUBSTITUTE([.C973];&quot; &quot;;&quot;.&quot;))&amp;&quot;@yahoo.com&quot;" office:value-type="string" office:string-value="willow.bauer@yahoo.com" calcext:value-type="string">
            <text:p>willow.bauer@yahoo.com</text:p>
          </table:table-cell>
          <table:table-cell table:formula="of:=&quot;INSERT INTO testedb.customer VALUES(&quot; &amp; [.A973] &amp; &quot;, &quot; &amp; [.B973] &amp; &quot;, '&quot; &amp; [.C973] &amp; &quot;', '&quot; &amp; [.D973] &amp; &quot;');&quot;" office:value-type="string" office:string-value="INSERT INTO testedb.customer VALUES(972, 2, 'Willow Bauer', 'willow.bauer@yahoo.com');" calcext:value-type="string">
            <text:p>INSERT INTO testedb.customer VALUES(972, 2, 'Willow Bauer', 'willow.bauer@yahoo.com');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ng Navarro</text:p>
          </table:table-cell>
          <table:table-cell table:formula="of:=LOWER(SUBSTITUTE([.C974];&quot; &quot;;&quot;.&quot;))&amp;&quot;@yahoo.com&quot;" office:value-type="string" office:string-value="wing.navarro@yahoo.com" calcext:value-type="string">
            <text:p>wing.navarro@yahoo.com</text:p>
          </table:table-cell>
          <table:table-cell table:formula="of:=&quot;INSERT INTO testedb.customer VALUES(&quot; &amp; [.A974] &amp; &quot;, &quot; &amp; [.B974] &amp; &quot;, '&quot; &amp; [.C974] &amp; &quot;', '&quot; &amp; [.D974] &amp; &quot;');&quot;" office:value-type="string" office:string-value="INSERT INTO testedb.customer VALUES(973, 2, 'Wing Navarro', 'wing.navarro@yahoo.com');" calcext:value-type="string">
            <text:p>INSERT INTO testedb.customer VALUES(973, 2, 'Wing Navarro', 'wing.navarro@yahoo.com');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yatt Levine</text:p>
          </table:table-cell>
          <table:table-cell table:formula="of:=LOWER(SUBSTITUTE([.C975];&quot; &quot;;&quot;.&quot;))&amp;&quot;@yahoo.com&quot;" office:value-type="string" office:string-value="wyatt.levine@yahoo.com" calcext:value-type="string">
            <text:p>wyatt.levine@yahoo.com</text:p>
          </table:table-cell>
          <table:table-cell table:formula="of:=&quot;INSERT INTO testedb.customer VALUES(&quot; &amp; [.A975] &amp; &quot;, &quot; &amp; [.B975] &amp; &quot;, '&quot; &amp; [.C975] &amp; &quot;', '&quot; &amp; [.D975] &amp; &quot;');&quot;" office:value-type="string" office:string-value="INSERT INTO testedb.customer VALUES(974, 2, 'Wyatt Levine', 'wyatt.levine@yahoo.com');" calcext:value-type="string">
            <text:p>INSERT INTO testedb.customer VALUES(974, 2, 'Wyatt Levine', 'wyatt.levine@yahoo.com');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ylie Landry</text:p>
          </table:table-cell>
          <table:table-cell table:formula="of:=LOWER(SUBSTITUTE([.C976];&quot; &quot;;&quot;.&quot;))&amp;&quot;@yahoo.com&quot;" office:value-type="string" office:string-value="wylie.landry@yahoo.com" calcext:value-type="string">
            <text:p>wylie.landry@yahoo.com</text:p>
          </table:table-cell>
          <table:table-cell table:formula="of:=&quot;INSERT INTO testedb.customer VALUES(&quot; &amp; [.A976] &amp; &quot;, &quot; &amp; [.B976] &amp; &quot;, '&quot; &amp; [.C976] &amp; &quot;', '&quot; &amp; [.D976] &amp; &quot;');&quot;" office:value-type="string" office:string-value="INSERT INTO testedb.customer VALUES(975, 2, 'Wylie Landry', 'wylie.landry@yahoo.com');" calcext:value-type="string">
            <text:p>INSERT INTO testedb.customer VALUES(975, 2, 'Wylie Landry', 'wylie.landry@yahoo.com');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ynne Oliver</text:p>
          </table:table-cell>
          <table:table-cell table:formula="of:=LOWER(SUBSTITUTE([.C977];&quot; &quot;;&quot;.&quot;))&amp;&quot;@yahoo.com&quot;" office:value-type="string" office:string-value="wynne.oliver@yahoo.com" calcext:value-type="string">
            <text:p>wynne.oliver@yahoo.com</text:p>
          </table:table-cell>
          <table:table-cell table:formula="of:=&quot;INSERT INTO testedb.customer VALUES(&quot; &amp; [.A977] &amp; &quot;, &quot; &amp; [.B977] &amp; &quot;, '&quot; &amp; [.C977] &amp; &quot;', '&quot; &amp; [.D977] &amp; &quot;');&quot;" office:value-type="string" office:string-value="INSERT INTO testedb.customer VALUES(976, 2, 'Wynne Oliver', 'wynne.oliver@yahoo.com');" calcext:value-type="string">
            <text:p>INSERT INTO testedb.customer VALUES(976, 2, 'Wynne Oliver', 'wynne.oliver@yahoo.com');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ynter Carpenter</text:p>
          </table:table-cell>
          <table:table-cell table:formula="of:=LOWER(SUBSTITUTE([.C978];&quot; &quot;;&quot;.&quot;))&amp;&quot;@yahoo.com&quot;" office:value-type="string" office:string-value="wynter.carpenter@yahoo.com" calcext:value-type="string">
            <text:p>wynter.carpenter@yahoo.com</text:p>
          </table:table-cell>
          <table:table-cell table:formula="of:=&quot;INSERT INTO testedb.customer VALUES(&quot; &amp; [.A978] &amp; &quot;, &quot; &amp; [.B978] &amp; &quot;, '&quot; &amp; [.C978] &amp; &quot;', '&quot; &amp; [.D978] &amp; &quot;');&quot;" office:value-type="string" office:string-value="INSERT INTO testedb.customer VALUES(977, 2, 'Wynter Carpenter', 'wynter.carpenter@yahoo.com');" calcext:value-type="string">
            <text:p>INSERT INTO testedb.customer VALUES(977, 2, 'Wynter Carpenter', 'wynter.carpenter@yahoo.com');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ynter Moss</text:p>
          </table:table-cell>
          <table:table-cell table:formula="of:=LOWER(SUBSTITUTE([.C979];&quot; &quot;;&quot;.&quot;))&amp;&quot;@yahoo.com&quot;" office:value-type="string" office:string-value="wynter.moss@yahoo.com" calcext:value-type="string">
            <text:p>wynter.moss@yahoo.com</text:p>
          </table:table-cell>
          <table:table-cell table:formula="of:=&quot;INSERT INTO testedb.customer VALUES(&quot; &amp; [.A979] &amp; &quot;, &quot; &amp; [.B979] &amp; &quot;, '&quot; &amp; [.C979] &amp; &quot;', '&quot; &amp; [.D979] &amp; &quot;');&quot;" office:value-type="string" office:string-value="INSERT INTO testedb.customer VALUES(978, 2, 'Wynter Moss', 'wynter.moss@yahoo.com');" calcext:value-type="string">
            <text:p>INSERT INTO testedb.customer VALUES(978, 2, 'Wynter Moss', 'wynter.moss@yahoo.com');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ynter Wyatt</text:p>
          </table:table-cell>
          <table:table-cell table:formula="of:=LOWER(SUBSTITUTE([.C980];&quot; &quot;;&quot;.&quot;))&amp;&quot;@yahoo.com&quot;" office:value-type="string" office:string-value="wynter.wyatt@yahoo.com" calcext:value-type="string">
            <text:p>wynter.wyatt@yahoo.com</text:p>
          </table:table-cell>
          <table:table-cell table:formula="of:=&quot;INSERT INTO testedb.customer VALUES(&quot; &amp; [.A980] &amp; &quot;, &quot; &amp; [.B980] &amp; &quot;, '&quot; &amp; [.C980] &amp; &quot;', '&quot; &amp; [.D980] &amp; &quot;');&quot;" office:value-type="string" office:string-value="INSERT INTO testedb.customer VALUES(979, 2, 'Wynter Wyatt', 'wynter.wyatt@yahoo.com');" calcext:value-type="string">
            <text:p>INSERT INTO testedb.customer VALUES(979, 2, 'Wynter Wyatt', 'wynter.wyatt@yahoo.com');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table:style-name="Default" office:value-type="float" office:value="3" calcext:value-type="float">
            <text:p>3</text:p>
          </table:table-cell>
          <table:table-cell office:value-type="string" calcext:value-type="string">
            <text:p>Xander Beasley</text:p>
          </table:table-cell>
          <table:table-cell table:formula="of:=LOWER(SUBSTITUTE([.C981];&quot; &quot;;&quot;.&quot;))&amp;&quot;@yahoo.com&quot;" office:value-type="string" office:string-value="xander.beasley@yahoo.com" calcext:value-type="string">
            <text:p>xander.beasley@yahoo.com</text:p>
          </table:table-cell>
          <table:table-cell table:formula="of:=&quot;INSERT INTO testedb.customer VALUES(&quot; &amp; [.A981] &amp; &quot;, &quot; &amp; [.B981] &amp; &quot;, '&quot; &amp; [.C981] &amp; &quot;', '&quot; &amp; [.D981] &amp; &quot;');&quot;" office:value-type="string" office:string-value="INSERT INTO testedb.customer VALUES(980, 3, 'Xander Beasley', 'xander.beasley@yahoo.com');" calcext:value-type="string">
            <text:p>INSERT INTO testedb.customer VALUES(980, 3, 'Xander Beasley', 'xander.beasley@yahoo.com');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ander Benjamin</text:p>
          </table:table-cell>
          <table:table-cell table:formula="of:=LOWER(SUBSTITUTE([.C982];&quot; &quot;;&quot;.&quot;))&amp;&quot;@yahoo.com&quot;" office:value-type="string" office:string-value="xander.benjamin@yahoo.com" calcext:value-type="string">
            <text:p>xander.benjamin@yahoo.com</text:p>
          </table:table-cell>
          <table:table-cell table:formula="of:=&quot;INSERT INTO testedb.customer VALUES(&quot; &amp; [.A982] &amp; &quot;, &quot; &amp; [.B982] &amp; &quot;, '&quot; &amp; [.C982] &amp; &quot;', '&quot; &amp; [.D982] &amp; &quot;');&quot;" office:value-type="string" office:string-value="INSERT INTO testedb.customer VALUES(981, 2, 'Xander Benjamin', 'xander.benjamin@yahoo.com');" calcext:value-type="string">
            <text:p>INSERT INTO testedb.customer VALUES(981, 2, 'Xander Benjamin', 'xander.benjamin@yahoo.com');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ander Goodman</text:p>
          </table:table-cell>
          <table:table-cell table:formula="of:=LOWER(SUBSTITUTE([.C983];&quot; &quot;;&quot;.&quot;))&amp;&quot;@yahoo.com&quot;" office:value-type="string" office:string-value="xander.goodman@yahoo.com" calcext:value-type="string">
            <text:p>xander.goodman@yahoo.com</text:p>
          </table:table-cell>
          <table:table-cell table:formula="of:=&quot;INSERT INTO testedb.customer VALUES(&quot; &amp; [.A983] &amp; &quot;, &quot; &amp; [.B983] &amp; &quot;, '&quot; &amp; [.C983] &amp; &quot;', '&quot; &amp; [.D983] &amp; &quot;');&quot;" office:value-type="string" office:string-value="INSERT INTO testedb.customer VALUES(982, 2, 'Xander Goodman', 'xander.goodman@yahoo.com');" calcext:value-type="string">
            <text:p>INSERT INTO testedb.customer VALUES(982, 2, 'Xander Goodman', 'xander.goodman@yahoo.com');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antha Pate</text:p>
          </table:table-cell>
          <table:table-cell table:formula="of:=LOWER(SUBSTITUTE([.C984];&quot; &quot;;&quot;.&quot;))&amp;&quot;@yahoo.com&quot;" office:value-type="string" office:string-value="xantha.pate@yahoo.com" calcext:value-type="string">
            <text:p>xantha.pate@yahoo.com</text:p>
          </table:table-cell>
          <table:table-cell table:formula="of:=&quot;INSERT INTO testedb.customer VALUES(&quot; &amp; [.A984] &amp; &quot;, &quot; &amp; [.B984] &amp; &quot;, '&quot; &amp; [.C984] &amp; &quot;', '&quot; &amp; [.D984] &amp; &quot;');&quot;" office:value-type="string" office:string-value="INSERT INTO testedb.customer VALUES(983, 2, 'Xantha Pate', 'xantha.pate@yahoo.com');" calcext:value-type="string">
            <text:p>INSERT INTO testedb.customer VALUES(983, 2, 'Xantha Pate', 'xantha.pate@yahoo.com');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avier Bridges</text:p>
          </table:table-cell>
          <table:table-cell table:formula="of:=LOWER(SUBSTITUTE([.C985];&quot; &quot;;&quot;.&quot;))&amp;&quot;@yahoo.com&quot;" office:value-type="string" office:string-value="xavier.bridges@yahoo.com" calcext:value-type="string">
            <text:p>xavier.bridges@yahoo.com</text:p>
          </table:table-cell>
          <table:table-cell table:formula="of:=&quot;INSERT INTO testedb.customer VALUES(&quot; &amp; [.A985] &amp; &quot;, &quot; &amp; [.B985] &amp; &quot;, '&quot; &amp; [.C985] &amp; &quot;', '&quot; &amp; [.D985] &amp; &quot;');&quot;" office:value-type="string" office:string-value="INSERT INTO testedb.customer VALUES(984, 2, 'Xavier Bridges', 'xavier.bridges@yahoo.com');" calcext:value-type="string">
            <text:p>INSERT INTO testedb.customer VALUES(984, 2, 'Xavier Bridges', 'xavier.bridges@yahoo.com');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avier Pierce</text:p>
          </table:table-cell>
          <table:table-cell table:formula="of:=LOWER(SUBSTITUTE([.C986];&quot; &quot;;&quot;.&quot;))&amp;&quot;@yahoo.com&quot;" office:value-type="string" office:string-value="xavier.pierce@yahoo.com" calcext:value-type="string">
            <text:p>xavier.pierce@yahoo.com</text:p>
          </table:table-cell>
          <table:table-cell table:formula="of:=&quot;INSERT INTO testedb.customer VALUES(&quot; &amp; [.A986] &amp; &quot;, &quot; &amp; [.B986] &amp; &quot;, '&quot; &amp; [.C986] &amp; &quot;', '&quot; &amp; [.D986] &amp; &quot;');&quot;" office:value-type="string" office:string-value="INSERT INTO testedb.customer VALUES(985, 2, 'Xavier Pierce', 'xavier.pierce@yahoo.com');" calcext:value-type="string">
            <text:p>INSERT INTO testedb.customer VALUES(985, 2, 'Xavier Pierce', 'xavier.pierce@yahoo.com');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aviera Whitaker</text:p>
          </table:table-cell>
          <table:table-cell table:formula="of:=LOWER(SUBSTITUTE([.C987];&quot; &quot;;&quot;.&quot;))&amp;&quot;@yahoo.com&quot;" office:value-type="string" office:string-value="xaviera.whitaker@yahoo.com" calcext:value-type="string">
            <text:p>xaviera.whitaker@yahoo.com</text:p>
          </table:table-cell>
          <table:table-cell table:formula="of:=&quot;INSERT INTO testedb.customer VALUES(&quot; &amp; [.A987] &amp; &quot;, &quot; &amp; [.B987] &amp; &quot;, '&quot; &amp; [.C987] &amp; &quot;', '&quot; &amp; [.D987] &amp; &quot;');&quot;" office:value-type="string" office:string-value="INSERT INTO testedb.customer VALUES(986, 2, 'Xaviera Whitaker', 'xaviera.whitaker@yahoo.com');" calcext:value-type="string">
            <text:p>INSERT INTO testedb.customer VALUES(986, 2, 'Xaviera Whitaker', 'xaviera.whitaker@yahoo.com');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yla Sellers</text:p>
          </table:table-cell>
          <table:table-cell table:formula="of:=LOWER(SUBSTITUTE([.C988];&quot; &quot;;&quot;.&quot;))&amp;&quot;@yahoo.com&quot;" office:value-type="string" office:string-value="xyla.sellers@yahoo.com" calcext:value-type="string">
            <text:p>xyla.sellers@yahoo.com</text:p>
          </table:table-cell>
          <table:table-cell table:formula="of:=&quot;INSERT INTO testedb.customer VALUES(&quot; &amp; [.A988] &amp; &quot;, &quot; &amp; [.B988] &amp; &quot;, '&quot; &amp; [.C988] &amp; &quot;', '&quot; &amp; [.D988] &amp; &quot;');&quot;" office:value-type="string" office:string-value="INSERT INTO testedb.customer VALUES(987, 2, 'Xyla Sellers', 'xyla.sellers@yahoo.com');" calcext:value-type="string">
            <text:p>INSERT INTO testedb.customer VALUES(987, 2, 'Xyla Sellers', 'xyla.sellers@yahoo.com');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asir Trevino</text:p>
          </table:table-cell>
          <table:table-cell table:formula="of:=LOWER(SUBSTITUTE([.C989];&quot; &quot;;&quot;.&quot;))&amp;&quot;@yahoo.com&quot;" office:value-type="string" office:string-value="yasir.trevino@yahoo.com" calcext:value-type="string">
            <text:p>yasir.trevino@yahoo.com</text:p>
          </table:table-cell>
          <table:table-cell table:formula="of:=&quot;INSERT INTO testedb.customer VALUES(&quot; &amp; [.A989] &amp; &quot;, &quot; &amp; [.B989] &amp; &quot;, '&quot; &amp; [.C989] &amp; &quot;', '&quot; &amp; [.D989] &amp; &quot;');&quot;" office:value-type="string" office:string-value="INSERT INTO testedb.customer VALUES(988, 2, 'Yasir Trevino', 'yasir.trevino@yahoo.com');" calcext:value-type="string">
            <text:p>INSERT INTO testedb.customer VALUES(988, 2, 'Yasir Trevino', 'yasir.trevino@yahoo.com');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asir West</text:p>
          </table:table-cell>
          <table:table-cell table:formula="of:=LOWER(SUBSTITUTE([.C990];&quot; &quot;;&quot;.&quot;))&amp;&quot;@yahoo.com&quot;" office:value-type="string" office:string-value="yasir.west@yahoo.com" calcext:value-type="string">
            <text:p>yasir.west@yahoo.com</text:p>
          </table:table-cell>
          <table:table-cell table:formula="of:=&quot;INSERT INTO testedb.customer VALUES(&quot; &amp; [.A990] &amp; &quot;, &quot; &amp; [.B990] &amp; &quot;, '&quot; &amp; [.C990] &amp; &quot;', '&quot; &amp; [.D990] &amp; &quot;');&quot;" office:value-type="string" office:string-value="INSERT INTO testedb.customer VALUES(989, 2, 'Yasir West', 'yasir.west@yahoo.com');" calcext:value-type="string">
            <text:p>INSERT INTO testedb.customer VALUES(989, 2, 'Yasir West', 'yasir.west@yahoo.com');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n Mckee</text:p>
          </table:table-cell>
          <table:table-cell table:formula="of:=LOWER(SUBSTITUTE([.C991];&quot; &quot;;&quot;.&quot;))&amp;&quot;@yahoo.com&quot;" office:value-type="string" office:string-value="yen.mckee@yahoo.com" calcext:value-type="string">
            <text:p>yen.mckee@yahoo.com</text:p>
          </table:table-cell>
          <table:table-cell table:formula="of:=&quot;INSERT INTO testedb.customer VALUES(&quot; &amp; [.A991] &amp; &quot;, &quot; &amp; [.B991] &amp; &quot;, '&quot; &amp; [.C991] &amp; &quot;', '&quot; &amp; [.D991] &amp; &quot;');&quot;" office:value-type="string" office:string-value="INSERT INTO testedb.customer VALUES(990, 2, 'Yen Mckee', 'yen.mckee@yahoo.com');" calcext:value-type="string">
            <text:p>INSERT INTO testedb.customer VALUES(990, 2, 'Yen Mckee', 'yen.mckee@yahoo.com');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tta Benson</text:p>
          </table:table-cell>
          <table:table-cell table:formula="of:=LOWER(SUBSTITUTE([.C992];&quot; &quot;;&quot;.&quot;))&amp;&quot;@yahoo.com&quot;" office:value-type="string" office:string-value="yetta.benson@yahoo.com" calcext:value-type="string">
            <text:p>yetta.benson@yahoo.com</text:p>
          </table:table-cell>
          <table:table-cell table:formula="of:=&quot;INSERT INTO testedb.customer VALUES(&quot; &amp; [.A992] &amp; &quot;, &quot; &amp; [.B992] &amp; &quot;, '&quot; &amp; [.C992] &amp; &quot;', '&quot; &amp; [.D992] &amp; &quot;');&quot;" office:value-type="string" office:string-value="INSERT INTO testedb.customer VALUES(991, 2, 'Yetta Benson', 'yetta.benson@yahoo.com');" calcext:value-type="string">
            <text:p>INSERT INTO testedb.customer VALUES(991, 2, 'Yetta Benson', 'yetta.benson@yahoo.com');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tta Dillard</text:p>
          </table:table-cell>
          <table:table-cell table:formula="of:=LOWER(SUBSTITUTE([.C993];&quot; &quot;;&quot;.&quot;))&amp;&quot;@yahoo.com&quot;" office:value-type="string" office:string-value="yetta.dillard@yahoo.com" calcext:value-type="string">
            <text:p>yetta.dillard@yahoo.com</text:p>
          </table:table-cell>
          <table:table-cell table:formula="of:=&quot;INSERT INTO testedb.customer VALUES(&quot; &amp; [.A993] &amp; &quot;, &quot; &amp; [.B993] &amp; &quot;, '&quot; &amp; [.C993] &amp; &quot;', '&quot; &amp; [.D993] &amp; &quot;');&quot;" office:value-type="string" office:string-value="INSERT INTO testedb.customer VALUES(992, 2, 'Yetta Dillard', 'yetta.dillard@yahoo.com');" calcext:value-type="string">
            <text:p>INSERT INTO testedb.customer VALUES(992, 2, 'Yetta Dillard', 'yetta.dillard@yahoo.com');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tta Guthrie</text:p>
          </table:table-cell>
          <table:table-cell table:formula="of:=LOWER(SUBSTITUTE([.C994];&quot; &quot;;&quot;.&quot;))&amp;&quot;@yahoo.com&quot;" office:value-type="string" office:string-value="yetta.guthrie@yahoo.com" calcext:value-type="string">
            <text:p>yetta.guthrie@yahoo.com</text:p>
          </table:table-cell>
          <table:table-cell table:formula="of:=&quot;INSERT INTO testedb.customer VALUES(&quot; &amp; [.A994] &amp; &quot;, &quot; &amp; [.B994] &amp; &quot;, '&quot; &amp; [.C994] &amp; &quot;', '&quot; &amp; [.D994] &amp; &quot;');&quot;" office:value-type="string" office:string-value="INSERT INTO testedb.customer VALUES(993, 2, 'Yetta Guthrie', 'yetta.guthrie@yahoo.com');" calcext:value-type="string">
            <text:p>INSERT INTO testedb.customer VALUES(993, 2, 'Yetta Guthrie', 'yetta.guthrie@yahoo.com');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oko Neal</text:p>
          </table:table-cell>
          <table:table-cell table:formula="of:=LOWER(SUBSTITUTE([.C995];&quot; &quot;;&quot;.&quot;))&amp;&quot;@yahoo.com&quot;" office:value-type="string" office:string-value="yoko.neal@yahoo.com" calcext:value-type="string">
            <text:p>yoko.neal@yahoo.com</text:p>
          </table:table-cell>
          <table:table-cell table:formula="of:=&quot;INSERT INTO testedb.customer VALUES(&quot; &amp; [.A995] &amp; &quot;, &quot; &amp; [.B995] &amp; &quot;, '&quot; &amp; [.C995] &amp; &quot;', '&quot; &amp; [.D995] &amp; &quot;');&quot;" office:value-type="string" office:string-value="INSERT INTO testedb.customer VALUES(994, 2, 'Yoko Neal', 'yoko.neal@yahoo.com');" calcext:value-type="string">
            <text:p>INSERT INTO testedb.customer VALUES(994, 2, 'Yoko Neal', 'yoko.neal@yahoo.com');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oko Serrano</text:p>
          </table:table-cell>
          <table:table-cell table:formula="of:=LOWER(SUBSTITUTE([.C996];&quot; &quot;;&quot;.&quot;))&amp;&quot;@yahoo.com&quot;" office:value-type="string" office:string-value="yoko.serrano@yahoo.com" calcext:value-type="string">
            <text:p>yoko.serrano@yahoo.com</text:p>
          </table:table-cell>
          <table:table-cell table:formula="of:=&quot;INSERT INTO testedb.customer VALUES(&quot; &amp; [.A996] &amp; &quot;, &quot; &amp; [.B996] &amp; &quot;, '&quot; &amp; [.C996] &amp; &quot;', '&quot; &amp; [.D996] &amp; &quot;');&quot;" office:value-type="string" office:string-value="INSERT INTO testedb.customer VALUES(995, 2, 'Yoko Serrano', 'yoko.serrano@yahoo.com');" calcext:value-type="string">
            <text:p>INSERT INTO testedb.customer VALUES(995, 2, 'Yoko Serrano', 'yoko.serrano@yahoo.com');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olanda Espinoza</text:p>
          </table:table-cell>
          <table:table-cell table:formula="of:=LOWER(SUBSTITUTE([.C997];&quot; &quot;;&quot;.&quot;))&amp;&quot;@yahoo.com&quot;" office:value-type="string" office:string-value="yolanda.espinoza@yahoo.com" calcext:value-type="string">
            <text:p>yolanda.espinoza@yahoo.com</text:p>
          </table:table-cell>
          <table:table-cell table:formula="of:=&quot;INSERT INTO testedb.customer VALUES(&quot; &amp; [.A997] &amp; &quot;, &quot; &amp; [.B997] &amp; &quot;, '&quot; &amp; [.C997] &amp; &quot;', '&quot; &amp; [.D997] &amp; &quot;');&quot;" office:value-type="string" office:string-value="INSERT INTO testedb.customer VALUES(996, 2, 'Yolanda Espinoza', 'yolanda.espinoza@yahoo.com');" calcext:value-type="string">
            <text:p>INSERT INTO testedb.customer VALUES(996, 2, 'Yolanda Espinoza', 'yolanda.espinoza@yahoo.com');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oshi Stark</text:p>
          </table:table-cell>
          <table:table-cell table:formula="of:=LOWER(SUBSTITUTE([.C998];&quot; &quot;;&quot;.&quot;))&amp;&quot;@yahoo.com&quot;" office:value-type="string" office:string-value="yoshi.stark@yahoo.com" calcext:value-type="string">
            <text:p>yoshi.stark@yahoo.com</text:p>
          </table:table-cell>
          <table:table-cell table:formula="of:=&quot;INSERT INTO testedb.customer VALUES(&quot; &amp; [.A998] &amp; &quot;, &quot; &amp; [.B998] &amp; &quot;, '&quot; &amp; [.C998] &amp; &quot;', '&quot; &amp; [.D998] &amp; &quot;');&quot;" office:value-type="string" office:string-value="INSERT INTO testedb.customer VALUES(997, 2, 'Yoshi Stark', 'yoshi.stark@yahoo.com');" calcext:value-type="string">
            <text:p>INSERT INTO testedb.customer VALUES(997, 2, 'Yoshi Stark', 'yoshi.stark@yahoo.com');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uli Compton</text:p>
          </table:table-cell>
          <table:table-cell table:formula="of:=LOWER(SUBSTITUTE([.C999];&quot; &quot;;&quot;.&quot;))&amp;&quot;@yahoo.com&quot;" office:value-type="string" office:string-value="yuli.compton@yahoo.com" calcext:value-type="string">
            <text:p>yuli.compton@yahoo.com</text:p>
          </table:table-cell>
          <table:table-cell table:formula="of:=&quot;INSERT INTO testedb.customer VALUES(&quot; &amp; [.A999] &amp; &quot;, &quot; &amp; [.B999] &amp; &quot;, '&quot; &amp; [.C999] &amp; &quot;', '&quot; &amp; [.D999] &amp; &quot;');&quot;" office:value-type="string" office:string-value="INSERT INTO testedb.customer VALUES(998, 2, 'Yuli Compton', 'yuli.compton@yahoo.com');" calcext:value-type="string">
            <text:p>INSERT INTO testedb.customer VALUES(998, 2, 'Yuli Compton', 'yuli.compton@yahoo.com');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vonne Page</text:p>
          </table:table-cell>
          <table:table-cell table:formula="of:=LOWER(SUBSTITUTE([.C1000];&quot; &quot;;&quot;.&quot;))&amp;&quot;@yahoo.com&quot;" office:value-type="string" office:string-value="yvonne.page@yahoo.com" calcext:value-type="string">
            <text:p>yvonne.page@yahoo.com</text:p>
          </table:table-cell>
          <table:table-cell table:formula="of:=&quot;INSERT INTO testedb.customer VALUES(&quot; &amp; [.A1000] &amp; &quot;, &quot; &amp; [.B1000] &amp; &quot;, '&quot; &amp; [.C1000] &amp; &quot;', '&quot; &amp; [.D1000] &amp; &quot;');&quot;" office:value-type="string" office:string-value="INSERT INTO testedb.customer VALUES(999, 2, 'Yvonne Page', 'yvonne.page@yahoo.com');" calcext:value-type="string">
            <text:p>INSERT INTO testedb.customer VALUES(999, 2, 'Yvonne Page', 'yvonne.page@yahoo.com');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Zachary Barrera</text:p>
          </table:table-cell>
          <table:table-cell table:formula="of:=LOWER(SUBSTITUTE([.C1001];&quot; &quot;;&quot;.&quot;))&amp;&quot;@yahoo.com&quot;" office:value-type="string" office:string-value="zachary.barrera@yahoo.com" calcext:value-type="string">
            <text:p>zachary.barrera@yahoo.com</text:p>
          </table:table-cell>
          <table:table-cell table:formula="of:=&quot;INSERT INTO testedb.customer VALUES(&quot; &amp; [.A1001] &amp; &quot;, &quot; &amp; [.B1001] &amp; &quot;, '&quot; &amp; [.C1001] &amp; &quot;', '&quot; &amp; [.D1001] &amp; &quot;');&quot;" office:value-type="string" office:string-value="INSERT INTO testedb.customer VALUES(1000, 1, 'Zachary Barrera', 'zachary.barrera@yahoo.com');" calcext:value-type="string">
            <text:p>INSERT INTO testedb.customer VALUES(1000, 1, 'Zachary Barrera', 'zachary.barrera@yahoo.com');</text:p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achery Gibbs</text:p>
          </table:table-cell>
          <table:table-cell table:formula="of:=LOWER(SUBSTITUTE([.C1002];&quot; &quot;;&quot;.&quot;))&amp;&quot;@yahoo.com&quot;" office:value-type="string" office:string-value="zachery.gibbs@yahoo.com" calcext:value-type="string">
            <text:p>zachery.gibbs@yahoo.com</text:p>
          </table:table-cell>
          <table:table-cell table:formula="of:=&quot;INSERT INTO testedb.customer VALUES(&quot; &amp; [.A1002] &amp; &quot;, &quot; &amp; [.B1002] &amp; &quot;, '&quot; &amp; [.C1002] &amp; &quot;', '&quot; &amp; [.D1002] &amp; &quot;');&quot;" office:value-type="string" office:string-value="INSERT INTO testedb.customer VALUES(1001, 2, 'Zachery Gibbs', 'zachery.gibbs@yahoo.com');" calcext:value-type="string">
            <text:p>INSERT INTO testedb.customer VALUES(1001, 2, 'Zachery Gibbs', 'zachery.gibbs@yahoo.com');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achery Hurst</text:p>
          </table:table-cell>
          <table:table-cell table:formula="of:=LOWER(SUBSTITUTE([.C1003];&quot; &quot;;&quot;.&quot;))&amp;&quot;@yahoo.com&quot;" office:value-type="string" office:string-value="zachery.hurst@yahoo.com" calcext:value-type="string">
            <text:p>zachery.hurst@yahoo.com</text:p>
          </table:table-cell>
          <table:table-cell table:formula="of:=&quot;INSERT INTO testedb.customer VALUES(&quot; &amp; [.A1003] &amp; &quot;, &quot; &amp; [.B1003] &amp; &quot;, '&quot; &amp; [.C1003] &amp; &quot;', '&quot; &amp; [.D1003] &amp; &quot;');&quot;" office:value-type="string" office:string-value="INSERT INTO testedb.customer VALUES(1002, 2, 'Zachery Hurst', 'zachery.hurst@yahoo.com');" calcext:value-type="string">
            <text:p>INSERT INTO testedb.customer VALUES(1002, 2, 'Zachery Hurst', 'zachery.hurst@yahoo.com');</text:p>
          </table:table-cell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achery Ratliff</text:p>
          </table:table-cell>
          <table:table-cell table:formula="of:=LOWER(SUBSTITUTE([.C1004];&quot; &quot;;&quot;.&quot;))&amp;&quot;@yahoo.com&quot;" office:value-type="string" office:string-value="zachery.ratliff@yahoo.com" calcext:value-type="string">
            <text:p>zachery.ratliff@yahoo.com</text:p>
          </table:table-cell>
          <table:table-cell table:formula="of:=&quot;INSERT INTO testedb.customer VALUES(&quot; &amp; [.A1004] &amp; &quot;, &quot; &amp; [.B1004] &amp; &quot;, '&quot; &amp; [.C1004] &amp; &quot;', '&quot; &amp; [.D1004] &amp; &quot;');&quot;" office:value-type="string" office:string-value="INSERT INTO testedb.customer VALUES(1003, 2, 'Zachery Ratliff', 'zachery.ratliff@yahoo.com');" calcext:value-type="string">
            <text:p>INSERT INTO testedb.customer VALUES(1003, 2, 'Zachery Ratliff', 'zachery.ratliff@yahoo.com');</text:p>
          </table:table-cell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achery Spence</text:p>
          </table:table-cell>
          <table:table-cell table:formula="of:=LOWER(SUBSTITUTE([.C1005];&quot; &quot;;&quot;.&quot;))&amp;&quot;@yahoo.com&quot;" office:value-type="string" office:string-value="zachery.spence@yahoo.com" calcext:value-type="string">
            <text:p>zachery.spence@yahoo.com</text:p>
          </table:table-cell>
          <table:table-cell table:formula="of:=&quot;INSERT INTO testedb.customer VALUES(&quot; &amp; [.A1005] &amp; &quot;, &quot; &amp; [.B1005] &amp; &quot;, '&quot; &amp; [.C1005] &amp; &quot;', '&quot; &amp; [.D1005] &amp; &quot;');&quot;" office:value-type="string" office:string-value="INSERT INTO testedb.customer VALUES(1004, 2, 'Zachery Spence', 'zachery.spence@yahoo.com');" calcext:value-type="string">
            <text:p>INSERT INTO testedb.customer VALUES(1004, 2, 'Zachery Spence', 'zachery.spence@yahoo.com');</text:p>
          </table:table-cell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ahir Carlson</text:p>
          </table:table-cell>
          <table:table-cell table:formula="of:=LOWER(SUBSTITUTE([.C1006];&quot; &quot;;&quot;.&quot;))&amp;&quot;@yahoo.com&quot;" office:value-type="string" office:string-value="zahir.carlson@yahoo.com" calcext:value-type="string">
            <text:p>zahir.carlson@yahoo.com</text:p>
          </table:table-cell>
          <table:table-cell table:formula="of:=&quot;INSERT INTO testedb.customer VALUES(&quot; &amp; [.A1006] &amp; &quot;, &quot; &amp; [.B1006] &amp; &quot;, '&quot; &amp; [.C1006] &amp; &quot;', '&quot; &amp; [.D1006] &amp; &quot;');&quot;" office:value-type="string" office:string-value="INSERT INTO testedb.customer VALUES(1005, 2, 'Zahir Carlson', 'zahir.carlson@yahoo.com');" calcext:value-type="string">
            <text:p>INSERT INTO testedb.customer VALUES(1005, 2, 'Zahir Carlson', 'zahir.carlson@yahoo.com');</text:p>
          </table:table-cell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elda Peterson</text:p>
          </table:table-cell>
          <table:table-cell table:formula="of:=LOWER(SUBSTITUTE([.C1007];&quot; &quot;;&quot;.&quot;))&amp;&quot;@yahoo.com&quot;" office:value-type="string" office:string-value="zelda.peterson@yahoo.com" calcext:value-type="string">
            <text:p>zelda.peterson@yahoo.com</text:p>
          </table:table-cell>
          <table:table-cell table:formula="of:=&quot;INSERT INTO testedb.customer VALUES(&quot; &amp; [.A1007] &amp; &quot;, &quot; &amp; [.B1007] &amp; &quot;, '&quot; &amp; [.C1007] &amp; &quot;', '&quot; &amp; [.D1007] &amp; &quot;');&quot;" office:value-type="string" office:string-value="INSERT INTO testedb.customer VALUES(1006, 2, 'Zelda Peterson', 'zelda.peterson@yahoo.com');" calcext:value-type="string">
            <text:p>INSERT INTO testedb.customer VALUES(1006, 2, 'Zelda Peterson', 'zelda.peterson@yahoo.com');</text:p>
          </table:table-cell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elenia Gordon</text:p>
          </table:table-cell>
          <table:table-cell table:formula="of:=LOWER(SUBSTITUTE([.C1008];&quot; &quot;;&quot;.&quot;))&amp;&quot;@yahoo.com&quot;" office:value-type="string" office:string-value="zelenia.gordon@yahoo.com" calcext:value-type="string">
            <text:p>zelenia.gordon@yahoo.com</text:p>
          </table:table-cell>
          <table:table-cell table:formula="of:=&quot;INSERT INTO testedb.customer VALUES(&quot; &amp; [.A1008] &amp; &quot;, &quot; &amp; [.B1008] &amp; &quot;, '&quot; &amp; [.C1008] &amp; &quot;', '&quot; &amp; [.D1008] &amp; &quot;');&quot;" office:value-type="string" office:string-value="INSERT INTO testedb.customer VALUES(1007, 2, 'Zelenia Gordon', 'zelenia.gordon@yahoo.com');" calcext:value-type="string">
            <text:p>INSERT INTO testedb.customer VALUES(1007, 2, 'Zelenia Gordon', 'zelenia.gordon@yahoo.com');</text:p>
          </table:table-cell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enaida Calderon</text:p>
          </table:table-cell>
          <table:table-cell table:formula="of:=LOWER(SUBSTITUTE([.C1009];&quot; &quot;;&quot;.&quot;))&amp;&quot;@yahoo.com&quot;" office:value-type="string" office:string-value="zenaida.calderon@yahoo.com" calcext:value-type="string">
            <text:p>zenaida.calderon@yahoo.com</text:p>
          </table:table-cell>
          <table:table-cell table:formula="of:=&quot;INSERT INTO testedb.customer VALUES(&quot; &amp; [.A1009] &amp; &quot;, &quot; &amp; [.B1009] &amp; &quot;, '&quot; &amp; [.C1009] &amp; &quot;', '&quot; &amp; [.D1009] &amp; &quot;');&quot;" office:value-type="string" office:string-value="INSERT INTO testedb.customer VALUES(1008, 2, 'Zenaida Calderon', 'zenaida.calderon@yahoo.com');" calcext:value-type="string">
            <text:p>INSERT INTO testedb.customer VALUES(1008, 2, 'Zenaida Calderon', 'zenaida.calderon@yahoo.com');</text:p>
          </table:table-cell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enaida Mcgee</text:p>
          </table:table-cell>
          <table:table-cell table:formula="of:=LOWER(SUBSTITUTE([.C1010];&quot; &quot;;&quot;.&quot;))&amp;&quot;@yahoo.com&quot;" office:value-type="string" office:string-value="zenaida.mcgee@yahoo.com" calcext:value-type="string">
            <text:p>zenaida.mcgee@yahoo.com</text:p>
          </table:table-cell>
          <table:table-cell table:formula="of:=&quot;INSERT INTO testedb.customer VALUES(&quot; &amp; [.A1010] &amp; &quot;, &quot; &amp; [.B1010] &amp; &quot;, '&quot; &amp; [.C1010] &amp; &quot;', '&quot; &amp; [.D1010] &amp; &quot;');&quot;" office:value-type="string" office:string-value="INSERT INTO testedb.customer VALUES(1009, 2, 'Zenaida Mcgee', 'zenaida.mcgee@yahoo.com');" calcext:value-type="string">
            <text:p>INSERT INTO testedb.customer VALUES(1009, 2, 'Zenaida Mcgee', 'zenaida.mcgee@yahoo.com');</text:p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  <table:table-cell table:style-name="Default" office:value-type="float" office:value="3" calcext:value-type="float">
            <text:p>3</text:p>
          </table:table-cell>
          <table:table-cell office:value-type="string" calcext:value-type="string">
            <text:p>Zenaida Velazquez</text:p>
          </table:table-cell>
          <table:table-cell table:formula="of:=LOWER(SUBSTITUTE([.C1011];&quot; &quot;;&quot;.&quot;))&amp;&quot;@yahoo.com&quot;" office:value-type="string" office:string-value="zenaida.velazquez@yahoo.com" calcext:value-type="string">
            <text:p>zenaida.velazquez@yahoo.com</text:p>
          </table:table-cell>
          <table:table-cell table:formula="of:=&quot;INSERT INTO testedb.customer VALUES(&quot; &amp; [.A1011] &amp; &quot;, &quot; &amp; [.B1011] &amp; &quot;, '&quot; &amp; [.C1011] &amp; &quot;', '&quot; &amp; [.D1011] &amp; &quot;');&quot;" office:value-type="string" office:string-value="INSERT INTO testedb.customer VALUES(1010, 3, 'Zenaida Velazquez', 'zenaida.velazquez@yahoo.com');" calcext:value-type="string">
            <text:p>INSERT INTO testedb.customer VALUES(1010, 3, 'Zenaida Velazquez', 'zenaida.velazquez@yahoo.com');</text:p>
          </table:table-cell>
        </table:table-row>
        <table:table-row table:style-name="ro1">
          <table:table-cell office:value-type="float" office:value="1011" calcext:value-type="float">
            <text:p>1011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Zeph Cabrera</text:p>
          </table:table-cell>
          <table:table-cell table:formula="of:=LOWER(SUBSTITUTE([.C1012];&quot; &quot;;&quot;.&quot;))&amp;&quot;@yahoo.com&quot;" office:value-type="string" office:string-value="zeph.cabrera@yahoo.com" calcext:value-type="string">
            <text:p>zeph.cabrera@yahoo.com</text:p>
          </table:table-cell>
          <table:table-cell table:formula="of:=&quot;INSERT INTO testedb.customer VALUES(&quot; &amp; [.A1012] &amp; &quot;, &quot; &amp; [.B1012] &amp; &quot;, '&quot; &amp; [.C1012] &amp; &quot;', '&quot; &amp; [.D1012] &amp; &quot;');&quot;" office:value-type="string" office:string-value="INSERT INTO testedb.customer VALUES(1011, 2, 'Zeph Cabrera', 'zeph.cabrera@yahoo.com');" calcext:value-type="string">
            <text:p>INSERT INTO testedb.customer VALUES(1011, 2, 'Zeph Cabrera', 'zeph.cabrera@yahoo.com');</text:p>
          </table:table-cell>
        </table:table-row>
        <table:table-row table:style-name="ro1">
          <table:table-cell office:value-type="float" office:value="1012" calcext:value-type="float">
            <text:p>1012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Zeus Robbins</text:p>
          </table:table-cell>
          <table:table-cell table:formula="of:=LOWER(SUBSTITUTE([.C1013];&quot; &quot;;&quot;.&quot;))&amp;&quot;@yahoo.com&quot;" office:value-type="string" office:string-value="zeus.robbins@yahoo.com" calcext:value-type="string">
            <text:p>zeus.robbins@yahoo.com</text:p>
          </table:table-cell>
          <table:table-cell table:formula="of:=&quot;INSERT INTO testedb.customer VALUES(&quot; &amp; [.A1013] &amp; &quot;, &quot; &amp; [.B1013] &amp; &quot;, '&quot; &amp; [.C1013] &amp; &quot;', '&quot; &amp; [.D1013] &amp; &quot;');&quot;" office:value-type="string" office:string-value="INSERT INTO testedb.customer VALUES(1012, 2, 'Zeus Robbins', 'zeus.robbins@yahoo.com');" calcext:value-type="string">
            <text:p>INSERT INTO testedb.customer VALUES(1012, 2, 'Zeus Robbins', 'zeus.robbins@yahoo.com');</text:p>
          </table:table-cell>
        </table:table-row>
        <table:table-row table:style-name="ro1">
          <table:table-cell office:value-type="float" office:value="1013" calcext:value-type="float">
            <text:p>1013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Zoe Fleming</text:p>
          </table:table-cell>
          <table:table-cell table:formula="of:=LOWER(SUBSTITUTE([.C1014];&quot; &quot;;&quot;.&quot;))&amp;&quot;@yahoo.com&quot;" office:value-type="string" office:string-value="zoe.fleming@yahoo.com" calcext:value-type="string">
            <text:p>zoe.fleming@yahoo.com</text:p>
          </table:table-cell>
          <table:table-cell table:formula="of:=&quot;INSERT INTO testedb.customer VALUES(&quot; &amp; [.A1014] &amp; &quot;, &quot; &amp; [.B1014] &amp; &quot;, '&quot; &amp; [.C1014] &amp; &quot;', '&quot; &amp; [.D1014] &amp; &quot;');&quot;" office:value-type="string" office:string-value="INSERT INTO testedb.customer VALUES(1013, 2, 'Zoe Fleming', 'zoe.fleming@yahoo.com');" calcext:value-type="string">
            <text:p>INSERT INTO testedb.customer VALUES(1013, 2, 'Zoe Fleming', 'zoe.fleming@yahoo.com');</text:p>
          </table:table-cell>
        </table:table-row>
        <table:table-row table:style-name="ro1">
          <table:table-cell office:value-type="float" office:value="1014" calcext:value-type="float">
            <text:p>1014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Zorita Hurst</text:p>
          </table:table-cell>
          <table:table-cell table:formula="of:=LOWER(SUBSTITUTE([.C1015];&quot; &quot;;&quot;.&quot;))&amp;&quot;@yahoo.com&quot;" office:value-type="string" office:string-value="zorita.hurst@yahoo.com" calcext:value-type="string">
            <text:p>zorita.hurst@yahoo.com</text:p>
          </table:table-cell>
          <table:table-cell table:formula="of:=&quot;INSERT INTO testedb.customer VALUES(&quot; &amp; [.A1015] &amp; &quot;, &quot; &amp; [.B1015] &amp; &quot;, '&quot; &amp; [.C1015] &amp; &quot;', '&quot; &amp; [.D1015] &amp; &quot;');&quot;" office:value-type="string" office:string-value="INSERT INTO testedb.customer VALUES(1014, 2, 'Zorita Hurst', 'zorita.hurst@yahoo.com');" calcext:value-type="string">
            <text:p>INSERT INTO testedb.customer VALUES(1014, 2, 'Zorita Hurst', 'zorita.hurst@yahoo.com');</text:p>
          </table:table-cell>
        </table:table-row>
      </table:table>
      <table:named-expressions/>
      <table:database-ranges>
        <table:database-range table:name="__Anonymous_Sheet_DB__0" table:target-range-address="Planilha1.A1:Planilha1.D1015" table:display-filter-buttons="tru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4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04T10:39:41.472000000</meta:creation-date>
    <dc:date>2021-12-04T15:39:04.314000000</dc:date>
    <meta:editing-duration>PT3H55M21S</meta:editing-duration>
    <meta:editing-cycles>1</meta:editing-cycles>
    <meta:document-statistic meta:table-count="1" meta:cell-count="5074" meta:object-count="0"/>
    <meta:generator>LibreOffice/7.2.2.2$Windows_X86_64 LibreOffice_project/02b2acce88a210515b4a5bb2e46cbfb63fe97d56</meta:generator>
  </office:meta>
</office:document-meta>
</file>